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2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8.52mm"/>
    </style:style>
    <style:style style:name="co6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 Button 1" form:control-implementation="ooo:com.sun.star.form.component.SpinButton" xml:id="control1" form:id="control1" form:value="0" form:linked-cell="Sheet1.F2" form:delay-for-repeat="PT0.050000000S" form:min-value="0" form:max-value="36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209.07mm" svg:height="157.58mm" svg:x="278.11mm" svg:y="13.74mm">
            <loext:p draw:notify-on-update-of-ranges="Sheet1.D7:Sheet1.D548 Sheet1.E7:Sheet1.E548 Sheet1.H7:Sheet1.H548 Sheet1.I7:Sheet1.I5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6.25mm" svg:height="113.42mm" svg:x="285.16mm" svg:y="174.24mm">
            <loext:p draw:notify-on-update-of-ranges="Sheet1.C8:Sheet1.C548 Sheet1.F7:Sheet1.F548 Sheet1.C8:Sheet1.C548 Sheet1.J7:Sheet1.J5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2" draw:text-style-name="P2" svg:width="20.07mm" svg:height="9.03mm" svg:x="189.49mm" svg:y="1.06m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tart fwd speed</text:p>
          </table:table-cell>
          <table:table-cell office:value-type="string" calcext:value-type="string">
            <text:p>increment per turn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angle per turn</text:p>
          </table:table-cell>
          <table:table-cell office:value-type="string" calcext:value-type="string">
            <text:p>radians</text:p>
          </table:table-cell>
          <table:table-cell table:style-name="ce1" office:value-type="string" calcext:value-type="string">
            <text:p>initial angle</text:p>
          </table:table-cell>
          <table:table-cell table:style-name="ce1"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angle before max speed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formula="of:=RADIANS([.D2])" office:value-type="float" office:value="0.0349065850398866" calcext:value-type="float">
            <text:p>0.034906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ADIANS([.F2])" office:value-type="float" office:value="0" calcext:value-type="float">
            <text:p>0</text:p>
          </table:table-cell>
          <table:table-cell table:number-columns-repeated="2"/>
          <table:table-cell table:formula="of:=(([.$C$2]-[.$A$2])/[.$B$2])*[.$D$2]" office:value-type="float" office:value="160" calcext:value-type="float">
            <text:p>160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terative</text:p>
          </table:table-cell>
          <table:table-cell table:number-columns-repeated="3"/>
          <table:table-cell office:value-type="string" calcext:value-type="string">
            <text:p>parametr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QRT(([.D7]*[.D7])+([.E7]*[.E7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]*[.$D$2]" office:value-type="float" office:value="0" calcext:value-type="float">
            <text:p>0</text:p>
          </table:table-cell>
          <table:table-cell table:formula="of:=IF([.$C8] &gt; [.$J$2]; [.D7]; [.D7]+SIN(RADIANS([.$C8]))*MIN(([.$A$2]+([.B8]*[.$B$2]));[.$C$2]))" office:value-type="float" office:value="0" calcext:value-type="float">
            <text:p>0</text:p>
          </table:table-cell>
          <table:table-cell table:formula="of:=IF([.$C8]&gt;[.$J$2];[.E7];[.E7]+COS(RADIANS([.$C8]))*MIN(([.$A$2]+([.B8]*[.$B$2]));[.$C$2]))" office:value-type="float" office:value="0.2" calcext:value-type="float">
            <text:p>0.2</text:p>
          </table:table-cell>
          <table:table-cell table:formula="of:=SQRT(([.D8]*[.D8])+([.E8]*[.E8]))" office:value-type="float" office:value="0.2" calcext:value-type="float">
            <text:p>0.2</text:p>
          </table:table-cell>
          <table:table-cell/>
          <table:table-cell table:formula="of:=IF([.$C8] &gt; [.$J$2]; [.H7]; (([.$A$2]/[.$E$2])*((0-COS([.$E$2]*[.B8] + [.$G$2])) - (0-COS([.$G$2])))) + (([.$B$2]*[.B8]/[.$E$2])*(0-COS([.$E$2]*[.B8] + [.$G$2]))) + (([.$B$2]/POWER([.$E$2];2)) * (SIN([.$E$2]*[.B8] + [.$G$2]) - SIN([.$G$2]))))" office:value-type="float" office:value="0" calcext:value-type="float">
            <text:p>0</text:p>
          </table:table-cell>
          <table:table-cell table:formula="of:=IF([.$C8] &gt; [.$J$2]; [.I7]; (([.$A$2]/[.$E$2])*(   SIN([.$E$2]*[.B8] + [.$G$2])  -    SIN([.$G$2])))  + (([.$B$2]*[.B8]/[.$E$2])*   SIN([.$E$2]*[.B8] + [.$G$2]))  + (([.$B$2]/POWER([.$E$2];2)) * (COS([.$E$2]*[.B8] + [.$G$2]) - COS([.$G$2]))))" office:value-type="float" office:value="0" calcext:value-type="float">
            <text:p>0</text:p>
          </table:table-cell>
          <table:table-cell table:formula="of:=SQRT(POWER([.H8];2)+POWER([.I8];2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9]*[.$D$2]" office:value-type="float" office:value="2" calcext:value-type="float">
            <text:p>2</text:p>
          </table:table-cell>
          <table:table-cell table:formula="of:=IF([.$C9] &gt; [.$J$2]; [.D8]; [.D8]+SIN(RADIANS([.$C9]))*MIN(([.$A$2]+([.B9]*[.$B$2]));[.$C$2]))" office:value-type="float" office:value="0.0071543968240127" calcext:value-type="float">
            <text:p>0.0071543968</text:p>
          </table:table-cell>
          <table:table-cell table:formula="of:=IF([.$C9]&gt;[.$J$2];[.E8];[.E8]+COS(RADIANS([.$C9]))*MIN(([.$A$2]+([.B9]*[.$B$2]));[.$C$2]))" office:value-type="float" office:value="0.404875119538915" calcext:value-type="float">
            <text:p>0.4048751195</text:p>
          </table:table-cell>
          <table:table-cell table:formula="of:=SQRT(([.D9]*[.D9])+([.E9]*[.E9]))" office:value-type="float" office:value="0.404938325940588" calcext:value-type="float">
            <text:p>0.4049383259</text:p>
          </table:table-cell>
          <table:table-cell/>
          <table:table-cell table:formula="of:=IF([.$C9] &gt; [.$J$2]; [.H8]; (([.$A$2]/[.$E$2])*((0-COS([.$E$2]*[.B9] + [.$G$2])) - (0-COS([.$G$2])))) + (([.$B$2]*[.B9]/[.$E$2])*(0-COS([.$E$2]*[.B9] + [.$G$2]))) + (([.$B$2]/POWER([.$E$2];2)) * (SIN([.$E$2]*[.B9] + [.$G$2]) - SIN([.$G$2]))))" office:value-type="float" office:value="0.00354847463319399" calcext:value-type="float">
            <text:p>0.0035484746</text:p>
          </table:table-cell>
          <table:table-cell table:formula="of:=IF([.$C9] &gt; [.$J$2]; [.I8]; (([.$A$2]/[.$E$2])*(   SIN([.$E$2]*[.B9] + [.$G$2])  -    SIN([.$G$2])))  + (([.$B$2]*[.B9]/[.$E$2])*   SIN([.$E$2]*[.B9] + [.$G$2]))  + (([.$B$2]/POWER([.$E$2];2)) * (COS([.$E$2]*[.B9] + [.$G$2]) - COS([.$G$2]))))" office:value-type="float" office:value="0.202458625326404" calcext:value-type="float">
            <text:p>0.2024586253</text:p>
          </table:table-cell>
          <table:table-cell table:formula="of:=SQRT(POWER([.H9];2)+POWER([.I9];2))" office:value-type="float" office:value="0.202489719840983" calcext:value-type="float">
            <text:p>0.20248971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0]*[.$D$2]" office:value-type="float" office:value="4" calcext:value-type="float">
            <text:p>4</text:p>
          </table:table-cell>
          <table:table-cell table:formula="of:=IF([.$C10] &gt; [.$J$2]; [.D9]; [.D9]+SIN(RADIANS([.$C10]))*MIN(([.$A$2]+([.B10]*[.$B$2]));[.$C$2]))" office:value-type="float" office:value="0.021803256310279" calcext:value-type="float">
            <text:p>0.0218032563</text:p>
          </table:table-cell>
          <table:table-cell table:formula="of:=IF([.$C10]&gt;[.$J$2];[.E9];[.E9]+COS(RADIANS([.$C10]))*MIN(([.$A$2]+([.B10]*[.$B$2]));[.$C$2]))" office:value-type="float" office:value="0.614363570093478" calcext:value-type="float">
            <text:p>0.6143635701</text:p>
          </table:table-cell>
          <table:table-cell table:formula="of:=SQRT(([.D10]*[.D10])+([.E10]*[.E10]))" office:value-type="float" office:value="0.614750338140399" calcext:value-type="float">
            <text:p>0.6147503381</text:p>
          </table:table-cell>
          <table:table-cell/>
          <table:table-cell table:formula="of:=IF([.$C10] &gt; [.$J$2]; [.H9]; (([.$A$2]/[.$E$2])*((0-COS([.$E$2]*[.B10] + [.$G$2])) - (0-COS([.$G$2])))) + (([.$B$2]*[.B10]/[.$E$2])*(0-COS([.$E$2]*[.B10] + [.$G$2]))) + (([.$B$2]/POWER([.$E$2];2)) * (SIN([.$E$2]*[.B10] + [.$G$2]) - SIN([.$G$2]))))" office:value-type="float" office:value="0.0144221582545376" calcext:value-type="float">
            <text:p>0.0144221583</text:p>
          </table:table-cell>
          <table:table-cell table:formula="of:=IF([.$C10] &gt; [.$J$2]; [.I9]; (([.$A$2]/[.$E$2])*(   SIN([.$E$2]*[.B10] + [.$G$2])  -    SIN([.$G$2])))  + (([.$B$2]*[.B10]/[.$E$2])*   SIN([.$E$2]*[.B10] + [.$G$2]))  + (([.$B$2]/POWER([.$E$2];2)) * (COS([.$E$2]*[.B10] + [.$G$2]) - COS([.$G$2]))))" office:value-type="float" office:value="0.409662972527421" calcext:value-type="float">
            <text:p>0.4096629725</text:p>
          </table:table-cell>
          <table:table-cell table:formula="of:=SQRT(POWER([.H10];2)+POWER([.I10];2))" office:value-type="float" office:value="0.409916759487486" calcext:value-type="float">
            <text:p>0.40991675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1]*[.$D$2]" office:value-type="float" office:value="6" calcext:value-type="float">
            <text:p>6</text:p>
          </table:table-cell>
          <table:table-cell table:formula="of:=IF([.$C11] &gt; [.$J$2]; [.D10]; [.D10]+SIN(RADIANS([.$C11]))*MIN(([.$A$2]+([.B11]*[.$B$2]));[.$C$2]))" office:value-type="float" office:value="0.0442768759128245" calcext:value-type="float">
            <text:p>0.0442768759</text:p>
          </table:table-cell>
          <table:table-cell table:formula="of:=IF([.$C11]&gt;[.$J$2];[.E10];[.E10]+COS(RADIANS([.$C11]))*MIN(([.$A$2]+([.B11]*[.$B$2]));[.$C$2]))" office:value-type="float" office:value="0.828185777597657" calcext:value-type="float">
            <text:p>0.8281857776</text:p>
          </table:table-cell>
          <table:table-cell table:formula="of:=SQRT(([.D11]*[.D11])+([.E11]*[.E11]))" office:value-type="float" office:value="0.829368509141524" calcext:value-type="float">
            <text:p>0.8293685091</text:p>
          </table:table-cell>
          <table:table-cell/>
          <table:table-cell table:formula="of:=IF([.$C11] &gt; [.$J$2]; [.H10]; (([.$A$2]/[.$E$2])*((0-COS([.$E$2]*[.B11] + [.$G$2])) - (0-COS([.$G$2])))) + (([.$B$2]*[.B11]/[.$E$2])*(0-COS([.$E$2]*[.B11] + [.$G$2]))) + (([.$B$2]/POWER([.$E$2];2)) * (SIN([.$E$2]*[.B11] + [.$G$2]) - SIN([.$G$2]))))" office:value-type="float" office:value="0.0329563019432788" calcext:value-type="float">
            <text:p>0.0329563019</text:p>
          </table:table-cell>
          <table:table-cell table:formula="of:=IF([.$C11] &gt; [.$J$2]; [.I10]; (([.$A$2]/[.$E$2])*(   SIN([.$E$2]*[.B11] + [.$G$2])  -    SIN([.$G$2])))  + (([.$B$2]*[.B11]/[.$E$2])*   SIN([.$E$2]*[.B11] + [.$G$2]))  + (([.$B$2]/POWER([.$E$2];2)) * (COS([.$E$2]*[.B11] + [.$G$2]) - COS([.$G$2]))))" office:value-type="float" office:value="0.621342330965339" calcext:value-type="float">
            <text:p>0.621342331</text:p>
          </table:table-cell>
          <table:table-cell table:formula="of:=SQRT(POWER([.H11];2)+POWER([.I11];2))" office:value-type="float" office:value="0.62221572632586" calcext:value-type="float">
            <text:p>0.62221572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2]*[.$D$2]" office:value-type="float" office:value="8" calcext:value-type="float">
            <text:p>8</text:p>
          </table:table-cell>
          <table:table-cell table:formula="of:=IF([.$C12] &gt; [.$J$2]; [.D11]; [.D11]+SIN(RADIANS([.$C12]))*MIN(([.$A$2]+([.B12]*[.$B$2]));[.$C$2]))" office:value-type="float" office:value="0.0748949581240389" calcext:value-type="float">
            <text:p>0.0748949581</text:p>
          </table:table-cell>
          <table:table-cell table:formula="of:=IF([.$C12]&gt;[.$J$2];[.E11];[.E11]+COS(RADIANS([.$C12]))*MIN(([.$A$2]+([.B12]*[.$B$2]));[.$C$2]))" office:value-type="float" office:value="1.0460447527208" calcext:value-type="float">
            <text:p>1.0460447527</text:p>
          </table:table-cell>
          <table:table-cell table:formula="of:=SQRT(([.D12]*[.D12])+([.E12]*[.E12]))" office:value-type="float" office:value="1.04872249877988" calcext:value-type="float">
            <text:p>1.0487224988</text:p>
          </table:table-cell>
          <table:table-cell/>
          <table:table-cell table:formula="of:=IF([.$C12] &gt; [.$J$2]; [.H11]; (([.$A$2]/[.$E$2])*((0-COS([.$E$2]*[.B12] + [.$G$2])) - (0-COS([.$G$2])))) + (([.$B$2]*[.B12]/[.$E$2])*(0-COS([.$E$2]*[.B12] + [.$G$2]))) + (([.$B$2]/POWER([.$E$2];2)) * (SIN([.$E$2]*[.B12] + [.$G$2]) - SIN([.$G$2]))))" office:value-type="float" office:value="0.0594759739854777" calcext:value-type="float">
            <text:p>0.059475974</text:p>
          </table:table-cell>
          <table:table-cell table:formula="of:=IF([.$C12] &gt; [.$J$2]; [.I11]; (([.$A$2]/[.$E$2])*(   SIN([.$E$2]*[.B12] + [.$G$2])  -    SIN([.$G$2])))  + (([.$B$2]*[.B12]/[.$E$2])*   SIN([.$E$2]*[.B12] + [.$G$2]))  + (([.$B$2]/POWER([.$E$2];2)) * (COS([.$E$2]*[.B12] + [.$G$2]) - COS([.$G$2]))))" office:value-type="float" office:value="0.837208386577271" calcext:value-type="float">
            <text:p>0.8372083866</text:p>
          </table:table-cell>
          <table:table-cell table:formula="of:=SQRT(POWER([.H12];2)+POWER([.I12];2))" office:value-type="float" office:value="0.839318338913691" calcext:value-type="float">
            <text:p>0.83931833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$D$2]" office:value-type="float" office:value="10" calcext:value-type="float">
            <text:p>10</text:p>
          </table:table-cell>
          <table:table-cell table:formula="of:=IF([.$C13] &gt; [.$J$2]; [.D12]; [.D12]+SIN(RADIANS([.$C13]))*MIN(([.$A$2]+([.B13]*[.$B$2]));[.$C$2]))" office:value-type="float" office:value="0.113965798099098" calcext:value-type="float">
            <text:p>0.1139657981</text:p>
          </table:table-cell>
          <table:table-cell table:formula="of:=IF([.$C13]&gt;[.$J$2];[.E12];[.E12]+COS(RADIANS([.$C13]))*MIN(([.$A$2]+([.B13]*[.$B$2]));[.$C$2]))" office:value-type="float" office:value="1.26762649714855" calcext:value-type="float">
            <text:p>1.2676264971</text:p>
          </table:table-cell>
          <table:table-cell table:formula="of:=SQRT(([.D13]*[.D13])+([.E13]*[.E13]))" office:value-type="float" office:value="1.27273922678979" calcext:value-type="float">
            <text:p>1.2727392268</text:p>
          </table:table-cell>
          <table:table-cell/>
          <table:table-cell table:formula="of:=IF([.$C13] &gt; [.$J$2]; [.H12]; (([.$A$2]/[.$E$2])*((0-COS([.$E$2]*[.B13] + [.$G$2])) - (0-COS([.$G$2])))) + (([.$B$2]*[.B13]/[.$E$2])*(0-COS([.$E$2]*[.B13] + [.$G$2]))) + (([.$B$2]/POWER([.$E$2];2)) * (SIN([.$E$2]*[.B13] + [.$G$2]) - SIN([.$G$2]))))" office:value-type="float" office:value="0.0942952402712711" calcext:value-type="float">
            <text:p>0.0942952403</text:p>
          </table:table-cell>
          <table:table-cell table:formula="of:=IF([.$C13] &gt; [.$J$2]; [.I12]; (([.$A$2]/[.$E$2])*(   SIN([.$E$2]*[.B13] + [.$G$2])  -    SIN([.$G$2])))  + (([.$B$2]*[.B13]/[.$E$2])*   SIN([.$E$2]*[.B13] + [.$G$2]))  + (([.$B$2]/POWER([.$E$2];2)) * (COS([.$E$2]*[.B13] + [.$G$2]) - COS([.$G$2]))))" office:value-type="float" office:value="1.05695561019787" calcext:value-type="float">
            <text:p>1.0569556102</text:p>
          </table:table-cell>
          <table:table-cell table:formula="of:=SQRT(POWER([.H13];2)+POWER([.I12];2))" office:value-type="float" office:value="0.842501913880991" calcext:value-type="float">
            <text:p>0.84250191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4]*[.$D$2]" office:value-type="float" office:value="12" calcext:value-type="float">
            <text:p>12</text:p>
          </table:table-cell>
          <table:table-cell table:formula="of:=IF([.$C14] &gt; [.$J$2]; [.D13]; [.D13]+SIN(RADIANS([.$C14]))*MIN(([.$A$2]+([.B14]*[.$B$2]));[.$C$2]))" office:value-type="float" office:value="0.161785486987183" calcext:value-type="float">
            <text:p>0.161785487</text:p>
          </table:table-cell>
          <table:table-cell table:formula="of:=IF([.$C14]&gt;[.$J$2];[.E13];[.E13]+COS(RADIANS([.$C14]))*MIN(([.$A$2]+([.B14]*[.$B$2]));[.$C$2]))" office:value-type="float" office:value="1.49260044531732" calcext:value-type="float">
            <text:p>1.4926004453</text:p>
          </table:table-cell>
          <table:table-cell table:formula="of:=SQRT(([.D14]*[.D14])+([.E14]*[.E14]))" office:value-type="float" office:value="1.50134294322155" calcext:value-type="float">
            <text:p>1.5013429432</text:p>
          </table:table-cell>
          <table:table-cell/>
          <table:table-cell table:formula="of:=IF([.$C14] &gt; [.$J$2]; [.H13]; (([.$A$2]/[.$E$2])*((0-COS([.$E$2]*[.B14] + [.$G$2])) - (0-COS([.$G$2])))) + (([.$B$2]*[.B14]/[.$E$2])*(0-COS([.$E$2]*[.B14] + [.$G$2]))) + (([.$B$2]/POWER([.$E$2];2)) * (SIN([.$E$2]*[.B14] + [.$G$2]) - SIN([.$G$2]))))" office:value-type="float" office:value="0.137716359648125" calcext:value-type="float">
            <text:p>0.1377163596</text:p>
          </table:table-cell>
          <table:table-cell table:formula="of:=IF([.$C14] &gt; [.$J$2]; [.I13]; (([.$A$2]/[.$E$2])*(   SIN([.$E$2]*[.B14] + [.$G$2])  -    SIN([.$G$2])))  + (([.$B$2]*[.B14]/[.$E$2])*   SIN([.$E$2]*[.B14] + [.$G$2]))  + (([.$B$2]/POWER([.$E$2];2)) * (COS([.$E$2]*[.B14] + [.$G$2]) - COS([.$G$2]))))" office:value-type="float" office:value="1.28026168161538" calcext:value-type="float">
            <text:p>1.2802616816</text:p>
          </table:table-cell>
          <table:table-cell table:formula="of:=SQRT(POWER([.H14];2)+POWER([.I13];2))" office:value-type="float" office:value="1.06588974929093" calcext:value-type="float">
            <text:p>1.06588974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5]*[.$D$2]" office:value-type="float" office:value="14" calcext:value-type="float">
            <text:p>14</text:p>
          </table:table-cell>
          <table:table-cell table:formula="of:=IF([.$C15] &gt; [.$J$2]; [.D14]; [.D14]+SIN(RADIANS([.$C15]))*MIN(([.$A$2]+([.B15]*[.$B$2]));[.$C$2]))" office:value-type="float" office:value="0.218637132453105" calcext:value-type="float">
            <text:p>0.2186371325</text:p>
          </table:table-cell>
          <table:table-cell table:formula="of:=IF([.$C15]&gt;[.$J$2];[.E14];[.E14]+COS(RADIANS([.$C15]))*MIN(([.$A$2]+([.B15]*[.$B$2]));[.$C$2]))" office:value-type="float" office:value="1.72061994099218" calcext:value-type="float">
            <text:p>1.720619941</text:p>
          </table:table-cell>
          <table:table-cell table:formula="of:=SQRT(([.D15]*[.D15])+([.E15]*[.E15]))" office:value-type="float" office:value="1.73445529692387" calcext:value-type="float">
            <text:p>1.7344552969</text:p>
          </table:table-cell>
          <table:table-cell/>
          <table:table-cell table:formula="of:=IF([.$C15] &gt; [.$J$2]; [.H14]; (([.$A$2]/[.$E$2])*((0-COS([.$E$2]*[.B15] + [.$G$2])) - (0-COS([.$G$2])))) + (([.$B$2]*[.B15]/[.$E$2])*(0-COS([.$E$2]*[.B15] + [.$G$2]))) + (([.$B$2]/POWER([.$E$2];2)) * (SIN([.$E$2]*[.B15] + [.$G$2]) - SIN([.$G$2]))))" office:value-type="float" office:value="0.190028995724587" calcext:value-type="float">
            <text:p>0.1900289957</text:p>
          </table:table-cell>
          <table:table-cell table:formula="of:=IF([.$C15] &gt; [.$J$2]; [.I14]; (([.$A$2]/[.$E$2])*(   SIN([.$E$2]*[.B15] + [.$G$2])  -    SIN([.$G$2])))  + (([.$B$2]*[.B15]/[.$E$2])*   SIN([.$E$2]*[.B15] + [.$G$2]))  + (([.$B$2]/POWER([.$E$2];2)) * (COS([.$E$2]*[.B15] + [.$G$2]) - COS([.$G$2]))))" office:value-type="float" office:value="1.50678794878114" calcext:value-type="float">
            <text:p>1.5067879488</text:p>
          </table:table-cell>
          <table:table-cell table:formula="of:=SQRT(POWER([.H15];2)+POWER([.I14];2))" office:value-type="float" office:value="1.29428783221845" calcext:value-type="float">
            <text:p>1.29428783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6]*[.$D$2]" office:value-type="float" office:value="16" calcext:value-type="float">
            <text:p>16</text:p>
          </table:table-cell>
          <table:table-cell table:formula="of:=IF([.$C16] &gt; [.$J$2]; [.D15]; [.D15]+SIN(RADIANS([.$C16]))*MIN(([.$A$2]+([.B16]*[.$B$2]));[.$C$2]))" office:value-type="float" office:value="0.284790097849185" calcext:value-type="float">
            <text:p>0.2847900978</text:p>
          </table:table-cell>
          <table:table-cell table:formula="of:=IF([.$C16]&gt;[.$J$2];[.E15];[.E15]+COS(RADIANS([.$C16]))*MIN(([.$A$2]+([.B16]*[.$B$2]));[.$C$2]))" office:value-type="float" office:value="1.95132274801738" calcext:value-type="float">
            <text:p>1.951322748</text:p>
          </table:table-cell>
          <table:table-cell table:formula="of:=SQRT(([.D16]*[.D16])+([.E16]*[.E16]))" office:value-type="float" office:value="1.97199540231793" calcext:value-type="float">
            <text:p>1.9719954023</text:p>
          </table:table-cell>
          <table:table-cell/>
          <table:table-cell table:formula="of:=IF([.$C16] &gt; [.$J$2]; [.H15]; (([.$A$2]/[.$E$2])*((0-COS([.$E$2]*[.B16] + [.$G$2])) - (0-COS([.$G$2])))) + (([.$B$2]*[.B16]/[.$E$2])*(0-COS([.$E$2]*[.B16] + [.$G$2]))) + (([.$B$2]/POWER([.$E$2];2)) * (SIN([.$E$2]*[.B16] + [.$G$2]) - SIN([.$G$2]))))" office:value-type="float" office:value="0.251509446596427" calcext:value-type="float">
            <text:p>0.2515094466</text:p>
          </table:table-cell>
          <table:table-cell table:formula="of:=IF([.$C16] &gt; [.$J$2]; [.I15]; (([.$A$2]/[.$E$2])*(   SIN([.$E$2]*[.B16] + [.$G$2])  -    SIN([.$G$2])))  + (([.$B$2]*[.B16]/[.$E$2])*   SIN([.$E$2]*[.B16] + [.$G$2]))  + (([.$B$2]/POWER([.$E$2];2)) * (COS([.$E$2]*[.B16] + [.$G$2]) - COS([.$G$2]))))" office:value-type="float" office:value="1.73617992153221" calcext:value-type="float">
            <text:p>1.7361799215</text:p>
          </table:table-cell>
          <table:table-cell table:formula="of:=SQRT(POWER([.H16];2)+POWER([.I15];2))" office:value-type="float" office:value="1.52763442103119" calcext:value-type="float">
            <text:p>1.5276344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7]*[.$D$2]" office:value-type="float" office:value="18" calcext:value-type="float">
            <text:p>18</text:p>
          </table:table-cell>
          <table:table-cell table:formula="of:=IF([.$C17] &gt; [.$J$2]; [.D16]; [.D16]+SIN(RADIANS([.$C17]))*MIN(([.$A$2]+([.B17]*[.$B$2]));[.$C$2]))" office:value-type="float" office:value="0.360499261471047" calcext:value-type="float">
            <text:p>0.3604992615</text:p>
          </table:table-cell>
          <table:table-cell table:formula="of:=IF([.$C17]&gt;[.$J$2];[.E16];[.E16]+COS(RADIANS([.$C17]))*MIN(([.$A$2]+([.B17]*[.$B$2]));[.$C$2]))" office:value-type="float" office:value="2.18433159450969" calcext:value-type="float">
            <text:p>2.1843315945</text:p>
          </table:table-cell>
          <table:table-cell table:formula="of:=SQRT(([.D17]*[.D17])+([.E17]*[.E17]))" office:value-type="float" office:value="2.21387990466837" calcext:value-type="float">
            <text:p>2.2138799047</text:p>
          </table:table-cell>
          <table:table-cell/>
          <table:table-cell table:formula="of:=IF([.$C17] &gt; [.$J$2]; [.H16]; (([.$A$2]/[.$E$2])*((0-COS([.$E$2]*[.B17] + [.$G$2])) - (0-COS([.$G$2])))) + (([.$B$2]*[.B17]/[.$E$2])*(0-COS([.$E$2]*[.B17] + [.$G$2]))) + (([.$B$2]/POWER([.$E$2];2)) * (SIN([.$E$2]*[.B17] + [.$G$2]) - SIN([.$G$2]))))" office:value-type="float" office:value="0.322419893942164" calcext:value-type="float">
            <text:p>0.3224198939</text:p>
          </table:table-cell>
          <table:table-cell table:formula="of:=IF([.$C17] &gt; [.$J$2]; [.I16]; (([.$A$2]/[.$E$2])*(   SIN([.$E$2]*[.B17] + [.$G$2])  -    SIN([.$G$2])))  + (([.$B$2]*[.B17]/[.$E$2])*   SIN([.$E$2]*[.B17] + [.$G$2]))  + (([.$B$2]/POWER([.$E$2];2)) * (COS([.$E$2]*[.B17] + [.$G$2]) - COS([.$G$2]))))" office:value-type="float" office:value="1.96806779912658" calcext:value-type="float">
            <text:p>1.9680677991</text:p>
          </table:table-cell>
          <table:table-cell table:formula="of:=SQRT(POWER([.H17];2)+POWER([.I16];2))" office:value-type="float" office:value="1.76586389847612" calcext:value-type="float">
            <text:p>1.76586389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]*[.$D$2]" office:value-type="float" office:value="20" calcext:value-type="float">
            <text:p>20</text:p>
          </table:table-cell>
          <table:table-cell table:formula="of:=IF([.$C18] &gt; [.$J$2]; [.D17]; [.D17]+SIN(RADIANS([.$C18]))*MIN(([.$A$2]+([.B18]*[.$B$2]));[.$C$2]))" office:value-type="float" office:value="0.446004297302464" calcext:value-type="float">
            <text:p>0.4460042973</text:p>
          </table:table-cell>
          <table:table-cell table:formula="of:=IF([.$C18]&gt;[.$J$2];[.E17];[.E17]+COS(RADIANS([.$C18]))*MIN(([.$A$2]+([.B18]*[.$B$2]));[.$C$2]))" office:value-type="float" office:value="2.41925474970617" calcext:value-type="float">
            <text:p>2.4192547497</text:p>
          </table:table-cell>
          <table:table-cell table:formula="of:=SQRT(([.D18]*[.D18])+([.E18]*[.E18]))" office:value-type="float" office:value="2.460023044036" calcext:value-type="float">
            <text:p>2.460023044</text:p>
          </table:table-cell>
          <table:table-cell/>
          <table:table-cell table:formula="of:=IF([.$C18] &gt; [.$J$2]; [.H17]; (([.$A$2]/[.$E$2])*((0-COS([.$E$2]*[.B18] + [.$G$2])) - (0-COS([.$G$2])))) + (([.$B$2]*[.B18]/[.$E$2])*(0-COS([.$E$2]*[.B18] + [.$G$2]))) + (([.$B$2]/POWER([.$E$2];2)) * (SIN([.$E$2]*[.B18] + [.$G$2]) - SIN([.$G$2]))))" office:value-type="float" office:value="0.403007672907537" calcext:value-type="float">
            <text:p>0.4030076729</text:p>
          </table:table-cell>
          <table:table-cell table:formula="of:=IF([.$C18] &gt; [.$J$2]; [.I17]; (([.$A$2]/[.$E$2])*(   SIN([.$E$2]*[.B18] + [.$G$2])  -    SIN([.$G$2])))  + (([.$B$2]*[.B18]/[.$E$2])*   SIN([.$E$2]*[.B18] + [.$G$2]))  + (([.$B$2]/POWER([.$E$2];2)) * (COS([.$E$2]*[.B18] + [.$G$2]) - COS([.$G$2]))))" office:value-type="float" office:value="2.20206703083181" calcext:value-type="float">
            <text:p>2.2020670308</text:p>
          </table:table-cell>
          <table:table-cell table:formula="of:=SQRT(POWER([.H18];2)+POWER([.I17];2))" office:value-type="float" office:value="2.00890667936102" calcext:value-type="float">
            <text:p>2.008906679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9]*[.$D$2]" office:value-type="float" office:value="22" calcext:value-type="float">
            <text:p>22</text:p>
          </table:table-cell>
          <table:table-cell table:formula="of:=IF([.$C19] &gt; [.$J$2]; [.D18]; [.D18]+SIN(RADIANS([.$C19]))*MIN(([.$A$2]+([.B19]*[.$B$2]));[.$C$2]))" office:value-type="float" office:value="0.541528978623521" calcext:value-type="float">
            <text:p>0.5415289786</text:p>
          </table:table-cell>
          <table:table-cell table:formula="of:=IF([.$C19]&gt;[.$J$2];[.E18];[.E18]+COS(RADIANS([.$C19]))*MIN(([.$A$2]+([.B19]*[.$B$2]));[.$C$2]))" office:value-type="float" office:value="2.6556866326207" calcext:value-type="float">
            <text:p>2.6556866326</text:p>
          </table:table-cell>
          <table:table-cell table:formula="of:=SQRT(([.D19]*[.D19])+([.E19]*[.E19]))" office:value-type="float" office:value="2.71033671807938" calcext:value-type="float">
            <text:p>2.7103367181</text:p>
          </table:table-cell>
          <table:table-cell/>
          <table:table-cell table:formula="of:=IF([.$C19] &gt; [.$J$2]; [.H18]; (([.$A$2]/[.$E$2])*((0-COS([.$E$2]*[.B19] + [.$G$2])) - (0-COS([.$G$2])))) + (([.$B$2]*[.B19]/[.$E$2])*(0-COS([.$E$2]*[.B19] + [.$G$2]))) + (([.$B$2]/POWER([.$E$2];2)) * (SIN([.$E$2]*[.B19] + [.$G$2]) - SIN([.$G$2]))))" office:value-type="float" office:value="0.493504564168836" calcext:value-type="float">
            <text:p>0.4935045642</text:p>
          </table:table-cell>
          <table:table-cell table:formula="of:=IF([.$C19] &gt; [.$J$2]; [.I18]; (([.$A$2]/[.$E$2])*(   SIN([.$E$2]*[.B19] + [.$G$2])  -    SIN([.$G$2])))  + (([.$B$2]*[.B19]/[.$E$2])*   SIN([.$E$2]*[.B19] + [.$G$2]))  + (([.$B$2]/POWER([.$E$2];2)) * (COS([.$E$2]*[.B19] + [.$G$2]) - COS([.$G$2]))))" office:value-type="float" office:value="2.43777890874997" calcext:value-type="float">
            <text:p>2.4377789087</text:p>
          </table:table-cell>
          <table:table-cell table:formula="of:=SQRT(POWER([.H19];2)+POWER([.I18];2))" office:value-type="float" office:value="2.25668915961678" calcext:value-type="float">
            <text:p>2.256689159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20]*[.$D$2]" office:value-type="float" office:value="24" calcext:value-type="float">
            <text:p>24</text:p>
          </table:table-cell>
          <table:table-cell table:formula="of:=IF([.$C20] &gt; [.$J$2]; [.D19]; [.D19]+SIN(RADIANS([.$C20]))*MIN(([.$A$2]+([.B20]*[.$B$2]));[.$C$2]))" office:value-type="float" office:value="0.64728050582323" calcext:value-type="float">
            <text:p>0.6472805058</text:p>
          </table:table-cell>
          <table:table-cell table:formula="of:=IF([.$C20]&gt;[.$J$2];[.E19];[.E19]+COS(RADIANS([.$C20]))*MIN(([.$A$2]+([.B20]*[.$B$2]));[.$C$2]))" office:value-type="float" office:value="2.89320845160778" calcext:value-type="float">
            <text:p>2.8932084516</text:p>
          </table:table-cell>
          <table:table-cell table:formula="of:=SQRT(([.D20]*[.D20])+([.E20]*[.E20]))" office:value-type="float" office:value="2.96473054385613" calcext:value-type="float">
            <text:p>2.9647305439</text:p>
          </table:table-cell>
          <table:table-cell/>
          <table:table-cell table:formula="of:=IF([.$C20] &gt; [.$J$2]; [.H19]; (([.$A$2]/[.$E$2])*((0-COS([.$E$2]*[.B20] + [.$G$2])) - (0-COS([.$G$2])))) + (([.$B$2]*[.B20]/[.$E$2])*(0-COS([.$E$2]*[.B20] + [.$G$2]))) + (([.$B$2]/POWER([.$E$2];2)) * (SIN([.$E$2]*[.B20] + [.$G$2]) - SIN([.$G$2]))))" office:value-type="float" office:value="0.594126109532969" calcext:value-type="float">
            <text:p>0.5941261095</text:p>
          </table:table-cell>
          <table:table-cell table:formula="of:=IF([.$C20] &gt; [.$J$2]; [.I19]; (([.$A$2]/[.$E$2])*(   SIN([.$E$2]*[.B20] + [.$G$2])  -    SIN([.$G$2])))  + (([.$B$2]*[.B20]/[.$E$2])*   SIN([.$E$2]*[.B20] + [.$G$2]))  + (([.$B$2]/POWER([.$E$2];2)) * (COS([.$E$2]*[.B20] + [.$G$2]) - COS([.$G$2]))))" office:value-type="float" office:value="2.67479119200531" calcext:value-type="float">
            <text:p>2.674791192</text:p>
          </table:table-cell>
          <table:table-cell table:formula="of:=SQRT(POWER([.H20];2)+POWER([.I19];2))" office:value-type="float" office:value="2.50913368355992" calcext:value-type="float">
            <text:p>2.50913368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21]*[.$D$2]" office:value-type="float" office:value="26" calcext:value-type="float">
            <text:p>26</text:p>
          </table:table-cell>
          <table:table-cell table:formula="of:=IF([.$C21] &gt; [.$J$2]; [.D20]; [.D20]+SIN(RADIANS([.$C21]))*MIN(([.$A$2]+([.B21]*[.$B$2]));[.$C$2]))" office:value-type="float" office:value="0.763448859722335" calcext:value-type="float">
            <text:p>0.7634488597</text:p>
          </table:table-cell>
          <table:table-cell table:formula="of:=IF([.$C21]&gt;[.$J$2];[.E20];[.E20]+COS(RADIANS([.$C21]))*MIN(([.$A$2]+([.B21]*[.$B$2]));[.$C$2]))" office:value-type="float" office:value="3.13138887387706" calcext:value-type="float">
            <text:p>3.1313888739</text:p>
          </table:table-cell>
          <table:table-cell table:formula="of:=SQRT(([.D21]*[.D21])+([.E21]*[.E21]))" office:value-type="float" office:value="3.22311191875994" calcext:value-type="float">
            <text:p>3.2231119188</text:p>
          </table:table-cell>
          <table:table-cell/>
          <table:table-cell table:formula="of:=IF([.$C21] &gt; [.$J$2]; [.H20]; (([.$A$2]/[.$E$2])*((0-COS([.$E$2]*[.B21] + [.$G$2])) - (0-COS([.$G$2])))) + (([.$B$2]*[.B21]/[.$E$2])*(0-COS([.$E$2]*[.B21] + [.$G$2]))) + (([.$B$2]/POWER([.$E$2];2)) * (SIN([.$E$2]*[.B21] + [.$G$2]) - SIN([.$G$2]))))" office:value-type="float" office:value="0.705070952397891" calcext:value-type="float">
            <text:p>0.7050709524</text:p>
          </table:table-cell>
          <table:table-cell table:formula="of:=IF([.$C21] &gt; [.$J$2]; [.I20]; (([.$A$2]/[.$E$2])*(   SIN([.$E$2]*[.B21] + [.$G$2])  -    SIN([.$G$2])))  + (([.$B$2]*[.B21]/[.$E$2])*   SIN([.$E$2]*[.B21] + [.$G$2]))  + (([.$B$2]/POWER([.$E$2];2)) * (COS([.$E$2]*[.B21] + [.$G$2]) - COS([.$G$2]))))" office:value-type="float" office:value="2.91267876136532" calcext:value-type="float">
            <text:p>2.9126787614</text:p>
          </table:table-cell>
          <table:table-cell table:formula="of:=SQRT(POWER([.H21];2)+POWER([.I20];2))" office:value-type="float" office:value="2.76615852198396" calcext:value-type="float">
            <text:p>2.7661585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22]*[.$D$2]" office:value-type="float" office:value="28" calcext:value-type="float">
            <text:p>28</text:p>
          </table:table-cell>
          <table:table-cell table:formula="of:=IF([.$C22] &gt; [.$J$2]; [.D21]; [.D21]+SIN(RADIANS([.$C22]))*MIN(([.$A$2]+([.B22]*[.$B$2]));[.$C$2]))" office:value-type="float" office:value="0.890206181674525" calcext:value-type="float">
            <text:p>0.8902061817</text:p>
          </table:table-cell>
          <table:table-cell table:formula="of:=IF([.$C22]&gt;[.$J$2];[.E21];[.E21]+COS(RADIANS([.$C22]))*MIN(([.$A$2]+([.B22]*[.$B$2]));[.$C$2]))" office:value-type="float" office:value="3.36978472394897" calcext:value-type="float">
            <text:p>3.3697847239</text:p>
          </table:table-cell>
          <table:table-cell table:formula="of:=SQRT(([.D22]*[.D22])+([.E22]*[.E22]))" office:value-type="float" office:value="3.48538608071636" calcext:value-type="float">
            <text:p>3.4853860807</text:p>
          </table:table-cell>
          <table:table-cell/>
          <table:table-cell table:formula="of:=IF([.$C22] &gt; [.$J$2]; [.H21]; (([.$A$2]/[.$E$2])*((0-COS([.$E$2]*[.B22] + [.$G$2])) - (0-COS([.$G$2])))) + (([.$B$2]*[.B22]/[.$E$2])*(0-COS([.$E$2]*[.B22] + [.$G$2]))) + (([.$B$2]/POWER([.$E$2];2)) * (SIN([.$E$2]*[.B22] + [.$G$2]) - SIN([.$G$2]))))" office:value-type="float" office:value="0.826520204360556" calcext:value-type="float">
            <text:p>0.8265202044</text:p>
          </table:table-cell>
          <table:table-cell table:formula="of:=IF([.$C22] &gt; [.$J$2]; [.I21]; (([.$A$2]/[.$E$2])*(   SIN([.$E$2]*[.B22] + [.$G$2])  -    SIN([.$G$2])))  + (([.$B$2]*[.B22]/[.$E$2])*   SIN([.$E$2]*[.B22] + [.$G$2]))  + (([.$B$2]/POWER([.$E$2];2)) * (COS([.$E$2]*[.B22] + [.$G$2]) - COS([.$G$2]))))" office:value-type="float" office:value="3.15100430331216" calcext:value-type="float">
            <text:p>3.1510043033</text:p>
          </table:table-cell>
          <table:table-cell table:formula="of:=SQRT(POWER([.H22];2)+POWER([.I21];2))" office:value-type="float" office:value="3.0276778585452" calcext:value-type="float">
            <text:p>3.02767785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3]*[.$D$2]" office:value-type="float" office:value="30" calcext:value-type="float">
            <text:p>30</text:p>
          </table:table-cell>
          <table:table-cell table:formula="of:=IF([.$C23] &gt; [.$J$2]; [.D22]; [.D22]+SIN(RADIANS([.$C23]))*MIN(([.$A$2]+([.B23]*[.$B$2]));[.$C$2]))" office:value-type="float" office:value="1.02770618167453" calcext:value-type="float">
            <text:p>1.0277061817</text:p>
          </table:table-cell>
          <table:table-cell table:formula="of:=IF([.$C23]&gt;[.$J$2];[.E22];[.E22]+COS(RADIANS([.$C23]))*MIN(([.$A$2]+([.B23]*[.$B$2]));[.$C$2]))" office:value-type="float" office:value="3.60794170998969" calcext:value-type="float">
            <text:p>3.60794171</text:p>
          </table:table-cell>
          <table:table-cell table:formula="of:=SQRT(([.D23]*[.D23])+([.E23]*[.E23]))" office:value-type="float" office:value="3.75145616774811" calcext:value-type="float">
            <text:p>3.7514561677</text:p>
          </table:table-cell>
          <table:table-cell/>
          <table:table-cell table:formula="of:=IF([.$C23] &gt; [.$J$2]; [.H22]; (([.$A$2]/[.$E$2])*((0-COS([.$E$2]*[.B23] + [.$G$2])) - (0-COS([.$G$2])))) + (([.$B$2]*[.B23]/[.$E$2])*(0-COS([.$E$2]*[.B23] + [.$G$2]))) + (([.$B$2]/POWER([.$E$2];2)) * (SIN([.$E$2]*[.B23] + [.$G$2]) - SIN([.$G$2]))))" office:value-type="float" office:value="0.958636839220895" calcext:value-type="float">
            <text:p>0.9586368392</text:p>
          </table:table-cell>
          <table:table-cell table:formula="of:=IF([.$C23] &gt; [.$J$2]; [.I22]; (([.$A$2]/[.$E$2])*(   SIN([.$E$2]*[.B23] + [.$G$2])  -    SIN([.$G$2])))  + (([.$B$2]*[.B23]/[.$E$2])*   SIN([.$E$2]*[.B23] + [.$G$2]))  + (([.$B$2]/POWER([.$E$2];2)) * (COS([.$E$2]*[.B23] + [.$G$2]) - COS([.$G$2]))))" office:value-type="float" office:value="3.38931902252853" calcext:value-type="float">
            <text:p>3.3893190225</text:p>
          </table:table-cell>
          <table:table-cell table:formula="of:=SQRT(POWER([.H23];2)+POWER([.I22];2))" office:value-type="float" office:value="3.29360178361063" calcext:value-type="float">
            <text:p>3.293601783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4]*[.$D$2]" office:value-type="float" office:value="32" calcext:value-type="float">
            <text:p>32</text:p>
          </table:table-cell>
          <table:table-cell table:formula="of:=IF([.$C24] &gt; [.$J$2]; [.D23]; [.D23]+SIN(RADIANS([.$C24]))*MIN(([.$A$2]+([.B24]*[.$B$2]));[.$C$2]))" office:value-type="float" office:value="1.17608357565982" calcext:value-type="float">
            <text:p>1.1760835757</text:p>
          </table:table-cell>
          <table:table-cell table:formula="of:=IF([.$C24]&gt;[.$J$2];[.E23];[.E23]+COS(RADIANS([.$C24]))*MIN(([.$A$2]+([.B24]*[.$B$2]));[.$C$2]))" office:value-type="float" office:value="3.84539517691349" calcext:value-type="float">
            <text:p>3.8453951769</text:p>
          </table:table-cell>
          <table:table-cell table:formula="of:=SQRT(([.D24]*[.D24])+([.E24]*[.E24]))" office:value-type="float" office:value="4.02122327700991" calcext:value-type="float">
            <text:p>4.021223277</text:p>
          </table:table-cell>
          <table:table-cell/>
          <table:table-cell table:formula="of:=IF([.$C24] &gt; [.$J$2]; [.H23]; (([.$A$2]/[.$E$2])*((0-COS([.$E$2]*[.B24] + [.$G$2])) - (0-COS([.$G$2])))) + (([.$B$2]*[.B24]/[.$E$2])*(0-COS([.$E$2]*[.B24] + [.$G$2]))) + (([.$B$2]/POWER([.$E$2];2)) * (SIN([.$E$2]*[.B24] + [.$G$2]) - SIN([.$G$2]))))" office:value-type="float" office:value="1.10156511558963" calcext:value-type="float">
            <text:p>1.1015651156</text:p>
          </table:table-cell>
          <table:table-cell table:formula="of:=IF([.$C24] &gt; [.$J$2]; [.I23]; (([.$A$2]/[.$E$2])*(   SIN([.$E$2]*[.B24] + [.$G$2])  -    SIN([.$G$2])))  + (([.$B$2]*[.B24]/[.$E$2])*   SIN([.$E$2]*[.B24] + [.$G$2]))  + (([.$B$2]/POWER([.$E$2];2)) * (COS([.$E$2]*[.B24] + [.$G$2]) - COS([.$G$2]))))" office:value-type="float" office:value="3.6271633817111" calcext:value-type="float">
            <text:p>3.6271633817</text:p>
          </table:table-cell>
          <table:table-cell table:formula="of:=SQRT(POWER([.H24];2)+POWER([.I23];2))" office:value-type="float" office:value="3.56383629539261" calcext:value-type="float">
            <text:p>3.563836295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5]*[.$D$2]" office:value-type="float" office:value="34" calcext:value-type="float">
            <text:p>34</text:p>
          </table:table-cell>
          <table:table-cell table:formula="of:=IF([.$C25] &gt; [.$J$2]; [.D24]; [.D24]+SIN(RADIANS([.$C25]))*MIN(([.$A$2]+([.B25]*[.$B$2]));[.$C$2]))" office:value-type="float" office:value="1.33545355314899" calcext:value-type="float">
            <text:p>1.3354535531</text:p>
          </table:table-cell>
          <table:table-cell table:formula="of:=IF([.$C25]&gt;[.$J$2];[.E24];[.E24]+COS(RADIANS([.$C25]))*MIN(([.$A$2]+([.B25]*[.$B$2]));[.$C$2]))" office:value-type="float" office:value="4.08167088509167" calcext:value-type="float">
            <text:p>4.0816708851</text:p>
          </table:table-cell>
          <table:table-cell table:formula="of:=SQRT(([.D25]*[.D25])+([.E25]*[.E25]))" office:value-type="float" office:value="4.29458652338305" calcext:value-type="float">
            <text:p>4.2945865234</text:p>
          </table:table-cell>
          <table:table-cell/>
          <table:table-cell table:formula="of:=IF([.$C25] &gt; [.$J$2]; [.H24]; (([.$A$2]/[.$E$2])*((0-COS([.$E$2]*[.B25] + [.$G$2])) - (0-COS([.$G$2])))) + (([.$B$2]*[.B25]/[.$E$2])*(0-COS([.$E$2]*[.B25] + [.$G$2]))) + (([.$B$2]/POWER([.$E$2];2)) * (SIN([.$E$2]*[.B25] + [.$G$2]) - SIN([.$G$2]))))" office:value-type="float" office:value="1.25543002926493" calcext:value-type="float">
            <text:p>1.2554300293</text:p>
          </table:table-cell>
          <table:table-cell table:formula="of:=IF([.$C25] &gt; [.$J$2]; [.I24]; (([.$A$2]/[.$E$2])*(   SIN([.$E$2]*[.B25] + [.$G$2])  -    SIN([.$G$2])))  + (([.$B$2]*[.B25]/[.$E$2])*   SIN([.$E$2]*[.B25] + [.$G$2]))  + (([.$B$2]/POWER([.$E$2];2)) * (COS([.$E$2]*[.B25] + [.$G$2]) - COS([.$G$2]))))" office:value-type="float" office:value="3.86406786757482" calcext:value-type="float">
            <text:p>3.8640678676</text:p>
          </table:table-cell>
          <table:table-cell table:formula="of:=SQRT(POWER([.H25];2)+POWER([.I24];2))" office:value-type="float" office:value="3.83828330846044" calcext:value-type="float">
            <text:p>3.838283308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6]*[.$D$2]" office:value-type="float" office:value="36" calcext:value-type="float">
            <text:p>36</text:p>
          </table:table-cell>
          <table:table-cell table:formula="of:=IF([.$C26] &gt; [.$J$2]; [.D25]; [.D25]+SIN(RADIANS([.$C26]))*MIN(([.$A$2]+([.B26]*[.$B$2]));[.$C$2]))" office:value-type="float" office:value="1.5059112763138" calcext:value-type="float">
            <text:p>1.5059112763</text:p>
          </table:table-cell>
          <table:table-cell table:formula="of:=IF([.$C26]&gt;[.$J$2];[.E25];[.E25]+COS(RADIANS([.$C26]))*MIN(([.$A$2]+([.B26]*[.$B$2]));[.$C$2]))" office:value-type="float" office:value="4.31628581346041" calcext:value-type="float">
            <text:p>4.3162858135</text:p>
          </table:table-cell>
          <table:table-cell table:formula="of:=SQRT(([.D26]*[.D26])+([.E26]*[.E26]))" office:value-type="float" office:value="4.5714430977109" calcext:value-type="float">
            <text:p>4.5714430977</text:p>
          </table:table-cell>
          <table:table-cell/>
          <table:table-cell table:formula="of:=IF([.$C26] &gt; [.$J$2]; [.H25]; (([.$A$2]/[.$E$2])*((0-COS([.$E$2]*[.B26] + [.$G$2])) - (0-COS([.$G$2])))) + (([.$B$2]*[.B26]/[.$E$2])*(0-COS([.$E$2]*[.B26] + [.$G$2]))) + (([.$B$2]/POWER([.$E$2];2)) * (SIN([.$E$2]*[.B26] + [.$G$2]) - SIN([.$G$2]))))" office:value-type="float" office:value="1.42033679649815" calcext:value-type="float">
            <text:p>1.4203367965</text:p>
          </table:table-cell>
          <table:table-cell table:formula="of:=IF([.$C26] &gt; [.$J$2]; [.I25]; (([.$A$2]/[.$E$2])*(   SIN([.$E$2]*[.B26] + [.$G$2])  -    SIN([.$G$2])))  + (([.$B$2]*[.B26]/[.$E$2])*   SIN([.$E$2]*[.B26] + [.$G$2]))  + (([.$B$2]/POWER([.$E$2];2)) * (COS([.$E$2]*[.B26] + [.$G$2]) - COS([.$G$2]))))" office:value-type="float" office:value="4.09955378186388" calcext:value-type="float">
            <text:p>4.0995537819</text:p>
          </table:table-cell>
          <table:table-cell table:formula="of:=SQRT(POWER([.H26];2)+POWER([.I25];2))" office:value-type="float" office:value="4.11684066982326" calcext:value-type="float">
            <text:p>4.116840669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7]*[.$D$2]" office:value-type="float" office:value="38" calcext:value-type="float">
            <text:p>38</text:p>
          </table:table-cell>
          <table:table-cell table:formula="of:=IF([.$C27] &gt; [.$J$2]; [.D26]; [.D26]+SIN(RADIANS([.$C27]))*MIN(([.$A$2]+([.B27]*[.$B$2]));[.$C$2]))" office:value-type="float" office:value="1.68753141153487" calcext:value-type="float">
            <text:p>1.6875314115</text:p>
          </table:table-cell>
          <table:table-cell table:formula="of:=IF([.$C27]&gt;[.$J$2];[.E26];[.E26]+COS(RADIANS([.$C27]))*MIN(([.$A$2]+([.B27]*[.$B$2]));[.$C$2]))" office:value-type="float" office:value="4.54874898577439" calcext:value-type="float">
            <text:p>4.5487489858</text:p>
          </table:table-cell>
          <table:table-cell table:formula="of:=SQRT(([.D27]*[.D27])+([.E27]*[.E27]))" office:value-type="float" office:value="4.85168832474845" calcext:value-type="float">
            <text:p>4.8516883247</text:p>
          </table:table-cell>
          <table:table-cell/>
          <table:table-cell table:formula="of:=IF([.$C27] &gt; [.$J$2]; [.H26]; (([.$A$2]/[.$E$2])*((0-COS([.$E$2]*[.B27] + [.$G$2])) - (0-COS([.$G$2])))) + (([.$B$2]*[.B27]/[.$E$2])*(0-COS([.$E$2]*[.B27] + [.$G$2]))) + (([.$B$2]/POWER([.$E$2];2)) * (SIN([.$E$2]*[.B27] + [.$G$2]) - SIN([.$G$2]))))" office:value-type="float" office:value="1.59637036922225" calcext:value-type="float">
            <text:p>1.5963703692</text:p>
          </table:table-cell>
          <table:table-cell table:formula="of:=IF([.$C27] &gt; [.$J$2]; [.I26]; (([.$A$2]/[.$E$2])*(   SIN([.$E$2]*[.B27] + [.$G$2])  -    SIN([.$G$2])))  + (([.$B$2]*[.B27]/[.$E$2])*   SIN([.$E$2]*[.B27] + [.$G$2]))  + (([.$B$2]/POWER([.$E$2];2)) * (COS([.$E$2]*[.B27] + [.$G$2]) - COS([.$G$2]))))" office:value-type="float" office:value="4.33313405613872" calcext:value-type="float">
            <text:p>4.3331340561</text:p>
          </table:table-cell>
          <table:table-cell table:formula="of:=SQRT(POWER([.H27];2)+POWER([.I26];2))" office:value-type="float" office:value="4.39940218281135" calcext:value-type="float">
            <text:p>4.39940218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8]*[.$D$2]" office:value-type="float" office:value="40" calcext:value-type="float">
            <text:p>40</text:p>
          </table:table-cell>
          <table:table-cell table:formula="of:=IF([.$C28] &gt; [.$J$2]; [.D27]; [.D27]+SIN(RADIANS([.$C28]))*MIN(([.$A$2]+([.B28]*[.$B$2]));[.$C$2]))" office:value-type="float" office:value="1.88036769444083" calcext:value-type="float">
            <text:p>1.8803676944</text:p>
          </table:table-cell>
          <table:table-cell table:formula="of:=IF([.$C28]&gt;[.$J$2];[.E27];[.E27]+COS(RADIANS([.$C28]))*MIN(([.$A$2]+([.B28]*[.$B$2]));[.$C$2]))" office:value-type="float" office:value="4.77856231871008" calcext:value-type="float">
            <text:p>4.7785623187</text:p>
          </table:table-cell>
          <table:table-cell table:formula="of:=SQRT(([.D28]*[.D28])+([.E28]*[.E28]))" office:value-type="float" office:value="5.13521572089164" calcext:value-type="float">
            <text:p>5.1352157209</text:p>
          </table:table-cell>
          <table:table-cell/>
          <table:table-cell table:formula="of:=IF([.$C28] &gt; [.$J$2]; [.H27]; (([.$A$2]/[.$E$2])*((0-COS([.$E$2]*[.B28] + [.$G$2])) - (0-COS([.$G$2])))) + (([.$B$2]*[.B28]/[.$E$2])*(0-COS([.$E$2]*[.B28] + [.$G$2]))) + (([.$B$2]/POWER([.$E$2];2)) * (SIN([.$E$2]*[.B28] + [.$G$2]) - SIN([.$G$2]))))" office:value-type="float" office:value="1.783594983268" calcext:value-type="float">
            <text:p>1.7835949833</text:p>
          </table:table-cell>
          <table:table-cell table:formula="of:=IF([.$C28] &gt; [.$J$2]; [.I27]; (([.$A$2]/[.$E$2])*(   SIN([.$E$2]*[.B28] + [.$G$2])  -    SIN([.$G$2])))  + (([.$B$2]*[.B28]/[.$E$2])*   SIN([.$E$2]*[.B28] + [.$G$2]))  + (([.$B$2]/POWER([.$E$2];2)) * (COS([.$E$2]*[.B28] + [.$G$2]) - COS([.$G$2]))))" office:value-type="float" office:value="4.56431408906423" calcext:value-type="float">
            <text:p>4.5643140891</text:p>
          </table:table-cell>
          <table:table-cell table:formula="of:=SQRT(POWER([.H28];2)+POWER([.I27];2))" office:value-type="float" office:value="4.68585763898221" calcext:value-type="float">
            <text:p>4.68585763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9]*[.$D$2]" office:value-type="float" office:value="42" calcext:value-type="float">
            <text:p>42</text:p>
          </table:table-cell>
          <table:table-cell table:formula="of:=IF([.$C29] &gt; [.$J$2]; [.D28]; [.D28]+SIN(RADIANS([.$C29]))*MIN(([.$A$2]+([.B29]*[.$B$2]));[.$C$2]))" office:value-type="float" office:value="2.08445252938029" calcext:value-type="float">
            <text:p>2.0844525294</text:p>
          </table:table-cell>
          <table:table-cell table:formula="of:=IF([.$C29]&gt;[.$J$2];[.E28];[.E28]+COS(RADIANS([.$C29]))*MIN(([.$A$2]+([.B29]*[.$B$2]));[.$C$2]))" office:value-type="float" office:value="5.00522149048069" calcext:value-type="float">
            <text:p>5.0052214905</text:p>
          </table:table-cell>
          <table:table-cell table:formula="of:=SQRT(([.D29]*[.D29])+([.E29]*[.E29]))" office:value-type="float" office:value="5.42191705174559" calcext:value-type="float">
            <text:p>5.4219170517</text:p>
          </table:table-cell>
          <table:table-cell/>
          <table:table-cell table:formula="of:=IF([.$C29] &gt; [.$J$2]; [.H28]; (([.$A$2]/[.$E$2])*((0-COS([.$E$2]*[.B29] + [.$G$2])) - (0-COS([.$G$2])))) + (([.$B$2]*[.B29]/[.$E$2])*(0-COS([.$E$2]*[.B29] + [.$G$2]))) + (([.$B$2]/POWER([.$E$2];2)) * (SIN([.$E$2]*[.B29] + [.$G$2]) - SIN([.$G$2]))))" office:value-type="float" office:value="1.98205374054259" calcext:value-type="float">
            <text:p>1.9820537405</text:p>
          </table:table-cell>
          <table:table-cell table:formula="of:=IF([.$C29] &gt; [.$J$2]; [.I28]; (([.$A$2]/[.$E$2])*(   SIN([.$E$2]*[.B29] + [.$G$2])  -    SIN([.$G$2])))  + (([.$B$2]*[.B29]/[.$E$2])*   SIN([.$E$2]*[.B29] + [.$G$2]))  + (([.$B$2]/POWER([.$E$2];2)) * (COS([.$E$2]*[.B29] + [.$G$2]) - COS([.$G$2]))))" office:value-type="float" office:value="4.79259260488208" calcext:value-type="float">
            <text:p>4.7925926049</text:p>
          </table:table-cell>
          <table:table-cell table:formula="of:=SQRT(POWER([.H29];2)+POWER([.I28];2))" office:value-type="float" office:value="4.9760928582603" calcext:value-type="float">
            <text:p>4.976092858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30]*[.$D$2]" office:value-type="float" office:value="44" calcext:value-type="float">
            <text:p>44</text:p>
          </table:table-cell>
          <table:table-cell table:formula="of:=IF([.$C30] &gt; [.$J$2]; [.D29]; [.D29]+SIN(RADIANS([.$C30]))*MIN(([.$A$2]+([.B30]*[.$B$2]));[.$C$2]))" office:value-type="float" office:value="2.29979662422258" calcext:value-type="float">
            <text:p>2.2997966242</text:p>
          </table:table-cell>
          <table:table-cell table:formula="of:=IF([.$C30]&gt;[.$J$2];[.E29];[.E29]+COS(RADIANS([.$C30]))*MIN(([.$A$2]+([.B30]*[.$B$2]));[.$C$2]))" office:value-type="float" office:value="5.22821682858567" calcext:value-type="float">
            <text:p>5.2282168286</text:p>
          </table:table-cell>
          <table:table-cell table:formula="of:=SQRT(([.D30]*[.D30])+([.E30]*[.E30]))" office:value-type="float" office:value="5.7116823895847" calcext:value-type="float">
            <text:p>5.7116823896</text:p>
          </table:table-cell>
          <table:table-cell/>
          <table:table-cell table:formula="of:=IF([.$C30] &gt; [.$J$2]; [.H29]; (([.$A$2]/[.$E$2])*((0-COS([.$E$2]*[.B30] + [.$G$2])) - (0-COS([.$G$2])))) + (([.$B$2]*[.B30]/[.$E$2])*(0-COS([.$E$2]*[.B30] + [.$G$2]))) + (([.$B$2]/POWER([.$E$2];2)) * (SIN([.$E$2]*[.B30] + [.$G$2]) - SIN([.$G$2]))))" office:value-type="float" office:value="2.1917682260936" calcext:value-type="float">
            <text:p>2.1917682261</text:p>
          </table:table-cell>
          <table:table-cell table:formula="of:=IF([.$C30] &gt; [.$J$2]; [.I29]; (([.$A$2]/[.$E$2])*(   SIN([.$E$2]*[.B30] + [.$G$2])  -    SIN([.$G$2])))  + (([.$B$2]*[.B30]/[.$E$2])*   SIN([.$E$2]*[.B30] + [.$G$2]))  + (([.$B$2]/POWER([.$E$2];2)) * (COS([.$E$2]*[.B30] + [.$G$2]) - COS([.$G$2]))))" office:value-type="float" office:value="5.01746253170924" calcext:value-type="float">
            <text:p>5.0174625317</text:p>
          </table:table-cell>
          <table:table-cell table:formula="of:=SQRT(POWER([.H30];2)+POWER([.I29];2))" office:value-type="float" office:value="5.26998973749322" calcext:value-type="float">
            <text:p>5.269989737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31]*[.$D$2]" office:value-type="float" office:value="46" calcext:value-type="float">
            <text:p>46</text:p>
          </table:table-cell>
          <table:table-cell table:formula="of:=IF([.$C31] &gt; [.$J$2]; [.D30]; [.D30]+SIN(RADIANS([.$C31]))*MIN(([.$A$2]+([.B31]*[.$B$2]));[.$C$2]))" office:value-type="float" office:value="2.52638866132925" calcext:value-type="float">
            <text:p>2.5263886613</text:p>
          </table:table-cell>
          <table:table-cell table:formula="of:=IF([.$C31]&gt;[.$J$2];[.E30];[.E30]+COS(RADIANS([.$C31]))*MIN(([.$A$2]+([.B31]*[.$B$2]));[.$C$2]))" office:value-type="float" office:value="5.44703421528026" calcext:value-type="float">
            <text:p>5.4470342153</text:p>
          </table:table-cell>
          <table:table-cell table:formula="of:=SQRT(([.D31]*[.D31])+([.E31]*[.E31]))" office:value-type="float" office:value="6.00440017075201" calcext:value-type="float">
            <text:p>6.0044001708</text:p>
          </table:table-cell>
          <table:table-cell/>
          <table:table-cell table:formula="of:=IF([.$C31] &gt; [.$J$2]; [.H30]; (([.$A$2]/[.$E$2])*((0-COS([.$E$2]*[.B31] + [.$G$2])) - (0-COS([.$G$2])))) + (([.$B$2]*[.B31]/[.$E$2])*(0-COS([.$E$2]*[.B31] + [.$G$2]))) + (([.$B$2]/POWER([.$E$2];2)) * (SIN([.$E$2]*[.B31] + [.$G$2]) - SIN([.$G$2]))))" office:value-type="float" office:value="2.41273816092723" calcext:value-type="float">
            <text:p>2.4127381609</text:p>
          </table:table-cell>
          <table:table-cell table:formula="of:=IF([.$C31] &gt; [.$J$2]; [.I30]; (([.$A$2]/[.$E$2])*(   SIN([.$E$2]*[.B31] + [.$G$2])  -    SIN([.$G$2])))  + (([.$B$2]*[.B31]/[.$E$2])*   SIN([.$E$2]*[.B31] + [.$G$2]))  + (([.$B$2]/POWER([.$E$2];2)) * (COS([.$E$2]*[.B31] + [.$G$2]) - COS([.$G$2]))))" office:value-type="float" office:value="5.23841189826694" calcext:value-type="float">
            <text:p>5.2384118983</text:p>
          </table:table-cell>
          <table:table-cell table:formula="of:=SQRT(POWER([.H31];2)+POWER([.I30];2))" office:value-type="float" office:value="5.56742630757702" calcext:value-type="float">
            <text:p>5.567426307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32]*[.$D$2]" office:value-type="float" office:value="48" calcext:value-type="float">
            <text:p>48</text:p>
          </table:table-cell>
          <table:table-cell table:formula="of:=IF([.$C32] &gt; [.$J$2]; [.D31]; [.D31]+SIN(RADIANS([.$C32]))*MIN(([.$A$2]+([.B32]*[.$B$2]));[.$C$2]))" office:value-type="float" office:value="2.76419500548202" calcext:value-type="float">
            <text:p>2.7641950055</text:p>
          </table:table-cell>
          <table:table-cell table:formula="of:=IF([.$C32]&gt;[.$J$2];[.E31];[.E31]+COS(RADIANS([.$C32]))*MIN(([.$A$2]+([.B32]*[.$B$2]));[.$C$2]))" office:value-type="float" office:value="5.66115600931509" calcext:value-type="float">
            <text:p>5.6611560093</text:p>
          </table:table-cell>
          <table:table-cell table:formula="of:=SQRT(([.D32]*[.D32])+([.E32]*[.E32]))" office:value-type="float" office:value="6.29995725304038" calcext:value-type="float">
            <text:p>6.299957253</text:p>
          </table:table-cell>
          <table:table-cell/>
          <table:table-cell table:formula="of:=IF([.$C32] &gt; [.$J$2]; [.H31]; (([.$A$2]/[.$E$2])*((0-COS([.$E$2]*[.B32] + [.$G$2])) - (0-COS([.$G$2])))) + (([.$B$2]*[.B32]/[.$E$2])*(0-COS([.$E$2]*[.B32] + [.$G$2]))) + (([.$B$2]/POWER([.$E$2];2)) * (SIN([.$E$2]*[.B32] + [.$G$2]) - SIN([.$G$2]))))" office:value-type="float" office:value="2.64494109139493" calcext:value-type="float">
            <text:p>2.6449410914</text:p>
          </table:table-cell>
          <table:table-cell table:formula="of:=IF([.$C32] &gt; [.$J$2]; [.I31]; (([.$A$2]/[.$E$2])*(   SIN([.$E$2]*[.B32] + [.$G$2])  -    SIN([.$G$2])))  + (([.$B$2]*[.B32]/[.$E$2])*   SIN([.$E$2]*[.B32] + [.$G$2]))  + (([.$B$2]/POWER([.$E$2];2)) * (COS([.$E$2]*[.B32] + [.$G$2]) - COS([.$G$2]))))" office:value-type="float" office:value="5.45492474760744" calcext:value-type="float">
            <text:p>5.4549247476</text:p>
          </table:table-cell>
          <table:table-cell table:formula="of:=SQRT(POWER([.H32];2)+POWER([.I31];2))" office:value-type="float" office:value="5.8682767992703" calcext:value-type="float">
            <text:p>5.868276799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33]*[.$D$2]" office:value-type="float" office:value="50" calcext:value-type="float">
            <text:p>50</text:p>
          </table:table-cell>
          <table:table-cell table:formula="of:=IF([.$C33] &gt; [.$J$2]; [.D32]; [.D32]+SIN(RADIANS([.$C33]))*MIN(([.$A$2]+([.B33]*[.$B$2]));[.$C$2]))" office:value-type="float" office:value="3.01315944949568" calcext:value-type="float">
            <text:p>3.0131594495</text:p>
          </table:table-cell>
          <table:table-cell table:formula="of:=IF([.$C33]&gt;[.$J$2];[.E32];[.E32]+COS(RADIANS([.$C33]))*MIN(([.$A$2]+([.B33]*[.$B$2]));[.$C$2]))" office:value-type="float" office:value="5.87006198246322" calcext:value-type="float">
            <text:p>5.8700619825</text:p>
          </table:table-cell>
          <table:table-cell table:formula="of:=SQRT(([.D33]*[.D33])+([.E33]*[.E33]))" office:value-type="float" office:value="6.59823897309313" calcext:value-type="float">
            <text:p>6.5982389731</text:p>
          </table:table-cell>
          <table:table-cell/>
          <table:table-cell table:formula="of:=IF([.$C33] &gt; [.$J$2]; [.H32]; (([.$A$2]/[.$E$2])*((0-COS([.$E$2]*[.B33] + [.$G$2])) - (0-COS([.$G$2])))) + (([.$B$2]*[.B33]/[.$E$2])*(0-COS([.$E$2]*[.B33] + [.$G$2]))) + (([.$B$2]/POWER([.$E$2];2)) * (SIN([.$E$2]*[.B33] + [.$G$2]) - SIN([.$G$2]))))" office:value-type="float" office:value="2.88833211590553" calcext:value-type="float">
            <text:p>2.8883321159</text:p>
          </table:table-cell>
          <table:table-cell table:formula="of:=IF([.$C33] &gt; [.$J$2]; [.I32]; (([.$A$2]/[.$E$2])*(   SIN([.$E$2]*[.B33] + [.$G$2])  -    SIN([.$G$2])))  + (([.$B$2]*[.B33]/[.$E$2])*   SIN([.$E$2]*[.B33] + [.$G$2]))  + (([.$B$2]/POWER([.$E$2];2)) * (COS([.$E$2]*[.B33] + [.$G$2]) - COS([.$G$2]))))" office:value-type="float" office:value="5.66648206637224" calcext:value-type="float">
            <text:p>5.6664820664</text:p>
          </table:table-cell>
          <table:table-cell table:formula="of:=SQRT(POWER([.H33];2)+POWER([.I32];2))" office:value-type="float" office:value="6.17241171778353" calcext:value-type="float">
            <text:p>6.172411717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34]*[.$D$2]" office:value-type="float" office:value="52" calcext:value-type="float">
            <text:p>52</text:p>
          </table:table-cell>
          <table:table-cell table:formula="of:=IF([.$C34] &gt; [.$J$2]; [.D33]; [.D33]+SIN(RADIANS([.$C34]))*MIN(([.$A$2]+([.B34]*[.$B$2]));[.$C$2]))" office:value-type="float" office:value="3.2732029981859" calcext:value-type="float">
            <text:p>3.2732029982</text:p>
          </table:table-cell>
          <table:table-cell table:formula="of:=IF([.$C34]&gt;[.$J$2];[.E33];[.E33]+COS(RADIANS([.$C34]))*MIN(([.$A$2]+([.B34]*[.$B$2]));[.$C$2]))" office:value-type="float" office:value="6.07323026932068" calcext:value-type="float">
            <text:p>6.0732302693</text:p>
          </table:table-cell>
          <table:table-cell table:formula="of:=SQRT(([.D34]*[.D34])+([.E34]*[.E34]))" office:value-type="float" office:value="6.89912920385799" calcext:value-type="float">
            <text:p>6.8991292039</text:p>
          </table:table-cell>
          <table:table-cell/>
          <table:table-cell table:formula="of:=IF([.$C34] &gt; [.$J$2]; [.H33]; (([.$A$2]/[.$E$2])*((0-COS([.$E$2]*[.B34] + [.$G$2])) - (0-COS([.$G$2])))) + (([.$B$2]*[.B34]/[.$E$2])*(0-COS([.$E$2]*[.B34] + [.$G$2]))) + (([.$B$2]/POWER([.$E$2];2)) * (SIN([.$E$2]*[.B34] + [.$G$2]) - SIN([.$G$2]))))" office:value-type="float" office:value="3.14284364966229" calcext:value-type="float">
            <text:p>3.1428436497</text:p>
          </table:table-cell>
          <table:table-cell table:formula="of:=IF([.$C34] &gt; [.$J$2]; [.I33]; (([.$A$2]/[.$E$2])*(   SIN([.$E$2]*[.B34] + [.$G$2])  -    SIN([.$G$2])))  + (([.$B$2]*[.B34]/[.$E$2])*   SIN([.$E$2]*[.B34] + [.$G$2]))  + (([.$B$2]/POWER([.$E$2];2)) * (COS([.$E$2]*[.B34] + [.$G$2]) - COS([.$G$2]))))" office:value-type="float" office:value="5.87256272808327" calcext:value-type="float">
            <text:p>5.8725627281</text:p>
          </table:table-cell>
          <table:table-cell table:formula="of:=SQRT(POWER([.H34];2)+POWER([.I33];2))" office:value-type="float" office:value="6.47969792619539" calcext:value-type="float">
            <text:p>6.479697926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35]*[.$D$2]" office:value-type="float" office:value="54" calcext:value-type="float">
            <text:p>54</text:p>
          </table:table-cell>
          <table:table-cell table:formula="of:=IF([.$C35] &gt; [.$J$2]; [.D34]; [.D34]+SIN(RADIANS([.$C35]))*MIN(([.$A$2]+([.B35]*[.$B$2]));[.$C$2]))" office:value-type="float" office:value="3.54422369130151" calcext:value-type="float">
            <text:p>3.5442236913</text:p>
          </table:table-cell>
          <table:table-cell table:formula="of:=IF([.$C35]&gt;[.$J$2];[.E34];[.E34]+COS(RADIANS([.$C35]))*MIN(([.$A$2]+([.B35]*[.$B$2]));[.$C$2]))" office:value-type="float" office:value="6.27013832883866" calcext:value-type="float">
            <text:p>6.2701383288</text:p>
          </table:table-cell>
          <table:table-cell table:formula="of:=SQRT(([.D35]*[.D35])+([.E35]*[.E35]))" office:value-type="float" office:value="7.202510412124" calcext:value-type="float">
            <text:p>7.2025104121</text:p>
          </table:table-cell>
          <table:table-cell/>
          <table:table-cell table:formula="of:=IF([.$C35] &gt; [.$J$2]; [.H34]; (([.$A$2]/[.$E$2])*((0-COS([.$E$2]*[.B35] + [.$G$2])) - (0-COS([.$G$2])))) + (([.$B$2]*[.B35]/[.$E$2])*(0-COS([.$E$2]*[.B35] + [.$G$2]))) + (([.$B$2]/POWER([.$E$2];2)) * (SIN([.$E$2]*[.B35] + [.$G$2]) - SIN([.$G$2]))))" office:value-type="float" office:value="3.4083852280646" calcext:value-type="float">
            <text:p>3.4083852281</text:p>
          </table:table-cell>
          <table:table-cell table:formula="of:=IF([.$C35] &gt; [.$J$2]; [.I34]; (([.$A$2]/[.$E$2])*(   SIN([.$E$2]*[.B35] + [.$G$2])  -    SIN([.$G$2])))  + (([.$B$2]*[.B35]/[.$E$2])*   SIN([.$E$2]*[.B35] + [.$G$2]))  + (([.$B$2]/POWER([.$E$2];2)) * (COS([.$E$2]*[.B35] + [.$G$2]) - COS([.$G$2]))))" office:value-type="float" office:value="6.07264444893885" calcext:value-type="float">
            <text:p>6.0726444489</text:p>
          </table:table-cell>
          <table:table-cell table:formula="of:=SQRT(POWER([.H35];2)+POWER([.I34];2))" office:value-type="float" office:value="6.78999873771431" calcext:value-type="float">
            <text:p>6.789998737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6]*[.$D$2]" office:value-type="float" office:value="56" calcext:value-type="float">
            <text:p>56</text:p>
          </table:table-cell>
          <table:table-cell table:formula="of:=IF([.$C36] &gt; [.$J$2]; [.D35]; [.D35]+SIN(RADIANS([.$C36]))*MIN(([.$A$2]+([.B36]*[.$B$2]));[.$C$2]))" office:value-type="float" office:value="3.82609646597022" calcext:value-type="float">
            <text:p>3.826096466</text:p>
          </table:table-cell>
          <table:table-cell table:formula="of:=IF([.$C36]&gt;[.$J$2];[.E35];[.E35]+COS(RADIANS([.$C36]))*MIN(([.$A$2]+([.B36]*[.$B$2]));[.$C$2]))" office:value-type="float" office:value="6.46026391601872" calcext:value-type="float">
            <text:p>6.460263916</text:p>
          </table:table-cell>
          <table:table-cell table:formula="of:=SQRT(([.D36]*[.D36])+([.E36]*[.E36]))" office:value-type="float" office:value="7.50826371616789" calcext:value-type="float">
            <text:p>7.5082637162</text:p>
          </table:table-cell>
          <table:table-cell/>
          <table:table-cell table:formula="of:=IF([.$C36] &gt; [.$J$2]; [.H35]; (([.$A$2]/[.$E$2])*((0-COS([.$E$2]*[.B36] + [.$G$2])) - (0-COS([.$G$2])))) + (([.$B$2]*[.B36]/[.$E$2])*(0-COS([.$E$2]*[.B36] + [.$G$2]))) + (([.$B$2]/POWER([.$E$2];2)) * (SIN([.$E$2]*[.B36] + [.$G$2]) - SIN([.$G$2]))))" office:value-type="float" office:value="3.68484334935391" calcext:value-type="float">
            <text:p>3.6848433494</text:p>
          </table:table-cell>
          <table:table-cell table:formula="of:=IF([.$C36] &gt; [.$J$2]; [.I35]; (([.$A$2]/[.$E$2])*(   SIN([.$E$2]*[.B36] + [.$G$2])  -    SIN([.$G$2])))  + (([.$B$2]*[.B36]/[.$E$2])*   SIN([.$E$2]*[.B36] + [.$G$2]))  + (([.$B$2]/POWER([.$E$2];2)) * (COS([.$E$2]*[.B36] + [.$G$2]) - COS([.$G$2]))))" office:value-type="float" office:value="6.2662047545591" calcext:value-type="float">
            <text:p>6.2662047546</text:p>
          </table:table-cell>
          <table:table-cell table:formula="of:=SQRT(POWER([.H36];2)+POWER([.I35];2))" office:value-type="float" office:value="7.10317401676923" calcext:value-type="float">
            <text:p>7.10317401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7]*[.$D$2]" office:value-type="float" office:value="58" calcext:value-type="float">
            <text:p>58</text:p>
          </table:table-cell>
          <table:table-cell table:formula="of:=IF([.$C37] &gt; [.$J$2]; [.D36]; [.D36]+SIN(RADIANS([.$C37]))*MIN(([.$A$2]+([.B37]*[.$B$2]));[.$C$2]))" office:value-type="float" office:value="4.11867305914419" calcext:value-type="float">
            <text:p>4.1186730591</text:p>
          </table:table-cell>
          <table:table-cell table:formula="of:=IF([.$C37]&gt;[.$J$2];[.E36];[.E36]+COS(RADIANS([.$C37]))*MIN(([.$A$2]+([.B37]*[.$B$2]));[.$C$2]))" office:value-type="float" office:value="6.64308606217917" calcext:value-type="float">
            <text:p>6.6430860622</text:p>
          </table:table-cell>
          <table:table-cell table:formula="of:=SQRT(([.D37]*[.D37])+([.E37]*[.E37]))" office:value-type="float" office:value="7.81626894353306" calcext:value-type="float">
            <text:p>7.8162689435</text:p>
          </table:table-cell>
          <table:table-cell/>
          <table:table-cell table:formula="of:=IF([.$C37] &gt; [.$J$2]; [.H36]; (([.$A$2]/[.$E$2])*((0-COS([.$E$2]*[.B37] + [.$G$2])) - (0-COS([.$G$2])))) + (([.$B$2]*[.B37]/[.$E$2])*(0-COS([.$E$2]*[.B37] + [.$G$2]))) + (([.$B$2]/POWER([.$E$2];2)) * (SIN([.$E$2]*[.B37] + [.$G$2]) - SIN([.$G$2]))))" office:value-type="float" office:value="3.97208135702135" calcext:value-type="float">
            <text:p>3.972081357</text:p>
          </table:table-cell>
          <table:table-cell table:formula="of:=IF([.$C37] &gt; [.$J$2]; [.I36]; (([.$A$2]/[.$E$2])*(   SIN([.$E$2]*[.B37] + [.$G$2])  -    SIN([.$G$2])))  + (([.$B$2]*[.B37]/[.$E$2])*   SIN([.$E$2]*[.B37] + [.$G$2]))  + (([.$B$2]/POWER([.$E$2];2)) * (COS([.$E$2]*[.B37] + [.$G$2]) - COS([.$G$2]))))" office:value-type="float" office:value="6.45272195610041" calcext:value-type="float">
            <text:p>6.4527219561</text:p>
          </table:table-cell>
          <table:table-cell table:formula="of:=SQRT(POWER([.H37];2)+POWER([.I36];2))" office:value-type="float" office:value="7.41908028888053" calcext:value-type="float">
            <text:p>7.419080288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8]*[.$D$2]" office:value-type="float" office:value="60" calcext:value-type="float">
            <text:p>60</text:p>
          </table:table-cell>
          <table:table-cell table:formula="of:=IF([.$C38] &gt; [.$J$2]; [.D37]; [.D37]+SIN(RADIANS([.$C38]))*MIN(([.$A$2]+([.B38]*[.$B$2]));[.$C$2]))" office:value-type="float" office:value="4.42178195046875" calcext:value-type="float">
            <text:p>4.4217819505</text:p>
          </table:table-cell>
          <table:table-cell table:formula="of:=IF([.$C38]&gt;[.$J$2];[.E37];[.E37]+COS(RADIANS([.$C38]))*MIN(([.$A$2]+([.B38]*[.$B$2]));[.$C$2]))" office:value-type="float" office:value="6.81808606217917" calcext:value-type="float">
            <text:p>6.8180860622</text:p>
          </table:table-cell>
          <table:table-cell table:formula="of:=SQRT(([.D38]*[.D38])+([.E38]*[.E38]))" office:value-type="float" office:value="8.12640468896135" calcext:value-type="float">
            <text:p>8.126404689</text:p>
          </table:table-cell>
          <table:table-cell/>
          <table:table-cell table:formula="of:=IF([.$C38] &gt; [.$J$2]; [.H37]; (([.$A$2]/[.$E$2])*((0-COS([.$E$2]*[.B38] + [.$G$2])) - (0-COS([.$G$2])))) + (([.$B$2]*[.B38]/[.$E$2])*(0-COS([.$E$2]*[.B38] + [.$G$2]))) + (([.$B$2]/POWER([.$E$2];2)) * (SIN([.$E$2]*[.B38] + [.$G$2]) - SIN([.$G$2]))))" office:value-type="float" office:value="4.26993936243233" calcext:value-type="float">
            <text:p>4.2699393624</text:p>
          </table:table-cell>
          <table:table-cell table:formula="of:=IF([.$C38] &gt; [.$J$2]; [.I37]; (([.$A$2]/[.$E$2])*(   SIN([.$E$2]*[.B38] + [.$G$2])  -    SIN([.$G$2])))  + (([.$B$2]*[.B38]/[.$E$2])*   SIN([.$E$2]*[.B38] + [.$G$2]))  + (([.$B$2]/POWER([.$E$2];2)) * (COS([.$E$2]*[.B38] + [.$G$2]) - COS([.$G$2]))))" office:value-type="float" office:value="6.63167613413588" calcext:value-type="float">
            <text:p>6.6316761341</text:p>
          </table:table-cell>
          <table:table-cell table:formula="of:=SQRT(POWER([.H38];2)+POWER([.I37];2))" office:value-type="float" office:value="7.73757085922897" calcext:value-type="float">
            <text:p>7.737570859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9]*[.$D$2]" office:value-type="float" office:value="62" calcext:value-type="float">
            <text:p>62</text:p>
          </table:table-cell>
          <table:table-cell table:formula="of:=IF([.$C39] &gt; [.$J$2]; [.D38]; [.D38]+SIN(RADIANS([.$C39]))*MIN(([.$A$2]+([.B39]*[.$B$2]));[.$C$2]))" office:value-type="float" office:value="4.73522834593366" calcext:value-type="float">
            <text:p>4.7352283459</text:p>
          </table:table-cell>
          <table:table-cell table:formula="of:=IF([.$C39]&gt;[.$J$2];[.E38];[.E38]+COS(RADIANS([.$C39]))*MIN(([.$A$2]+([.B39]*[.$B$2]));[.$C$2]))" office:value-type="float" office:value="6.98474846696816" calcext:value-type="float">
            <text:p>6.984748467</text:p>
          </table:table-cell>
          <table:table-cell table:formula="of:=SQRT(([.D39]*[.D39])+([.E39]*[.E39]))" office:value-type="float" office:value="8.43854837249558" calcext:value-type="float">
            <text:p>8.4385483725</text:p>
          </table:table-cell>
          <table:table-cell/>
          <table:table-cell table:formula="of:=IF([.$C39] &gt; [.$J$2]; [.H38]; (([.$A$2]/[.$E$2])*((0-COS([.$E$2]*[.B39] + [.$G$2])) - (0-COS([.$G$2])))) + (([.$B$2]*[.B39]/[.$E$2])*(0-COS([.$E$2]*[.B39] + [.$G$2]))) + (([.$B$2]/POWER([.$E$2];2)) * (SIN([.$E$2]*[.B39] + [.$G$2]) - SIN([.$G$2]))))" office:value-type="float" office:value="4.57823420805926" calcext:value-type="float">
            <text:p>4.5782342081</text:p>
          </table:table-cell>
          <table:table-cell table:formula="of:=IF([.$C39] &gt; [.$J$2]; [.I38]; (([.$A$2]/[.$E$2])*(   SIN([.$E$2]*[.B39] + [.$G$2])  -    SIN([.$G$2])))  + (([.$B$2]*[.B39]/[.$E$2])*   SIN([.$E$2]*[.B39] + [.$G$2]))  + (([.$B$2]/POWER([.$E$2];2)) * (COS([.$E$2]*[.B39] + [.$G$2]) - COS([.$G$2]))))" office:value-type="float" office:value="6.80255012867885" calcext:value-type="float">
            <text:p>6.8025501287</text:p>
          </table:table-cell>
          <table:table-cell table:formula="of:=SQRT(POWER([.H39];2)+POWER([.I38];2))" office:value-type="float" office:value="8.05849593980859" calcext:value-type="float">
            <text:p>8.058495939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40]*[.$D$2]" office:value-type="float" office:value="64" calcext:value-type="float">
            <text:p>64</text:p>
          </table:table-cell>
          <table:table-cell table:formula="of:=IF([.$C40] &gt; [.$J$2]; [.D39]; [.D39]+SIN(RADIANS([.$C40]))*MIN(([.$A$2]+([.B40]*[.$B$2]));[.$C$2]))" office:value-type="float" office:value="5.05879420260136" calcext:value-type="float">
            <text:p>5.0587942026</text:p>
          </table:table-cell>
          <table:table-cell table:formula="of:=IF([.$C40]&gt;[.$J$2];[.E39];[.E39]+COS(RADIANS([.$C40]))*MIN(([.$A$2]+([.B40]*[.$B$2]));[.$C$2]))" office:value-type="float" office:value="7.14256207981223" calcext:value-type="float">
            <text:p>7.1425620798</text:p>
          </table:table-cell>
          <table:table-cell table:formula="of:=SQRT(([.D40]*[.D40])+([.E40]*[.E40]))" office:value-type="float" office:value="8.75257629776769" calcext:value-type="float">
            <text:p>8.7525762978</text:p>
          </table:table-cell>
          <table:table-cell/>
          <table:table-cell table:formula="of:=IF([.$C40] &gt; [.$J$2]; [.H39]; (([.$A$2]/[.$E$2])*((0-COS([.$E$2]*[.B40] + [.$G$2])) - (0-COS([.$G$2])))) + (([.$B$2]*[.B40]/[.$E$2])*(0-COS([.$E$2]*[.B40] + [.$G$2]))) + (([.$B$2]/POWER([.$E$2];2)) * (SIN([.$E$2]*[.B40] + [.$G$2]) - SIN([.$G$2]))))" office:value-type="float" office:value="4.89675947164948" calcext:value-type="float">
            <text:p>4.8967594716</text:p>
          </table:table-cell>
          <table:table-cell table:formula="of:=IF([.$C40] &gt; [.$J$2]; [.I39]; (([.$A$2]/[.$E$2])*(   SIN([.$E$2]*[.B40] + [.$G$2])  -    SIN([.$G$2])))  + (([.$B$2]*[.B40]/[.$E$2])*   SIN([.$E$2]*[.B40] + [.$G$2]))  + (([.$B$2]/POWER([.$E$2];2)) * (COS([.$E$2]*[.B40] + [.$G$2]) - COS([.$G$2]))))" office:value-type="float" office:value="6.96483053370878" calcext:value-type="float">
            <text:p>6.9648305337</text:p>
          </table:table-cell>
          <table:table-cell table:formula="of:=SQRT(POWER([.H40];2)+POWER([.I39];2))" office:value-type="float" office:value="8.38170278501794" calcext:value-type="float">
            <text:p>8.38170278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41]*[.$D$2]" office:value-type="float" office:value="66" calcext:value-type="float">
            <text:p>66</text:p>
          </table:table-cell>
          <table:table-cell table:formula="of:=IF([.$C41] &gt; [.$J$2]; [.D40]; [.D40]+SIN(RADIANS([.$C41]))*MIN(([.$A$2]+([.B41]*[.$B$2]));[.$C$2]))" office:value-type="float" office:value="5.39223829464091" calcext:value-type="float">
            <text:p>5.3922382946</text:p>
          </table:table-cell>
          <table:table-cell table:formula="of:=IF([.$C41]&gt;[.$J$2];[.E40];[.E40]+COS(RADIANS([.$C41]))*MIN(([.$A$2]+([.B41]*[.$B$2]));[.$C$2]))" office:value-type="float" office:value="7.2910209545349" calcext:value-type="float">
            <text:p>7.2910209545</text:p>
          </table:table-cell>
          <table:table-cell table:formula="of:=SQRT(([.D41]*[.D41])+([.E41]*[.E41]))" office:value-type="float" office:value="9.06836371048597" calcext:value-type="float">
            <text:p>9.0683637105</text:p>
          </table:table-cell>
          <table:table-cell/>
          <table:table-cell table:formula="of:=IF([.$C41] &gt; [.$J$2]; [.H40]; (([.$A$2]/[.$E$2])*((0-COS([.$E$2]*[.B41] + [.$G$2])) - (0-COS([.$G$2])))) + (([.$B$2]*[.B41]/[.$E$2])*(0-COS([.$E$2]*[.B41] + [.$G$2]))) + (([.$B$2]/POWER([.$E$2];2)) * (SIN([.$E$2]*[.B41] + [.$G$2]) - SIN([.$G$2]))))" office:value-type="float" office:value="5.22528551159" calcext:value-type="float">
            <text:p>5.2252855116</text:p>
          </table:table-cell>
          <table:table-cell table:formula="of:=IF([.$C41] &gt; [.$J$2]; [.I40]; (([.$A$2]/[.$E$2])*(   SIN([.$E$2]*[.B41] + [.$G$2])  -    SIN([.$G$2])))  + (([.$B$2]*[.B41]/[.$E$2])*   SIN([.$E$2]*[.B41] + [.$G$2]))  + (([.$B$2]/POWER([.$E$2];2)) * (COS([.$E$2]*[.B41] + [.$G$2]) - COS([.$G$2]))))" office:value-type="float" office:value="7.11800869454391" calcext:value-type="float">
            <text:p>7.1180086945</text:p>
          </table:table-cell>
          <table:table-cell table:formula="of:=SQRT(POWER([.H41];2)+POWER([.I40];2))" office:value-type="float" office:value="8.7070358355134" calcext:value-type="float">
            <text:p>8.707035835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42]*[.$D$2]" office:value-type="float" office:value="68" calcext:value-type="float">
            <text:p>68</text:p>
          </table:table-cell>
          <table:table-cell table:formula="of:=IF([.$C42] &gt; [.$J$2]; [.D41]; [.D41]+SIN(RADIANS([.$C42]))*MIN(([.$A$2]+([.B42]*[.$B$2]));[.$C$2]))" office:value-type="float" office:value="5.73529632083062" calcext:value-type="float">
            <text:p>5.7352963208</text:p>
          </table:table-cell>
          <table:table-cell table:formula="of:=IF([.$C42]&gt;[.$J$2];[.E41];[.E41]+COS(RADIANS([.$C42]))*MIN(([.$A$2]+([.B42]*[.$B$2]));[.$C$2]))" office:value-type="float" office:value="7.42962539409879" calcext:value-type="float">
            <text:p>7.4296253941</text:p>
          </table:table-cell>
          <table:table-cell table:formula="of:=SQRT(([.D42]*[.D42])+([.E42]*[.E42]))" office:value-type="float" office:value="9.38578485713213" calcext:value-type="float">
            <text:p>9.3857848571</text:p>
          </table:table-cell>
          <table:table-cell/>
          <table:table-cell table:formula="of:=IF([.$C42] &gt; [.$J$2]; [.H41]; (([.$A$2]/[.$E$2])*((0-COS([.$E$2]*[.B42] + [.$G$2])) - (0-COS([.$G$2])))) + (([.$B$2]*[.B42]/[.$E$2])*(0-COS([.$E$2]*[.B42] + [.$G$2]))) + (([.$B$2]/POWER([.$E$2];2)) * (SIN([.$E$2]*[.B42] + [.$G$2]) - SIN([.$G$2]))))" office:value-type="float" office:value="5.56355955366508" calcext:value-type="float">
            <text:p>5.5635595537</text:p>
          </table:table-cell>
          <table:table-cell table:formula="of:=IF([.$C42] &gt; [.$J$2]; [.I41]; (([.$A$2]/[.$E$2])*(   SIN([.$E$2]*[.B42] + [.$G$2])  -    SIN([.$G$2])))  + (([.$B$2]*[.B42]/[.$E$2])*   SIN([.$E$2]*[.B42] + [.$G$2]))  + (([.$B$2]/POWER([.$E$2];2)) * (COS([.$E$2]*[.B42] + [.$G$2]) - COS([.$G$2]))))" office:value-type="float" office:value="7.26158170639231" calcext:value-type="float">
            <text:p>7.2615817064</text:p>
          </table:table-cell>
          <table:table-cell table:formula="of:=SQRT(POWER([.H42];2)+POWER([.I41];2))" office:value-type="float" office:value="9.0343368701184" calcext:value-type="float">
            <text:p>9.034336870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43]*[.$D$2]" office:value-type="float" office:value="70" calcext:value-type="float">
            <text:p>70</text:p>
          </table:table-cell>
          <table:table-cell table:formula="of:=IF([.$C43] &gt; [.$J$2]; [.D42]; [.D42]+SIN(RADIANS([.$C43]))*MIN(([.$A$2]+([.B43]*[.$B$2]));[.$C$2]))" office:value-type="float" office:value="6.08768105362534" calcext:value-type="float">
            <text:p>6.0876810536</text:p>
          </table:table-cell>
          <table:table-cell table:formula="of:=IF([.$C43]&gt;[.$J$2];[.E42];[.E42]+COS(RADIANS([.$C43]))*MIN(([.$A$2]+([.B43]*[.$B$2]));[.$C$2]))" office:value-type="float" office:value="7.55788294784591" calcext:value-type="float">
            <text:p>7.5578829478</text:p>
          </table:table-cell>
          <table:table-cell table:formula="of:=SQRT(([.D43]*[.D43])+([.E43]*[.E43]))" office:value-type="float" office:value="9.70471304387765" calcext:value-type="float">
            <text:p>9.7047130439</text:p>
          </table:table-cell>
          <table:table-cell/>
          <table:table-cell table:formula="of:=IF([.$C43] &gt; [.$J$2]; [.H42]; (([.$A$2]/[.$E$2])*((0-COS([.$E$2]*[.B43] + [.$G$2])) - (0-COS([.$G$2])))) + (([.$B$2]*[.B43]/[.$E$2])*(0-COS([.$E$2]*[.B43] + [.$G$2]))) + (([.$B$2]/POWER([.$E$2];2)) * (SIN([.$E$2]*[.B43] + [.$G$2]) - SIN([.$G$2]))))" office:value-type="float" office:value="5.91130581933587" calcext:value-type="float">
            <text:p>5.9113058193</text:p>
          </table:table-cell>
          <table:table-cell table:formula="of:=IF([.$C43] &gt; [.$J$2]; [.I42]; (([.$A$2]/[.$E$2])*(   SIN([.$E$2]*[.B43] + [.$G$2])  -    SIN([.$G$2])))  + (([.$B$2]*[.B43]/[.$E$2])*   SIN([.$E$2]*[.B43] + [.$G$2]))  + (([.$B$2]/POWER([.$E$2];2)) * (COS([.$E$2]*[.B43] + [.$G$2]) - COS([.$G$2]))))" office:value-type="float" office:value="7.39505341240334" calcext:value-type="float">
            <text:p>7.3950534124</text:p>
          </table:table-cell>
          <table:table-cell table:formula="of:=SQRT(POWER([.H43];2)+POWER([.I42];2))" office:value-type="float" office:value="9.36344516555341" calcext:value-type="float">
            <text:p>9.363445165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44]*[.$D$2]" office:value-type="float" office:value="72" calcext:value-type="float">
            <text:p>72</text:p>
          </table:table-cell>
          <table:table-cell table:formula="of:=IF([.$C44] &gt; [.$J$2]; [.D43]; [.D43]+SIN(RADIANS([.$C44]))*MIN(([.$A$2]+([.B44]*[.$B$2]));[.$C$2]))" office:value-type="float" office:value="6.4490825298175" calcext:value-type="float">
            <text:p>6.4490825298</text:p>
          </table:table-cell>
          <table:table-cell table:formula="of:=IF([.$C44]&gt;[.$J$2];[.E43];[.E43]+COS(RADIANS([.$C44]))*MIN(([.$A$2]+([.B44]*[.$B$2]));[.$C$2]))" office:value-type="float" office:value="7.67530940570839" calcext:value-type="float">
            <text:p>7.6753094057</text:p>
          </table:table-cell>
          <table:table-cell table:formula="of:=SQRT(([.D44]*[.D44])+([.E44]*[.E44]))" office:value-type="float" office:value="10.0250206957269" calcext:value-type="float">
            <text:p>10.0250206957</text:p>
          </table:table-cell>
          <table:table-cell/>
          <table:table-cell table:formula="of:=IF([.$C44] &gt; [.$J$2]; [.H43]; (([.$A$2]/[.$E$2])*((0-COS([.$E$2]*[.B44] + [.$G$2])) - (0-COS([.$G$2])))) + (([.$B$2]*[.B44]/[.$E$2])*(0-COS([.$E$2]*[.B44] + [.$G$2]))) + (([.$B$2]/POWER([.$E$2];2)) * (SIN([.$E$2]*[.B44] + [.$G$2]) - SIN([.$G$2]))))" office:value-type="float" office:value="6.268225695605" calcext:value-type="float">
            <text:p>6.2682256956</text:p>
          </table:table-cell>
          <table:table-cell table:formula="of:=IF([.$C44] &gt; [.$J$2]; [.I43]; (([.$A$2]/[.$E$2])*(   SIN([.$E$2]*[.B44] + [.$G$2])  -    SIN([.$G$2])))  + (([.$B$2]*[.B44]/[.$E$2])*   SIN([.$E$2]*[.B44] + [.$G$2]))  + (([.$B$2]/POWER([.$E$2];2)) * (COS([.$E$2]*[.B44] + [.$G$2]) - COS([.$G$2]))))" office:value-type="float" office:value="7.51793539953403" calcext:value-type="float">
            <text:p>7.5179353995</text:p>
          </table:table-cell>
          <table:table-cell table:formula="of:=SQRT(POWER([.H44];2)+POWER([.I43];2))" office:value-type="float" office:value="9.69419766372344" calcext:value-type="float">
            <text:p>9.69419766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45]*[.$D$2]" office:value-type="float" office:value="74" calcext:value-type="float">
            <text:p>74</text:p>
          </table:table-cell>
          <table:table-cell table:formula="of:=IF([.$C45] &gt; [.$J$2]; [.D44]; [.D44]+SIN(RADIANS([.$C45]))*MIN(([.$A$2]+([.B45]*[.$B$2]));[.$C$2]))" office:value-type="float" office:value="6.81916828275375" calcext:value-type="float">
            <text:p>6.8191682828</text:p>
          </table:table-cell>
          <table:table-cell table:formula="of:=IF([.$C45]&gt;[.$J$2];[.E44];[.E44]+COS(RADIANS([.$C45]))*MIN(([.$A$2]+([.B45]*[.$B$2]));[.$C$2]))" office:value-type="float" office:value="7.78142978769794" calcext:value-type="float">
            <text:p>7.7814297877</text:p>
          </table:table-cell>
          <table:table-cell table:formula="of:=SQRT(([.D45]*[.D45])+([.E45]*[.E45]))" office:value-type="float" office:value="10.3465794158933" calcext:value-type="float">
            <text:p>10.3465794159</text:p>
          </table:table-cell>
          <table:table-cell/>
          <table:table-cell table:formula="of:=IF([.$C45] &gt; [.$J$2]; [.H44]; (([.$A$2]/[.$E$2])*((0-COS([.$E$2]*[.B45] + [.$G$2])) - (0-COS([.$G$2])))) + (([.$B$2]*[.B45]/[.$E$2])*(0-COS([.$E$2]*[.B45] + [.$G$2]))) + (([.$B$2]/POWER([.$E$2];2)) * (SIN([.$E$2]*[.B45] + [.$G$2]) - SIN([.$G$2]))))" office:value-type="float" office:value="6.63399794646143" calcext:value-type="float">
            <text:p>6.6339979465</text:p>
          </table:table-cell>
          <table:table-cell table:formula="of:=IF([.$C45] &gt; [.$J$2]; [.I44]; (([.$A$2]/[.$E$2])*(   SIN([.$E$2]*[.B45] + [.$G$2])  -    SIN([.$G$2])))  + (([.$B$2]*[.B45]/[.$E$2])*   SIN([.$E$2]*[.B45] + [.$G$2]))  + (([.$B$2]/POWER([.$E$2];2)) * (COS([.$E$2]*[.B45] + [.$G$2]) - COS([.$G$2]))))" office:value-type="float" office:value="7.62974799054023" calcext:value-type="float">
            <text:p>7.6297479905</text:p>
          </table:table-cell>
          <table:table-cell table:formula="of:=SQRT(POWER([.H45];2)+POWER([.I44];2))" office:value-type="float" office:value="10.0264291462724" calcext:value-type="float">
            <text:p>10.026429146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46]*[.$D$2]" office:value-type="float" office:value="76" calcext:value-type="float">
            <text:p>76</text:p>
          </table:table-cell>
          <table:table-cell table:formula="of:=IF([.$C46] &gt; [.$J$2]; [.D45]; [.D45]+SIN(RADIANS([.$C46]))*MIN(([.$A$2]+([.B46]*[.$B$2]));[.$C$2]))" office:value-type="float" office:value="7.19758361600139" calcext:value-type="float">
            <text:p>7.197583616</text:p>
          </table:table-cell>
          <table:table-cell table:formula="of:=IF([.$C46]&gt;[.$J$2];[.E45];[.E45]+COS(RADIANS([.$C46]))*MIN(([.$A$2]+([.B46]*[.$B$2]));[.$C$2]))" office:value-type="float" office:value="7.87577932698181" calcext:value-type="float">
            <text:p>7.875779327</text:p>
          </table:table-cell>
          <table:table-cell table:formula="of:=SQRT(([.D46]*[.D46])+([.E46]*[.E46]))" office:value-type="float" office:value="10.669260045413" calcext:value-type="float">
            <text:p>10.6692600454</text:p>
          </table:table-cell>
          <table:table-cell/>
          <table:table-cell table:formula="of:=IF([.$C46] &gt; [.$J$2]; [.H45]; (([.$A$2]/[.$E$2])*((0-COS([.$E$2]*[.B46] + [.$G$2])) - (0-COS([.$G$2])))) + (([.$B$2]*[.B46]/[.$E$2])*(0-COS([.$E$2]*[.B46] + [.$G$2]))) + (([.$B$2]/POWER([.$E$2];2)) * (SIN([.$E$2]*[.B46] + [.$G$2]) - SIN([.$G$2]))))" office:value-type="float" office:value="7.00827896583359" calcext:value-type="float">
            <text:p>7.0082789658</text:p>
          </table:table-cell>
          <table:table-cell table:formula="of:=IF([.$C46] &gt; [.$J$2]; [.I45]; (([.$A$2]/[.$E$2])*(   SIN([.$E$2]*[.B46] + [.$G$2])  -    SIN([.$G$2])))  + (([.$B$2]*[.B46]/[.$E$2])*   SIN([.$E$2]*[.B46] + [.$G$2]))  + (([.$B$2]/POWER([.$E$2];2)) * (COS([.$E$2]*[.B46] + [.$G$2]) - COS([.$G$2]))))" office:value-type="float" office:value="7.73002123040029" calcext:value-type="float">
            <text:p>7.7300212304</text:p>
          </table:table-cell>
          <table:table-cell table:formula="of:=SQRT(POWER([.H46];2)+POWER([.I45];2))" office:value-type="float" office:value="10.3599724160877" calcext:value-type="float">
            <text:p>10.359972416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47]*[.$D$2]" office:value-type="float" office:value="78" calcext:value-type="float">
            <text:p>78</text:p>
          </table:table-cell>
          <table:table-cell table:formula="of:=IF([.$C47] &gt; [.$J$2]; [.D46]; [.D46]+SIN(RADIANS([.$C47]))*MIN(([.$A$2]+([.B47]*[.$B$2]));[.$C$2]))" office:value-type="float" office:value="7.58395191829124" calcext:value-type="float">
            <text:p>7.5839519183</text:p>
          </table:table-cell>
          <table:table-cell table:formula="of:=IF([.$C47]&gt;[.$J$2];[.E46];[.E46]+COS(RADIANS([.$C47]))*MIN(([.$A$2]+([.B47]*[.$B$2]));[.$C$2]))" office:value-type="float" office:value="7.95790444485482" calcext:value-type="float">
            <text:p>7.9579044449</text:p>
          </table:table-cell>
          <table:table-cell table:formula="of:=SQRT(([.D47]*[.D47])+([.E47]*[.E47]))" office:value-type="float" office:value="10.9929327229995" calcext:value-type="float">
            <text:p>10.992932723</text:p>
          </table:table-cell>
          <table:table-cell/>
          <table:table-cell table:formula="of:=IF([.$C47] &gt; [.$J$2]; [.H46]; (([.$A$2]/[.$E$2])*((0-COS([.$E$2]*[.B47] + [.$G$2])) - (0-COS([.$G$2])))) + (([.$B$2]*[.B47]/[.$E$2])*(0-COS([.$E$2]*[.B47] + [.$G$2]))) + (([.$B$2]/POWER([.$E$2];2)) * (SIN([.$E$2]*[.B47] + [.$G$2]) - SIN([.$G$2]))))" office:value-type="float" office:value="7.39070307191126" calcext:value-type="float">
            <text:p>7.3907030719</text:p>
          </table:table-cell>
          <table:table-cell table:formula="of:=IF([.$C47] &gt; [.$J$2]; [.I46]; (([.$A$2]/[.$E$2])*(   SIN([.$E$2]*[.B47] + [.$G$2])  -    SIN([.$G$2])))  + (([.$B$2]*[.B47]/[.$E$2])*   SIN([.$E$2]*[.B47] + [.$G$2]))  + (([.$B$2]/POWER([.$E$2];2)) * (COS([.$E$2]*[.B47] + [.$G$2]) - COS([.$G$2]))))" office:value-type="float" office:value="7.81829586547978" calcext:value-type="float">
            <text:p>7.8182958655</text:p>
          </table:table-cell>
          <table:table-cell table:formula="of:=SQRT(POWER([.H47];2)+POWER([.I46];2))" office:value-type="float" office:value="10.6946584854121" calcext:value-type="float">
            <text:p>10.694658485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48]*[.$D$2]" office:value-type="float" office:value="80" calcext:value-type="float">
            <text:p>80</text:p>
          </table:table-cell>
          <table:table-cell table:formula="of:=IF([.$C48] &gt; [.$J$2]; [.D47]; [.D47]+SIN(RADIANS([.$C48]))*MIN(([.$A$2]+([.B48]*[.$B$2]));[.$C$2]))" office:value-type="float" office:value="7.97787501949613" calcext:value-type="float">
            <text:p>7.9778750195</text:p>
          </table:table-cell>
          <table:table-cell table:formula="of:=IF([.$C48]&gt;[.$J$2];[.E47];[.E47]+COS(RADIANS([.$C48]))*MIN(([.$A$2]+([.B48]*[.$B$2]));[.$C$2]))" office:value-type="float" office:value="8.0273637159216" calcext:value-type="float">
            <text:p>8.0273637159</text:p>
          </table:table-cell>
          <table:table-cell table:formula="of:=SQRT(([.D48]*[.D48])+([.E48]*[.E48]))" office:value-type="float" office:value="11.3174669451426" calcext:value-type="float">
            <text:p>11.3174669451</text:p>
          </table:table-cell>
          <table:table-cell/>
          <table:table-cell table:formula="of:=IF([.$C48] &gt; [.$J$2]; [.H47]; (([.$A$2]/[.$E$2])*((0-COS([.$E$2]*[.B48] + [.$G$2])) - (0-COS([.$G$2])))) + (([.$B$2]*[.B48]/[.$E$2])*(0-COS([.$E$2]*[.B48] + [.$G$2]))) + (([.$B$2]/POWER([.$E$2];2)) * (SIN([.$E$2]*[.B48] + [.$G$2]) - SIN([.$G$2]))))" office:value-type="float" office:value="7.78088284262923" calcext:value-type="float">
            <text:p>7.7808828426</text:p>
          </table:table-cell>
          <table:table-cell table:formula="of:=IF([.$C48] &gt; [.$J$2]; [.I47]; (([.$A$2]/[.$E$2])*(   SIN([.$E$2]*[.B48] + [.$G$2])  -    SIN([.$G$2])))  + (([.$B$2]*[.B48]/[.$E$2])*   SIN([.$E$2]*[.B48] + [.$G$2]))  + (([.$B$2]/POWER([.$E$2];2)) * (COS([.$E$2]*[.B48] + [.$G$2]) - COS([.$G$2]))))" office:value-type="float" office:value="7.89412431374883" calcext:value-type="float">
            <text:p>7.8941243137</text:p>
          </table:table-cell>
          <table:table-cell table:formula="of:=SQRT(POWER([.H48];2)+POWER([.I47];2))" office:value-type="float" office:value="11.0303167701975" calcext:value-type="float">
            <text:p>11.030316770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9]*[.$D$2]" office:value-type="float" office:value="82" calcext:value-type="float">
            <text:p>82</text:p>
          </table:table-cell>
          <table:table-cell table:formula="of:=IF([.$C49] &gt; [.$J$2]; [.D48]; [.D48]+SIN(RADIANS([.$C49]))*MIN(([.$A$2]+([.B49]*[.$B$2]));[.$C$2]))" office:value-type="float" office:value="8.37893358733646" calcext:value-type="float">
            <text:p>8.3789335873</text:p>
          </table:table-cell>
          <table:table-cell table:formula="of:=IF([.$C49]&gt;[.$J$2];[.E48];[.E48]+COS(RADIANS([.$C49]))*MIN(([.$A$2]+([.B49]*[.$B$2]));[.$C$2]))" office:value-type="float" office:value="8.08372882181042" calcext:value-type="float">
            <text:p>8.0837288218</text:p>
          </table:table-cell>
          <table:table-cell table:formula="of:=SQRT(([.D49]*[.D49])+([.E49]*[.E49]))" office:value-type="float" office:value="11.6427316264511" calcext:value-type="float">
            <text:p>11.6427316265</text:p>
          </table:table-cell>
          <table:table-cell/>
          <table:table-cell table:formula="of:=IF([.$C49] &gt; [.$J$2]; [.H48]; (([.$A$2]/[.$E$2])*((0-COS([.$E$2]*[.B49] + [.$G$2])) - (0-COS([.$G$2])))) + (([.$B$2]*[.B49]/[.$E$2])*(0-COS([.$E$2]*[.B49] + [.$G$2]))) + (([.$B$2]/POWER([.$E$2];2)) * (SIN([.$E$2]*[.B49] + [.$G$2]) - SIN([.$G$2]))))" office:value-type="float" office:value="8.17840949203773" calcext:value-type="float">
            <text:p>8.178409492</text:p>
          </table:table-cell>
          <table:table-cell table:formula="of:=IF([.$C49] &gt; [.$J$2]; [.I48]; (([.$A$2]/[.$E$2])*(   SIN([.$E$2]*[.B49] + [.$G$2])  -    SIN([.$G$2])))  + (([.$B$2]*[.B49]/[.$E$2])*   SIN([.$E$2]*[.B49] + [.$G$2]))  + (([.$B$2]/POWER([.$E$2];2)) * (COS([.$E$2]*[.B49] + [.$G$2]) - COS([.$G$2]))))" office:value-type="float" office:value="7.95707162436971" calcext:value-type="float">
            <text:p>7.9570716244</text:p>
          </table:table-cell>
          <table:table-cell table:formula="of:=SQRT(POWER([.H49];2)+POWER([.I48];2))" office:value-type="float" office:value="11.3667752903087" calcext:value-type="float">
            <text:p>11.366775290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50]*[.$D$2]" office:value-type="float" office:value="84" calcext:value-type="float">
            <text:p>84</text:p>
          </table:table-cell>
          <table:table-cell table:formula="of:=IF([.$C50] &gt; [.$J$2]; [.D49]; [.D49]+SIN(RADIANS([.$C50]))*MIN(([.$A$2]+([.B50]*[.$B$2]));[.$C$2]))" office:value-type="float" office:value="8.78668756443745" calcext:value-type="float">
            <text:p>8.7866875644</text:p>
          </table:table-cell>
          <table:table-cell table:formula="of:=IF([.$C50]&gt;[.$J$2];[.E49];[.E49]+COS(RADIANS([.$C50]))*MIN(([.$A$2]+([.B50]*[.$B$2]));[.$C$2]))" office:value-type="float" office:value="8.12658549175016" calcext:value-type="float">
            <text:p>8.1265854918</text:p>
          </table:table-cell>
          <table:table-cell table:formula="of:=SQRT(([.D50]*[.D50])+([.E50]*[.E50]))" office:value-type="float" office:value="11.9685951602418" calcext:value-type="float">
            <text:p>11.9685951602</text:p>
          </table:table-cell>
          <table:table-cell/>
          <table:table-cell table:formula="of:=IF([.$C50] &gt; [.$J$2]; [.H49]; (([.$A$2]/[.$E$2])*((0-COS([.$E$2]*[.B50] + [.$G$2])) - (0-COS([.$G$2])))) + (([.$B$2]*[.B50]/[.$E$2])*(0-COS([.$E$2]*[.B50] + [.$G$2]))) + (([.$B$2]/POWER([.$E$2];2)) * (SIN([.$E$2]*[.B50] + [.$G$2]) - SIN([.$G$2]))))" office:value-type="float" office:value="8.582853287218" calcext:value-type="float">
            <text:p>8.5828532872</text:p>
          </table:table-cell>
          <table:table-cell table:formula="of:=IF([.$C50] &gt; [.$J$2]; [.I49]; (([.$A$2]/[.$E$2])*(   SIN([.$E$2]*[.B50] + [.$G$2])  -    SIN([.$G$2])))  + (([.$B$2]*[.B50]/[.$E$2])*   SIN([.$E$2]*[.B50] + [.$G$2]))  + (([.$B$2]/POWER([.$E$2];2)) * (COS([.$E$2]*[.B50] + [.$G$2]) - COS([.$G$2]))))" office:value-type="float" office:value="8.00671642498078" calcext:value-type="float">
            <text:p>8.006716425</text:p>
          </table:table-cell>
          <table:table-cell table:formula="of:=SQRT(POWER([.H50];2)+POWER([.I49];2))" office:value-type="float" office:value="11.7038608751667" calcext:value-type="float">
            <text:p>11.703860875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51]*[.$D$2]" office:value-type="float" office:value="86" calcext:value-type="float">
            <text:p>86</text:p>
          </table:table-cell>
          <table:table-cell table:formula="of:=IF([.$C51] &gt; [.$J$2]; [.D50]; [.D50]+SIN(RADIANS([.$C51]))*MIN(([.$A$2]+([.B51]*[.$B$2]));[.$C$2]))" office:value-type="float" office:value="9.20067664529528" calcext:value-type="float">
            <text:p>9.2006766453</text:p>
          </table:table-cell>
          <table:table-cell table:formula="of:=IF([.$C51]&gt;[.$J$2];[.E50];[.E50]+COS(RADIANS([.$C51]))*MIN(([.$A$2]+([.B51]*[.$B$2]));[.$C$2]))" office:value-type="float" office:value="8.15553442835397" calcext:value-type="float">
            <text:p>8.1555344284</text:p>
          </table:table-cell>
          <table:table-cell table:formula="of:=SQRT(([.D51]*[.D51])+([.E51]*[.E51]))" office:value-type="float" office:value="12.2949254793736" calcext:value-type="float">
            <text:p>12.2949254794</text:p>
          </table:table-cell>
          <table:table-cell/>
          <table:table-cell table:formula="of:=IF([.$C51] &gt; [.$J$2]; [.H50]; (([.$A$2]/[.$E$2])*((0-COS([.$E$2]*[.B51] + [.$G$2])) - (0-COS([.$G$2])))) + (([.$B$2]*[.B51]/[.$E$2])*(0-COS([.$E$2]*[.B51] + [.$G$2]))) + (([.$B$2]/POWER([.$E$2];2)) * (SIN([.$E$2]*[.B51] + [.$G$2]) - SIN([.$G$2]))))" office:value-type="float" office:value="8.99376400533361" calcext:value-type="float">
            <text:p>8.9937640053</text:p>
          </table:table-cell>
          <table:table-cell table:formula="of:=IF([.$C51] &gt; [.$J$2]; [.I50]; (([.$A$2]/[.$E$2])*(   SIN([.$E$2]*[.B51] + [.$G$2])  -    SIN([.$G$2])))  + (([.$B$2]*[.B51]/[.$E$2])*   SIN([.$E$2]*[.B51] + [.$G$2]))  + (([.$B$2]/POWER([.$E$2];2)) * (COS([.$E$2]*[.B51] + [.$G$2]) - COS([.$G$2]))))" office:value-type="float" office:value="8.0426518550142" calcext:value-type="float">
            <text:p>8.042651855</text:p>
          </table:table-cell>
          <table:table-cell table:formula="of:=SQRT(POWER([.H51];2)+POWER([.I50];2))" office:value-type="float" office:value="12.0413993743955" calcext:value-type="float">
            <text:p>12.04139937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52]*[.$D$2]" office:value-type="float" office:value="88" calcext:value-type="float">
            <text:p>88</text:p>
          </table:table-cell>
          <table:table-cell table:formula="of:=IF([.$C52] &gt; [.$J$2]; [.D51]; [.D51]+SIN(RADIANS([.$C52]))*MIN(([.$A$2]+([.B52]*[.$B$2]));[.$C$2]))" office:value-type="float" office:value="9.6204207926433" calcext:value-type="float">
            <text:p>9.6204207926</text:p>
          </table:table-cell>
          <table:table-cell table:formula="of:=IF([.$C52]&gt;[.$J$2];[.E51];[.E51]+COS(RADIANS([.$C52]))*MIN(([.$A$2]+([.B52]*[.$B$2]));[.$C$2]))" office:value-type="float" office:value="8.17019221696902" calcext:value-type="float">
            <text:p>8.170192217</text:p>
          </table:table-cell>
          <table:table-cell table:formula="of:=SQRT(([.D52]*[.D52])+([.E52]*[.E52]))" office:value-type="float" office:value="12.6215901173246" calcext:value-type="float">
            <text:p>12.6215901173</text:p>
          </table:table-cell>
          <table:table-cell/>
          <table:table-cell table:formula="of:=IF([.$C52] &gt; [.$J$2]; [.H51]; (([.$A$2]/[.$E$2])*((0-COS([.$E$2]*[.B52] + [.$G$2])) - (0-COS([.$G$2])))) + (([.$B$2]*[.B52]/[.$E$2])*(0-COS([.$E$2]*[.B52] + [.$G$2]))) + (([.$B$2]/POWER([.$E$2];2)) * (SIN([.$E$2]*[.B52] + [.$G$2]) - SIN([.$G$2]))))" office:value-type="float" office:value="9.4106714303418" calcext:value-type="float">
            <text:p>9.4106714303</text:p>
          </table:table-cell>
          <table:table-cell table:formula="of:=IF([.$C52] &gt; [.$J$2]; [.I51]; (([.$A$2]/[.$E$2])*(   SIN([.$E$2]*[.B52] + [.$G$2])  -    SIN([.$G$2])))  + (([.$B$2]*[.B52]/[.$E$2])*   SIN([.$E$2]*[.B52] + [.$G$2]))  + (([.$B$2]/POWER([.$E$2];2)) * (COS([.$E$2]*[.B52] + [.$G$2]) - COS([.$G$2]))))" office:value-type="float" office:value="8.06448648339875" calcext:value-type="float">
            <text:p>8.0644864834</text:p>
          </table:table-cell>
          <table:table-cell table:formula="of:=SQRT(POWER([.H52];2)+POWER([.I51];2))" office:value-type="float" office:value="12.3792158730194" calcext:value-type="float">
            <text:p>12.37921587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53]*[.$D$2]" office:value-type="float" office:value="90" calcext:value-type="float">
            <text:p>90</text:p>
          </table:table-cell>
          <table:table-cell table:formula="of:=IF([.$C53] &gt; [.$J$2]; [.D52]; [.D52]+SIN(RADIANS([.$C53]))*MIN(([.$A$2]+([.B53]*[.$B$2]));[.$C$2]))" office:value-type="float" office:value="10.0454207926433" calcext:value-type="float">
            <text:p>10.0454207926</text:p>
          </table:table-cell>
          <table:table-cell table:formula="of:=IF([.$C53]&gt;[.$J$2];[.E52];[.E52]+COS(RADIANS([.$C53]))*MIN(([.$A$2]+([.B53]*[.$B$2]));[.$C$2]))" office:value-type="float" office:value="8.17019221696902" calcext:value-type="float">
            <text:p>8.170192217</text:p>
          </table:table-cell>
          <table:table-cell table:formula="of:=SQRT(([.D53]*[.D53])+([.E53]*[.E53]))" office:value-type="float" office:value="12.948456269513" calcext:value-type="float">
            <text:p>12.9484562695</text:p>
          </table:table-cell>
          <table:table-cell/>
          <table:table-cell table:formula="of:=IF([.$C53] &gt; [.$J$2]; [.H52]; (([.$A$2]/[.$E$2])*((0-COS([.$E$2]*[.B53] + [.$G$2])) - (0-COS([.$G$2])))) + (([.$B$2]*[.B53]/[.$E$2])*(0-COS([.$E$2]*[.B53] + [.$G$2]))) + (([.$B$2]/POWER([.$E$2];2)) * (SIN([.$E$2]*[.B53] + [.$G$2]) - SIN([.$G$2]))))" office:value-type="float" office:value="9.83308588882291" calcext:value-type="float">
            <text:p>9.8330858888</text:p>
          </table:table-cell>
          <table:table-cell table:formula="of:=IF([.$C53] &gt; [.$J$2]; [.I52]; (([.$A$2]/[.$E$2])*(   SIN([.$E$2]*[.B53] + [.$G$2])  -    SIN([.$G$2])))  + (([.$B$2]*[.B53]/[.$E$2])*   SIN([.$E$2]*[.B53] + [.$G$2]))  + (([.$B$2]/POWER([.$E$2];2)) * (COS([.$E$2]*[.B53] + [.$G$2]) - COS([.$G$2]))))" office:value-type="float" office:value="8.07184520901531" calcext:value-type="float">
            <text:p>8.071845209</text:p>
          </table:table-cell>
          <table:table-cell table:formula="of:=SQRT(POWER([.H53];2)+POWER([.I52];2))" office:value-type="float" office:value="12.7171349107371" calcext:value-type="float">
            <text:p>12.717134910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54]*[.$D$2]" office:value-type="float" office:value="92" calcext:value-type="float">
            <text:p>92</text:p>
          </table:table-cell>
          <table:table-cell table:formula="of:=IF([.$C54] &gt; [.$J$2]; [.D53]; [.D53]+SIN(RADIANS([.$C54]))*MIN(([.$A$2]+([.B54]*[.$B$2]));[.$C$2]))" office:value-type="float" office:value="10.4751588482615" calcext:value-type="float">
            <text:p>10.4751588483</text:p>
          </table:table-cell>
          <table:table-cell table:formula="of:=IF([.$C54]&gt;[.$J$2];[.E53];[.E53]+COS(RADIANS([.$C54]))*MIN(([.$A$2]+([.B54]*[.$B$2]));[.$C$2]))" office:value-type="float" office:value="8.15518543338695" calcext:value-type="float">
            <text:p>8.1551854334</text:p>
          </table:table-cell>
          <table:table-cell table:formula="of:=SQRT(([.D54]*[.D54])+([.E54]*[.E54]))" office:value-type="float" office:value="13.2753908548577" calcext:value-type="float">
            <text:p>13.2753908549</text:p>
          </table:table-cell>
          <table:table-cell/>
          <table:table-cell table:formula="of:=IF([.$C54] &gt; [.$J$2]; [.H53]; (([.$A$2]/[.$E$2])*((0-COS([.$E$2]*[.B54] + [.$G$2])) - (0-COS([.$G$2])))) + (([.$B$2]*[.B54]/[.$E$2])*(0-COS([.$E$2]*[.B54] + [.$G$2]))) + (([.$B$2]/POWER([.$E$2];2)) * (SIN([.$E$2]*[.B54] + [.$G$2]) - SIN([.$G$2]))))" office:value-type="float" office:value="10.26049882432" calcext:value-type="float">
            <text:p>10.2604988243</text:p>
          </table:table-cell>
          <table:table-cell table:formula="of:=IF([.$C54] &gt; [.$J$2]; [.I53]; (([.$A$2]/[.$E$2])*(   SIN([.$E$2]*[.B54] + [.$G$2])  -    SIN([.$G$2])))  + (([.$B$2]*[.B54]/[.$E$2])*   SIN([.$E$2]*[.B54] + [.$G$2]))  + (([.$B$2]/POWER([.$E$2];2)) * (COS([.$E$2]*[.B54] + [.$G$2]) - COS([.$G$2]))))" office:value-type="float" office:value="8.06437014229221" calcext:value-type="float">
            <text:p>8.0643701423</text:p>
          </table:table-cell>
          <table:table-cell table:formula="of:=SQRT(POWER([.H54];2)+POWER([.I53];2))" office:value-type="float" office:value="13.0549807047799" calcext:value-type="float">
            <text:p>13.054980704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55]*[.$D$2]" office:value-type="float" office:value="94" calcext:value-type="float">
            <text:p>94</text:p>
          </table:table-cell>
          <table:table-cell table:formula="of:=IF([.$C55] &gt; [.$J$2]; [.D54]; [.D54]+SIN(RADIANS([.$C55]))*MIN(([.$A$2]+([.B55]*[.$B$2]));[.$C$2]))" office:value-type="float" office:value="10.9090992101245" calcext:value-type="float">
            <text:p>10.9090992101</text:p>
          </table:table-cell>
          <table:table-cell table:formula="of:=IF([.$C55]&gt;[.$J$2];[.E54];[.E54]+COS(RADIANS([.$C55]))*MIN(([.$A$2]+([.B55]*[.$B$2]));[.$C$2]))" office:value-type="float" office:value="8.12484136730825" calcext:value-type="float">
            <text:p>8.1248413673</text:p>
          </table:table-cell>
          <table:table-cell table:formula="of:=SQRT(([.D55]*[.D55])+([.E55]*[.E55]))" office:value-type="float" office:value="13.6022605775755" calcext:value-type="float">
            <text:p>13.6022605776</text:p>
          </table:table-cell>
          <table:table-cell/>
          <table:table-cell table:formula="of:=IF([.$C55] &gt; [.$J$2]; [.H54]; (([.$A$2]/[.$E$2])*((0-COS([.$E$2]*[.B55] + [.$G$2])) - (0-COS([.$G$2])))) + (([.$B$2]*[.B55]/[.$E$2])*(0-COS([.$E$2]*[.B55] + [.$G$2]))) + (([.$B$2]/POWER([.$E$2];2)) * (SIN([.$E$2]*[.B55] + [.$G$2]) - SIN([.$G$2]))))" office:value-type="float" office:value="10.6923834095164" calcext:value-type="float">
            <text:p>10.6923834095</text:p>
          </table:table-cell>
          <table:table-cell table:formula="of:=IF([.$C55] &gt; [.$J$2]; [.I54]; (([.$A$2]/[.$E$2])*(   SIN([.$E$2]*[.B55] + [.$G$2])  -    SIN([.$G$2])))  + (([.$B$2]*[.B55]/[.$E$2])*   SIN([.$E$2]*[.B55] + [.$G$2]))  + (([.$B$2]/POWER([.$E$2];2)) * (COS([.$E$2]*[.B55] + [.$G$2]) - COS([.$G$2]))))" office:value-type="float" office:value="8.04172146634874" calcext:value-type="float">
            <text:p>8.0417214663</text:p>
          </table:table-cell>
          <table:table-cell table:formula="of:=SQRT(POWER([.H55];2)+POWER([.I54];2))" office:value-type="float" office:value="13.392577375845" calcext:value-type="float">
            <text:p>13.392577375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56]*[.$D$2]" office:value-type="float" office:value="96" calcext:value-type="float">
            <text:p>96</text:p>
          </table:table-cell>
          <table:table-cell table:formula="of:=IF([.$C56] &gt; [.$J$2]; [.D55]; [.D55]+SIN(RADIANS([.$C56]))*MIN(([.$A$2]+([.B56]*[.$B$2]));[.$C$2]))" office:value-type="float" office:value="11.3466888440866" calcext:value-type="float">
            <text:p>11.3466888441</text:p>
          </table:table-cell>
          <table:table-cell table:formula="of:=IF([.$C56]&gt;[.$J$2];[.E55];[.E55]+COS(RADIANS([.$C56]))*MIN(([.$A$2]+([.B56]*[.$B$2]));[.$C$2]))" office:value-type="float" office:value="8.07884884347048" calcext:value-type="float">
            <text:p>8.0788488435</text:p>
          </table:table-cell>
          <table:table-cell table:formula="of:=SQRT(([.D56]*[.D56])+([.E56]*[.E56]))" office:value-type="float" office:value="13.9289319892145" calcext:value-type="float">
            <text:p>13.9289319892</text:p>
          </table:table-cell>
          <table:table-cell/>
          <table:table-cell table:formula="of:=IF([.$C56] &gt; [.$J$2]; [.H55]; (([.$A$2]/[.$E$2])*((0-COS([.$E$2]*[.B56] + [.$G$2])) - (0-COS([.$G$2])))) + (([.$B$2]*[.B56]/[.$E$2])*(0-COS([.$E$2]*[.B56] + [.$G$2]))) + (([.$B$2]/POWER([.$E$2];2)) * (SIN([.$E$2]*[.B56] + [.$G$2]) - SIN([.$G$2]))))" office:value-type="float" office:value="11.1281951955135" calcext:value-type="float">
            <text:p>11.1281951955</text:p>
          </table:table-cell>
          <table:table-cell table:formula="of:=IF([.$C56] &gt; [.$J$2]; [.I55]; (([.$A$2]/[.$E$2])*(   SIN([.$E$2]*[.B56] + [.$G$2])  -    SIN([.$G$2])))  + (([.$B$2]*[.B56]/[.$E$2])*   SIN([.$E$2]*[.B56] + [.$G$2]))  + (([.$B$2]/POWER([.$E$2];2)) * (COS([.$E$2]*[.B56] + [.$G$2]) - COS([.$G$2]))))" office:value-type="float" office:value="8.00357827612002" calcext:value-type="float">
            <text:p>8.0035782761</text:p>
          </table:table-cell>
          <table:table-cell table:formula="of:=SQRT(POWER([.H56];2)+POWER([.I55];2))" office:value-type="float" office:value="13.7297491765795" calcext:value-type="float">
            <text:p>13.729749176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57]*[.$D$2]" office:value-type="float" office:value="98" calcext:value-type="float">
            <text:p>98</text:p>
          </table:table-cell>
          <table:table-cell table:formula="of:=IF([.$C57] &gt; [.$J$2]; [.D56]; [.D56]+SIN(RADIANS([.$C57]))*MIN(([.$A$2]+([.B57]*[.$B$2]));[.$C$2]))" office:value-type="float" office:value="11.7873581346766" calcext:value-type="float">
            <text:p>11.7873581347</text:p>
          </table:table-cell>
          <table:table-cell table:formula="of:=IF([.$C57]&gt;[.$J$2];[.E56];[.E56]+COS(RADIANS([.$C57]))*MIN(([.$A$2]+([.B57]*[.$B$2]));[.$C$2]))" office:value-type="float" office:value="8.01691681354325" calcext:value-type="float">
            <text:p>8.0169168135</text:p>
          </table:table-cell>
          <table:table-cell table:formula="of:=SQRT(([.D57]*[.D57])+([.E57]*[.E57]))" office:value-type="float" office:value="14.2552715509175" calcext:value-type="float">
            <text:p>14.2552715509</text:p>
          </table:table-cell>
          <table:table-cell/>
          <table:table-cell table:formula="of:=IF([.$C57] &gt; [.$J$2]; [.H56]; (([.$A$2]/[.$E$2])*((0-COS([.$E$2]*[.B57] + [.$G$2])) - (0-COS([.$G$2])))) + (([.$B$2]*[.B57]/[.$E$2])*(0-COS([.$E$2]*[.B57] + [.$G$2]))) + (([.$B$2]/POWER([.$E$2];2)) * (SIN([.$E$2]*[.B57] + [.$G$2]) - SIN([.$G$2]))))" office:value-type="float" office:value="11.5673727974107" calcext:value-type="float">
            <text:p>11.5673727974</text:p>
          </table:table-cell>
          <table:table-cell table:formula="of:=IF([.$C57] &gt; [.$J$2]; [.I56]; (([.$A$2]/[.$E$2])*(   SIN([.$E$2]*[.B57] + [.$G$2])  -    SIN([.$G$2])))  + (([.$B$2]*[.B57]/[.$E$2])*   SIN([.$E$2]*[.B57] + [.$G$2]))  + (([.$B$2]/POWER([.$E$2];2)) * (COS([.$E$2]*[.B57] + [.$G$2]) - COS([.$G$2]))))" office:value-type="float" office:value="7.94963939392265" calcext:value-type="float">
            <text:p>7.9496393939</text:p>
          </table:table-cell>
          <table:table-cell table:formula="of:=SQRT(POWER([.H57];2)+POWER([.I56];2))" office:value-type="float" office:value="14.0663207220743" calcext:value-type="float">
            <text:p>14.066320722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8]*[.$D$2]" office:value-type="float" office:value="100" calcext:value-type="float">
            <text:p>100</text:p>
          </table:table-cell>
          <table:table-cell table:formula="of:=IF([.$C58] &gt; [.$J$2]; [.D57]; [.D57]+SIN(RADIANS([.$C58]))*MIN(([.$A$2]+([.B58]*[.$B$2]));[.$C$2]))" office:value-type="float" office:value="12.2305216235321" calcext:value-type="float">
            <text:p>12.2305216235</text:p>
          </table:table-cell>
          <table:table-cell table:formula="of:=IF([.$C58]&gt;[.$J$2];[.E57];[.E57]+COS(RADIANS([.$C58]))*MIN(([.$A$2]+([.B58]*[.$B$2]));[.$C$2]))" office:value-type="float" office:value="7.93877513359314" calcext:value-type="float">
            <text:p>7.9387751336</text:p>
          </table:table-cell>
          <table:table-cell table:formula="of:=SQRT(([.D58]*[.D58])+([.E58]*[.E58]))" office:value-type="float" office:value="14.581145695913" calcext:value-type="float">
            <text:p>14.5811456959</text:p>
          </table:table-cell>
          <table:table-cell/>
          <table:table-cell table:formula="of:=IF([.$C58] &gt; [.$J$2]; [.H57]; (([.$A$2]/[.$E$2])*((0-COS([.$E$2]*[.B58] + [.$G$2])) - (0-COS([.$G$2])))) + (([.$B$2]*[.B58]/[.$E$2])*(0-COS([.$E$2]*[.B58] + [.$G$2]))) + (([.$B$2]/POWER([.$E$2];2)) * (SIN([.$E$2]*[.B58] + [.$G$2]) - SIN([.$G$2]))))" office:value-type="float" office:value="12.0093386153217" calcext:value-type="float">
            <text:p>12.0093386153</text:p>
          </table:table-cell>
          <table:table-cell table:formula="of:=IF([.$C58] &gt; [.$J$2]; [.I57]; (([.$A$2]/[.$E$2])*(   SIN([.$E$2]*[.B58] + [.$G$2])  -    SIN([.$G$2])))  + (([.$B$2]*[.B58]/[.$E$2])*   SIN([.$E$2]*[.B58] + [.$G$2]))  + (([.$B$2]/POWER([.$E$2];2)) * (COS([.$E$2]*[.B58] + [.$G$2]) - COS([.$G$2]))))" office:value-type="float" office:value="7.87962415995045" calcext:value-type="float">
            <text:p>7.87962416</text:p>
          </table:table-cell>
          <table:table-cell table:formula="of:=SQRT(POWER([.H58];2)+POWER([.I57];2))" office:value-type="float" office:value="14.4021172218138" calcext:value-type="float">
            <text:p>14.402117221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59]*[.$D$2]" office:value-type="float" office:value="102" calcext:value-type="float">
            <text:p>102</text:p>
          </table:table-cell>
          <table:table-cell table:formula="of:=IF([.$C59] &gt; [.$J$2]; [.D58]; [.D58]+SIN(RADIANS([.$C59]))*MIN(([.$A$2]+([.B59]*[.$B$2]));[.$C$2]))" office:value-type="float" office:value="12.675578781866" calcext:value-type="float">
            <text:p>12.6755787819</text:p>
          </table:table-cell>
          <table:table-cell table:formula="of:=IF([.$C59]&gt;[.$J$2];[.E58];[.E58]+COS(RADIANS([.$C59]))*MIN(([.$A$2]+([.B59]*[.$B$2]));[.$C$2]))" office:value-type="float" office:value="7.84417531427106" calcext:value-type="float">
            <text:p>7.8441753143</text:p>
          </table:table-cell>
          <table:table-cell table:formula="of:=SQRT(([.D59]*[.D59])+([.E59]*[.E59]))" office:value-type="float" office:value="14.90642089223" calcext:value-type="float">
            <text:p>14.9064208922</text:p>
          </table:table-cell>
          <table:table-cell/>
          <table:table-cell table:formula="of:=IF([.$C59] &gt; [.$J$2]; [.H58]; (([.$A$2]/[.$E$2])*((0-COS([.$E$2]*[.B59] + [.$G$2])) - (0-COS([.$G$2])))) + (([.$B$2]*[.B59]/[.$E$2])*(0-COS([.$E$2]*[.B59] + [.$G$2]))) + (([.$B$2]/POWER([.$E$2];2)) * (SIN([.$E$2]*[.B59] + [.$G$2]) - SIN([.$G$2]))))" office:value-type="float" office:value="12.453499589908" calcext:value-type="float">
            <text:p>12.4534995899</text:p>
          </table:table-cell>
          <table:table-cell table:formula="of:=IF([.$C59] &gt; [.$J$2]; [.I58]; (([.$A$2]/[.$E$2])*(   SIN([.$E$2]*[.B59] + [.$G$2])  -    SIN([.$G$2])))  + (([.$B$2]*[.B59]/[.$E$2])*   SIN([.$E$2]*[.B59] + [.$G$2]))  + (([.$B$2]/POWER([.$E$2];2)) * (COS([.$E$2]*[.B59] + [.$G$2]) - COS([.$G$2]))))" office:value-type="float" office:value="7.79327319622107" calcext:value-type="float">
            <text:p>7.7932731962</text:p>
          </table:table-cell>
          <table:table-cell table:formula="of:=SQRT(POWER([.H59];2)+POWER([.I58];2))" office:value-type="float" office:value="14.7369647125151" calcext:value-type="float">
            <text:p>14.736964712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60]*[.$D$2]" office:value-type="float" office:value="104" calcext:value-type="float">
            <text:p>104</text:p>
          </table:table-cell>
          <table:table-cell table:formula="of:=IF([.$C60] &gt; [.$J$2]; [.D59]; [.D59]+SIN(RADIANS([.$C60]))*MIN(([.$A$2]+([.B60]*[.$B$2]));[.$C$2]))" office:value-type="float" office:value="13.1219148159529" calcext:value-type="float">
            <text:p>13.121914816</text:p>
          </table:table-cell>
          <table:table-cell table:formula="of:=IF([.$C60]&gt;[.$J$2];[.E59];[.E59]+COS(RADIANS([.$C60]))*MIN(([.$A$2]+([.B60]*[.$B$2]));[.$C$2]))" office:value-type="float" office:value="7.73289124229521" calcext:value-type="float">
            <text:p>7.7328912423</text:p>
          </table:table-cell>
          <table:table-cell table:formula="of:=SQRT(([.D60]*[.D60])+([.E60]*[.E60]))" office:value-type="float" office:value="15.2309637056324" calcext:value-type="float">
            <text:p>15.2309637056</text:p>
          </table:table-cell>
          <table:table-cell/>
          <table:table-cell table:formula="of:=IF([.$C60] &gt; [.$J$2]; [.H59]; (([.$A$2]/[.$E$2])*((0-COS([.$E$2]*[.B60] + [.$G$2])) - (0-COS([.$G$2])))) + (([.$B$2]*[.B60]/[.$E$2])*(0-COS([.$E$2]*[.B60] + [.$G$2]))) + (([.$B$2]/POWER([.$E$2];2)) * (SIN([.$E$2]*[.B60] + [.$G$2]) - SIN([.$G$2]))))" office:value-type="float" office:value="12.8992479914414" calcext:value-type="float">
            <text:p>12.8992479914</text:p>
          </table:table-cell>
          <table:table-cell table:formula="of:=IF([.$C60] &gt; [.$J$2]; [.I59]; (([.$A$2]/[.$E$2])*(   SIN([.$E$2]*[.B60] + [.$G$2])  -    SIN([.$G$2])))  + (([.$B$2]*[.B60]/[.$E$2])*   SIN([.$E$2]*[.B60] + [.$G$2]))  + (([.$B$2]/POWER([.$E$2];2)) * (COS([.$E$2]*[.B60] + [.$G$2]) - COS([.$G$2]))))" office:value-type="float" office:value="7.69034914252847" calcext:value-type="float">
            <text:p>7.6903491425</text:p>
          </table:table-cell>
          <table:table-cell table:formula="of:=SQRT(POWER([.H60];2)+POWER([.I59];2))" office:value-type="float" office:value="15.0706902912787" calcext:value-type="float">
            <text:p>15.070690291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61]*[.$D$2]" office:value-type="float" office:value="106" calcext:value-type="float">
            <text:p>106</text:p>
          </table:table-cell>
          <table:table-cell table:formula="of:=IF([.$C61] &gt; [.$J$2]; [.D60]; [.D60]+SIN(RADIANS([.$C61]))*MIN(([.$A$2]+([.B61]*[.$B$2]));[.$C$2]))" office:value-type="float" office:value="13.5689015045642" calcext:value-type="float">
            <text:p>13.5689015046</text:p>
          </table:table-cell>
          <table:table-cell table:formula="of:=IF([.$C61]&gt;[.$J$2];[.E60];[.E60]+COS(RADIANS([.$C61]))*MIN(([.$A$2]+([.B61]*[.$B$2]));[.$C$2]))" office:value-type="float" office:value="7.6047198718403" calcext:value-type="float">
            <text:p>7.6047198718</text:p>
          </table:table-cell>
          <table:table-cell table:formula="of:=SQRT(([.D61]*[.D61])+([.E61]*[.E61]))" office:value-type="float" office:value="15.5546408627692" calcext:value-type="float">
            <text:p>15.5546408628</text:p>
          </table:table-cell>
          <table:table-cell/>
          <table:table-cell table:formula="of:=IF([.$C61] &gt; [.$J$2]; [.H60]; (([.$A$2]/[.$E$2])*((0-COS([.$E$2]*[.B61] + [.$G$2])) - (0-COS([.$G$2])))) + (([.$B$2]*[.B61]/[.$E$2])*(0-COS([.$E$2]*[.B61] + [.$G$2]))) + (([.$B$2]/POWER([.$E$2];2)) * (SIN([.$E$2]*[.B61] + [.$G$2]) - SIN([.$G$2]))))" office:value-type="float" office:value="13.3459622413569" calcext:value-type="float">
            <text:p>13.3459622414</text:p>
          </table:table-cell>
          <table:table-cell table:formula="of:=IF([.$C61] &gt; [.$J$2]; [.I60]; (([.$A$2]/[.$E$2])*(   SIN([.$E$2]*[.B61] + [.$G$2])  -    SIN([.$G$2])))  + (([.$B$2]*[.B61]/[.$E$2])*   SIN([.$E$2]*[.B61] + [.$G$2]))  + (([.$B$2]/POWER([.$E$2];2)) * (COS([.$E$2]*[.B61] + [.$G$2]) - COS([.$G$2]))))" office:value-type="float" office:value="7.57063736299315" calcext:value-type="float">
            <text:p>7.570637363</text:p>
          </table:table-cell>
          <table:table-cell table:formula="of:=SQRT(POWER([.H61];2)+POWER([.I60];2))" office:value-type="float" office:value="15.4031223484627" calcext:value-type="float">
            <text:p>15.403122348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62]*[.$D$2]" office:value-type="float" office:value="108" calcext:value-type="float">
            <text:p>108</text:p>
          </table:table-cell>
          <table:table-cell table:formula="of:=IF([.$C62] &gt; [.$J$2]; [.D61]; [.D61]+SIN(RADIANS([.$C62]))*MIN(([.$A$2]+([.B62]*[.$B$2]));[.$C$2]))" office:value-type="float" office:value="14.0158980672229" calcext:value-type="float">
            <text:p>14.0158980672</text:p>
          </table:table-cell>
          <table:table-cell table:formula="of:=IF([.$C62]&gt;[.$J$2];[.E61];[.E61]+COS(RADIANS([.$C62]))*MIN(([.$A$2]+([.B62]*[.$B$2]));[.$C$2]))" office:value-type="float" office:value="7.45948188448408" calcext:value-type="float">
            <text:p>7.4594818845</text:p>
          </table:table-cell>
          <table:table-cell table:formula="of:=SQRT(([.D62]*[.D62])+([.E62]*[.E62]))" office:value-type="float" office:value="15.8773193145358" calcext:value-type="float">
            <text:p>15.8773193145</text:p>
          </table:table-cell>
          <table:table-cell/>
          <table:table-cell table:formula="of:=IF([.$C62] &gt; [.$J$2]; [.H61]; (([.$A$2]/[.$E$2])*((0-COS([.$E$2]*[.B62] + [.$G$2])) - (0-COS([.$G$2])))) + (([.$B$2]*[.B62]/[.$E$2])*(0-COS([.$E$2]*[.B62] + [.$G$2]))) + (([.$B$2]/POWER([.$E$2];2)) * (SIN([.$E$2]*[.B62] + [.$G$2]) - SIN([.$G$2]))))" office:value-type="float" office:value="13.7930077651935" calcext:value-type="float">
            <text:p>13.7930077652</text:p>
          </table:table-cell>
          <table:table-cell table:formula="of:=IF([.$C62] &gt; [.$J$2]; [.I61]; (([.$A$2]/[.$E$2])*(   SIN([.$E$2]*[.B62] + [.$G$2])  -    SIN([.$G$2])))  + (([.$B$2]*[.B62]/[.$E$2])*   SIN([.$E$2]*[.B62] + [.$G$2]))  + (([.$B$2]/POWER([.$E$2];2)) * (COS([.$E$2]*[.B62] + [.$G$2]) - COS([.$G$2]))))" office:value-type="float" office:value="7.43394662184071" calcext:value-type="float">
            <text:p>7.4339466218</text:p>
          </table:table-cell>
          <table:table-cell table:formula="of:=SQRT(POWER([.H62];2)+POWER([.I61];2))" office:value-type="float" office:value="15.734090799682" calcext:value-type="float">
            <text:p>15.734090799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63]*[.$D$2]" office:value-type="float" office:value="110" calcext:value-type="float">
            <text:p>110</text:p>
          </table:table-cell>
          <table:table-cell table:formula="of:=IF([.$C63] &gt; [.$J$2]; [.D62]; [.D62]+SIN(RADIANS([.$C63]))*MIN(([.$A$2]+([.B63]*[.$B$2]));[.$C$2]))" office:value-type="float" office:value="14.4622520620963" calcext:value-type="float">
            <text:p>14.4622520621</text:p>
          </table:table-cell>
          <table:table-cell table:formula="of:=IF([.$C63]&gt;[.$J$2];[.E62];[.E62]+COS(RADIANS([.$C63]))*MIN(([.$A$2]+([.B63]*[.$B$2]));[.$C$2]))" office:value-type="float" office:value="7.29702231640439" calcext:value-type="float">
            <text:p>7.2970223164</text:p>
          </table:table-cell>
          <table:table-cell table:formula="of:=SQRT(([.D63]*[.D63])+([.E63]*[.E63]))" office:value-type="float" office:value="16.198866299643" calcext:value-type="float">
            <text:p>16.1988662996</text:p>
          </table:table-cell>
          <table:table-cell/>
          <table:table-cell table:formula="of:=IF([.$C63] &gt; [.$J$2]; [.H62]; (([.$A$2]/[.$E$2])*((0-COS([.$E$2]*[.B63] + [.$G$2])) - (0-COS([.$G$2])))) + (([.$B$2]*[.B63]/[.$E$2])*(0-COS([.$E$2]*[.B63] + [.$G$2]))) + (([.$B$2]/POWER([.$E$2];2)) * (SIN([.$E$2]*[.B63] + [.$G$2]) - SIN([.$G$2]))))" office:value-type="float" office:value="14.2397378757695" calcext:value-type="float">
            <text:p>14.2397378758</text:p>
          </table:table-cell>
          <table:table-cell table:formula="of:=IF([.$C63] &gt; [.$J$2]; [.I62]; (([.$A$2]/[.$E$2])*(   SIN([.$E$2]*[.B63] + [.$G$2])  -    SIN([.$G$2])))  + (([.$B$2]*[.B63]/[.$E$2])*   SIN([.$E$2]*[.B63] + [.$G$2]))  + (([.$B$2]/POWER([.$E$2];2)) * (COS([.$E$2]*[.B63] + [.$G$2]) - COS([.$G$2]))))" office:value-type="float" office:value="7.28010972708075" calcext:value-type="float">
            <text:p>7.2801097271</text:p>
          </table:table-cell>
          <table:table-cell table:formula="of:=SQRT(POWER([.H63];2)+POWER([.I62];2))" office:value-type="float" office:value="16.0634273163295" calcext:value-type="float">
            <text:p>16.063427316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64]*[.$D$2]" office:value-type="float" office:value="112" calcext:value-type="float">
            <text:p>112</text:p>
          </table:table-cell>
          <table:table-cell table:formula="of:=IF([.$C64] &gt; [.$J$2]; [.D63]; [.D63]+SIN(RADIANS([.$C64]))*MIN(([.$A$2]+([.B64]*[.$B$2]));[.$C$2]))" office:value-type="float" office:value="14.9073003122883" calcext:value-type="float">
            <text:p>14.9073003123</text:p>
          </table:table-cell>
          <table:table-cell table:formula="of:=IF([.$C64]&gt;[.$J$2];[.E63];[.E63]+COS(RADIANS([.$C64]))*MIN(([.$A$2]+([.B64]*[.$B$2]));[.$C$2]))" office:value-type="float" office:value="7.11721115156475" calcext:value-type="float">
            <text:p>7.1172111516</text:p>
          </table:table-cell>
          <table:table-cell table:formula="of:=SQRT(([.D64]*[.D64])+([.E64]*[.E64]))" office:value-type="float" office:value="16.5191494083899" calcext:value-type="float">
            <text:p>16.5191494084</text:p>
          </table:table-cell>
          <table:table-cell/>
          <table:table-cell table:formula="of:=IF([.$C64] &gt; [.$J$2]; [.H63]; (([.$A$2]/[.$E$2])*((0-COS([.$E$2]*[.B64] + [.$G$2])) - (0-COS([.$G$2])))) + (([.$B$2]*[.B64]/[.$E$2])*(0-COS([.$E$2]*[.B64] + [.$G$2]))) + (([.$B$2]/POWER([.$E$2];2)) * (SIN([.$E$2]*[.B64] + [.$G$2]) - SIN([.$G$2]))))" office:value-type="float" office:value="14.6854946853797" calcext:value-type="float">
            <text:p>14.6854946854</text:p>
          </table:table-cell>
          <table:table-cell table:formula="of:=IF([.$C64] &gt; [.$J$2]; [.I63]; (([.$A$2]/[.$E$2])*(   SIN([.$E$2]*[.B64] + [.$G$2])  -    SIN([.$G$2])))  + (([.$B$2]*[.B64]/[.$E$2])*   SIN([.$E$2]*[.B64] + [.$G$2]))  + (([.$B$2]/POWER([.$E$2];2)) * (COS([.$E$2]*[.B64] + [.$G$2]) - COS([.$G$2]))))" office:value-type="float" office:value="7.10898414080142" calcext:value-type="float">
            <text:p>7.1089841408</text:p>
          </table:table-cell>
          <table:table-cell table:formula="of:=SQRT(POWER([.H64];2)+POWER([.I63];2))" office:value-type="float" office:value="16.3909655540072" calcext:value-type="float">
            <text:p>16.39096555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65]*[.$D$2]" office:value-type="float" office:value="114" calcext:value-type="float">
            <text:p>114</text:p>
          </table:table-cell>
          <table:table-cell table:formula="of:=IF([.$C65] &gt; [.$J$2]; [.D64]; [.D64]+SIN(RADIANS([.$C65]))*MIN(([.$A$2]+([.B65]*[.$B$2]));[.$C$2]))" office:value-type="float" office:value="15.350369859245" calcext:value-type="float">
            <text:p>15.3503698592</text:p>
          </table:table-cell>
          <table:table-cell table:formula="of:=IF([.$C65]&gt;[.$J$2];[.E64];[.E64]+COS(RADIANS([.$C65]))*MIN(([.$A$2]+([.B65]*[.$B$2]));[.$C$2]))" office:value-type="float" office:value="6.91994387967299" calcext:value-type="float">
            <text:p>6.9199438797</text:p>
          </table:table-cell>
          <table:table-cell table:formula="of:=SQRT(([.D65]*[.D65])+([.E65]*[.E65]))" office:value-type="float" office:value="16.8380366466355" calcext:value-type="float">
            <text:p>16.8380366466</text:p>
          </table:table-cell>
          <table:table-cell/>
          <table:table-cell table:formula="of:=IF([.$C65] &gt; [.$J$2]; [.H64]; (([.$A$2]/[.$E$2])*((0-COS([.$E$2]*[.B65] + [.$G$2])) - (0-COS([.$G$2])))) + (([.$B$2]*[.B65]/[.$E$2])*(0-COS([.$E$2]*[.B65] + [.$G$2]))) + (([.$B$2]/POWER([.$E$2];2)) * (SIN([.$E$2]*[.B65] + [.$G$2]) - SIN([.$G$2]))))" office:value-type="float" office:value="15.129610045754" calcext:value-type="float">
            <text:p>15.1296100458</text:p>
          </table:table-cell>
          <table:table-cell table:formula="of:=IF([.$C65] &gt; [.$J$2]; [.I64]; (([.$A$2]/[.$E$2])*(   SIN([.$E$2]*[.B65] + [.$G$2])  -    SIN([.$G$2])))  + (([.$B$2]*[.B65]/[.$E$2])*   SIN([.$E$2]*[.B65] + [.$G$2]))  + (([.$B$2]/POWER([.$E$2];2)) * (COS([.$E$2]*[.B65] + [.$G$2]) - COS([.$G$2]))))" office:value-type="float" office:value="6.92045255484077" calcext:value-type="float">
            <text:p>6.9204525548</text:p>
          </table:table-cell>
          <table:table-cell table:formula="of:=SQRT(POWER([.H65];2)+POWER([.I64];2))" office:value-type="float" office:value="16.71654137825" calcext:value-type="float">
            <text:p>16.716541378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66]*[.$D$2]" office:value-type="float" office:value="116" calcext:value-type="float">
            <text:p>116</text:p>
          </table:table-cell>
          <table:table-cell table:formula="of:=IF([.$C66] &gt; [.$J$2]; [.D65]; [.D65]+SIN(RADIANS([.$C66]))*MIN(([.$A$2]+([.B66]*[.$B$2]));[.$C$2]))" office:value-type="float" office:value="15.7907789419316" calcext:value-type="float">
            <text:p>15.7907789419</text:p>
          </table:table-cell>
          <table:table-cell table:formula="of:=IF([.$C66]&gt;[.$J$2];[.E65];[.E65]+COS(RADIANS([.$C66]))*MIN(([.$A$2]+([.B66]*[.$B$2]));[.$C$2]))" office:value-type="float" office:value="6.70514201774634" calcext:value-type="float">
            <text:p>6.7051420177</text:p>
          </table:table-cell>
          <table:table-cell table:formula="of:=SQRT(([.D66]*[.D66])+([.E66]*[.E66]))" office:value-type="float" office:value="17.1553964999675" calcext:value-type="float">
            <text:p>17.1553965</text:p>
          </table:table-cell>
          <table:table-cell/>
          <table:table-cell table:formula="of:=IF([.$C66] &gt; [.$J$2]; [.H65]; (([.$A$2]/[.$E$2])*((0-COS([.$E$2]*[.B66] + [.$G$2])) - (0-COS([.$G$2])))) + (([.$B$2]*[.B66]/[.$E$2])*(0-COS([.$E$2]*[.B66] + [.$G$2]))) + (([.$B$2]/POWER([.$E$2];2)) * (SIN([.$E$2]*[.B66] + [.$G$2]) - SIN([.$G$2]))))" office:value-type="float" office:value="15.5714065144622" calcext:value-type="float">
            <text:p>15.5714065145</text:p>
          </table:table-cell>
          <table:table-cell table:formula="of:=IF([.$C66] &gt; [.$J$2]; [.I65]; (([.$A$2]/[.$E$2])*(   SIN([.$E$2]*[.B66] + [.$G$2])  -    SIN([.$G$2])))  + (([.$B$2]*[.B66]/[.$E$2])*   SIN([.$E$2]*[.B66] + [.$G$2]))  + (([.$B$2]/POWER([.$E$2];2)) * (COS([.$E$2]*[.B66] + [.$G$2]) - COS([.$G$2]))))" office:value-type="float" office:value="6.71442343064383" calcext:value-type="float">
            <text:p>6.7144234306</text:p>
          </table:table-cell>
          <table:table-cell table:formula="of:=SQRT(POWER([.H66];2)+POWER([.I65];2))" office:value-type="float" office:value="17.0399930869246" calcext:value-type="float">
            <text:p>17.039993086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67]*[.$D$2]" office:value-type="float" office:value="118" calcext:value-type="float">
            <text:p>118</text:p>
          </table:table-cell>
          <table:table-cell table:formula="of:=IF([.$C67] &gt; [.$J$2]; [.D66]; [.D66]+SIN(RADIANS([.$C67]))*MIN(([.$A$2]+([.B67]*[.$B$2]));[.$C$2]))" office:value-type="float" office:value="16.2278380003967" calcext:value-type="float">
            <text:p>16.2278380004</text:p>
          </table:table-cell>
          <table:table-cell table:formula="of:=IF([.$C67]&gt;[.$J$2];[.E66];[.E66]+COS(RADIANS([.$C67]))*MIN(([.$A$2]+([.B67]*[.$B$2]));[.$C$2]))" office:value-type="float" office:value="6.47275359416732" calcext:value-type="float">
            <text:p>6.4727535942</text:p>
          </table:table-cell>
          <table:table-cell table:formula="of:=SQRT(([.D67]*[.D67])+([.E67]*[.E67]))" office:value-type="float" office:value="17.4710979980632" calcext:value-type="float">
            <text:p>17.4710979981</text:p>
          </table:table-cell>
          <table:table-cell/>
          <table:table-cell table:formula="of:=IF([.$C67] &gt; [.$J$2]; [.H66]; (([.$A$2]/[.$E$2])*((0-COS([.$E$2]*[.B67] + [.$G$2])) - (0-COS([.$G$2])))) + (([.$B$2]*[.B67]/[.$E$2])*(0-COS([.$E$2]*[.B67] + [.$G$2]))) + (([.$B$2]/POWER([.$E$2];2)) * (SIN([.$E$2]*[.B67] + [.$G$2]) - SIN([.$G$2]))))" office:value-type="float" office:value="16.0101983464024" calcext:value-type="float">
            <text:p>16.0101983464</text:p>
          </table:table-cell>
          <table:table-cell table:formula="of:=IF([.$C67] &gt; [.$J$2]; [.I66]; (([.$A$2]/[.$E$2])*(   SIN([.$E$2]*[.B67] + [.$G$2])  -    SIN([.$G$2])))  + (([.$B$2]*[.B67]/[.$E$2])*   SIN([.$E$2]*[.B67] + [.$G$2]))  + (([.$B$2]/POWER([.$E$2];2)) * (COS([.$E$2]*[.B67] + [.$G$2]) - COS([.$G$2]))))" office:value-type="float" office:value="6.49083150216383" calcext:value-type="float">
            <text:p>6.4908315022</text:p>
          </table:table-cell>
          <table:table-cell table:formula="of:=SQRT(POWER([.H67];2)+POWER([.I66];2))" office:value-type="float" office:value="17.3611616286792" calcext:value-type="float">
            <text:p>17.361161628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68]*[.$D$2]" office:value-type="float" office:value="120" calcext:value-type="float">
            <text:p>120</text:p>
          </table:table-cell>
          <table:table-cell table:formula="of:=IF([.$C68] &gt; [.$J$2]; [.D67]; [.D67]+SIN(RADIANS([.$C68]))*MIN(([.$A$2]+([.B68]*[.$B$2]));[.$C$2]))" office:value-type="float" office:value="16.660850702289" calcext:value-type="float">
            <text:p>16.6608507023</text:p>
          </table:table-cell>
          <table:table-cell table:formula="of:=IF([.$C68]&gt;[.$J$2];[.E67];[.E67]+COS(RADIANS([.$C68]))*MIN(([.$A$2]+([.B68]*[.$B$2]));[.$C$2]))" office:value-type="float" office:value="6.22275359416732" calcext:value-type="float">
            <text:p>6.2227535942</text:p>
          </table:table-cell>
          <table:table-cell table:formula="of:=SQRT(([.D68]*[.D68])+([.E68]*[.E68]))" office:value-type="float" office:value="17.78501077924" calcext:value-type="float">
            <text:p>17.7850107792</text:p>
          </table:table-cell>
          <table:table-cell/>
          <table:table-cell table:formula="of:=IF([.$C68] &gt; [.$J$2]; [.H67]; (([.$A$2]/[.$E$2])*((0-COS([.$E$2]*[.B68] + [.$G$2])) - (0-COS([.$G$2])))) + (([.$B$2]*[.B68]/[.$E$2])*(0-COS([.$E$2]*[.B68] + [.$G$2]))) + (([.$B$2]/POWER([.$E$2];2)) * (SIN([.$E$2]*[.B68] + [.$G$2]) - SIN([.$G$2]))))" office:value-type="float" office:value="16.4452925089623" calcext:value-type="float">
            <text:p>16.445292509</text:p>
          </table:table-cell>
          <table:table-cell table:formula="of:=IF([.$C68] &gt; [.$J$2]; [.I67]; (([.$A$2]/[.$E$2])*(   SIN([.$E$2]*[.B68] + [.$G$2])  -    SIN([.$G$2])))  + (([.$B$2]*[.B68]/[.$E$2])*   SIN([.$E$2]*[.B68] + [.$G$2]))  + (([.$B$2]/POWER([.$E$2];2)) * (COS([.$E$2]*[.B68] + [.$G$2]) - COS([.$G$2]))))" office:value-type="float" office:value="6.2496382407183" calcext:value-type="float">
            <text:p>6.2496382407</text:p>
          </table:table-cell>
          <table:table-cell table:formula="of:=SQRT(POWER([.H68];2)+POWER([.I67];2))" office:value-type="float" office:value="17.6798908168239" calcext:value-type="float">
            <text:p>17.679890816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69]*[.$D$2]" office:value-type="float" office:value="122" calcext:value-type="float">
            <text:p>122</text:p>
          </table:table-cell>
          <table:table-cell table:formula="of:=IF([.$C69] &gt; [.$J$2]; [.D68]; [.D68]+SIN(RADIANS([.$C69]))*MIN(([.$A$2]+([.B69]*[.$B$2]));[.$C$2]))" office:value-type="float" office:value="17.0891149908479" calcext:value-type="float">
            <text:p>17.0891149908</text:p>
          </table:table-cell>
          <table:table-cell table:formula="of:=IF([.$C69]&gt;[.$J$2];[.E68];[.E68]+COS(RADIANS([.$C69]))*MIN(([.$A$2]+([.B69]*[.$B$2]));[.$C$2]))" office:value-type="float" office:value="5.95514436572955" calcext:value-type="float">
            <text:p>5.9551443657</text:p>
          </table:table-cell>
          <table:table-cell table:formula="of:=SQRT(([.D69]*[.D69])+([.E69]*[.E69]))" office:value-type="float" office:value="18.0970051551936" calcext:value-type="float">
            <text:p>18.0970051552</text:p>
          </table:table-cell>
          <table:table-cell/>
          <table:table-cell table:formula="of:=IF([.$C69] &gt; [.$J$2]; [.H68]; (([.$A$2]/[.$E$2])*((0-COS([.$E$2]*[.B69] + [.$G$2])) - (0-COS([.$G$2])))) + (([.$B$2]*[.B69]/[.$E$2])*(0-COS([.$E$2]*[.B69] + [.$G$2]))) + (([.$B$2]/POWER([.$E$2];2)) * (SIN([.$E$2]*[.B69] + [.$G$2]) - SIN([.$G$2]))))" office:value-type="float" office:value="16.8759897193986" calcext:value-type="float">
            <text:p>16.8759897194</text:p>
          </table:table-cell>
          <table:table-cell table:formula="of:=IF([.$C69] &gt; [.$J$2]; [.I68]; (([.$A$2]/[.$E$2])*(   SIN([.$E$2]*[.B69] + [.$G$2])  -    SIN([.$G$2])))  + (([.$B$2]*[.B69]/[.$E$2])*   SIN([.$E$2]*[.B69] + [.$G$2]))  + (([.$B$2]/POWER([.$E$2];2)) * (COS([.$E$2]*[.B69] + [.$G$2]) - COS([.$G$2]))))" office:value-type="float" office:value="5.99083228076405" calcext:value-type="float">
            <text:p>5.9908322808</text:p>
          </table:table-cell>
          <table:table-cell table:formula="of:=SQRT(POWER([.H69];2)+POWER([.I68];2))" office:value-type="float" office:value="17.9960275380178" calcext:value-type="float">
            <text:p>17.99602753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70]*[.$D$2]" office:value-type="float" office:value="124" calcext:value-type="float">
            <text:p>124</text:p>
          </table:table-cell>
          <table:table-cell table:formula="of:=IF([.$C70] &gt; [.$J$2]; [.D69]; [.D69]+SIN(RADIANS([.$C70]))*MIN(([.$A$2]+([.B70]*[.$B$2]));[.$C$2]))" office:value-type="float" office:value="17.511924152851" calcext:value-type="float">
            <text:p>17.5119241529</text:p>
          </table:table-cell>
          <table:table-cell table:formula="of:=IF([.$C70]&gt;[.$J$2];[.E69];[.E69]+COS(RADIANS([.$C70]))*MIN(([.$A$2]+([.B70]*[.$B$2]));[.$C$2]))" office:value-type="float" office:value="5.66995598495947" calcext:value-type="float">
            <text:p>5.669955985</text:p>
          </table:table-cell>
          <table:table-cell table:formula="of:=SQRT(([.D70]*[.D70])+([.E70]*[.E70]))" office:value-type="float" office:value="18.4069521759194" calcext:value-type="float">
            <text:p>18.4069521759</text:p>
          </table:table-cell>
          <table:table-cell/>
          <table:table-cell table:formula="of:=IF([.$C70] &gt; [.$J$2]; [.H69]; (([.$A$2]/[.$E$2])*((0-COS([.$E$2]*[.B70] + [.$G$2])) - (0-COS([.$G$2])))) + (([.$B$2]*[.B70]/[.$E$2])*(0-COS([.$E$2]*[.B70] + [.$G$2]))) + (([.$B$2]/POWER([.$E$2];2)) * (SIN([.$E$2]*[.B70] + [.$G$2]) - SIN([.$G$2]))))" office:value-type="float" office:value="17.3015855029335" calcext:value-type="float">
            <text:p>17.3015855029</text:p>
          </table:table-cell>
          <table:table-cell table:formula="of:=IF([.$C70] &gt; [.$J$2]; [.I69]; (([.$A$2]/[.$E$2])*(   SIN([.$E$2]*[.B70] + [.$G$2])  -    SIN([.$G$2])))  + (([.$B$2]*[.B70]/[.$E$2])*   SIN([.$E$2]*[.B70] + [.$G$2]))  + (([.$B$2]/POWER([.$E$2];2)) * (COS([.$E$2]*[.B70] + [.$G$2]) - COS([.$G$2]))))" office:value-type="float" office:value="5.71442980561077" calcext:value-type="float">
            <text:p>5.7144298056</text:p>
          </table:table-cell>
          <table:table-cell table:formula="of:=SQRT(POWER([.H70];2)+POWER([.I69];2))" office:value-type="float" office:value="18.3094219551455" calcext:value-type="float">
            <text:p>18.309421955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71]*[.$D$2]" office:value-type="float" office:value="126" calcext:value-type="float">
            <text:p>126</text:p>
          </table:table-cell>
          <table:table-cell table:formula="of:=IF([.$C71] &gt; [.$J$2]; [.D70]; [.D70]+SIN(RADIANS([.$C71]))*MIN(([.$A$2]+([.B71]*[.$B$2]));[.$C$2]))" office:value-type="float" office:value="17.9285679049541" calcext:value-type="float">
            <text:p>17.928567905</text:p>
          </table:table-cell>
          <table:table-cell table:formula="of:=IF([.$C71]&gt;[.$J$2];[.E70];[.E70]+COS(RADIANS([.$C71]))*MIN(([.$A$2]+([.B71]*[.$B$2]));[.$C$2]))" office:value-type="float" office:value="5.36724658002885" calcext:value-type="float">
            <text:p>5.36724658</text:p>
          </table:table-cell>
          <table:table-cell table:formula="of:=SQRT(([.D71]*[.D71])+([.E71]*[.E71]))" office:value-type="float" office:value="18.714723694818" calcext:value-type="float">
            <text:p>18.7147236948</text:p>
          </table:table-cell>
          <table:table-cell/>
          <table:table-cell table:formula="of:=IF([.$C71] &gt; [.$J$2]; [.H70]; (([.$A$2]/[.$E$2])*((0-COS([.$E$2]*[.B71] + [.$G$2])) - (0-COS([.$G$2])))) + (([.$B$2]*[.B71]/[.$E$2])*(0-COS([.$E$2]*[.B71] + [.$G$2]))) + (([.$B$2]/POWER([.$E$2];2)) * (SIN([.$E$2]*[.B71] + [.$G$2]) - SIN([.$G$2]))))" office:value-type="float" office:value="17.7213712700308" calcext:value-type="float">
            <text:p>17.72137127</text:p>
          </table:table-cell>
          <table:table-cell table:formula="of:=IF([.$C71] &gt; [.$J$2]; [.I70]; (([.$A$2]/[.$E$2])*(   SIN([.$E$2]*[.B71] + [.$G$2])  -    SIN([.$G$2])))  + (([.$B$2]*[.B71]/[.$E$2])*   SIN([.$E$2]*[.B71] + [.$G$2]))  + (([.$B$2]/POWER([.$E$2];2)) * (COS([.$E$2]*[.B71] + [.$G$2]) - COS([.$G$2]))))" office:value-type="float" office:value="5.4204748921503" calcext:value-type="float">
            <text:p>5.4204748922</text:p>
          </table:table-cell>
          <table:table-cell table:formula="of:=SQRT(POWER([.H71];2)+POWER([.I70];2))" office:value-type="float" office:value="18.6199277037674" calcext:value-type="float">
            <text:p>18.619927703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72]*[.$D$2]" office:value-type="float" office:value="128" calcext:value-type="float">
            <text:p>128</text:p>
          </table:table-cell>
          <table:table-cell table:formula="of:=IF([.$C72] &gt; [.$J$2]; [.D71]; [.D71]+SIN(RADIANS([.$C72]))*MIN(([.$A$2]+([.B72]*[.$B$2]));[.$C$2]))" office:value-type="float" office:value="18.3383334968296" calcext:value-type="float">
            <text:p>18.3383334968</text:p>
          </table:table-cell>
          <table:table-cell table:formula="of:=IF([.$C72]&gt;[.$J$2];[.E71];[.E71]+COS(RADIANS([.$C72]))*MIN(([.$A$2]+([.B72]*[.$B$2]));[.$C$2]))" office:value-type="float" office:value="5.04710261285951" calcext:value-type="float">
            <text:p>5.0471026129</text:p>
          </table:table-cell>
          <table:table-cell table:formula="of:=SQRT(([.D72]*[.D72])+([.E72]*[.E72]))" office:value-type="float" office:value="19.0201924339812" calcext:value-type="float">
            <text:p>19.020192434</text:p>
          </table:table-cell>
          <table:table-cell/>
          <table:table-cell table:formula="of:=IF([.$C72] &gt; [.$J$2]; [.H71]; (([.$A$2]/[.$E$2])*((0-COS([.$E$2]*[.B72] + [.$G$2])) - (0-COS([.$G$2])))) + (([.$B$2]*[.B72]/[.$E$2])*(0-COS([.$E$2]*[.B72] + [.$G$2]))) + (([.$B$2]/POWER([.$E$2];2)) * (SIN([.$E$2]*[.B72] + [.$G$2]) - SIN([.$G$2]))))" office:value-type="float" office:value="18.1346354112694" calcext:value-type="float">
            <text:p>18.1346354113</text:p>
          </table:table-cell>
          <table:table-cell table:formula="of:=IF([.$C72] &gt; [.$J$2]; [.I71]; (([.$A$2]/[.$E$2])*(   SIN([.$E$2]*[.B72] + [.$G$2])  -    SIN([.$G$2])))  + (([.$B$2]*[.B72]/[.$E$2])*   SIN([.$E$2]*[.B72] + [.$G$2]))  + (([.$B$2]/POWER([.$E$2];2)) * (COS([.$E$2]*[.B72] + [.$G$2]) - COS([.$G$2]))))" office:value-type="float" office:value="5.10903981373751" calcext:value-type="float">
            <text:p>5.1090398137</text:p>
          </table:table-cell>
          <table:table-cell table:formula="of:=SQRT(POWER([.H72];2)+POWER([.I71];2))" office:value-type="float" office:value="18.9274020815351" calcext:value-type="float">
            <text:p>18.927402081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73]*[.$D$2]" office:value-type="float" office:value="130" calcext:value-type="float">
            <text:p>130</text:p>
          </table:table-cell>
          <table:table-cell table:formula="of:=IF([.$C73] &gt; [.$J$2]; [.D72]; [.D72]+SIN(RADIANS([.$C73]))*MIN(([.$A$2]+([.B73]*[.$B$2]));[.$C$2]))" office:value-type="float" office:value="18.7405068294671" calcext:value-type="float">
            <text:p>18.7405068295</text:p>
          </table:table-cell>
          <table:table-cell table:formula="of:=IF([.$C73]&gt;[.$J$2];[.E72];[.E72]+COS(RADIANS([.$C73]))*MIN(([.$A$2]+([.B73]*[.$B$2]));[.$C$2]))" office:value-type="float" office:value="4.70963911777407" calcext:value-type="float">
            <text:p>4.7096391178</text:p>
          </table:table-cell>
          <table:table-cell table:formula="of:=SQRT(([.D73]*[.D73])+([.E73]*[.E73]))" office:value-type="float" office:value="19.323232049659" calcext:value-type="float">
            <text:p>19.3232320497</text:p>
          </table:table-cell>
          <table:table-cell/>
          <table:table-cell table:formula="of:=IF([.$C73] &gt; [.$J$2]; [.H72]; (([.$A$2]/[.$E$2])*((0-COS([.$E$2]*[.B73] + [.$G$2])) - (0-COS([.$G$2])))) + (([.$B$2]*[.B73]/[.$E$2])*(0-COS([.$E$2]*[.B73] + [.$G$2]))) + (([.$B$2]/POWER([.$E$2];2)) * (SIN([.$E$2]*[.B73] + [.$G$2]) - SIN([.$G$2]))))" office:value-type="float" office:value="18.5406644082005" calcext:value-type="float">
            <text:p>18.5406644082</text:p>
          </table:table-cell>
          <table:table-cell table:formula="of:=IF([.$C73] &gt; [.$J$2]; [.I72]; (([.$A$2]/[.$E$2])*(   SIN([.$E$2]*[.B73] + [.$G$2])  -    SIN([.$G$2])))  + (([.$B$2]*[.B73]/[.$E$2])*   SIN([.$E$2]*[.B73] + [.$G$2]))  + (([.$B$2]/POWER([.$E$2];2)) * (COS([.$E$2]*[.B73] + [.$G$2]) - COS([.$G$2]))))" office:value-type="float" office:value="4.78022530041933" calcext:value-type="float">
            <text:p>4.7802253004</text:p>
          </table:table-cell>
          <table:table-cell table:formula="of:=SQRT(POWER([.H73];2)+POWER([.I72];2))" office:value-type="float" office:value="19.2317062299701" calcext:value-type="float">
            <text:p>19.2317062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74]*[.$D$2]" office:value-type="float" office:value="132" calcext:value-type="float">
            <text:p>132</text:p>
          </table:table-cell>
          <table:table-cell table:formula="of:=IF([.$C74] &gt; [.$J$2]; [.D73]; [.D73]+SIN(RADIANS([.$C74]))*MIN(([.$A$2]+([.B74]*[.$B$2]));[.$C$2]))" office:value-type="float" office:value="19.1343735869701" calcext:value-type="float">
            <text:p>19.134373587</text:p>
          </table:table-cell>
          <table:table-cell table:formula="of:=IF([.$C74]&gt;[.$J$2];[.E73];[.E73]+COS(RADIANS([.$C74]))*MIN(([.$A$2]+([.B74]*[.$B$2]));[.$C$2]))" office:value-type="float" office:value="4.35499989640388" calcext:value-type="float">
            <text:p>4.3549998964</text:p>
          </table:table-cell>
          <table:table-cell table:formula="of:=SQRT(([.D74]*[.D74])+([.E74]*[.E74]))" office:value-type="float" office:value="19.6237171979066" calcext:value-type="float">
            <text:p>19.6237171979</text:p>
          </table:table-cell>
          <table:table-cell/>
          <table:table-cell table:formula="of:=IF([.$C74] &gt; [.$J$2]; [.H73]; (([.$A$2]/[.$E$2])*((0-COS([.$E$2]*[.B74] + [.$G$2])) - (0-COS([.$G$2])))) + (([.$B$2]*[.B74]/[.$E$2])*(0-COS([.$E$2]*[.B74] + [.$G$2]))) + (([.$B$2]/POWER([.$E$2];2)) * (SIN([.$E$2]*[.B74] + [.$G$2]) - SIN([.$G$2]))))" office:value-type="float" office:value="18.9387439585366" calcext:value-type="float">
            <text:p>18.9387439585</text:p>
          </table:table-cell>
          <table:table-cell table:formula="of:=IF([.$C74] &gt; [.$J$2]; [.I73]; (([.$A$2]/[.$E$2])*(   SIN([.$E$2]*[.B74] + [.$G$2])  -    SIN([.$G$2])))  + (([.$B$2]*[.B74]/[.$E$2])*   SIN([.$E$2]*[.B74] + [.$G$2]))  + (([.$B$2]/POWER([.$E$2];2)) * (COS([.$E$2]*[.B74] + [.$G$2]) - COS([.$G$2]))))" office:value-type="float" office:value="4.43416075577055" calcext:value-type="float">
            <text:p>4.4341607558</text:p>
          </table:table-cell>
          <table:table-cell table:formula="of:=SQRT(POWER([.H74];2)+POWER([.I73];2))" office:value-type="float" office:value="19.5327053080155" calcext:value-type="float">
            <text:p>19.532705308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75]*[.$D$2]" office:value-type="float" office:value="134" calcext:value-type="float">
            <text:p>134</text:p>
          </table:table-cell>
          <table:table-cell table:formula="of:=IF([.$C75] &gt; [.$J$2]; [.D74]; [.D74]+SIN(RADIANS([.$C75]))*MIN(([.$A$2]+([.B75]*[.$B$2]));[.$C$2]))" office:value-type="float" office:value="19.5192203801513" calcext:value-type="float">
            <text:p>19.5192203802</text:p>
          </table:table-cell>
          <table:table-cell table:formula="of:=IF([.$C75]&gt;[.$J$2];[.E74];[.E74]+COS(RADIANS([.$C75]))*MIN(([.$A$2]+([.B75]*[.$B$2]));[.$C$2]))" office:value-type="float" office:value="3.98335766820831" calcext:value-type="float">
            <text:p>3.9833576682</text:p>
          </table:table-cell>
          <table:table-cell table:formula="of:=SQRT(([.D75]*[.D75])+([.E75]*[.E75]))" office:value-type="float" office:value="19.9215236004124" calcext:value-type="float">
            <text:p>19.9215236004</text:p>
          </table:table-cell>
          <table:table-cell/>
          <table:table-cell table:formula="of:=IF([.$C75] &gt; [.$J$2]; [.H74]; (([.$A$2]/[.$E$2])*((0-COS([.$E$2]*[.B75] + [.$G$2])) - (0-COS([.$G$2])))) + (([.$B$2]*[.B75]/[.$E$2])*(0-COS([.$E$2]*[.B75] + [.$G$2]))) + (([.$B$2]/POWER([.$E$2];2)) * (SIN([.$E$2]*[.B75] + [.$G$2]) - SIN([.$G$2]))))" office:value-type="float" office:value="19.3281601139899" calcext:value-type="float">
            <text:p>19.328160114</text:p>
          </table:table-cell>
          <table:table-cell table:formula="of:=IF([.$C75] &gt; [.$J$2]; [.I74]; (([.$A$2]/[.$E$2])*(   SIN([.$E$2]*[.B75] + [.$G$2])  -    SIN([.$G$2])))  + (([.$B$2]*[.B75]/[.$E$2])*   SIN([.$E$2]*[.B75] + [.$G$2]))  + (([.$B$2]/POWER([.$E$2];2)) * (COS([.$E$2]*[.B75] + [.$G$2]) - COS([.$G$2]))))" office:value-type="float" office:value="4.07100442965861" calcext:value-type="float">
            <text:p>4.0710044297</text:p>
          </table:table-cell>
          <table:table-cell table:formula="of:=SQRT(POWER([.H75];2)+POWER([.I74];2))" office:value-type="float" office:value="19.8302686567794" calcext:value-type="float">
            <text:p>19.830268656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76]*[.$D$2]" office:value-type="float" office:value="136" calcext:value-type="float">
            <text:p>136</text:p>
          </table:table-cell>
          <table:table-cell table:formula="of:=IF([.$C76] &gt; [.$J$2]; [.D75]; [.D75]+SIN(RADIANS([.$C76]))*MIN(([.$A$2]+([.B76]*[.$B$2]));[.$C$2]))" office:value-type="float" office:value="19.8943359001991" calcext:value-type="float">
            <text:p>19.8943359002</text:p>
          </table:table-cell>
          <table:table-cell table:formula="of:=IF([.$C76]&gt;[.$J$2];[.E75];[.E75]+COS(RADIANS([.$C76]))*MIN(([.$A$2]+([.B76]*[.$B$2]));[.$C$2]))" office:value-type="float" office:value="3.59491417602544" calcext:value-type="float">
            <text:p>3.594914176</text:p>
          </table:table-cell>
          <table:table-cell table:formula="of:=SQRT(([.D76]*[.D76])+([.E76]*[.E76]))" office:value-type="float" office:value="20.2165281105075" calcext:value-type="float">
            <text:p>20.2165281105</text:p>
          </table:table-cell>
          <table:table-cell/>
          <table:table-cell table:formula="of:=IF([.$C76] &gt; [.$J$2]; [.H75]; (([.$A$2]/[.$E$2])*((0-COS([.$E$2]*[.B76] + [.$G$2])) - (0-COS([.$G$2])))) + (([.$B$2]*[.B76]/[.$E$2])*(0-COS([.$E$2]*[.B76] + [.$G$2]))) + (([.$B$2]/POWER([.$E$2];2)) * (SIN([.$E$2]*[.B76] + [.$G$2]) - SIN([.$G$2]))))" office:value-type="float" office:value="19.7082004290485" calcext:value-type="float">
            <text:p>19.708200429</text:p>
          </table:table-cell>
          <table:table-cell table:formula="of:=IF([.$C76] &gt; [.$J$2]; [.I75]; (([.$A$2]/[.$E$2])*(   SIN([.$E$2]*[.B76] + [.$G$2])  -    SIN([.$G$2])))  + (([.$B$2]*[.B76]/[.$E$2])*   SIN([.$E$2]*[.B76] + [.$G$2]))  + (([.$B$2]/POWER([.$E$2];2)) * (COS([.$E$2]*[.B76] + [.$G$2]) - COS([.$G$2]))))" office:value-type="float" office:value="3.6909435463241" calcext:value-type="float">
            <text:p>3.6909435463</text:p>
          </table:table-cell>
          <table:table-cell table:formula="of:=SQRT(POWER([.H76];2)+POWER([.I75];2))" office:value-type="float" office:value="20.1242699549039" calcext:value-type="float">
            <text:p>20.124269954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77]*[.$D$2]" office:value-type="float" office:value="138" calcext:value-type="float">
            <text:p>138</text:p>
          </table:table-cell>
          <table:table-cell table:formula="of:=IF([.$C77] &gt; [.$J$2]; [.D76]; [.D76]+SIN(RADIANS([.$C77]))*MIN(([.$A$2]+([.B77]*[.$B$2]));[.$C$2]))" office:value-type="float" office:value="20.2590120806647" calcext:value-type="float">
            <text:p>20.2590120807</text:p>
          </table:table-cell>
          <table:table-cell table:formula="of:=IF([.$C77]&gt;[.$J$2];[.E76];[.E76]+COS(RADIANS([.$C77]))*MIN(([.$A$2]+([.B77]*[.$B$2]));[.$C$2]))" office:value-type="float" office:value="3.18990024614026" calcext:value-type="float">
            <text:p>3.1899002461</text:p>
          </table:table-cell>
          <table:table-cell table:formula="of:=SQRT(([.D77]*[.D77])+([.E77]*[.E77]))" office:value-type="float" office:value="20.5086087793601" calcext:value-type="float">
            <text:p>20.5086087794</text:p>
          </table:table-cell>
          <table:table-cell/>
          <table:table-cell table:formula="of:=IF([.$C77] &gt; [.$J$2]; [.H76]; (([.$A$2]/[.$E$2])*((0-COS([.$E$2]*[.B77] + [.$G$2])) - (0-COS([.$G$2])))) + (([.$B$2]*[.B77]/[.$E$2])*(0-COS([.$E$2]*[.B77] + [.$G$2]))) + (([.$B$2]/POWER([.$E$2];2)) * (SIN([.$E$2]*[.B77] + [.$G$2]) - SIN([.$G$2]))))" office:value-type="float" office:value="20.0781551189499" calcext:value-type="float">
            <text:p>20.078155119</text:p>
          </table:table-cell>
          <table:table-cell table:formula="of:=IF([.$C77] &gt; [.$J$2]; [.I76]; (([.$A$2]/[.$E$2])*(   SIN([.$E$2]*[.B77] + [.$G$2])  -    SIN([.$G$2])))  + (([.$B$2]*[.B77]/[.$E$2])*   SIN([.$E$2]*[.B77] + [.$G$2]))  + (([.$B$2]/POWER([.$E$2];2)) * (COS([.$E$2]*[.B77] + [.$G$2]) - COS([.$G$2]))))" office:value-type="float" office:value="3.29419438723025" calcext:value-type="float">
            <text:p>3.2941943872</text:p>
          </table:table-cell>
          <table:table-cell table:formula="of:=SQRT(POWER([.H77];2)+POWER([.I76];2))" office:value-type="float" office:value="20.4145873640093" calcext:value-type="float">
            <text:p>20.41458736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78]*[.$D$2]" office:value-type="float" office:value="140" calcext:value-type="float">
            <text:p>140</text:p>
          </table:table-cell>
          <table:table-cell table:formula="of:=IF([.$C78] &gt; [.$J$2]; [.D77]; [.D77]+SIN(RADIANS([.$C78]))*MIN(([.$A$2]+([.B78]*[.$B$2]));[.$C$2]))" office:value-type="float" office:value="20.6125452659923" calcext:value-type="float">
            <text:p>20.612545266</text:p>
          </table:table-cell>
          <table:table-cell table:formula="of:=IF([.$C78]&gt;[.$J$2];[.E77];[.E77]+COS(RADIANS([.$C78]))*MIN(([.$A$2]+([.B78]*[.$B$2]));[.$C$2]))" office:value-type="float" office:value="2.76857580242482" calcext:value-type="float">
            <text:p>2.7685758024</text:p>
          </table:table-cell>
          <table:table-cell table:formula="of:=SQRT(([.D78]*[.D78])+([.E78]*[.E78]))" office:value-type="float" office:value="20.7976449223549" calcext:value-type="float">
            <text:p>20.7976449224</text:p>
          </table:table-cell>
          <table:table-cell/>
          <table:table-cell table:formula="of:=IF([.$C78] &gt; [.$J$2]; [.H77]; (([.$A$2]/[.$E$2])*((0-COS([.$E$2]*[.B78] + [.$G$2])) - (0-COS([.$G$2])))) + (([.$B$2]*[.B78]/[.$E$2])*(0-COS([.$E$2]*[.B78] + [.$G$2]))) + (([.$B$2]/POWER([.$E$2];2)) * (SIN([.$E$2]*[.B78] + [.$G$2]) - SIN([.$G$2]))))" office:value-type="float" office:value="20.4373182250889" calcext:value-type="float">
            <text:p>20.4373182251</text:p>
          </table:table-cell>
          <table:table-cell table:formula="of:=IF([.$C78] &gt; [.$J$2]; [.I77]; (([.$A$2]/[.$E$2])*(   SIN([.$E$2]*[.B78] + [.$G$2])  -    SIN([.$G$2])))  + (([.$B$2]*[.B78]/[.$E$2])*   SIN([.$E$2]*[.B78] + [.$G$2]))  + (([.$B$2]/POWER([.$E$2];2)) * (COS([.$E$2]*[.B78] + [.$G$2]) - COS([.$G$2]))))" office:value-type="float" office:value="2.88100232820141" calcext:value-type="float">
            <text:p>2.8810023282</text:p>
          </table:table-cell>
          <table:table-cell table:formula="of:=SQRT(POWER([.H78];2)+POWER([.I77];2))" office:value-type="float" office:value="20.7011036636797" calcext:value-type="float">
            <text:p>20.701103663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79]*[.$D$2]" office:value-type="float" office:value="142" calcext:value-type="float">
            <text:p>142</text:p>
          </table:table-cell>
          <table:table-cell table:formula="of:=IF([.$C79] &gt; [.$J$2]; [.D78]; [.D78]+SIN(RADIANS([.$C79]))*MIN(([.$A$2]+([.B79]*[.$B$2]));[.$C$2]))" office:value-type="float" office:value="20.954237384798" calcext:value-type="float">
            <text:p>20.9542373848</text:p>
          </table:table-cell>
          <table:table-cell table:formula="of:=IF([.$C79]&gt;[.$J$2];[.E78];[.E78]+COS(RADIANS([.$C79]))*MIN(([.$A$2]+([.B79]*[.$B$2]));[.$C$2]))" office:value-type="float" office:value="2.33122983417309" calcext:value-type="float">
            <text:p>2.3312298342</text:p>
          </table:table-cell>
          <table:table-cell table:formula="of:=SQRT(([.D79]*[.D79])+([.E79]*[.E79]))" office:value-type="float" office:value="21.0835171856644" calcext:value-type="float">
            <text:p>21.0835171857</text:p>
          </table:table-cell>
          <table:table-cell/>
          <table:table-cell table:formula="of:=IF([.$C79] &gt; [.$J$2]; [.H78]; (([.$A$2]/[.$E$2])*((0-COS([.$E$2]*[.B79] + [.$G$2])) - (0-COS([.$G$2])))) + (([.$B$2]*[.B79]/[.$E$2])*(0-COS([.$E$2]*[.B79] + [.$G$2]))) + (([.$B$2]/POWER([.$E$2];2)) * (SIN([.$E$2]*[.B79] + [.$G$2]) - SIN([.$G$2]))))" office:value-type="float" office:value="20.7849887860724" calcext:value-type="float">
            <text:p>20.7849887861</text:p>
          </table:table-cell>
          <table:table-cell table:formula="of:=IF([.$C79] &gt; [.$J$2]; [.I78]; (([.$A$2]/[.$E$2])*(   SIN([.$E$2]*[.B79] + [.$G$2])  -    SIN([.$G$2])))  + (([.$B$2]*[.B79]/[.$E$2])*   SIN([.$E$2]*[.B79] + [.$G$2]))  + (([.$B$2]/POWER([.$E$2];2)) * (COS([.$E$2]*[.B79] + [.$G$2]) - COS([.$G$2]))))" office:value-type="float" office:value="2.45164183043903" calcext:value-type="float">
            <text:p>2.4516418304</text:p>
          </table:table-cell>
          <table:table-cell table:formula="of:=SQRT(POWER([.H79];2)+POWER([.I78];2))" office:value-type="float" office:value="20.9837063754775" calcext:value-type="float">
            <text:p>20.983706375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80]*[.$D$2]" office:value-type="float" office:value="144" calcext:value-type="float">
            <text:p>144</text:p>
          </table:table-cell>
          <table:table-cell table:formula="of:=IF([.$C80] &gt; [.$J$2]; [.D79]; [.D79]+SIN(RADIANS([.$C80]))*MIN(([.$A$2]+([.B80]*[.$B$2]));[.$C$2]))" office:value-type="float" office:value="21.2833971260818" calcext:value-type="float">
            <text:p>21.2833971261</text:p>
          </table:table-cell>
          <table:table-cell table:formula="of:=IF([.$C80]&gt;[.$J$2];[.E79];[.E79]+COS(RADIANS([.$C80]))*MIN(([.$A$2]+([.B80]*[.$B$2]));[.$C$2]))" office:value-type="float" office:value="1.87818031732312" calcext:value-type="float">
            <text:p>1.8781803173</text:p>
          </table:table-cell>
          <table:table-cell table:formula="of:=SQRT(([.D80]*[.D80])+([.E80]*[.E80]))" office:value-type="float" office:value="21.3661076130138" calcext:value-type="float">
            <text:p>21.366107613</text:p>
          </table:table-cell>
          <table:table-cell/>
          <table:table-cell table:formula="of:=IF([.$C80] &gt; [.$J$2]; [.H79]; (([.$A$2]/[.$E$2])*((0-COS([.$E$2]*[.B80] + [.$G$2])) - (0-COS([.$G$2])))) + (([.$B$2]*[.B80]/[.$E$2])*(0-COS([.$E$2]*[.B80] + [.$G$2]))) + (([.$B$2]/POWER([.$E$2];2)) * (SIN([.$E$2]*[.B80] + [.$G$2]) - SIN([.$G$2]))))" office:value-type="float" office:value="21.1204720126167" calcext:value-type="float">
            <text:p>21.1204720126</text:p>
          </table:table-cell>
          <table:table-cell table:formula="of:=IF([.$C80] &gt; [.$J$2]; [.I79]; (([.$A$2]/[.$E$2])*(   SIN([.$E$2]*[.B80] + [.$G$2])  -    SIN([.$G$2])))  + (([.$B$2]*[.B80]/[.$E$2])*   SIN([.$E$2]*[.B80] + [.$G$2]))  + (([.$B$2]/POWER([.$E$2];2)) * (COS([.$E$2]*[.B80] + [.$G$2]) - COS([.$G$2]))))" office:value-type="float" office:value="2.00641638507294" calcext:value-type="float">
            <text:p>2.0064163851</text:p>
          </table:table-cell>
          <table:table-cell table:formula="of:=SQRT(POWER([.H80];2)+POWER([.I79];2))" office:value-type="float" office:value="21.2622878754964" calcext:value-type="float">
            <text:p>21.262287875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81]*[.$D$2]" office:value-type="float" office:value="146" calcext:value-type="float">
            <text:p>146</text:p>
          </table:table-cell>
          <table:table-cell table:formula="of:=IF([.$C81] &gt; [.$J$2]; [.D80]; [.D80]+SIN(RADIANS([.$C81]))*MIN(([.$A$2]+([.B81]*[.$B$2]));[.$C$2]))" office:value-type="float" office:value="21.5993411165428" calcext:value-type="float">
            <text:p>21.5993411165</text:p>
          </table:table-cell>
          <table:table-cell table:formula="of:=IF([.$C81]&gt;[.$J$2];[.E80];[.E80]+COS(RADIANS([.$C81]))*MIN(([.$A$2]+([.B81]*[.$B$2]));[.$C$2]))" office:value-type="float" office:value="1.40977408882953" calcext:value-type="float">
            <text:p>1.4097740888</text:p>
          </table:table-cell>
          <table:table-cell table:formula="of:=SQRT(([.D81]*[.D81])+([.E81]*[.E81]))" office:value-type="float" office:value="21.6452997126469" calcext:value-type="float">
            <text:p>21.6452997126</text:p>
          </table:table-cell>
          <table:table-cell/>
          <table:table-cell table:formula="of:=IF([.$C81] &gt; [.$J$2]; [.H80]; (([.$A$2]/[.$E$2])*((0-COS([.$E$2]*[.B81] + [.$G$2])) - (0-COS([.$G$2])))) + (([.$B$2]*[.B81]/[.$E$2])*(0-COS([.$E$2]*[.B81] + [.$G$2]))) + (([.$B$2]/POWER([.$E$2];2)) * (SIN([.$E$2]*[.B81] + [.$G$2]) - SIN([.$G$2]))))" office:value-type="float" office:value="21.4430804644642" calcext:value-type="float">
            <text:p>21.4430804645</text:p>
          </table:table-cell>
          <table:table-cell table:formula="of:=IF([.$C81] &gt; [.$J$2]; [.I80]; (([.$A$2]/[.$E$2])*(   SIN([.$E$2]*[.B81] + [.$G$2])  -    SIN([.$G$2])))  + (([.$B$2]*[.B81]/[.$E$2])*   SIN([.$E$2]*[.B81] + [.$G$2]))  + (([.$B$2]/POWER([.$E$2];2)) * (COS([.$E$2]*[.B81] + [.$G$2]) - COS([.$G$2]))))" office:value-type="float" office:value="1.54565841097542" calcext:value-type="float">
            <text:p>1.545658411</text:p>
          </table:table-cell>
          <table:table-cell table:formula="of:=SQRT(POWER([.H81];2)+POWER([.I80];2))" office:value-type="float" office:value="21.5367454949854" calcext:value-type="float">
            <text:p>21.53674549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82]*[.$D$2]" office:value-type="float" office:value="148" calcext:value-type="float">
            <text:p>148</text:p>
          </table:table-cell>
          <table:table-cell table:formula="of:=IF([.$C82] &gt; [.$J$2]; [.D81]; [.D81]+SIN(RADIANS([.$C82]))*MIN(([.$A$2]+([.B82]*[.$B$2]));[.$C$2]))" office:value-type="float" office:value="21.9013950971557" calcext:value-type="float">
            <text:p>21.9013950972</text:p>
          </table:table-cell>
          <table:table-cell table:formula="of:=IF([.$C82]&gt;[.$J$2];[.E81];[.E81]+COS(RADIANS([.$C82]))*MIN(([.$A$2]+([.B82]*[.$B$2]));[.$C$2]))" office:value-type="float" office:value="0.926386674020362" calcext:value-type="float">
            <text:p>0.926386674</text:p>
          </table:table-cell>
          <table:table-cell table:formula="of:=SQRT(([.D82]*[.D82])+([.E82]*[.E82]))" office:value-type="float" office:value="21.9209785244984" calcext:value-type="float">
            <text:p>21.9209785245</text:p>
          </table:table-cell>
          <table:table-cell/>
          <table:table-cell table:formula="of:=IF([.$C82] &gt; [.$J$2]; [.H81]; (([.$A$2]/[.$E$2])*((0-COS([.$E$2]*[.B82] + [.$G$2])) - (0-COS([.$G$2])))) + (([.$B$2]*[.B82]/[.$E$2])*(0-COS([.$E$2]*[.B82] + [.$G$2]))) + (([.$B$2]/POWER([.$E$2];2)) * (SIN([.$E$2]*[.B82] + [.$G$2]) - SIN([.$G$2]))))" office:value-type="float" office:value="21.7521352274835" calcext:value-type="float">
            <text:p>21.7521352275</text:p>
          </table:table-cell>
          <table:table-cell table:formula="of:=IF([.$C82] &gt; [.$J$2]; [.I81]; (([.$A$2]/[.$E$2])*(   SIN([.$E$2]*[.B82] + [.$G$2])  -    SIN([.$G$2])))  + (([.$B$2]*[.B82]/[.$E$2])*   SIN([.$E$2]*[.B82] + [.$G$2]))  + (([.$B$2]/POWER([.$E$2];2)) * (COS([.$E$2]*[.B82] + [.$G$2]) - COS([.$G$2]))))" office:value-type="float" office:value="1.06972910563676" calcext:value-type="float">
            <text:p>1.0697291056</text:p>
          </table:table-cell>
          <table:table-cell table:formula="of:=SQRT(POWER([.H82];2)+POWER([.I81];2))" office:value-type="float" office:value="21.8069816086075" calcext:value-type="float">
            <text:p>21.806981608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83]*[.$D$2]" office:value-type="float" office:value="150" calcext:value-type="float">
            <text:p>150</text:p>
          </table:table-cell>
          <table:table-cell table:formula="of:=IF([.$C83] &gt; [.$J$2]; [.D82]; [.D82]+SIN(RADIANS([.$C83]))*MIN(([.$A$2]+([.B83]*[.$B$2]));[.$C$2]))" office:value-type="float" office:value="22.1888950971557" calcext:value-type="float">
            <text:p>22.1888950972</text:p>
          </table:table-cell>
          <table:table-cell table:formula="of:=IF([.$C83]&gt;[.$J$2];[.E82];[.E82]+COS(RADIANS([.$C83]))*MIN(([.$A$2]+([.B83]*[.$B$2]));[.$C$2]))" office:value-type="float" office:value="0.42842206684431" calcext:value-type="float">
            <text:p>0.4284220668</text:p>
          </table:table-cell>
          <table:table-cell table:formula="of:=SQRT(([.D83]*[.D83])+([.E83]*[.E83]))" office:value-type="float" office:value="22.1930306875816" calcext:value-type="float">
            <text:p>22.1930306876</text:p>
          </table:table-cell>
          <table:table-cell/>
          <table:table-cell table:formula="of:=IF([.$C83] &gt; [.$J$2]; [.H82]; (([.$A$2]/[.$E$2])*((0-COS([.$E$2]*[.B83] + [.$G$2])) - (0-COS([.$G$2])))) + (([.$B$2]*[.B83]/[.$E$2])*(0-COS([.$E$2]*[.B83] + [.$G$2]))) + (([.$B$2]/POWER([.$E$2];2)) * (SIN([.$E$2]*[.B83] + [.$G$2]) - SIN([.$G$2]))))" office:value-type="float" office:value="22.0469670891044" calcext:value-type="float">
            <text:p>22.0469670891</text:p>
          </table:table-cell>
          <table:table-cell table:formula="of:=IF([.$C83] &gt; [.$J$2]; [.I82]; (([.$A$2]/[.$E$2])*(   SIN([.$E$2]*[.B83] + [.$G$2])  -    SIN([.$G$2])))  + (([.$B$2]*[.B83]/[.$E$2])*   SIN([.$E$2]*[.B83] + [.$G$2]))  + (([.$B$2]/POWER([.$E$2];2)) * (COS([.$E$2]*[.B83] + [.$G$2]) - COS([.$G$2]))))" office:value-type="float" office:value="0.579018248972101" calcext:value-type="float">
            <text:p>0.579018249</text:p>
          </table:table-cell>
          <table:table-cell table:formula="of:=SQRT(POWER([.H83];2)+POWER([.I82];2))" office:value-type="float" office:value="22.0729037099223" calcext:value-type="float">
            <text:p>22.072903709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84]*[.$D$2]" office:value-type="float" office:value="152" calcext:value-type="float">
            <text:p>152</text:p>
          </table:table-cell>
          <table:table-cell table:formula="of:=IF([.$C84] &gt; [.$J$2]; [.D83]; [.D83]+SIN(RADIANS([.$C84]))*MIN(([.$A$2]+([.B84]*[.$B$2]));[.$C$2]))" office:value-type="float" office:value="22.4611886035715" calcext:value-type="float">
            <text:p>22.4611886036</text:p>
          </table:table-cell>
          <table:table-cell table:formula="of:=IF([.$C84]&gt;[.$J$2];[.E83];[.E83]+COS(RADIANS([.$C84]))*MIN(([.$A$2]+([.B84]*[.$B$2]));[.$C$2]))" office:value-type="float" office:value="-0.0836875370138676" calcext:value-type="float">
            <text:p>-0.083687537</text:p>
          </table:table-cell>
          <table:table-cell table:formula="of:=SQRT(([.D84]*[.D84])+([.E84]*[.E84]))" office:value-type="float" office:value="22.4613445075994" calcext:value-type="float">
            <text:p>22.4613445076</text:p>
          </table:table-cell>
          <table:table-cell/>
          <table:table-cell table:formula="of:=IF([.$C84] &gt; [.$J$2]; [.H83]; (([.$A$2]/[.$E$2])*((0-COS([.$E$2]*[.B84] + [.$G$2])) - (0-COS([.$G$2])))) + (([.$B$2]*[.B84]/[.$E$2])*(0-COS([.$E$2]*[.B84] + [.$G$2]))) + (([.$B$2]/POWER([.$E$2];2)) * (SIN([.$E$2]*[.B84] + [.$G$2]) - SIN([.$G$2]))))" office:value-type="float" office:value="22.3269177102326" calcext:value-type="float">
            <text:p>22.3269177102</text:p>
          </table:table-cell>
          <table:table-cell table:formula="of:=IF([.$C84] &gt; [.$J$2]; [.I83]; (([.$A$2]/[.$E$2])*(   SIN([.$E$2]*[.B84] + [.$G$2])  -    SIN([.$G$2])))  + (([.$B$2]*[.B84]/[.$E$2])*   SIN([.$E$2]*[.B84] + [.$G$2]))  + (([.$B$2]/POWER([.$E$2];2)) * (COS([.$E$2]*[.B84] + [.$G$2]) - COS([.$G$2]))))" office:value-type="float" office:value="0.0739439600015803" calcext:value-type="float">
            <text:p>0.07394396</text:p>
          </table:table-cell>
          <table:table-cell table:formula="of:=SQRT(POWER([.H84];2)+POWER([.I83];2))" office:value-type="float" office:value="22.3344244737164" calcext:value-type="float">
            <text:p>22.334424473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85]*[.$D$2]" office:value-type="float" office:value="154" calcext:value-type="float">
            <text:p>154</text:p>
          </table:table-cell>
          <table:table-cell table:formula="of:=IF([.$C85] &gt; [.$J$2]; [.D84]; [.D84]+SIN(RADIANS([.$C85]))*MIN(([.$A$2]+([.B85]*[.$B$2]));[.$C$2]))" office:value-type="float" office:value="22.7176357244432" calcext:value-type="float">
            <text:p>22.7176357244</text:p>
          </table:table-cell>
          <table:table-cell table:formula="of:=IF([.$C85]&gt;[.$J$2];[.E84];[.E84]+COS(RADIANS([.$C85]))*MIN(([.$A$2]+([.B85]*[.$B$2]));[.$C$2]))" office:value-type="float" office:value="-0.60948205409888" calcext:value-type="float">
            <text:p>-0.6094820541</text:p>
          </table:table-cell>
          <table:table-cell table:formula="of:=SQRT(([.D85]*[.D85])+([.E85]*[.E85]))" office:value-type="float" office:value="22.7258100247882" calcext:value-type="float">
            <text:p>22.7258100248</text:p>
          </table:table-cell>
          <table:table-cell/>
          <table:table-cell table:formula="of:=IF([.$C85] &gt; [.$J$2]; [.H84]; (([.$A$2]/[.$E$2])*((0-COS([.$E$2]*[.B85] + [.$G$2])) - (0-COS([.$G$2])))) + (([.$B$2]*[.B85]/[.$E$2])*(0-COS([.$E$2]*[.B85] + [.$G$2]))) + (([.$B$2]/POWER([.$E$2];2)) * (SIN([.$E$2]*[.B85] + [.$G$2]) - SIN([.$G$2]))))" office:value-type="float" office:value="22.5913407917799" calcext:value-type="float">
            <text:p>22.5913407918</text:p>
          </table:table-cell>
          <table:table-cell table:formula="of:=IF([.$C85] &gt; [.$J$2]; [.I84]; (([.$A$2]/[.$E$2])*(   SIN([.$E$2]*[.B85] + [.$G$2])  -    SIN([.$G$2])))  + (([.$B$2]*[.B85]/[.$E$2])*   SIN([.$E$2]*[.B85] + [.$G$2]))  + (([.$B$2]/POWER([.$E$2];2)) * (COS([.$E$2]*[.B85] + [.$G$2]) - COS([.$G$2]))))" office:value-type="float" office:value="-0.445047593581975" calcext:value-type="float">
            <text:p>-0.4450475936</text:p>
          </table:table-cell>
          <table:table-cell table:formula="of:=SQRT(POWER([.H85];2)+POWER([.I84];2))" office:value-type="float" office:value="22.5914618048403" calcext:value-type="float">
            <text:p>22.591461804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86]*[.$D$2]" office:value-type="float" office:value="156" calcext:value-type="float">
            <text:p>156</text:p>
          </table:table-cell>
          <table:table-cell table:formula="of:=IF([.$C86] &gt; [.$J$2]; [.D85]; [.D85]+SIN(RADIANS([.$C86]))*MIN(([.$A$2]+([.B86]*[.$B$2]));[.$C$2]))" office:value-type="float" office:value="22.9576103438579" calcext:value-type="float">
            <text:p>22.9576103439</text:p>
          </table:table-cell>
          <table:table-cell table:formula="of:=IF([.$C86]&gt;[.$J$2];[.E85];[.E85]+COS(RADIANS([.$C86]))*MIN(([.$A$2]+([.B86]*[.$B$2]));[.$C$2]))" office:value-type="float" office:value="-1.14847387410802" calcext:value-type="float">
            <text:p>-1.1484738741</text:p>
          </table:table-cell>
          <table:table-cell table:formula="of:=SQRT(([.D86]*[.D86])+([.E86]*[.E86]))" office:value-type="float" office:value="22.9863190820087" calcext:value-type="float">
            <text:p>22.986319082</text:p>
          </table:table-cell>
          <table:table-cell/>
          <table:table-cell table:formula="of:=IF([.$C86] &gt; [.$J$2]; [.H85]; (([.$A$2]/[.$E$2])*((0-COS([.$E$2]*[.B86] + [.$G$2])) - (0-COS([.$G$2])))) + (([.$B$2]*[.B86]/[.$E$2])*(0-COS([.$E$2]*[.B86] + [.$G$2]))) + (([.$B$2]/POWER([.$E$2];2)) * (SIN([.$E$2]*[.B86] + [.$G$2]) - SIN([.$G$2]))))" office:value-type="float" office:value="22.839603233947" calcext:value-type="float">
            <text:p>22.8396032339</text:p>
          </table:table-cell>
          <table:table-cell table:formula="of:=IF([.$C86] &gt; [.$J$2]; [.I85]; (([.$A$2]/[.$E$2])*(   SIN([.$E$2]*[.B86] + [.$G$2])  -    SIN([.$G$2])))  + (([.$B$2]*[.B86]/[.$E$2])*   SIN([.$E$2]*[.B86] + [.$G$2]))  + (([.$B$2]/POWER([.$E$2];2)) * (COS([.$E$2]*[.B86] + [.$G$2]) - COS([.$G$2]))))" office:value-type="float" office:value="-0.977482532870689" calcext:value-type="float">
            <text:p>-0.9774825329</text:p>
          </table:table-cell>
          <table:table-cell table:formula="of:=SQRT(POWER([.H86];2)+POWER([.I85];2))" office:value-type="float" office:value="22.8439388732477" calcext:value-type="float">
            <text:p>22.843938873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87]*[.$D$2]" office:value-type="float" office:value="158" calcext:value-type="float">
            <text:p>158</text:p>
          </table:table-cell>
          <table:table-cell table:formula="of:=IF([.$C87] &gt; [.$J$2]; [.D86]; [.D86]+SIN(RADIANS([.$C87]))*MIN(([.$A$2]+([.B87]*[.$B$2]));[.$C$2]))" office:value-type="float" office:value="23.1805012669403" calcext:value-type="float">
            <text:p>23.1805012669</text:p>
          </table:table-cell>
          <table:table-cell table:formula="of:=IF([.$C87]&gt;[.$J$2];[.E86];[.E86]+COS(RADIANS([.$C87]))*MIN(([.$A$2]+([.B87]*[.$B$2]));[.$C$2]))" office:value-type="float" office:value="-1.70014826757525" calcext:value-type="float">
            <text:p>-1.7001482676</text:p>
          </table:table-cell>
          <table:table-cell table:formula="of:=SQRT(([.D87]*[.D87])+([.E87]*[.E87]))" office:value-type="float" office:value="23.242765393093" calcext:value-type="float">
            <text:p>23.2427653931</text:p>
          </table:table-cell>
          <table:table-cell/>
          <table:table-cell table:formula="of:=IF([.$C87] &gt; [.$J$2]; [.H86]; (([.$A$2]/[.$E$2])*((0-COS([.$E$2]*[.B87] + [.$G$2])) - (0-COS([.$G$2])))) + (([.$B$2]*[.B87]/[.$E$2])*(0-COS([.$E$2]*[.B87] + [.$G$2]))) + (([.$B$2]/POWER([.$E$2];2)) * (SIN([.$E$2]*[.B87] + [.$G$2]) - SIN([.$G$2]))))" office:value-type="float" office:value="23.0710862863919" calcext:value-type="float">
            <text:p>23.0710862864</text:p>
          </table:table-cell>
          <table:table-cell table:formula="of:=IF([.$C87] &gt; [.$J$2]; [.I86]; (([.$A$2]/[.$E$2])*(   SIN([.$E$2]*[.B87] + [.$G$2])  -    SIN([.$G$2])))  + (([.$B$2]*[.B87]/[.$E$2])*   SIN([.$E$2]*[.B87] + [.$G$2]))  + (([.$B$2]/POWER([.$E$2];2)) * (COS([.$E$2]*[.B87] + [.$G$2]) - COS([.$G$2]))))" office:value-type="float" office:value="-1.52285965206472" calcext:value-type="float">
            <text:p>-1.5228596521</text:p>
          </table:table-cell>
          <table:table-cell table:formula="of:=SQRT(POWER([.H87];2)+POWER([.I86];2))" office:value-type="float" office:value="23.0917841349734" calcext:value-type="float">
            <text:p>23.09178413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88]*[.$D$2]" office:value-type="float" office:value="160" calcext:value-type="float">
            <text:p>160</text:p>
          </table:table-cell>
          <table:table-cell table:formula="of:=IF([.$C88] &gt; [.$J$2]; [.D87]; [.D87]+SIN(RADIANS([.$C88]))*MIN(([.$A$2]+([.B88]*[.$B$2]));[.$C$2]))" office:value-type="float" office:value="23.3857133529357" calcext:value-type="float">
            <text:p>23.3857133529</text:p>
          </table:table-cell>
          <table:table-cell table:formula="of:=IF([.$C88]&gt;[.$J$2];[.E87];[.E87]+COS(RADIANS([.$C88]))*MIN(([.$A$2]+([.B88]*[.$B$2]));[.$C$2]))" office:value-type="float" office:value="-2.2639638400468" calcext:value-type="float">
            <text:p>-2.26396384</text:p>
          </table:table-cell>
          <table:table-cell table:formula="of:=SQRT(([.D88]*[.D88])+([.E88]*[.E88]))" office:value-type="float" office:value="23.4950446114647" calcext:value-type="float">
            <text:p>23.4950446115</text:p>
          </table:table-cell>
          <table:table-cell/>
          <table:table-cell table:formula="of:=IF([.$C88] &gt; [.$J$2]; [.H87]; (([.$A$2]/[.$E$2])*((0-COS([.$E$2]*[.B88] + [.$G$2])) - (0-COS([.$G$2])))) + (([.$B$2]*[.B88]/[.$E$2])*(0-COS([.$E$2]*[.B88] + [.$G$2]))) + (([.$B$2]/POWER([.$E$2];2)) * (SIN([.$E$2]*[.B88] + [.$G$2]) - SIN([.$G$2]))))" office:value-type="float" office:value="23.285186687421" calcext:value-type="float">
            <text:p>23.2851866874</text:p>
          </table:table-cell>
          <table:table-cell table:formula="of:=IF([.$C88] &gt; [.$J$2]; [.I87]; (([.$A$2]/[.$E$2])*(   SIN([.$E$2]*[.B88] + [.$G$2])  -    SIN([.$G$2])))  + (([.$B$2]*[.B88]/[.$E$2])*   SIN([.$E$2]*[.B88] + [.$G$2]))  + (([.$B$2]/POWER([.$E$2];2)) * (COS([.$E$2]*[.B88] + [.$G$2]) - COS([.$G$2]))))" office:value-type="float" office:value="-2.08065084942753" calcext:value-type="float">
            <text:p>-2.0806508494</text:p>
          </table:table-cell>
          <table:table-cell table:formula="of:=SQRT(POWER([.H88];2)+POWER([.I87];2))" office:value-type="float" office:value="23.3349313388305" calcext:value-type="float">
            <text:p>23.334931338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89]*[.$D$2]" office:value-type="float" office:value="162" calcext:value-type="float">
            <text:p>162</text:p>
          </table:table-cell>
          <table:table-cell table:formula="of:=IF([.$C89] &gt; [.$J$2]; [.D88]; [.D88]+SIN(RADIANS([.$C89]))*MIN(([.$A$2]+([.B89]*[.$B$2]));[.$C$2]))" office:value-type="float" office:value="23.3857133529357" calcext:value-type="float">
            <text:p>23.3857133529</text:p>
          </table:table-cell>
          <table:table-cell table:formula="of:=IF([.$C89]&gt;[.$J$2];[.E88];[.E88]+COS(RADIANS([.$C89]))*MIN(([.$A$2]+([.B89]*[.$B$2]));[.$C$2]))" office:value-type="float" office:value="-2.2639638400468" calcext:value-type="float">
            <text:p>-2.26396384</text:p>
          </table:table-cell>
          <table:table-cell table:formula="of:=SQRT(([.D89]*[.D89])+([.E89]*[.E89]))" office:value-type="float" office:value="23.4950446114647" calcext:value-type="float">
            <text:p>23.4950446115</text:p>
          </table:table-cell>
          <table:table-cell/>
          <table:table-cell table:formula="of:=IF([.$C89] &gt; [.$J$2]; [.H88]; (([.$A$2]/[.$E$2])*((0-COS([.$E$2]*[.B89] + [.$G$2])) - (0-COS([.$G$2])))) + (([.$B$2]*[.B89]/[.$E$2])*(0-COS([.$E$2]*[.B89] + [.$G$2]))) + (([.$B$2]/POWER([.$E$2];2)) * (SIN([.$E$2]*[.B89] + [.$G$2]) - SIN([.$G$2]))))" office:value-type="float" office:value="23.285186687421" calcext:value-type="float">
            <text:p>23.2851866874</text:p>
          </table:table-cell>
          <table:table-cell table:formula="of:=IF([.$C89] &gt; [.$J$2]; [.I88]; (([.$A$2]/[.$E$2])*(   SIN([.$E$2]*[.B89] + [.$G$2])  -    SIN([.$G$2])))  + (([.$B$2]*[.B89]/[.$E$2])*   SIN([.$E$2]*[.B89] + [.$G$2]))  + (([.$B$2]/POWER([.$E$2];2)) * (COS([.$E$2]*[.B89] + [.$G$2]) - COS([.$G$2]))))" office:value-type="float" office:value="-2.08065084942753" calcext:value-type="float">
            <text:p>-2.0806508494</text:p>
          </table:table-cell>
          <table:table-cell table:formula="of:=SQRT(POWER([.H89];2)+POWER([.I8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90]*[.$D$2]" office:value-type="float" office:value="164" calcext:value-type="float">
            <text:p>164</text:p>
          </table:table-cell>
          <table:table-cell table:formula="of:=IF([.$C90] &gt; [.$J$2]; [.D89]; [.D89]+SIN(RADIANS([.$C90]))*MIN(([.$A$2]+([.B90]*[.$B$2]));[.$C$2]))" office:value-type="float" office:value="23.3857133529357" calcext:value-type="float">
            <text:p>23.3857133529</text:p>
          </table:table-cell>
          <table:table-cell table:formula="of:=IF([.$C90]&gt;[.$J$2];[.E89];[.E89]+COS(RADIANS([.$C90]))*MIN(([.$A$2]+([.B90]*[.$B$2]));[.$C$2]))" office:value-type="float" office:value="-2.2639638400468" calcext:value-type="float">
            <text:p>-2.26396384</text:p>
          </table:table-cell>
          <table:table-cell table:formula="of:=SQRT(([.D90]*[.D90])+([.E90]*[.E90]))" office:value-type="float" office:value="23.4950446114647" calcext:value-type="float">
            <text:p>23.4950446115</text:p>
          </table:table-cell>
          <table:table-cell/>
          <table:table-cell table:formula="of:=IF([.$C90] &gt; [.$J$2]; [.H89]; (([.$A$2]/[.$E$2])*((0-COS([.$E$2]*[.B90] + [.$G$2])) - (0-COS([.$G$2])))) + (([.$B$2]*[.B90]/[.$E$2])*(0-COS([.$E$2]*[.B90] + [.$G$2]))) + (([.$B$2]/POWER([.$E$2];2)) * (SIN([.$E$2]*[.B90] + [.$G$2]) - SIN([.$G$2]))))" office:value-type="float" office:value="23.285186687421" calcext:value-type="float">
            <text:p>23.2851866874</text:p>
          </table:table-cell>
          <table:table-cell table:formula="of:=IF([.$C90] &gt; [.$J$2]; [.I89]; (([.$A$2]/[.$E$2])*(   SIN([.$E$2]*[.B90] + [.$G$2])  -    SIN([.$G$2])))  + (([.$B$2]*[.B90]/[.$E$2])*   SIN([.$E$2]*[.B90] + [.$G$2]))  + (([.$B$2]/POWER([.$E$2];2)) * (COS([.$E$2]*[.B90] + [.$G$2]) - COS([.$G$2]))))" office:value-type="float" office:value="-2.08065084942753" calcext:value-type="float">
            <text:p>-2.0806508494</text:p>
          </table:table-cell>
          <table:table-cell table:formula="of:=SQRT(POWER([.H90];2)+POWER([.I8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91]*[.$D$2]" office:value-type="float" office:value="166" calcext:value-type="float">
            <text:p>166</text:p>
          </table:table-cell>
          <table:table-cell table:formula="of:=IF([.$C91] &gt; [.$J$2]; [.D90]; [.D90]+SIN(RADIANS([.$C91]))*MIN(([.$A$2]+([.B91]*[.$B$2]));[.$C$2]))" office:value-type="float" office:value="23.3857133529357" calcext:value-type="float">
            <text:p>23.3857133529</text:p>
          </table:table-cell>
          <table:table-cell table:formula="of:=IF([.$C91]&gt;[.$J$2];[.E90];[.E90]+COS(RADIANS([.$C91]))*MIN(([.$A$2]+([.B91]*[.$B$2]));[.$C$2]))" office:value-type="float" office:value="-2.2639638400468" calcext:value-type="float">
            <text:p>-2.26396384</text:p>
          </table:table-cell>
          <table:table-cell table:formula="of:=SQRT(([.D91]*[.D91])+([.E91]*[.E91]))" office:value-type="float" office:value="23.4950446114647" calcext:value-type="float">
            <text:p>23.4950446115</text:p>
          </table:table-cell>
          <table:table-cell/>
          <table:table-cell table:formula="of:=IF([.$C91] &gt; [.$J$2]; [.H90]; (([.$A$2]/[.$E$2])*((0-COS([.$E$2]*[.B91] + [.$G$2])) - (0-COS([.$G$2])))) + (([.$B$2]*[.B91]/[.$E$2])*(0-COS([.$E$2]*[.B91] + [.$G$2]))) + (([.$B$2]/POWER([.$E$2];2)) * (SIN([.$E$2]*[.B91] + [.$G$2]) - SIN([.$G$2]))))" office:value-type="float" office:value="23.285186687421" calcext:value-type="float">
            <text:p>23.2851866874</text:p>
          </table:table-cell>
          <table:table-cell table:formula="of:=IF([.$C91] &gt; [.$J$2]; [.I90]; (([.$A$2]/[.$E$2])*(   SIN([.$E$2]*[.B91] + [.$G$2])  -    SIN([.$G$2])))  + (([.$B$2]*[.B91]/[.$E$2])*   SIN([.$E$2]*[.B91] + [.$G$2]))  + (([.$B$2]/POWER([.$E$2];2)) * (COS([.$E$2]*[.B91] + [.$G$2]) - COS([.$G$2]))))" office:value-type="float" office:value="-2.08065084942753" calcext:value-type="float">
            <text:p>-2.0806508494</text:p>
          </table:table-cell>
          <table:table-cell table:formula="of:=SQRT(POWER([.H91];2)+POWER([.I9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92]*[.$D$2]" office:value-type="float" office:value="168" calcext:value-type="float">
            <text:p>168</text:p>
          </table:table-cell>
          <table:table-cell table:formula="of:=IF([.$C92] &gt; [.$J$2]; [.D91]; [.D91]+SIN(RADIANS([.$C92]))*MIN(([.$A$2]+([.B92]*[.$B$2]));[.$C$2]))" office:value-type="float" office:value="23.3857133529357" calcext:value-type="float">
            <text:p>23.3857133529</text:p>
          </table:table-cell>
          <table:table-cell table:formula="of:=IF([.$C92]&gt;[.$J$2];[.E91];[.E91]+COS(RADIANS([.$C92]))*MIN(([.$A$2]+([.B92]*[.$B$2]));[.$C$2]))" office:value-type="float" office:value="-2.2639638400468" calcext:value-type="float">
            <text:p>-2.26396384</text:p>
          </table:table-cell>
          <table:table-cell table:formula="of:=SQRT(([.D92]*[.D92])+([.E92]*[.E92]))" office:value-type="float" office:value="23.4950446114647" calcext:value-type="float">
            <text:p>23.4950446115</text:p>
          </table:table-cell>
          <table:table-cell/>
          <table:table-cell table:formula="of:=IF([.$C92] &gt; [.$J$2]; [.H91]; (([.$A$2]/[.$E$2])*((0-COS([.$E$2]*[.B92] + [.$G$2])) - (0-COS([.$G$2])))) + (([.$B$2]*[.B92]/[.$E$2])*(0-COS([.$E$2]*[.B92] + [.$G$2]))) + (([.$B$2]/POWER([.$E$2];2)) * (SIN([.$E$2]*[.B92] + [.$G$2]) - SIN([.$G$2]))))" office:value-type="float" office:value="23.285186687421" calcext:value-type="float">
            <text:p>23.2851866874</text:p>
          </table:table-cell>
          <table:table-cell table:formula="of:=IF([.$C92] &gt; [.$J$2]; [.I91]; (([.$A$2]/[.$E$2])*(   SIN([.$E$2]*[.B92] + [.$G$2])  -    SIN([.$G$2])))  + (([.$B$2]*[.B92]/[.$E$2])*   SIN([.$E$2]*[.B92] + [.$G$2]))  + (([.$B$2]/POWER([.$E$2];2)) * (COS([.$E$2]*[.B92] + [.$G$2]) - COS([.$G$2]))))" office:value-type="float" office:value="-2.08065084942753" calcext:value-type="float">
            <text:p>-2.0806508494</text:p>
          </table:table-cell>
          <table:table-cell table:formula="of:=SQRT(POWER([.H92];2)+POWER([.I9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93]*[.$D$2]" office:value-type="float" office:value="170" calcext:value-type="float">
            <text:p>170</text:p>
          </table:table-cell>
          <table:table-cell table:formula="of:=IF([.$C93] &gt; [.$J$2]; [.D92]; [.D92]+SIN(RADIANS([.$C93]))*MIN(([.$A$2]+([.B93]*[.$B$2]));[.$C$2]))" office:value-type="float" office:value="23.3857133529357" calcext:value-type="float">
            <text:p>23.3857133529</text:p>
          </table:table-cell>
          <table:table-cell table:formula="of:=IF([.$C93]&gt;[.$J$2];[.E92];[.E92]+COS(RADIANS([.$C93]))*MIN(([.$A$2]+([.B93]*[.$B$2]));[.$C$2]))" office:value-type="float" office:value="-2.2639638400468" calcext:value-type="float">
            <text:p>-2.26396384</text:p>
          </table:table-cell>
          <table:table-cell table:formula="of:=SQRT(([.D93]*[.D93])+([.E93]*[.E93]))" office:value-type="float" office:value="23.4950446114647" calcext:value-type="float">
            <text:p>23.4950446115</text:p>
          </table:table-cell>
          <table:table-cell/>
          <table:table-cell table:formula="of:=IF([.$C93] &gt; [.$J$2]; [.H92]; (([.$A$2]/[.$E$2])*((0-COS([.$E$2]*[.B93] + [.$G$2])) - (0-COS([.$G$2])))) + (([.$B$2]*[.B93]/[.$E$2])*(0-COS([.$E$2]*[.B93] + [.$G$2]))) + (([.$B$2]/POWER([.$E$2];2)) * (SIN([.$E$2]*[.B93] + [.$G$2]) - SIN([.$G$2]))))" office:value-type="float" office:value="23.285186687421" calcext:value-type="float">
            <text:p>23.2851866874</text:p>
          </table:table-cell>
          <table:table-cell table:formula="of:=IF([.$C93] &gt; [.$J$2]; [.I92]; (([.$A$2]/[.$E$2])*(   SIN([.$E$2]*[.B93] + [.$G$2])  -    SIN([.$G$2])))  + (([.$B$2]*[.B93]/[.$E$2])*   SIN([.$E$2]*[.B93] + [.$G$2]))  + (([.$B$2]/POWER([.$E$2];2)) * (COS([.$E$2]*[.B93] + [.$G$2]) - COS([.$G$2]))))" office:value-type="float" office:value="-2.08065084942753" calcext:value-type="float">
            <text:p>-2.0806508494</text:p>
          </table:table-cell>
          <table:table-cell table:formula="of:=SQRT(POWER([.H93];2)+POWER([.I9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94]*[.$D$2]" office:value-type="float" office:value="172" calcext:value-type="float">
            <text:p>172</text:p>
          </table:table-cell>
          <table:table-cell table:formula="of:=IF([.$C94] &gt; [.$J$2]; [.D93]; [.D93]+SIN(RADIANS([.$C94]))*MIN(([.$A$2]+([.B94]*[.$B$2]));[.$C$2]))" office:value-type="float" office:value="23.3857133529357" calcext:value-type="float">
            <text:p>23.3857133529</text:p>
          </table:table-cell>
          <table:table-cell table:formula="of:=IF([.$C94]&gt;[.$J$2];[.E93];[.E93]+COS(RADIANS([.$C94]))*MIN(([.$A$2]+([.B94]*[.$B$2]));[.$C$2]))" office:value-type="float" office:value="-2.2639638400468" calcext:value-type="float">
            <text:p>-2.26396384</text:p>
          </table:table-cell>
          <table:table-cell table:formula="of:=SQRT(([.D94]*[.D94])+([.E94]*[.E94]))" office:value-type="float" office:value="23.4950446114647" calcext:value-type="float">
            <text:p>23.4950446115</text:p>
          </table:table-cell>
          <table:table-cell/>
          <table:table-cell table:formula="of:=IF([.$C94] &gt; [.$J$2]; [.H93]; (([.$A$2]/[.$E$2])*((0-COS([.$E$2]*[.B94] + [.$G$2])) - (0-COS([.$G$2])))) + (([.$B$2]*[.B94]/[.$E$2])*(0-COS([.$E$2]*[.B94] + [.$G$2]))) + (([.$B$2]/POWER([.$E$2];2)) * (SIN([.$E$2]*[.B94] + [.$G$2]) - SIN([.$G$2]))))" office:value-type="float" office:value="23.285186687421" calcext:value-type="float">
            <text:p>23.2851866874</text:p>
          </table:table-cell>
          <table:table-cell table:formula="of:=IF([.$C94] &gt; [.$J$2]; [.I93]; (([.$A$2]/[.$E$2])*(   SIN([.$E$2]*[.B94] + [.$G$2])  -    SIN([.$G$2])))  + (([.$B$2]*[.B94]/[.$E$2])*   SIN([.$E$2]*[.B94] + [.$G$2]))  + (([.$B$2]/POWER([.$E$2];2)) * (COS([.$E$2]*[.B94] + [.$G$2]) - COS([.$G$2]))))" office:value-type="float" office:value="-2.08065084942753" calcext:value-type="float">
            <text:p>-2.0806508494</text:p>
          </table:table-cell>
          <table:table-cell table:formula="of:=SQRT(POWER([.H94];2)+POWER([.I9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95]*[.$D$2]" office:value-type="float" office:value="174" calcext:value-type="float">
            <text:p>174</text:p>
          </table:table-cell>
          <table:table-cell table:formula="of:=IF([.$C95] &gt; [.$J$2]; [.D94]; [.D94]+SIN(RADIANS([.$C95]))*MIN(([.$A$2]+([.B95]*[.$B$2]));[.$C$2]))" office:value-type="float" office:value="23.3857133529357" calcext:value-type="float">
            <text:p>23.3857133529</text:p>
          </table:table-cell>
          <table:table-cell table:formula="of:=IF([.$C95]&gt;[.$J$2];[.E94];[.E94]+COS(RADIANS([.$C95]))*MIN(([.$A$2]+([.B95]*[.$B$2]));[.$C$2]))" office:value-type="float" office:value="-2.2639638400468" calcext:value-type="float">
            <text:p>-2.26396384</text:p>
          </table:table-cell>
          <table:table-cell table:formula="of:=SQRT(([.D95]*[.D95])+([.E95]*[.E95]))" office:value-type="float" office:value="23.4950446114647" calcext:value-type="float">
            <text:p>23.4950446115</text:p>
          </table:table-cell>
          <table:table-cell/>
          <table:table-cell table:formula="of:=IF([.$C95] &gt; [.$J$2]; [.H94]; (([.$A$2]/[.$E$2])*((0-COS([.$E$2]*[.B95] + [.$G$2])) - (0-COS([.$G$2])))) + (([.$B$2]*[.B95]/[.$E$2])*(0-COS([.$E$2]*[.B95] + [.$G$2]))) + (([.$B$2]/POWER([.$E$2];2)) * (SIN([.$E$2]*[.B95] + [.$G$2]) - SIN([.$G$2]))))" office:value-type="float" office:value="23.285186687421" calcext:value-type="float">
            <text:p>23.2851866874</text:p>
          </table:table-cell>
          <table:table-cell table:formula="of:=IF([.$C95] &gt; [.$J$2]; [.I94]; (([.$A$2]/[.$E$2])*(   SIN([.$E$2]*[.B95] + [.$G$2])  -    SIN([.$G$2])))  + (([.$B$2]*[.B95]/[.$E$2])*   SIN([.$E$2]*[.B95] + [.$G$2]))  + (([.$B$2]/POWER([.$E$2];2)) * (COS([.$E$2]*[.B95] + [.$G$2]) - COS([.$G$2]))))" office:value-type="float" office:value="-2.08065084942753" calcext:value-type="float">
            <text:p>-2.0806508494</text:p>
          </table:table-cell>
          <table:table-cell table:formula="of:=SQRT(POWER([.H95];2)+POWER([.I9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96]*[.$D$2]" office:value-type="float" office:value="176" calcext:value-type="float">
            <text:p>176</text:p>
          </table:table-cell>
          <table:table-cell table:formula="of:=IF([.$C96] &gt; [.$J$2]; [.D95]; [.D95]+SIN(RADIANS([.$C96]))*MIN(([.$A$2]+([.B96]*[.$B$2]));[.$C$2]))" office:value-type="float" office:value="23.3857133529357" calcext:value-type="float">
            <text:p>23.3857133529</text:p>
          </table:table-cell>
          <table:table-cell table:formula="of:=IF([.$C96]&gt;[.$J$2];[.E95];[.E95]+COS(RADIANS([.$C96]))*MIN(([.$A$2]+([.B96]*[.$B$2]));[.$C$2]))" office:value-type="float" office:value="-2.2639638400468" calcext:value-type="float">
            <text:p>-2.26396384</text:p>
          </table:table-cell>
          <table:table-cell table:formula="of:=SQRT(([.D96]*[.D96])+([.E96]*[.E96]))" office:value-type="float" office:value="23.4950446114647" calcext:value-type="float">
            <text:p>23.4950446115</text:p>
          </table:table-cell>
          <table:table-cell/>
          <table:table-cell table:formula="of:=IF([.$C96] &gt; [.$J$2]; [.H95]; (([.$A$2]/[.$E$2])*((0-COS([.$E$2]*[.B96] + [.$G$2])) - (0-COS([.$G$2])))) + (([.$B$2]*[.B96]/[.$E$2])*(0-COS([.$E$2]*[.B96] + [.$G$2]))) + (([.$B$2]/POWER([.$E$2];2)) * (SIN([.$E$2]*[.B96] + [.$G$2]) - SIN([.$G$2]))))" office:value-type="float" office:value="23.285186687421" calcext:value-type="float">
            <text:p>23.2851866874</text:p>
          </table:table-cell>
          <table:table-cell table:formula="of:=IF([.$C96] &gt; [.$J$2]; [.I95]; (([.$A$2]/[.$E$2])*(   SIN([.$E$2]*[.B96] + [.$G$2])  -    SIN([.$G$2])))  + (([.$B$2]*[.B96]/[.$E$2])*   SIN([.$E$2]*[.B96] + [.$G$2]))  + (([.$B$2]/POWER([.$E$2];2)) * (COS([.$E$2]*[.B96] + [.$G$2]) - COS([.$G$2]))))" office:value-type="float" office:value="-2.08065084942753" calcext:value-type="float">
            <text:p>-2.0806508494</text:p>
          </table:table-cell>
          <table:table-cell table:formula="of:=SQRT(POWER([.H96];2)+POWER([.I9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97]*[.$D$2]" office:value-type="float" office:value="178" calcext:value-type="float">
            <text:p>178</text:p>
          </table:table-cell>
          <table:table-cell table:formula="of:=IF([.$C97] &gt; [.$J$2]; [.D96]; [.D96]+SIN(RADIANS([.$C97]))*MIN(([.$A$2]+([.B97]*[.$B$2]));[.$C$2]))" office:value-type="float" office:value="23.3857133529357" calcext:value-type="float">
            <text:p>23.3857133529</text:p>
          </table:table-cell>
          <table:table-cell table:formula="of:=IF([.$C97]&gt;[.$J$2];[.E96];[.E96]+COS(RADIANS([.$C97]))*MIN(([.$A$2]+([.B97]*[.$B$2]));[.$C$2]))" office:value-type="float" office:value="-2.2639638400468" calcext:value-type="float">
            <text:p>-2.26396384</text:p>
          </table:table-cell>
          <table:table-cell table:formula="of:=SQRT(([.D97]*[.D97])+([.E97]*[.E97]))" office:value-type="float" office:value="23.4950446114647" calcext:value-type="float">
            <text:p>23.4950446115</text:p>
          </table:table-cell>
          <table:table-cell/>
          <table:table-cell table:formula="of:=IF([.$C97] &gt; [.$J$2]; [.H96]; (([.$A$2]/[.$E$2])*((0-COS([.$E$2]*[.B97] + [.$G$2])) - (0-COS([.$G$2])))) + (([.$B$2]*[.B97]/[.$E$2])*(0-COS([.$E$2]*[.B97] + [.$G$2]))) + (([.$B$2]/POWER([.$E$2];2)) * (SIN([.$E$2]*[.B97] + [.$G$2]) - SIN([.$G$2]))))" office:value-type="float" office:value="23.285186687421" calcext:value-type="float">
            <text:p>23.2851866874</text:p>
          </table:table-cell>
          <table:table-cell table:formula="of:=IF([.$C97] &gt; [.$J$2]; [.I96]; (([.$A$2]/[.$E$2])*(   SIN([.$E$2]*[.B97] + [.$G$2])  -    SIN([.$G$2])))  + (([.$B$2]*[.B97]/[.$E$2])*   SIN([.$E$2]*[.B97] + [.$G$2]))  + (([.$B$2]/POWER([.$E$2];2)) * (COS([.$E$2]*[.B97] + [.$G$2]) - COS([.$G$2]))))" office:value-type="float" office:value="-2.08065084942753" calcext:value-type="float">
            <text:p>-2.0806508494</text:p>
          </table:table-cell>
          <table:table-cell table:formula="of:=SQRT(POWER([.H97];2)+POWER([.I9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98]*[.$D$2]" office:value-type="float" office:value="180" calcext:value-type="float">
            <text:p>180</text:p>
          </table:table-cell>
          <table:table-cell table:formula="of:=IF([.$C98] &gt; [.$J$2]; [.D97]; [.D97]+SIN(RADIANS([.$C98]))*MIN(([.$A$2]+([.B98]*[.$B$2]));[.$C$2]))" office:value-type="float" office:value="23.3857133529357" calcext:value-type="float">
            <text:p>23.3857133529</text:p>
          </table:table-cell>
          <table:table-cell table:formula="of:=IF([.$C98]&gt;[.$J$2];[.E97];[.E97]+COS(RADIANS([.$C98]))*MIN(([.$A$2]+([.B98]*[.$B$2]));[.$C$2]))" office:value-type="float" office:value="-2.2639638400468" calcext:value-type="float">
            <text:p>-2.26396384</text:p>
          </table:table-cell>
          <table:table-cell table:formula="of:=SQRT(([.D98]*[.D98])+([.E98]*[.E98]))" office:value-type="float" office:value="23.4950446114647" calcext:value-type="float">
            <text:p>23.4950446115</text:p>
          </table:table-cell>
          <table:table-cell/>
          <table:table-cell table:formula="of:=IF([.$C98] &gt; [.$J$2]; [.H97]; (([.$A$2]/[.$E$2])*((0-COS([.$E$2]*[.B98] + [.$G$2])) - (0-COS([.$G$2])))) + (([.$B$2]*[.B98]/[.$E$2])*(0-COS([.$E$2]*[.B98] + [.$G$2]))) + (([.$B$2]/POWER([.$E$2];2)) * (SIN([.$E$2]*[.B98] + [.$G$2]) - SIN([.$G$2]))))" office:value-type="float" office:value="23.285186687421" calcext:value-type="float">
            <text:p>23.2851866874</text:p>
          </table:table-cell>
          <table:table-cell table:formula="of:=IF([.$C98] &gt; [.$J$2]; [.I97]; (([.$A$2]/[.$E$2])*(   SIN([.$E$2]*[.B98] + [.$G$2])  -    SIN([.$G$2])))  + (([.$B$2]*[.B98]/[.$E$2])*   SIN([.$E$2]*[.B98] + [.$G$2]))  + (([.$B$2]/POWER([.$E$2];2)) * (COS([.$E$2]*[.B98] + [.$G$2]) - COS([.$G$2]))))" office:value-type="float" office:value="-2.08065084942753" calcext:value-type="float">
            <text:p>-2.0806508494</text:p>
          </table:table-cell>
          <table:table-cell table:formula="of:=SQRT(POWER([.H98];2)+POWER([.I9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99]*[.$D$2]" office:value-type="float" office:value="182" calcext:value-type="float">
            <text:p>182</text:p>
          </table:table-cell>
          <table:table-cell table:formula="of:=IF([.$C99] &gt; [.$J$2]; [.D98]; [.D98]+SIN(RADIANS([.$C99]))*MIN(([.$A$2]+([.B99]*[.$B$2]));[.$C$2]))" office:value-type="float" office:value="23.3857133529357" calcext:value-type="float">
            <text:p>23.3857133529</text:p>
          </table:table-cell>
          <table:table-cell table:formula="of:=IF([.$C99]&gt;[.$J$2];[.E98];[.E98]+COS(RADIANS([.$C99]))*MIN(([.$A$2]+([.B99]*[.$B$2]));[.$C$2]))" office:value-type="float" office:value="-2.2639638400468" calcext:value-type="float">
            <text:p>-2.26396384</text:p>
          </table:table-cell>
          <table:table-cell table:formula="of:=SQRT(([.D99]*[.D99])+([.E99]*[.E99]))" office:value-type="float" office:value="23.4950446114647" calcext:value-type="float">
            <text:p>23.4950446115</text:p>
          </table:table-cell>
          <table:table-cell/>
          <table:table-cell table:formula="of:=IF([.$C99] &gt; [.$J$2]; [.H98]; (([.$A$2]/[.$E$2])*((0-COS([.$E$2]*[.B99] + [.$G$2])) - (0-COS([.$G$2])))) + (([.$B$2]*[.B99]/[.$E$2])*(0-COS([.$E$2]*[.B99] + [.$G$2]))) + (([.$B$2]/POWER([.$E$2];2)) * (SIN([.$E$2]*[.B99] + [.$G$2]) - SIN([.$G$2]))))" office:value-type="float" office:value="23.285186687421" calcext:value-type="float">
            <text:p>23.2851866874</text:p>
          </table:table-cell>
          <table:table-cell table:formula="of:=IF([.$C99] &gt; [.$J$2]; [.I98]; (([.$A$2]/[.$E$2])*(   SIN([.$E$2]*[.B99] + [.$G$2])  -    SIN([.$G$2])))  + (([.$B$2]*[.B99]/[.$E$2])*   SIN([.$E$2]*[.B99] + [.$G$2]))  + (([.$B$2]/POWER([.$E$2];2)) * (COS([.$E$2]*[.B99] + [.$G$2]) - COS([.$G$2]))))" office:value-type="float" office:value="-2.08065084942753" calcext:value-type="float">
            <text:p>-2.0806508494</text:p>
          </table:table-cell>
          <table:table-cell table:formula="of:=SQRT(POWER([.H99];2)+POWER([.I9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100]*[.$D$2]" office:value-type="float" office:value="184" calcext:value-type="float">
            <text:p>184</text:p>
          </table:table-cell>
          <table:table-cell table:formula="of:=IF([.$C100] &gt; [.$J$2]; [.D99]; [.D99]+SIN(RADIANS([.$C100]))*MIN(([.$A$2]+([.B100]*[.$B$2]));[.$C$2]))" office:value-type="float" office:value="23.3857133529357" calcext:value-type="float">
            <text:p>23.3857133529</text:p>
          </table:table-cell>
          <table:table-cell table:formula="of:=IF([.$C100]&gt;[.$J$2];[.E99];[.E99]+COS(RADIANS([.$C100]))*MIN(([.$A$2]+([.B100]*[.$B$2]));[.$C$2]))" office:value-type="float" office:value="-2.2639638400468" calcext:value-type="float">
            <text:p>-2.26396384</text:p>
          </table:table-cell>
          <table:table-cell table:formula="of:=SQRT(([.D100]*[.D100])+([.E100]*[.E100]))" office:value-type="float" office:value="23.4950446114647" calcext:value-type="float">
            <text:p>23.4950446115</text:p>
          </table:table-cell>
          <table:table-cell/>
          <table:table-cell table:formula="of:=IF([.$C100] &gt; [.$J$2]; [.H99]; (([.$A$2]/[.$E$2])*((0-COS([.$E$2]*[.B100] + [.$G$2])) - (0-COS([.$G$2])))) + (([.$B$2]*[.B100]/[.$E$2])*(0-COS([.$E$2]*[.B100] + [.$G$2]))) + (([.$B$2]/POWER([.$E$2];2)) * (SIN([.$E$2]*[.B100] + [.$G$2]) - SIN([.$G$2]))))" office:value-type="float" office:value="23.285186687421" calcext:value-type="float">
            <text:p>23.2851866874</text:p>
          </table:table-cell>
          <table:table-cell table:formula="of:=IF([.$C100] &gt; [.$J$2]; [.I99]; (([.$A$2]/[.$E$2])*(   SIN([.$E$2]*[.B100] + [.$G$2])  -    SIN([.$G$2])))  + (([.$B$2]*[.B100]/[.$E$2])*   SIN([.$E$2]*[.B100] + [.$G$2]))  + (([.$B$2]/POWER([.$E$2];2)) * (COS([.$E$2]*[.B100] + [.$G$2]) - COS([.$G$2]))))" office:value-type="float" office:value="-2.08065084942753" calcext:value-type="float">
            <text:p>-2.0806508494</text:p>
          </table:table-cell>
          <table:table-cell table:formula="of:=SQRT(POWER([.H100];2)+POWER([.I9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101]*[.$D$2]" office:value-type="float" office:value="186" calcext:value-type="float">
            <text:p>186</text:p>
          </table:table-cell>
          <table:table-cell table:formula="of:=IF([.$C101] &gt; [.$J$2]; [.D100]; [.D100]+SIN(RADIANS([.$C101]))*MIN(([.$A$2]+([.B101]*[.$B$2]));[.$C$2]))" office:value-type="float" office:value="23.3857133529357" calcext:value-type="float">
            <text:p>23.3857133529</text:p>
          </table:table-cell>
          <table:table-cell table:formula="of:=IF([.$C101]&gt;[.$J$2];[.E100];[.E100]+COS(RADIANS([.$C101]))*MIN(([.$A$2]+([.B101]*[.$B$2]));[.$C$2]))" office:value-type="float" office:value="-2.2639638400468" calcext:value-type="float">
            <text:p>-2.26396384</text:p>
          </table:table-cell>
          <table:table-cell table:formula="of:=SQRT(([.D101]*[.D101])+([.E101]*[.E101]))" office:value-type="float" office:value="23.4950446114647" calcext:value-type="float">
            <text:p>23.4950446115</text:p>
          </table:table-cell>
          <table:table-cell/>
          <table:table-cell table:formula="of:=IF([.$C101] &gt; [.$J$2]; [.H100]; (([.$A$2]/[.$E$2])*((0-COS([.$E$2]*[.B101] + [.$G$2])) - (0-COS([.$G$2])))) + (([.$B$2]*[.B101]/[.$E$2])*(0-COS([.$E$2]*[.B101] + [.$G$2]))) + (([.$B$2]/POWER([.$E$2];2)) * (SIN([.$E$2]*[.B101] + [.$G$2]) - SIN([.$G$2]))))" office:value-type="float" office:value="23.285186687421" calcext:value-type="float">
            <text:p>23.2851866874</text:p>
          </table:table-cell>
          <table:table-cell table:formula="of:=IF([.$C101] &gt; [.$J$2]; [.I100]; (([.$A$2]/[.$E$2])*(   SIN([.$E$2]*[.B101] + [.$G$2])  -    SIN([.$G$2])))  + (([.$B$2]*[.B101]/[.$E$2])*   SIN([.$E$2]*[.B101] + [.$G$2]))  + (([.$B$2]/POWER([.$E$2];2)) * (COS([.$E$2]*[.B101] + [.$G$2]) - COS([.$G$2]))))" office:value-type="float" office:value="-2.08065084942753" calcext:value-type="float">
            <text:p>-2.0806508494</text:p>
          </table:table-cell>
          <table:table-cell table:formula="of:=SQRT(POWER([.H101];2)+POWER([.I10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102]*[.$D$2]" office:value-type="float" office:value="188" calcext:value-type="float">
            <text:p>188</text:p>
          </table:table-cell>
          <table:table-cell table:formula="of:=IF([.$C102] &gt; [.$J$2]; [.D101]; [.D101]+SIN(RADIANS([.$C102]))*MIN(([.$A$2]+([.B102]*[.$B$2]));[.$C$2]))" office:value-type="float" office:value="23.3857133529357" calcext:value-type="float">
            <text:p>23.3857133529</text:p>
          </table:table-cell>
          <table:table-cell table:formula="of:=IF([.$C102]&gt;[.$J$2];[.E101];[.E101]+COS(RADIANS([.$C102]))*MIN(([.$A$2]+([.B102]*[.$B$2]));[.$C$2]))" office:value-type="float" office:value="-2.2639638400468" calcext:value-type="float">
            <text:p>-2.26396384</text:p>
          </table:table-cell>
          <table:table-cell table:formula="of:=SQRT(([.D102]*[.D102])+([.E102]*[.E102]))" office:value-type="float" office:value="23.4950446114647" calcext:value-type="float">
            <text:p>23.4950446115</text:p>
          </table:table-cell>
          <table:table-cell/>
          <table:table-cell table:formula="of:=IF([.$C102] &gt; [.$J$2]; [.H101]; (([.$A$2]/[.$E$2])*((0-COS([.$E$2]*[.B102] + [.$G$2])) - (0-COS([.$G$2])))) + (([.$B$2]*[.B102]/[.$E$2])*(0-COS([.$E$2]*[.B102] + [.$G$2]))) + (([.$B$2]/POWER([.$E$2];2)) * (SIN([.$E$2]*[.B102] + [.$G$2]) - SIN([.$G$2]))))" office:value-type="float" office:value="23.285186687421" calcext:value-type="float">
            <text:p>23.2851866874</text:p>
          </table:table-cell>
          <table:table-cell table:formula="of:=IF([.$C102] &gt; [.$J$2]; [.I101]; (([.$A$2]/[.$E$2])*(   SIN([.$E$2]*[.B102] + [.$G$2])  -    SIN([.$G$2])))  + (([.$B$2]*[.B102]/[.$E$2])*   SIN([.$E$2]*[.B102] + [.$G$2]))  + (([.$B$2]/POWER([.$E$2];2)) * (COS([.$E$2]*[.B102] + [.$G$2]) - COS([.$G$2]))))" office:value-type="float" office:value="-2.08065084942753" calcext:value-type="float">
            <text:p>-2.0806508494</text:p>
          </table:table-cell>
          <table:table-cell table:formula="of:=SQRT(POWER([.H102];2)+POWER([.I10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103]*[.$D$2]" office:value-type="float" office:value="190" calcext:value-type="float">
            <text:p>190</text:p>
          </table:table-cell>
          <table:table-cell table:formula="of:=IF([.$C103] &gt; [.$J$2]; [.D102]; [.D102]+SIN(RADIANS([.$C103]))*MIN(([.$A$2]+([.B103]*[.$B$2]));[.$C$2]))" office:value-type="float" office:value="23.3857133529357" calcext:value-type="float">
            <text:p>23.3857133529</text:p>
          </table:table-cell>
          <table:table-cell table:formula="of:=IF([.$C103]&gt;[.$J$2];[.E102];[.E102]+COS(RADIANS([.$C103]))*MIN(([.$A$2]+([.B103]*[.$B$2]));[.$C$2]))" office:value-type="float" office:value="-2.2639638400468" calcext:value-type="float">
            <text:p>-2.26396384</text:p>
          </table:table-cell>
          <table:table-cell table:formula="of:=SQRT(([.D103]*[.D103])+([.E103]*[.E103]))" office:value-type="float" office:value="23.4950446114647" calcext:value-type="float">
            <text:p>23.4950446115</text:p>
          </table:table-cell>
          <table:table-cell/>
          <table:table-cell table:formula="of:=IF([.$C103] &gt; [.$J$2]; [.H102]; (([.$A$2]/[.$E$2])*((0-COS([.$E$2]*[.B103] + [.$G$2])) - (0-COS([.$G$2])))) + (([.$B$2]*[.B103]/[.$E$2])*(0-COS([.$E$2]*[.B103] + [.$G$2]))) + (([.$B$2]/POWER([.$E$2];2)) * (SIN([.$E$2]*[.B103] + [.$G$2]) - SIN([.$G$2]))))" office:value-type="float" office:value="23.285186687421" calcext:value-type="float">
            <text:p>23.2851866874</text:p>
          </table:table-cell>
          <table:table-cell table:formula="of:=IF([.$C103] &gt; [.$J$2]; [.I102]; (([.$A$2]/[.$E$2])*(   SIN([.$E$2]*[.B103] + [.$G$2])  -    SIN([.$G$2])))  + (([.$B$2]*[.B103]/[.$E$2])*   SIN([.$E$2]*[.B103] + [.$G$2]))  + (([.$B$2]/POWER([.$E$2];2)) * (COS([.$E$2]*[.B103] + [.$G$2]) - COS([.$G$2]))))" office:value-type="float" office:value="-2.08065084942753" calcext:value-type="float">
            <text:p>-2.0806508494</text:p>
          </table:table-cell>
          <table:table-cell table:formula="of:=SQRT(POWER([.H103];2)+POWER([.I10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104]*[.$D$2]" office:value-type="float" office:value="192" calcext:value-type="float">
            <text:p>192</text:p>
          </table:table-cell>
          <table:table-cell table:formula="of:=IF([.$C104] &gt; [.$J$2]; [.D103]; [.D103]+SIN(RADIANS([.$C104]))*MIN(([.$A$2]+([.B104]*[.$B$2]));[.$C$2]))" office:value-type="float" office:value="23.3857133529357" calcext:value-type="float">
            <text:p>23.3857133529</text:p>
          </table:table-cell>
          <table:table-cell table:formula="of:=IF([.$C104]&gt;[.$J$2];[.E103];[.E103]+COS(RADIANS([.$C104]))*MIN(([.$A$2]+([.B104]*[.$B$2]));[.$C$2]))" office:value-type="float" office:value="-2.2639638400468" calcext:value-type="float">
            <text:p>-2.26396384</text:p>
          </table:table-cell>
          <table:table-cell table:formula="of:=SQRT(([.D104]*[.D104])+([.E104]*[.E104]))" office:value-type="float" office:value="23.4950446114647" calcext:value-type="float">
            <text:p>23.4950446115</text:p>
          </table:table-cell>
          <table:table-cell/>
          <table:table-cell table:formula="of:=IF([.$C104] &gt; [.$J$2]; [.H103]; (([.$A$2]/[.$E$2])*((0-COS([.$E$2]*[.B104] + [.$G$2])) - (0-COS([.$G$2])))) + (([.$B$2]*[.B104]/[.$E$2])*(0-COS([.$E$2]*[.B104] + [.$G$2]))) + (([.$B$2]/POWER([.$E$2];2)) * (SIN([.$E$2]*[.B104] + [.$G$2]) - SIN([.$G$2]))))" office:value-type="float" office:value="23.285186687421" calcext:value-type="float">
            <text:p>23.2851866874</text:p>
          </table:table-cell>
          <table:table-cell table:formula="of:=IF([.$C104] &gt; [.$J$2]; [.I103]; (([.$A$2]/[.$E$2])*(   SIN([.$E$2]*[.B104] + [.$G$2])  -    SIN([.$G$2])))  + (([.$B$2]*[.B104]/[.$E$2])*   SIN([.$E$2]*[.B104] + [.$G$2]))  + (([.$B$2]/POWER([.$E$2];2)) * (COS([.$E$2]*[.B104] + [.$G$2]) - COS([.$G$2]))))" office:value-type="float" office:value="-2.08065084942753" calcext:value-type="float">
            <text:p>-2.0806508494</text:p>
          </table:table-cell>
          <table:table-cell table:formula="of:=SQRT(POWER([.H104];2)+POWER([.I10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105]*[.$D$2]" office:value-type="float" office:value="194" calcext:value-type="float">
            <text:p>194</text:p>
          </table:table-cell>
          <table:table-cell table:formula="of:=IF([.$C105] &gt; [.$J$2]; [.D104]; [.D104]+SIN(RADIANS([.$C105]))*MIN(([.$A$2]+([.B105]*[.$B$2]));[.$C$2]))" office:value-type="float" office:value="23.3857133529357" calcext:value-type="float">
            <text:p>23.3857133529</text:p>
          </table:table-cell>
          <table:table-cell table:formula="of:=IF([.$C105]&gt;[.$J$2];[.E104];[.E104]+COS(RADIANS([.$C105]))*MIN(([.$A$2]+([.B105]*[.$B$2]));[.$C$2]))" office:value-type="float" office:value="-2.2639638400468" calcext:value-type="float">
            <text:p>-2.26396384</text:p>
          </table:table-cell>
          <table:table-cell table:formula="of:=SQRT(([.D105]*[.D105])+([.E105]*[.E105]))" office:value-type="float" office:value="23.4950446114647" calcext:value-type="float">
            <text:p>23.4950446115</text:p>
          </table:table-cell>
          <table:table-cell/>
          <table:table-cell table:formula="of:=IF([.$C105] &gt; [.$J$2]; [.H104]; (([.$A$2]/[.$E$2])*((0-COS([.$E$2]*[.B105] + [.$G$2])) - (0-COS([.$G$2])))) + (([.$B$2]*[.B105]/[.$E$2])*(0-COS([.$E$2]*[.B105] + [.$G$2]))) + (([.$B$2]/POWER([.$E$2];2)) * (SIN([.$E$2]*[.B105] + [.$G$2]) - SIN([.$G$2]))))" office:value-type="float" office:value="23.285186687421" calcext:value-type="float">
            <text:p>23.2851866874</text:p>
          </table:table-cell>
          <table:table-cell table:formula="of:=IF([.$C105] &gt; [.$J$2]; [.I104]; (([.$A$2]/[.$E$2])*(   SIN([.$E$2]*[.B105] + [.$G$2])  -    SIN([.$G$2])))  + (([.$B$2]*[.B105]/[.$E$2])*   SIN([.$E$2]*[.B105] + [.$G$2]))  + (([.$B$2]/POWER([.$E$2];2)) * (COS([.$E$2]*[.B105] + [.$G$2]) - COS([.$G$2]))))" office:value-type="float" office:value="-2.08065084942753" calcext:value-type="float">
            <text:p>-2.0806508494</text:p>
          </table:table-cell>
          <table:table-cell table:formula="of:=SQRT(POWER([.H105];2)+POWER([.I10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106]*[.$D$2]" office:value-type="float" office:value="196" calcext:value-type="float">
            <text:p>196</text:p>
          </table:table-cell>
          <table:table-cell table:formula="of:=IF([.$C106] &gt; [.$J$2]; [.D105]; [.D105]+SIN(RADIANS([.$C106]))*MIN(([.$A$2]+([.B106]*[.$B$2]));[.$C$2]))" office:value-type="float" office:value="23.3857133529357" calcext:value-type="float">
            <text:p>23.3857133529</text:p>
          </table:table-cell>
          <table:table-cell table:formula="of:=IF([.$C106]&gt;[.$J$2];[.E105];[.E105]+COS(RADIANS([.$C106]))*MIN(([.$A$2]+([.B106]*[.$B$2]));[.$C$2]))" office:value-type="float" office:value="-2.2639638400468" calcext:value-type="float">
            <text:p>-2.26396384</text:p>
          </table:table-cell>
          <table:table-cell table:formula="of:=SQRT(([.D106]*[.D106])+([.E106]*[.E106]))" office:value-type="float" office:value="23.4950446114647" calcext:value-type="float">
            <text:p>23.4950446115</text:p>
          </table:table-cell>
          <table:table-cell/>
          <table:table-cell table:formula="of:=IF([.$C106] &gt; [.$J$2]; [.H105]; (([.$A$2]/[.$E$2])*((0-COS([.$E$2]*[.B106] + [.$G$2])) - (0-COS([.$G$2])))) + (([.$B$2]*[.B106]/[.$E$2])*(0-COS([.$E$2]*[.B106] + [.$G$2]))) + (([.$B$2]/POWER([.$E$2];2)) * (SIN([.$E$2]*[.B106] + [.$G$2]) - SIN([.$G$2]))))" office:value-type="float" office:value="23.285186687421" calcext:value-type="float">
            <text:p>23.2851866874</text:p>
          </table:table-cell>
          <table:table-cell table:formula="of:=IF([.$C106] &gt; [.$J$2]; [.I105]; (([.$A$2]/[.$E$2])*(   SIN([.$E$2]*[.B106] + [.$G$2])  -    SIN([.$G$2])))  + (([.$B$2]*[.B106]/[.$E$2])*   SIN([.$E$2]*[.B106] + [.$G$2]))  + (([.$B$2]/POWER([.$E$2];2)) * (COS([.$E$2]*[.B106] + [.$G$2]) - COS([.$G$2]))))" office:value-type="float" office:value="-2.08065084942753" calcext:value-type="float">
            <text:p>-2.0806508494</text:p>
          </table:table-cell>
          <table:table-cell table:formula="of:=SQRT(POWER([.H106];2)+POWER([.I10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107]*[.$D$2]" office:value-type="float" office:value="198" calcext:value-type="float">
            <text:p>198</text:p>
          </table:table-cell>
          <table:table-cell table:formula="of:=IF([.$C107] &gt; [.$J$2]; [.D106]; [.D106]+SIN(RADIANS([.$C107]))*MIN(([.$A$2]+([.B107]*[.$B$2]));[.$C$2]))" office:value-type="float" office:value="23.3857133529357" calcext:value-type="float">
            <text:p>23.3857133529</text:p>
          </table:table-cell>
          <table:table-cell table:formula="of:=IF([.$C107]&gt;[.$J$2];[.E106];[.E106]+COS(RADIANS([.$C107]))*MIN(([.$A$2]+([.B107]*[.$B$2]));[.$C$2]))" office:value-type="float" office:value="-2.2639638400468" calcext:value-type="float">
            <text:p>-2.26396384</text:p>
          </table:table-cell>
          <table:table-cell table:formula="of:=SQRT(([.D107]*[.D107])+([.E107]*[.E107]))" office:value-type="float" office:value="23.4950446114647" calcext:value-type="float">
            <text:p>23.4950446115</text:p>
          </table:table-cell>
          <table:table-cell/>
          <table:table-cell table:formula="of:=IF([.$C107] &gt; [.$J$2]; [.H106]; (([.$A$2]/[.$E$2])*((0-COS([.$E$2]*[.B107] + [.$G$2])) - (0-COS([.$G$2])))) + (([.$B$2]*[.B107]/[.$E$2])*(0-COS([.$E$2]*[.B107] + [.$G$2]))) + (([.$B$2]/POWER([.$E$2];2)) * (SIN([.$E$2]*[.B107] + [.$G$2]) - SIN([.$G$2]))))" office:value-type="float" office:value="23.285186687421" calcext:value-type="float">
            <text:p>23.2851866874</text:p>
          </table:table-cell>
          <table:table-cell table:formula="of:=IF([.$C107] &gt; [.$J$2]; [.I106]; (([.$A$2]/[.$E$2])*(   SIN([.$E$2]*[.B107] + [.$G$2])  -    SIN([.$G$2])))  + (([.$B$2]*[.B107]/[.$E$2])*   SIN([.$E$2]*[.B107] + [.$G$2]))  + (([.$B$2]/POWER([.$E$2];2)) * (COS([.$E$2]*[.B107] + [.$G$2]) - COS([.$G$2]))))" office:value-type="float" office:value="-2.08065084942753" calcext:value-type="float">
            <text:p>-2.0806508494</text:p>
          </table:table-cell>
          <table:table-cell table:formula="of:=SQRT(POWER([.H107];2)+POWER([.I10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08]*[.$D$2]" office:value-type="float" office:value="200" calcext:value-type="float">
            <text:p>200</text:p>
          </table:table-cell>
          <table:table-cell table:formula="of:=IF([.$C108] &gt; [.$J$2]; [.D107]; [.D107]+SIN(RADIANS([.$C108]))*MIN(([.$A$2]+([.B108]*[.$B$2]));[.$C$2]))" office:value-type="float" office:value="23.3857133529357" calcext:value-type="float">
            <text:p>23.3857133529</text:p>
          </table:table-cell>
          <table:table-cell table:formula="of:=IF([.$C108]&gt;[.$J$2];[.E107];[.E107]+COS(RADIANS([.$C108]))*MIN(([.$A$2]+([.B108]*[.$B$2]));[.$C$2]))" office:value-type="float" office:value="-2.2639638400468" calcext:value-type="float">
            <text:p>-2.26396384</text:p>
          </table:table-cell>
          <table:table-cell table:formula="of:=SQRT(([.D108]*[.D108])+([.E108]*[.E108]))" office:value-type="float" office:value="23.4950446114647" calcext:value-type="float">
            <text:p>23.4950446115</text:p>
          </table:table-cell>
          <table:table-cell/>
          <table:table-cell table:formula="of:=IF([.$C108] &gt; [.$J$2]; [.H107]; (([.$A$2]/[.$E$2])*((0-COS([.$E$2]*[.B108] + [.$G$2])) - (0-COS([.$G$2])))) + (([.$B$2]*[.B108]/[.$E$2])*(0-COS([.$E$2]*[.B108] + [.$G$2]))) + (([.$B$2]/POWER([.$E$2];2)) * (SIN([.$E$2]*[.B108] + [.$G$2]) - SIN([.$G$2]))))" office:value-type="float" office:value="23.285186687421" calcext:value-type="float">
            <text:p>23.2851866874</text:p>
          </table:table-cell>
          <table:table-cell table:formula="of:=IF([.$C108] &gt; [.$J$2]; [.I107]; (([.$A$2]/[.$E$2])*(   SIN([.$E$2]*[.B108] + [.$G$2])  -    SIN([.$G$2])))  + (([.$B$2]*[.B108]/[.$E$2])*   SIN([.$E$2]*[.B108] + [.$G$2]))  + (([.$B$2]/POWER([.$E$2];2)) * (COS([.$E$2]*[.B108] + [.$G$2]) - COS([.$G$2]))))" office:value-type="float" office:value="-2.08065084942753" calcext:value-type="float">
            <text:p>-2.0806508494</text:p>
          </table:table-cell>
          <table:table-cell table:formula="of:=SQRT(POWER([.H108];2)+POWER([.I10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B109]*[.$D$2]" office:value-type="float" office:value="202" calcext:value-type="float">
            <text:p>202</text:p>
          </table:table-cell>
          <table:table-cell table:formula="of:=IF([.$C109] &gt; [.$J$2]; [.D108]; [.D108]+SIN(RADIANS([.$C109]))*MIN(([.$A$2]+([.B109]*[.$B$2]));[.$C$2]))" office:value-type="float" office:value="23.3857133529357" calcext:value-type="float">
            <text:p>23.3857133529</text:p>
          </table:table-cell>
          <table:table-cell table:formula="of:=IF([.$C109]&gt;[.$J$2];[.E108];[.E108]+COS(RADIANS([.$C109]))*MIN(([.$A$2]+([.B109]*[.$B$2]));[.$C$2]))" office:value-type="float" office:value="-2.2639638400468" calcext:value-type="float">
            <text:p>-2.26396384</text:p>
          </table:table-cell>
          <table:table-cell table:formula="of:=SQRT(([.D109]*[.D109])+([.E109]*[.E109]))" office:value-type="float" office:value="23.4950446114647" calcext:value-type="float">
            <text:p>23.4950446115</text:p>
          </table:table-cell>
          <table:table-cell/>
          <table:table-cell table:formula="of:=IF([.$C109] &gt; [.$J$2]; [.H108]; (([.$A$2]/[.$E$2])*((0-COS([.$E$2]*[.B109] + [.$G$2])) - (0-COS([.$G$2])))) + (([.$B$2]*[.B109]/[.$E$2])*(0-COS([.$E$2]*[.B109] + [.$G$2]))) + (([.$B$2]/POWER([.$E$2];2)) * (SIN([.$E$2]*[.B109] + [.$G$2]) - SIN([.$G$2]))))" office:value-type="float" office:value="23.285186687421" calcext:value-type="float">
            <text:p>23.2851866874</text:p>
          </table:table-cell>
          <table:table-cell table:formula="of:=IF([.$C109] &gt; [.$J$2]; [.I108]; (([.$A$2]/[.$E$2])*(   SIN([.$E$2]*[.B109] + [.$G$2])  -    SIN([.$G$2])))  + (([.$B$2]*[.B109]/[.$E$2])*   SIN([.$E$2]*[.B109] + [.$G$2]))  + (([.$B$2]/POWER([.$E$2];2)) * (COS([.$E$2]*[.B109] + [.$G$2]) - COS([.$G$2]))))" office:value-type="float" office:value="-2.08065084942753" calcext:value-type="float">
            <text:p>-2.0806508494</text:p>
          </table:table-cell>
          <table:table-cell table:formula="of:=SQRT(POWER([.H109];2)+POWER([.I10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B110]*[.$D$2]" office:value-type="float" office:value="204" calcext:value-type="float">
            <text:p>204</text:p>
          </table:table-cell>
          <table:table-cell table:formula="of:=IF([.$C110] &gt; [.$J$2]; [.D109]; [.D109]+SIN(RADIANS([.$C110]))*MIN(([.$A$2]+([.B110]*[.$B$2]));[.$C$2]))" office:value-type="float" office:value="23.3857133529357" calcext:value-type="float">
            <text:p>23.3857133529</text:p>
          </table:table-cell>
          <table:table-cell table:formula="of:=IF([.$C110]&gt;[.$J$2];[.E109];[.E109]+COS(RADIANS([.$C110]))*MIN(([.$A$2]+([.B110]*[.$B$2]));[.$C$2]))" office:value-type="float" office:value="-2.2639638400468" calcext:value-type="float">
            <text:p>-2.26396384</text:p>
          </table:table-cell>
          <table:table-cell table:formula="of:=SQRT(([.D110]*[.D110])+([.E110]*[.E110]))" office:value-type="float" office:value="23.4950446114647" calcext:value-type="float">
            <text:p>23.4950446115</text:p>
          </table:table-cell>
          <table:table-cell/>
          <table:table-cell table:formula="of:=IF([.$C110] &gt; [.$J$2]; [.H109]; (([.$A$2]/[.$E$2])*((0-COS([.$E$2]*[.B110] + [.$G$2])) - (0-COS([.$G$2])))) + (([.$B$2]*[.B110]/[.$E$2])*(0-COS([.$E$2]*[.B110] + [.$G$2]))) + (([.$B$2]/POWER([.$E$2];2)) * (SIN([.$E$2]*[.B110] + [.$G$2]) - SIN([.$G$2]))))" office:value-type="float" office:value="23.285186687421" calcext:value-type="float">
            <text:p>23.2851866874</text:p>
          </table:table-cell>
          <table:table-cell table:formula="of:=IF([.$C110] &gt; [.$J$2]; [.I109]; (([.$A$2]/[.$E$2])*(   SIN([.$E$2]*[.B110] + [.$G$2])  -    SIN([.$G$2])))  + (([.$B$2]*[.B110]/[.$E$2])*   SIN([.$E$2]*[.B110] + [.$G$2]))  + (([.$B$2]/POWER([.$E$2];2)) * (COS([.$E$2]*[.B110] + [.$G$2]) - COS([.$G$2]))))" office:value-type="float" office:value="-2.08065084942753" calcext:value-type="float">
            <text:p>-2.0806508494</text:p>
          </table:table-cell>
          <table:table-cell table:formula="of:=SQRT(POWER([.H110];2)+POWER([.I10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B111]*[.$D$2]" office:value-type="float" office:value="206" calcext:value-type="float">
            <text:p>206</text:p>
          </table:table-cell>
          <table:table-cell table:formula="of:=IF([.$C111] &gt; [.$J$2]; [.D110]; [.D110]+SIN(RADIANS([.$C111]))*MIN(([.$A$2]+([.B111]*[.$B$2]));[.$C$2]))" office:value-type="float" office:value="23.3857133529357" calcext:value-type="float">
            <text:p>23.3857133529</text:p>
          </table:table-cell>
          <table:table-cell table:formula="of:=IF([.$C111]&gt;[.$J$2];[.E110];[.E110]+COS(RADIANS([.$C111]))*MIN(([.$A$2]+([.B111]*[.$B$2]));[.$C$2]))" office:value-type="float" office:value="-2.2639638400468" calcext:value-type="float">
            <text:p>-2.26396384</text:p>
          </table:table-cell>
          <table:table-cell table:formula="of:=SQRT(([.D111]*[.D111])+([.E111]*[.E111]))" office:value-type="float" office:value="23.4950446114647" calcext:value-type="float">
            <text:p>23.4950446115</text:p>
          </table:table-cell>
          <table:table-cell/>
          <table:table-cell table:formula="of:=IF([.$C111] &gt; [.$J$2]; [.H110]; (([.$A$2]/[.$E$2])*((0-COS([.$E$2]*[.B111] + [.$G$2])) - (0-COS([.$G$2])))) + (([.$B$2]*[.B111]/[.$E$2])*(0-COS([.$E$2]*[.B111] + [.$G$2]))) + (([.$B$2]/POWER([.$E$2];2)) * (SIN([.$E$2]*[.B111] + [.$G$2]) - SIN([.$G$2]))))" office:value-type="float" office:value="23.285186687421" calcext:value-type="float">
            <text:p>23.2851866874</text:p>
          </table:table-cell>
          <table:table-cell table:formula="of:=IF([.$C111] &gt; [.$J$2]; [.I110]; (([.$A$2]/[.$E$2])*(   SIN([.$E$2]*[.B111] + [.$G$2])  -    SIN([.$G$2])))  + (([.$B$2]*[.B111]/[.$E$2])*   SIN([.$E$2]*[.B111] + [.$G$2]))  + (([.$B$2]/POWER([.$E$2];2)) * (COS([.$E$2]*[.B111] + [.$G$2]) - COS([.$G$2]))))" office:value-type="float" office:value="-2.08065084942753" calcext:value-type="float">
            <text:p>-2.0806508494</text:p>
          </table:table-cell>
          <table:table-cell table:formula="of:=SQRT(POWER([.H111];2)+POWER([.I11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B112]*[.$D$2]" office:value-type="float" office:value="208" calcext:value-type="float">
            <text:p>208</text:p>
          </table:table-cell>
          <table:table-cell table:formula="of:=IF([.$C112] &gt; [.$J$2]; [.D111]; [.D111]+SIN(RADIANS([.$C112]))*MIN(([.$A$2]+([.B112]*[.$B$2]));[.$C$2]))" office:value-type="float" office:value="23.3857133529357" calcext:value-type="float">
            <text:p>23.3857133529</text:p>
          </table:table-cell>
          <table:table-cell table:formula="of:=IF([.$C112]&gt;[.$J$2];[.E111];[.E111]+COS(RADIANS([.$C112]))*MIN(([.$A$2]+([.B112]*[.$B$2]));[.$C$2]))" office:value-type="float" office:value="-2.2639638400468" calcext:value-type="float">
            <text:p>-2.26396384</text:p>
          </table:table-cell>
          <table:table-cell table:formula="of:=SQRT(([.D112]*[.D112])+([.E112]*[.E112]))" office:value-type="float" office:value="23.4950446114647" calcext:value-type="float">
            <text:p>23.4950446115</text:p>
          </table:table-cell>
          <table:table-cell/>
          <table:table-cell table:formula="of:=IF([.$C112] &gt; [.$J$2]; [.H111]; (([.$A$2]/[.$E$2])*((0-COS([.$E$2]*[.B112] + [.$G$2])) - (0-COS([.$G$2])))) + (([.$B$2]*[.B112]/[.$E$2])*(0-COS([.$E$2]*[.B112] + [.$G$2]))) + (([.$B$2]/POWER([.$E$2];2)) * (SIN([.$E$2]*[.B112] + [.$G$2]) - SIN([.$G$2]))))" office:value-type="float" office:value="23.285186687421" calcext:value-type="float">
            <text:p>23.2851866874</text:p>
          </table:table-cell>
          <table:table-cell table:formula="of:=IF([.$C112] &gt; [.$J$2]; [.I111]; (([.$A$2]/[.$E$2])*(   SIN([.$E$2]*[.B112] + [.$G$2])  -    SIN([.$G$2])))  + (([.$B$2]*[.B112]/[.$E$2])*   SIN([.$E$2]*[.B112] + [.$G$2]))  + (([.$B$2]/POWER([.$E$2];2)) * (COS([.$E$2]*[.B112] + [.$G$2]) - COS([.$G$2]))))" office:value-type="float" office:value="-2.08065084942753" calcext:value-type="float">
            <text:p>-2.0806508494</text:p>
          </table:table-cell>
          <table:table-cell table:formula="of:=SQRT(POWER([.H112];2)+POWER([.I11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B113]*[.$D$2]" office:value-type="float" office:value="210" calcext:value-type="float">
            <text:p>210</text:p>
          </table:table-cell>
          <table:table-cell table:formula="of:=IF([.$C113] &gt; [.$J$2]; [.D112]; [.D112]+SIN(RADIANS([.$C113]))*MIN(([.$A$2]+([.B113]*[.$B$2]));[.$C$2]))" office:value-type="float" office:value="23.3857133529357" calcext:value-type="float">
            <text:p>23.3857133529</text:p>
          </table:table-cell>
          <table:table-cell table:formula="of:=IF([.$C113]&gt;[.$J$2];[.E112];[.E112]+COS(RADIANS([.$C113]))*MIN(([.$A$2]+([.B113]*[.$B$2]));[.$C$2]))" office:value-type="float" office:value="-2.2639638400468" calcext:value-type="float">
            <text:p>-2.26396384</text:p>
          </table:table-cell>
          <table:table-cell table:formula="of:=SQRT(([.D113]*[.D113])+([.E113]*[.E113]))" office:value-type="float" office:value="23.4950446114647" calcext:value-type="float">
            <text:p>23.4950446115</text:p>
          </table:table-cell>
          <table:table-cell/>
          <table:table-cell table:formula="of:=IF([.$C113] &gt; [.$J$2]; [.H112]; (([.$A$2]/[.$E$2])*((0-COS([.$E$2]*[.B113] + [.$G$2])) - (0-COS([.$G$2])))) + (([.$B$2]*[.B113]/[.$E$2])*(0-COS([.$E$2]*[.B113] + [.$G$2]))) + (([.$B$2]/POWER([.$E$2];2)) * (SIN([.$E$2]*[.B113] + [.$G$2]) - SIN([.$G$2]))))" office:value-type="float" office:value="23.285186687421" calcext:value-type="float">
            <text:p>23.2851866874</text:p>
          </table:table-cell>
          <table:table-cell table:formula="of:=IF([.$C113] &gt; [.$J$2]; [.I112]; (([.$A$2]/[.$E$2])*(   SIN([.$E$2]*[.B113] + [.$G$2])  -    SIN([.$G$2])))  + (([.$B$2]*[.B113]/[.$E$2])*   SIN([.$E$2]*[.B113] + [.$G$2]))  + (([.$B$2]/POWER([.$E$2];2)) * (COS([.$E$2]*[.B113] + [.$G$2]) - COS([.$G$2]))))" office:value-type="float" office:value="-2.08065084942753" calcext:value-type="float">
            <text:p>-2.0806508494</text:p>
          </table:table-cell>
          <table:table-cell table:formula="of:=SQRT(POWER([.H113];2)+POWER([.I11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B114]*[.$D$2]" office:value-type="float" office:value="212" calcext:value-type="float">
            <text:p>212</text:p>
          </table:table-cell>
          <table:table-cell table:formula="of:=IF([.$C114] &gt; [.$J$2]; [.D113]; [.D113]+SIN(RADIANS([.$C114]))*MIN(([.$A$2]+([.B114]*[.$B$2]));[.$C$2]))" office:value-type="float" office:value="23.3857133529357" calcext:value-type="float">
            <text:p>23.3857133529</text:p>
          </table:table-cell>
          <table:table-cell table:formula="of:=IF([.$C114]&gt;[.$J$2];[.E113];[.E113]+COS(RADIANS([.$C114]))*MIN(([.$A$2]+([.B114]*[.$B$2]));[.$C$2]))" office:value-type="float" office:value="-2.2639638400468" calcext:value-type="float">
            <text:p>-2.26396384</text:p>
          </table:table-cell>
          <table:table-cell table:formula="of:=SQRT(([.D114]*[.D114])+([.E114]*[.E114]))" office:value-type="float" office:value="23.4950446114647" calcext:value-type="float">
            <text:p>23.4950446115</text:p>
          </table:table-cell>
          <table:table-cell/>
          <table:table-cell table:formula="of:=IF([.$C114] &gt; [.$J$2]; [.H113]; (([.$A$2]/[.$E$2])*((0-COS([.$E$2]*[.B114] + [.$G$2])) - (0-COS([.$G$2])))) + (([.$B$2]*[.B114]/[.$E$2])*(0-COS([.$E$2]*[.B114] + [.$G$2]))) + (([.$B$2]/POWER([.$E$2];2)) * (SIN([.$E$2]*[.B114] + [.$G$2]) - SIN([.$G$2]))))" office:value-type="float" office:value="23.285186687421" calcext:value-type="float">
            <text:p>23.2851866874</text:p>
          </table:table-cell>
          <table:table-cell table:formula="of:=IF([.$C114] &gt; [.$J$2]; [.I113]; (([.$A$2]/[.$E$2])*(   SIN([.$E$2]*[.B114] + [.$G$2])  -    SIN([.$G$2])))  + (([.$B$2]*[.B114]/[.$E$2])*   SIN([.$E$2]*[.B114] + [.$G$2]))  + (([.$B$2]/POWER([.$E$2];2)) * (COS([.$E$2]*[.B114] + [.$G$2]) - COS([.$G$2]))))" office:value-type="float" office:value="-2.08065084942753" calcext:value-type="float">
            <text:p>-2.0806508494</text:p>
          </table:table-cell>
          <table:table-cell table:formula="of:=SQRT(POWER([.H114];2)+POWER([.I11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B115]*[.$D$2]" office:value-type="float" office:value="214" calcext:value-type="float">
            <text:p>214</text:p>
          </table:table-cell>
          <table:table-cell table:formula="of:=IF([.$C115] &gt; [.$J$2]; [.D114]; [.D114]+SIN(RADIANS([.$C115]))*MIN(([.$A$2]+([.B115]*[.$B$2]));[.$C$2]))" office:value-type="float" office:value="23.3857133529357" calcext:value-type="float">
            <text:p>23.3857133529</text:p>
          </table:table-cell>
          <table:table-cell table:formula="of:=IF([.$C115]&gt;[.$J$2];[.E114];[.E114]+COS(RADIANS([.$C115]))*MIN(([.$A$2]+([.B115]*[.$B$2]));[.$C$2]))" office:value-type="float" office:value="-2.2639638400468" calcext:value-type="float">
            <text:p>-2.26396384</text:p>
          </table:table-cell>
          <table:table-cell table:formula="of:=SQRT(([.D115]*[.D115])+([.E115]*[.E115]))" office:value-type="float" office:value="23.4950446114647" calcext:value-type="float">
            <text:p>23.4950446115</text:p>
          </table:table-cell>
          <table:table-cell/>
          <table:table-cell table:formula="of:=IF([.$C115] &gt; [.$J$2]; [.H114]; (([.$A$2]/[.$E$2])*((0-COS([.$E$2]*[.B115] + [.$G$2])) - (0-COS([.$G$2])))) + (([.$B$2]*[.B115]/[.$E$2])*(0-COS([.$E$2]*[.B115] + [.$G$2]))) + (([.$B$2]/POWER([.$E$2];2)) * (SIN([.$E$2]*[.B115] + [.$G$2]) - SIN([.$G$2]))))" office:value-type="float" office:value="23.285186687421" calcext:value-type="float">
            <text:p>23.2851866874</text:p>
          </table:table-cell>
          <table:table-cell table:formula="of:=IF([.$C115] &gt; [.$J$2]; [.I114]; (([.$A$2]/[.$E$2])*(   SIN([.$E$2]*[.B115] + [.$G$2])  -    SIN([.$G$2])))  + (([.$B$2]*[.B115]/[.$E$2])*   SIN([.$E$2]*[.B115] + [.$G$2]))  + (([.$B$2]/POWER([.$E$2];2)) * (COS([.$E$2]*[.B115] + [.$G$2]) - COS([.$G$2]))))" office:value-type="float" office:value="-2.08065084942753" calcext:value-type="float">
            <text:p>-2.0806508494</text:p>
          </table:table-cell>
          <table:table-cell table:formula="of:=SQRT(POWER([.H115];2)+POWER([.I11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B116]*[.$D$2]" office:value-type="float" office:value="216" calcext:value-type="float">
            <text:p>216</text:p>
          </table:table-cell>
          <table:table-cell table:formula="of:=IF([.$C116] &gt; [.$J$2]; [.D115]; [.D115]+SIN(RADIANS([.$C116]))*MIN(([.$A$2]+([.B116]*[.$B$2]));[.$C$2]))" office:value-type="float" office:value="23.3857133529357" calcext:value-type="float">
            <text:p>23.3857133529</text:p>
          </table:table-cell>
          <table:table-cell table:formula="of:=IF([.$C116]&gt;[.$J$2];[.E115];[.E115]+COS(RADIANS([.$C116]))*MIN(([.$A$2]+([.B116]*[.$B$2]));[.$C$2]))" office:value-type="float" office:value="-2.2639638400468" calcext:value-type="float">
            <text:p>-2.26396384</text:p>
          </table:table-cell>
          <table:table-cell table:formula="of:=SQRT(([.D116]*[.D116])+([.E116]*[.E116]))" office:value-type="float" office:value="23.4950446114647" calcext:value-type="float">
            <text:p>23.4950446115</text:p>
          </table:table-cell>
          <table:table-cell/>
          <table:table-cell table:formula="of:=IF([.$C116] &gt; [.$J$2]; [.H115]; (([.$A$2]/[.$E$2])*((0-COS([.$E$2]*[.B116] + [.$G$2])) - (0-COS([.$G$2])))) + (([.$B$2]*[.B116]/[.$E$2])*(0-COS([.$E$2]*[.B116] + [.$G$2]))) + (([.$B$2]/POWER([.$E$2];2)) * (SIN([.$E$2]*[.B116] + [.$G$2]) - SIN([.$G$2]))))" office:value-type="float" office:value="23.285186687421" calcext:value-type="float">
            <text:p>23.2851866874</text:p>
          </table:table-cell>
          <table:table-cell table:formula="of:=IF([.$C116] &gt; [.$J$2]; [.I115]; (([.$A$2]/[.$E$2])*(   SIN([.$E$2]*[.B116] + [.$G$2])  -    SIN([.$G$2])))  + (([.$B$2]*[.B116]/[.$E$2])*   SIN([.$E$2]*[.B116] + [.$G$2]))  + (([.$B$2]/POWER([.$E$2];2)) * (COS([.$E$2]*[.B116] + [.$G$2]) - COS([.$G$2]))))" office:value-type="float" office:value="-2.08065084942753" calcext:value-type="float">
            <text:p>-2.0806508494</text:p>
          </table:table-cell>
          <table:table-cell table:formula="of:=SQRT(POWER([.H116];2)+POWER([.I11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B117]*[.$D$2]" office:value-type="float" office:value="218" calcext:value-type="float">
            <text:p>218</text:p>
          </table:table-cell>
          <table:table-cell table:formula="of:=IF([.$C117] &gt; [.$J$2]; [.D116]; [.D116]+SIN(RADIANS([.$C117]))*MIN(([.$A$2]+([.B117]*[.$B$2]));[.$C$2]))" office:value-type="float" office:value="23.3857133529357" calcext:value-type="float">
            <text:p>23.3857133529</text:p>
          </table:table-cell>
          <table:table-cell table:formula="of:=IF([.$C117]&gt;[.$J$2];[.E116];[.E116]+COS(RADIANS([.$C117]))*MIN(([.$A$2]+([.B117]*[.$B$2]));[.$C$2]))" office:value-type="float" office:value="-2.2639638400468" calcext:value-type="float">
            <text:p>-2.26396384</text:p>
          </table:table-cell>
          <table:table-cell table:formula="of:=SQRT(([.D117]*[.D117])+([.E117]*[.E117]))" office:value-type="float" office:value="23.4950446114647" calcext:value-type="float">
            <text:p>23.4950446115</text:p>
          </table:table-cell>
          <table:table-cell/>
          <table:table-cell table:formula="of:=IF([.$C117] &gt; [.$J$2]; [.H116]; (([.$A$2]/[.$E$2])*((0-COS([.$E$2]*[.B117] + [.$G$2])) - (0-COS([.$G$2])))) + (([.$B$2]*[.B117]/[.$E$2])*(0-COS([.$E$2]*[.B117] + [.$G$2]))) + (([.$B$2]/POWER([.$E$2];2)) * (SIN([.$E$2]*[.B117] + [.$G$2]) - SIN([.$G$2]))))" office:value-type="float" office:value="23.285186687421" calcext:value-type="float">
            <text:p>23.2851866874</text:p>
          </table:table-cell>
          <table:table-cell table:formula="of:=IF([.$C117] &gt; [.$J$2]; [.I116]; (([.$A$2]/[.$E$2])*(   SIN([.$E$2]*[.B117] + [.$G$2])  -    SIN([.$G$2])))  + (([.$B$2]*[.B117]/[.$E$2])*   SIN([.$E$2]*[.B117] + [.$G$2]))  + (([.$B$2]/POWER([.$E$2];2)) * (COS([.$E$2]*[.B117] + [.$G$2]) - COS([.$G$2]))))" office:value-type="float" office:value="-2.08065084942753" calcext:value-type="float">
            <text:p>-2.0806508494</text:p>
          </table:table-cell>
          <table:table-cell table:formula="of:=SQRT(POWER([.H117];2)+POWER([.I11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118]*[.$D$2]" office:value-type="float" office:value="220" calcext:value-type="float">
            <text:p>220</text:p>
          </table:table-cell>
          <table:table-cell table:formula="of:=IF([.$C118] &gt; [.$J$2]; [.D117]; [.D117]+SIN(RADIANS([.$C118]))*MIN(([.$A$2]+([.B118]*[.$B$2]));[.$C$2]))" office:value-type="float" office:value="23.3857133529357" calcext:value-type="float">
            <text:p>23.3857133529</text:p>
          </table:table-cell>
          <table:table-cell table:formula="of:=IF([.$C118]&gt;[.$J$2];[.E117];[.E117]+COS(RADIANS([.$C118]))*MIN(([.$A$2]+([.B118]*[.$B$2]));[.$C$2]))" office:value-type="float" office:value="-2.2639638400468" calcext:value-type="float">
            <text:p>-2.26396384</text:p>
          </table:table-cell>
          <table:table-cell table:formula="of:=SQRT(([.D118]*[.D118])+([.E118]*[.E118]))" office:value-type="float" office:value="23.4950446114647" calcext:value-type="float">
            <text:p>23.4950446115</text:p>
          </table:table-cell>
          <table:table-cell/>
          <table:table-cell table:formula="of:=IF([.$C118] &gt; [.$J$2]; [.H117]; (([.$A$2]/[.$E$2])*((0-COS([.$E$2]*[.B118] + [.$G$2])) - (0-COS([.$G$2])))) + (([.$B$2]*[.B118]/[.$E$2])*(0-COS([.$E$2]*[.B118] + [.$G$2]))) + (([.$B$2]/POWER([.$E$2];2)) * (SIN([.$E$2]*[.B118] + [.$G$2]) - SIN([.$G$2]))))" office:value-type="float" office:value="23.285186687421" calcext:value-type="float">
            <text:p>23.2851866874</text:p>
          </table:table-cell>
          <table:table-cell table:formula="of:=IF([.$C118] &gt; [.$J$2]; [.I117]; (([.$A$2]/[.$E$2])*(   SIN([.$E$2]*[.B118] + [.$G$2])  -    SIN([.$G$2])))  + (([.$B$2]*[.B118]/[.$E$2])*   SIN([.$E$2]*[.B118] + [.$G$2]))  + (([.$B$2]/POWER([.$E$2];2)) * (COS([.$E$2]*[.B118] + [.$G$2]) - COS([.$G$2]))))" office:value-type="float" office:value="-2.08065084942753" calcext:value-type="float">
            <text:p>-2.0806508494</text:p>
          </table:table-cell>
          <table:table-cell table:formula="of:=SQRT(POWER([.H118];2)+POWER([.I11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B119]*[.$D$2]" office:value-type="float" office:value="222" calcext:value-type="float">
            <text:p>222</text:p>
          </table:table-cell>
          <table:table-cell table:formula="of:=IF([.$C119] &gt; [.$J$2]; [.D118]; [.D118]+SIN(RADIANS([.$C119]))*MIN(([.$A$2]+([.B119]*[.$B$2]));[.$C$2]))" office:value-type="float" office:value="23.3857133529357" calcext:value-type="float">
            <text:p>23.3857133529</text:p>
          </table:table-cell>
          <table:table-cell table:formula="of:=IF([.$C119]&gt;[.$J$2];[.E118];[.E118]+COS(RADIANS([.$C119]))*MIN(([.$A$2]+([.B119]*[.$B$2]));[.$C$2]))" office:value-type="float" office:value="-2.2639638400468" calcext:value-type="float">
            <text:p>-2.26396384</text:p>
          </table:table-cell>
          <table:table-cell table:formula="of:=SQRT(([.D119]*[.D119])+([.E119]*[.E119]))" office:value-type="float" office:value="23.4950446114647" calcext:value-type="float">
            <text:p>23.4950446115</text:p>
          </table:table-cell>
          <table:table-cell/>
          <table:table-cell table:formula="of:=IF([.$C119] &gt; [.$J$2]; [.H118]; (([.$A$2]/[.$E$2])*((0-COS([.$E$2]*[.B119] + [.$G$2])) - (0-COS([.$G$2])))) + (([.$B$2]*[.B119]/[.$E$2])*(0-COS([.$E$2]*[.B119] + [.$G$2]))) + (([.$B$2]/POWER([.$E$2];2)) * (SIN([.$E$2]*[.B119] + [.$G$2]) - SIN([.$G$2]))))" office:value-type="float" office:value="23.285186687421" calcext:value-type="float">
            <text:p>23.2851866874</text:p>
          </table:table-cell>
          <table:table-cell table:formula="of:=IF([.$C119] &gt; [.$J$2]; [.I118]; (([.$A$2]/[.$E$2])*(   SIN([.$E$2]*[.B119] + [.$G$2])  -    SIN([.$G$2])))  + (([.$B$2]*[.B119]/[.$E$2])*   SIN([.$E$2]*[.B119] + [.$G$2]))  + (([.$B$2]/POWER([.$E$2];2)) * (COS([.$E$2]*[.B119] + [.$G$2]) - COS([.$G$2]))))" office:value-type="float" office:value="-2.08065084942753" calcext:value-type="float">
            <text:p>-2.0806508494</text:p>
          </table:table-cell>
          <table:table-cell table:formula="of:=SQRT(POWER([.H119];2)+POWER([.I11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120]*[.$D$2]" office:value-type="float" office:value="224" calcext:value-type="float">
            <text:p>224</text:p>
          </table:table-cell>
          <table:table-cell table:formula="of:=IF([.$C120] &gt; [.$J$2]; [.D119]; [.D119]+SIN(RADIANS([.$C120]))*MIN(([.$A$2]+([.B120]*[.$B$2]));[.$C$2]))" office:value-type="float" office:value="23.3857133529357" calcext:value-type="float">
            <text:p>23.3857133529</text:p>
          </table:table-cell>
          <table:table-cell table:formula="of:=IF([.$C120]&gt;[.$J$2];[.E119];[.E119]+COS(RADIANS([.$C120]))*MIN(([.$A$2]+([.B120]*[.$B$2]));[.$C$2]))" office:value-type="float" office:value="-2.2639638400468" calcext:value-type="float">
            <text:p>-2.26396384</text:p>
          </table:table-cell>
          <table:table-cell table:formula="of:=SQRT(([.D120]*[.D120])+([.E120]*[.E120]))" office:value-type="float" office:value="23.4950446114647" calcext:value-type="float">
            <text:p>23.4950446115</text:p>
          </table:table-cell>
          <table:table-cell/>
          <table:table-cell table:formula="of:=IF([.$C120] &gt; [.$J$2]; [.H119]; (([.$A$2]/[.$E$2])*((0-COS([.$E$2]*[.B120] + [.$G$2])) - (0-COS([.$G$2])))) + (([.$B$2]*[.B120]/[.$E$2])*(0-COS([.$E$2]*[.B120] + [.$G$2]))) + (([.$B$2]/POWER([.$E$2];2)) * (SIN([.$E$2]*[.B120] + [.$G$2]) - SIN([.$G$2]))))" office:value-type="float" office:value="23.285186687421" calcext:value-type="float">
            <text:p>23.2851866874</text:p>
          </table:table-cell>
          <table:table-cell table:formula="of:=IF([.$C120] &gt; [.$J$2]; [.I119]; (([.$A$2]/[.$E$2])*(   SIN([.$E$2]*[.B120] + [.$G$2])  -    SIN([.$G$2])))  + (([.$B$2]*[.B120]/[.$E$2])*   SIN([.$E$2]*[.B120] + [.$G$2]))  + (([.$B$2]/POWER([.$E$2];2)) * (COS([.$E$2]*[.B120] + [.$G$2]) - COS([.$G$2]))))" office:value-type="float" office:value="-2.08065084942753" calcext:value-type="float">
            <text:p>-2.0806508494</text:p>
          </table:table-cell>
          <table:table-cell table:formula="of:=SQRT(POWER([.H120];2)+POWER([.I11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B121]*[.$D$2]" office:value-type="float" office:value="226" calcext:value-type="float">
            <text:p>226</text:p>
          </table:table-cell>
          <table:table-cell table:formula="of:=IF([.$C121] &gt; [.$J$2]; [.D120]; [.D120]+SIN(RADIANS([.$C121]))*MIN(([.$A$2]+([.B121]*[.$B$2]));[.$C$2]))" office:value-type="float" office:value="23.3857133529357" calcext:value-type="float">
            <text:p>23.3857133529</text:p>
          </table:table-cell>
          <table:table-cell table:formula="of:=IF([.$C121]&gt;[.$J$2];[.E120];[.E120]+COS(RADIANS([.$C121]))*MIN(([.$A$2]+([.B121]*[.$B$2]));[.$C$2]))" office:value-type="float" office:value="-2.2639638400468" calcext:value-type="float">
            <text:p>-2.26396384</text:p>
          </table:table-cell>
          <table:table-cell table:formula="of:=SQRT(([.D121]*[.D121])+([.E121]*[.E121]))" office:value-type="float" office:value="23.4950446114647" calcext:value-type="float">
            <text:p>23.4950446115</text:p>
          </table:table-cell>
          <table:table-cell/>
          <table:table-cell table:formula="of:=IF([.$C121] &gt; [.$J$2]; [.H120]; (([.$A$2]/[.$E$2])*((0-COS([.$E$2]*[.B121] + [.$G$2])) - (0-COS([.$G$2])))) + (([.$B$2]*[.B121]/[.$E$2])*(0-COS([.$E$2]*[.B121] + [.$G$2]))) + (([.$B$2]/POWER([.$E$2];2)) * (SIN([.$E$2]*[.B121] + [.$G$2]) - SIN([.$G$2]))))" office:value-type="float" office:value="23.285186687421" calcext:value-type="float">
            <text:p>23.2851866874</text:p>
          </table:table-cell>
          <table:table-cell table:formula="of:=IF([.$C121] &gt; [.$J$2]; [.I120]; (([.$A$2]/[.$E$2])*(   SIN([.$E$2]*[.B121] + [.$G$2])  -    SIN([.$G$2])))  + (([.$B$2]*[.B121]/[.$E$2])*   SIN([.$E$2]*[.B121] + [.$G$2]))  + (([.$B$2]/POWER([.$E$2];2)) * (COS([.$E$2]*[.B121] + [.$G$2]) - COS([.$G$2]))))" office:value-type="float" office:value="-2.08065084942753" calcext:value-type="float">
            <text:p>-2.0806508494</text:p>
          </table:table-cell>
          <table:table-cell table:formula="of:=SQRT(POWER([.H121];2)+POWER([.I12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B122]*[.$D$2]" office:value-type="float" office:value="228" calcext:value-type="float">
            <text:p>228</text:p>
          </table:table-cell>
          <table:table-cell table:formula="of:=IF([.$C122] &gt; [.$J$2]; [.D121]; [.D121]+SIN(RADIANS([.$C122]))*MIN(([.$A$2]+([.B122]*[.$B$2]));[.$C$2]))" office:value-type="float" office:value="23.3857133529357" calcext:value-type="float">
            <text:p>23.3857133529</text:p>
          </table:table-cell>
          <table:table-cell table:formula="of:=IF([.$C122]&gt;[.$J$2];[.E121];[.E121]+COS(RADIANS([.$C122]))*MIN(([.$A$2]+([.B122]*[.$B$2]));[.$C$2]))" office:value-type="float" office:value="-2.2639638400468" calcext:value-type="float">
            <text:p>-2.26396384</text:p>
          </table:table-cell>
          <table:table-cell table:formula="of:=SQRT(([.D122]*[.D122])+([.E122]*[.E122]))" office:value-type="float" office:value="23.4950446114647" calcext:value-type="float">
            <text:p>23.4950446115</text:p>
          </table:table-cell>
          <table:table-cell/>
          <table:table-cell table:formula="of:=IF([.$C122] &gt; [.$J$2]; [.H121]; (([.$A$2]/[.$E$2])*((0-COS([.$E$2]*[.B122] + [.$G$2])) - (0-COS([.$G$2])))) + (([.$B$2]*[.B122]/[.$E$2])*(0-COS([.$E$2]*[.B122] + [.$G$2]))) + (([.$B$2]/POWER([.$E$2];2)) * (SIN([.$E$2]*[.B122] + [.$G$2]) - SIN([.$G$2]))))" office:value-type="float" office:value="23.285186687421" calcext:value-type="float">
            <text:p>23.2851866874</text:p>
          </table:table-cell>
          <table:table-cell table:formula="of:=IF([.$C122] &gt; [.$J$2]; [.I121]; (([.$A$2]/[.$E$2])*(   SIN([.$E$2]*[.B122] + [.$G$2])  -    SIN([.$G$2])))  + (([.$B$2]*[.B122]/[.$E$2])*   SIN([.$E$2]*[.B122] + [.$G$2]))  + (([.$B$2]/POWER([.$E$2];2)) * (COS([.$E$2]*[.B122] + [.$G$2]) - COS([.$G$2]))))" office:value-type="float" office:value="-2.08065084942753" calcext:value-type="float">
            <text:p>-2.0806508494</text:p>
          </table:table-cell>
          <table:table-cell table:formula="of:=SQRT(POWER([.H122];2)+POWER([.I12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B123]*[.$D$2]" office:value-type="float" office:value="230" calcext:value-type="float">
            <text:p>230</text:p>
          </table:table-cell>
          <table:table-cell table:formula="of:=IF([.$C123] &gt; [.$J$2]; [.D122]; [.D122]+SIN(RADIANS([.$C123]))*MIN(([.$A$2]+([.B123]*[.$B$2]));[.$C$2]))" office:value-type="float" office:value="23.3857133529357" calcext:value-type="float">
            <text:p>23.3857133529</text:p>
          </table:table-cell>
          <table:table-cell table:formula="of:=IF([.$C123]&gt;[.$J$2];[.E122];[.E122]+COS(RADIANS([.$C123]))*MIN(([.$A$2]+([.B123]*[.$B$2]));[.$C$2]))" office:value-type="float" office:value="-2.2639638400468" calcext:value-type="float">
            <text:p>-2.26396384</text:p>
          </table:table-cell>
          <table:table-cell table:formula="of:=SQRT(([.D123]*[.D123])+([.E123]*[.E123]))" office:value-type="float" office:value="23.4950446114647" calcext:value-type="float">
            <text:p>23.4950446115</text:p>
          </table:table-cell>
          <table:table-cell/>
          <table:table-cell table:formula="of:=IF([.$C123] &gt; [.$J$2]; [.H122]; (([.$A$2]/[.$E$2])*((0-COS([.$E$2]*[.B123] + [.$G$2])) - (0-COS([.$G$2])))) + (([.$B$2]*[.B123]/[.$E$2])*(0-COS([.$E$2]*[.B123] + [.$G$2]))) + (([.$B$2]/POWER([.$E$2];2)) * (SIN([.$E$2]*[.B123] + [.$G$2]) - SIN([.$G$2]))))" office:value-type="float" office:value="23.285186687421" calcext:value-type="float">
            <text:p>23.2851866874</text:p>
          </table:table-cell>
          <table:table-cell table:formula="of:=IF([.$C123] &gt; [.$J$2]; [.I122]; (([.$A$2]/[.$E$2])*(   SIN([.$E$2]*[.B123] + [.$G$2])  -    SIN([.$G$2])))  + (([.$B$2]*[.B123]/[.$E$2])*   SIN([.$E$2]*[.B123] + [.$G$2]))  + (([.$B$2]/POWER([.$E$2];2)) * (COS([.$E$2]*[.B123] + [.$G$2]) - COS([.$G$2]))))" office:value-type="float" office:value="-2.08065084942753" calcext:value-type="float">
            <text:p>-2.0806508494</text:p>
          </table:table-cell>
          <table:table-cell table:formula="of:=SQRT(POWER([.H123];2)+POWER([.I12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B124]*[.$D$2]" office:value-type="float" office:value="232" calcext:value-type="float">
            <text:p>232</text:p>
          </table:table-cell>
          <table:table-cell table:formula="of:=IF([.$C124] &gt; [.$J$2]; [.D123]; [.D123]+SIN(RADIANS([.$C124]))*MIN(([.$A$2]+([.B124]*[.$B$2]));[.$C$2]))" office:value-type="float" office:value="23.3857133529357" calcext:value-type="float">
            <text:p>23.3857133529</text:p>
          </table:table-cell>
          <table:table-cell table:formula="of:=IF([.$C124]&gt;[.$J$2];[.E123];[.E123]+COS(RADIANS([.$C124]))*MIN(([.$A$2]+([.B124]*[.$B$2]));[.$C$2]))" office:value-type="float" office:value="-2.2639638400468" calcext:value-type="float">
            <text:p>-2.26396384</text:p>
          </table:table-cell>
          <table:table-cell table:formula="of:=SQRT(([.D124]*[.D124])+([.E124]*[.E124]))" office:value-type="float" office:value="23.4950446114647" calcext:value-type="float">
            <text:p>23.4950446115</text:p>
          </table:table-cell>
          <table:table-cell/>
          <table:table-cell table:formula="of:=IF([.$C124] &gt; [.$J$2]; [.H123]; (([.$A$2]/[.$E$2])*((0-COS([.$E$2]*[.B124] + [.$G$2])) - (0-COS([.$G$2])))) + (([.$B$2]*[.B124]/[.$E$2])*(0-COS([.$E$2]*[.B124] + [.$G$2]))) + (([.$B$2]/POWER([.$E$2];2)) * (SIN([.$E$2]*[.B124] + [.$G$2]) - SIN([.$G$2]))))" office:value-type="float" office:value="23.285186687421" calcext:value-type="float">
            <text:p>23.2851866874</text:p>
          </table:table-cell>
          <table:table-cell table:formula="of:=IF([.$C124] &gt; [.$J$2]; [.I123]; (([.$A$2]/[.$E$2])*(   SIN([.$E$2]*[.B124] + [.$G$2])  -    SIN([.$G$2])))  + (([.$B$2]*[.B124]/[.$E$2])*   SIN([.$E$2]*[.B124] + [.$G$2]))  + (([.$B$2]/POWER([.$E$2];2)) * (COS([.$E$2]*[.B124] + [.$G$2]) - COS([.$G$2]))))" office:value-type="float" office:value="-2.08065084942753" calcext:value-type="float">
            <text:p>-2.0806508494</text:p>
          </table:table-cell>
          <table:table-cell table:formula="of:=SQRT(POWER([.H124];2)+POWER([.I12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B125]*[.$D$2]" office:value-type="float" office:value="234" calcext:value-type="float">
            <text:p>234</text:p>
          </table:table-cell>
          <table:table-cell table:formula="of:=IF([.$C125] &gt; [.$J$2]; [.D124]; [.D124]+SIN(RADIANS([.$C125]))*MIN(([.$A$2]+([.B125]*[.$B$2]));[.$C$2]))" office:value-type="float" office:value="23.3857133529357" calcext:value-type="float">
            <text:p>23.3857133529</text:p>
          </table:table-cell>
          <table:table-cell table:formula="of:=IF([.$C125]&gt;[.$J$2];[.E124];[.E124]+COS(RADIANS([.$C125]))*MIN(([.$A$2]+([.B125]*[.$B$2]));[.$C$2]))" office:value-type="float" office:value="-2.2639638400468" calcext:value-type="float">
            <text:p>-2.26396384</text:p>
          </table:table-cell>
          <table:table-cell table:formula="of:=SQRT(([.D125]*[.D125])+([.E125]*[.E125]))" office:value-type="float" office:value="23.4950446114647" calcext:value-type="float">
            <text:p>23.4950446115</text:p>
          </table:table-cell>
          <table:table-cell/>
          <table:table-cell table:formula="of:=IF([.$C125] &gt; [.$J$2]; [.H124]; (([.$A$2]/[.$E$2])*((0-COS([.$E$2]*[.B125] + [.$G$2])) - (0-COS([.$G$2])))) + (([.$B$2]*[.B125]/[.$E$2])*(0-COS([.$E$2]*[.B125] + [.$G$2]))) + (([.$B$2]/POWER([.$E$2];2)) * (SIN([.$E$2]*[.B125] + [.$G$2]) - SIN([.$G$2]))))" office:value-type="float" office:value="23.285186687421" calcext:value-type="float">
            <text:p>23.2851866874</text:p>
          </table:table-cell>
          <table:table-cell table:formula="of:=IF([.$C125] &gt; [.$J$2]; [.I124]; (([.$A$2]/[.$E$2])*(   SIN([.$E$2]*[.B125] + [.$G$2])  -    SIN([.$G$2])))  + (([.$B$2]*[.B125]/[.$E$2])*   SIN([.$E$2]*[.B125] + [.$G$2]))  + (([.$B$2]/POWER([.$E$2];2)) * (COS([.$E$2]*[.B125] + [.$G$2]) - COS([.$G$2]))))" office:value-type="float" office:value="-2.08065084942753" calcext:value-type="float">
            <text:p>-2.0806508494</text:p>
          </table:table-cell>
          <table:table-cell table:formula="of:=SQRT(POWER([.H125];2)+POWER([.I12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B126]*[.$D$2]" office:value-type="float" office:value="236" calcext:value-type="float">
            <text:p>236</text:p>
          </table:table-cell>
          <table:table-cell table:formula="of:=IF([.$C126] &gt; [.$J$2]; [.D125]; [.D125]+SIN(RADIANS([.$C126]))*MIN(([.$A$2]+([.B126]*[.$B$2]));[.$C$2]))" office:value-type="float" office:value="23.3857133529357" calcext:value-type="float">
            <text:p>23.3857133529</text:p>
          </table:table-cell>
          <table:table-cell table:formula="of:=IF([.$C126]&gt;[.$J$2];[.E125];[.E125]+COS(RADIANS([.$C126]))*MIN(([.$A$2]+([.B126]*[.$B$2]));[.$C$2]))" office:value-type="float" office:value="-2.2639638400468" calcext:value-type="float">
            <text:p>-2.26396384</text:p>
          </table:table-cell>
          <table:table-cell table:formula="of:=SQRT(([.D126]*[.D126])+([.E126]*[.E126]))" office:value-type="float" office:value="23.4950446114647" calcext:value-type="float">
            <text:p>23.4950446115</text:p>
          </table:table-cell>
          <table:table-cell/>
          <table:table-cell table:formula="of:=IF([.$C126] &gt; [.$J$2]; [.H125]; (([.$A$2]/[.$E$2])*((0-COS([.$E$2]*[.B126] + [.$G$2])) - (0-COS([.$G$2])))) + (([.$B$2]*[.B126]/[.$E$2])*(0-COS([.$E$2]*[.B126] + [.$G$2]))) + (([.$B$2]/POWER([.$E$2];2)) * (SIN([.$E$2]*[.B126] + [.$G$2]) - SIN([.$G$2]))))" office:value-type="float" office:value="23.285186687421" calcext:value-type="float">
            <text:p>23.2851866874</text:p>
          </table:table-cell>
          <table:table-cell table:formula="of:=IF([.$C126] &gt; [.$J$2]; [.I125]; (([.$A$2]/[.$E$2])*(   SIN([.$E$2]*[.B126] + [.$G$2])  -    SIN([.$G$2])))  + (([.$B$2]*[.B126]/[.$E$2])*   SIN([.$E$2]*[.B126] + [.$G$2]))  + (([.$B$2]/POWER([.$E$2];2)) * (COS([.$E$2]*[.B126] + [.$G$2]) - COS([.$G$2]))))" office:value-type="float" office:value="-2.08065084942753" calcext:value-type="float">
            <text:p>-2.0806508494</text:p>
          </table:table-cell>
          <table:table-cell table:formula="of:=SQRT(POWER([.H126];2)+POWER([.I12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B127]*[.$D$2]" office:value-type="float" office:value="238" calcext:value-type="float">
            <text:p>238</text:p>
          </table:table-cell>
          <table:table-cell table:formula="of:=IF([.$C127] &gt; [.$J$2]; [.D126]; [.D126]+SIN(RADIANS([.$C127]))*MIN(([.$A$2]+([.B127]*[.$B$2]));[.$C$2]))" office:value-type="float" office:value="23.3857133529357" calcext:value-type="float">
            <text:p>23.3857133529</text:p>
          </table:table-cell>
          <table:table-cell table:formula="of:=IF([.$C127]&gt;[.$J$2];[.E126];[.E126]+COS(RADIANS([.$C127]))*MIN(([.$A$2]+([.B127]*[.$B$2]));[.$C$2]))" office:value-type="float" office:value="-2.2639638400468" calcext:value-type="float">
            <text:p>-2.26396384</text:p>
          </table:table-cell>
          <table:table-cell table:formula="of:=SQRT(([.D127]*[.D127])+([.E127]*[.E127]))" office:value-type="float" office:value="23.4950446114647" calcext:value-type="float">
            <text:p>23.4950446115</text:p>
          </table:table-cell>
          <table:table-cell/>
          <table:table-cell table:formula="of:=IF([.$C127] &gt; [.$J$2]; [.H126]; (([.$A$2]/[.$E$2])*((0-COS([.$E$2]*[.B127] + [.$G$2])) - (0-COS([.$G$2])))) + (([.$B$2]*[.B127]/[.$E$2])*(0-COS([.$E$2]*[.B127] + [.$G$2]))) + (([.$B$2]/POWER([.$E$2];2)) * (SIN([.$E$2]*[.B127] + [.$G$2]) - SIN([.$G$2]))))" office:value-type="float" office:value="23.285186687421" calcext:value-type="float">
            <text:p>23.2851866874</text:p>
          </table:table-cell>
          <table:table-cell table:formula="of:=IF([.$C127] &gt; [.$J$2]; [.I126]; (([.$A$2]/[.$E$2])*(   SIN([.$E$2]*[.B127] + [.$G$2])  -    SIN([.$G$2])))  + (([.$B$2]*[.B127]/[.$E$2])*   SIN([.$E$2]*[.B127] + [.$G$2]))  + (([.$B$2]/POWER([.$E$2];2)) * (COS([.$E$2]*[.B127] + [.$G$2]) - COS([.$G$2]))))" office:value-type="float" office:value="-2.08065084942753" calcext:value-type="float">
            <text:p>-2.0806508494</text:p>
          </table:table-cell>
          <table:table-cell table:formula="of:=SQRT(POWER([.H127];2)+POWER([.I12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128]*[.$D$2]" office:value-type="float" office:value="240" calcext:value-type="float">
            <text:p>240</text:p>
          </table:table-cell>
          <table:table-cell table:formula="of:=IF([.$C128] &gt; [.$J$2]; [.D127]; [.D127]+SIN(RADIANS([.$C128]))*MIN(([.$A$2]+([.B128]*[.$B$2]));[.$C$2]))" office:value-type="float" office:value="23.3857133529357" calcext:value-type="float">
            <text:p>23.3857133529</text:p>
          </table:table-cell>
          <table:table-cell table:formula="of:=IF([.$C128]&gt;[.$J$2];[.E127];[.E127]+COS(RADIANS([.$C128]))*MIN(([.$A$2]+([.B128]*[.$B$2]));[.$C$2]))" office:value-type="float" office:value="-2.2639638400468" calcext:value-type="float">
            <text:p>-2.26396384</text:p>
          </table:table-cell>
          <table:table-cell table:formula="of:=SQRT(([.D128]*[.D128])+([.E128]*[.E128]))" office:value-type="float" office:value="23.4950446114647" calcext:value-type="float">
            <text:p>23.4950446115</text:p>
          </table:table-cell>
          <table:table-cell/>
          <table:table-cell table:formula="of:=IF([.$C128] &gt; [.$J$2]; [.H127]; (([.$A$2]/[.$E$2])*((0-COS([.$E$2]*[.B128] + [.$G$2])) - (0-COS([.$G$2])))) + (([.$B$2]*[.B128]/[.$E$2])*(0-COS([.$E$2]*[.B128] + [.$G$2]))) + (([.$B$2]/POWER([.$E$2];2)) * (SIN([.$E$2]*[.B128] + [.$G$2]) - SIN([.$G$2]))))" office:value-type="float" office:value="23.285186687421" calcext:value-type="float">
            <text:p>23.2851866874</text:p>
          </table:table-cell>
          <table:table-cell table:formula="of:=IF([.$C128] &gt; [.$J$2]; [.I127]; (([.$A$2]/[.$E$2])*(   SIN([.$E$2]*[.B128] + [.$G$2])  -    SIN([.$G$2])))  + (([.$B$2]*[.B128]/[.$E$2])*   SIN([.$E$2]*[.B128] + [.$G$2]))  + (([.$B$2]/POWER([.$E$2];2)) * (COS([.$E$2]*[.B128] + [.$G$2]) - COS([.$G$2]))))" office:value-type="float" office:value="-2.08065084942753" calcext:value-type="float">
            <text:p>-2.0806508494</text:p>
          </table:table-cell>
          <table:table-cell table:formula="of:=SQRT(POWER([.H128];2)+POWER([.I12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B129]*[.$D$2]" office:value-type="float" office:value="242" calcext:value-type="float">
            <text:p>242</text:p>
          </table:table-cell>
          <table:table-cell table:formula="of:=IF([.$C129] &gt; [.$J$2]; [.D128]; [.D128]+SIN(RADIANS([.$C129]))*MIN(([.$A$2]+([.B129]*[.$B$2]));[.$C$2]))" office:value-type="float" office:value="23.3857133529357" calcext:value-type="float">
            <text:p>23.3857133529</text:p>
          </table:table-cell>
          <table:table-cell table:formula="of:=IF([.$C129]&gt;[.$J$2];[.E128];[.E128]+COS(RADIANS([.$C129]))*MIN(([.$A$2]+([.B129]*[.$B$2]));[.$C$2]))" office:value-type="float" office:value="-2.2639638400468" calcext:value-type="float">
            <text:p>-2.26396384</text:p>
          </table:table-cell>
          <table:table-cell table:formula="of:=SQRT(([.D129]*[.D129])+([.E129]*[.E129]))" office:value-type="float" office:value="23.4950446114647" calcext:value-type="float">
            <text:p>23.4950446115</text:p>
          </table:table-cell>
          <table:table-cell/>
          <table:table-cell table:formula="of:=IF([.$C129] &gt; [.$J$2]; [.H128]; (([.$A$2]/[.$E$2])*((0-COS([.$E$2]*[.B129] + [.$G$2])) - (0-COS([.$G$2])))) + (([.$B$2]*[.B129]/[.$E$2])*(0-COS([.$E$2]*[.B129] + [.$G$2]))) + (([.$B$2]/POWER([.$E$2];2)) * (SIN([.$E$2]*[.B129] + [.$G$2]) - SIN([.$G$2]))))" office:value-type="float" office:value="23.285186687421" calcext:value-type="float">
            <text:p>23.2851866874</text:p>
          </table:table-cell>
          <table:table-cell table:formula="of:=IF([.$C129] &gt; [.$J$2]; [.I128]; (([.$A$2]/[.$E$2])*(   SIN([.$E$2]*[.B129] + [.$G$2])  -    SIN([.$G$2])))  + (([.$B$2]*[.B129]/[.$E$2])*   SIN([.$E$2]*[.B129] + [.$G$2]))  + (([.$B$2]/POWER([.$E$2];2)) * (COS([.$E$2]*[.B129] + [.$G$2]) - COS([.$G$2]))))" office:value-type="float" office:value="-2.08065084942753" calcext:value-type="float">
            <text:p>-2.0806508494</text:p>
          </table:table-cell>
          <table:table-cell table:formula="of:=SQRT(POWER([.H129];2)+POWER([.I12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B130]*[.$D$2]" office:value-type="float" office:value="244" calcext:value-type="float">
            <text:p>244</text:p>
          </table:table-cell>
          <table:table-cell table:formula="of:=IF([.$C130] &gt; [.$J$2]; [.D129]; [.D129]+SIN(RADIANS([.$C130]))*MIN(([.$A$2]+([.B130]*[.$B$2]));[.$C$2]))" office:value-type="float" office:value="23.3857133529357" calcext:value-type="float">
            <text:p>23.3857133529</text:p>
          </table:table-cell>
          <table:table-cell table:formula="of:=IF([.$C130]&gt;[.$J$2];[.E129];[.E129]+COS(RADIANS([.$C130]))*MIN(([.$A$2]+([.B130]*[.$B$2]));[.$C$2]))" office:value-type="float" office:value="-2.2639638400468" calcext:value-type="float">
            <text:p>-2.26396384</text:p>
          </table:table-cell>
          <table:table-cell table:formula="of:=SQRT(([.D130]*[.D130])+([.E130]*[.E130]))" office:value-type="float" office:value="23.4950446114647" calcext:value-type="float">
            <text:p>23.4950446115</text:p>
          </table:table-cell>
          <table:table-cell/>
          <table:table-cell table:formula="of:=IF([.$C130] &gt; [.$J$2]; [.H129]; (([.$A$2]/[.$E$2])*((0-COS([.$E$2]*[.B130] + [.$G$2])) - (0-COS([.$G$2])))) + (([.$B$2]*[.B130]/[.$E$2])*(0-COS([.$E$2]*[.B130] + [.$G$2]))) + (([.$B$2]/POWER([.$E$2];2)) * (SIN([.$E$2]*[.B130] + [.$G$2]) - SIN([.$G$2]))))" office:value-type="float" office:value="23.285186687421" calcext:value-type="float">
            <text:p>23.2851866874</text:p>
          </table:table-cell>
          <table:table-cell table:formula="of:=IF([.$C130] &gt; [.$J$2]; [.I129]; (([.$A$2]/[.$E$2])*(   SIN([.$E$2]*[.B130] + [.$G$2])  -    SIN([.$G$2])))  + (([.$B$2]*[.B130]/[.$E$2])*   SIN([.$E$2]*[.B130] + [.$G$2]))  + (([.$B$2]/POWER([.$E$2];2)) * (COS([.$E$2]*[.B130] + [.$G$2]) - COS([.$G$2]))))" office:value-type="float" office:value="-2.08065084942753" calcext:value-type="float">
            <text:p>-2.0806508494</text:p>
          </table:table-cell>
          <table:table-cell table:formula="of:=SQRT(POWER([.H130];2)+POWER([.I12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B131]*[.$D$2]" office:value-type="float" office:value="246" calcext:value-type="float">
            <text:p>246</text:p>
          </table:table-cell>
          <table:table-cell table:formula="of:=IF([.$C131] &gt; [.$J$2]; [.D130]; [.D130]+SIN(RADIANS([.$C131]))*MIN(([.$A$2]+([.B131]*[.$B$2]));[.$C$2]))" office:value-type="float" office:value="23.3857133529357" calcext:value-type="float">
            <text:p>23.3857133529</text:p>
          </table:table-cell>
          <table:table-cell table:formula="of:=IF([.$C131]&gt;[.$J$2];[.E130];[.E130]+COS(RADIANS([.$C131]))*MIN(([.$A$2]+([.B131]*[.$B$2]));[.$C$2]))" office:value-type="float" office:value="-2.2639638400468" calcext:value-type="float">
            <text:p>-2.26396384</text:p>
          </table:table-cell>
          <table:table-cell table:formula="of:=SQRT(([.D131]*[.D131])+([.E131]*[.E131]))" office:value-type="float" office:value="23.4950446114647" calcext:value-type="float">
            <text:p>23.4950446115</text:p>
          </table:table-cell>
          <table:table-cell/>
          <table:table-cell table:formula="of:=IF([.$C131] &gt; [.$J$2]; [.H130]; (([.$A$2]/[.$E$2])*((0-COS([.$E$2]*[.B131] + [.$G$2])) - (0-COS([.$G$2])))) + (([.$B$2]*[.B131]/[.$E$2])*(0-COS([.$E$2]*[.B131] + [.$G$2]))) + (([.$B$2]/POWER([.$E$2];2)) * (SIN([.$E$2]*[.B131] + [.$G$2]) - SIN([.$G$2]))))" office:value-type="float" office:value="23.285186687421" calcext:value-type="float">
            <text:p>23.2851866874</text:p>
          </table:table-cell>
          <table:table-cell table:formula="of:=IF([.$C131] &gt; [.$J$2]; [.I130]; (([.$A$2]/[.$E$2])*(   SIN([.$E$2]*[.B131] + [.$G$2])  -    SIN([.$G$2])))  + (([.$B$2]*[.B131]/[.$E$2])*   SIN([.$E$2]*[.B131] + [.$G$2]))  + (([.$B$2]/POWER([.$E$2];2)) * (COS([.$E$2]*[.B131] + [.$G$2]) - COS([.$G$2]))))" office:value-type="float" office:value="-2.08065084942753" calcext:value-type="float">
            <text:p>-2.0806508494</text:p>
          </table:table-cell>
          <table:table-cell table:formula="of:=SQRT(POWER([.H131];2)+POWER([.I13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B132]*[.$D$2]" office:value-type="float" office:value="248" calcext:value-type="float">
            <text:p>248</text:p>
          </table:table-cell>
          <table:table-cell table:formula="of:=IF([.$C132] &gt; [.$J$2]; [.D131]; [.D131]+SIN(RADIANS([.$C132]))*MIN(([.$A$2]+([.B132]*[.$B$2]));[.$C$2]))" office:value-type="float" office:value="23.3857133529357" calcext:value-type="float">
            <text:p>23.3857133529</text:p>
          </table:table-cell>
          <table:table-cell table:formula="of:=IF([.$C132]&gt;[.$J$2];[.E131];[.E131]+COS(RADIANS([.$C132]))*MIN(([.$A$2]+([.B132]*[.$B$2]));[.$C$2]))" office:value-type="float" office:value="-2.2639638400468" calcext:value-type="float">
            <text:p>-2.26396384</text:p>
          </table:table-cell>
          <table:table-cell table:formula="of:=SQRT(([.D132]*[.D132])+([.E132]*[.E132]))" office:value-type="float" office:value="23.4950446114647" calcext:value-type="float">
            <text:p>23.4950446115</text:p>
          </table:table-cell>
          <table:table-cell/>
          <table:table-cell table:formula="of:=IF([.$C132] &gt; [.$J$2]; [.H131]; (([.$A$2]/[.$E$2])*((0-COS([.$E$2]*[.B132] + [.$G$2])) - (0-COS([.$G$2])))) + (([.$B$2]*[.B132]/[.$E$2])*(0-COS([.$E$2]*[.B132] + [.$G$2]))) + (([.$B$2]/POWER([.$E$2];2)) * (SIN([.$E$2]*[.B132] + [.$G$2]) - SIN([.$G$2]))))" office:value-type="float" office:value="23.285186687421" calcext:value-type="float">
            <text:p>23.2851866874</text:p>
          </table:table-cell>
          <table:table-cell table:formula="of:=IF([.$C132] &gt; [.$J$2]; [.I131]; (([.$A$2]/[.$E$2])*(   SIN([.$E$2]*[.B132] + [.$G$2])  -    SIN([.$G$2])))  + (([.$B$2]*[.B132]/[.$E$2])*   SIN([.$E$2]*[.B132] + [.$G$2]))  + (([.$B$2]/POWER([.$E$2];2)) * (COS([.$E$2]*[.B132] + [.$G$2]) - COS([.$G$2]))))" office:value-type="float" office:value="-2.08065084942753" calcext:value-type="float">
            <text:p>-2.0806508494</text:p>
          </table:table-cell>
          <table:table-cell table:formula="of:=SQRT(POWER([.H132];2)+POWER([.I13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B133]*[.$D$2]" office:value-type="float" office:value="250" calcext:value-type="float">
            <text:p>250</text:p>
          </table:table-cell>
          <table:table-cell table:formula="of:=IF([.$C133] &gt; [.$J$2]; [.D132]; [.D132]+SIN(RADIANS([.$C133]))*MIN(([.$A$2]+([.B133]*[.$B$2]));[.$C$2]))" office:value-type="float" office:value="23.3857133529357" calcext:value-type="float">
            <text:p>23.3857133529</text:p>
          </table:table-cell>
          <table:table-cell table:formula="of:=IF([.$C133]&gt;[.$J$2];[.E132];[.E132]+COS(RADIANS([.$C133]))*MIN(([.$A$2]+([.B133]*[.$B$2]));[.$C$2]))" office:value-type="float" office:value="-2.2639638400468" calcext:value-type="float">
            <text:p>-2.26396384</text:p>
          </table:table-cell>
          <table:table-cell table:formula="of:=SQRT(([.D133]*[.D133])+([.E133]*[.E133]))" office:value-type="float" office:value="23.4950446114647" calcext:value-type="float">
            <text:p>23.4950446115</text:p>
          </table:table-cell>
          <table:table-cell/>
          <table:table-cell table:formula="of:=IF([.$C133] &gt; [.$J$2]; [.H132]; (([.$A$2]/[.$E$2])*((0-COS([.$E$2]*[.B133] + [.$G$2])) - (0-COS([.$G$2])))) + (([.$B$2]*[.B133]/[.$E$2])*(0-COS([.$E$2]*[.B133] + [.$G$2]))) + (([.$B$2]/POWER([.$E$2];2)) * (SIN([.$E$2]*[.B133] + [.$G$2]) - SIN([.$G$2]))))" office:value-type="float" office:value="23.285186687421" calcext:value-type="float">
            <text:p>23.2851866874</text:p>
          </table:table-cell>
          <table:table-cell table:formula="of:=IF([.$C133] &gt; [.$J$2]; [.I132]; (([.$A$2]/[.$E$2])*(   SIN([.$E$2]*[.B133] + [.$G$2])  -    SIN([.$G$2])))  + (([.$B$2]*[.B133]/[.$E$2])*   SIN([.$E$2]*[.B133] + [.$G$2]))  + (([.$B$2]/POWER([.$E$2];2)) * (COS([.$E$2]*[.B133] + [.$G$2]) - COS([.$G$2]))))" office:value-type="float" office:value="-2.08065084942753" calcext:value-type="float">
            <text:p>-2.0806508494</text:p>
          </table:table-cell>
          <table:table-cell table:formula="of:=SQRT(POWER([.H133];2)+POWER([.I13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B134]*[.$D$2]" office:value-type="float" office:value="252" calcext:value-type="float">
            <text:p>252</text:p>
          </table:table-cell>
          <table:table-cell table:formula="of:=IF([.$C134] &gt; [.$J$2]; [.D133]; [.D133]+SIN(RADIANS([.$C134]))*MIN(([.$A$2]+([.B134]*[.$B$2]));[.$C$2]))" office:value-type="float" office:value="23.3857133529357" calcext:value-type="float">
            <text:p>23.3857133529</text:p>
          </table:table-cell>
          <table:table-cell table:formula="of:=IF([.$C134]&gt;[.$J$2];[.E133];[.E133]+COS(RADIANS([.$C134]))*MIN(([.$A$2]+([.B134]*[.$B$2]));[.$C$2]))" office:value-type="float" office:value="-2.2639638400468" calcext:value-type="float">
            <text:p>-2.26396384</text:p>
          </table:table-cell>
          <table:table-cell table:formula="of:=SQRT(([.D134]*[.D134])+([.E134]*[.E134]))" office:value-type="float" office:value="23.4950446114647" calcext:value-type="float">
            <text:p>23.4950446115</text:p>
          </table:table-cell>
          <table:table-cell/>
          <table:table-cell table:formula="of:=IF([.$C134] &gt; [.$J$2]; [.H133]; (([.$A$2]/[.$E$2])*((0-COS([.$E$2]*[.B134] + [.$G$2])) - (0-COS([.$G$2])))) + (([.$B$2]*[.B134]/[.$E$2])*(0-COS([.$E$2]*[.B134] + [.$G$2]))) + (([.$B$2]/POWER([.$E$2];2)) * (SIN([.$E$2]*[.B134] + [.$G$2]) - SIN([.$G$2]))))" office:value-type="float" office:value="23.285186687421" calcext:value-type="float">
            <text:p>23.2851866874</text:p>
          </table:table-cell>
          <table:table-cell table:formula="of:=IF([.$C134] &gt; [.$J$2]; [.I133]; (([.$A$2]/[.$E$2])*(   SIN([.$E$2]*[.B134] + [.$G$2])  -    SIN([.$G$2])))  + (([.$B$2]*[.B134]/[.$E$2])*   SIN([.$E$2]*[.B134] + [.$G$2]))  + (([.$B$2]/POWER([.$E$2];2)) * (COS([.$E$2]*[.B134] + [.$G$2]) - COS([.$G$2]))))" office:value-type="float" office:value="-2.08065084942753" calcext:value-type="float">
            <text:p>-2.0806508494</text:p>
          </table:table-cell>
          <table:table-cell table:formula="of:=SQRT(POWER([.H134];2)+POWER([.I13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B135]*[.$D$2]" office:value-type="float" office:value="254" calcext:value-type="float">
            <text:p>254</text:p>
          </table:table-cell>
          <table:table-cell table:formula="of:=IF([.$C135] &gt; [.$J$2]; [.D134]; [.D134]+SIN(RADIANS([.$C135]))*MIN(([.$A$2]+([.B135]*[.$B$2]));[.$C$2]))" office:value-type="float" office:value="23.3857133529357" calcext:value-type="float">
            <text:p>23.3857133529</text:p>
          </table:table-cell>
          <table:table-cell table:formula="of:=IF([.$C135]&gt;[.$J$2];[.E134];[.E134]+COS(RADIANS([.$C135]))*MIN(([.$A$2]+([.B135]*[.$B$2]));[.$C$2]))" office:value-type="float" office:value="-2.2639638400468" calcext:value-type="float">
            <text:p>-2.26396384</text:p>
          </table:table-cell>
          <table:table-cell table:formula="of:=SQRT(([.D135]*[.D135])+([.E135]*[.E135]))" office:value-type="float" office:value="23.4950446114647" calcext:value-type="float">
            <text:p>23.4950446115</text:p>
          </table:table-cell>
          <table:table-cell/>
          <table:table-cell table:formula="of:=IF([.$C135] &gt; [.$J$2]; [.H134]; (([.$A$2]/[.$E$2])*((0-COS([.$E$2]*[.B135] + [.$G$2])) - (0-COS([.$G$2])))) + (([.$B$2]*[.B135]/[.$E$2])*(0-COS([.$E$2]*[.B135] + [.$G$2]))) + (([.$B$2]/POWER([.$E$2];2)) * (SIN([.$E$2]*[.B135] + [.$G$2]) - SIN([.$G$2]))))" office:value-type="float" office:value="23.285186687421" calcext:value-type="float">
            <text:p>23.2851866874</text:p>
          </table:table-cell>
          <table:table-cell table:formula="of:=IF([.$C135] &gt; [.$J$2]; [.I134]; (([.$A$2]/[.$E$2])*(   SIN([.$E$2]*[.B135] + [.$G$2])  -    SIN([.$G$2])))  + (([.$B$2]*[.B135]/[.$E$2])*   SIN([.$E$2]*[.B135] + [.$G$2]))  + (([.$B$2]/POWER([.$E$2];2)) * (COS([.$E$2]*[.B135] + [.$G$2]) - COS([.$G$2]))))" office:value-type="float" office:value="-2.08065084942753" calcext:value-type="float">
            <text:p>-2.0806508494</text:p>
          </table:table-cell>
          <table:table-cell table:formula="of:=SQRT(POWER([.H135];2)+POWER([.I13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B136]*[.$D$2]" office:value-type="float" office:value="256" calcext:value-type="float">
            <text:p>256</text:p>
          </table:table-cell>
          <table:table-cell table:formula="of:=IF([.$C136] &gt; [.$J$2]; [.D135]; [.D135]+SIN(RADIANS([.$C136]))*MIN(([.$A$2]+([.B136]*[.$B$2]));[.$C$2]))" office:value-type="float" office:value="23.3857133529357" calcext:value-type="float">
            <text:p>23.3857133529</text:p>
          </table:table-cell>
          <table:table-cell table:formula="of:=IF([.$C136]&gt;[.$J$2];[.E135];[.E135]+COS(RADIANS([.$C136]))*MIN(([.$A$2]+([.B136]*[.$B$2]));[.$C$2]))" office:value-type="float" office:value="-2.2639638400468" calcext:value-type="float">
            <text:p>-2.26396384</text:p>
          </table:table-cell>
          <table:table-cell table:formula="of:=SQRT(([.D136]*[.D136])+([.E136]*[.E136]))" office:value-type="float" office:value="23.4950446114647" calcext:value-type="float">
            <text:p>23.4950446115</text:p>
          </table:table-cell>
          <table:table-cell/>
          <table:table-cell table:formula="of:=IF([.$C136] &gt; [.$J$2]; [.H135]; (([.$A$2]/[.$E$2])*((0-COS([.$E$2]*[.B136] + [.$G$2])) - (0-COS([.$G$2])))) + (([.$B$2]*[.B136]/[.$E$2])*(0-COS([.$E$2]*[.B136] + [.$G$2]))) + (([.$B$2]/POWER([.$E$2];2)) * (SIN([.$E$2]*[.B136] + [.$G$2]) - SIN([.$G$2]))))" office:value-type="float" office:value="23.285186687421" calcext:value-type="float">
            <text:p>23.2851866874</text:p>
          </table:table-cell>
          <table:table-cell table:formula="of:=IF([.$C136] &gt; [.$J$2]; [.I135]; (([.$A$2]/[.$E$2])*(   SIN([.$E$2]*[.B136] + [.$G$2])  -    SIN([.$G$2])))  + (([.$B$2]*[.B136]/[.$E$2])*   SIN([.$E$2]*[.B136] + [.$G$2]))  + (([.$B$2]/POWER([.$E$2];2)) * (COS([.$E$2]*[.B136] + [.$G$2]) - COS([.$G$2]))))" office:value-type="float" office:value="-2.08065084942753" calcext:value-type="float">
            <text:p>-2.0806508494</text:p>
          </table:table-cell>
          <table:table-cell table:formula="of:=SQRT(POWER([.H136];2)+POWER([.I13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B137]*[.$D$2]" office:value-type="float" office:value="258" calcext:value-type="float">
            <text:p>258</text:p>
          </table:table-cell>
          <table:table-cell table:formula="of:=IF([.$C137] &gt; [.$J$2]; [.D136]; [.D136]+SIN(RADIANS([.$C137]))*MIN(([.$A$2]+([.B137]*[.$B$2]));[.$C$2]))" office:value-type="float" office:value="23.3857133529357" calcext:value-type="float">
            <text:p>23.3857133529</text:p>
          </table:table-cell>
          <table:table-cell table:formula="of:=IF([.$C137]&gt;[.$J$2];[.E136];[.E136]+COS(RADIANS([.$C137]))*MIN(([.$A$2]+([.B137]*[.$B$2]));[.$C$2]))" office:value-type="float" office:value="-2.2639638400468" calcext:value-type="float">
            <text:p>-2.26396384</text:p>
          </table:table-cell>
          <table:table-cell table:formula="of:=SQRT(([.D137]*[.D137])+([.E137]*[.E137]))" office:value-type="float" office:value="23.4950446114647" calcext:value-type="float">
            <text:p>23.4950446115</text:p>
          </table:table-cell>
          <table:table-cell/>
          <table:table-cell table:formula="of:=IF([.$C137] &gt; [.$J$2]; [.H136]; (([.$A$2]/[.$E$2])*((0-COS([.$E$2]*[.B137] + [.$G$2])) - (0-COS([.$G$2])))) + (([.$B$2]*[.B137]/[.$E$2])*(0-COS([.$E$2]*[.B137] + [.$G$2]))) + (([.$B$2]/POWER([.$E$2];2)) * (SIN([.$E$2]*[.B137] + [.$G$2]) - SIN([.$G$2]))))" office:value-type="float" office:value="23.285186687421" calcext:value-type="float">
            <text:p>23.2851866874</text:p>
          </table:table-cell>
          <table:table-cell table:formula="of:=IF([.$C137] &gt; [.$J$2]; [.I136]; (([.$A$2]/[.$E$2])*(   SIN([.$E$2]*[.B137] + [.$G$2])  -    SIN([.$G$2])))  + (([.$B$2]*[.B137]/[.$E$2])*   SIN([.$E$2]*[.B137] + [.$G$2]))  + (([.$B$2]/POWER([.$E$2];2)) * (COS([.$E$2]*[.B137] + [.$G$2]) - COS([.$G$2]))))" office:value-type="float" office:value="-2.08065084942753" calcext:value-type="float">
            <text:p>-2.0806508494</text:p>
          </table:table-cell>
          <table:table-cell table:formula="of:=SQRT(POWER([.H137];2)+POWER([.I13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B138]*[.$D$2]" office:value-type="float" office:value="260" calcext:value-type="float">
            <text:p>260</text:p>
          </table:table-cell>
          <table:table-cell table:formula="of:=IF([.$C138] &gt; [.$J$2]; [.D137]; [.D137]+SIN(RADIANS([.$C138]))*MIN(([.$A$2]+([.B138]*[.$B$2]));[.$C$2]))" office:value-type="float" office:value="23.3857133529357" calcext:value-type="float">
            <text:p>23.3857133529</text:p>
          </table:table-cell>
          <table:table-cell table:formula="of:=IF([.$C138]&gt;[.$J$2];[.E137];[.E137]+COS(RADIANS([.$C138]))*MIN(([.$A$2]+([.B138]*[.$B$2]));[.$C$2]))" office:value-type="float" office:value="-2.2639638400468" calcext:value-type="float">
            <text:p>-2.26396384</text:p>
          </table:table-cell>
          <table:table-cell table:formula="of:=SQRT(([.D138]*[.D138])+([.E138]*[.E138]))" office:value-type="float" office:value="23.4950446114647" calcext:value-type="float">
            <text:p>23.4950446115</text:p>
          </table:table-cell>
          <table:table-cell/>
          <table:table-cell table:formula="of:=IF([.$C138] &gt; [.$J$2]; [.H137]; (([.$A$2]/[.$E$2])*((0-COS([.$E$2]*[.B138] + [.$G$2])) - (0-COS([.$G$2])))) + (([.$B$2]*[.B138]/[.$E$2])*(0-COS([.$E$2]*[.B138] + [.$G$2]))) + (([.$B$2]/POWER([.$E$2];2)) * (SIN([.$E$2]*[.B138] + [.$G$2]) - SIN([.$G$2]))))" office:value-type="float" office:value="23.285186687421" calcext:value-type="float">
            <text:p>23.2851866874</text:p>
          </table:table-cell>
          <table:table-cell table:formula="of:=IF([.$C138] &gt; [.$J$2]; [.I137]; (([.$A$2]/[.$E$2])*(   SIN([.$E$2]*[.B138] + [.$G$2])  -    SIN([.$G$2])))  + (([.$B$2]*[.B138]/[.$E$2])*   SIN([.$E$2]*[.B138] + [.$G$2]))  + (([.$B$2]/POWER([.$E$2];2)) * (COS([.$E$2]*[.B138] + [.$G$2]) - COS([.$G$2]))))" office:value-type="float" office:value="-2.08065084942753" calcext:value-type="float">
            <text:p>-2.0806508494</text:p>
          </table:table-cell>
          <table:table-cell table:formula="of:=SQRT(POWER([.H138];2)+POWER([.I13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B139]*[.$D$2]" office:value-type="float" office:value="262" calcext:value-type="float">
            <text:p>262</text:p>
          </table:table-cell>
          <table:table-cell table:formula="of:=IF([.$C139] &gt; [.$J$2]; [.D138]; [.D138]+SIN(RADIANS([.$C139]))*MIN(([.$A$2]+([.B139]*[.$B$2]));[.$C$2]))" office:value-type="float" office:value="23.3857133529357" calcext:value-type="float">
            <text:p>23.3857133529</text:p>
          </table:table-cell>
          <table:table-cell table:formula="of:=IF([.$C139]&gt;[.$J$2];[.E138];[.E138]+COS(RADIANS([.$C139]))*MIN(([.$A$2]+([.B139]*[.$B$2]));[.$C$2]))" office:value-type="float" office:value="-2.2639638400468" calcext:value-type="float">
            <text:p>-2.26396384</text:p>
          </table:table-cell>
          <table:table-cell table:formula="of:=SQRT(([.D139]*[.D139])+([.E139]*[.E139]))" office:value-type="float" office:value="23.4950446114647" calcext:value-type="float">
            <text:p>23.4950446115</text:p>
          </table:table-cell>
          <table:table-cell/>
          <table:table-cell table:formula="of:=IF([.$C139] &gt; [.$J$2]; [.H138]; (([.$A$2]/[.$E$2])*((0-COS([.$E$2]*[.B139] + [.$G$2])) - (0-COS([.$G$2])))) + (([.$B$2]*[.B139]/[.$E$2])*(0-COS([.$E$2]*[.B139] + [.$G$2]))) + (([.$B$2]/POWER([.$E$2];2)) * (SIN([.$E$2]*[.B139] + [.$G$2]) - SIN([.$G$2]))))" office:value-type="float" office:value="23.285186687421" calcext:value-type="float">
            <text:p>23.2851866874</text:p>
          </table:table-cell>
          <table:table-cell table:formula="of:=IF([.$C139] &gt; [.$J$2]; [.I138]; (([.$A$2]/[.$E$2])*(   SIN([.$E$2]*[.B139] + [.$G$2])  -    SIN([.$G$2])))  + (([.$B$2]*[.B139]/[.$E$2])*   SIN([.$E$2]*[.B139] + [.$G$2]))  + (([.$B$2]/POWER([.$E$2];2)) * (COS([.$E$2]*[.B139] + [.$G$2]) - COS([.$G$2]))))" office:value-type="float" office:value="-2.08065084942753" calcext:value-type="float">
            <text:p>-2.0806508494</text:p>
          </table:table-cell>
          <table:table-cell table:formula="of:=SQRT(POWER([.H139];2)+POWER([.I13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B140]*[.$D$2]" office:value-type="float" office:value="264" calcext:value-type="float">
            <text:p>264</text:p>
          </table:table-cell>
          <table:table-cell table:formula="of:=IF([.$C140] &gt; [.$J$2]; [.D139]; [.D139]+SIN(RADIANS([.$C140]))*MIN(([.$A$2]+([.B140]*[.$B$2]));[.$C$2]))" office:value-type="float" office:value="23.3857133529357" calcext:value-type="float">
            <text:p>23.3857133529</text:p>
          </table:table-cell>
          <table:table-cell table:formula="of:=IF([.$C140]&gt;[.$J$2];[.E139];[.E139]+COS(RADIANS([.$C140]))*MIN(([.$A$2]+([.B140]*[.$B$2]));[.$C$2]))" office:value-type="float" office:value="-2.2639638400468" calcext:value-type="float">
            <text:p>-2.26396384</text:p>
          </table:table-cell>
          <table:table-cell table:formula="of:=SQRT(([.D140]*[.D140])+([.E140]*[.E140]))" office:value-type="float" office:value="23.4950446114647" calcext:value-type="float">
            <text:p>23.4950446115</text:p>
          </table:table-cell>
          <table:table-cell/>
          <table:table-cell table:formula="of:=IF([.$C140] &gt; [.$J$2]; [.H139]; (([.$A$2]/[.$E$2])*((0-COS([.$E$2]*[.B140] + [.$G$2])) - (0-COS([.$G$2])))) + (([.$B$2]*[.B140]/[.$E$2])*(0-COS([.$E$2]*[.B140] + [.$G$2]))) + (([.$B$2]/POWER([.$E$2];2)) * (SIN([.$E$2]*[.B140] + [.$G$2]) - SIN([.$G$2]))))" office:value-type="float" office:value="23.285186687421" calcext:value-type="float">
            <text:p>23.2851866874</text:p>
          </table:table-cell>
          <table:table-cell table:formula="of:=IF([.$C140] &gt; [.$J$2]; [.I139]; (([.$A$2]/[.$E$2])*(   SIN([.$E$2]*[.B140] + [.$G$2])  -    SIN([.$G$2])))  + (([.$B$2]*[.B140]/[.$E$2])*   SIN([.$E$2]*[.B140] + [.$G$2]))  + (([.$B$2]/POWER([.$E$2];2)) * (COS([.$E$2]*[.B140] + [.$G$2]) - COS([.$G$2]))))" office:value-type="float" office:value="-2.08065084942753" calcext:value-type="float">
            <text:p>-2.0806508494</text:p>
          </table:table-cell>
          <table:table-cell table:formula="of:=SQRT(POWER([.H140];2)+POWER([.I13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B141]*[.$D$2]" office:value-type="float" office:value="266" calcext:value-type="float">
            <text:p>266</text:p>
          </table:table-cell>
          <table:table-cell table:formula="of:=IF([.$C141] &gt; [.$J$2]; [.D140]; [.D140]+SIN(RADIANS([.$C141]))*MIN(([.$A$2]+([.B141]*[.$B$2]));[.$C$2]))" office:value-type="float" office:value="23.3857133529357" calcext:value-type="float">
            <text:p>23.3857133529</text:p>
          </table:table-cell>
          <table:table-cell table:formula="of:=IF([.$C141]&gt;[.$J$2];[.E140];[.E140]+COS(RADIANS([.$C141]))*MIN(([.$A$2]+([.B141]*[.$B$2]));[.$C$2]))" office:value-type="float" office:value="-2.2639638400468" calcext:value-type="float">
            <text:p>-2.26396384</text:p>
          </table:table-cell>
          <table:table-cell table:formula="of:=SQRT(([.D141]*[.D141])+([.E141]*[.E141]))" office:value-type="float" office:value="23.4950446114647" calcext:value-type="float">
            <text:p>23.4950446115</text:p>
          </table:table-cell>
          <table:table-cell/>
          <table:table-cell table:formula="of:=IF([.$C141] &gt; [.$J$2]; [.H140]; (([.$A$2]/[.$E$2])*((0-COS([.$E$2]*[.B141] + [.$G$2])) - (0-COS([.$G$2])))) + (([.$B$2]*[.B141]/[.$E$2])*(0-COS([.$E$2]*[.B141] + [.$G$2]))) + (([.$B$2]/POWER([.$E$2];2)) * (SIN([.$E$2]*[.B141] + [.$G$2]) - SIN([.$G$2]))))" office:value-type="float" office:value="23.285186687421" calcext:value-type="float">
            <text:p>23.2851866874</text:p>
          </table:table-cell>
          <table:table-cell table:formula="of:=IF([.$C141] &gt; [.$J$2]; [.I140]; (([.$A$2]/[.$E$2])*(   SIN([.$E$2]*[.B141] + [.$G$2])  -    SIN([.$G$2])))  + (([.$B$2]*[.B141]/[.$E$2])*   SIN([.$E$2]*[.B141] + [.$G$2]))  + (([.$B$2]/POWER([.$E$2];2)) * (COS([.$E$2]*[.B141] + [.$G$2]) - COS([.$G$2]))))" office:value-type="float" office:value="-2.08065084942753" calcext:value-type="float">
            <text:p>-2.0806508494</text:p>
          </table:table-cell>
          <table:table-cell table:formula="of:=SQRT(POWER([.H141];2)+POWER([.I14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B142]*[.$D$2]" office:value-type="float" office:value="268" calcext:value-type="float">
            <text:p>268</text:p>
          </table:table-cell>
          <table:table-cell table:formula="of:=IF([.$C142] &gt; [.$J$2]; [.D141]; [.D141]+SIN(RADIANS([.$C142]))*MIN(([.$A$2]+([.B142]*[.$B$2]));[.$C$2]))" office:value-type="float" office:value="23.3857133529357" calcext:value-type="float">
            <text:p>23.3857133529</text:p>
          </table:table-cell>
          <table:table-cell table:formula="of:=IF([.$C142]&gt;[.$J$2];[.E141];[.E141]+COS(RADIANS([.$C142]))*MIN(([.$A$2]+([.B142]*[.$B$2]));[.$C$2]))" office:value-type="float" office:value="-2.2639638400468" calcext:value-type="float">
            <text:p>-2.26396384</text:p>
          </table:table-cell>
          <table:table-cell table:formula="of:=SQRT(([.D142]*[.D142])+([.E142]*[.E142]))" office:value-type="float" office:value="23.4950446114647" calcext:value-type="float">
            <text:p>23.4950446115</text:p>
          </table:table-cell>
          <table:table-cell/>
          <table:table-cell table:formula="of:=IF([.$C142] &gt; [.$J$2]; [.H141]; (([.$A$2]/[.$E$2])*((0-COS([.$E$2]*[.B142] + [.$G$2])) - (0-COS([.$G$2])))) + (([.$B$2]*[.B142]/[.$E$2])*(0-COS([.$E$2]*[.B142] + [.$G$2]))) + (([.$B$2]/POWER([.$E$2];2)) * (SIN([.$E$2]*[.B142] + [.$G$2]) - SIN([.$G$2]))))" office:value-type="float" office:value="23.285186687421" calcext:value-type="float">
            <text:p>23.2851866874</text:p>
          </table:table-cell>
          <table:table-cell table:formula="of:=IF([.$C142] &gt; [.$J$2]; [.I141]; (([.$A$2]/[.$E$2])*(   SIN([.$E$2]*[.B142] + [.$G$2])  -    SIN([.$G$2])))  + (([.$B$2]*[.B142]/[.$E$2])*   SIN([.$E$2]*[.B142] + [.$G$2]))  + (([.$B$2]/POWER([.$E$2];2)) * (COS([.$E$2]*[.B142] + [.$G$2]) - COS([.$G$2]))))" office:value-type="float" office:value="-2.08065084942753" calcext:value-type="float">
            <text:p>-2.0806508494</text:p>
          </table:table-cell>
          <table:table-cell table:formula="of:=SQRT(POWER([.H142];2)+POWER([.I14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B143]*[.$D$2]" office:value-type="float" office:value="270" calcext:value-type="float">
            <text:p>270</text:p>
          </table:table-cell>
          <table:table-cell table:formula="of:=IF([.$C143] &gt; [.$J$2]; [.D142]; [.D142]+SIN(RADIANS([.$C143]))*MIN(([.$A$2]+([.B143]*[.$B$2]));[.$C$2]))" office:value-type="float" office:value="23.3857133529357" calcext:value-type="float">
            <text:p>23.3857133529</text:p>
          </table:table-cell>
          <table:table-cell table:formula="of:=IF([.$C143]&gt;[.$J$2];[.E142];[.E142]+COS(RADIANS([.$C143]))*MIN(([.$A$2]+([.B143]*[.$B$2]));[.$C$2]))" office:value-type="float" office:value="-2.2639638400468" calcext:value-type="float">
            <text:p>-2.26396384</text:p>
          </table:table-cell>
          <table:table-cell table:formula="of:=SQRT(([.D143]*[.D143])+([.E143]*[.E143]))" office:value-type="float" office:value="23.4950446114647" calcext:value-type="float">
            <text:p>23.4950446115</text:p>
          </table:table-cell>
          <table:table-cell/>
          <table:table-cell table:formula="of:=IF([.$C143] &gt; [.$J$2]; [.H142]; (([.$A$2]/[.$E$2])*((0-COS([.$E$2]*[.B143] + [.$G$2])) - (0-COS([.$G$2])))) + (([.$B$2]*[.B143]/[.$E$2])*(0-COS([.$E$2]*[.B143] + [.$G$2]))) + (([.$B$2]/POWER([.$E$2];2)) * (SIN([.$E$2]*[.B143] + [.$G$2]) - SIN([.$G$2]))))" office:value-type="float" office:value="23.285186687421" calcext:value-type="float">
            <text:p>23.2851866874</text:p>
          </table:table-cell>
          <table:table-cell table:formula="of:=IF([.$C143] &gt; [.$J$2]; [.I142]; (([.$A$2]/[.$E$2])*(   SIN([.$E$2]*[.B143] + [.$G$2])  -    SIN([.$G$2])))  + (([.$B$2]*[.B143]/[.$E$2])*   SIN([.$E$2]*[.B143] + [.$G$2]))  + (([.$B$2]/POWER([.$E$2];2)) * (COS([.$E$2]*[.B143] + [.$G$2]) - COS([.$G$2]))))" office:value-type="float" office:value="-2.08065084942753" calcext:value-type="float">
            <text:p>-2.0806508494</text:p>
          </table:table-cell>
          <table:table-cell table:formula="of:=SQRT(POWER([.H143];2)+POWER([.I14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144]*[.$D$2]" office:value-type="float" office:value="272" calcext:value-type="float">
            <text:p>272</text:p>
          </table:table-cell>
          <table:table-cell table:formula="of:=IF([.$C144] &gt; [.$J$2]; [.D143]; [.D143]+SIN(RADIANS([.$C144]))*MIN(([.$A$2]+([.B144]*[.$B$2]));[.$C$2]))" office:value-type="float" office:value="23.3857133529357" calcext:value-type="float">
            <text:p>23.3857133529</text:p>
          </table:table-cell>
          <table:table-cell table:formula="of:=IF([.$C144]&gt;[.$J$2];[.E143];[.E143]+COS(RADIANS([.$C144]))*MIN(([.$A$2]+([.B144]*[.$B$2]));[.$C$2]))" office:value-type="float" office:value="-2.2639638400468" calcext:value-type="float">
            <text:p>-2.26396384</text:p>
          </table:table-cell>
          <table:table-cell table:formula="of:=SQRT(([.D144]*[.D144])+([.E144]*[.E144]))" office:value-type="float" office:value="23.4950446114647" calcext:value-type="float">
            <text:p>23.4950446115</text:p>
          </table:table-cell>
          <table:table-cell/>
          <table:table-cell table:formula="of:=IF([.$C144] &gt; [.$J$2]; [.H143]; (([.$A$2]/[.$E$2])*((0-COS([.$E$2]*[.B144] + [.$G$2])) - (0-COS([.$G$2])))) + (([.$B$2]*[.B144]/[.$E$2])*(0-COS([.$E$2]*[.B144] + [.$G$2]))) + (([.$B$2]/POWER([.$E$2];2)) * (SIN([.$E$2]*[.B144] + [.$G$2]) - SIN([.$G$2]))))" office:value-type="float" office:value="23.285186687421" calcext:value-type="float">
            <text:p>23.2851866874</text:p>
          </table:table-cell>
          <table:table-cell table:formula="of:=IF([.$C144] &gt; [.$J$2]; [.I143]; (([.$A$2]/[.$E$2])*(   SIN([.$E$2]*[.B144] + [.$G$2])  -    SIN([.$G$2])))  + (([.$B$2]*[.B144]/[.$E$2])*   SIN([.$E$2]*[.B144] + [.$G$2]))  + (([.$B$2]/POWER([.$E$2];2)) * (COS([.$E$2]*[.B144] + [.$G$2]) - COS([.$G$2]))))" office:value-type="float" office:value="-2.08065084942753" calcext:value-type="float">
            <text:p>-2.0806508494</text:p>
          </table:table-cell>
          <table:table-cell table:formula="of:=SQRT(POWER([.H144];2)+POWER([.I14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B145]*[.$D$2]" office:value-type="float" office:value="274" calcext:value-type="float">
            <text:p>274</text:p>
          </table:table-cell>
          <table:table-cell table:formula="of:=IF([.$C145] &gt; [.$J$2]; [.D144]; [.D144]+SIN(RADIANS([.$C145]))*MIN(([.$A$2]+([.B145]*[.$B$2]));[.$C$2]))" office:value-type="float" office:value="23.3857133529357" calcext:value-type="float">
            <text:p>23.3857133529</text:p>
          </table:table-cell>
          <table:table-cell table:formula="of:=IF([.$C145]&gt;[.$J$2];[.E144];[.E144]+COS(RADIANS([.$C145]))*MIN(([.$A$2]+([.B145]*[.$B$2]));[.$C$2]))" office:value-type="float" office:value="-2.2639638400468" calcext:value-type="float">
            <text:p>-2.26396384</text:p>
          </table:table-cell>
          <table:table-cell table:formula="of:=SQRT(([.D145]*[.D145])+([.E145]*[.E145]))" office:value-type="float" office:value="23.4950446114647" calcext:value-type="float">
            <text:p>23.4950446115</text:p>
          </table:table-cell>
          <table:table-cell/>
          <table:table-cell table:formula="of:=IF([.$C145] &gt; [.$J$2]; [.H144]; (([.$A$2]/[.$E$2])*((0-COS([.$E$2]*[.B145] + [.$G$2])) - (0-COS([.$G$2])))) + (([.$B$2]*[.B145]/[.$E$2])*(0-COS([.$E$2]*[.B145] + [.$G$2]))) + (([.$B$2]/POWER([.$E$2];2)) * (SIN([.$E$2]*[.B145] + [.$G$2]) - SIN([.$G$2]))))" office:value-type="float" office:value="23.285186687421" calcext:value-type="float">
            <text:p>23.2851866874</text:p>
          </table:table-cell>
          <table:table-cell table:formula="of:=IF([.$C145] &gt; [.$J$2]; [.I144]; (([.$A$2]/[.$E$2])*(   SIN([.$E$2]*[.B145] + [.$G$2])  -    SIN([.$G$2])))  + (([.$B$2]*[.B145]/[.$E$2])*   SIN([.$E$2]*[.B145] + [.$G$2]))  + (([.$B$2]/POWER([.$E$2];2)) * (COS([.$E$2]*[.B145] + [.$G$2]) - COS([.$G$2]))))" office:value-type="float" office:value="-2.08065084942753" calcext:value-type="float">
            <text:p>-2.0806508494</text:p>
          </table:table-cell>
          <table:table-cell table:formula="of:=SQRT(POWER([.H145];2)+POWER([.I14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B146]*[.$D$2]" office:value-type="float" office:value="276" calcext:value-type="float">
            <text:p>276</text:p>
          </table:table-cell>
          <table:table-cell table:formula="of:=IF([.$C146] &gt; [.$J$2]; [.D145]; [.D145]+SIN(RADIANS([.$C146]))*MIN(([.$A$2]+([.B146]*[.$B$2]));[.$C$2]))" office:value-type="float" office:value="23.3857133529357" calcext:value-type="float">
            <text:p>23.3857133529</text:p>
          </table:table-cell>
          <table:table-cell table:formula="of:=IF([.$C146]&gt;[.$J$2];[.E145];[.E145]+COS(RADIANS([.$C146]))*MIN(([.$A$2]+([.B146]*[.$B$2]));[.$C$2]))" office:value-type="float" office:value="-2.2639638400468" calcext:value-type="float">
            <text:p>-2.26396384</text:p>
          </table:table-cell>
          <table:table-cell table:formula="of:=SQRT(([.D146]*[.D146])+([.E146]*[.E146]))" office:value-type="float" office:value="23.4950446114647" calcext:value-type="float">
            <text:p>23.4950446115</text:p>
          </table:table-cell>
          <table:table-cell/>
          <table:table-cell table:formula="of:=IF([.$C146] &gt; [.$J$2]; [.H145]; (([.$A$2]/[.$E$2])*((0-COS([.$E$2]*[.B146] + [.$G$2])) - (0-COS([.$G$2])))) + (([.$B$2]*[.B146]/[.$E$2])*(0-COS([.$E$2]*[.B146] + [.$G$2]))) + (([.$B$2]/POWER([.$E$2];2)) * (SIN([.$E$2]*[.B146] + [.$G$2]) - SIN([.$G$2]))))" office:value-type="float" office:value="23.285186687421" calcext:value-type="float">
            <text:p>23.2851866874</text:p>
          </table:table-cell>
          <table:table-cell table:formula="of:=IF([.$C146] &gt; [.$J$2]; [.I145]; (([.$A$2]/[.$E$2])*(   SIN([.$E$2]*[.B146] + [.$G$2])  -    SIN([.$G$2])))  + (([.$B$2]*[.B146]/[.$E$2])*   SIN([.$E$2]*[.B146] + [.$G$2]))  + (([.$B$2]/POWER([.$E$2];2)) * (COS([.$E$2]*[.B146] + [.$G$2]) - COS([.$G$2]))))" office:value-type="float" office:value="-2.08065084942753" calcext:value-type="float">
            <text:p>-2.0806508494</text:p>
          </table:table-cell>
          <table:table-cell table:formula="of:=SQRT(POWER([.H146];2)+POWER([.I14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B147]*[.$D$2]" office:value-type="float" office:value="278" calcext:value-type="float">
            <text:p>278</text:p>
          </table:table-cell>
          <table:table-cell table:formula="of:=IF([.$C147] &gt; [.$J$2]; [.D146]; [.D146]+SIN(RADIANS([.$C147]))*MIN(([.$A$2]+([.B147]*[.$B$2]));[.$C$2]))" office:value-type="float" office:value="23.3857133529357" calcext:value-type="float">
            <text:p>23.3857133529</text:p>
          </table:table-cell>
          <table:table-cell table:formula="of:=IF([.$C147]&gt;[.$J$2];[.E146];[.E146]+COS(RADIANS([.$C147]))*MIN(([.$A$2]+([.B147]*[.$B$2]));[.$C$2]))" office:value-type="float" office:value="-2.2639638400468" calcext:value-type="float">
            <text:p>-2.26396384</text:p>
          </table:table-cell>
          <table:table-cell table:formula="of:=SQRT(([.D147]*[.D147])+([.E147]*[.E147]))" office:value-type="float" office:value="23.4950446114647" calcext:value-type="float">
            <text:p>23.4950446115</text:p>
          </table:table-cell>
          <table:table-cell/>
          <table:table-cell table:formula="of:=IF([.$C147] &gt; [.$J$2]; [.H146]; (([.$A$2]/[.$E$2])*((0-COS([.$E$2]*[.B147] + [.$G$2])) - (0-COS([.$G$2])))) + (([.$B$2]*[.B147]/[.$E$2])*(0-COS([.$E$2]*[.B147] + [.$G$2]))) + (([.$B$2]/POWER([.$E$2];2)) * (SIN([.$E$2]*[.B147] + [.$G$2]) - SIN([.$G$2]))))" office:value-type="float" office:value="23.285186687421" calcext:value-type="float">
            <text:p>23.2851866874</text:p>
          </table:table-cell>
          <table:table-cell table:formula="of:=IF([.$C147] &gt; [.$J$2]; [.I146]; (([.$A$2]/[.$E$2])*(   SIN([.$E$2]*[.B147] + [.$G$2])  -    SIN([.$G$2])))  + (([.$B$2]*[.B147]/[.$E$2])*   SIN([.$E$2]*[.B147] + [.$G$2]))  + (([.$B$2]/POWER([.$E$2];2)) * (COS([.$E$2]*[.B147] + [.$G$2]) - COS([.$G$2]))))" office:value-type="float" office:value="-2.08065084942753" calcext:value-type="float">
            <text:p>-2.0806508494</text:p>
          </table:table-cell>
          <table:table-cell table:formula="of:=SQRT(POWER([.H147];2)+POWER([.I14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148]*[.$D$2]" office:value-type="float" office:value="280" calcext:value-type="float">
            <text:p>280</text:p>
          </table:table-cell>
          <table:table-cell table:formula="of:=IF([.$C148] &gt; [.$J$2]; [.D147]; [.D147]+SIN(RADIANS([.$C148]))*MIN(([.$A$2]+([.B148]*[.$B$2]));[.$C$2]))" office:value-type="float" office:value="23.3857133529357" calcext:value-type="float">
            <text:p>23.3857133529</text:p>
          </table:table-cell>
          <table:table-cell table:formula="of:=IF([.$C148]&gt;[.$J$2];[.E147];[.E147]+COS(RADIANS([.$C148]))*MIN(([.$A$2]+([.B148]*[.$B$2]));[.$C$2]))" office:value-type="float" office:value="-2.2639638400468" calcext:value-type="float">
            <text:p>-2.26396384</text:p>
          </table:table-cell>
          <table:table-cell table:formula="of:=SQRT(([.D148]*[.D148])+([.E148]*[.E148]))" office:value-type="float" office:value="23.4950446114647" calcext:value-type="float">
            <text:p>23.4950446115</text:p>
          </table:table-cell>
          <table:table-cell/>
          <table:table-cell table:formula="of:=IF([.$C148] &gt; [.$J$2]; [.H147]; (([.$A$2]/[.$E$2])*((0-COS([.$E$2]*[.B148] + [.$G$2])) - (0-COS([.$G$2])))) + (([.$B$2]*[.B148]/[.$E$2])*(0-COS([.$E$2]*[.B148] + [.$G$2]))) + (([.$B$2]/POWER([.$E$2];2)) * (SIN([.$E$2]*[.B148] + [.$G$2]) - SIN([.$G$2]))))" office:value-type="float" office:value="23.285186687421" calcext:value-type="float">
            <text:p>23.2851866874</text:p>
          </table:table-cell>
          <table:table-cell table:formula="of:=IF([.$C148] &gt; [.$J$2]; [.I147]; (([.$A$2]/[.$E$2])*(   SIN([.$E$2]*[.B148] + [.$G$2])  -    SIN([.$G$2])))  + (([.$B$2]*[.B148]/[.$E$2])*   SIN([.$E$2]*[.B148] + [.$G$2]))  + (([.$B$2]/POWER([.$E$2];2)) * (COS([.$E$2]*[.B148] + [.$G$2]) - COS([.$G$2]))))" office:value-type="float" office:value="-2.08065084942753" calcext:value-type="float">
            <text:p>-2.0806508494</text:p>
          </table:table-cell>
          <table:table-cell table:formula="of:=SQRT(POWER([.H148];2)+POWER([.I14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B149]*[.$D$2]" office:value-type="float" office:value="282" calcext:value-type="float">
            <text:p>282</text:p>
          </table:table-cell>
          <table:table-cell table:formula="of:=IF([.$C149] &gt; [.$J$2]; [.D148]; [.D148]+SIN(RADIANS([.$C149]))*MIN(([.$A$2]+([.B149]*[.$B$2]));[.$C$2]))" office:value-type="float" office:value="23.3857133529357" calcext:value-type="float">
            <text:p>23.3857133529</text:p>
          </table:table-cell>
          <table:table-cell table:formula="of:=IF([.$C149]&gt;[.$J$2];[.E148];[.E148]+COS(RADIANS([.$C149]))*MIN(([.$A$2]+([.B149]*[.$B$2]));[.$C$2]))" office:value-type="float" office:value="-2.2639638400468" calcext:value-type="float">
            <text:p>-2.26396384</text:p>
          </table:table-cell>
          <table:table-cell table:formula="of:=SQRT(([.D149]*[.D149])+([.E149]*[.E149]))" office:value-type="float" office:value="23.4950446114647" calcext:value-type="float">
            <text:p>23.4950446115</text:p>
          </table:table-cell>
          <table:table-cell/>
          <table:table-cell table:formula="of:=IF([.$C149] &gt; [.$J$2]; [.H148]; (([.$A$2]/[.$E$2])*((0-COS([.$E$2]*[.B149] + [.$G$2])) - (0-COS([.$G$2])))) + (([.$B$2]*[.B149]/[.$E$2])*(0-COS([.$E$2]*[.B149] + [.$G$2]))) + (([.$B$2]/POWER([.$E$2];2)) * (SIN([.$E$2]*[.B149] + [.$G$2]) - SIN([.$G$2]))))" office:value-type="float" office:value="23.285186687421" calcext:value-type="float">
            <text:p>23.2851866874</text:p>
          </table:table-cell>
          <table:table-cell table:formula="of:=IF([.$C149] &gt; [.$J$2]; [.I148]; (([.$A$2]/[.$E$2])*(   SIN([.$E$2]*[.B149] + [.$G$2])  -    SIN([.$G$2])))  + (([.$B$2]*[.B149]/[.$E$2])*   SIN([.$E$2]*[.B149] + [.$G$2]))  + (([.$B$2]/POWER([.$E$2];2)) * (COS([.$E$2]*[.B149] + [.$G$2]) - COS([.$G$2]))))" office:value-type="float" office:value="-2.08065084942753" calcext:value-type="float">
            <text:p>-2.0806508494</text:p>
          </table:table-cell>
          <table:table-cell table:formula="of:=SQRT(POWER([.H149];2)+POWER([.I14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B150]*[.$D$2]" office:value-type="float" office:value="284" calcext:value-type="float">
            <text:p>284</text:p>
          </table:table-cell>
          <table:table-cell table:formula="of:=IF([.$C150] &gt; [.$J$2]; [.D149]; [.D149]+SIN(RADIANS([.$C150]))*MIN(([.$A$2]+([.B150]*[.$B$2]));[.$C$2]))" office:value-type="float" office:value="23.3857133529357" calcext:value-type="float">
            <text:p>23.3857133529</text:p>
          </table:table-cell>
          <table:table-cell table:formula="of:=IF([.$C150]&gt;[.$J$2];[.E149];[.E149]+COS(RADIANS([.$C150]))*MIN(([.$A$2]+([.B150]*[.$B$2]));[.$C$2]))" office:value-type="float" office:value="-2.2639638400468" calcext:value-type="float">
            <text:p>-2.26396384</text:p>
          </table:table-cell>
          <table:table-cell table:formula="of:=SQRT(([.D150]*[.D150])+([.E150]*[.E150]))" office:value-type="float" office:value="23.4950446114647" calcext:value-type="float">
            <text:p>23.4950446115</text:p>
          </table:table-cell>
          <table:table-cell/>
          <table:table-cell table:formula="of:=IF([.$C150] &gt; [.$J$2]; [.H149]; (([.$A$2]/[.$E$2])*((0-COS([.$E$2]*[.B150] + [.$G$2])) - (0-COS([.$G$2])))) + (([.$B$2]*[.B150]/[.$E$2])*(0-COS([.$E$2]*[.B150] + [.$G$2]))) + (([.$B$2]/POWER([.$E$2];2)) * (SIN([.$E$2]*[.B150] + [.$G$2]) - SIN([.$G$2]))))" office:value-type="float" office:value="23.285186687421" calcext:value-type="float">
            <text:p>23.2851866874</text:p>
          </table:table-cell>
          <table:table-cell table:formula="of:=IF([.$C150] &gt; [.$J$2]; [.I149]; (([.$A$2]/[.$E$2])*(   SIN([.$E$2]*[.B150] + [.$G$2])  -    SIN([.$G$2])))  + (([.$B$2]*[.B150]/[.$E$2])*   SIN([.$E$2]*[.B150] + [.$G$2]))  + (([.$B$2]/POWER([.$E$2];2)) * (COS([.$E$2]*[.B150] + [.$G$2]) - COS([.$G$2]))))" office:value-type="float" office:value="-2.08065084942753" calcext:value-type="float">
            <text:p>-2.0806508494</text:p>
          </table:table-cell>
          <table:table-cell table:formula="of:=SQRT(POWER([.H150];2)+POWER([.I14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B151]*[.$D$2]" office:value-type="float" office:value="286" calcext:value-type="float">
            <text:p>286</text:p>
          </table:table-cell>
          <table:table-cell table:formula="of:=IF([.$C151] &gt; [.$J$2]; [.D150]; [.D150]+SIN(RADIANS([.$C151]))*MIN(([.$A$2]+([.B151]*[.$B$2]));[.$C$2]))" office:value-type="float" office:value="23.3857133529357" calcext:value-type="float">
            <text:p>23.3857133529</text:p>
          </table:table-cell>
          <table:table-cell table:formula="of:=IF([.$C151]&gt;[.$J$2];[.E150];[.E150]+COS(RADIANS([.$C151]))*MIN(([.$A$2]+([.B151]*[.$B$2]));[.$C$2]))" office:value-type="float" office:value="-2.2639638400468" calcext:value-type="float">
            <text:p>-2.26396384</text:p>
          </table:table-cell>
          <table:table-cell table:formula="of:=SQRT(([.D151]*[.D151])+([.E151]*[.E151]))" office:value-type="float" office:value="23.4950446114647" calcext:value-type="float">
            <text:p>23.4950446115</text:p>
          </table:table-cell>
          <table:table-cell/>
          <table:table-cell table:formula="of:=IF([.$C151] &gt; [.$J$2]; [.H150]; (([.$A$2]/[.$E$2])*((0-COS([.$E$2]*[.B151] + [.$G$2])) - (0-COS([.$G$2])))) + (([.$B$2]*[.B151]/[.$E$2])*(0-COS([.$E$2]*[.B151] + [.$G$2]))) + (([.$B$2]/POWER([.$E$2];2)) * (SIN([.$E$2]*[.B151] + [.$G$2]) - SIN([.$G$2]))))" office:value-type="float" office:value="23.285186687421" calcext:value-type="float">
            <text:p>23.2851866874</text:p>
          </table:table-cell>
          <table:table-cell table:formula="of:=IF([.$C151] &gt; [.$J$2]; [.I150]; (([.$A$2]/[.$E$2])*(   SIN([.$E$2]*[.B151] + [.$G$2])  -    SIN([.$G$2])))  + (([.$B$2]*[.B151]/[.$E$2])*   SIN([.$E$2]*[.B151] + [.$G$2]))  + (([.$B$2]/POWER([.$E$2];2)) * (COS([.$E$2]*[.B151] + [.$G$2]) - COS([.$G$2]))))" office:value-type="float" office:value="-2.08065084942753" calcext:value-type="float">
            <text:p>-2.0806508494</text:p>
          </table:table-cell>
          <table:table-cell table:formula="of:=SQRT(POWER([.H151];2)+POWER([.I15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152]*[.$D$2]" office:value-type="float" office:value="288" calcext:value-type="float">
            <text:p>288</text:p>
          </table:table-cell>
          <table:table-cell table:formula="of:=IF([.$C152] &gt; [.$J$2]; [.D151]; [.D151]+SIN(RADIANS([.$C152]))*MIN(([.$A$2]+([.B152]*[.$B$2]));[.$C$2]))" office:value-type="float" office:value="23.3857133529357" calcext:value-type="float">
            <text:p>23.3857133529</text:p>
          </table:table-cell>
          <table:table-cell table:formula="of:=IF([.$C152]&gt;[.$J$2];[.E151];[.E151]+COS(RADIANS([.$C152]))*MIN(([.$A$2]+([.B152]*[.$B$2]));[.$C$2]))" office:value-type="float" office:value="-2.2639638400468" calcext:value-type="float">
            <text:p>-2.26396384</text:p>
          </table:table-cell>
          <table:table-cell table:formula="of:=SQRT(([.D152]*[.D152])+([.E152]*[.E152]))" office:value-type="float" office:value="23.4950446114647" calcext:value-type="float">
            <text:p>23.4950446115</text:p>
          </table:table-cell>
          <table:table-cell/>
          <table:table-cell table:formula="of:=IF([.$C152] &gt; [.$J$2]; [.H151]; (([.$A$2]/[.$E$2])*((0-COS([.$E$2]*[.B152] + [.$G$2])) - (0-COS([.$G$2])))) + (([.$B$2]*[.B152]/[.$E$2])*(0-COS([.$E$2]*[.B152] + [.$G$2]))) + (([.$B$2]/POWER([.$E$2];2)) * (SIN([.$E$2]*[.B152] + [.$G$2]) - SIN([.$G$2]))))" office:value-type="float" office:value="23.285186687421" calcext:value-type="float">
            <text:p>23.2851866874</text:p>
          </table:table-cell>
          <table:table-cell table:formula="of:=IF([.$C152] &gt; [.$J$2]; [.I151]; (([.$A$2]/[.$E$2])*(   SIN([.$E$2]*[.B152] + [.$G$2])  -    SIN([.$G$2])))  + (([.$B$2]*[.B152]/[.$E$2])*   SIN([.$E$2]*[.B152] + [.$G$2]))  + (([.$B$2]/POWER([.$E$2];2)) * (COS([.$E$2]*[.B152] + [.$G$2]) - COS([.$G$2]))))" office:value-type="float" office:value="-2.08065084942753" calcext:value-type="float">
            <text:p>-2.0806508494</text:p>
          </table:table-cell>
          <table:table-cell table:formula="of:=SQRT(POWER([.H152];2)+POWER([.I15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B153]*[.$D$2]" office:value-type="float" office:value="290" calcext:value-type="float">
            <text:p>290</text:p>
          </table:table-cell>
          <table:table-cell table:formula="of:=IF([.$C153] &gt; [.$J$2]; [.D152]; [.D152]+SIN(RADIANS([.$C153]))*MIN(([.$A$2]+([.B153]*[.$B$2]));[.$C$2]))" office:value-type="float" office:value="23.3857133529357" calcext:value-type="float">
            <text:p>23.3857133529</text:p>
          </table:table-cell>
          <table:table-cell table:formula="of:=IF([.$C153]&gt;[.$J$2];[.E152];[.E152]+COS(RADIANS([.$C153]))*MIN(([.$A$2]+([.B153]*[.$B$2]));[.$C$2]))" office:value-type="float" office:value="-2.2639638400468" calcext:value-type="float">
            <text:p>-2.26396384</text:p>
          </table:table-cell>
          <table:table-cell table:formula="of:=SQRT(([.D153]*[.D153])+([.E153]*[.E153]))" office:value-type="float" office:value="23.4950446114647" calcext:value-type="float">
            <text:p>23.4950446115</text:p>
          </table:table-cell>
          <table:table-cell/>
          <table:table-cell table:formula="of:=IF([.$C153] &gt; [.$J$2]; [.H152]; (([.$A$2]/[.$E$2])*((0-COS([.$E$2]*[.B153] + [.$G$2])) - (0-COS([.$G$2])))) + (([.$B$2]*[.B153]/[.$E$2])*(0-COS([.$E$2]*[.B153] + [.$G$2]))) + (([.$B$2]/POWER([.$E$2];2)) * (SIN([.$E$2]*[.B153] + [.$G$2]) - SIN([.$G$2]))))" office:value-type="float" office:value="23.285186687421" calcext:value-type="float">
            <text:p>23.2851866874</text:p>
          </table:table-cell>
          <table:table-cell table:formula="of:=IF([.$C153] &gt; [.$J$2]; [.I152]; (([.$A$2]/[.$E$2])*(   SIN([.$E$2]*[.B153] + [.$G$2])  -    SIN([.$G$2])))  + (([.$B$2]*[.B153]/[.$E$2])*   SIN([.$E$2]*[.B153] + [.$G$2]))  + (([.$B$2]/POWER([.$E$2];2)) * (COS([.$E$2]*[.B153] + [.$G$2]) - COS([.$G$2]))))" office:value-type="float" office:value="-2.08065084942753" calcext:value-type="float">
            <text:p>-2.0806508494</text:p>
          </table:table-cell>
          <table:table-cell table:formula="of:=SQRT(POWER([.H153];2)+POWER([.I15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B154]*[.$D$2]" office:value-type="float" office:value="292" calcext:value-type="float">
            <text:p>292</text:p>
          </table:table-cell>
          <table:table-cell table:formula="of:=IF([.$C154] &gt; [.$J$2]; [.D153]; [.D153]+SIN(RADIANS([.$C154]))*MIN(([.$A$2]+([.B154]*[.$B$2]));[.$C$2]))" office:value-type="float" office:value="23.3857133529357" calcext:value-type="float">
            <text:p>23.3857133529</text:p>
          </table:table-cell>
          <table:table-cell table:formula="of:=IF([.$C154]&gt;[.$J$2];[.E153];[.E153]+COS(RADIANS([.$C154]))*MIN(([.$A$2]+([.B154]*[.$B$2]));[.$C$2]))" office:value-type="float" office:value="-2.2639638400468" calcext:value-type="float">
            <text:p>-2.26396384</text:p>
          </table:table-cell>
          <table:table-cell table:formula="of:=SQRT(([.D154]*[.D154])+([.E154]*[.E154]))" office:value-type="float" office:value="23.4950446114647" calcext:value-type="float">
            <text:p>23.4950446115</text:p>
          </table:table-cell>
          <table:table-cell/>
          <table:table-cell table:formula="of:=IF([.$C154] &gt; [.$J$2]; [.H153]; (([.$A$2]/[.$E$2])*((0-COS([.$E$2]*[.B154] + [.$G$2])) - (0-COS([.$G$2])))) + (([.$B$2]*[.B154]/[.$E$2])*(0-COS([.$E$2]*[.B154] + [.$G$2]))) + (([.$B$2]/POWER([.$E$2];2)) * (SIN([.$E$2]*[.B154] + [.$G$2]) - SIN([.$G$2]))))" office:value-type="float" office:value="23.285186687421" calcext:value-type="float">
            <text:p>23.2851866874</text:p>
          </table:table-cell>
          <table:table-cell table:formula="of:=IF([.$C154] &gt; [.$J$2]; [.I153]; (([.$A$2]/[.$E$2])*(   SIN([.$E$2]*[.B154] + [.$G$2])  -    SIN([.$G$2])))  + (([.$B$2]*[.B154]/[.$E$2])*   SIN([.$E$2]*[.B154] + [.$G$2]))  + (([.$B$2]/POWER([.$E$2];2)) * (COS([.$E$2]*[.B154] + [.$G$2]) - COS([.$G$2]))))" office:value-type="float" office:value="-2.08065084942753" calcext:value-type="float">
            <text:p>-2.0806508494</text:p>
          </table:table-cell>
          <table:table-cell table:formula="of:=SQRT(POWER([.H154];2)+POWER([.I15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B155]*[.$D$2]" office:value-type="float" office:value="294" calcext:value-type="float">
            <text:p>294</text:p>
          </table:table-cell>
          <table:table-cell table:formula="of:=IF([.$C155] &gt; [.$J$2]; [.D154]; [.D154]+SIN(RADIANS([.$C155]))*MIN(([.$A$2]+([.B155]*[.$B$2]));[.$C$2]))" office:value-type="float" office:value="23.3857133529357" calcext:value-type="float">
            <text:p>23.3857133529</text:p>
          </table:table-cell>
          <table:table-cell table:formula="of:=IF([.$C155]&gt;[.$J$2];[.E154];[.E154]+COS(RADIANS([.$C155]))*MIN(([.$A$2]+([.B155]*[.$B$2]));[.$C$2]))" office:value-type="float" office:value="-2.2639638400468" calcext:value-type="float">
            <text:p>-2.26396384</text:p>
          </table:table-cell>
          <table:table-cell table:formula="of:=SQRT(([.D155]*[.D155])+([.E155]*[.E155]))" office:value-type="float" office:value="23.4950446114647" calcext:value-type="float">
            <text:p>23.4950446115</text:p>
          </table:table-cell>
          <table:table-cell/>
          <table:table-cell table:formula="of:=IF([.$C155] &gt; [.$J$2]; [.H154]; (([.$A$2]/[.$E$2])*((0-COS([.$E$2]*[.B155] + [.$G$2])) - (0-COS([.$G$2])))) + (([.$B$2]*[.B155]/[.$E$2])*(0-COS([.$E$2]*[.B155] + [.$G$2]))) + (([.$B$2]/POWER([.$E$2];2)) * (SIN([.$E$2]*[.B155] + [.$G$2]) - SIN([.$G$2]))))" office:value-type="float" office:value="23.285186687421" calcext:value-type="float">
            <text:p>23.2851866874</text:p>
          </table:table-cell>
          <table:table-cell table:formula="of:=IF([.$C155] &gt; [.$J$2]; [.I154]; (([.$A$2]/[.$E$2])*(   SIN([.$E$2]*[.B155] + [.$G$2])  -    SIN([.$G$2])))  + (([.$B$2]*[.B155]/[.$E$2])*   SIN([.$E$2]*[.B155] + [.$G$2]))  + (([.$B$2]/POWER([.$E$2];2)) * (COS([.$E$2]*[.B155] + [.$G$2]) - COS([.$G$2]))))" office:value-type="float" office:value="-2.08065084942753" calcext:value-type="float">
            <text:p>-2.0806508494</text:p>
          </table:table-cell>
          <table:table-cell table:formula="of:=SQRT(POWER([.H155];2)+POWER([.I15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B156]*[.$D$2]" office:value-type="float" office:value="296" calcext:value-type="float">
            <text:p>296</text:p>
          </table:table-cell>
          <table:table-cell table:formula="of:=IF([.$C156] &gt; [.$J$2]; [.D155]; [.D155]+SIN(RADIANS([.$C156]))*MIN(([.$A$2]+([.B156]*[.$B$2]));[.$C$2]))" office:value-type="float" office:value="23.3857133529357" calcext:value-type="float">
            <text:p>23.3857133529</text:p>
          </table:table-cell>
          <table:table-cell table:formula="of:=IF([.$C156]&gt;[.$J$2];[.E155];[.E155]+COS(RADIANS([.$C156]))*MIN(([.$A$2]+([.B156]*[.$B$2]));[.$C$2]))" office:value-type="float" office:value="-2.2639638400468" calcext:value-type="float">
            <text:p>-2.26396384</text:p>
          </table:table-cell>
          <table:table-cell table:formula="of:=SQRT(([.D156]*[.D156])+([.E156]*[.E156]))" office:value-type="float" office:value="23.4950446114647" calcext:value-type="float">
            <text:p>23.4950446115</text:p>
          </table:table-cell>
          <table:table-cell/>
          <table:table-cell table:formula="of:=IF([.$C156] &gt; [.$J$2]; [.H155]; (([.$A$2]/[.$E$2])*((0-COS([.$E$2]*[.B156] + [.$G$2])) - (0-COS([.$G$2])))) + (([.$B$2]*[.B156]/[.$E$2])*(0-COS([.$E$2]*[.B156] + [.$G$2]))) + (([.$B$2]/POWER([.$E$2];2)) * (SIN([.$E$2]*[.B156] + [.$G$2]) - SIN([.$G$2]))))" office:value-type="float" office:value="23.285186687421" calcext:value-type="float">
            <text:p>23.2851866874</text:p>
          </table:table-cell>
          <table:table-cell table:formula="of:=IF([.$C156] &gt; [.$J$2]; [.I155]; (([.$A$2]/[.$E$2])*(   SIN([.$E$2]*[.B156] + [.$G$2])  -    SIN([.$G$2])))  + (([.$B$2]*[.B156]/[.$E$2])*   SIN([.$E$2]*[.B156] + [.$G$2]))  + (([.$B$2]/POWER([.$E$2];2)) * (COS([.$E$2]*[.B156] + [.$G$2]) - COS([.$G$2]))))" office:value-type="float" office:value="-2.08065084942753" calcext:value-type="float">
            <text:p>-2.0806508494</text:p>
          </table:table-cell>
          <table:table-cell table:formula="of:=SQRT(POWER([.H156];2)+POWER([.I15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B157]*[.$D$2]" office:value-type="float" office:value="298" calcext:value-type="float">
            <text:p>298</text:p>
          </table:table-cell>
          <table:table-cell table:formula="of:=IF([.$C157] &gt; [.$J$2]; [.D156]; [.D156]+SIN(RADIANS([.$C157]))*MIN(([.$A$2]+([.B157]*[.$B$2]));[.$C$2]))" office:value-type="float" office:value="23.3857133529357" calcext:value-type="float">
            <text:p>23.3857133529</text:p>
          </table:table-cell>
          <table:table-cell table:formula="of:=IF([.$C157]&gt;[.$J$2];[.E156];[.E156]+COS(RADIANS([.$C157]))*MIN(([.$A$2]+([.B157]*[.$B$2]));[.$C$2]))" office:value-type="float" office:value="-2.2639638400468" calcext:value-type="float">
            <text:p>-2.26396384</text:p>
          </table:table-cell>
          <table:table-cell table:formula="of:=SQRT(([.D157]*[.D157])+([.E157]*[.E157]))" office:value-type="float" office:value="23.4950446114647" calcext:value-type="float">
            <text:p>23.4950446115</text:p>
          </table:table-cell>
          <table:table-cell/>
          <table:table-cell table:formula="of:=IF([.$C157] &gt; [.$J$2]; [.H156]; (([.$A$2]/[.$E$2])*((0-COS([.$E$2]*[.B157] + [.$G$2])) - (0-COS([.$G$2])))) + (([.$B$2]*[.B157]/[.$E$2])*(0-COS([.$E$2]*[.B157] + [.$G$2]))) + (([.$B$2]/POWER([.$E$2];2)) * (SIN([.$E$2]*[.B157] + [.$G$2]) - SIN([.$G$2]))))" office:value-type="float" office:value="23.285186687421" calcext:value-type="float">
            <text:p>23.2851866874</text:p>
          </table:table-cell>
          <table:table-cell table:formula="of:=IF([.$C157] &gt; [.$J$2]; [.I156]; (([.$A$2]/[.$E$2])*(   SIN([.$E$2]*[.B157] + [.$G$2])  -    SIN([.$G$2])))  + (([.$B$2]*[.B157]/[.$E$2])*   SIN([.$E$2]*[.B157] + [.$G$2]))  + (([.$B$2]/POWER([.$E$2];2)) * (COS([.$E$2]*[.B157] + [.$G$2]) - COS([.$G$2]))))" office:value-type="float" office:value="-2.08065084942753" calcext:value-type="float">
            <text:p>-2.0806508494</text:p>
          </table:table-cell>
          <table:table-cell table:formula="of:=SQRT(POWER([.H157];2)+POWER([.I15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158]*[.$D$2]" office:value-type="float" office:value="300" calcext:value-type="float">
            <text:p>300</text:p>
          </table:table-cell>
          <table:table-cell table:formula="of:=IF([.$C158] &gt; [.$J$2]; [.D157]; [.D157]+SIN(RADIANS([.$C158]))*MIN(([.$A$2]+([.B158]*[.$B$2]));[.$C$2]))" office:value-type="float" office:value="23.3857133529357" calcext:value-type="float">
            <text:p>23.3857133529</text:p>
          </table:table-cell>
          <table:table-cell table:formula="of:=IF([.$C158]&gt;[.$J$2];[.E157];[.E157]+COS(RADIANS([.$C158]))*MIN(([.$A$2]+([.B158]*[.$B$2]));[.$C$2]))" office:value-type="float" office:value="-2.2639638400468" calcext:value-type="float">
            <text:p>-2.26396384</text:p>
          </table:table-cell>
          <table:table-cell table:formula="of:=SQRT(([.D158]*[.D158])+([.E158]*[.E158]))" office:value-type="float" office:value="23.4950446114647" calcext:value-type="float">
            <text:p>23.4950446115</text:p>
          </table:table-cell>
          <table:table-cell/>
          <table:table-cell table:formula="of:=IF([.$C158] &gt; [.$J$2]; [.H157]; (([.$A$2]/[.$E$2])*((0-COS([.$E$2]*[.B158] + [.$G$2])) - (0-COS([.$G$2])))) + (([.$B$2]*[.B158]/[.$E$2])*(0-COS([.$E$2]*[.B158] + [.$G$2]))) + (([.$B$2]/POWER([.$E$2];2)) * (SIN([.$E$2]*[.B158] + [.$G$2]) - SIN([.$G$2]))))" office:value-type="float" office:value="23.285186687421" calcext:value-type="float">
            <text:p>23.2851866874</text:p>
          </table:table-cell>
          <table:table-cell table:formula="of:=IF([.$C158] &gt; [.$J$2]; [.I157]; (([.$A$2]/[.$E$2])*(   SIN([.$E$2]*[.B158] + [.$G$2])  -    SIN([.$G$2])))  + (([.$B$2]*[.B158]/[.$E$2])*   SIN([.$E$2]*[.B158] + [.$G$2]))  + (([.$B$2]/POWER([.$E$2];2)) * (COS([.$E$2]*[.B158] + [.$G$2]) - COS([.$G$2]))))" office:value-type="float" office:value="-2.08065084942753" calcext:value-type="float">
            <text:p>-2.0806508494</text:p>
          </table:table-cell>
          <table:table-cell table:formula="of:=SQRT(POWER([.H158];2)+POWER([.I15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B159]*[.$D$2]" office:value-type="float" office:value="302" calcext:value-type="float">
            <text:p>302</text:p>
          </table:table-cell>
          <table:table-cell table:formula="of:=IF([.$C159] &gt; [.$J$2]; [.D158]; [.D158]+SIN(RADIANS([.$C159]))*MIN(([.$A$2]+([.B159]*[.$B$2]));[.$C$2]))" office:value-type="float" office:value="23.3857133529357" calcext:value-type="float">
            <text:p>23.3857133529</text:p>
          </table:table-cell>
          <table:table-cell table:formula="of:=IF([.$C159]&gt;[.$J$2];[.E158];[.E158]+COS(RADIANS([.$C159]))*MIN(([.$A$2]+([.B159]*[.$B$2]));[.$C$2]))" office:value-type="float" office:value="-2.2639638400468" calcext:value-type="float">
            <text:p>-2.26396384</text:p>
          </table:table-cell>
          <table:table-cell table:formula="of:=SQRT(([.D159]*[.D159])+([.E159]*[.E159]))" office:value-type="float" office:value="23.4950446114647" calcext:value-type="float">
            <text:p>23.4950446115</text:p>
          </table:table-cell>
          <table:table-cell/>
          <table:table-cell table:formula="of:=IF([.$C159] &gt; [.$J$2]; [.H158]; (([.$A$2]/[.$E$2])*((0-COS([.$E$2]*[.B159] + [.$G$2])) - (0-COS([.$G$2])))) + (([.$B$2]*[.B159]/[.$E$2])*(0-COS([.$E$2]*[.B159] + [.$G$2]))) + (([.$B$2]/POWER([.$E$2];2)) * (SIN([.$E$2]*[.B159] + [.$G$2]) - SIN([.$G$2]))))" office:value-type="float" office:value="23.285186687421" calcext:value-type="float">
            <text:p>23.2851866874</text:p>
          </table:table-cell>
          <table:table-cell table:formula="of:=IF([.$C159] &gt; [.$J$2]; [.I158]; (([.$A$2]/[.$E$2])*(   SIN([.$E$2]*[.B159] + [.$G$2])  -    SIN([.$G$2])))  + (([.$B$2]*[.B159]/[.$E$2])*   SIN([.$E$2]*[.B159] + [.$G$2]))  + (([.$B$2]/POWER([.$E$2];2)) * (COS([.$E$2]*[.B159] + [.$G$2]) - COS([.$G$2]))))" office:value-type="float" office:value="-2.08065084942753" calcext:value-type="float">
            <text:p>-2.0806508494</text:p>
          </table:table-cell>
          <table:table-cell table:formula="of:=SQRT(POWER([.H159];2)+POWER([.I15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B160]*[.$D$2]" office:value-type="float" office:value="304" calcext:value-type="float">
            <text:p>304</text:p>
          </table:table-cell>
          <table:table-cell table:formula="of:=IF([.$C160] &gt; [.$J$2]; [.D159]; [.D159]+SIN(RADIANS([.$C160]))*MIN(([.$A$2]+([.B160]*[.$B$2]));[.$C$2]))" office:value-type="float" office:value="23.3857133529357" calcext:value-type="float">
            <text:p>23.3857133529</text:p>
          </table:table-cell>
          <table:table-cell table:formula="of:=IF([.$C160]&gt;[.$J$2];[.E159];[.E159]+COS(RADIANS([.$C160]))*MIN(([.$A$2]+([.B160]*[.$B$2]));[.$C$2]))" office:value-type="float" office:value="-2.2639638400468" calcext:value-type="float">
            <text:p>-2.26396384</text:p>
          </table:table-cell>
          <table:table-cell table:formula="of:=SQRT(([.D160]*[.D160])+([.E160]*[.E160]))" office:value-type="float" office:value="23.4950446114647" calcext:value-type="float">
            <text:p>23.4950446115</text:p>
          </table:table-cell>
          <table:table-cell/>
          <table:table-cell table:formula="of:=IF([.$C160] &gt; [.$J$2]; [.H159]; (([.$A$2]/[.$E$2])*((0-COS([.$E$2]*[.B160] + [.$G$2])) - (0-COS([.$G$2])))) + (([.$B$2]*[.B160]/[.$E$2])*(0-COS([.$E$2]*[.B160] + [.$G$2]))) + (([.$B$2]/POWER([.$E$2];2)) * (SIN([.$E$2]*[.B160] + [.$G$2]) - SIN([.$G$2]))))" office:value-type="float" office:value="23.285186687421" calcext:value-type="float">
            <text:p>23.2851866874</text:p>
          </table:table-cell>
          <table:table-cell table:formula="of:=IF([.$C160] &gt; [.$J$2]; [.I159]; (([.$A$2]/[.$E$2])*(   SIN([.$E$2]*[.B160] + [.$G$2])  -    SIN([.$G$2])))  + (([.$B$2]*[.B160]/[.$E$2])*   SIN([.$E$2]*[.B160] + [.$G$2]))  + (([.$B$2]/POWER([.$E$2];2)) * (COS([.$E$2]*[.B160] + [.$G$2]) - COS([.$G$2]))))" office:value-type="float" office:value="-2.08065084942753" calcext:value-type="float">
            <text:p>-2.0806508494</text:p>
          </table:table-cell>
          <table:table-cell table:formula="of:=SQRT(POWER([.H160];2)+POWER([.I15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B161]*[.$D$2]" office:value-type="float" office:value="306" calcext:value-type="float">
            <text:p>306</text:p>
          </table:table-cell>
          <table:table-cell table:formula="of:=IF([.$C161] &gt; [.$J$2]; [.D160]; [.D160]+SIN(RADIANS([.$C161]))*MIN(([.$A$2]+([.B161]*[.$B$2]));[.$C$2]))" office:value-type="float" office:value="23.3857133529357" calcext:value-type="float">
            <text:p>23.3857133529</text:p>
          </table:table-cell>
          <table:table-cell table:formula="of:=IF([.$C161]&gt;[.$J$2];[.E160];[.E160]+COS(RADIANS([.$C161]))*MIN(([.$A$2]+([.B161]*[.$B$2]));[.$C$2]))" office:value-type="float" office:value="-2.2639638400468" calcext:value-type="float">
            <text:p>-2.26396384</text:p>
          </table:table-cell>
          <table:table-cell table:formula="of:=SQRT(([.D161]*[.D161])+([.E161]*[.E161]))" office:value-type="float" office:value="23.4950446114647" calcext:value-type="float">
            <text:p>23.4950446115</text:p>
          </table:table-cell>
          <table:table-cell/>
          <table:table-cell table:formula="of:=IF([.$C161] &gt; [.$J$2]; [.H160]; (([.$A$2]/[.$E$2])*((0-COS([.$E$2]*[.B161] + [.$G$2])) - (0-COS([.$G$2])))) + (([.$B$2]*[.B161]/[.$E$2])*(0-COS([.$E$2]*[.B161] + [.$G$2]))) + (([.$B$2]/POWER([.$E$2];2)) * (SIN([.$E$2]*[.B161] + [.$G$2]) - SIN([.$G$2]))))" office:value-type="float" office:value="23.285186687421" calcext:value-type="float">
            <text:p>23.2851866874</text:p>
          </table:table-cell>
          <table:table-cell table:formula="of:=IF([.$C161] &gt; [.$J$2]; [.I160]; (([.$A$2]/[.$E$2])*(   SIN([.$E$2]*[.B161] + [.$G$2])  -    SIN([.$G$2])))  + (([.$B$2]*[.B161]/[.$E$2])*   SIN([.$E$2]*[.B161] + [.$G$2]))  + (([.$B$2]/POWER([.$E$2];2)) * (COS([.$E$2]*[.B161] + [.$G$2]) - COS([.$G$2]))))" office:value-type="float" office:value="-2.08065084942753" calcext:value-type="float">
            <text:p>-2.0806508494</text:p>
          </table:table-cell>
          <table:table-cell table:formula="of:=SQRT(POWER([.H161];2)+POWER([.I16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B162]*[.$D$2]" office:value-type="float" office:value="308" calcext:value-type="float">
            <text:p>308</text:p>
          </table:table-cell>
          <table:table-cell table:formula="of:=IF([.$C162] &gt; [.$J$2]; [.D161]; [.D161]+SIN(RADIANS([.$C162]))*MIN(([.$A$2]+([.B162]*[.$B$2]));[.$C$2]))" office:value-type="float" office:value="23.3857133529357" calcext:value-type="float">
            <text:p>23.3857133529</text:p>
          </table:table-cell>
          <table:table-cell table:formula="of:=IF([.$C162]&gt;[.$J$2];[.E161];[.E161]+COS(RADIANS([.$C162]))*MIN(([.$A$2]+([.B162]*[.$B$2]));[.$C$2]))" office:value-type="float" office:value="-2.2639638400468" calcext:value-type="float">
            <text:p>-2.26396384</text:p>
          </table:table-cell>
          <table:table-cell table:formula="of:=SQRT(([.D162]*[.D162])+([.E162]*[.E162]))" office:value-type="float" office:value="23.4950446114647" calcext:value-type="float">
            <text:p>23.4950446115</text:p>
          </table:table-cell>
          <table:table-cell/>
          <table:table-cell table:formula="of:=IF([.$C162] &gt; [.$J$2]; [.H161]; (([.$A$2]/[.$E$2])*((0-COS([.$E$2]*[.B162] + [.$G$2])) - (0-COS([.$G$2])))) + (([.$B$2]*[.B162]/[.$E$2])*(0-COS([.$E$2]*[.B162] + [.$G$2]))) + (([.$B$2]/POWER([.$E$2];2)) * (SIN([.$E$2]*[.B162] + [.$G$2]) - SIN([.$G$2]))))" office:value-type="float" office:value="23.285186687421" calcext:value-type="float">
            <text:p>23.2851866874</text:p>
          </table:table-cell>
          <table:table-cell table:formula="of:=IF([.$C162] &gt; [.$J$2]; [.I161]; (([.$A$2]/[.$E$2])*(   SIN([.$E$2]*[.B162] + [.$G$2])  -    SIN([.$G$2])))  + (([.$B$2]*[.B162]/[.$E$2])*   SIN([.$E$2]*[.B162] + [.$G$2]))  + (([.$B$2]/POWER([.$E$2];2)) * (COS([.$E$2]*[.B162] + [.$G$2]) - COS([.$G$2]))))" office:value-type="float" office:value="-2.08065084942753" calcext:value-type="float">
            <text:p>-2.0806508494</text:p>
          </table:table-cell>
          <table:table-cell table:formula="of:=SQRT(POWER([.H162];2)+POWER([.I16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B163]*[.$D$2]" office:value-type="float" office:value="310" calcext:value-type="float">
            <text:p>310</text:p>
          </table:table-cell>
          <table:table-cell table:formula="of:=IF([.$C163] &gt; [.$J$2]; [.D162]; [.D162]+SIN(RADIANS([.$C163]))*MIN(([.$A$2]+([.B163]*[.$B$2]));[.$C$2]))" office:value-type="float" office:value="23.3857133529357" calcext:value-type="float">
            <text:p>23.3857133529</text:p>
          </table:table-cell>
          <table:table-cell table:formula="of:=IF([.$C163]&gt;[.$J$2];[.E162];[.E162]+COS(RADIANS([.$C163]))*MIN(([.$A$2]+([.B163]*[.$B$2]));[.$C$2]))" office:value-type="float" office:value="-2.2639638400468" calcext:value-type="float">
            <text:p>-2.26396384</text:p>
          </table:table-cell>
          <table:table-cell table:formula="of:=SQRT(([.D163]*[.D163])+([.E163]*[.E163]))" office:value-type="float" office:value="23.4950446114647" calcext:value-type="float">
            <text:p>23.4950446115</text:p>
          </table:table-cell>
          <table:table-cell/>
          <table:table-cell table:formula="of:=IF([.$C163] &gt; [.$J$2]; [.H162]; (([.$A$2]/[.$E$2])*((0-COS([.$E$2]*[.B163] + [.$G$2])) - (0-COS([.$G$2])))) + (([.$B$2]*[.B163]/[.$E$2])*(0-COS([.$E$2]*[.B163] + [.$G$2]))) + (([.$B$2]/POWER([.$E$2];2)) * (SIN([.$E$2]*[.B163] + [.$G$2]) - SIN([.$G$2]))))" office:value-type="float" office:value="23.285186687421" calcext:value-type="float">
            <text:p>23.2851866874</text:p>
          </table:table-cell>
          <table:table-cell table:formula="of:=IF([.$C163] &gt; [.$J$2]; [.I162]; (([.$A$2]/[.$E$2])*(   SIN([.$E$2]*[.B163] + [.$G$2])  -    SIN([.$G$2])))  + (([.$B$2]*[.B163]/[.$E$2])*   SIN([.$E$2]*[.B163] + [.$G$2]))  + (([.$B$2]/POWER([.$E$2];2)) * (COS([.$E$2]*[.B163] + [.$G$2]) - COS([.$G$2]))))" office:value-type="float" office:value="-2.08065084942753" calcext:value-type="float">
            <text:p>-2.0806508494</text:p>
          </table:table-cell>
          <table:table-cell table:formula="of:=SQRT(POWER([.H163];2)+POWER([.I16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B164]*[.$D$2]" office:value-type="float" office:value="312" calcext:value-type="float">
            <text:p>312</text:p>
          </table:table-cell>
          <table:table-cell table:formula="of:=IF([.$C164] &gt; [.$J$2]; [.D163]; [.D163]+SIN(RADIANS([.$C164]))*MIN(([.$A$2]+([.B164]*[.$B$2]));[.$C$2]))" office:value-type="float" office:value="23.3857133529357" calcext:value-type="float">
            <text:p>23.3857133529</text:p>
          </table:table-cell>
          <table:table-cell table:formula="of:=IF([.$C164]&gt;[.$J$2];[.E163];[.E163]+COS(RADIANS([.$C164]))*MIN(([.$A$2]+([.B164]*[.$B$2]));[.$C$2]))" office:value-type="float" office:value="-2.2639638400468" calcext:value-type="float">
            <text:p>-2.26396384</text:p>
          </table:table-cell>
          <table:table-cell table:formula="of:=SQRT(([.D164]*[.D164])+([.E164]*[.E164]))" office:value-type="float" office:value="23.4950446114647" calcext:value-type="float">
            <text:p>23.4950446115</text:p>
          </table:table-cell>
          <table:table-cell/>
          <table:table-cell table:formula="of:=IF([.$C164] &gt; [.$J$2]; [.H163]; (([.$A$2]/[.$E$2])*((0-COS([.$E$2]*[.B164] + [.$G$2])) - (0-COS([.$G$2])))) + (([.$B$2]*[.B164]/[.$E$2])*(0-COS([.$E$2]*[.B164] + [.$G$2]))) + (([.$B$2]/POWER([.$E$2];2)) * (SIN([.$E$2]*[.B164] + [.$G$2]) - SIN([.$G$2]))))" office:value-type="float" office:value="23.285186687421" calcext:value-type="float">
            <text:p>23.2851866874</text:p>
          </table:table-cell>
          <table:table-cell table:formula="of:=IF([.$C164] &gt; [.$J$2]; [.I163]; (([.$A$2]/[.$E$2])*(   SIN([.$E$2]*[.B164] + [.$G$2])  -    SIN([.$G$2])))  + (([.$B$2]*[.B164]/[.$E$2])*   SIN([.$E$2]*[.B164] + [.$G$2]))  + (([.$B$2]/POWER([.$E$2];2)) * (COS([.$E$2]*[.B164] + [.$G$2]) - COS([.$G$2]))))" office:value-type="float" office:value="-2.08065084942753" calcext:value-type="float">
            <text:p>-2.0806508494</text:p>
          </table:table-cell>
          <table:table-cell table:formula="of:=SQRT(POWER([.H164];2)+POWER([.I16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B165]*[.$D$2]" office:value-type="float" office:value="314" calcext:value-type="float">
            <text:p>314</text:p>
          </table:table-cell>
          <table:table-cell table:formula="of:=IF([.$C165] &gt; [.$J$2]; [.D164]; [.D164]+SIN(RADIANS([.$C165]))*MIN(([.$A$2]+([.B165]*[.$B$2]));[.$C$2]))" office:value-type="float" office:value="23.3857133529357" calcext:value-type="float">
            <text:p>23.3857133529</text:p>
          </table:table-cell>
          <table:table-cell table:formula="of:=IF([.$C165]&gt;[.$J$2];[.E164];[.E164]+COS(RADIANS([.$C165]))*MIN(([.$A$2]+([.B165]*[.$B$2]));[.$C$2]))" office:value-type="float" office:value="-2.2639638400468" calcext:value-type="float">
            <text:p>-2.26396384</text:p>
          </table:table-cell>
          <table:table-cell table:formula="of:=SQRT(([.D165]*[.D165])+([.E165]*[.E165]))" office:value-type="float" office:value="23.4950446114647" calcext:value-type="float">
            <text:p>23.4950446115</text:p>
          </table:table-cell>
          <table:table-cell/>
          <table:table-cell table:formula="of:=IF([.$C165] &gt; [.$J$2]; [.H164]; (([.$A$2]/[.$E$2])*((0-COS([.$E$2]*[.B165] + [.$G$2])) - (0-COS([.$G$2])))) + (([.$B$2]*[.B165]/[.$E$2])*(0-COS([.$E$2]*[.B165] + [.$G$2]))) + (([.$B$2]/POWER([.$E$2];2)) * (SIN([.$E$2]*[.B165] + [.$G$2]) - SIN([.$G$2]))))" office:value-type="float" office:value="23.285186687421" calcext:value-type="float">
            <text:p>23.2851866874</text:p>
          </table:table-cell>
          <table:table-cell table:formula="of:=IF([.$C165] &gt; [.$J$2]; [.I164]; (([.$A$2]/[.$E$2])*(   SIN([.$E$2]*[.B165] + [.$G$2])  -    SIN([.$G$2])))  + (([.$B$2]*[.B165]/[.$E$2])*   SIN([.$E$2]*[.B165] + [.$G$2]))  + (([.$B$2]/POWER([.$E$2];2)) * (COS([.$E$2]*[.B165] + [.$G$2]) - COS([.$G$2]))))" office:value-type="float" office:value="-2.08065084942753" calcext:value-type="float">
            <text:p>-2.0806508494</text:p>
          </table:table-cell>
          <table:table-cell table:formula="of:=SQRT(POWER([.H165];2)+POWER([.I16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B166]*[.$D$2]" office:value-type="float" office:value="316" calcext:value-type="float">
            <text:p>316</text:p>
          </table:table-cell>
          <table:table-cell table:formula="of:=IF([.$C166] &gt; [.$J$2]; [.D165]; [.D165]+SIN(RADIANS([.$C166]))*MIN(([.$A$2]+([.B166]*[.$B$2]));[.$C$2]))" office:value-type="float" office:value="23.3857133529357" calcext:value-type="float">
            <text:p>23.3857133529</text:p>
          </table:table-cell>
          <table:table-cell table:formula="of:=IF([.$C166]&gt;[.$J$2];[.E165];[.E165]+COS(RADIANS([.$C166]))*MIN(([.$A$2]+([.B166]*[.$B$2]));[.$C$2]))" office:value-type="float" office:value="-2.2639638400468" calcext:value-type="float">
            <text:p>-2.26396384</text:p>
          </table:table-cell>
          <table:table-cell table:formula="of:=SQRT(([.D166]*[.D166])+([.E166]*[.E166]))" office:value-type="float" office:value="23.4950446114647" calcext:value-type="float">
            <text:p>23.4950446115</text:p>
          </table:table-cell>
          <table:table-cell/>
          <table:table-cell table:formula="of:=IF([.$C166] &gt; [.$J$2]; [.H165]; (([.$A$2]/[.$E$2])*((0-COS([.$E$2]*[.B166] + [.$G$2])) - (0-COS([.$G$2])))) + (([.$B$2]*[.B166]/[.$E$2])*(0-COS([.$E$2]*[.B166] + [.$G$2]))) + (([.$B$2]/POWER([.$E$2];2)) * (SIN([.$E$2]*[.B166] + [.$G$2]) - SIN([.$G$2]))))" office:value-type="float" office:value="23.285186687421" calcext:value-type="float">
            <text:p>23.2851866874</text:p>
          </table:table-cell>
          <table:table-cell table:formula="of:=IF([.$C166] &gt; [.$J$2]; [.I165]; (([.$A$2]/[.$E$2])*(   SIN([.$E$2]*[.B166] + [.$G$2])  -    SIN([.$G$2])))  + (([.$B$2]*[.B166]/[.$E$2])*   SIN([.$E$2]*[.B166] + [.$G$2]))  + (([.$B$2]/POWER([.$E$2];2)) * (COS([.$E$2]*[.B166] + [.$G$2]) - COS([.$G$2]))))" office:value-type="float" office:value="-2.08065084942753" calcext:value-type="float">
            <text:p>-2.0806508494</text:p>
          </table:table-cell>
          <table:table-cell table:formula="of:=SQRT(POWER([.H166];2)+POWER([.I16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B167]*[.$D$2]" office:value-type="float" office:value="318" calcext:value-type="float">
            <text:p>318</text:p>
          </table:table-cell>
          <table:table-cell table:formula="of:=IF([.$C167] &gt; [.$J$2]; [.D166]; [.D166]+SIN(RADIANS([.$C167]))*MIN(([.$A$2]+([.B167]*[.$B$2]));[.$C$2]))" office:value-type="float" office:value="23.3857133529357" calcext:value-type="float">
            <text:p>23.3857133529</text:p>
          </table:table-cell>
          <table:table-cell table:formula="of:=IF([.$C167]&gt;[.$J$2];[.E166];[.E166]+COS(RADIANS([.$C167]))*MIN(([.$A$2]+([.B167]*[.$B$2]));[.$C$2]))" office:value-type="float" office:value="-2.2639638400468" calcext:value-type="float">
            <text:p>-2.26396384</text:p>
          </table:table-cell>
          <table:table-cell table:formula="of:=SQRT(([.D167]*[.D167])+([.E167]*[.E167]))" office:value-type="float" office:value="23.4950446114647" calcext:value-type="float">
            <text:p>23.4950446115</text:p>
          </table:table-cell>
          <table:table-cell/>
          <table:table-cell table:formula="of:=IF([.$C167] &gt; [.$J$2]; [.H166]; (([.$A$2]/[.$E$2])*((0-COS([.$E$2]*[.B167] + [.$G$2])) - (0-COS([.$G$2])))) + (([.$B$2]*[.B167]/[.$E$2])*(0-COS([.$E$2]*[.B167] + [.$G$2]))) + (([.$B$2]/POWER([.$E$2];2)) * (SIN([.$E$2]*[.B167] + [.$G$2]) - SIN([.$G$2]))))" office:value-type="float" office:value="23.285186687421" calcext:value-type="float">
            <text:p>23.2851866874</text:p>
          </table:table-cell>
          <table:table-cell table:formula="of:=IF([.$C167] &gt; [.$J$2]; [.I166]; (([.$A$2]/[.$E$2])*(   SIN([.$E$2]*[.B167] + [.$G$2])  -    SIN([.$G$2])))  + (([.$B$2]*[.B167]/[.$E$2])*   SIN([.$E$2]*[.B167] + [.$G$2]))  + (([.$B$2]/POWER([.$E$2];2)) * (COS([.$E$2]*[.B167] + [.$G$2]) - COS([.$G$2]))))" office:value-type="float" office:value="-2.08065084942753" calcext:value-type="float">
            <text:p>-2.0806508494</text:p>
          </table:table-cell>
          <table:table-cell table:formula="of:=SQRT(POWER([.H167];2)+POWER([.I16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168]*[.$D$2]" office:value-type="float" office:value="320" calcext:value-type="float">
            <text:p>320</text:p>
          </table:table-cell>
          <table:table-cell table:formula="of:=IF([.$C168] &gt; [.$J$2]; [.D167]; [.D167]+SIN(RADIANS([.$C168]))*MIN(([.$A$2]+([.B168]*[.$B$2]));[.$C$2]))" office:value-type="float" office:value="23.3857133529357" calcext:value-type="float">
            <text:p>23.3857133529</text:p>
          </table:table-cell>
          <table:table-cell table:formula="of:=IF([.$C168]&gt;[.$J$2];[.E167];[.E167]+COS(RADIANS([.$C168]))*MIN(([.$A$2]+([.B168]*[.$B$2]));[.$C$2]))" office:value-type="float" office:value="-2.2639638400468" calcext:value-type="float">
            <text:p>-2.26396384</text:p>
          </table:table-cell>
          <table:table-cell table:formula="of:=SQRT(([.D168]*[.D168])+([.E168]*[.E168]))" office:value-type="float" office:value="23.4950446114647" calcext:value-type="float">
            <text:p>23.4950446115</text:p>
          </table:table-cell>
          <table:table-cell/>
          <table:table-cell table:formula="of:=IF([.$C168] &gt; [.$J$2]; [.H167]; (([.$A$2]/[.$E$2])*((0-COS([.$E$2]*[.B168] + [.$G$2])) - (0-COS([.$G$2])))) + (([.$B$2]*[.B168]/[.$E$2])*(0-COS([.$E$2]*[.B168] + [.$G$2]))) + (([.$B$2]/POWER([.$E$2];2)) * (SIN([.$E$2]*[.B168] + [.$G$2]) - SIN([.$G$2]))))" office:value-type="float" office:value="23.285186687421" calcext:value-type="float">
            <text:p>23.2851866874</text:p>
          </table:table-cell>
          <table:table-cell table:formula="of:=IF([.$C168] &gt; [.$J$2]; [.I167]; (([.$A$2]/[.$E$2])*(   SIN([.$E$2]*[.B168] + [.$G$2])  -    SIN([.$G$2])))  + (([.$B$2]*[.B168]/[.$E$2])*   SIN([.$E$2]*[.B168] + [.$G$2]))  + (([.$B$2]/POWER([.$E$2];2)) * (COS([.$E$2]*[.B168] + [.$G$2]) - COS([.$G$2]))))" office:value-type="float" office:value="-2.08065084942753" calcext:value-type="float">
            <text:p>-2.0806508494</text:p>
          </table:table-cell>
          <table:table-cell table:formula="of:=SQRT(POWER([.H168];2)+POWER([.I16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B169]*[.$D$2]" office:value-type="float" office:value="322" calcext:value-type="float">
            <text:p>322</text:p>
          </table:table-cell>
          <table:table-cell table:formula="of:=IF([.$C169] &gt; [.$J$2]; [.D168]; [.D168]+SIN(RADIANS([.$C169]))*MIN(([.$A$2]+([.B169]*[.$B$2]));[.$C$2]))" office:value-type="float" office:value="23.3857133529357" calcext:value-type="float">
            <text:p>23.3857133529</text:p>
          </table:table-cell>
          <table:table-cell table:formula="of:=IF([.$C169]&gt;[.$J$2];[.E168];[.E168]+COS(RADIANS([.$C169]))*MIN(([.$A$2]+([.B169]*[.$B$2]));[.$C$2]))" office:value-type="float" office:value="-2.2639638400468" calcext:value-type="float">
            <text:p>-2.26396384</text:p>
          </table:table-cell>
          <table:table-cell table:formula="of:=SQRT(([.D169]*[.D169])+([.E169]*[.E169]))" office:value-type="float" office:value="23.4950446114647" calcext:value-type="float">
            <text:p>23.4950446115</text:p>
          </table:table-cell>
          <table:table-cell/>
          <table:table-cell table:formula="of:=IF([.$C169] &gt; [.$J$2]; [.H168]; (([.$A$2]/[.$E$2])*((0-COS([.$E$2]*[.B169] + [.$G$2])) - (0-COS([.$G$2])))) + (([.$B$2]*[.B169]/[.$E$2])*(0-COS([.$E$2]*[.B169] + [.$G$2]))) + (([.$B$2]/POWER([.$E$2];2)) * (SIN([.$E$2]*[.B169] + [.$G$2]) - SIN([.$G$2]))))" office:value-type="float" office:value="23.285186687421" calcext:value-type="float">
            <text:p>23.2851866874</text:p>
          </table:table-cell>
          <table:table-cell table:formula="of:=IF([.$C169] &gt; [.$J$2]; [.I168]; (([.$A$2]/[.$E$2])*(   SIN([.$E$2]*[.B169] + [.$G$2])  -    SIN([.$G$2])))  + (([.$B$2]*[.B169]/[.$E$2])*   SIN([.$E$2]*[.B169] + [.$G$2]))  + (([.$B$2]/POWER([.$E$2];2)) * (COS([.$E$2]*[.B169] + [.$G$2]) - COS([.$G$2]))))" office:value-type="float" office:value="-2.08065084942753" calcext:value-type="float">
            <text:p>-2.0806508494</text:p>
          </table:table-cell>
          <table:table-cell table:formula="of:=SQRT(POWER([.H169];2)+POWER([.I16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B170]*[.$D$2]" office:value-type="float" office:value="324" calcext:value-type="float">
            <text:p>324</text:p>
          </table:table-cell>
          <table:table-cell table:formula="of:=IF([.$C170] &gt; [.$J$2]; [.D169]; [.D169]+SIN(RADIANS([.$C170]))*MIN(([.$A$2]+([.B170]*[.$B$2]));[.$C$2]))" office:value-type="float" office:value="23.3857133529357" calcext:value-type="float">
            <text:p>23.3857133529</text:p>
          </table:table-cell>
          <table:table-cell table:formula="of:=IF([.$C170]&gt;[.$J$2];[.E169];[.E169]+COS(RADIANS([.$C170]))*MIN(([.$A$2]+([.B170]*[.$B$2]));[.$C$2]))" office:value-type="float" office:value="-2.2639638400468" calcext:value-type="float">
            <text:p>-2.26396384</text:p>
          </table:table-cell>
          <table:table-cell table:formula="of:=SQRT(([.D170]*[.D170])+([.E170]*[.E170]))" office:value-type="float" office:value="23.4950446114647" calcext:value-type="float">
            <text:p>23.4950446115</text:p>
          </table:table-cell>
          <table:table-cell/>
          <table:table-cell table:formula="of:=IF([.$C170] &gt; [.$J$2]; [.H169]; (([.$A$2]/[.$E$2])*((0-COS([.$E$2]*[.B170] + [.$G$2])) - (0-COS([.$G$2])))) + (([.$B$2]*[.B170]/[.$E$2])*(0-COS([.$E$2]*[.B170] + [.$G$2]))) + (([.$B$2]/POWER([.$E$2];2)) * (SIN([.$E$2]*[.B170] + [.$G$2]) - SIN([.$G$2]))))" office:value-type="float" office:value="23.285186687421" calcext:value-type="float">
            <text:p>23.2851866874</text:p>
          </table:table-cell>
          <table:table-cell table:formula="of:=IF([.$C170] &gt; [.$J$2]; [.I169]; (([.$A$2]/[.$E$2])*(   SIN([.$E$2]*[.B170] + [.$G$2])  -    SIN([.$G$2])))  + (([.$B$2]*[.B170]/[.$E$2])*   SIN([.$E$2]*[.B170] + [.$G$2]))  + (([.$B$2]/POWER([.$E$2];2)) * (COS([.$E$2]*[.B170] + [.$G$2]) - COS([.$G$2]))))" office:value-type="float" office:value="-2.08065084942753" calcext:value-type="float">
            <text:p>-2.0806508494</text:p>
          </table:table-cell>
          <table:table-cell table:formula="of:=SQRT(POWER([.H170];2)+POWER([.I16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B171]*[.$D$2]" office:value-type="float" office:value="326" calcext:value-type="float">
            <text:p>326</text:p>
          </table:table-cell>
          <table:table-cell table:formula="of:=IF([.$C171] &gt; [.$J$2]; [.D170]; [.D170]+SIN(RADIANS([.$C171]))*MIN(([.$A$2]+([.B171]*[.$B$2]));[.$C$2]))" office:value-type="float" office:value="23.3857133529357" calcext:value-type="float">
            <text:p>23.3857133529</text:p>
          </table:table-cell>
          <table:table-cell table:formula="of:=IF([.$C171]&gt;[.$J$2];[.E170];[.E170]+COS(RADIANS([.$C171]))*MIN(([.$A$2]+([.B171]*[.$B$2]));[.$C$2]))" office:value-type="float" office:value="-2.2639638400468" calcext:value-type="float">
            <text:p>-2.26396384</text:p>
          </table:table-cell>
          <table:table-cell table:formula="of:=SQRT(([.D171]*[.D171])+([.E171]*[.E171]))" office:value-type="float" office:value="23.4950446114647" calcext:value-type="float">
            <text:p>23.4950446115</text:p>
          </table:table-cell>
          <table:table-cell/>
          <table:table-cell table:formula="of:=IF([.$C171] &gt; [.$J$2]; [.H170]; (([.$A$2]/[.$E$2])*((0-COS([.$E$2]*[.B171] + [.$G$2])) - (0-COS([.$G$2])))) + (([.$B$2]*[.B171]/[.$E$2])*(0-COS([.$E$2]*[.B171] + [.$G$2]))) + (([.$B$2]/POWER([.$E$2];2)) * (SIN([.$E$2]*[.B171] + [.$G$2]) - SIN([.$G$2]))))" office:value-type="float" office:value="23.285186687421" calcext:value-type="float">
            <text:p>23.2851866874</text:p>
          </table:table-cell>
          <table:table-cell table:formula="of:=IF([.$C171] &gt; [.$J$2]; [.I170]; (([.$A$2]/[.$E$2])*(   SIN([.$E$2]*[.B171] + [.$G$2])  -    SIN([.$G$2])))  + (([.$B$2]*[.B171]/[.$E$2])*   SIN([.$E$2]*[.B171] + [.$G$2]))  + (([.$B$2]/POWER([.$E$2];2)) * (COS([.$E$2]*[.B171] + [.$G$2]) - COS([.$G$2]))))" office:value-type="float" office:value="-2.08065084942753" calcext:value-type="float">
            <text:p>-2.0806508494</text:p>
          </table:table-cell>
          <table:table-cell table:formula="of:=SQRT(POWER([.H171];2)+POWER([.I17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B172]*[.$D$2]" office:value-type="float" office:value="328" calcext:value-type="float">
            <text:p>328</text:p>
          </table:table-cell>
          <table:table-cell table:formula="of:=IF([.$C172] &gt; [.$J$2]; [.D171]; [.D171]+SIN(RADIANS([.$C172]))*MIN(([.$A$2]+([.B172]*[.$B$2]));[.$C$2]))" office:value-type="float" office:value="23.3857133529357" calcext:value-type="float">
            <text:p>23.3857133529</text:p>
          </table:table-cell>
          <table:table-cell table:formula="of:=IF([.$C172]&gt;[.$J$2];[.E171];[.E171]+COS(RADIANS([.$C172]))*MIN(([.$A$2]+([.B172]*[.$B$2]));[.$C$2]))" office:value-type="float" office:value="-2.2639638400468" calcext:value-type="float">
            <text:p>-2.26396384</text:p>
          </table:table-cell>
          <table:table-cell table:formula="of:=SQRT(([.D172]*[.D172])+([.E172]*[.E172]))" office:value-type="float" office:value="23.4950446114647" calcext:value-type="float">
            <text:p>23.4950446115</text:p>
          </table:table-cell>
          <table:table-cell/>
          <table:table-cell table:formula="of:=IF([.$C172] &gt; [.$J$2]; [.H171]; (([.$A$2]/[.$E$2])*((0-COS([.$E$2]*[.B172] + [.$G$2])) - (0-COS([.$G$2])))) + (([.$B$2]*[.B172]/[.$E$2])*(0-COS([.$E$2]*[.B172] + [.$G$2]))) + (([.$B$2]/POWER([.$E$2];2)) * (SIN([.$E$2]*[.B172] + [.$G$2]) - SIN([.$G$2]))))" office:value-type="float" office:value="23.285186687421" calcext:value-type="float">
            <text:p>23.2851866874</text:p>
          </table:table-cell>
          <table:table-cell table:formula="of:=IF([.$C172] &gt; [.$J$2]; [.I171]; (([.$A$2]/[.$E$2])*(   SIN([.$E$2]*[.B172] + [.$G$2])  -    SIN([.$G$2])))  + (([.$B$2]*[.B172]/[.$E$2])*   SIN([.$E$2]*[.B172] + [.$G$2]))  + (([.$B$2]/POWER([.$E$2];2)) * (COS([.$E$2]*[.B172] + [.$G$2]) - COS([.$G$2]))))" office:value-type="float" office:value="-2.08065084942753" calcext:value-type="float">
            <text:p>-2.0806508494</text:p>
          </table:table-cell>
          <table:table-cell table:formula="of:=SQRT(POWER([.H172];2)+POWER([.I17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B173]*[.$D$2]" office:value-type="float" office:value="330" calcext:value-type="float">
            <text:p>330</text:p>
          </table:table-cell>
          <table:table-cell table:formula="of:=IF([.$C173] &gt; [.$J$2]; [.D172]; [.D172]+SIN(RADIANS([.$C173]))*MIN(([.$A$2]+([.B173]*[.$B$2]));[.$C$2]))" office:value-type="float" office:value="23.3857133529357" calcext:value-type="float">
            <text:p>23.3857133529</text:p>
          </table:table-cell>
          <table:table-cell table:formula="of:=IF([.$C173]&gt;[.$J$2];[.E172];[.E172]+COS(RADIANS([.$C173]))*MIN(([.$A$2]+([.B173]*[.$B$2]));[.$C$2]))" office:value-type="float" office:value="-2.2639638400468" calcext:value-type="float">
            <text:p>-2.26396384</text:p>
          </table:table-cell>
          <table:table-cell table:formula="of:=SQRT(([.D173]*[.D173])+([.E173]*[.E173]))" office:value-type="float" office:value="23.4950446114647" calcext:value-type="float">
            <text:p>23.4950446115</text:p>
          </table:table-cell>
          <table:table-cell/>
          <table:table-cell table:formula="of:=IF([.$C173] &gt; [.$J$2]; [.H172]; (([.$A$2]/[.$E$2])*((0-COS([.$E$2]*[.B173] + [.$G$2])) - (0-COS([.$G$2])))) + (([.$B$2]*[.B173]/[.$E$2])*(0-COS([.$E$2]*[.B173] + [.$G$2]))) + (([.$B$2]/POWER([.$E$2];2)) * (SIN([.$E$2]*[.B173] + [.$G$2]) - SIN([.$G$2]))))" office:value-type="float" office:value="23.285186687421" calcext:value-type="float">
            <text:p>23.2851866874</text:p>
          </table:table-cell>
          <table:table-cell table:formula="of:=IF([.$C173] &gt; [.$J$2]; [.I172]; (([.$A$2]/[.$E$2])*(   SIN([.$E$2]*[.B173] + [.$G$2])  -    SIN([.$G$2])))  + (([.$B$2]*[.B173]/[.$E$2])*   SIN([.$E$2]*[.B173] + [.$G$2]))  + (([.$B$2]/POWER([.$E$2];2)) * (COS([.$E$2]*[.B173] + [.$G$2]) - COS([.$G$2]))))" office:value-type="float" office:value="-2.08065084942753" calcext:value-type="float">
            <text:p>-2.0806508494</text:p>
          </table:table-cell>
          <table:table-cell table:formula="of:=SQRT(POWER([.H173];2)+POWER([.I17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B174]*[.$D$2]" office:value-type="float" office:value="332" calcext:value-type="float">
            <text:p>332</text:p>
          </table:table-cell>
          <table:table-cell table:formula="of:=IF([.$C174] &gt; [.$J$2]; [.D173]; [.D173]+SIN(RADIANS([.$C174]))*MIN(([.$A$2]+([.B174]*[.$B$2]));[.$C$2]))" office:value-type="float" office:value="23.3857133529357" calcext:value-type="float">
            <text:p>23.3857133529</text:p>
          </table:table-cell>
          <table:table-cell table:formula="of:=IF([.$C174]&gt;[.$J$2];[.E173];[.E173]+COS(RADIANS([.$C174]))*MIN(([.$A$2]+([.B174]*[.$B$2]));[.$C$2]))" office:value-type="float" office:value="-2.2639638400468" calcext:value-type="float">
            <text:p>-2.26396384</text:p>
          </table:table-cell>
          <table:table-cell table:formula="of:=SQRT(([.D174]*[.D174])+([.E174]*[.E174]))" office:value-type="float" office:value="23.4950446114647" calcext:value-type="float">
            <text:p>23.4950446115</text:p>
          </table:table-cell>
          <table:table-cell/>
          <table:table-cell table:formula="of:=IF([.$C174] &gt; [.$J$2]; [.H173]; (([.$A$2]/[.$E$2])*((0-COS([.$E$2]*[.B174] + [.$G$2])) - (0-COS([.$G$2])))) + (([.$B$2]*[.B174]/[.$E$2])*(0-COS([.$E$2]*[.B174] + [.$G$2]))) + (([.$B$2]/POWER([.$E$2];2)) * (SIN([.$E$2]*[.B174] + [.$G$2]) - SIN([.$G$2]))))" office:value-type="float" office:value="23.285186687421" calcext:value-type="float">
            <text:p>23.2851866874</text:p>
          </table:table-cell>
          <table:table-cell table:formula="of:=IF([.$C174] &gt; [.$J$2]; [.I173]; (([.$A$2]/[.$E$2])*(   SIN([.$E$2]*[.B174] + [.$G$2])  -    SIN([.$G$2])))  + (([.$B$2]*[.B174]/[.$E$2])*   SIN([.$E$2]*[.B174] + [.$G$2]))  + (([.$B$2]/POWER([.$E$2];2)) * (COS([.$E$2]*[.B174] + [.$G$2]) - COS([.$G$2]))))" office:value-type="float" office:value="-2.08065084942753" calcext:value-type="float">
            <text:p>-2.0806508494</text:p>
          </table:table-cell>
          <table:table-cell table:formula="of:=SQRT(POWER([.H174];2)+POWER([.I17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B175]*[.$D$2]" office:value-type="float" office:value="334" calcext:value-type="float">
            <text:p>334</text:p>
          </table:table-cell>
          <table:table-cell table:formula="of:=IF([.$C175] &gt; [.$J$2]; [.D174]; [.D174]+SIN(RADIANS([.$C175]))*MIN(([.$A$2]+([.B175]*[.$B$2]));[.$C$2]))" office:value-type="float" office:value="23.3857133529357" calcext:value-type="float">
            <text:p>23.3857133529</text:p>
          </table:table-cell>
          <table:table-cell table:formula="of:=IF([.$C175]&gt;[.$J$2];[.E174];[.E174]+COS(RADIANS([.$C175]))*MIN(([.$A$2]+([.B175]*[.$B$2]));[.$C$2]))" office:value-type="float" office:value="-2.2639638400468" calcext:value-type="float">
            <text:p>-2.26396384</text:p>
          </table:table-cell>
          <table:table-cell table:formula="of:=SQRT(([.D175]*[.D175])+([.E175]*[.E175]))" office:value-type="float" office:value="23.4950446114647" calcext:value-type="float">
            <text:p>23.4950446115</text:p>
          </table:table-cell>
          <table:table-cell/>
          <table:table-cell table:formula="of:=IF([.$C175] &gt; [.$J$2]; [.H174]; (([.$A$2]/[.$E$2])*((0-COS([.$E$2]*[.B175] + [.$G$2])) - (0-COS([.$G$2])))) + (([.$B$2]*[.B175]/[.$E$2])*(0-COS([.$E$2]*[.B175] + [.$G$2]))) + (([.$B$2]/POWER([.$E$2];2)) * (SIN([.$E$2]*[.B175] + [.$G$2]) - SIN([.$G$2]))))" office:value-type="float" office:value="23.285186687421" calcext:value-type="float">
            <text:p>23.2851866874</text:p>
          </table:table-cell>
          <table:table-cell table:formula="of:=IF([.$C175] &gt; [.$J$2]; [.I174]; (([.$A$2]/[.$E$2])*(   SIN([.$E$2]*[.B175] + [.$G$2])  -    SIN([.$G$2])))  + (([.$B$2]*[.B175]/[.$E$2])*   SIN([.$E$2]*[.B175] + [.$G$2]))  + (([.$B$2]/POWER([.$E$2];2)) * (COS([.$E$2]*[.B175] + [.$G$2]) - COS([.$G$2]))))" office:value-type="float" office:value="-2.08065084942753" calcext:value-type="float">
            <text:p>-2.0806508494</text:p>
          </table:table-cell>
          <table:table-cell table:formula="of:=SQRT(POWER([.H175];2)+POWER([.I17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176]*[.$D$2]" office:value-type="float" office:value="336" calcext:value-type="float">
            <text:p>336</text:p>
          </table:table-cell>
          <table:table-cell table:formula="of:=IF([.$C176] &gt; [.$J$2]; [.D175]; [.D175]+SIN(RADIANS([.$C176]))*MIN(([.$A$2]+([.B176]*[.$B$2]));[.$C$2]))" office:value-type="float" office:value="23.3857133529357" calcext:value-type="float">
            <text:p>23.3857133529</text:p>
          </table:table-cell>
          <table:table-cell table:formula="of:=IF([.$C176]&gt;[.$J$2];[.E175];[.E175]+COS(RADIANS([.$C176]))*MIN(([.$A$2]+([.B176]*[.$B$2]));[.$C$2]))" office:value-type="float" office:value="-2.2639638400468" calcext:value-type="float">
            <text:p>-2.26396384</text:p>
          </table:table-cell>
          <table:table-cell table:formula="of:=SQRT(([.D176]*[.D176])+([.E176]*[.E176]))" office:value-type="float" office:value="23.4950446114647" calcext:value-type="float">
            <text:p>23.4950446115</text:p>
          </table:table-cell>
          <table:table-cell/>
          <table:table-cell table:formula="of:=IF([.$C176] &gt; [.$J$2]; [.H175]; (([.$A$2]/[.$E$2])*((0-COS([.$E$2]*[.B176] + [.$G$2])) - (0-COS([.$G$2])))) + (([.$B$2]*[.B176]/[.$E$2])*(0-COS([.$E$2]*[.B176] + [.$G$2]))) + (([.$B$2]/POWER([.$E$2];2)) * (SIN([.$E$2]*[.B176] + [.$G$2]) - SIN([.$G$2]))))" office:value-type="float" office:value="23.285186687421" calcext:value-type="float">
            <text:p>23.2851866874</text:p>
          </table:table-cell>
          <table:table-cell table:formula="of:=IF([.$C176] &gt; [.$J$2]; [.I175]; (([.$A$2]/[.$E$2])*(   SIN([.$E$2]*[.B176] + [.$G$2])  -    SIN([.$G$2])))  + (([.$B$2]*[.B176]/[.$E$2])*   SIN([.$E$2]*[.B176] + [.$G$2]))  + (([.$B$2]/POWER([.$E$2];2)) * (COS([.$E$2]*[.B176] + [.$G$2]) - COS([.$G$2]))))" office:value-type="float" office:value="-2.08065084942753" calcext:value-type="float">
            <text:p>-2.0806508494</text:p>
          </table:table-cell>
          <table:table-cell table:formula="of:=SQRT(POWER([.H176];2)+POWER([.I17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B177]*[.$D$2]" office:value-type="float" office:value="338" calcext:value-type="float">
            <text:p>338</text:p>
          </table:table-cell>
          <table:table-cell table:formula="of:=IF([.$C177] &gt; [.$J$2]; [.D176]; [.D176]+SIN(RADIANS([.$C177]))*MIN(([.$A$2]+([.B177]*[.$B$2]));[.$C$2]))" office:value-type="float" office:value="23.3857133529357" calcext:value-type="float">
            <text:p>23.3857133529</text:p>
          </table:table-cell>
          <table:table-cell table:formula="of:=IF([.$C177]&gt;[.$J$2];[.E176];[.E176]+COS(RADIANS([.$C177]))*MIN(([.$A$2]+([.B177]*[.$B$2]));[.$C$2]))" office:value-type="float" office:value="-2.2639638400468" calcext:value-type="float">
            <text:p>-2.26396384</text:p>
          </table:table-cell>
          <table:table-cell table:formula="of:=SQRT(([.D177]*[.D177])+([.E177]*[.E177]))" office:value-type="float" office:value="23.4950446114647" calcext:value-type="float">
            <text:p>23.4950446115</text:p>
          </table:table-cell>
          <table:table-cell/>
          <table:table-cell table:formula="of:=IF([.$C177] &gt; [.$J$2]; [.H176]; (([.$A$2]/[.$E$2])*((0-COS([.$E$2]*[.B177] + [.$G$2])) - (0-COS([.$G$2])))) + (([.$B$2]*[.B177]/[.$E$2])*(0-COS([.$E$2]*[.B177] + [.$G$2]))) + (([.$B$2]/POWER([.$E$2];2)) * (SIN([.$E$2]*[.B177] + [.$G$2]) - SIN([.$G$2]))))" office:value-type="float" office:value="23.285186687421" calcext:value-type="float">
            <text:p>23.2851866874</text:p>
          </table:table-cell>
          <table:table-cell table:formula="of:=IF([.$C177] &gt; [.$J$2]; [.I176]; (([.$A$2]/[.$E$2])*(   SIN([.$E$2]*[.B177] + [.$G$2])  -    SIN([.$G$2])))  + (([.$B$2]*[.B177]/[.$E$2])*   SIN([.$E$2]*[.B177] + [.$G$2]))  + (([.$B$2]/POWER([.$E$2];2)) * (COS([.$E$2]*[.B177] + [.$G$2]) - COS([.$G$2]))))" office:value-type="float" office:value="-2.08065084942753" calcext:value-type="float">
            <text:p>-2.0806508494</text:p>
          </table:table-cell>
          <table:table-cell table:formula="of:=SQRT(POWER([.H177];2)+POWER([.I17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178]*[.$D$2]" office:value-type="float" office:value="340" calcext:value-type="float">
            <text:p>340</text:p>
          </table:table-cell>
          <table:table-cell table:formula="of:=IF([.$C178] &gt; [.$J$2]; [.D177]; [.D177]+SIN(RADIANS([.$C178]))*MIN(([.$A$2]+([.B178]*[.$B$2]));[.$C$2]))" office:value-type="float" office:value="23.3857133529357" calcext:value-type="float">
            <text:p>23.3857133529</text:p>
          </table:table-cell>
          <table:table-cell table:formula="of:=IF([.$C178]&gt;[.$J$2];[.E177];[.E177]+COS(RADIANS([.$C178]))*MIN(([.$A$2]+([.B178]*[.$B$2]));[.$C$2]))" office:value-type="float" office:value="-2.2639638400468" calcext:value-type="float">
            <text:p>-2.26396384</text:p>
          </table:table-cell>
          <table:table-cell table:formula="of:=SQRT(([.D178]*[.D178])+([.E178]*[.E178]))" office:value-type="float" office:value="23.4950446114647" calcext:value-type="float">
            <text:p>23.4950446115</text:p>
          </table:table-cell>
          <table:table-cell/>
          <table:table-cell table:formula="of:=IF([.$C178] &gt; [.$J$2]; [.H177]; (([.$A$2]/[.$E$2])*((0-COS([.$E$2]*[.B178] + [.$G$2])) - (0-COS([.$G$2])))) + (([.$B$2]*[.B178]/[.$E$2])*(0-COS([.$E$2]*[.B178] + [.$G$2]))) + (([.$B$2]/POWER([.$E$2];2)) * (SIN([.$E$2]*[.B178] + [.$G$2]) - SIN([.$G$2]))))" office:value-type="float" office:value="23.285186687421" calcext:value-type="float">
            <text:p>23.2851866874</text:p>
          </table:table-cell>
          <table:table-cell table:formula="of:=IF([.$C178] &gt; [.$J$2]; [.I177]; (([.$A$2]/[.$E$2])*(   SIN([.$E$2]*[.B178] + [.$G$2])  -    SIN([.$G$2])))  + (([.$B$2]*[.B178]/[.$E$2])*   SIN([.$E$2]*[.B178] + [.$G$2]))  + (([.$B$2]/POWER([.$E$2];2)) * (COS([.$E$2]*[.B178] + [.$G$2]) - COS([.$G$2]))))" office:value-type="float" office:value="-2.08065084942753" calcext:value-type="float">
            <text:p>-2.0806508494</text:p>
          </table:table-cell>
          <table:table-cell table:formula="of:=SQRT(POWER([.H178];2)+POWER([.I17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B179]*[.$D$2]" office:value-type="float" office:value="342" calcext:value-type="float">
            <text:p>342</text:p>
          </table:table-cell>
          <table:table-cell table:formula="of:=IF([.$C179] &gt; [.$J$2]; [.D178]; [.D178]+SIN(RADIANS([.$C179]))*MIN(([.$A$2]+([.B179]*[.$B$2]));[.$C$2]))" office:value-type="float" office:value="23.3857133529357" calcext:value-type="float">
            <text:p>23.3857133529</text:p>
          </table:table-cell>
          <table:table-cell table:formula="of:=IF([.$C179]&gt;[.$J$2];[.E178];[.E178]+COS(RADIANS([.$C179]))*MIN(([.$A$2]+([.B179]*[.$B$2]));[.$C$2]))" office:value-type="float" office:value="-2.2639638400468" calcext:value-type="float">
            <text:p>-2.26396384</text:p>
          </table:table-cell>
          <table:table-cell table:formula="of:=SQRT(([.D179]*[.D179])+([.E179]*[.E179]))" office:value-type="float" office:value="23.4950446114647" calcext:value-type="float">
            <text:p>23.4950446115</text:p>
          </table:table-cell>
          <table:table-cell/>
          <table:table-cell table:formula="of:=IF([.$C179] &gt; [.$J$2]; [.H178]; (([.$A$2]/[.$E$2])*((0-COS([.$E$2]*[.B179] + [.$G$2])) - (0-COS([.$G$2])))) + (([.$B$2]*[.B179]/[.$E$2])*(0-COS([.$E$2]*[.B179] + [.$G$2]))) + (([.$B$2]/POWER([.$E$2];2)) * (SIN([.$E$2]*[.B179] + [.$G$2]) - SIN([.$G$2]))))" office:value-type="float" office:value="23.285186687421" calcext:value-type="float">
            <text:p>23.2851866874</text:p>
          </table:table-cell>
          <table:table-cell table:formula="of:=IF([.$C179] &gt; [.$J$2]; [.I178]; (([.$A$2]/[.$E$2])*(   SIN([.$E$2]*[.B179] + [.$G$2])  -    SIN([.$G$2])))  + (([.$B$2]*[.B179]/[.$E$2])*   SIN([.$E$2]*[.B179] + [.$G$2]))  + (([.$B$2]/POWER([.$E$2];2)) * (COS([.$E$2]*[.B179] + [.$G$2]) - COS([.$G$2]))))" office:value-type="float" office:value="-2.08065084942753" calcext:value-type="float">
            <text:p>-2.0806508494</text:p>
          </table:table-cell>
          <table:table-cell table:formula="of:=SQRT(POWER([.H179];2)+POWER([.I17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B180]*[.$D$2]" office:value-type="float" office:value="344" calcext:value-type="float">
            <text:p>344</text:p>
          </table:table-cell>
          <table:table-cell table:formula="of:=IF([.$C180] &gt; [.$J$2]; [.D179]; [.D179]+SIN(RADIANS([.$C180]))*MIN(([.$A$2]+([.B180]*[.$B$2]));[.$C$2]))" office:value-type="float" office:value="23.3857133529357" calcext:value-type="float">
            <text:p>23.3857133529</text:p>
          </table:table-cell>
          <table:table-cell table:formula="of:=IF([.$C180]&gt;[.$J$2];[.E179];[.E179]+COS(RADIANS([.$C180]))*MIN(([.$A$2]+([.B180]*[.$B$2]));[.$C$2]))" office:value-type="float" office:value="-2.2639638400468" calcext:value-type="float">
            <text:p>-2.26396384</text:p>
          </table:table-cell>
          <table:table-cell table:formula="of:=SQRT(([.D180]*[.D180])+([.E180]*[.E180]))" office:value-type="float" office:value="23.4950446114647" calcext:value-type="float">
            <text:p>23.4950446115</text:p>
          </table:table-cell>
          <table:table-cell/>
          <table:table-cell table:formula="of:=IF([.$C180] &gt; [.$J$2]; [.H179]; (([.$A$2]/[.$E$2])*((0-COS([.$E$2]*[.B180] + [.$G$2])) - (0-COS([.$G$2])))) + (([.$B$2]*[.B180]/[.$E$2])*(0-COS([.$E$2]*[.B180] + [.$G$2]))) + (([.$B$2]/POWER([.$E$2];2)) * (SIN([.$E$2]*[.B180] + [.$G$2]) - SIN([.$G$2]))))" office:value-type="float" office:value="23.285186687421" calcext:value-type="float">
            <text:p>23.2851866874</text:p>
          </table:table-cell>
          <table:table-cell table:formula="of:=IF([.$C180] &gt; [.$J$2]; [.I179]; (([.$A$2]/[.$E$2])*(   SIN([.$E$2]*[.B180] + [.$G$2])  -    SIN([.$G$2])))  + (([.$B$2]*[.B180]/[.$E$2])*   SIN([.$E$2]*[.B180] + [.$G$2]))  + (([.$B$2]/POWER([.$E$2];2)) * (COS([.$E$2]*[.B180] + [.$G$2]) - COS([.$G$2]))))" office:value-type="float" office:value="-2.08065084942753" calcext:value-type="float">
            <text:p>-2.0806508494</text:p>
          </table:table-cell>
          <table:table-cell table:formula="of:=SQRT(POWER([.H180];2)+POWER([.I17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B181]*[.$D$2]" office:value-type="float" office:value="346" calcext:value-type="float">
            <text:p>346</text:p>
          </table:table-cell>
          <table:table-cell table:formula="of:=IF([.$C181] &gt; [.$J$2]; [.D180]; [.D180]+SIN(RADIANS([.$C181]))*MIN(([.$A$2]+([.B181]*[.$B$2]));[.$C$2]))" office:value-type="float" office:value="23.3857133529357" calcext:value-type="float">
            <text:p>23.3857133529</text:p>
          </table:table-cell>
          <table:table-cell table:formula="of:=IF([.$C181]&gt;[.$J$2];[.E180];[.E180]+COS(RADIANS([.$C181]))*MIN(([.$A$2]+([.B181]*[.$B$2]));[.$C$2]))" office:value-type="float" office:value="-2.2639638400468" calcext:value-type="float">
            <text:p>-2.26396384</text:p>
          </table:table-cell>
          <table:table-cell table:formula="of:=SQRT(([.D181]*[.D181])+([.E181]*[.E181]))" office:value-type="float" office:value="23.4950446114647" calcext:value-type="float">
            <text:p>23.4950446115</text:p>
          </table:table-cell>
          <table:table-cell/>
          <table:table-cell table:formula="of:=IF([.$C181] &gt; [.$J$2]; [.H180]; (([.$A$2]/[.$E$2])*((0-COS([.$E$2]*[.B181] + [.$G$2])) - (0-COS([.$G$2])))) + (([.$B$2]*[.B181]/[.$E$2])*(0-COS([.$E$2]*[.B181] + [.$G$2]))) + (([.$B$2]/POWER([.$E$2];2)) * (SIN([.$E$2]*[.B181] + [.$G$2]) - SIN([.$G$2]))))" office:value-type="float" office:value="23.285186687421" calcext:value-type="float">
            <text:p>23.2851866874</text:p>
          </table:table-cell>
          <table:table-cell table:formula="of:=IF([.$C181] &gt; [.$J$2]; [.I180]; (([.$A$2]/[.$E$2])*(   SIN([.$E$2]*[.B181] + [.$G$2])  -    SIN([.$G$2])))  + (([.$B$2]*[.B181]/[.$E$2])*   SIN([.$E$2]*[.B181] + [.$G$2]))  + (([.$B$2]/POWER([.$E$2];2)) * (COS([.$E$2]*[.B181] + [.$G$2]) - COS([.$G$2]))))" office:value-type="float" office:value="-2.08065084942753" calcext:value-type="float">
            <text:p>-2.0806508494</text:p>
          </table:table-cell>
          <table:table-cell table:formula="of:=SQRT(POWER([.H181];2)+POWER([.I18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B182]*[.$D$2]" office:value-type="float" office:value="348" calcext:value-type="float">
            <text:p>348</text:p>
          </table:table-cell>
          <table:table-cell table:formula="of:=IF([.$C182] &gt; [.$J$2]; [.D181]; [.D181]+SIN(RADIANS([.$C182]))*MIN(([.$A$2]+([.B182]*[.$B$2]));[.$C$2]))" office:value-type="float" office:value="23.3857133529357" calcext:value-type="float">
            <text:p>23.3857133529</text:p>
          </table:table-cell>
          <table:table-cell table:formula="of:=IF([.$C182]&gt;[.$J$2];[.E181];[.E181]+COS(RADIANS([.$C182]))*MIN(([.$A$2]+([.B182]*[.$B$2]));[.$C$2]))" office:value-type="float" office:value="-2.2639638400468" calcext:value-type="float">
            <text:p>-2.26396384</text:p>
          </table:table-cell>
          <table:table-cell table:formula="of:=SQRT(([.D182]*[.D182])+([.E182]*[.E182]))" office:value-type="float" office:value="23.4950446114647" calcext:value-type="float">
            <text:p>23.4950446115</text:p>
          </table:table-cell>
          <table:table-cell/>
          <table:table-cell table:formula="of:=IF([.$C182] &gt; [.$J$2]; [.H181]; (([.$A$2]/[.$E$2])*((0-COS([.$E$2]*[.B182] + [.$G$2])) - (0-COS([.$G$2])))) + (([.$B$2]*[.B182]/[.$E$2])*(0-COS([.$E$2]*[.B182] + [.$G$2]))) + (([.$B$2]/POWER([.$E$2];2)) * (SIN([.$E$2]*[.B182] + [.$G$2]) - SIN([.$G$2]))))" office:value-type="float" office:value="23.285186687421" calcext:value-type="float">
            <text:p>23.2851866874</text:p>
          </table:table-cell>
          <table:table-cell table:formula="of:=IF([.$C182] &gt; [.$J$2]; [.I181]; (([.$A$2]/[.$E$2])*(   SIN([.$E$2]*[.B182] + [.$G$2])  -    SIN([.$G$2])))  + (([.$B$2]*[.B182]/[.$E$2])*   SIN([.$E$2]*[.B182] + [.$G$2]))  + (([.$B$2]/POWER([.$E$2];2)) * (COS([.$E$2]*[.B182] + [.$G$2]) - COS([.$G$2]))))" office:value-type="float" office:value="-2.08065084942753" calcext:value-type="float">
            <text:p>-2.0806508494</text:p>
          </table:table-cell>
          <table:table-cell table:formula="of:=SQRT(POWER([.H182];2)+POWER([.I18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B183]*[.$D$2]" office:value-type="float" office:value="350" calcext:value-type="float">
            <text:p>350</text:p>
          </table:table-cell>
          <table:table-cell table:formula="of:=IF([.$C183] &gt; [.$J$2]; [.D182]; [.D182]+SIN(RADIANS([.$C183]))*MIN(([.$A$2]+([.B183]*[.$B$2]));[.$C$2]))" office:value-type="float" office:value="23.3857133529357" calcext:value-type="float">
            <text:p>23.3857133529</text:p>
          </table:table-cell>
          <table:table-cell table:formula="of:=IF([.$C183]&gt;[.$J$2];[.E182];[.E182]+COS(RADIANS([.$C183]))*MIN(([.$A$2]+([.B183]*[.$B$2]));[.$C$2]))" office:value-type="float" office:value="-2.2639638400468" calcext:value-type="float">
            <text:p>-2.26396384</text:p>
          </table:table-cell>
          <table:table-cell table:formula="of:=SQRT(([.D183]*[.D183])+([.E183]*[.E183]))" office:value-type="float" office:value="23.4950446114647" calcext:value-type="float">
            <text:p>23.4950446115</text:p>
          </table:table-cell>
          <table:table-cell/>
          <table:table-cell table:formula="of:=IF([.$C183] &gt; [.$J$2]; [.H182]; (([.$A$2]/[.$E$2])*((0-COS([.$E$2]*[.B183] + [.$G$2])) - (0-COS([.$G$2])))) + (([.$B$2]*[.B183]/[.$E$2])*(0-COS([.$E$2]*[.B183] + [.$G$2]))) + (([.$B$2]/POWER([.$E$2];2)) * (SIN([.$E$2]*[.B183] + [.$G$2]) - SIN([.$G$2]))))" office:value-type="float" office:value="23.285186687421" calcext:value-type="float">
            <text:p>23.2851866874</text:p>
          </table:table-cell>
          <table:table-cell table:formula="of:=IF([.$C183] &gt; [.$J$2]; [.I182]; (([.$A$2]/[.$E$2])*(   SIN([.$E$2]*[.B183] + [.$G$2])  -    SIN([.$G$2])))  + (([.$B$2]*[.B183]/[.$E$2])*   SIN([.$E$2]*[.B183] + [.$G$2]))  + (([.$B$2]/POWER([.$E$2];2)) * (COS([.$E$2]*[.B183] + [.$G$2]) - COS([.$G$2]))))" office:value-type="float" office:value="-2.08065084942753" calcext:value-type="float">
            <text:p>-2.0806508494</text:p>
          </table:table-cell>
          <table:table-cell table:formula="of:=SQRT(POWER([.H183];2)+POWER([.I18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B184]*[.$D$2]" office:value-type="float" office:value="352" calcext:value-type="float">
            <text:p>352</text:p>
          </table:table-cell>
          <table:table-cell table:formula="of:=IF([.$C184] &gt; [.$J$2]; [.D183]; [.D183]+SIN(RADIANS([.$C184]))*MIN(([.$A$2]+([.B184]*[.$B$2]));[.$C$2]))" office:value-type="float" office:value="23.3857133529357" calcext:value-type="float">
            <text:p>23.3857133529</text:p>
          </table:table-cell>
          <table:table-cell table:formula="of:=IF([.$C184]&gt;[.$J$2];[.E183];[.E183]+COS(RADIANS([.$C184]))*MIN(([.$A$2]+([.B184]*[.$B$2]));[.$C$2]))" office:value-type="float" office:value="-2.2639638400468" calcext:value-type="float">
            <text:p>-2.26396384</text:p>
          </table:table-cell>
          <table:table-cell table:formula="of:=SQRT(([.D184]*[.D184])+([.E184]*[.E184]))" office:value-type="float" office:value="23.4950446114647" calcext:value-type="float">
            <text:p>23.4950446115</text:p>
          </table:table-cell>
          <table:table-cell/>
          <table:table-cell table:formula="of:=IF([.$C184] &gt; [.$J$2]; [.H183]; (([.$A$2]/[.$E$2])*((0-COS([.$E$2]*[.B184] + [.$G$2])) - (0-COS([.$G$2])))) + (([.$B$2]*[.B184]/[.$E$2])*(0-COS([.$E$2]*[.B184] + [.$G$2]))) + (([.$B$2]/POWER([.$E$2];2)) * (SIN([.$E$2]*[.B184] + [.$G$2]) - SIN([.$G$2]))))" office:value-type="float" office:value="23.285186687421" calcext:value-type="float">
            <text:p>23.2851866874</text:p>
          </table:table-cell>
          <table:table-cell table:formula="of:=IF([.$C184] &gt; [.$J$2]; [.I183]; (([.$A$2]/[.$E$2])*(   SIN([.$E$2]*[.B184] + [.$G$2])  -    SIN([.$G$2])))  + (([.$B$2]*[.B184]/[.$E$2])*   SIN([.$E$2]*[.B184] + [.$G$2]))  + (([.$B$2]/POWER([.$E$2];2)) * (COS([.$E$2]*[.B184] + [.$G$2]) - COS([.$G$2]))))" office:value-type="float" office:value="-2.08065084942753" calcext:value-type="float">
            <text:p>-2.0806508494</text:p>
          </table:table-cell>
          <table:table-cell table:formula="of:=SQRT(POWER([.H184];2)+POWER([.I18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B185]*[.$D$2]" office:value-type="float" office:value="354" calcext:value-type="float">
            <text:p>354</text:p>
          </table:table-cell>
          <table:table-cell table:formula="of:=IF([.$C185] &gt; [.$J$2]; [.D184]; [.D184]+SIN(RADIANS([.$C185]))*MIN(([.$A$2]+([.B185]*[.$B$2]));[.$C$2]))" office:value-type="float" office:value="23.3857133529357" calcext:value-type="float">
            <text:p>23.3857133529</text:p>
          </table:table-cell>
          <table:table-cell table:formula="of:=IF([.$C185]&gt;[.$J$2];[.E184];[.E184]+COS(RADIANS([.$C185]))*MIN(([.$A$2]+([.B185]*[.$B$2]));[.$C$2]))" office:value-type="float" office:value="-2.2639638400468" calcext:value-type="float">
            <text:p>-2.26396384</text:p>
          </table:table-cell>
          <table:table-cell table:formula="of:=SQRT(([.D185]*[.D185])+([.E185]*[.E185]))" office:value-type="float" office:value="23.4950446114647" calcext:value-type="float">
            <text:p>23.4950446115</text:p>
          </table:table-cell>
          <table:table-cell/>
          <table:table-cell table:formula="of:=IF([.$C185] &gt; [.$J$2]; [.H184]; (([.$A$2]/[.$E$2])*((0-COS([.$E$2]*[.B185] + [.$G$2])) - (0-COS([.$G$2])))) + (([.$B$2]*[.B185]/[.$E$2])*(0-COS([.$E$2]*[.B185] + [.$G$2]))) + (([.$B$2]/POWER([.$E$2];2)) * (SIN([.$E$2]*[.B185] + [.$G$2]) - SIN([.$G$2]))))" office:value-type="float" office:value="23.285186687421" calcext:value-type="float">
            <text:p>23.2851866874</text:p>
          </table:table-cell>
          <table:table-cell table:formula="of:=IF([.$C185] &gt; [.$J$2]; [.I184]; (([.$A$2]/[.$E$2])*(   SIN([.$E$2]*[.B185] + [.$G$2])  -    SIN([.$G$2])))  + (([.$B$2]*[.B185]/[.$E$2])*   SIN([.$E$2]*[.B185] + [.$G$2]))  + (([.$B$2]/POWER([.$E$2];2)) * (COS([.$E$2]*[.B185] + [.$G$2]) - COS([.$G$2]))))" office:value-type="float" office:value="-2.08065084942753" calcext:value-type="float">
            <text:p>-2.0806508494</text:p>
          </table:table-cell>
          <table:table-cell table:formula="of:=SQRT(POWER([.H185];2)+POWER([.I18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B186]*[.$D$2]" office:value-type="float" office:value="356" calcext:value-type="float">
            <text:p>356</text:p>
          </table:table-cell>
          <table:table-cell table:formula="of:=IF([.$C186] &gt; [.$J$2]; [.D185]; [.D185]+SIN(RADIANS([.$C186]))*MIN(([.$A$2]+([.B186]*[.$B$2]));[.$C$2]))" office:value-type="float" office:value="23.3857133529357" calcext:value-type="float">
            <text:p>23.3857133529</text:p>
          </table:table-cell>
          <table:table-cell table:formula="of:=IF([.$C186]&gt;[.$J$2];[.E185];[.E185]+COS(RADIANS([.$C186]))*MIN(([.$A$2]+([.B186]*[.$B$2]));[.$C$2]))" office:value-type="float" office:value="-2.2639638400468" calcext:value-type="float">
            <text:p>-2.26396384</text:p>
          </table:table-cell>
          <table:table-cell table:formula="of:=SQRT(([.D186]*[.D186])+([.E186]*[.E186]))" office:value-type="float" office:value="23.4950446114647" calcext:value-type="float">
            <text:p>23.4950446115</text:p>
          </table:table-cell>
          <table:table-cell/>
          <table:table-cell table:formula="of:=IF([.$C186] &gt; [.$J$2]; [.H185]; (([.$A$2]/[.$E$2])*((0-COS([.$E$2]*[.B186] + [.$G$2])) - (0-COS([.$G$2])))) + (([.$B$2]*[.B186]/[.$E$2])*(0-COS([.$E$2]*[.B186] + [.$G$2]))) + (([.$B$2]/POWER([.$E$2];2)) * (SIN([.$E$2]*[.B186] + [.$G$2]) - SIN([.$G$2]))))" office:value-type="float" office:value="23.285186687421" calcext:value-type="float">
            <text:p>23.2851866874</text:p>
          </table:table-cell>
          <table:table-cell table:formula="of:=IF([.$C186] &gt; [.$J$2]; [.I185]; (([.$A$2]/[.$E$2])*(   SIN([.$E$2]*[.B186] + [.$G$2])  -    SIN([.$G$2])))  + (([.$B$2]*[.B186]/[.$E$2])*   SIN([.$E$2]*[.B186] + [.$G$2]))  + (([.$B$2]/POWER([.$E$2];2)) * (COS([.$E$2]*[.B186] + [.$G$2]) - COS([.$G$2]))))" office:value-type="float" office:value="-2.08065084942753" calcext:value-type="float">
            <text:p>-2.0806508494</text:p>
          </table:table-cell>
          <table:table-cell table:formula="of:=SQRT(POWER([.H186];2)+POWER([.I18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B187]*[.$D$2]" office:value-type="float" office:value="358" calcext:value-type="float">
            <text:p>358</text:p>
          </table:table-cell>
          <table:table-cell table:formula="of:=IF([.$C187] &gt; [.$J$2]; [.D186]; [.D186]+SIN(RADIANS([.$C187]))*MIN(([.$A$2]+([.B187]*[.$B$2]));[.$C$2]))" office:value-type="float" office:value="23.3857133529357" calcext:value-type="float">
            <text:p>23.3857133529</text:p>
          </table:table-cell>
          <table:table-cell table:formula="of:=IF([.$C187]&gt;[.$J$2];[.E186];[.E186]+COS(RADIANS([.$C187]))*MIN(([.$A$2]+([.B187]*[.$B$2]));[.$C$2]))" office:value-type="float" office:value="-2.2639638400468" calcext:value-type="float">
            <text:p>-2.26396384</text:p>
          </table:table-cell>
          <table:table-cell table:formula="of:=SQRT(([.D187]*[.D187])+([.E187]*[.E187]))" office:value-type="float" office:value="23.4950446114647" calcext:value-type="float">
            <text:p>23.4950446115</text:p>
          </table:table-cell>
          <table:table-cell/>
          <table:table-cell table:formula="of:=IF([.$C187] &gt; [.$J$2]; [.H186]; (([.$A$2]/[.$E$2])*((0-COS([.$E$2]*[.B187] + [.$G$2])) - (0-COS([.$G$2])))) + (([.$B$2]*[.B187]/[.$E$2])*(0-COS([.$E$2]*[.B187] + [.$G$2]))) + (([.$B$2]/POWER([.$E$2];2)) * (SIN([.$E$2]*[.B187] + [.$G$2]) - SIN([.$G$2]))))" office:value-type="float" office:value="23.285186687421" calcext:value-type="float">
            <text:p>23.2851866874</text:p>
          </table:table-cell>
          <table:table-cell table:formula="of:=IF([.$C187] &gt; [.$J$2]; [.I186]; (([.$A$2]/[.$E$2])*(   SIN([.$E$2]*[.B187] + [.$G$2])  -    SIN([.$G$2])))  + (([.$B$2]*[.B187]/[.$E$2])*   SIN([.$E$2]*[.B187] + [.$G$2]))  + (([.$B$2]/POWER([.$E$2];2)) * (COS([.$E$2]*[.B187] + [.$G$2]) - COS([.$G$2]))))" office:value-type="float" office:value="-2.08065084942753" calcext:value-type="float">
            <text:p>-2.0806508494</text:p>
          </table:table-cell>
          <table:table-cell table:formula="of:=SQRT(POWER([.H187];2)+POWER([.I18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188]*[.$D$2]" office:value-type="float" office:value="360" calcext:value-type="float">
            <text:p>360</text:p>
          </table:table-cell>
          <table:table-cell table:formula="of:=IF([.$C188] &gt; [.$J$2]; [.D187]; [.D187]+SIN(RADIANS([.$C188]))*MIN(([.$A$2]+([.B188]*[.$B$2]));[.$C$2]))" office:value-type="float" office:value="23.3857133529357" calcext:value-type="float">
            <text:p>23.3857133529</text:p>
          </table:table-cell>
          <table:table-cell table:formula="of:=IF([.$C188]&gt;[.$J$2];[.E187];[.E187]+COS(RADIANS([.$C188]))*MIN(([.$A$2]+([.B188]*[.$B$2]));[.$C$2]))" office:value-type="float" office:value="-2.2639638400468" calcext:value-type="float">
            <text:p>-2.26396384</text:p>
          </table:table-cell>
          <table:table-cell table:formula="of:=SQRT(([.D188]*[.D188])+([.E188]*[.E188]))" office:value-type="float" office:value="23.4950446114647" calcext:value-type="float">
            <text:p>23.4950446115</text:p>
          </table:table-cell>
          <table:table-cell/>
          <table:table-cell table:formula="of:=IF([.$C188] &gt; [.$J$2]; [.H187]; (([.$A$2]/[.$E$2])*((0-COS([.$E$2]*[.B188] + [.$G$2])) - (0-COS([.$G$2])))) + (([.$B$2]*[.B188]/[.$E$2])*(0-COS([.$E$2]*[.B188] + [.$G$2]))) + (([.$B$2]/POWER([.$E$2];2)) * (SIN([.$E$2]*[.B188] + [.$G$2]) - SIN([.$G$2]))))" office:value-type="float" office:value="23.285186687421" calcext:value-type="float">
            <text:p>23.2851866874</text:p>
          </table:table-cell>
          <table:table-cell table:formula="of:=IF([.$C188] &gt; [.$J$2]; [.I187]; (([.$A$2]/[.$E$2])*(   SIN([.$E$2]*[.B188] + [.$G$2])  -    SIN([.$G$2])))  + (([.$B$2]*[.B188]/[.$E$2])*   SIN([.$E$2]*[.B188] + [.$G$2]))  + (([.$B$2]/POWER([.$E$2];2)) * (COS([.$E$2]*[.B188] + [.$G$2]) - COS([.$G$2]))))" office:value-type="float" office:value="-2.08065084942753" calcext:value-type="float">
            <text:p>-2.0806508494</text:p>
          </table:table-cell>
          <table:table-cell table:formula="of:=SQRT(POWER([.H188];2)+POWER([.I18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B189]*[.$D$2]" office:value-type="float" office:value="362" calcext:value-type="float">
            <text:p>362</text:p>
          </table:table-cell>
          <table:table-cell table:formula="of:=IF([.$C189] &gt; [.$J$2]; [.D188]; [.D188]+SIN(RADIANS([.$C189]))*MIN(([.$A$2]+([.B189]*[.$B$2]));[.$C$2]))" office:value-type="float" office:value="23.3857133529357" calcext:value-type="float">
            <text:p>23.3857133529</text:p>
          </table:table-cell>
          <table:table-cell table:formula="of:=IF([.$C189]&gt;[.$J$2];[.E188];[.E188]+COS(RADIANS([.$C189]))*MIN(([.$A$2]+([.B189]*[.$B$2]));[.$C$2]))" office:value-type="float" office:value="-2.2639638400468" calcext:value-type="float">
            <text:p>-2.26396384</text:p>
          </table:table-cell>
          <table:table-cell table:formula="of:=SQRT(([.D189]*[.D189])+([.E189]*[.E189]))" office:value-type="float" office:value="23.4950446114647" calcext:value-type="float">
            <text:p>23.4950446115</text:p>
          </table:table-cell>
          <table:table-cell/>
          <table:table-cell table:formula="of:=IF([.$C189] &gt; [.$J$2]; [.H188]; (([.$A$2]/[.$E$2])*((0-COS([.$E$2]*[.B189] + [.$G$2])) - (0-COS([.$G$2])))) + (([.$B$2]*[.B189]/[.$E$2])*(0-COS([.$E$2]*[.B189] + [.$G$2]))) + (([.$B$2]/POWER([.$E$2];2)) * (SIN([.$E$2]*[.B189] + [.$G$2]) - SIN([.$G$2]))))" office:value-type="float" office:value="23.285186687421" calcext:value-type="float">
            <text:p>23.2851866874</text:p>
          </table:table-cell>
          <table:table-cell table:formula="of:=IF([.$C189] &gt; [.$J$2]; [.I188]; (([.$A$2]/[.$E$2])*(   SIN([.$E$2]*[.B189] + [.$G$2])  -    SIN([.$G$2])))  + (([.$B$2]*[.B189]/[.$E$2])*   SIN([.$E$2]*[.B189] + [.$G$2]))  + (([.$B$2]/POWER([.$E$2];2)) * (COS([.$E$2]*[.B189] + [.$G$2]) - COS([.$G$2]))))" office:value-type="float" office:value="-2.08065084942753" calcext:value-type="float">
            <text:p>-2.0806508494</text:p>
          </table:table-cell>
          <table:table-cell table:formula="of:=SQRT(POWER([.H189];2)+POWER([.I18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B190]*[.$D$2]" office:value-type="float" office:value="364" calcext:value-type="float">
            <text:p>364</text:p>
          </table:table-cell>
          <table:table-cell table:formula="of:=IF([.$C190] &gt; [.$J$2]; [.D189]; [.D189]+SIN(RADIANS([.$C190]))*MIN(([.$A$2]+([.B190]*[.$B$2]));[.$C$2]))" office:value-type="float" office:value="23.3857133529357" calcext:value-type="float">
            <text:p>23.3857133529</text:p>
          </table:table-cell>
          <table:table-cell table:formula="of:=IF([.$C190]&gt;[.$J$2];[.E189];[.E189]+COS(RADIANS([.$C190]))*MIN(([.$A$2]+([.B190]*[.$B$2]));[.$C$2]))" office:value-type="float" office:value="-2.2639638400468" calcext:value-type="float">
            <text:p>-2.26396384</text:p>
          </table:table-cell>
          <table:table-cell table:formula="of:=SQRT(([.D190]*[.D190])+([.E190]*[.E190]))" office:value-type="float" office:value="23.4950446114647" calcext:value-type="float">
            <text:p>23.4950446115</text:p>
          </table:table-cell>
          <table:table-cell/>
          <table:table-cell table:formula="of:=IF([.$C190] &gt; [.$J$2]; [.H189]; (([.$A$2]/[.$E$2])*((0-COS([.$E$2]*[.B190] + [.$G$2])) - (0-COS([.$G$2])))) + (([.$B$2]*[.B190]/[.$E$2])*(0-COS([.$E$2]*[.B190] + [.$G$2]))) + (([.$B$2]/POWER([.$E$2];2)) * (SIN([.$E$2]*[.B190] + [.$G$2]) - SIN([.$G$2]))))" office:value-type="float" office:value="23.285186687421" calcext:value-type="float">
            <text:p>23.2851866874</text:p>
          </table:table-cell>
          <table:table-cell table:formula="of:=IF([.$C190] &gt; [.$J$2]; [.I189]; (([.$A$2]/[.$E$2])*(   SIN([.$E$2]*[.B190] + [.$G$2])  -    SIN([.$G$2])))  + (([.$B$2]*[.B190]/[.$E$2])*   SIN([.$E$2]*[.B190] + [.$G$2]))  + (([.$B$2]/POWER([.$E$2];2)) * (COS([.$E$2]*[.B190] + [.$G$2]) - COS([.$G$2]))))" office:value-type="float" office:value="-2.08065084942753" calcext:value-type="float">
            <text:p>-2.0806508494</text:p>
          </table:table-cell>
          <table:table-cell table:formula="of:=SQRT(POWER([.H190];2)+POWER([.I18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B191]*[.$D$2]" office:value-type="float" office:value="366" calcext:value-type="float">
            <text:p>366</text:p>
          </table:table-cell>
          <table:table-cell table:formula="of:=IF([.$C191] &gt; [.$J$2]; [.D190]; [.D190]+SIN(RADIANS([.$C191]))*MIN(([.$A$2]+([.B191]*[.$B$2]));[.$C$2]))" office:value-type="float" office:value="23.3857133529357" calcext:value-type="float">
            <text:p>23.3857133529</text:p>
          </table:table-cell>
          <table:table-cell table:formula="of:=IF([.$C191]&gt;[.$J$2];[.E190];[.E190]+COS(RADIANS([.$C191]))*MIN(([.$A$2]+([.B191]*[.$B$2]));[.$C$2]))" office:value-type="float" office:value="-2.2639638400468" calcext:value-type="float">
            <text:p>-2.26396384</text:p>
          </table:table-cell>
          <table:table-cell table:formula="of:=SQRT(([.D191]*[.D191])+([.E191]*[.E191]))" office:value-type="float" office:value="23.4950446114647" calcext:value-type="float">
            <text:p>23.4950446115</text:p>
          </table:table-cell>
          <table:table-cell/>
          <table:table-cell table:formula="of:=IF([.$C191] &gt; [.$J$2]; [.H190]; (([.$A$2]/[.$E$2])*((0-COS([.$E$2]*[.B191] + [.$G$2])) - (0-COS([.$G$2])))) + (([.$B$2]*[.B191]/[.$E$2])*(0-COS([.$E$2]*[.B191] + [.$G$2]))) + (([.$B$2]/POWER([.$E$2];2)) * (SIN([.$E$2]*[.B191] + [.$G$2]) - SIN([.$G$2]))))" office:value-type="float" office:value="23.285186687421" calcext:value-type="float">
            <text:p>23.2851866874</text:p>
          </table:table-cell>
          <table:table-cell table:formula="of:=IF([.$C191] &gt; [.$J$2]; [.I190]; (([.$A$2]/[.$E$2])*(   SIN([.$E$2]*[.B191] + [.$G$2])  -    SIN([.$G$2])))  + (([.$B$2]*[.B191]/[.$E$2])*   SIN([.$E$2]*[.B191] + [.$G$2]))  + (([.$B$2]/POWER([.$E$2];2)) * (COS([.$E$2]*[.B191] + [.$G$2]) - COS([.$G$2]))))" office:value-type="float" office:value="-2.08065084942753" calcext:value-type="float">
            <text:p>-2.0806508494</text:p>
          </table:table-cell>
          <table:table-cell table:formula="of:=SQRT(POWER([.H191];2)+POWER([.I19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B192]*[.$D$2]" office:value-type="float" office:value="368" calcext:value-type="float">
            <text:p>368</text:p>
          </table:table-cell>
          <table:table-cell table:formula="of:=IF([.$C192] &gt; [.$J$2]; [.D191]; [.D191]+SIN(RADIANS([.$C192]))*MIN(([.$A$2]+([.B192]*[.$B$2]));[.$C$2]))" office:value-type="float" office:value="23.3857133529357" calcext:value-type="float">
            <text:p>23.3857133529</text:p>
          </table:table-cell>
          <table:table-cell table:formula="of:=IF([.$C192]&gt;[.$J$2];[.E191];[.E191]+COS(RADIANS([.$C192]))*MIN(([.$A$2]+([.B192]*[.$B$2]));[.$C$2]))" office:value-type="float" office:value="-2.2639638400468" calcext:value-type="float">
            <text:p>-2.26396384</text:p>
          </table:table-cell>
          <table:table-cell table:formula="of:=SQRT(([.D192]*[.D192])+([.E192]*[.E192]))" office:value-type="float" office:value="23.4950446114647" calcext:value-type="float">
            <text:p>23.4950446115</text:p>
          </table:table-cell>
          <table:table-cell/>
          <table:table-cell table:formula="of:=IF([.$C192] &gt; [.$J$2]; [.H191]; (([.$A$2]/[.$E$2])*((0-COS([.$E$2]*[.B192] + [.$G$2])) - (0-COS([.$G$2])))) + (([.$B$2]*[.B192]/[.$E$2])*(0-COS([.$E$2]*[.B192] + [.$G$2]))) + (([.$B$2]/POWER([.$E$2];2)) * (SIN([.$E$2]*[.B192] + [.$G$2]) - SIN([.$G$2]))))" office:value-type="float" office:value="23.285186687421" calcext:value-type="float">
            <text:p>23.2851866874</text:p>
          </table:table-cell>
          <table:table-cell table:formula="of:=IF([.$C192] &gt; [.$J$2]; [.I191]; (([.$A$2]/[.$E$2])*(   SIN([.$E$2]*[.B192] + [.$G$2])  -    SIN([.$G$2])))  + (([.$B$2]*[.B192]/[.$E$2])*   SIN([.$E$2]*[.B192] + [.$G$2]))  + (([.$B$2]/POWER([.$E$2];2)) * (COS([.$E$2]*[.B192] + [.$G$2]) - COS([.$G$2]))))" office:value-type="float" office:value="-2.08065084942753" calcext:value-type="float">
            <text:p>-2.0806508494</text:p>
          </table:table-cell>
          <table:table-cell table:formula="of:=SQRT(POWER([.H192];2)+POWER([.I19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B193]*[.$D$2]" office:value-type="float" office:value="370" calcext:value-type="float">
            <text:p>370</text:p>
          </table:table-cell>
          <table:table-cell table:formula="of:=IF([.$C193] &gt; [.$J$2]; [.D192]; [.D192]+SIN(RADIANS([.$C193]))*MIN(([.$A$2]+([.B193]*[.$B$2]));[.$C$2]))" office:value-type="float" office:value="23.3857133529357" calcext:value-type="float">
            <text:p>23.3857133529</text:p>
          </table:table-cell>
          <table:table-cell table:formula="of:=IF([.$C193]&gt;[.$J$2];[.E192];[.E192]+COS(RADIANS([.$C193]))*MIN(([.$A$2]+([.B193]*[.$B$2]));[.$C$2]))" office:value-type="float" office:value="-2.2639638400468" calcext:value-type="float">
            <text:p>-2.26396384</text:p>
          </table:table-cell>
          <table:table-cell table:formula="of:=SQRT(([.D193]*[.D193])+([.E193]*[.E193]))" office:value-type="float" office:value="23.4950446114647" calcext:value-type="float">
            <text:p>23.4950446115</text:p>
          </table:table-cell>
          <table:table-cell/>
          <table:table-cell table:formula="of:=IF([.$C193] &gt; [.$J$2]; [.H192]; (([.$A$2]/[.$E$2])*((0-COS([.$E$2]*[.B193] + [.$G$2])) - (0-COS([.$G$2])))) + (([.$B$2]*[.B193]/[.$E$2])*(0-COS([.$E$2]*[.B193] + [.$G$2]))) + (([.$B$2]/POWER([.$E$2];2)) * (SIN([.$E$2]*[.B193] + [.$G$2]) - SIN([.$G$2]))))" office:value-type="float" office:value="23.285186687421" calcext:value-type="float">
            <text:p>23.2851866874</text:p>
          </table:table-cell>
          <table:table-cell table:formula="of:=IF([.$C193] &gt; [.$J$2]; [.I192]; (([.$A$2]/[.$E$2])*(   SIN([.$E$2]*[.B193] + [.$G$2])  -    SIN([.$G$2])))  + (([.$B$2]*[.B193]/[.$E$2])*   SIN([.$E$2]*[.B193] + [.$G$2]))  + (([.$B$2]/POWER([.$E$2];2)) * (COS([.$E$2]*[.B193] + [.$G$2]) - COS([.$G$2]))))" office:value-type="float" office:value="-2.08065084942753" calcext:value-type="float">
            <text:p>-2.0806508494</text:p>
          </table:table-cell>
          <table:table-cell table:formula="of:=SQRT(POWER([.H193];2)+POWER([.I19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B194]*[.$D$2]" office:value-type="float" office:value="372" calcext:value-type="float">
            <text:p>372</text:p>
          </table:table-cell>
          <table:table-cell table:formula="of:=IF([.$C194] &gt; [.$J$2]; [.D193]; [.D193]+SIN(RADIANS([.$C194]))*MIN(([.$A$2]+([.B194]*[.$B$2]));[.$C$2]))" office:value-type="float" office:value="23.3857133529357" calcext:value-type="float">
            <text:p>23.3857133529</text:p>
          </table:table-cell>
          <table:table-cell table:formula="of:=IF([.$C194]&gt;[.$J$2];[.E193];[.E193]+COS(RADIANS([.$C194]))*MIN(([.$A$2]+([.B194]*[.$B$2]));[.$C$2]))" office:value-type="float" office:value="-2.2639638400468" calcext:value-type="float">
            <text:p>-2.26396384</text:p>
          </table:table-cell>
          <table:table-cell table:formula="of:=SQRT(([.D194]*[.D194])+([.E194]*[.E194]))" office:value-type="float" office:value="23.4950446114647" calcext:value-type="float">
            <text:p>23.4950446115</text:p>
          </table:table-cell>
          <table:table-cell/>
          <table:table-cell table:formula="of:=IF([.$C194] &gt; [.$J$2]; [.H193]; (([.$A$2]/[.$E$2])*((0-COS([.$E$2]*[.B194] + [.$G$2])) - (0-COS([.$G$2])))) + (([.$B$2]*[.B194]/[.$E$2])*(0-COS([.$E$2]*[.B194] + [.$G$2]))) + (([.$B$2]/POWER([.$E$2];2)) * (SIN([.$E$2]*[.B194] + [.$G$2]) - SIN([.$G$2]))))" office:value-type="float" office:value="23.285186687421" calcext:value-type="float">
            <text:p>23.2851866874</text:p>
          </table:table-cell>
          <table:table-cell table:formula="of:=IF([.$C194] &gt; [.$J$2]; [.I193]; (([.$A$2]/[.$E$2])*(   SIN([.$E$2]*[.B194] + [.$G$2])  -    SIN([.$G$2])))  + (([.$B$2]*[.B194]/[.$E$2])*   SIN([.$E$2]*[.B194] + [.$G$2]))  + (([.$B$2]/POWER([.$E$2];2)) * (COS([.$E$2]*[.B194] + [.$G$2]) - COS([.$G$2]))))" office:value-type="float" office:value="-2.08065084942753" calcext:value-type="float">
            <text:p>-2.0806508494</text:p>
          </table:table-cell>
          <table:table-cell table:formula="of:=SQRT(POWER([.H194];2)+POWER([.I19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B195]*[.$D$2]" office:value-type="float" office:value="374" calcext:value-type="float">
            <text:p>374</text:p>
          </table:table-cell>
          <table:table-cell table:formula="of:=IF([.$C195] &gt; [.$J$2]; [.D194]; [.D194]+SIN(RADIANS([.$C195]))*MIN(([.$A$2]+([.B195]*[.$B$2]));[.$C$2]))" office:value-type="float" office:value="23.3857133529357" calcext:value-type="float">
            <text:p>23.3857133529</text:p>
          </table:table-cell>
          <table:table-cell table:formula="of:=IF([.$C195]&gt;[.$J$2];[.E194];[.E194]+COS(RADIANS([.$C195]))*MIN(([.$A$2]+([.B195]*[.$B$2]));[.$C$2]))" office:value-type="float" office:value="-2.2639638400468" calcext:value-type="float">
            <text:p>-2.26396384</text:p>
          </table:table-cell>
          <table:table-cell table:formula="of:=SQRT(([.D195]*[.D195])+([.E195]*[.E195]))" office:value-type="float" office:value="23.4950446114647" calcext:value-type="float">
            <text:p>23.4950446115</text:p>
          </table:table-cell>
          <table:table-cell/>
          <table:table-cell table:formula="of:=IF([.$C195] &gt; [.$J$2]; [.H194]; (([.$A$2]/[.$E$2])*((0-COS([.$E$2]*[.B195] + [.$G$2])) - (0-COS([.$G$2])))) + (([.$B$2]*[.B195]/[.$E$2])*(0-COS([.$E$2]*[.B195] + [.$G$2]))) + (([.$B$2]/POWER([.$E$2];2)) * (SIN([.$E$2]*[.B195] + [.$G$2]) - SIN([.$G$2]))))" office:value-type="float" office:value="23.285186687421" calcext:value-type="float">
            <text:p>23.2851866874</text:p>
          </table:table-cell>
          <table:table-cell table:formula="of:=IF([.$C195] &gt; [.$J$2]; [.I194]; (([.$A$2]/[.$E$2])*(   SIN([.$E$2]*[.B195] + [.$G$2])  -    SIN([.$G$2])))  + (([.$B$2]*[.B195]/[.$E$2])*   SIN([.$E$2]*[.B195] + [.$G$2]))  + (([.$B$2]/POWER([.$E$2];2)) * (COS([.$E$2]*[.B195] + [.$G$2]) - COS([.$G$2]))))" office:value-type="float" office:value="-2.08065084942753" calcext:value-type="float">
            <text:p>-2.0806508494</text:p>
          </table:table-cell>
          <table:table-cell table:formula="of:=SQRT(POWER([.H195];2)+POWER([.I19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B196]*[.$D$2]" office:value-type="float" office:value="376" calcext:value-type="float">
            <text:p>376</text:p>
          </table:table-cell>
          <table:table-cell table:formula="of:=IF([.$C196] &gt; [.$J$2]; [.D195]; [.D195]+SIN(RADIANS([.$C196]))*MIN(([.$A$2]+([.B196]*[.$B$2]));[.$C$2]))" office:value-type="float" office:value="23.3857133529357" calcext:value-type="float">
            <text:p>23.3857133529</text:p>
          </table:table-cell>
          <table:table-cell table:formula="of:=IF([.$C196]&gt;[.$J$2];[.E195];[.E195]+COS(RADIANS([.$C196]))*MIN(([.$A$2]+([.B196]*[.$B$2]));[.$C$2]))" office:value-type="float" office:value="-2.2639638400468" calcext:value-type="float">
            <text:p>-2.26396384</text:p>
          </table:table-cell>
          <table:table-cell table:formula="of:=SQRT(([.D196]*[.D196])+([.E196]*[.E196]))" office:value-type="float" office:value="23.4950446114647" calcext:value-type="float">
            <text:p>23.4950446115</text:p>
          </table:table-cell>
          <table:table-cell/>
          <table:table-cell table:formula="of:=IF([.$C196] &gt; [.$J$2]; [.H195]; (([.$A$2]/[.$E$2])*((0-COS([.$E$2]*[.B196] + [.$G$2])) - (0-COS([.$G$2])))) + (([.$B$2]*[.B196]/[.$E$2])*(0-COS([.$E$2]*[.B196] + [.$G$2]))) + (([.$B$2]/POWER([.$E$2];2)) * (SIN([.$E$2]*[.B196] + [.$G$2]) - SIN([.$G$2]))))" office:value-type="float" office:value="23.285186687421" calcext:value-type="float">
            <text:p>23.2851866874</text:p>
          </table:table-cell>
          <table:table-cell table:formula="of:=IF([.$C196] &gt; [.$J$2]; [.I195]; (([.$A$2]/[.$E$2])*(   SIN([.$E$2]*[.B196] + [.$G$2])  -    SIN([.$G$2])))  + (([.$B$2]*[.B196]/[.$E$2])*   SIN([.$E$2]*[.B196] + [.$G$2]))  + (([.$B$2]/POWER([.$E$2];2)) * (COS([.$E$2]*[.B196] + [.$G$2]) - COS([.$G$2]))))" office:value-type="float" office:value="-2.08065084942753" calcext:value-type="float">
            <text:p>-2.0806508494</text:p>
          </table:table-cell>
          <table:table-cell table:formula="of:=SQRT(POWER([.H196];2)+POWER([.I19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B197]*[.$D$2]" office:value-type="float" office:value="378" calcext:value-type="float">
            <text:p>378</text:p>
          </table:table-cell>
          <table:table-cell table:formula="of:=IF([.$C197] &gt; [.$J$2]; [.D196]; [.D196]+SIN(RADIANS([.$C197]))*MIN(([.$A$2]+([.B197]*[.$B$2]));[.$C$2]))" office:value-type="float" office:value="23.3857133529357" calcext:value-type="float">
            <text:p>23.3857133529</text:p>
          </table:table-cell>
          <table:table-cell table:formula="of:=IF([.$C197]&gt;[.$J$2];[.E196];[.E196]+COS(RADIANS([.$C197]))*MIN(([.$A$2]+([.B197]*[.$B$2]));[.$C$2]))" office:value-type="float" office:value="-2.2639638400468" calcext:value-type="float">
            <text:p>-2.26396384</text:p>
          </table:table-cell>
          <table:table-cell table:formula="of:=SQRT(([.D197]*[.D197])+([.E197]*[.E197]))" office:value-type="float" office:value="23.4950446114647" calcext:value-type="float">
            <text:p>23.4950446115</text:p>
          </table:table-cell>
          <table:table-cell/>
          <table:table-cell table:formula="of:=IF([.$C197] &gt; [.$J$2]; [.H196]; (([.$A$2]/[.$E$2])*((0-COS([.$E$2]*[.B197] + [.$G$2])) - (0-COS([.$G$2])))) + (([.$B$2]*[.B197]/[.$E$2])*(0-COS([.$E$2]*[.B197] + [.$G$2]))) + (([.$B$2]/POWER([.$E$2];2)) * (SIN([.$E$2]*[.B197] + [.$G$2]) - SIN([.$G$2]))))" office:value-type="float" office:value="23.285186687421" calcext:value-type="float">
            <text:p>23.2851866874</text:p>
          </table:table-cell>
          <table:table-cell table:formula="of:=IF([.$C197] &gt; [.$J$2]; [.I196]; (([.$A$2]/[.$E$2])*(   SIN([.$E$2]*[.B197] + [.$G$2])  -    SIN([.$G$2])))  + (([.$B$2]*[.B197]/[.$E$2])*   SIN([.$E$2]*[.B197] + [.$G$2]))  + (([.$B$2]/POWER([.$E$2];2)) * (COS([.$E$2]*[.B197] + [.$G$2]) - COS([.$G$2]))))" office:value-type="float" office:value="-2.08065084942753" calcext:value-type="float">
            <text:p>-2.0806508494</text:p>
          </table:table-cell>
          <table:table-cell table:formula="of:=SQRT(POWER([.H197];2)+POWER([.I19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198]*[.$D$2]" office:value-type="float" office:value="380" calcext:value-type="float">
            <text:p>380</text:p>
          </table:table-cell>
          <table:table-cell table:formula="of:=IF([.$C198] &gt; [.$J$2]; [.D197]; [.D197]+SIN(RADIANS([.$C198]))*MIN(([.$A$2]+([.B198]*[.$B$2]));[.$C$2]))" office:value-type="float" office:value="23.3857133529357" calcext:value-type="float">
            <text:p>23.3857133529</text:p>
          </table:table-cell>
          <table:table-cell table:formula="of:=IF([.$C198]&gt;[.$J$2];[.E197];[.E197]+COS(RADIANS([.$C198]))*MIN(([.$A$2]+([.B198]*[.$B$2]));[.$C$2]))" office:value-type="float" office:value="-2.2639638400468" calcext:value-type="float">
            <text:p>-2.26396384</text:p>
          </table:table-cell>
          <table:table-cell table:formula="of:=SQRT(([.D198]*[.D198])+([.E198]*[.E198]))" office:value-type="float" office:value="23.4950446114647" calcext:value-type="float">
            <text:p>23.4950446115</text:p>
          </table:table-cell>
          <table:table-cell/>
          <table:table-cell table:formula="of:=IF([.$C198] &gt; [.$J$2]; [.H197]; (([.$A$2]/[.$E$2])*((0-COS([.$E$2]*[.B198] + [.$G$2])) - (0-COS([.$G$2])))) + (([.$B$2]*[.B198]/[.$E$2])*(0-COS([.$E$2]*[.B198] + [.$G$2]))) + (([.$B$2]/POWER([.$E$2];2)) * (SIN([.$E$2]*[.B198] + [.$G$2]) - SIN([.$G$2]))))" office:value-type="float" office:value="23.285186687421" calcext:value-type="float">
            <text:p>23.2851866874</text:p>
          </table:table-cell>
          <table:table-cell table:formula="of:=IF([.$C198] &gt; [.$J$2]; [.I197]; (([.$A$2]/[.$E$2])*(   SIN([.$E$2]*[.B198] + [.$G$2])  -    SIN([.$G$2])))  + (([.$B$2]*[.B198]/[.$E$2])*   SIN([.$E$2]*[.B198] + [.$G$2]))  + (([.$B$2]/POWER([.$E$2];2)) * (COS([.$E$2]*[.B198] + [.$G$2]) - COS([.$G$2]))))" office:value-type="float" office:value="-2.08065084942753" calcext:value-type="float">
            <text:p>-2.0806508494</text:p>
          </table:table-cell>
          <table:table-cell table:formula="of:=SQRT(POWER([.H198];2)+POWER([.I19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B199]*[.$D$2]" office:value-type="float" office:value="382" calcext:value-type="float">
            <text:p>382</text:p>
          </table:table-cell>
          <table:table-cell table:formula="of:=IF([.$C199] &gt; [.$J$2]; [.D198]; [.D198]+SIN(RADIANS([.$C199]))*MIN(([.$A$2]+([.B199]*[.$B$2]));[.$C$2]))" office:value-type="float" office:value="23.3857133529357" calcext:value-type="float">
            <text:p>23.3857133529</text:p>
          </table:table-cell>
          <table:table-cell table:formula="of:=IF([.$C199]&gt;[.$J$2];[.E198];[.E198]+COS(RADIANS([.$C199]))*MIN(([.$A$2]+([.B199]*[.$B$2]));[.$C$2]))" office:value-type="float" office:value="-2.2639638400468" calcext:value-type="float">
            <text:p>-2.26396384</text:p>
          </table:table-cell>
          <table:table-cell table:formula="of:=SQRT(([.D199]*[.D199])+([.E199]*[.E199]))" office:value-type="float" office:value="23.4950446114647" calcext:value-type="float">
            <text:p>23.4950446115</text:p>
          </table:table-cell>
          <table:table-cell/>
          <table:table-cell table:formula="of:=IF([.$C199] &gt; [.$J$2]; [.H198]; (([.$A$2]/[.$E$2])*((0-COS([.$E$2]*[.B199] + [.$G$2])) - (0-COS([.$G$2])))) + (([.$B$2]*[.B199]/[.$E$2])*(0-COS([.$E$2]*[.B199] + [.$G$2]))) + (([.$B$2]/POWER([.$E$2];2)) * (SIN([.$E$2]*[.B199] + [.$G$2]) - SIN([.$G$2]))))" office:value-type="float" office:value="23.285186687421" calcext:value-type="float">
            <text:p>23.2851866874</text:p>
          </table:table-cell>
          <table:table-cell table:formula="of:=IF([.$C199] &gt; [.$J$2]; [.I198]; (([.$A$2]/[.$E$2])*(   SIN([.$E$2]*[.B199] + [.$G$2])  -    SIN([.$G$2])))  + (([.$B$2]*[.B199]/[.$E$2])*   SIN([.$E$2]*[.B199] + [.$G$2]))  + (([.$B$2]/POWER([.$E$2];2)) * (COS([.$E$2]*[.B199] + [.$G$2]) - COS([.$G$2]))))" office:value-type="float" office:value="-2.08065084942753" calcext:value-type="float">
            <text:p>-2.0806508494</text:p>
          </table:table-cell>
          <table:table-cell table:formula="of:=SQRT(POWER([.H199];2)+POWER([.I19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200]*[.$D$2]" office:value-type="float" office:value="384" calcext:value-type="float">
            <text:p>384</text:p>
          </table:table-cell>
          <table:table-cell table:formula="of:=IF([.$C200] &gt; [.$J$2]; [.D199]; [.D199]+SIN(RADIANS([.$C200]))*MIN(([.$A$2]+([.B200]*[.$B$2]));[.$C$2]))" office:value-type="float" office:value="23.3857133529357" calcext:value-type="float">
            <text:p>23.3857133529</text:p>
          </table:table-cell>
          <table:table-cell table:formula="of:=IF([.$C200]&gt;[.$J$2];[.E199];[.E199]+COS(RADIANS([.$C200]))*MIN(([.$A$2]+([.B200]*[.$B$2]));[.$C$2]))" office:value-type="float" office:value="-2.2639638400468" calcext:value-type="float">
            <text:p>-2.26396384</text:p>
          </table:table-cell>
          <table:table-cell table:formula="of:=SQRT(([.D200]*[.D200])+([.E200]*[.E200]))" office:value-type="float" office:value="23.4950446114647" calcext:value-type="float">
            <text:p>23.4950446115</text:p>
          </table:table-cell>
          <table:table-cell/>
          <table:table-cell table:formula="of:=IF([.$C200] &gt; [.$J$2]; [.H199]; (([.$A$2]/[.$E$2])*((0-COS([.$E$2]*[.B200] + [.$G$2])) - (0-COS([.$G$2])))) + (([.$B$2]*[.B200]/[.$E$2])*(0-COS([.$E$2]*[.B200] + [.$G$2]))) + (([.$B$2]/POWER([.$E$2];2)) * (SIN([.$E$2]*[.B200] + [.$G$2]) - SIN([.$G$2]))))" office:value-type="float" office:value="23.285186687421" calcext:value-type="float">
            <text:p>23.2851866874</text:p>
          </table:table-cell>
          <table:table-cell table:formula="of:=IF([.$C200] &gt; [.$J$2]; [.I199]; (([.$A$2]/[.$E$2])*(   SIN([.$E$2]*[.B200] + [.$G$2])  -    SIN([.$G$2])))  + (([.$B$2]*[.B200]/[.$E$2])*   SIN([.$E$2]*[.B200] + [.$G$2]))  + (([.$B$2]/POWER([.$E$2];2)) * (COS([.$E$2]*[.B200] + [.$G$2]) - COS([.$G$2]))))" office:value-type="float" office:value="-2.08065084942753" calcext:value-type="float">
            <text:p>-2.0806508494</text:p>
          </table:table-cell>
          <table:table-cell table:formula="of:=SQRT(POWER([.H200];2)+POWER([.I19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B201]*[.$D$2]" office:value-type="float" office:value="386" calcext:value-type="float">
            <text:p>386</text:p>
          </table:table-cell>
          <table:table-cell table:formula="of:=IF([.$C201] &gt; [.$J$2]; [.D200]; [.D200]+SIN(RADIANS([.$C201]))*MIN(([.$A$2]+([.B201]*[.$B$2]));[.$C$2]))" office:value-type="float" office:value="23.3857133529357" calcext:value-type="float">
            <text:p>23.3857133529</text:p>
          </table:table-cell>
          <table:table-cell table:formula="of:=IF([.$C201]&gt;[.$J$2];[.E200];[.E200]+COS(RADIANS([.$C201]))*MIN(([.$A$2]+([.B201]*[.$B$2]));[.$C$2]))" office:value-type="float" office:value="-2.2639638400468" calcext:value-type="float">
            <text:p>-2.26396384</text:p>
          </table:table-cell>
          <table:table-cell table:formula="of:=SQRT(([.D201]*[.D201])+([.E201]*[.E201]))" office:value-type="float" office:value="23.4950446114647" calcext:value-type="float">
            <text:p>23.4950446115</text:p>
          </table:table-cell>
          <table:table-cell/>
          <table:table-cell table:formula="of:=IF([.$C201] &gt; [.$J$2]; [.H200]; (([.$A$2]/[.$E$2])*((0-COS([.$E$2]*[.B201] + [.$G$2])) - (0-COS([.$G$2])))) + (([.$B$2]*[.B201]/[.$E$2])*(0-COS([.$E$2]*[.B201] + [.$G$2]))) + (([.$B$2]/POWER([.$E$2];2)) * (SIN([.$E$2]*[.B201] + [.$G$2]) - SIN([.$G$2]))))" office:value-type="float" office:value="23.285186687421" calcext:value-type="float">
            <text:p>23.2851866874</text:p>
          </table:table-cell>
          <table:table-cell table:formula="of:=IF([.$C201] &gt; [.$J$2]; [.I200]; (([.$A$2]/[.$E$2])*(   SIN([.$E$2]*[.B201] + [.$G$2])  -    SIN([.$G$2])))  + (([.$B$2]*[.B201]/[.$E$2])*   SIN([.$E$2]*[.B201] + [.$G$2]))  + (([.$B$2]/POWER([.$E$2];2)) * (COS([.$E$2]*[.B201] + [.$G$2]) - COS([.$G$2]))))" office:value-type="float" office:value="-2.08065084942753" calcext:value-type="float">
            <text:p>-2.0806508494</text:p>
          </table:table-cell>
          <table:table-cell table:formula="of:=SQRT(POWER([.H201];2)+POWER([.I20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B202]*[.$D$2]" office:value-type="float" office:value="388" calcext:value-type="float">
            <text:p>388</text:p>
          </table:table-cell>
          <table:table-cell table:formula="of:=IF([.$C202] &gt; [.$J$2]; [.D201]; [.D201]+SIN(RADIANS([.$C202]))*MIN(([.$A$2]+([.B202]*[.$B$2]));[.$C$2]))" office:value-type="float" office:value="23.3857133529357" calcext:value-type="float">
            <text:p>23.3857133529</text:p>
          </table:table-cell>
          <table:table-cell table:formula="of:=IF([.$C202]&gt;[.$J$2];[.E201];[.E201]+COS(RADIANS([.$C202]))*MIN(([.$A$2]+([.B202]*[.$B$2]));[.$C$2]))" office:value-type="float" office:value="-2.2639638400468" calcext:value-type="float">
            <text:p>-2.26396384</text:p>
          </table:table-cell>
          <table:table-cell table:formula="of:=SQRT(([.D202]*[.D202])+([.E202]*[.E202]))" office:value-type="float" office:value="23.4950446114647" calcext:value-type="float">
            <text:p>23.4950446115</text:p>
          </table:table-cell>
          <table:table-cell/>
          <table:table-cell table:formula="of:=IF([.$C202] &gt; [.$J$2]; [.H201]; (([.$A$2]/[.$E$2])*((0-COS([.$E$2]*[.B202] + [.$G$2])) - (0-COS([.$G$2])))) + (([.$B$2]*[.B202]/[.$E$2])*(0-COS([.$E$2]*[.B202] + [.$G$2]))) + (([.$B$2]/POWER([.$E$2];2)) * (SIN([.$E$2]*[.B202] + [.$G$2]) - SIN([.$G$2]))))" office:value-type="float" office:value="23.285186687421" calcext:value-type="float">
            <text:p>23.2851866874</text:p>
          </table:table-cell>
          <table:table-cell table:formula="of:=IF([.$C202] &gt; [.$J$2]; [.I201]; (([.$A$2]/[.$E$2])*(   SIN([.$E$2]*[.B202] + [.$G$2])  -    SIN([.$G$2])))  + (([.$B$2]*[.B202]/[.$E$2])*   SIN([.$E$2]*[.B202] + [.$G$2]))  + (([.$B$2]/POWER([.$E$2];2)) * (COS([.$E$2]*[.B202] + [.$G$2]) - COS([.$G$2]))))" office:value-type="float" office:value="-2.08065084942753" calcext:value-type="float">
            <text:p>-2.0806508494</text:p>
          </table:table-cell>
          <table:table-cell table:formula="of:=SQRT(POWER([.H202];2)+POWER([.I20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B203]*[.$D$2]" office:value-type="float" office:value="390" calcext:value-type="float">
            <text:p>390</text:p>
          </table:table-cell>
          <table:table-cell table:formula="of:=IF([.$C203] &gt; [.$J$2]; [.D202]; [.D202]+SIN(RADIANS([.$C203]))*MIN(([.$A$2]+([.B203]*[.$B$2]));[.$C$2]))" office:value-type="float" office:value="23.3857133529357" calcext:value-type="float">
            <text:p>23.3857133529</text:p>
          </table:table-cell>
          <table:table-cell table:formula="of:=IF([.$C203]&gt;[.$J$2];[.E202];[.E202]+COS(RADIANS([.$C203]))*MIN(([.$A$2]+([.B203]*[.$B$2]));[.$C$2]))" office:value-type="float" office:value="-2.2639638400468" calcext:value-type="float">
            <text:p>-2.26396384</text:p>
          </table:table-cell>
          <table:table-cell table:formula="of:=SQRT(([.D203]*[.D203])+([.E203]*[.E203]))" office:value-type="float" office:value="23.4950446114647" calcext:value-type="float">
            <text:p>23.4950446115</text:p>
          </table:table-cell>
          <table:table-cell/>
          <table:table-cell table:formula="of:=IF([.$C203] &gt; [.$J$2]; [.H202]; (([.$A$2]/[.$E$2])*((0-COS([.$E$2]*[.B203] + [.$G$2])) - (0-COS([.$G$2])))) + (([.$B$2]*[.B203]/[.$E$2])*(0-COS([.$E$2]*[.B203] + [.$G$2]))) + (([.$B$2]/POWER([.$E$2];2)) * (SIN([.$E$2]*[.B203] + [.$G$2]) - SIN([.$G$2]))))" office:value-type="float" office:value="23.285186687421" calcext:value-type="float">
            <text:p>23.2851866874</text:p>
          </table:table-cell>
          <table:table-cell table:formula="of:=IF([.$C203] &gt; [.$J$2]; [.I202]; (([.$A$2]/[.$E$2])*(   SIN([.$E$2]*[.B203] + [.$G$2])  -    SIN([.$G$2])))  + (([.$B$2]*[.B203]/[.$E$2])*   SIN([.$E$2]*[.B203] + [.$G$2]))  + (([.$B$2]/POWER([.$E$2];2)) * (COS([.$E$2]*[.B203] + [.$G$2]) - COS([.$G$2]))))" office:value-type="float" office:value="-2.08065084942753" calcext:value-type="float">
            <text:p>-2.0806508494</text:p>
          </table:table-cell>
          <table:table-cell table:formula="of:=SQRT(POWER([.H203];2)+POWER([.I20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B204]*[.$D$2]" office:value-type="float" office:value="392" calcext:value-type="float">
            <text:p>392</text:p>
          </table:table-cell>
          <table:table-cell table:formula="of:=IF([.$C204] &gt; [.$J$2]; [.D203]; [.D203]+SIN(RADIANS([.$C204]))*MIN(([.$A$2]+([.B204]*[.$B$2]));[.$C$2]))" office:value-type="float" office:value="23.3857133529357" calcext:value-type="float">
            <text:p>23.3857133529</text:p>
          </table:table-cell>
          <table:table-cell table:formula="of:=IF([.$C204]&gt;[.$J$2];[.E203];[.E203]+COS(RADIANS([.$C204]))*MIN(([.$A$2]+([.B204]*[.$B$2]));[.$C$2]))" office:value-type="float" office:value="-2.2639638400468" calcext:value-type="float">
            <text:p>-2.26396384</text:p>
          </table:table-cell>
          <table:table-cell table:formula="of:=SQRT(([.D204]*[.D204])+([.E204]*[.E204]))" office:value-type="float" office:value="23.4950446114647" calcext:value-type="float">
            <text:p>23.4950446115</text:p>
          </table:table-cell>
          <table:table-cell/>
          <table:table-cell table:formula="of:=IF([.$C204] &gt; [.$J$2]; [.H203]; (([.$A$2]/[.$E$2])*((0-COS([.$E$2]*[.B204] + [.$G$2])) - (0-COS([.$G$2])))) + (([.$B$2]*[.B204]/[.$E$2])*(0-COS([.$E$2]*[.B204] + [.$G$2]))) + (([.$B$2]/POWER([.$E$2];2)) * (SIN([.$E$2]*[.B204] + [.$G$2]) - SIN([.$G$2]))))" office:value-type="float" office:value="23.285186687421" calcext:value-type="float">
            <text:p>23.2851866874</text:p>
          </table:table-cell>
          <table:table-cell table:formula="of:=IF([.$C204] &gt; [.$J$2]; [.I203]; (([.$A$2]/[.$E$2])*(   SIN([.$E$2]*[.B204] + [.$G$2])  -    SIN([.$G$2])))  + (([.$B$2]*[.B204]/[.$E$2])*   SIN([.$E$2]*[.B204] + [.$G$2]))  + (([.$B$2]/POWER([.$E$2];2)) * (COS([.$E$2]*[.B204] + [.$G$2]) - COS([.$G$2]))))" office:value-type="float" office:value="-2.08065084942753" calcext:value-type="float">
            <text:p>-2.0806508494</text:p>
          </table:table-cell>
          <table:table-cell table:formula="of:=SQRT(POWER([.H204];2)+POWER([.I20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B205]*[.$D$2]" office:value-type="float" office:value="394" calcext:value-type="float">
            <text:p>394</text:p>
          </table:table-cell>
          <table:table-cell table:formula="of:=IF([.$C205] &gt; [.$J$2]; [.D204]; [.D204]+SIN(RADIANS([.$C205]))*MIN(([.$A$2]+([.B205]*[.$B$2]));[.$C$2]))" office:value-type="float" office:value="23.3857133529357" calcext:value-type="float">
            <text:p>23.3857133529</text:p>
          </table:table-cell>
          <table:table-cell table:formula="of:=IF([.$C205]&gt;[.$J$2];[.E204];[.E204]+COS(RADIANS([.$C205]))*MIN(([.$A$2]+([.B205]*[.$B$2]));[.$C$2]))" office:value-type="float" office:value="-2.2639638400468" calcext:value-type="float">
            <text:p>-2.26396384</text:p>
          </table:table-cell>
          <table:table-cell table:formula="of:=SQRT(([.D205]*[.D205])+([.E205]*[.E205]))" office:value-type="float" office:value="23.4950446114647" calcext:value-type="float">
            <text:p>23.4950446115</text:p>
          </table:table-cell>
          <table:table-cell/>
          <table:table-cell table:formula="of:=IF([.$C205] &gt; [.$J$2]; [.H204]; (([.$A$2]/[.$E$2])*((0-COS([.$E$2]*[.B205] + [.$G$2])) - (0-COS([.$G$2])))) + (([.$B$2]*[.B205]/[.$E$2])*(0-COS([.$E$2]*[.B205] + [.$G$2]))) + (([.$B$2]/POWER([.$E$2];2)) * (SIN([.$E$2]*[.B205] + [.$G$2]) - SIN([.$G$2]))))" office:value-type="float" office:value="23.285186687421" calcext:value-type="float">
            <text:p>23.2851866874</text:p>
          </table:table-cell>
          <table:table-cell table:formula="of:=IF([.$C205] &gt; [.$J$2]; [.I204]; (([.$A$2]/[.$E$2])*(   SIN([.$E$2]*[.B205] + [.$G$2])  -    SIN([.$G$2])))  + (([.$B$2]*[.B205]/[.$E$2])*   SIN([.$E$2]*[.B205] + [.$G$2]))  + (([.$B$2]/POWER([.$E$2];2)) * (COS([.$E$2]*[.B205] + [.$G$2]) - COS([.$G$2]))))" office:value-type="float" office:value="-2.08065084942753" calcext:value-type="float">
            <text:p>-2.0806508494</text:p>
          </table:table-cell>
          <table:table-cell table:formula="of:=SQRT(POWER([.H205];2)+POWER([.I20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B206]*[.$D$2]" office:value-type="float" office:value="396" calcext:value-type="float">
            <text:p>396</text:p>
          </table:table-cell>
          <table:table-cell table:formula="of:=IF([.$C206] &gt; [.$J$2]; [.D205]; [.D205]+SIN(RADIANS([.$C206]))*MIN(([.$A$2]+([.B206]*[.$B$2]));[.$C$2]))" office:value-type="float" office:value="23.3857133529357" calcext:value-type="float">
            <text:p>23.3857133529</text:p>
          </table:table-cell>
          <table:table-cell table:formula="of:=IF([.$C206]&gt;[.$J$2];[.E205];[.E205]+COS(RADIANS([.$C206]))*MIN(([.$A$2]+([.B206]*[.$B$2]));[.$C$2]))" office:value-type="float" office:value="-2.2639638400468" calcext:value-type="float">
            <text:p>-2.26396384</text:p>
          </table:table-cell>
          <table:table-cell table:formula="of:=SQRT(([.D206]*[.D206])+([.E206]*[.E206]))" office:value-type="float" office:value="23.4950446114647" calcext:value-type="float">
            <text:p>23.4950446115</text:p>
          </table:table-cell>
          <table:table-cell/>
          <table:table-cell table:formula="of:=IF([.$C206] &gt; [.$J$2]; [.H205]; (([.$A$2]/[.$E$2])*((0-COS([.$E$2]*[.B206] + [.$G$2])) - (0-COS([.$G$2])))) + (([.$B$2]*[.B206]/[.$E$2])*(0-COS([.$E$2]*[.B206] + [.$G$2]))) + (([.$B$2]/POWER([.$E$2];2)) * (SIN([.$E$2]*[.B206] + [.$G$2]) - SIN([.$G$2]))))" office:value-type="float" office:value="23.285186687421" calcext:value-type="float">
            <text:p>23.2851866874</text:p>
          </table:table-cell>
          <table:table-cell table:formula="of:=IF([.$C206] &gt; [.$J$2]; [.I205]; (([.$A$2]/[.$E$2])*(   SIN([.$E$2]*[.B206] + [.$G$2])  -    SIN([.$G$2])))  + (([.$B$2]*[.B206]/[.$E$2])*   SIN([.$E$2]*[.B206] + [.$G$2]))  + (([.$B$2]/POWER([.$E$2];2)) * (COS([.$E$2]*[.B206] + [.$G$2]) - COS([.$G$2]))))" office:value-type="float" office:value="-2.08065084942753" calcext:value-type="float">
            <text:p>-2.0806508494</text:p>
          </table:table-cell>
          <table:table-cell table:formula="of:=SQRT(POWER([.H206];2)+POWER([.I20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B207]*[.$D$2]" office:value-type="float" office:value="398" calcext:value-type="float">
            <text:p>398</text:p>
          </table:table-cell>
          <table:table-cell table:formula="of:=IF([.$C207] &gt; [.$J$2]; [.D206]; [.D206]+SIN(RADIANS([.$C207]))*MIN(([.$A$2]+([.B207]*[.$B$2]));[.$C$2]))" office:value-type="float" office:value="23.3857133529357" calcext:value-type="float">
            <text:p>23.3857133529</text:p>
          </table:table-cell>
          <table:table-cell table:formula="of:=IF([.$C207]&gt;[.$J$2];[.E206];[.E206]+COS(RADIANS([.$C207]))*MIN(([.$A$2]+([.B207]*[.$B$2]));[.$C$2]))" office:value-type="float" office:value="-2.2639638400468" calcext:value-type="float">
            <text:p>-2.26396384</text:p>
          </table:table-cell>
          <table:table-cell table:formula="of:=SQRT(([.D207]*[.D207])+([.E207]*[.E207]))" office:value-type="float" office:value="23.4950446114647" calcext:value-type="float">
            <text:p>23.4950446115</text:p>
          </table:table-cell>
          <table:table-cell/>
          <table:table-cell table:formula="of:=IF([.$C207] &gt; [.$J$2]; [.H206]; (([.$A$2]/[.$E$2])*((0-COS([.$E$2]*[.B207] + [.$G$2])) - (0-COS([.$G$2])))) + (([.$B$2]*[.B207]/[.$E$2])*(0-COS([.$E$2]*[.B207] + [.$G$2]))) + (([.$B$2]/POWER([.$E$2];2)) * (SIN([.$E$2]*[.B207] + [.$G$2]) - SIN([.$G$2]))))" office:value-type="float" office:value="23.285186687421" calcext:value-type="float">
            <text:p>23.2851866874</text:p>
          </table:table-cell>
          <table:table-cell table:formula="of:=IF([.$C207] &gt; [.$J$2]; [.I206]; (([.$A$2]/[.$E$2])*(   SIN([.$E$2]*[.B207] + [.$G$2])  -    SIN([.$G$2])))  + (([.$B$2]*[.B207]/[.$E$2])*   SIN([.$E$2]*[.B207] + [.$G$2]))  + (([.$B$2]/POWER([.$E$2];2)) * (COS([.$E$2]*[.B207] + [.$G$2]) - COS([.$G$2]))))" office:value-type="float" office:value="-2.08065084942753" calcext:value-type="float">
            <text:p>-2.0806508494</text:p>
          </table:table-cell>
          <table:table-cell table:formula="of:=SQRT(POWER([.H207];2)+POWER([.I20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08]*[.$D$2]" office:value-type="float" office:value="400" calcext:value-type="float">
            <text:p>400</text:p>
          </table:table-cell>
          <table:table-cell table:formula="of:=IF([.$C208] &gt; [.$J$2]; [.D207]; [.D207]+SIN(RADIANS([.$C208]))*MIN(([.$A$2]+([.B208]*[.$B$2]));[.$C$2]))" office:value-type="float" office:value="23.3857133529357" calcext:value-type="float">
            <text:p>23.3857133529</text:p>
          </table:table-cell>
          <table:table-cell table:formula="of:=IF([.$C208]&gt;[.$J$2];[.E207];[.E207]+COS(RADIANS([.$C208]))*MIN(([.$A$2]+([.B208]*[.$B$2]));[.$C$2]))" office:value-type="float" office:value="-2.2639638400468" calcext:value-type="float">
            <text:p>-2.26396384</text:p>
          </table:table-cell>
          <table:table-cell table:formula="of:=SQRT(([.D208]*[.D208])+([.E208]*[.E208]))" office:value-type="float" office:value="23.4950446114647" calcext:value-type="float">
            <text:p>23.4950446115</text:p>
          </table:table-cell>
          <table:table-cell/>
          <table:table-cell table:formula="of:=IF([.$C208] &gt; [.$J$2]; [.H207]; (([.$A$2]/[.$E$2])*((0-COS([.$E$2]*[.B208] + [.$G$2])) - (0-COS([.$G$2])))) + (([.$B$2]*[.B208]/[.$E$2])*(0-COS([.$E$2]*[.B208] + [.$G$2]))) + (([.$B$2]/POWER([.$E$2];2)) * (SIN([.$E$2]*[.B208] + [.$G$2]) - SIN([.$G$2]))))" office:value-type="float" office:value="23.285186687421" calcext:value-type="float">
            <text:p>23.2851866874</text:p>
          </table:table-cell>
          <table:table-cell table:formula="of:=IF([.$C208] &gt; [.$J$2]; [.I207]; (([.$A$2]/[.$E$2])*(   SIN([.$E$2]*[.B208] + [.$G$2])  -    SIN([.$G$2])))  + (([.$B$2]*[.B208]/[.$E$2])*   SIN([.$E$2]*[.B208] + [.$G$2]))  + (([.$B$2]/POWER([.$E$2];2)) * (COS([.$E$2]*[.B208] + [.$G$2]) - COS([.$G$2]))))" office:value-type="float" office:value="-2.08065084942753" calcext:value-type="float">
            <text:p>-2.0806508494</text:p>
          </table:table-cell>
          <table:table-cell table:formula="of:=SQRT(POWER([.H208];2)+POWER([.I20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B209]*[.$D$2]" office:value-type="float" office:value="402" calcext:value-type="float">
            <text:p>402</text:p>
          </table:table-cell>
          <table:table-cell table:formula="of:=IF([.$C209] &gt; [.$J$2]; [.D208]; [.D208]+SIN(RADIANS([.$C209]))*MIN(([.$A$2]+([.B209]*[.$B$2]));[.$C$2]))" office:value-type="float" office:value="23.3857133529357" calcext:value-type="float">
            <text:p>23.3857133529</text:p>
          </table:table-cell>
          <table:table-cell table:formula="of:=IF([.$C209]&gt;[.$J$2];[.E208];[.E208]+COS(RADIANS([.$C209]))*MIN(([.$A$2]+([.B209]*[.$B$2]));[.$C$2]))" office:value-type="float" office:value="-2.2639638400468" calcext:value-type="float">
            <text:p>-2.26396384</text:p>
          </table:table-cell>
          <table:table-cell table:formula="of:=SQRT(([.D209]*[.D209])+([.E209]*[.E209]))" office:value-type="float" office:value="23.4950446114647" calcext:value-type="float">
            <text:p>23.4950446115</text:p>
          </table:table-cell>
          <table:table-cell/>
          <table:table-cell table:formula="of:=IF([.$C209] &gt; [.$J$2]; [.H208]; (([.$A$2]/[.$E$2])*((0-COS([.$E$2]*[.B209] + [.$G$2])) - (0-COS([.$G$2])))) + (([.$B$2]*[.B209]/[.$E$2])*(0-COS([.$E$2]*[.B209] + [.$G$2]))) + (([.$B$2]/POWER([.$E$2];2)) * (SIN([.$E$2]*[.B209] + [.$G$2]) - SIN([.$G$2]))))" office:value-type="float" office:value="23.285186687421" calcext:value-type="float">
            <text:p>23.2851866874</text:p>
          </table:table-cell>
          <table:table-cell table:formula="of:=IF([.$C209] &gt; [.$J$2]; [.I208]; (([.$A$2]/[.$E$2])*(   SIN([.$E$2]*[.B209] + [.$G$2])  -    SIN([.$G$2])))  + (([.$B$2]*[.B209]/[.$E$2])*   SIN([.$E$2]*[.B209] + [.$G$2]))  + (([.$B$2]/POWER([.$E$2];2)) * (COS([.$E$2]*[.B209] + [.$G$2]) - COS([.$G$2]))))" office:value-type="float" office:value="-2.08065084942753" calcext:value-type="float">
            <text:p>-2.0806508494</text:p>
          </table:table-cell>
          <table:table-cell table:formula="of:=SQRT(POWER([.H209];2)+POWER([.I20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B210]*[.$D$2]" office:value-type="float" office:value="404" calcext:value-type="float">
            <text:p>404</text:p>
          </table:table-cell>
          <table:table-cell table:formula="of:=IF([.$C210] &gt; [.$J$2]; [.D209]; [.D209]+SIN(RADIANS([.$C210]))*MIN(([.$A$2]+([.B210]*[.$B$2]));[.$C$2]))" office:value-type="float" office:value="23.3857133529357" calcext:value-type="float">
            <text:p>23.3857133529</text:p>
          </table:table-cell>
          <table:table-cell table:formula="of:=IF([.$C210]&gt;[.$J$2];[.E209];[.E209]+COS(RADIANS([.$C210]))*MIN(([.$A$2]+([.B210]*[.$B$2]));[.$C$2]))" office:value-type="float" office:value="-2.2639638400468" calcext:value-type="float">
            <text:p>-2.26396384</text:p>
          </table:table-cell>
          <table:table-cell table:formula="of:=SQRT(([.D210]*[.D210])+([.E210]*[.E210]))" office:value-type="float" office:value="23.4950446114647" calcext:value-type="float">
            <text:p>23.4950446115</text:p>
          </table:table-cell>
          <table:table-cell/>
          <table:table-cell table:formula="of:=IF([.$C210] &gt; [.$J$2]; [.H209]; (([.$A$2]/[.$E$2])*((0-COS([.$E$2]*[.B210] + [.$G$2])) - (0-COS([.$G$2])))) + (([.$B$2]*[.B210]/[.$E$2])*(0-COS([.$E$2]*[.B210] + [.$G$2]))) + (([.$B$2]/POWER([.$E$2];2)) * (SIN([.$E$2]*[.B210] + [.$G$2]) - SIN([.$G$2]))))" office:value-type="float" office:value="23.285186687421" calcext:value-type="float">
            <text:p>23.2851866874</text:p>
          </table:table-cell>
          <table:table-cell table:formula="of:=IF([.$C210] &gt; [.$J$2]; [.I209]; (([.$A$2]/[.$E$2])*(   SIN([.$E$2]*[.B210] + [.$G$2])  -    SIN([.$G$2])))  + (([.$B$2]*[.B210]/[.$E$2])*   SIN([.$E$2]*[.B210] + [.$G$2]))  + (([.$B$2]/POWER([.$E$2];2)) * (COS([.$E$2]*[.B210] + [.$G$2]) - COS([.$G$2]))))" office:value-type="float" office:value="-2.08065084942753" calcext:value-type="float">
            <text:p>-2.0806508494</text:p>
          </table:table-cell>
          <table:table-cell table:formula="of:=SQRT(POWER([.H210];2)+POWER([.I20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B211]*[.$D$2]" office:value-type="float" office:value="406" calcext:value-type="float">
            <text:p>406</text:p>
          </table:table-cell>
          <table:table-cell table:formula="of:=IF([.$C211] &gt; [.$J$2]; [.D210]; [.D210]+SIN(RADIANS([.$C211]))*MIN(([.$A$2]+([.B211]*[.$B$2]));[.$C$2]))" office:value-type="float" office:value="23.3857133529357" calcext:value-type="float">
            <text:p>23.3857133529</text:p>
          </table:table-cell>
          <table:table-cell table:formula="of:=IF([.$C211]&gt;[.$J$2];[.E210];[.E210]+COS(RADIANS([.$C211]))*MIN(([.$A$2]+([.B211]*[.$B$2]));[.$C$2]))" office:value-type="float" office:value="-2.2639638400468" calcext:value-type="float">
            <text:p>-2.26396384</text:p>
          </table:table-cell>
          <table:table-cell table:formula="of:=SQRT(([.D211]*[.D211])+([.E211]*[.E211]))" office:value-type="float" office:value="23.4950446114647" calcext:value-type="float">
            <text:p>23.4950446115</text:p>
          </table:table-cell>
          <table:table-cell/>
          <table:table-cell table:formula="of:=IF([.$C211] &gt; [.$J$2]; [.H210]; (([.$A$2]/[.$E$2])*((0-COS([.$E$2]*[.B211] + [.$G$2])) - (0-COS([.$G$2])))) + (([.$B$2]*[.B211]/[.$E$2])*(0-COS([.$E$2]*[.B211] + [.$G$2]))) + (([.$B$2]/POWER([.$E$2];2)) * (SIN([.$E$2]*[.B211] + [.$G$2]) - SIN([.$G$2]))))" office:value-type="float" office:value="23.285186687421" calcext:value-type="float">
            <text:p>23.2851866874</text:p>
          </table:table-cell>
          <table:table-cell table:formula="of:=IF([.$C211] &gt; [.$J$2]; [.I210]; (([.$A$2]/[.$E$2])*(   SIN([.$E$2]*[.B211] + [.$G$2])  -    SIN([.$G$2])))  + (([.$B$2]*[.B211]/[.$E$2])*   SIN([.$E$2]*[.B211] + [.$G$2]))  + (([.$B$2]/POWER([.$E$2];2)) * (COS([.$E$2]*[.B211] + [.$G$2]) - COS([.$G$2]))))" office:value-type="float" office:value="-2.08065084942753" calcext:value-type="float">
            <text:p>-2.0806508494</text:p>
          </table:table-cell>
          <table:table-cell table:formula="of:=SQRT(POWER([.H211];2)+POWER([.I21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B212]*[.$D$2]" office:value-type="float" office:value="408" calcext:value-type="float">
            <text:p>408</text:p>
          </table:table-cell>
          <table:table-cell table:formula="of:=IF([.$C212] &gt; [.$J$2]; [.D211]; [.D211]+SIN(RADIANS([.$C212]))*MIN(([.$A$2]+([.B212]*[.$B$2]));[.$C$2]))" office:value-type="float" office:value="23.3857133529357" calcext:value-type="float">
            <text:p>23.3857133529</text:p>
          </table:table-cell>
          <table:table-cell table:formula="of:=IF([.$C212]&gt;[.$J$2];[.E211];[.E211]+COS(RADIANS([.$C212]))*MIN(([.$A$2]+([.B212]*[.$B$2]));[.$C$2]))" office:value-type="float" office:value="-2.2639638400468" calcext:value-type="float">
            <text:p>-2.26396384</text:p>
          </table:table-cell>
          <table:table-cell table:formula="of:=SQRT(([.D212]*[.D212])+([.E212]*[.E212]))" office:value-type="float" office:value="23.4950446114647" calcext:value-type="float">
            <text:p>23.4950446115</text:p>
          </table:table-cell>
          <table:table-cell/>
          <table:table-cell table:formula="of:=IF([.$C212] &gt; [.$J$2]; [.H211]; (([.$A$2]/[.$E$2])*((0-COS([.$E$2]*[.B212] + [.$G$2])) - (0-COS([.$G$2])))) + (([.$B$2]*[.B212]/[.$E$2])*(0-COS([.$E$2]*[.B212] + [.$G$2]))) + (([.$B$2]/POWER([.$E$2];2)) * (SIN([.$E$2]*[.B212] + [.$G$2]) - SIN([.$G$2]))))" office:value-type="float" office:value="23.285186687421" calcext:value-type="float">
            <text:p>23.2851866874</text:p>
          </table:table-cell>
          <table:table-cell table:formula="of:=IF([.$C212] &gt; [.$J$2]; [.I211]; (([.$A$2]/[.$E$2])*(   SIN([.$E$2]*[.B212] + [.$G$2])  -    SIN([.$G$2])))  + (([.$B$2]*[.B212]/[.$E$2])*   SIN([.$E$2]*[.B212] + [.$G$2]))  + (([.$B$2]/POWER([.$E$2];2)) * (COS([.$E$2]*[.B212] + [.$G$2]) - COS([.$G$2]))))" office:value-type="float" office:value="-2.08065084942753" calcext:value-type="float">
            <text:p>-2.0806508494</text:p>
          </table:table-cell>
          <table:table-cell table:formula="of:=SQRT(POWER([.H212];2)+POWER([.I21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B213]*[.$D$2]" office:value-type="float" office:value="410" calcext:value-type="float">
            <text:p>410</text:p>
          </table:table-cell>
          <table:table-cell table:formula="of:=IF([.$C213] &gt; [.$J$2]; [.D212]; [.D212]+SIN(RADIANS([.$C213]))*MIN(([.$A$2]+([.B213]*[.$B$2]));[.$C$2]))" office:value-type="float" office:value="23.3857133529357" calcext:value-type="float">
            <text:p>23.3857133529</text:p>
          </table:table-cell>
          <table:table-cell table:formula="of:=IF([.$C213]&gt;[.$J$2];[.E212];[.E212]+COS(RADIANS([.$C213]))*MIN(([.$A$2]+([.B213]*[.$B$2]));[.$C$2]))" office:value-type="float" office:value="-2.2639638400468" calcext:value-type="float">
            <text:p>-2.26396384</text:p>
          </table:table-cell>
          <table:table-cell table:formula="of:=SQRT(([.D213]*[.D213])+([.E213]*[.E213]))" office:value-type="float" office:value="23.4950446114647" calcext:value-type="float">
            <text:p>23.4950446115</text:p>
          </table:table-cell>
          <table:table-cell/>
          <table:table-cell table:formula="of:=IF([.$C213] &gt; [.$J$2]; [.H212]; (([.$A$2]/[.$E$2])*((0-COS([.$E$2]*[.B213] + [.$G$2])) - (0-COS([.$G$2])))) + (([.$B$2]*[.B213]/[.$E$2])*(0-COS([.$E$2]*[.B213] + [.$G$2]))) + (([.$B$2]/POWER([.$E$2];2)) * (SIN([.$E$2]*[.B213] + [.$G$2]) - SIN([.$G$2]))))" office:value-type="float" office:value="23.285186687421" calcext:value-type="float">
            <text:p>23.2851866874</text:p>
          </table:table-cell>
          <table:table-cell table:formula="of:=IF([.$C213] &gt; [.$J$2]; [.I212]; (([.$A$2]/[.$E$2])*(   SIN([.$E$2]*[.B213] + [.$G$2])  -    SIN([.$G$2])))  + (([.$B$2]*[.B213]/[.$E$2])*   SIN([.$E$2]*[.B213] + [.$G$2]))  + (([.$B$2]/POWER([.$E$2];2)) * (COS([.$E$2]*[.B213] + [.$G$2]) - COS([.$G$2]))))" office:value-type="float" office:value="-2.08065084942753" calcext:value-type="float">
            <text:p>-2.0806508494</text:p>
          </table:table-cell>
          <table:table-cell table:formula="of:=SQRT(POWER([.H213];2)+POWER([.I21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B214]*[.$D$2]" office:value-type="float" office:value="412" calcext:value-type="float">
            <text:p>412</text:p>
          </table:table-cell>
          <table:table-cell table:formula="of:=IF([.$C214] &gt; [.$J$2]; [.D213]; [.D213]+SIN(RADIANS([.$C214]))*MIN(([.$A$2]+([.B214]*[.$B$2]));[.$C$2]))" office:value-type="float" office:value="23.3857133529357" calcext:value-type="float">
            <text:p>23.3857133529</text:p>
          </table:table-cell>
          <table:table-cell table:formula="of:=IF([.$C214]&gt;[.$J$2];[.E213];[.E213]+COS(RADIANS([.$C214]))*MIN(([.$A$2]+([.B214]*[.$B$2]));[.$C$2]))" office:value-type="float" office:value="-2.2639638400468" calcext:value-type="float">
            <text:p>-2.26396384</text:p>
          </table:table-cell>
          <table:table-cell table:formula="of:=SQRT(([.D214]*[.D214])+([.E214]*[.E214]))" office:value-type="float" office:value="23.4950446114647" calcext:value-type="float">
            <text:p>23.4950446115</text:p>
          </table:table-cell>
          <table:table-cell/>
          <table:table-cell table:formula="of:=IF([.$C214] &gt; [.$J$2]; [.H213]; (([.$A$2]/[.$E$2])*((0-COS([.$E$2]*[.B214] + [.$G$2])) - (0-COS([.$G$2])))) + (([.$B$2]*[.B214]/[.$E$2])*(0-COS([.$E$2]*[.B214] + [.$G$2]))) + (([.$B$2]/POWER([.$E$2];2)) * (SIN([.$E$2]*[.B214] + [.$G$2]) - SIN([.$G$2]))))" office:value-type="float" office:value="23.285186687421" calcext:value-type="float">
            <text:p>23.2851866874</text:p>
          </table:table-cell>
          <table:table-cell table:formula="of:=IF([.$C214] &gt; [.$J$2]; [.I213]; (([.$A$2]/[.$E$2])*(   SIN([.$E$2]*[.B214] + [.$G$2])  -    SIN([.$G$2])))  + (([.$B$2]*[.B214]/[.$E$2])*   SIN([.$E$2]*[.B214] + [.$G$2]))  + (([.$B$2]/POWER([.$E$2];2)) * (COS([.$E$2]*[.B214] + [.$G$2]) - COS([.$G$2]))))" office:value-type="float" office:value="-2.08065084942753" calcext:value-type="float">
            <text:p>-2.0806508494</text:p>
          </table:table-cell>
          <table:table-cell table:formula="of:=SQRT(POWER([.H214];2)+POWER([.I21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B215]*[.$D$2]" office:value-type="float" office:value="414" calcext:value-type="float">
            <text:p>414</text:p>
          </table:table-cell>
          <table:table-cell table:formula="of:=IF([.$C215] &gt; [.$J$2]; [.D214]; [.D214]+SIN(RADIANS([.$C215]))*MIN(([.$A$2]+([.B215]*[.$B$2]));[.$C$2]))" office:value-type="float" office:value="23.3857133529357" calcext:value-type="float">
            <text:p>23.3857133529</text:p>
          </table:table-cell>
          <table:table-cell table:formula="of:=IF([.$C215]&gt;[.$J$2];[.E214];[.E214]+COS(RADIANS([.$C215]))*MIN(([.$A$2]+([.B215]*[.$B$2]));[.$C$2]))" office:value-type="float" office:value="-2.2639638400468" calcext:value-type="float">
            <text:p>-2.26396384</text:p>
          </table:table-cell>
          <table:table-cell table:formula="of:=SQRT(([.D215]*[.D215])+([.E215]*[.E215]))" office:value-type="float" office:value="23.4950446114647" calcext:value-type="float">
            <text:p>23.4950446115</text:p>
          </table:table-cell>
          <table:table-cell/>
          <table:table-cell table:formula="of:=IF([.$C215] &gt; [.$J$2]; [.H214]; (([.$A$2]/[.$E$2])*((0-COS([.$E$2]*[.B215] + [.$G$2])) - (0-COS([.$G$2])))) + (([.$B$2]*[.B215]/[.$E$2])*(0-COS([.$E$2]*[.B215] + [.$G$2]))) + (([.$B$2]/POWER([.$E$2];2)) * (SIN([.$E$2]*[.B215] + [.$G$2]) - SIN([.$G$2]))))" office:value-type="float" office:value="23.285186687421" calcext:value-type="float">
            <text:p>23.2851866874</text:p>
          </table:table-cell>
          <table:table-cell table:formula="of:=IF([.$C215] &gt; [.$J$2]; [.I214]; (([.$A$2]/[.$E$2])*(   SIN([.$E$2]*[.B215] + [.$G$2])  -    SIN([.$G$2])))  + (([.$B$2]*[.B215]/[.$E$2])*   SIN([.$E$2]*[.B215] + [.$G$2]))  + (([.$B$2]/POWER([.$E$2];2)) * (COS([.$E$2]*[.B215] + [.$G$2]) - COS([.$G$2]))))" office:value-type="float" office:value="-2.08065084942753" calcext:value-type="float">
            <text:p>-2.0806508494</text:p>
          </table:table-cell>
          <table:table-cell table:formula="of:=SQRT(POWER([.H215];2)+POWER([.I21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B216]*[.$D$2]" office:value-type="float" office:value="416" calcext:value-type="float">
            <text:p>416</text:p>
          </table:table-cell>
          <table:table-cell table:formula="of:=IF([.$C216] &gt; [.$J$2]; [.D215]; [.D215]+SIN(RADIANS([.$C216]))*MIN(([.$A$2]+([.B216]*[.$B$2]));[.$C$2]))" office:value-type="float" office:value="23.3857133529357" calcext:value-type="float">
            <text:p>23.3857133529</text:p>
          </table:table-cell>
          <table:table-cell table:formula="of:=IF([.$C216]&gt;[.$J$2];[.E215];[.E215]+COS(RADIANS([.$C216]))*MIN(([.$A$2]+([.B216]*[.$B$2]));[.$C$2]))" office:value-type="float" office:value="-2.2639638400468" calcext:value-type="float">
            <text:p>-2.26396384</text:p>
          </table:table-cell>
          <table:table-cell table:formula="of:=SQRT(([.D216]*[.D216])+([.E216]*[.E216]))" office:value-type="float" office:value="23.4950446114647" calcext:value-type="float">
            <text:p>23.4950446115</text:p>
          </table:table-cell>
          <table:table-cell/>
          <table:table-cell table:formula="of:=IF([.$C216] &gt; [.$J$2]; [.H215]; (([.$A$2]/[.$E$2])*((0-COS([.$E$2]*[.B216] + [.$G$2])) - (0-COS([.$G$2])))) + (([.$B$2]*[.B216]/[.$E$2])*(0-COS([.$E$2]*[.B216] + [.$G$2]))) + (([.$B$2]/POWER([.$E$2];2)) * (SIN([.$E$2]*[.B216] + [.$G$2]) - SIN([.$G$2]))))" office:value-type="float" office:value="23.285186687421" calcext:value-type="float">
            <text:p>23.2851866874</text:p>
          </table:table-cell>
          <table:table-cell table:formula="of:=IF([.$C216] &gt; [.$J$2]; [.I215]; (([.$A$2]/[.$E$2])*(   SIN([.$E$2]*[.B216] + [.$G$2])  -    SIN([.$G$2])))  + (([.$B$2]*[.B216]/[.$E$2])*   SIN([.$E$2]*[.B216] + [.$G$2]))  + (([.$B$2]/POWER([.$E$2];2)) * (COS([.$E$2]*[.B216] + [.$G$2]) - COS([.$G$2]))))" office:value-type="float" office:value="-2.08065084942753" calcext:value-type="float">
            <text:p>-2.0806508494</text:p>
          </table:table-cell>
          <table:table-cell table:formula="of:=SQRT(POWER([.H216];2)+POWER([.I21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B217]*[.$D$2]" office:value-type="float" office:value="418" calcext:value-type="float">
            <text:p>418</text:p>
          </table:table-cell>
          <table:table-cell table:formula="of:=IF([.$C217] &gt; [.$J$2]; [.D216]; [.D216]+SIN(RADIANS([.$C217]))*MIN(([.$A$2]+([.B217]*[.$B$2]));[.$C$2]))" office:value-type="float" office:value="23.3857133529357" calcext:value-type="float">
            <text:p>23.3857133529</text:p>
          </table:table-cell>
          <table:table-cell table:formula="of:=IF([.$C217]&gt;[.$J$2];[.E216];[.E216]+COS(RADIANS([.$C217]))*MIN(([.$A$2]+([.B217]*[.$B$2]));[.$C$2]))" office:value-type="float" office:value="-2.2639638400468" calcext:value-type="float">
            <text:p>-2.26396384</text:p>
          </table:table-cell>
          <table:table-cell table:formula="of:=SQRT(([.D217]*[.D217])+([.E217]*[.E217]))" office:value-type="float" office:value="23.4950446114647" calcext:value-type="float">
            <text:p>23.4950446115</text:p>
          </table:table-cell>
          <table:table-cell/>
          <table:table-cell table:formula="of:=IF([.$C217] &gt; [.$J$2]; [.H216]; (([.$A$2]/[.$E$2])*((0-COS([.$E$2]*[.B217] + [.$G$2])) - (0-COS([.$G$2])))) + (([.$B$2]*[.B217]/[.$E$2])*(0-COS([.$E$2]*[.B217] + [.$G$2]))) + (([.$B$2]/POWER([.$E$2];2)) * (SIN([.$E$2]*[.B217] + [.$G$2]) - SIN([.$G$2]))))" office:value-type="float" office:value="23.285186687421" calcext:value-type="float">
            <text:p>23.2851866874</text:p>
          </table:table-cell>
          <table:table-cell table:formula="of:=IF([.$C217] &gt; [.$J$2]; [.I216]; (([.$A$2]/[.$E$2])*(   SIN([.$E$2]*[.B217] + [.$G$2])  -    SIN([.$G$2])))  + (([.$B$2]*[.B217]/[.$E$2])*   SIN([.$E$2]*[.B217] + [.$G$2]))  + (([.$B$2]/POWER([.$E$2];2)) * (COS([.$E$2]*[.B217] + [.$G$2]) - COS([.$G$2]))))" office:value-type="float" office:value="-2.08065084942753" calcext:value-type="float">
            <text:p>-2.0806508494</text:p>
          </table:table-cell>
          <table:table-cell table:formula="of:=SQRT(POWER([.H217];2)+POWER([.I21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18]*[.$D$2]" office:value-type="float" office:value="420" calcext:value-type="float">
            <text:p>420</text:p>
          </table:table-cell>
          <table:table-cell table:formula="of:=IF([.$C218] &gt; [.$J$2]; [.D217]; [.D217]+SIN(RADIANS([.$C218]))*MIN(([.$A$2]+([.B218]*[.$B$2]));[.$C$2]))" office:value-type="float" office:value="23.3857133529357" calcext:value-type="float">
            <text:p>23.3857133529</text:p>
          </table:table-cell>
          <table:table-cell table:formula="of:=IF([.$C218]&gt;[.$J$2];[.E217];[.E217]+COS(RADIANS([.$C218]))*MIN(([.$A$2]+([.B218]*[.$B$2]));[.$C$2]))" office:value-type="float" office:value="-2.2639638400468" calcext:value-type="float">
            <text:p>-2.26396384</text:p>
          </table:table-cell>
          <table:table-cell table:formula="of:=SQRT(([.D218]*[.D218])+([.E218]*[.E218]))" office:value-type="float" office:value="23.4950446114647" calcext:value-type="float">
            <text:p>23.4950446115</text:p>
          </table:table-cell>
          <table:table-cell/>
          <table:table-cell table:formula="of:=IF([.$C218] &gt; [.$J$2]; [.H217]; (([.$A$2]/[.$E$2])*((0-COS([.$E$2]*[.B218] + [.$G$2])) - (0-COS([.$G$2])))) + (([.$B$2]*[.B218]/[.$E$2])*(0-COS([.$E$2]*[.B218] + [.$G$2]))) + (([.$B$2]/POWER([.$E$2];2)) * (SIN([.$E$2]*[.B218] + [.$G$2]) - SIN([.$G$2]))))" office:value-type="float" office:value="23.285186687421" calcext:value-type="float">
            <text:p>23.2851866874</text:p>
          </table:table-cell>
          <table:table-cell table:formula="of:=IF([.$C218] &gt; [.$J$2]; [.I217]; (([.$A$2]/[.$E$2])*(   SIN([.$E$2]*[.B218] + [.$G$2])  -    SIN([.$G$2])))  + (([.$B$2]*[.B218]/[.$E$2])*   SIN([.$E$2]*[.B218] + [.$G$2]))  + (([.$B$2]/POWER([.$E$2];2)) * (COS([.$E$2]*[.B218] + [.$G$2]) - COS([.$G$2]))))" office:value-type="float" office:value="-2.08065084942753" calcext:value-type="float">
            <text:p>-2.0806508494</text:p>
          </table:table-cell>
          <table:table-cell table:formula="of:=SQRT(POWER([.H218];2)+POWER([.I21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B219]*[.$D$2]" office:value-type="float" office:value="422" calcext:value-type="float">
            <text:p>422</text:p>
          </table:table-cell>
          <table:table-cell table:formula="of:=IF([.$C219] &gt; [.$J$2]; [.D218]; [.D218]+SIN(RADIANS([.$C219]))*MIN(([.$A$2]+([.B219]*[.$B$2]));[.$C$2]))" office:value-type="float" office:value="23.3857133529357" calcext:value-type="float">
            <text:p>23.3857133529</text:p>
          </table:table-cell>
          <table:table-cell table:formula="of:=IF([.$C219]&gt;[.$J$2];[.E218];[.E218]+COS(RADIANS([.$C219]))*MIN(([.$A$2]+([.B219]*[.$B$2]));[.$C$2]))" office:value-type="float" office:value="-2.2639638400468" calcext:value-type="float">
            <text:p>-2.26396384</text:p>
          </table:table-cell>
          <table:table-cell table:formula="of:=SQRT(([.D219]*[.D219])+([.E219]*[.E219]))" office:value-type="float" office:value="23.4950446114647" calcext:value-type="float">
            <text:p>23.4950446115</text:p>
          </table:table-cell>
          <table:table-cell/>
          <table:table-cell table:formula="of:=IF([.$C219] &gt; [.$J$2]; [.H218]; (([.$A$2]/[.$E$2])*((0-COS([.$E$2]*[.B219] + [.$G$2])) - (0-COS([.$G$2])))) + (([.$B$2]*[.B219]/[.$E$2])*(0-COS([.$E$2]*[.B219] + [.$G$2]))) + (([.$B$2]/POWER([.$E$2];2)) * (SIN([.$E$2]*[.B219] + [.$G$2]) - SIN([.$G$2]))))" office:value-type="float" office:value="23.285186687421" calcext:value-type="float">
            <text:p>23.2851866874</text:p>
          </table:table-cell>
          <table:table-cell table:formula="of:=IF([.$C219] &gt; [.$J$2]; [.I218]; (([.$A$2]/[.$E$2])*(   SIN([.$E$2]*[.B219] + [.$G$2])  -    SIN([.$G$2])))  + (([.$B$2]*[.B219]/[.$E$2])*   SIN([.$E$2]*[.B219] + [.$G$2]))  + (([.$B$2]/POWER([.$E$2];2)) * (COS([.$E$2]*[.B219] + [.$G$2]) - COS([.$G$2]))))" office:value-type="float" office:value="-2.08065084942753" calcext:value-type="float">
            <text:p>-2.0806508494</text:p>
          </table:table-cell>
          <table:table-cell table:formula="of:=SQRT(POWER([.H219];2)+POWER([.I21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B220]*[.$D$2]" office:value-type="float" office:value="424" calcext:value-type="float">
            <text:p>424</text:p>
          </table:table-cell>
          <table:table-cell table:formula="of:=IF([.$C220] &gt; [.$J$2]; [.D219]; [.D219]+SIN(RADIANS([.$C220]))*MIN(([.$A$2]+([.B220]*[.$B$2]));[.$C$2]))" office:value-type="float" office:value="23.3857133529357" calcext:value-type="float">
            <text:p>23.3857133529</text:p>
          </table:table-cell>
          <table:table-cell table:formula="of:=IF([.$C220]&gt;[.$J$2];[.E219];[.E219]+COS(RADIANS([.$C220]))*MIN(([.$A$2]+([.B220]*[.$B$2]));[.$C$2]))" office:value-type="float" office:value="-2.2639638400468" calcext:value-type="float">
            <text:p>-2.26396384</text:p>
          </table:table-cell>
          <table:table-cell table:formula="of:=SQRT(([.D220]*[.D220])+([.E220]*[.E220]))" office:value-type="float" office:value="23.4950446114647" calcext:value-type="float">
            <text:p>23.4950446115</text:p>
          </table:table-cell>
          <table:table-cell/>
          <table:table-cell table:formula="of:=IF([.$C220] &gt; [.$J$2]; [.H219]; (([.$A$2]/[.$E$2])*((0-COS([.$E$2]*[.B220] + [.$G$2])) - (0-COS([.$G$2])))) + (([.$B$2]*[.B220]/[.$E$2])*(0-COS([.$E$2]*[.B220] + [.$G$2]))) + (([.$B$2]/POWER([.$E$2];2)) * (SIN([.$E$2]*[.B220] + [.$G$2]) - SIN([.$G$2]))))" office:value-type="float" office:value="23.285186687421" calcext:value-type="float">
            <text:p>23.2851866874</text:p>
          </table:table-cell>
          <table:table-cell table:formula="of:=IF([.$C220] &gt; [.$J$2]; [.I219]; (([.$A$2]/[.$E$2])*(   SIN([.$E$2]*[.B220] + [.$G$2])  -    SIN([.$G$2])))  + (([.$B$2]*[.B220]/[.$E$2])*   SIN([.$E$2]*[.B220] + [.$G$2]))  + (([.$B$2]/POWER([.$E$2];2)) * (COS([.$E$2]*[.B220] + [.$G$2]) - COS([.$G$2]))))" office:value-type="float" office:value="-2.08065084942753" calcext:value-type="float">
            <text:p>-2.0806508494</text:p>
          </table:table-cell>
          <table:table-cell table:formula="of:=SQRT(POWER([.H220];2)+POWER([.I21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B221]*[.$D$2]" office:value-type="float" office:value="426" calcext:value-type="float">
            <text:p>426</text:p>
          </table:table-cell>
          <table:table-cell table:formula="of:=IF([.$C221] &gt; [.$J$2]; [.D220]; [.D220]+SIN(RADIANS([.$C221]))*MIN(([.$A$2]+([.B221]*[.$B$2]));[.$C$2]))" office:value-type="float" office:value="23.3857133529357" calcext:value-type="float">
            <text:p>23.3857133529</text:p>
          </table:table-cell>
          <table:table-cell table:formula="of:=IF([.$C221]&gt;[.$J$2];[.E220];[.E220]+COS(RADIANS([.$C221]))*MIN(([.$A$2]+([.B221]*[.$B$2]));[.$C$2]))" office:value-type="float" office:value="-2.2639638400468" calcext:value-type="float">
            <text:p>-2.26396384</text:p>
          </table:table-cell>
          <table:table-cell table:formula="of:=SQRT(([.D221]*[.D221])+([.E221]*[.E221]))" office:value-type="float" office:value="23.4950446114647" calcext:value-type="float">
            <text:p>23.4950446115</text:p>
          </table:table-cell>
          <table:table-cell/>
          <table:table-cell table:formula="of:=IF([.$C221] &gt; [.$J$2]; [.H220]; (([.$A$2]/[.$E$2])*((0-COS([.$E$2]*[.B221] + [.$G$2])) - (0-COS([.$G$2])))) + (([.$B$2]*[.B221]/[.$E$2])*(0-COS([.$E$2]*[.B221] + [.$G$2]))) + (([.$B$2]/POWER([.$E$2];2)) * (SIN([.$E$2]*[.B221] + [.$G$2]) - SIN([.$G$2]))))" office:value-type="float" office:value="23.285186687421" calcext:value-type="float">
            <text:p>23.2851866874</text:p>
          </table:table-cell>
          <table:table-cell table:formula="of:=IF([.$C221] &gt; [.$J$2]; [.I220]; (([.$A$2]/[.$E$2])*(   SIN([.$E$2]*[.B221] + [.$G$2])  -    SIN([.$G$2])))  + (([.$B$2]*[.B221]/[.$E$2])*   SIN([.$E$2]*[.B221] + [.$G$2]))  + (([.$B$2]/POWER([.$E$2];2)) * (COS([.$E$2]*[.B221] + [.$G$2]) - COS([.$G$2]))))" office:value-type="float" office:value="-2.08065084942753" calcext:value-type="float">
            <text:p>-2.0806508494</text:p>
          </table:table-cell>
          <table:table-cell table:formula="of:=SQRT(POWER([.H221];2)+POWER([.I22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B222]*[.$D$2]" office:value-type="float" office:value="428" calcext:value-type="float">
            <text:p>428</text:p>
          </table:table-cell>
          <table:table-cell table:formula="of:=IF([.$C222] &gt; [.$J$2]; [.D221]; [.D221]+SIN(RADIANS([.$C222]))*MIN(([.$A$2]+([.B222]*[.$B$2]));[.$C$2]))" office:value-type="float" office:value="23.3857133529357" calcext:value-type="float">
            <text:p>23.3857133529</text:p>
          </table:table-cell>
          <table:table-cell table:formula="of:=IF([.$C222]&gt;[.$J$2];[.E221];[.E221]+COS(RADIANS([.$C222]))*MIN(([.$A$2]+([.B222]*[.$B$2]));[.$C$2]))" office:value-type="float" office:value="-2.2639638400468" calcext:value-type="float">
            <text:p>-2.26396384</text:p>
          </table:table-cell>
          <table:table-cell table:formula="of:=SQRT(([.D222]*[.D222])+([.E222]*[.E222]))" office:value-type="float" office:value="23.4950446114647" calcext:value-type="float">
            <text:p>23.4950446115</text:p>
          </table:table-cell>
          <table:table-cell/>
          <table:table-cell table:formula="of:=IF([.$C222] &gt; [.$J$2]; [.H221]; (([.$A$2]/[.$E$2])*((0-COS([.$E$2]*[.B222] + [.$G$2])) - (0-COS([.$G$2])))) + (([.$B$2]*[.B222]/[.$E$2])*(0-COS([.$E$2]*[.B222] + [.$G$2]))) + (([.$B$2]/POWER([.$E$2];2)) * (SIN([.$E$2]*[.B222] + [.$G$2]) - SIN([.$G$2]))))" office:value-type="float" office:value="23.285186687421" calcext:value-type="float">
            <text:p>23.2851866874</text:p>
          </table:table-cell>
          <table:table-cell table:formula="of:=IF([.$C222] &gt; [.$J$2]; [.I221]; (([.$A$2]/[.$E$2])*(   SIN([.$E$2]*[.B222] + [.$G$2])  -    SIN([.$G$2])))  + (([.$B$2]*[.B222]/[.$E$2])*   SIN([.$E$2]*[.B222] + [.$G$2]))  + (([.$B$2]/POWER([.$E$2];2)) * (COS([.$E$2]*[.B222] + [.$G$2]) - COS([.$G$2]))))" office:value-type="float" office:value="-2.08065084942753" calcext:value-type="float">
            <text:p>-2.0806508494</text:p>
          </table:table-cell>
          <table:table-cell table:formula="of:=SQRT(POWER([.H222];2)+POWER([.I22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B223]*[.$D$2]" office:value-type="float" office:value="430" calcext:value-type="float">
            <text:p>430</text:p>
          </table:table-cell>
          <table:table-cell table:formula="of:=IF([.$C223] &gt; [.$J$2]; [.D222]; [.D222]+SIN(RADIANS([.$C223]))*MIN(([.$A$2]+([.B223]*[.$B$2]));[.$C$2]))" office:value-type="float" office:value="23.3857133529357" calcext:value-type="float">
            <text:p>23.3857133529</text:p>
          </table:table-cell>
          <table:table-cell table:formula="of:=IF([.$C223]&gt;[.$J$2];[.E222];[.E222]+COS(RADIANS([.$C223]))*MIN(([.$A$2]+([.B223]*[.$B$2]));[.$C$2]))" office:value-type="float" office:value="-2.2639638400468" calcext:value-type="float">
            <text:p>-2.26396384</text:p>
          </table:table-cell>
          <table:table-cell table:formula="of:=SQRT(([.D223]*[.D223])+([.E223]*[.E223]))" office:value-type="float" office:value="23.4950446114647" calcext:value-type="float">
            <text:p>23.4950446115</text:p>
          </table:table-cell>
          <table:table-cell/>
          <table:table-cell table:formula="of:=IF([.$C223] &gt; [.$J$2]; [.H222]; (([.$A$2]/[.$E$2])*((0-COS([.$E$2]*[.B223] + [.$G$2])) - (0-COS([.$G$2])))) + (([.$B$2]*[.B223]/[.$E$2])*(0-COS([.$E$2]*[.B223] + [.$G$2]))) + (([.$B$2]/POWER([.$E$2];2)) * (SIN([.$E$2]*[.B223] + [.$G$2]) - SIN([.$G$2]))))" office:value-type="float" office:value="23.285186687421" calcext:value-type="float">
            <text:p>23.2851866874</text:p>
          </table:table-cell>
          <table:table-cell table:formula="of:=IF([.$C223] &gt; [.$J$2]; [.I222]; (([.$A$2]/[.$E$2])*(   SIN([.$E$2]*[.B223] + [.$G$2])  -    SIN([.$G$2])))  + (([.$B$2]*[.B223]/[.$E$2])*   SIN([.$E$2]*[.B223] + [.$G$2]))  + (([.$B$2]/POWER([.$E$2];2)) * (COS([.$E$2]*[.B223] + [.$G$2]) - COS([.$G$2]))))" office:value-type="float" office:value="-2.08065084942753" calcext:value-type="float">
            <text:p>-2.0806508494</text:p>
          </table:table-cell>
          <table:table-cell table:formula="of:=SQRT(POWER([.H223];2)+POWER([.I22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224]*[.$D$2]" office:value-type="float" office:value="432" calcext:value-type="float">
            <text:p>432</text:p>
          </table:table-cell>
          <table:table-cell table:formula="of:=IF([.$C224] &gt; [.$J$2]; [.D223]; [.D223]+SIN(RADIANS([.$C224]))*MIN(([.$A$2]+([.B224]*[.$B$2]));[.$C$2]))" office:value-type="float" office:value="23.3857133529357" calcext:value-type="float">
            <text:p>23.3857133529</text:p>
          </table:table-cell>
          <table:table-cell table:formula="of:=IF([.$C224]&gt;[.$J$2];[.E223];[.E223]+COS(RADIANS([.$C224]))*MIN(([.$A$2]+([.B224]*[.$B$2]));[.$C$2]))" office:value-type="float" office:value="-2.2639638400468" calcext:value-type="float">
            <text:p>-2.26396384</text:p>
          </table:table-cell>
          <table:table-cell table:formula="of:=SQRT(([.D224]*[.D224])+([.E224]*[.E224]))" office:value-type="float" office:value="23.4950446114647" calcext:value-type="float">
            <text:p>23.4950446115</text:p>
          </table:table-cell>
          <table:table-cell/>
          <table:table-cell table:formula="of:=IF([.$C224] &gt; [.$J$2]; [.H223]; (([.$A$2]/[.$E$2])*((0-COS([.$E$2]*[.B224] + [.$G$2])) - (0-COS([.$G$2])))) + (([.$B$2]*[.B224]/[.$E$2])*(0-COS([.$E$2]*[.B224] + [.$G$2]))) + (([.$B$2]/POWER([.$E$2];2)) * (SIN([.$E$2]*[.B224] + [.$G$2]) - SIN([.$G$2]))))" office:value-type="float" office:value="23.285186687421" calcext:value-type="float">
            <text:p>23.2851866874</text:p>
          </table:table-cell>
          <table:table-cell table:formula="of:=IF([.$C224] &gt; [.$J$2]; [.I223]; (([.$A$2]/[.$E$2])*(   SIN([.$E$2]*[.B224] + [.$G$2])  -    SIN([.$G$2])))  + (([.$B$2]*[.B224]/[.$E$2])*   SIN([.$E$2]*[.B224] + [.$G$2]))  + (([.$B$2]/POWER([.$E$2];2)) * (COS([.$E$2]*[.B224] + [.$G$2]) - COS([.$G$2]))))" office:value-type="float" office:value="-2.08065084942753" calcext:value-type="float">
            <text:p>-2.0806508494</text:p>
          </table:table-cell>
          <table:table-cell table:formula="of:=SQRT(POWER([.H224];2)+POWER([.I22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B225]*[.$D$2]" office:value-type="float" office:value="434" calcext:value-type="float">
            <text:p>434</text:p>
          </table:table-cell>
          <table:table-cell table:formula="of:=IF([.$C225] &gt; [.$J$2]; [.D224]; [.D224]+SIN(RADIANS([.$C225]))*MIN(([.$A$2]+([.B225]*[.$B$2]));[.$C$2]))" office:value-type="float" office:value="23.3857133529357" calcext:value-type="float">
            <text:p>23.3857133529</text:p>
          </table:table-cell>
          <table:table-cell table:formula="of:=IF([.$C225]&gt;[.$J$2];[.E224];[.E224]+COS(RADIANS([.$C225]))*MIN(([.$A$2]+([.B225]*[.$B$2]));[.$C$2]))" office:value-type="float" office:value="-2.2639638400468" calcext:value-type="float">
            <text:p>-2.26396384</text:p>
          </table:table-cell>
          <table:table-cell table:formula="of:=SQRT(([.D225]*[.D225])+([.E225]*[.E225]))" office:value-type="float" office:value="23.4950446114647" calcext:value-type="float">
            <text:p>23.4950446115</text:p>
          </table:table-cell>
          <table:table-cell/>
          <table:table-cell table:formula="of:=IF([.$C225] &gt; [.$J$2]; [.H224]; (([.$A$2]/[.$E$2])*((0-COS([.$E$2]*[.B225] + [.$G$2])) - (0-COS([.$G$2])))) + (([.$B$2]*[.B225]/[.$E$2])*(0-COS([.$E$2]*[.B225] + [.$G$2]))) + (([.$B$2]/POWER([.$E$2];2)) * (SIN([.$E$2]*[.B225] + [.$G$2]) - SIN([.$G$2]))))" office:value-type="float" office:value="23.285186687421" calcext:value-type="float">
            <text:p>23.2851866874</text:p>
          </table:table-cell>
          <table:table-cell table:formula="of:=IF([.$C225] &gt; [.$J$2]; [.I224]; (([.$A$2]/[.$E$2])*(   SIN([.$E$2]*[.B225] + [.$G$2])  -    SIN([.$G$2])))  + (([.$B$2]*[.B225]/[.$E$2])*   SIN([.$E$2]*[.B225] + [.$G$2]))  + (([.$B$2]/POWER([.$E$2];2)) * (COS([.$E$2]*[.B225] + [.$G$2]) - COS([.$G$2]))))" office:value-type="float" office:value="-2.08065084942753" calcext:value-type="float">
            <text:p>-2.0806508494</text:p>
          </table:table-cell>
          <table:table-cell table:formula="of:=SQRT(POWER([.H225];2)+POWER([.I22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B226]*[.$D$2]" office:value-type="float" office:value="436" calcext:value-type="float">
            <text:p>436</text:p>
          </table:table-cell>
          <table:table-cell table:formula="of:=IF([.$C226] &gt; [.$J$2]; [.D225]; [.D225]+SIN(RADIANS([.$C226]))*MIN(([.$A$2]+([.B226]*[.$B$2]));[.$C$2]))" office:value-type="float" office:value="23.3857133529357" calcext:value-type="float">
            <text:p>23.3857133529</text:p>
          </table:table-cell>
          <table:table-cell table:formula="of:=IF([.$C226]&gt;[.$J$2];[.E225];[.E225]+COS(RADIANS([.$C226]))*MIN(([.$A$2]+([.B226]*[.$B$2]));[.$C$2]))" office:value-type="float" office:value="-2.2639638400468" calcext:value-type="float">
            <text:p>-2.26396384</text:p>
          </table:table-cell>
          <table:table-cell table:formula="of:=SQRT(([.D226]*[.D226])+([.E226]*[.E226]))" office:value-type="float" office:value="23.4950446114647" calcext:value-type="float">
            <text:p>23.4950446115</text:p>
          </table:table-cell>
          <table:table-cell/>
          <table:table-cell table:formula="of:=IF([.$C226] &gt; [.$J$2]; [.H225]; (([.$A$2]/[.$E$2])*((0-COS([.$E$2]*[.B226] + [.$G$2])) - (0-COS([.$G$2])))) + (([.$B$2]*[.B226]/[.$E$2])*(0-COS([.$E$2]*[.B226] + [.$G$2]))) + (([.$B$2]/POWER([.$E$2];2)) * (SIN([.$E$2]*[.B226] + [.$G$2]) - SIN([.$G$2]))))" office:value-type="float" office:value="23.285186687421" calcext:value-type="float">
            <text:p>23.2851866874</text:p>
          </table:table-cell>
          <table:table-cell table:formula="of:=IF([.$C226] &gt; [.$J$2]; [.I225]; (([.$A$2]/[.$E$2])*(   SIN([.$E$2]*[.B226] + [.$G$2])  -    SIN([.$G$2])))  + (([.$B$2]*[.B226]/[.$E$2])*   SIN([.$E$2]*[.B226] + [.$G$2]))  + (([.$B$2]/POWER([.$E$2];2)) * (COS([.$E$2]*[.B226] + [.$G$2]) - COS([.$G$2]))))" office:value-type="float" office:value="-2.08065084942753" calcext:value-type="float">
            <text:p>-2.0806508494</text:p>
          </table:table-cell>
          <table:table-cell table:formula="of:=SQRT(POWER([.H226];2)+POWER([.I22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B227]*[.$D$2]" office:value-type="float" office:value="438" calcext:value-type="float">
            <text:p>438</text:p>
          </table:table-cell>
          <table:table-cell table:formula="of:=IF([.$C227] &gt; [.$J$2]; [.D226]; [.D226]+SIN(RADIANS([.$C227]))*MIN(([.$A$2]+([.B227]*[.$B$2]));[.$C$2]))" office:value-type="float" office:value="23.3857133529357" calcext:value-type="float">
            <text:p>23.3857133529</text:p>
          </table:table-cell>
          <table:table-cell table:formula="of:=IF([.$C227]&gt;[.$J$2];[.E226];[.E226]+COS(RADIANS([.$C227]))*MIN(([.$A$2]+([.B227]*[.$B$2]));[.$C$2]))" office:value-type="float" office:value="-2.2639638400468" calcext:value-type="float">
            <text:p>-2.26396384</text:p>
          </table:table-cell>
          <table:table-cell table:formula="of:=SQRT(([.D227]*[.D227])+([.E227]*[.E227]))" office:value-type="float" office:value="23.4950446114647" calcext:value-type="float">
            <text:p>23.4950446115</text:p>
          </table:table-cell>
          <table:table-cell/>
          <table:table-cell table:formula="of:=IF([.$C227] &gt; [.$J$2]; [.H226]; (([.$A$2]/[.$E$2])*((0-COS([.$E$2]*[.B227] + [.$G$2])) - (0-COS([.$G$2])))) + (([.$B$2]*[.B227]/[.$E$2])*(0-COS([.$E$2]*[.B227] + [.$G$2]))) + (([.$B$2]/POWER([.$E$2];2)) * (SIN([.$E$2]*[.B227] + [.$G$2]) - SIN([.$G$2]))))" office:value-type="float" office:value="23.285186687421" calcext:value-type="float">
            <text:p>23.2851866874</text:p>
          </table:table-cell>
          <table:table-cell table:formula="of:=IF([.$C227] &gt; [.$J$2]; [.I226]; (([.$A$2]/[.$E$2])*(   SIN([.$E$2]*[.B227] + [.$G$2])  -    SIN([.$G$2])))  + (([.$B$2]*[.B227]/[.$E$2])*   SIN([.$E$2]*[.B227] + [.$G$2]))  + (([.$B$2]/POWER([.$E$2];2)) * (COS([.$E$2]*[.B227] + [.$G$2]) - COS([.$G$2]))))" office:value-type="float" office:value="-2.08065084942753" calcext:value-type="float">
            <text:p>-2.0806508494</text:p>
          </table:table-cell>
          <table:table-cell table:formula="of:=SQRT(POWER([.H227];2)+POWER([.I22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28]*[.$D$2]" office:value-type="float" office:value="440" calcext:value-type="float">
            <text:p>440</text:p>
          </table:table-cell>
          <table:table-cell table:formula="of:=IF([.$C228] &gt; [.$J$2]; [.D227]; [.D227]+SIN(RADIANS([.$C228]))*MIN(([.$A$2]+([.B228]*[.$B$2]));[.$C$2]))" office:value-type="float" office:value="23.3857133529357" calcext:value-type="float">
            <text:p>23.3857133529</text:p>
          </table:table-cell>
          <table:table-cell table:formula="of:=IF([.$C228]&gt;[.$J$2];[.E227];[.E227]+COS(RADIANS([.$C228]))*MIN(([.$A$2]+([.B228]*[.$B$2]));[.$C$2]))" office:value-type="float" office:value="-2.2639638400468" calcext:value-type="float">
            <text:p>-2.26396384</text:p>
          </table:table-cell>
          <table:table-cell table:formula="of:=SQRT(([.D228]*[.D228])+([.E228]*[.E228]))" office:value-type="float" office:value="23.4950446114647" calcext:value-type="float">
            <text:p>23.4950446115</text:p>
          </table:table-cell>
          <table:table-cell/>
          <table:table-cell table:formula="of:=IF([.$C228] &gt; [.$J$2]; [.H227]; (([.$A$2]/[.$E$2])*((0-COS([.$E$2]*[.B228] + [.$G$2])) - (0-COS([.$G$2])))) + (([.$B$2]*[.B228]/[.$E$2])*(0-COS([.$E$2]*[.B228] + [.$G$2]))) + (([.$B$2]/POWER([.$E$2];2)) * (SIN([.$E$2]*[.B228] + [.$G$2]) - SIN([.$G$2]))))" office:value-type="float" office:value="23.285186687421" calcext:value-type="float">
            <text:p>23.2851866874</text:p>
          </table:table-cell>
          <table:table-cell table:formula="of:=IF([.$C228] &gt; [.$J$2]; [.I227]; (([.$A$2]/[.$E$2])*(   SIN([.$E$2]*[.B228] + [.$G$2])  -    SIN([.$G$2])))  + (([.$B$2]*[.B228]/[.$E$2])*   SIN([.$E$2]*[.B228] + [.$G$2]))  + (([.$B$2]/POWER([.$E$2];2)) * (COS([.$E$2]*[.B228] + [.$G$2]) - COS([.$G$2]))))" office:value-type="float" office:value="-2.08065084942753" calcext:value-type="float">
            <text:p>-2.0806508494</text:p>
          </table:table-cell>
          <table:table-cell table:formula="of:=SQRT(POWER([.H228];2)+POWER([.I22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B229]*[.$D$2]" office:value-type="float" office:value="442" calcext:value-type="float">
            <text:p>442</text:p>
          </table:table-cell>
          <table:table-cell table:formula="of:=IF([.$C229] &gt; [.$J$2]; [.D228]; [.D228]+SIN(RADIANS([.$C229]))*MIN(([.$A$2]+([.B229]*[.$B$2]));[.$C$2]))" office:value-type="float" office:value="23.3857133529357" calcext:value-type="float">
            <text:p>23.3857133529</text:p>
          </table:table-cell>
          <table:table-cell table:formula="of:=IF([.$C229]&gt;[.$J$2];[.E228];[.E228]+COS(RADIANS([.$C229]))*MIN(([.$A$2]+([.B229]*[.$B$2]));[.$C$2]))" office:value-type="float" office:value="-2.2639638400468" calcext:value-type="float">
            <text:p>-2.26396384</text:p>
          </table:table-cell>
          <table:table-cell table:formula="of:=SQRT(([.D229]*[.D229])+([.E229]*[.E229]))" office:value-type="float" office:value="23.4950446114647" calcext:value-type="float">
            <text:p>23.4950446115</text:p>
          </table:table-cell>
          <table:table-cell/>
          <table:table-cell table:formula="of:=IF([.$C229] &gt; [.$J$2]; [.H228]; (([.$A$2]/[.$E$2])*((0-COS([.$E$2]*[.B229] + [.$G$2])) - (0-COS([.$G$2])))) + (([.$B$2]*[.B229]/[.$E$2])*(0-COS([.$E$2]*[.B229] + [.$G$2]))) + (([.$B$2]/POWER([.$E$2];2)) * (SIN([.$E$2]*[.B229] + [.$G$2]) - SIN([.$G$2]))))" office:value-type="float" office:value="23.285186687421" calcext:value-type="float">
            <text:p>23.2851866874</text:p>
          </table:table-cell>
          <table:table-cell table:formula="of:=IF([.$C229] &gt; [.$J$2]; [.I228]; (([.$A$2]/[.$E$2])*(   SIN([.$E$2]*[.B229] + [.$G$2])  -    SIN([.$G$2])))  + (([.$B$2]*[.B229]/[.$E$2])*   SIN([.$E$2]*[.B229] + [.$G$2]))  + (([.$B$2]/POWER([.$E$2];2)) * (COS([.$E$2]*[.B229] + [.$G$2]) - COS([.$G$2]))))" office:value-type="float" office:value="-2.08065084942753" calcext:value-type="float">
            <text:p>-2.0806508494</text:p>
          </table:table-cell>
          <table:table-cell table:formula="of:=SQRT(POWER([.H229];2)+POWER([.I22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B230]*[.$D$2]" office:value-type="float" office:value="444" calcext:value-type="float">
            <text:p>444</text:p>
          </table:table-cell>
          <table:table-cell table:formula="of:=IF([.$C230] &gt; [.$J$2]; [.D229]; [.D229]+SIN(RADIANS([.$C230]))*MIN(([.$A$2]+([.B230]*[.$B$2]));[.$C$2]))" office:value-type="float" office:value="23.3857133529357" calcext:value-type="float">
            <text:p>23.3857133529</text:p>
          </table:table-cell>
          <table:table-cell table:formula="of:=IF([.$C230]&gt;[.$J$2];[.E229];[.E229]+COS(RADIANS([.$C230]))*MIN(([.$A$2]+([.B230]*[.$B$2]));[.$C$2]))" office:value-type="float" office:value="-2.2639638400468" calcext:value-type="float">
            <text:p>-2.26396384</text:p>
          </table:table-cell>
          <table:table-cell table:formula="of:=SQRT(([.D230]*[.D230])+([.E230]*[.E230]))" office:value-type="float" office:value="23.4950446114647" calcext:value-type="float">
            <text:p>23.4950446115</text:p>
          </table:table-cell>
          <table:table-cell/>
          <table:table-cell table:formula="of:=IF([.$C230] &gt; [.$J$2]; [.H229]; (([.$A$2]/[.$E$2])*((0-COS([.$E$2]*[.B230] + [.$G$2])) - (0-COS([.$G$2])))) + (([.$B$2]*[.B230]/[.$E$2])*(0-COS([.$E$2]*[.B230] + [.$G$2]))) + (([.$B$2]/POWER([.$E$2];2)) * (SIN([.$E$2]*[.B230] + [.$G$2]) - SIN([.$G$2]))))" office:value-type="float" office:value="23.285186687421" calcext:value-type="float">
            <text:p>23.2851866874</text:p>
          </table:table-cell>
          <table:table-cell table:formula="of:=IF([.$C230] &gt; [.$J$2]; [.I229]; (([.$A$2]/[.$E$2])*(   SIN([.$E$2]*[.B230] + [.$G$2])  -    SIN([.$G$2])))  + (([.$B$2]*[.B230]/[.$E$2])*   SIN([.$E$2]*[.B230] + [.$G$2]))  + (([.$B$2]/POWER([.$E$2];2)) * (COS([.$E$2]*[.B230] + [.$G$2]) - COS([.$G$2]))))" office:value-type="float" office:value="-2.08065084942753" calcext:value-type="float">
            <text:p>-2.0806508494</text:p>
          </table:table-cell>
          <table:table-cell table:formula="of:=SQRT(POWER([.H230];2)+POWER([.I22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B231]*[.$D$2]" office:value-type="float" office:value="446" calcext:value-type="float">
            <text:p>446</text:p>
          </table:table-cell>
          <table:table-cell table:formula="of:=IF([.$C231] &gt; [.$J$2]; [.D230]; [.D230]+SIN(RADIANS([.$C231]))*MIN(([.$A$2]+([.B231]*[.$B$2]));[.$C$2]))" office:value-type="float" office:value="23.3857133529357" calcext:value-type="float">
            <text:p>23.3857133529</text:p>
          </table:table-cell>
          <table:table-cell table:formula="of:=IF([.$C231]&gt;[.$J$2];[.E230];[.E230]+COS(RADIANS([.$C231]))*MIN(([.$A$2]+([.B231]*[.$B$2]));[.$C$2]))" office:value-type="float" office:value="-2.2639638400468" calcext:value-type="float">
            <text:p>-2.26396384</text:p>
          </table:table-cell>
          <table:table-cell table:formula="of:=SQRT(([.D231]*[.D231])+([.E231]*[.E231]))" office:value-type="float" office:value="23.4950446114647" calcext:value-type="float">
            <text:p>23.4950446115</text:p>
          </table:table-cell>
          <table:table-cell/>
          <table:table-cell table:formula="of:=IF([.$C231] &gt; [.$J$2]; [.H230]; (([.$A$2]/[.$E$2])*((0-COS([.$E$2]*[.B231] + [.$G$2])) - (0-COS([.$G$2])))) + (([.$B$2]*[.B231]/[.$E$2])*(0-COS([.$E$2]*[.B231] + [.$G$2]))) + (([.$B$2]/POWER([.$E$2];2)) * (SIN([.$E$2]*[.B231] + [.$G$2]) - SIN([.$G$2]))))" office:value-type="float" office:value="23.285186687421" calcext:value-type="float">
            <text:p>23.2851866874</text:p>
          </table:table-cell>
          <table:table-cell table:formula="of:=IF([.$C231] &gt; [.$J$2]; [.I230]; (([.$A$2]/[.$E$2])*(   SIN([.$E$2]*[.B231] + [.$G$2])  -    SIN([.$G$2])))  + (([.$B$2]*[.B231]/[.$E$2])*   SIN([.$E$2]*[.B231] + [.$G$2]))  + (([.$B$2]/POWER([.$E$2];2)) * (COS([.$E$2]*[.B231] + [.$G$2]) - COS([.$G$2]))))" office:value-type="float" office:value="-2.08065084942753" calcext:value-type="float">
            <text:p>-2.0806508494</text:p>
          </table:table-cell>
          <table:table-cell table:formula="of:=SQRT(POWER([.H231];2)+POWER([.I23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232]*[.$D$2]" office:value-type="float" office:value="448" calcext:value-type="float">
            <text:p>448</text:p>
          </table:table-cell>
          <table:table-cell table:formula="of:=IF([.$C232] &gt; [.$J$2]; [.D231]; [.D231]+SIN(RADIANS([.$C232]))*MIN(([.$A$2]+([.B232]*[.$B$2]));[.$C$2]))" office:value-type="float" office:value="23.3857133529357" calcext:value-type="float">
            <text:p>23.3857133529</text:p>
          </table:table-cell>
          <table:table-cell table:formula="of:=IF([.$C232]&gt;[.$J$2];[.E231];[.E231]+COS(RADIANS([.$C232]))*MIN(([.$A$2]+([.B232]*[.$B$2]));[.$C$2]))" office:value-type="float" office:value="-2.2639638400468" calcext:value-type="float">
            <text:p>-2.26396384</text:p>
          </table:table-cell>
          <table:table-cell table:formula="of:=SQRT(([.D232]*[.D232])+([.E232]*[.E232]))" office:value-type="float" office:value="23.4950446114647" calcext:value-type="float">
            <text:p>23.4950446115</text:p>
          </table:table-cell>
          <table:table-cell/>
          <table:table-cell table:formula="of:=IF([.$C232] &gt; [.$J$2]; [.H231]; (([.$A$2]/[.$E$2])*((0-COS([.$E$2]*[.B232] + [.$G$2])) - (0-COS([.$G$2])))) + (([.$B$2]*[.B232]/[.$E$2])*(0-COS([.$E$2]*[.B232] + [.$G$2]))) + (([.$B$2]/POWER([.$E$2];2)) * (SIN([.$E$2]*[.B232] + [.$G$2]) - SIN([.$G$2]))))" office:value-type="float" office:value="23.285186687421" calcext:value-type="float">
            <text:p>23.2851866874</text:p>
          </table:table-cell>
          <table:table-cell table:formula="of:=IF([.$C232] &gt; [.$J$2]; [.I231]; (([.$A$2]/[.$E$2])*(   SIN([.$E$2]*[.B232] + [.$G$2])  -    SIN([.$G$2])))  + (([.$B$2]*[.B232]/[.$E$2])*   SIN([.$E$2]*[.B232] + [.$G$2]))  + (([.$B$2]/POWER([.$E$2];2)) * (COS([.$E$2]*[.B232] + [.$G$2]) - COS([.$G$2]))))" office:value-type="float" office:value="-2.08065084942753" calcext:value-type="float">
            <text:p>-2.0806508494</text:p>
          </table:table-cell>
          <table:table-cell table:formula="of:=SQRT(POWER([.H232];2)+POWER([.I23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B233]*[.$D$2]" office:value-type="float" office:value="450" calcext:value-type="float">
            <text:p>450</text:p>
          </table:table-cell>
          <table:table-cell table:formula="of:=IF([.$C233] &gt; [.$J$2]; [.D232]; [.D232]+SIN(RADIANS([.$C233]))*MIN(([.$A$2]+([.B233]*[.$B$2]));[.$C$2]))" office:value-type="float" office:value="23.3857133529357" calcext:value-type="float">
            <text:p>23.3857133529</text:p>
          </table:table-cell>
          <table:table-cell table:formula="of:=IF([.$C233]&gt;[.$J$2];[.E232];[.E232]+COS(RADIANS([.$C233]))*MIN(([.$A$2]+([.B233]*[.$B$2]));[.$C$2]))" office:value-type="float" office:value="-2.2639638400468" calcext:value-type="float">
            <text:p>-2.26396384</text:p>
          </table:table-cell>
          <table:table-cell table:formula="of:=SQRT(([.D233]*[.D233])+([.E233]*[.E233]))" office:value-type="float" office:value="23.4950446114647" calcext:value-type="float">
            <text:p>23.4950446115</text:p>
          </table:table-cell>
          <table:table-cell/>
          <table:table-cell table:formula="of:=IF([.$C233] &gt; [.$J$2]; [.H232]; (([.$A$2]/[.$E$2])*((0-COS([.$E$2]*[.B233] + [.$G$2])) - (0-COS([.$G$2])))) + (([.$B$2]*[.B233]/[.$E$2])*(0-COS([.$E$2]*[.B233] + [.$G$2]))) + (([.$B$2]/POWER([.$E$2];2)) * (SIN([.$E$2]*[.B233] + [.$G$2]) - SIN([.$G$2]))))" office:value-type="float" office:value="23.285186687421" calcext:value-type="float">
            <text:p>23.2851866874</text:p>
          </table:table-cell>
          <table:table-cell table:formula="of:=IF([.$C233] &gt; [.$J$2]; [.I232]; (([.$A$2]/[.$E$2])*(   SIN([.$E$2]*[.B233] + [.$G$2])  -    SIN([.$G$2])))  + (([.$B$2]*[.B233]/[.$E$2])*   SIN([.$E$2]*[.B233] + [.$G$2]))  + (([.$B$2]/POWER([.$E$2];2)) * (COS([.$E$2]*[.B233] + [.$G$2]) - COS([.$G$2]))))" office:value-type="float" office:value="-2.08065084942753" calcext:value-type="float">
            <text:p>-2.0806508494</text:p>
          </table:table-cell>
          <table:table-cell table:formula="of:=SQRT(POWER([.H233];2)+POWER([.I23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B234]*[.$D$2]" office:value-type="float" office:value="452" calcext:value-type="float">
            <text:p>452</text:p>
          </table:table-cell>
          <table:table-cell table:formula="of:=IF([.$C234] &gt; [.$J$2]; [.D233]; [.D233]+SIN(RADIANS([.$C234]))*MIN(([.$A$2]+([.B234]*[.$B$2]));[.$C$2]))" office:value-type="float" office:value="23.3857133529357" calcext:value-type="float">
            <text:p>23.3857133529</text:p>
          </table:table-cell>
          <table:table-cell table:formula="of:=IF([.$C234]&gt;[.$J$2];[.E233];[.E233]+COS(RADIANS([.$C234]))*MIN(([.$A$2]+([.B234]*[.$B$2]));[.$C$2]))" office:value-type="float" office:value="-2.2639638400468" calcext:value-type="float">
            <text:p>-2.26396384</text:p>
          </table:table-cell>
          <table:table-cell table:formula="of:=SQRT(([.D234]*[.D234])+([.E234]*[.E234]))" office:value-type="float" office:value="23.4950446114647" calcext:value-type="float">
            <text:p>23.4950446115</text:p>
          </table:table-cell>
          <table:table-cell/>
          <table:table-cell table:formula="of:=IF([.$C234] &gt; [.$J$2]; [.H233]; (([.$A$2]/[.$E$2])*((0-COS([.$E$2]*[.B234] + [.$G$2])) - (0-COS([.$G$2])))) + (([.$B$2]*[.B234]/[.$E$2])*(0-COS([.$E$2]*[.B234] + [.$G$2]))) + (([.$B$2]/POWER([.$E$2];2)) * (SIN([.$E$2]*[.B234] + [.$G$2]) - SIN([.$G$2]))))" office:value-type="float" office:value="23.285186687421" calcext:value-type="float">
            <text:p>23.2851866874</text:p>
          </table:table-cell>
          <table:table-cell table:formula="of:=IF([.$C234] &gt; [.$J$2]; [.I233]; (([.$A$2]/[.$E$2])*(   SIN([.$E$2]*[.B234] + [.$G$2])  -    SIN([.$G$2])))  + (([.$B$2]*[.B234]/[.$E$2])*   SIN([.$E$2]*[.B234] + [.$G$2]))  + (([.$B$2]/POWER([.$E$2];2)) * (COS([.$E$2]*[.B234] + [.$G$2]) - COS([.$G$2]))))" office:value-type="float" office:value="-2.08065084942753" calcext:value-type="float">
            <text:p>-2.0806508494</text:p>
          </table:table-cell>
          <table:table-cell table:formula="of:=SQRT(POWER([.H234];2)+POWER([.I23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B235]*[.$D$2]" office:value-type="float" office:value="454" calcext:value-type="float">
            <text:p>454</text:p>
          </table:table-cell>
          <table:table-cell table:formula="of:=IF([.$C235] &gt; [.$J$2]; [.D234]; [.D234]+SIN(RADIANS([.$C235]))*MIN(([.$A$2]+([.B235]*[.$B$2]));[.$C$2]))" office:value-type="float" office:value="23.3857133529357" calcext:value-type="float">
            <text:p>23.3857133529</text:p>
          </table:table-cell>
          <table:table-cell table:formula="of:=IF([.$C235]&gt;[.$J$2];[.E234];[.E234]+COS(RADIANS([.$C235]))*MIN(([.$A$2]+([.B235]*[.$B$2]));[.$C$2]))" office:value-type="float" office:value="-2.2639638400468" calcext:value-type="float">
            <text:p>-2.26396384</text:p>
          </table:table-cell>
          <table:table-cell table:formula="of:=SQRT(([.D235]*[.D235])+([.E235]*[.E235]))" office:value-type="float" office:value="23.4950446114647" calcext:value-type="float">
            <text:p>23.4950446115</text:p>
          </table:table-cell>
          <table:table-cell/>
          <table:table-cell table:formula="of:=IF([.$C235] &gt; [.$J$2]; [.H234]; (([.$A$2]/[.$E$2])*((0-COS([.$E$2]*[.B235] + [.$G$2])) - (0-COS([.$G$2])))) + (([.$B$2]*[.B235]/[.$E$2])*(0-COS([.$E$2]*[.B235] + [.$G$2]))) + (([.$B$2]/POWER([.$E$2];2)) * (SIN([.$E$2]*[.B235] + [.$G$2]) - SIN([.$G$2]))))" office:value-type="float" office:value="23.285186687421" calcext:value-type="float">
            <text:p>23.2851866874</text:p>
          </table:table-cell>
          <table:table-cell table:formula="of:=IF([.$C235] &gt; [.$J$2]; [.I234]; (([.$A$2]/[.$E$2])*(   SIN([.$E$2]*[.B235] + [.$G$2])  -    SIN([.$G$2])))  + (([.$B$2]*[.B235]/[.$E$2])*   SIN([.$E$2]*[.B235] + [.$G$2]))  + (([.$B$2]/POWER([.$E$2];2)) * (COS([.$E$2]*[.B235] + [.$G$2]) - COS([.$G$2]))))" office:value-type="float" office:value="-2.08065084942753" calcext:value-type="float">
            <text:p>-2.0806508494</text:p>
          </table:table-cell>
          <table:table-cell table:formula="of:=SQRT(POWER([.H235];2)+POWER([.I23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B236]*[.$D$2]" office:value-type="float" office:value="456" calcext:value-type="float">
            <text:p>456</text:p>
          </table:table-cell>
          <table:table-cell table:formula="of:=IF([.$C236] &gt; [.$J$2]; [.D235]; [.D235]+SIN(RADIANS([.$C236]))*MIN(([.$A$2]+([.B236]*[.$B$2]));[.$C$2]))" office:value-type="float" office:value="23.3857133529357" calcext:value-type="float">
            <text:p>23.3857133529</text:p>
          </table:table-cell>
          <table:table-cell table:formula="of:=IF([.$C236]&gt;[.$J$2];[.E235];[.E235]+COS(RADIANS([.$C236]))*MIN(([.$A$2]+([.B236]*[.$B$2]));[.$C$2]))" office:value-type="float" office:value="-2.2639638400468" calcext:value-type="float">
            <text:p>-2.26396384</text:p>
          </table:table-cell>
          <table:table-cell table:formula="of:=SQRT(([.D236]*[.D236])+([.E236]*[.E236]))" office:value-type="float" office:value="23.4950446114647" calcext:value-type="float">
            <text:p>23.4950446115</text:p>
          </table:table-cell>
          <table:table-cell/>
          <table:table-cell table:formula="of:=IF([.$C236] &gt; [.$J$2]; [.H235]; (([.$A$2]/[.$E$2])*((0-COS([.$E$2]*[.B236] + [.$G$2])) - (0-COS([.$G$2])))) + (([.$B$2]*[.B236]/[.$E$2])*(0-COS([.$E$2]*[.B236] + [.$G$2]))) + (([.$B$2]/POWER([.$E$2];2)) * (SIN([.$E$2]*[.B236] + [.$G$2]) - SIN([.$G$2]))))" office:value-type="float" office:value="23.285186687421" calcext:value-type="float">
            <text:p>23.2851866874</text:p>
          </table:table-cell>
          <table:table-cell table:formula="of:=IF([.$C236] &gt; [.$J$2]; [.I235]; (([.$A$2]/[.$E$2])*(   SIN([.$E$2]*[.B236] + [.$G$2])  -    SIN([.$G$2])))  + (([.$B$2]*[.B236]/[.$E$2])*   SIN([.$E$2]*[.B236] + [.$G$2]))  + (([.$B$2]/POWER([.$E$2];2)) * (COS([.$E$2]*[.B236] + [.$G$2]) - COS([.$G$2]))))" office:value-type="float" office:value="-2.08065084942753" calcext:value-type="float">
            <text:p>-2.0806508494</text:p>
          </table:table-cell>
          <table:table-cell table:formula="of:=SQRT(POWER([.H236];2)+POWER([.I23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B237]*[.$D$2]" office:value-type="float" office:value="458" calcext:value-type="float">
            <text:p>458</text:p>
          </table:table-cell>
          <table:table-cell table:formula="of:=IF([.$C237] &gt; [.$J$2]; [.D236]; [.D236]+SIN(RADIANS([.$C237]))*MIN(([.$A$2]+([.B237]*[.$B$2]));[.$C$2]))" office:value-type="float" office:value="23.3857133529357" calcext:value-type="float">
            <text:p>23.3857133529</text:p>
          </table:table-cell>
          <table:table-cell table:formula="of:=IF([.$C237]&gt;[.$J$2];[.E236];[.E236]+COS(RADIANS([.$C237]))*MIN(([.$A$2]+([.B237]*[.$B$2]));[.$C$2]))" office:value-type="float" office:value="-2.2639638400468" calcext:value-type="float">
            <text:p>-2.26396384</text:p>
          </table:table-cell>
          <table:table-cell table:formula="of:=SQRT(([.D237]*[.D237])+([.E237]*[.E237]))" office:value-type="float" office:value="23.4950446114647" calcext:value-type="float">
            <text:p>23.4950446115</text:p>
          </table:table-cell>
          <table:table-cell/>
          <table:table-cell table:formula="of:=IF([.$C237] &gt; [.$J$2]; [.H236]; (([.$A$2]/[.$E$2])*((0-COS([.$E$2]*[.B237] + [.$G$2])) - (0-COS([.$G$2])))) + (([.$B$2]*[.B237]/[.$E$2])*(0-COS([.$E$2]*[.B237] + [.$G$2]))) + (([.$B$2]/POWER([.$E$2];2)) * (SIN([.$E$2]*[.B237] + [.$G$2]) - SIN([.$G$2]))))" office:value-type="float" office:value="23.285186687421" calcext:value-type="float">
            <text:p>23.2851866874</text:p>
          </table:table-cell>
          <table:table-cell table:formula="of:=IF([.$C237] &gt; [.$J$2]; [.I236]; (([.$A$2]/[.$E$2])*(   SIN([.$E$2]*[.B237] + [.$G$2])  -    SIN([.$G$2])))  + (([.$B$2]*[.B237]/[.$E$2])*   SIN([.$E$2]*[.B237] + [.$G$2]))  + (([.$B$2]/POWER([.$E$2];2)) * (COS([.$E$2]*[.B237] + [.$G$2]) - COS([.$G$2]))))" office:value-type="float" office:value="-2.08065084942753" calcext:value-type="float">
            <text:p>-2.0806508494</text:p>
          </table:table-cell>
          <table:table-cell table:formula="of:=SQRT(POWER([.H237];2)+POWER([.I23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238]*[.$D$2]" office:value-type="float" office:value="460" calcext:value-type="float">
            <text:p>460</text:p>
          </table:table-cell>
          <table:table-cell table:formula="of:=IF([.$C238] &gt; [.$J$2]; [.D237]; [.D237]+SIN(RADIANS([.$C238]))*MIN(([.$A$2]+([.B238]*[.$B$2]));[.$C$2]))" office:value-type="float" office:value="23.3857133529357" calcext:value-type="float">
            <text:p>23.3857133529</text:p>
          </table:table-cell>
          <table:table-cell table:formula="of:=IF([.$C238]&gt;[.$J$2];[.E237];[.E237]+COS(RADIANS([.$C238]))*MIN(([.$A$2]+([.B238]*[.$B$2]));[.$C$2]))" office:value-type="float" office:value="-2.2639638400468" calcext:value-type="float">
            <text:p>-2.26396384</text:p>
          </table:table-cell>
          <table:table-cell table:formula="of:=SQRT(([.D238]*[.D238])+([.E238]*[.E238]))" office:value-type="float" office:value="23.4950446114647" calcext:value-type="float">
            <text:p>23.4950446115</text:p>
          </table:table-cell>
          <table:table-cell/>
          <table:table-cell table:formula="of:=IF([.$C238] &gt; [.$J$2]; [.H237]; (([.$A$2]/[.$E$2])*((0-COS([.$E$2]*[.B238] + [.$G$2])) - (0-COS([.$G$2])))) + (([.$B$2]*[.B238]/[.$E$2])*(0-COS([.$E$2]*[.B238] + [.$G$2]))) + (([.$B$2]/POWER([.$E$2];2)) * (SIN([.$E$2]*[.B238] + [.$G$2]) - SIN([.$G$2]))))" office:value-type="float" office:value="23.285186687421" calcext:value-type="float">
            <text:p>23.2851866874</text:p>
          </table:table-cell>
          <table:table-cell table:formula="of:=IF([.$C238] &gt; [.$J$2]; [.I237]; (([.$A$2]/[.$E$2])*(   SIN([.$E$2]*[.B238] + [.$G$2])  -    SIN([.$G$2])))  + (([.$B$2]*[.B238]/[.$E$2])*   SIN([.$E$2]*[.B238] + [.$G$2]))  + (([.$B$2]/POWER([.$E$2];2)) * (COS([.$E$2]*[.B238] + [.$G$2]) - COS([.$G$2]))))" office:value-type="float" office:value="-2.08065084942753" calcext:value-type="float">
            <text:p>-2.0806508494</text:p>
          </table:table-cell>
          <table:table-cell table:formula="of:=SQRT(POWER([.H238];2)+POWER([.I23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B239]*[.$D$2]" office:value-type="float" office:value="462" calcext:value-type="float">
            <text:p>462</text:p>
          </table:table-cell>
          <table:table-cell table:formula="of:=IF([.$C239] &gt; [.$J$2]; [.D238]; [.D238]+SIN(RADIANS([.$C239]))*MIN(([.$A$2]+([.B239]*[.$B$2]));[.$C$2]))" office:value-type="float" office:value="23.3857133529357" calcext:value-type="float">
            <text:p>23.3857133529</text:p>
          </table:table-cell>
          <table:table-cell table:formula="of:=IF([.$C239]&gt;[.$J$2];[.E238];[.E238]+COS(RADIANS([.$C239]))*MIN(([.$A$2]+([.B239]*[.$B$2]));[.$C$2]))" office:value-type="float" office:value="-2.2639638400468" calcext:value-type="float">
            <text:p>-2.26396384</text:p>
          </table:table-cell>
          <table:table-cell table:formula="of:=SQRT(([.D239]*[.D239])+([.E239]*[.E239]))" office:value-type="float" office:value="23.4950446114647" calcext:value-type="float">
            <text:p>23.4950446115</text:p>
          </table:table-cell>
          <table:table-cell/>
          <table:table-cell table:formula="of:=IF([.$C239] &gt; [.$J$2]; [.H238]; (([.$A$2]/[.$E$2])*((0-COS([.$E$2]*[.B239] + [.$G$2])) - (0-COS([.$G$2])))) + (([.$B$2]*[.B239]/[.$E$2])*(0-COS([.$E$2]*[.B239] + [.$G$2]))) + (([.$B$2]/POWER([.$E$2];2)) * (SIN([.$E$2]*[.B239] + [.$G$2]) - SIN([.$G$2]))))" office:value-type="float" office:value="23.285186687421" calcext:value-type="float">
            <text:p>23.2851866874</text:p>
          </table:table-cell>
          <table:table-cell table:formula="of:=IF([.$C239] &gt; [.$J$2]; [.I238]; (([.$A$2]/[.$E$2])*(   SIN([.$E$2]*[.B239] + [.$G$2])  -    SIN([.$G$2])))  + (([.$B$2]*[.B239]/[.$E$2])*   SIN([.$E$2]*[.B239] + [.$G$2]))  + (([.$B$2]/POWER([.$E$2];2)) * (COS([.$E$2]*[.B239] + [.$G$2]) - COS([.$G$2]))))" office:value-type="float" office:value="-2.08065084942753" calcext:value-type="float">
            <text:p>-2.0806508494</text:p>
          </table:table-cell>
          <table:table-cell table:formula="of:=SQRT(POWER([.H239];2)+POWER([.I23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B240]*[.$D$2]" office:value-type="float" office:value="464" calcext:value-type="float">
            <text:p>464</text:p>
          </table:table-cell>
          <table:table-cell table:formula="of:=IF([.$C240] &gt; [.$J$2]; [.D239]; [.D239]+SIN(RADIANS([.$C240]))*MIN(([.$A$2]+([.B240]*[.$B$2]));[.$C$2]))" office:value-type="float" office:value="23.3857133529357" calcext:value-type="float">
            <text:p>23.3857133529</text:p>
          </table:table-cell>
          <table:table-cell table:formula="of:=IF([.$C240]&gt;[.$J$2];[.E239];[.E239]+COS(RADIANS([.$C240]))*MIN(([.$A$2]+([.B240]*[.$B$2]));[.$C$2]))" office:value-type="float" office:value="-2.2639638400468" calcext:value-type="float">
            <text:p>-2.26396384</text:p>
          </table:table-cell>
          <table:table-cell table:formula="of:=SQRT(([.D240]*[.D240])+([.E240]*[.E240]))" office:value-type="float" office:value="23.4950446114647" calcext:value-type="float">
            <text:p>23.4950446115</text:p>
          </table:table-cell>
          <table:table-cell/>
          <table:table-cell table:formula="of:=IF([.$C240] &gt; [.$J$2]; [.H239]; (([.$A$2]/[.$E$2])*((0-COS([.$E$2]*[.B240] + [.$G$2])) - (0-COS([.$G$2])))) + (([.$B$2]*[.B240]/[.$E$2])*(0-COS([.$E$2]*[.B240] + [.$G$2]))) + (([.$B$2]/POWER([.$E$2];2)) * (SIN([.$E$2]*[.B240] + [.$G$2]) - SIN([.$G$2]))))" office:value-type="float" office:value="23.285186687421" calcext:value-type="float">
            <text:p>23.2851866874</text:p>
          </table:table-cell>
          <table:table-cell table:formula="of:=IF([.$C240] &gt; [.$J$2]; [.I239]; (([.$A$2]/[.$E$2])*(   SIN([.$E$2]*[.B240] + [.$G$2])  -    SIN([.$G$2])))  + (([.$B$2]*[.B240]/[.$E$2])*   SIN([.$E$2]*[.B240] + [.$G$2]))  + (([.$B$2]/POWER([.$E$2];2)) * (COS([.$E$2]*[.B240] + [.$G$2]) - COS([.$G$2]))))" office:value-type="float" office:value="-2.08065084942753" calcext:value-type="float">
            <text:p>-2.0806508494</text:p>
          </table:table-cell>
          <table:table-cell table:formula="of:=SQRT(POWER([.H240];2)+POWER([.I23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B241]*[.$D$2]" office:value-type="float" office:value="466" calcext:value-type="float">
            <text:p>466</text:p>
          </table:table-cell>
          <table:table-cell table:formula="of:=IF([.$C241] &gt; [.$J$2]; [.D240]; [.D240]+SIN(RADIANS([.$C241]))*MIN(([.$A$2]+([.B241]*[.$B$2]));[.$C$2]))" office:value-type="float" office:value="23.3857133529357" calcext:value-type="float">
            <text:p>23.3857133529</text:p>
          </table:table-cell>
          <table:table-cell table:formula="of:=IF([.$C241]&gt;[.$J$2];[.E240];[.E240]+COS(RADIANS([.$C241]))*MIN(([.$A$2]+([.B241]*[.$B$2]));[.$C$2]))" office:value-type="float" office:value="-2.2639638400468" calcext:value-type="float">
            <text:p>-2.26396384</text:p>
          </table:table-cell>
          <table:table-cell table:formula="of:=SQRT(([.D241]*[.D241])+([.E241]*[.E241]))" office:value-type="float" office:value="23.4950446114647" calcext:value-type="float">
            <text:p>23.4950446115</text:p>
          </table:table-cell>
          <table:table-cell/>
          <table:table-cell table:formula="of:=IF([.$C241] &gt; [.$J$2]; [.H240]; (([.$A$2]/[.$E$2])*((0-COS([.$E$2]*[.B241] + [.$G$2])) - (0-COS([.$G$2])))) + (([.$B$2]*[.B241]/[.$E$2])*(0-COS([.$E$2]*[.B241] + [.$G$2]))) + (([.$B$2]/POWER([.$E$2];2)) * (SIN([.$E$2]*[.B241] + [.$G$2]) - SIN([.$G$2]))))" office:value-type="float" office:value="23.285186687421" calcext:value-type="float">
            <text:p>23.2851866874</text:p>
          </table:table-cell>
          <table:table-cell table:formula="of:=IF([.$C241] &gt; [.$J$2]; [.I240]; (([.$A$2]/[.$E$2])*(   SIN([.$E$2]*[.B241] + [.$G$2])  -    SIN([.$G$2])))  + (([.$B$2]*[.B241]/[.$E$2])*   SIN([.$E$2]*[.B241] + [.$G$2]))  + (([.$B$2]/POWER([.$E$2];2)) * (COS([.$E$2]*[.B241] + [.$G$2]) - COS([.$G$2]))))" office:value-type="float" office:value="-2.08065084942753" calcext:value-type="float">
            <text:p>-2.0806508494</text:p>
          </table:table-cell>
          <table:table-cell table:formula="of:=SQRT(POWER([.H241];2)+POWER([.I24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B242]*[.$D$2]" office:value-type="float" office:value="468" calcext:value-type="float">
            <text:p>468</text:p>
          </table:table-cell>
          <table:table-cell table:formula="of:=IF([.$C242] &gt; [.$J$2]; [.D241]; [.D241]+SIN(RADIANS([.$C242]))*MIN(([.$A$2]+([.B242]*[.$B$2]));[.$C$2]))" office:value-type="float" office:value="23.3857133529357" calcext:value-type="float">
            <text:p>23.3857133529</text:p>
          </table:table-cell>
          <table:table-cell table:formula="of:=IF([.$C242]&gt;[.$J$2];[.E241];[.E241]+COS(RADIANS([.$C242]))*MIN(([.$A$2]+([.B242]*[.$B$2]));[.$C$2]))" office:value-type="float" office:value="-2.2639638400468" calcext:value-type="float">
            <text:p>-2.26396384</text:p>
          </table:table-cell>
          <table:table-cell table:formula="of:=SQRT(([.D242]*[.D242])+([.E242]*[.E242]))" office:value-type="float" office:value="23.4950446114647" calcext:value-type="float">
            <text:p>23.4950446115</text:p>
          </table:table-cell>
          <table:table-cell/>
          <table:table-cell table:formula="of:=IF([.$C242] &gt; [.$J$2]; [.H241]; (([.$A$2]/[.$E$2])*((0-COS([.$E$2]*[.B242] + [.$G$2])) - (0-COS([.$G$2])))) + (([.$B$2]*[.B242]/[.$E$2])*(0-COS([.$E$2]*[.B242] + [.$G$2]))) + (([.$B$2]/POWER([.$E$2];2)) * (SIN([.$E$2]*[.B242] + [.$G$2]) - SIN([.$G$2]))))" office:value-type="float" office:value="23.285186687421" calcext:value-type="float">
            <text:p>23.2851866874</text:p>
          </table:table-cell>
          <table:table-cell table:formula="of:=IF([.$C242] &gt; [.$J$2]; [.I241]; (([.$A$2]/[.$E$2])*(   SIN([.$E$2]*[.B242] + [.$G$2])  -    SIN([.$G$2])))  + (([.$B$2]*[.B242]/[.$E$2])*   SIN([.$E$2]*[.B242] + [.$G$2]))  + (([.$B$2]/POWER([.$E$2];2)) * (COS([.$E$2]*[.B242] + [.$G$2]) - COS([.$G$2]))))" office:value-type="float" office:value="-2.08065084942753" calcext:value-type="float">
            <text:p>-2.0806508494</text:p>
          </table:table-cell>
          <table:table-cell table:formula="of:=SQRT(POWER([.H242];2)+POWER([.I24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B243]*[.$D$2]" office:value-type="float" office:value="470" calcext:value-type="float">
            <text:p>470</text:p>
          </table:table-cell>
          <table:table-cell table:formula="of:=IF([.$C243] &gt; [.$J$2]; [.D242]; [.D242]+SIN(RADIANS([.$C243]))*MIN(([.$A$2]+([.B243]*[.$B$2]));[.$C$2]))" office:value-type="float" office:value="23.3857133529357" calcext:value-type="float">
            <text:p>23.3857133529</text:p>
          </table:table-cell>
          <table:table-cell table:formula="of:=IF([.$C243]&gt;[.$J$2];[.E242];[.E242]+COS(RADIANS([.$C243]))*MIN(([.$A$2]+([.B243]*[.$B$2]));[.$C$2]))" office:value-type="float" office:value="-2.2639638400468" calcext:value-type="float">
            <text:p>-2.26396384</text:p>
          </table:table-cell>
          <table:table-cell table:formula="of:=SQRT(([.D243]*[.D243])+([.E243]*[.E243]))" office:value-type="float" office:value="23.4950446114647" calcext:value-type="float">
            <text:p>23.4950446115</text:p>
          </table:table-cell>
          <table:table-cell/>
          <table:table-cell table:formula="of:=IF([.$C243] &gt; [.$J$2]; [.H242]; (([.$A$2]/[.$E$2])*((0-COS([.$E$2]*[.B243] + [.$G$2])) - (0-COS([.$G$2])))) + (([.$B$2]*[.B243]/[.$E$2])*(0-COS([.$E$2]*[.B243] + [.$G$2]))) + (([.$B$2]/POWER([.$E$2];2)) * (SIN([.$E$2]*[.B243] + [.$G$2]) - SIN([.$G$2]))))" office:value-type="float" office:value="23.285186687421" calcext:value-type="float">
            <text:p>23.2851866874</text:p>
          </table:table-cell>
          <table:table-cell table:formula="of:=IF([.$C243] &gt; [.$J$2]; [.I242]; (([.$A$2]/[.$E$2])*(   SIN([.$E$2]*[.B243] + [.$G$2])  -    SIN([.$G$2])))  + (([.$B$2]*[.B243]/[.$E$2])*   SIN([.$E$2]*[.B243] + [.$G$2]))  + (([.$B$2]/POWER([.$E$2];2)) * (COS([.$E$2]*[.B243] + [.$G$2]) - COS([.$G$2]))))" office:value-type="float" office:value="-2.08065084942753" calcext:value-type="float">
            <text:p>-2.0806508494</text:p>
          </table:table-cell>
          <table:table-cell table:formula="of:=SQRT(POWER([.H243];2)+POWER([.I24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B244]*[.$D$2]" office:value-type="float" office:value="472" calcext:value-type="float">
            <text:p>472</text:p>
          </table:table-cell>
          <table:table-cell table:formula="of:=IF([.$C244] &gt; [.$J$2]; [.D243]; [.D243]+SIN(RADIANS([.$C244]))*MIN(([.$A$2]+([.B244]*[.$B$2]));[.$C$2]))" office:value-type="float" office:value="23.3857133529357" calcext:value-type="float">
            <text:p>23.3857133529</text:p>
          </table:table-cell>
          <table:table-cell table:formula="of:=IF([.$C244]&gt;[.$J$2];[.E243];[.E243]+COS(RADIANS([.$C244]))*MIN(([.$A$2]+([.B244]*[.$B$2]));[.$C$2]))" office:value-type="float" office:value="-2.2639638400468" calcext:value-type="float">
            <text:p>-2.26396384</text:p>
          </table:table-cell>
          <table:table-cell table:formula="of:=SQRT(([.D244]*[.D244])+([.E244]*[.E244]))" office:value-type="float" office:value="23.4950446114647" calcext:value-type="float">
            <text:p>23.4950446115</text:p>
          </table:table-cell>
          <table:table-cell/>
          <table:table-cell table:formula="of:=IF([.$C244] &gt; [.$J$2]; [.H243]; (([.$A$2]/[.$E$2])*((0-COS([.$E$2]*[.B244] + [.$G$2])) - (0-COS([.$G$2])))) + (([.$B$2]*[.B244]/[.$E$2])*(0-COS([.$E$2]*[.B244] + [.$G$2]))) + (([.$B$2]/POWER([.$E$2];2)) * (SIN([.$E$2]*[.B244] + [.$G$2]) - SIN([.$G$2]))))" office:value-type="float" office:value="23.285186687421" calcext:value-type="float">
            <text:p>23.2851866874</text:p>
          </table:table-cell>
          <table:table-cell table:formula="of:=IF([.$C244] &gt; [.$J$2]; [.I243]; (([.$A$2]/[.$E$2])*(   SIN([.$E$2]*[.B244] + [.$G$2])  -    SIN([.$G$2])))  + (([.$B$2]*[.B244]/[.$E$2])*   SIN([.$E$2]*[.B244] + [.$G$2]))  + (([.$B$2]/POWER([.$E$2];2)) * (COS([.$E$2]*[.B244] + [.$G$2]) - COS([.$G$2]))))" office:value-type="float" office:value="-2.08065084942753" calcext:value-type="float">
            <text:p>-2.0806508494</text:p>
          </table:table-cell>
          <table:table-cell table:formula="of:=SQRT(POWER([.H244];2)+POWER([.I24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B245]*[.$D$2]" office:value-type="float" office:value="474" calcext:value-type="float">
            <text:p>474</text:p>
          </table:table-cell>
          <table:table-cell table:formula="of:=IF([.$C245] &gt; [.$J$2]; [.D244]; [.D244]+SIN(RADIANS([.$C245]))*MIN(([.$A$2]+([.B245]*[.$B$2]));[.$C$2]))" office:value-type="float" office:value="23.3857133529357" calcext:value-type="float">
            <text:p>23.3857133529</text:p>
          </table:table-cell>
          <table:table-cell table:formula="of:=IF([.$C245]&gt;[.$J$2];[.E244];[.E244]+COS(RADIANS([.$C245]))*MIN(([.$A$2]+([.B245]*[.$B$2]));[.$C$2]))" office:value-type="float" office:value="-2.2639638400468" calcext:value-type="float">
            <text:p>-2.26396384</text:p>
          </table:table-cell>
          <table:table-cell table:formula="of:=SQRT(([.D245]*[.D245])+([.E245]*[.E245]))" office:value-type="float" office:value="23.4950446114647" calcext:value-type="float">
            <text:p>23.4950446115</text:p>
          </table:table-cell>
          <table:table-cell/>
          <table:table-cell table:formula="of:=IF([.$C245] &gt; [.$J$2]; [.H244]; (([.$A$2]/[.$E$2])*((0-COS([.$E$2]*[.B245] + [.$G$2])) - (0-COS([.$G$2])))) + (([.$B$2]*[.B245]/[.$E$2])*(0-COS([.$E$2]*[.B245] + [.$G$2]))) + (([.$B$2]/POWER([.$E$2];2)) * (SIN([.$E$2]*[.B245] + [.$G$2]) - SIN([.$G$2]))))" office:value-type="float" office:value="23.285186687421" calcext:value-type="float">
            <text:p>23.2851866874</text:p>
          </table:table-cell>
          <table:table-cell table:formula="of:=IF([.$C245] &gt; [.$J$2]; [.I244]; (([.$A$2]/[.$E$2])*(   SIN([.$E$2]*[.B245] + [.$G$2])  -    SIN([.$G$2])))  + (([.$B$2]*[.B245]/[.$E$2])*   SIN([.$E$2]*[.B245] + [.$G$2]))  + (([.$B$2]/POWER([.$E$2];2)) * (COS([.$E$2]*[.B245] + [.$G$2]) - COS([.$G$2]))))" office:value-type="float" office:value="-2.08065084942753" calcext:value-type="float">
            <text:p>-2.0806508494</text:p>
          </table:table-cell>
          <table:table-cell table:formula="of:=SQRT(POWER([.H245];2)+POWER([.I24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B246]*[.$D$2]" office:value-type="float" office:value="476" calcext:value-type="float">
            <text:p>476</text:p>
          </table:table-cell>
          <table:table-cell table:formula="of:=IF([.$C246] &gt; [.$J$2]; [.D245]; [.D245]+SIN(RADIANS([.$C246]))*MIN(([.$A$2]+([.B246]*[.$B$2]));[.$C$2]))" office:value-type="float" office:value="23.3857133529357" calcext:value-type="float">
            <text:p>23.3857133529</text:p>
          </table:table-cell>
          <table:table-cell table:formula="of:=IF([.$C246]&gt;[.$J$2];[.E245];[.E245]+COS(RADIANS([.$C246]))*MIN(([.$A$2]+([.B246]*[.$B$2]));[.$C$2]))" office:value-type="float" office:value="-2.2639638400468" calcext:value-type="float">
            <text:p>-2.26396384</text:p>
          </table:table-cell>
          <table:table-cell table:formula="of:=SQRT(([.D246]*[.D246])+([.E246]*[.E246]))" office:value-type="float" office:value="23.4950446114647" calcext:value-type="float">
            <text:p>23.4950446115</text:p>
          </table:table-cell>
          <table:table-cell/>
          <table:table-cell table:formula="of:=IF([.$C246] &gt; [.$J$2]; [.H245]; (([.$A$2]/[.$E$2])*((0-COS([.$E$2]*[.B246] + [.$G$2])) - (0-COS([.$G$2])))) + (([.$B$2]*[.B246]/[.$E$2])*(0-COS([.$E$2]*[.B246] + [.$G$2]))) + (([.$B$2]/POWER([.$E$2];2)) * (SIN([.$E$2]*[.B246] + [.$G$2]) - SIN([.$G$2]))))" office:value-type="float" office:value="23.285186687421" calcext:value-type="float">
            <text:p>23.2851866874</text:p>
          </table:table-cell>
          <table:table-cell table:formula="of:=IF([.$C246] &gt; [.$J$2]; [.I245]; (([.$A$2]/[.$E$2])*(   SIN([.$E$2]*[.B246] + [.$G$2])  -    SIN([.$G$2])))  + (([.$B$2]*[.B246]/[.$E$2])*   SIN([.$E$2]*[.B246] + [.$G$2]))  + (([.$B$2]/POWER([.$E$2];2)) * (COS([.$E$2]*[.B246] + [.$G$2]) - COS([.$G$2]))))" office:value-type="float" office:value="-2.08065084942753" calcext:value-type="float">
            <text:p>-2.0806508494</text:p>
          </table:table-cell>
          <table:table-cell table:formula="of:=SQRT(POWER([.H246];2)+POWER([.I24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B247]*[.$D$2]" office:value-type="float" office:value="478" calcext:value-type="float">
            <text:p>478</text:p>
          </table:table-cell>
          <table:table-cell table:formula="of:=IF([.$C247] &gt; [.$J$2]; [.D246]; [.D246]+SIN(RADIANS([.$C247]))*MIN(([.$A$2]+([.B247]*[.$B$2]));[.$C$2]))" office:value-type="float" office:value="23.3857133529357" calcext:value-type="float">
            <text:p>23.3857133529</text:p>
          </table:table-cell>
          <table:table-cell table:formula="of:=IF([.$C247]&gt;[.$J$2];[.E246];[.E246]+COS(RADIANS([.$C247]))*MIN(([.$A$2]+([.B247]*[.$B$2]));[.$C$2]))" office:value-type="float" office:value="-2.2639638400468" calcext:value-type="float">
            <text:p>-2.26396384</text:p>
          </table:table-cell>
          <table:table-cell table:formula="of:=SQRT(([.D247]*[.D247])+([.E247]*[.E247]))" office:value-type="float" office:value="23.4950446114647" calcext:value-type="float">
            <text:p>23.4950446115</text:p>
          </table:table-cell>
          <table:table-cell/>
          <table:table-cell table:formula="of:=IF([.$C247] &gt; [.$J$2]; [.H246]; (([.$A$2]/[.$E$2])*((0-COS([.$E$2]*[.B247] + [.$G$2])) - (0-COS([.$G$2])))) + (([.$B$2]*[.B247]/[.$E$2])*(0-COS([.$E$2]*[.B247] + [.$G$2]))) + (([.$B$2]/POWER([.$E$2];2)) * (SIN([.$E$2]*[.B247] + [.$G$2]) - SIN([.$G$2]))))" office:value-type="float" office:value="23.285186687421" calcext:value-type="float">
            <text:p>23.2851866874</text:p>
          </table:table-cell>
          <table:table-cell table:formula="of:=IF([.$C247] &gt; [.$J$2]; [.I246]; (([.$A$2]/[.$E$2])*(   SIN([.$E$2]*[.B247] + [.$G$2])  -    SIN([.$G$2])))  + (([.$B$2]*[.B247]/[.$E$2])*   SIN([.$E$2]*[.B247] + [.$G$2]))  + (([.$B$2]/POWER([.$E$2];2)) * (COS([.$E$2]*[.B247] + [.$G$2]) - COS([.$G$2]))))" office:value-type="float" office:value="-2.08065084942753" calcext:value-type="float">
            <text:p>-2.0806508494</text:p>
          </table:table-cell>
          <table:table-cell table:formula="of:=SQRT(POWER([.H247];2)+POWER([.I24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248]*[.$D$2]" office:value-type="float" office:value="480" calcext:value-type="float">
            <text:p>480</text:p>
          </table:table-cell>
          <table:table-cell table:formula="of:=IF([.$C248] &gt; [.$J$2]; [.D247]; [.D247]+SIN(RADIANS([.$C248]))*MIN(([.$A$2]+([.B248]*[.$B$2]));[.$C$2]))" office:value-type="float" office:value="23.3857133529357" calcext:value-type="float">
            <text:p>23.3857133529</text:p>
          </table:table-cell>
          <table:table-cell table:formula="of:=IF([.$C248]&gt;[.$J$2];[.E247];[.E247]+COS(RADIANS([.$C248]))*MIN(([.$A$2]+([.B248]*[.$B$2]));[.$C$2]))" office:value-type="float" office:value="-2.2639638400468" calcext:value-type="float">
            <text:p>-2.26396384</text:p>
          </table:table-cell>
          <table:table-cell table:formula="of:=SQRT(([.D248]*[.D248])+([.E248]*[.E248]))" office:value-type="float" office:value="23.4950446114647" calcext:value-type="float">
            <text:p>23.4950446115</text:p>
          </table:table-cell>
          <table:table-cell/>
          <table:table-cell table:formula="of:=IF([.$C248] &gt; [.$J$2]; [.H247]; (([.$A$2]/[.$E$2])*((0-COS([.$E$2]*[.B248] + [.$G$2])) - (0-COS([.$G$2])))) + (([.$B$2]*[.B248]/[.$E$2])*(0-COS([.$E$2]*[.B248] + [.$G$2]))) + (([.$B$2]/POWER([.$E$2];2)) * (SIN([.$E$2]*[.B248] + [.$G$2]) - SIN([.$G$2]))))" office:value-type="float" office:value="23.285186687421" calcext:value-type="float">
            <text:p>23.2851866874</text:p>
          </table:table-cell>
          <table:table-cell table:formula="of:=IF([.$C248] &gt; [.$J$2]; [.I247]; (([.$A$2]/[.$E$2])*(   SIN([.$E$2]*[.B248] + [.$G$2])  -    SIN([.$G$2])))  + (([.$B$2]*[.B248]/[.$E$2])*   SIN([.$E$2]*[.B248] + [.$G$2]))  + (([.$B$2]/POWER([.$E$2];2)) * (COS([.$E$2]*[.B248] + [.$G$2]) - COS([.$G$2]))))" office:value-type="float" office:value="-2.08065084942753" calcext:value-type="float">
            <text:p>-2.0806508494</text:p>
          </table:table-cell>
          <table:table-cell table:formula="of:=SQRT(POWER([.H248];2)+POWER([.I24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B249]*[.$D$2]" office:value-type="float" office:value="482" calcext:value-type="float">
            <text:p>482</text:p>
          </table:table-cell>
          <table:table-cell table:formula="of:=IF([.$C249] &gt; [.$J$2]; [.D248]; [.D248]+SIN(RADIANS([.$C249]))*MIN(([.$A$2]+([.B249]*[.$B$2]));[.$C$2]))" office:value-type="float" office:value="23.3857133529357" calcext:value-type="float">
            <text:p>23.3857133529</text:p>
          </table:table-cell>
          <table:table-cell table:formula="of:=IF([.$C249]&gt;[.$J$2];[.E248];[.E248]+COS(RADIANS([.$C249]))*MIN(([.$A$2]+([.B249]*[.$B$2]));[.$C$2]))" office:value-type="float" office:value="-2.2639638400468" calcext:value-type="float">
            <text:p>-2.26396384</text:p>
          </table:table-cell>
          <table:table-cell table:formula="of:=SQRT(([.D249]*[.D249])+([.E249]*[.E249]))" office:value-type="float" office:value="23.4950446114647" calcext:value-type="float">
            <text:p>23.4950446115</text:p>
          </table:table-cell>
          <table:table-cell/>
          <table:table-cell table:formula="of:=IF([.$C249] &gt; [.$J$2]; [.H248]; (([.$A$2]/[.$E$2])*((0-COS([.$E$2]*[.B249] + [.$G$2])) - (0-COS([.$G$2])))) + (([.$B$2]*[.B249]/[.$E$2])*(0-COS([.$E$2]*[.B249] + [.$G$2]))) + (([.$B$2]/POWER([.$E$2];2)) * (SIN([.$E$2]*[.B249] + [.$G$2]) - SIN([.$G$2]))))" office:value-type="float" office:value="23.285186687421" calcext:value-type="float">
            <text:p>23.2851866874</text:p>
          </table:table-cell>
          <table:table-cell table:formula="of:=IF([.$C249] &gt; [.$J$2]; [.I248]; (([.$A$2]/[.$E$2])*(   SIN([.$E$2]*[.B249] + [.$G$2])  -    SIN([.$G$2])))  + (([.$B$2]*[.B249]/[.$E$2])*   SIN([.$E$2]*[.B249] + [.$G$2]))  + (([.$B$2]/POWER([.$E$2];2)) * (COS([.$E$2]*[.B249] + [.$G$2]) - COS([.$G$2]))))" office:value-type="float" office:value="-2.08065084942753" calcext:value-type="float">
            <text:p>-2.0806508494</text:p>
          </table:table-cell>
          <table:table-cell table:formula="of:=SQRT(POWER([.H249];2)+POWER([.I24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B250]*[.$D$2]" office:value-type="float" office:value="484" calcext:value-type="float">
            <text:p>484</text:p>
          </table:table-cell>
          <table:table-cell table:formula="of:=IF([.$C250] &gt; [.$J$2]; [.D249]; [.D249]+SIN(RADIANS([.$C250]))*MIN(([.$A$2]+([.B250]*[.$B$2]));[.$C$2]))" office:value-type="float" office:value="23.3857133529357" calcext:value-type="float">
            <text:p>23.3857133529</text:p>
          </table:table-cell>
          <table:table-cell table:formula="of:=IF([.$C250]&gt;[.$J$2];[.E249];[.E249]+COS(RADIANS([.$C250]))*MIN(([.$A$2]+([.B250]*[.$B$2]));[.$C$2]))" office:value-type="float" office:value="-2.2639638400468" calcext:value-type="float">
            <text:p>-2.26396384</text:p>
          </table:table-cell>
          <table:table-cell table:formula="of:=SQRT(([.D250]*[.D250])+([.E250]*[.E250]))" office:value-type="float" office:value="23.4950446114647" calcext:value-type="float">
            <text:p>23.4950446115</text:p>
          </table:table-cell>
          <table:table-cell/>
          <table:table-cell table:formula="of:=IF([.$C250] &gt; [.$J$2]; [.H249]; (([.$A$2]/[.$E$2])*((0-COS([.$E$2]*[.B250] + [.$G$2])) - (0-COS([.$G$2])))) + (([.$B$2]*[.B250]/[.$E$2])*(0-COS([.$E$2]*[.B250] + [.$G$2]))) + (([.$B$2]/POWER([.$E$2];2)) * (SIN([.$E$2]*[.B250] + [.$G$2]) - SIN([.$G$2]))))" office:value-type="float" office:value="23.285186687421" calcext:value-type="float">
            <text:p>23.2851866874</text:p>
          </table:table-cell>
          <table:table-cell table:formula="of:=IF([.$C250] &gt; [.$J$2]; [.I249]; (([.$A$2]/[.$E$2])*(   SIN([.$E$2]*[.B250] + [.$G$2])  -    SIN([.$G$2])))  + (([.$B$2]*[.B250]/[.$E$2])*   SIN([.$E$2]*[.B250] + [.$G$2]))  + (([.$B$2]/POWER([.$E$2];2)) * (COS([.$E$2]*[.B250] + [.$G$2]) - COS([.$G$2]))))" office:value-type="float" office:value="-2.08065084942753" calcext:value-type="float">
            <text:p>-2.0806508494</text:p>
          </table:table-cell>
          <table:table-cell table:formula="of:=SQRT(POWER([.H250];2)+POWER([.I24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B251]*[.$D$2]" office:value-type="float" office:value="486" calcext:value-type="float">
            <text:p>486</text:p>
          </table:table-cell>
          <table:table-cell table:formula="of:=IF([.$C251] &gt; [.$J$2]; [.D250]; [.D250]+SIN(RADIANS([.$C251]))*MIN(([.$A$2]+([.B251]*[.$B$2]));[.$C$2]))" office:value-type="float" office:value="23.3857133529357" calcext:value-type="float">
            <text:p>23.3857133529</text:p>
          </table:table-cell>
          <table:table-cell table:formula="of:=IF([.$C251]&gt;[.$J$2];[.E250];[.E250]+COS(RADIANS([.$C251]))*MIN(([.$A$2]+([.B251]*[.$B$2]));[.$C$2]))" office:value-type="float" office:value="-2.2639638400468" calcext:value-type="float">
            <text:p>-2.26396384</text:p>
          </table:table-cell>
          <table:table-cell table:formula="of:=SQRT(([.D251]*[.D251])+([.E251]*[.E251]))" office:value-type="float" office:value="23.4950446114647" calcext:value-type="float">
            <text:p>23.4950446115</text:p>
          </table:table-cell>
          <table:table-cell/>
          <table:table-cell table:formula="of:=IF([.$C251] &gt; [.$J$2]; [.H250]; (([.$A$2]/[.$E$2])*((0-COS([.$E$2]*[.B251] + [.$G$2])) - (0-COS([.$G$2])))) + (([.$B$2]*[.B251]/[.$E$2])*(0-COS([.$E$2]*[.B251] + [.$G$2]))) + (([.$B$2]/POWER([.$E$2];2)) * (SIN([.$E$2]*[.B251] + [.$G$2]) - SIN([.$G$2]))))" office:value-type="float" office:value="23.285186687421" calcext:value-type="float">
            <text:p>23.2851866874</text:p>
          </table:table-cell>
          <table:table-cell table:formula="of:=IF([.$C251] &gt; [.$J$2]; [.I250]; (([.$A$2]/[.$E$2])*(   SIN([.$E$2]*[.B251] + [.$G$2])  -    SIN([.$G$2])))  + (([.$B$2]*[.B251]/[.$E$2])*   SIN([.$E$2]*[.B251] + [.$G$2]))  + (([.$B$2]/POWER([.$E$2];2)) * (COS([.$E$2]*[.B251] + [.$G$2]) - COS([.$G$2]))))" office:value-type="float" office:value="-2.08065084942753" calcext:value-type="float">
            <text:p>-2.0806508494</text:p>
          </table:table-cell>
          <table:table-cell table:formula="of:=SQRT(POWER([.H251];2)+POWER([.I25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B252]*[.$D$2]" office:value-type="float" office:value="488" calcext:value-type="float">
            <text:p>488</text:p>
          </table:table-cell>
          <table:table-cell table:formula="of:=IF([.$C252] &gt; [.$J$2]; [.D251]; [.D251]+SIN(RADIANS([.$C252]))*MIN(([.$A$2]+([.B252]*[.$B$2]));[.$C$2]))" office:value-type="float" office:value="23.3857133529357" calcext:value-type="float">
            <text:p>23.3857133529</text:p>
          </table:table-cell>
          <table:table-cell table:formula="of:=IF([.$C252]&gt;[.$J$2];[.E251];[.E251]+COS(RADIANS([.$C252]))*MIN(([.$A$2]+([.B252]*[.$B$2]));[.$C$2]))" office:value-type="float" office:value="-2.2639638400468" calcext:value-type="float">
            <text:p>-2.26396384</text:p>
          </table:table-cell>
          <table:table-cell table:formula="of:=SQRT(([.D252]*[.D252])+([.E252]*[.E252]))" office:value-type="float" office:value="23.4950446114647" calcext:value-type="float">
            <text:p>23.4950446115</text:p>
          </table:table-cell>
          <table:table-cell/>
          <table:table-cell table:formula="of:=IF([.$C252] &gt; [.$J$2]; [.H251]; (([.$A$2]/[.$E$2])*((0-COS([.$E$2]*[.B252] + [.$G$2])) - (0-COS([.$G$2])))) + (([.$B$2]*[.B252]/[.$E$2])*(0-COS([.$E$2]*[.B252] + [.$G$2]))) + (([.$B$2]/POWER([.$E$2];2)) * (SIN([.$E$2]*[.B252] + [.$G$2]) - SIN([.$G$2]))))" office:value-type="float" office:value="23.285186687421" calcext:value-type="float">
            <text:p>23.2851866874</text:p>
          </table:table-cell>
          <table:table-cell table:formula="of:=IF([.$C252] &gt; [.$J$2]; [.I251]; (([.$A$2]/[.$E$2])*(   SIN([.$E$2]*[.B252] + [.$G$2])  -    SIN([.$G$2])))  + (([.$B$2]*[.B252]/[.$E$2])*   SIN([.$E$2]*[.B252] + [.$G$2]))  + (([.$B$2]/POWER([.$E$2];2)) * (COS([.$E$2]*[.B252] + [.$G$2]) - COS([.$G$2]))))" office:value-type="float" office:value="-2.08065084942753" calcext:value-type="float">
            <text:p>-2.0806508494</text:p>
          </table:table-cell>
          <table:table-cell table:formula="of:=SQRT(POWER([.H252];2)+POWER([.I25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B253]*[.$D$2]" office:value-type="float" office:value="490" calcext:value-type="float">
            <text:p>490</text:p>
          </table:table-cell>
          <table:table-cell table:formula="of:=IF([.$C253] &gt; [.$J$2]; [.D252]; [.D252]+SIN(RADIANS([.$C253]))*MIN(([.$A$2]+([.B253]*[.$B$2]));[.$C$2]))" office:value-type="float" office:value="23.3857133529357" calcext:value-type="float">
            <text:p>23.3857133529</text:p>
          </table:table-cell>
          <table:table-cell table:formula="of:=IF([.$C253]&gt;[.$J$2];[.E252];[.E252]+COS(RADIANS([.$C253]))*MIN(([.$A$2]+([.B253]*[.$B$2]));[.$C$2]))" office:value-type="float" office:value="-2.2639638400468" calcext:value-type="float">
            <text:p>-2.26396384</text:p>
          </table:table-cell>
          <table:table-cell table:formula="of:=SQRT(([.D253]*[.D253])+([.E253]*[.E253]))" office:value-type="float" office:value="23.4950446114647" calcext:value-type="float">
            <text:p>23.4950446115</text:p>
          </table:table-cell>
          <table:table-cell/>
          <table:table-cell table:formula="of:=IF([.$C253] &gt; [.$J$2]; [.H252]; (([.$A$2]/[.$E$2])*((0-COS([.$E$2]*[.B253] + [.$G$2])) - (0-COS([.$G$2])))) + (([.$B$2]*[.B253]/[.$E$2])*(0-COS([.$E$2]*[.B253] + [.$G$2]))) + (([.$B$2]/POWER([.$E$2];2)) * (SIN([.$E$2]*[.B253] + [.$G$2]) - SIN([.$G$2]))))" office:value-type="float" office:value="23.285186687421" calcext:value-type="float">
            <text:p>23.2851866874</text:p>
          </table:table-cell>
          <table:table-cell table:formula="of:=IF([.$C253] &gt; [.$J$2]; [.I252]; (([.$A$2]/[.$E$2])*(   SIN([.$E$2]*[.B253] + [.$G$2])  -    SIN([.$G$2])))  + (([.$B$2]*[.B253]/[.$E$2])*   SIN([.$E$2]*[.B253] + [.$G$2]))  + (([.$B$2]/POWER([.$E$2];2)) * (COS([.$E$2]*[.B253] + [.$G$2]) - COS([.$G$2]))))" office:value-type="float" office:value="-2.08065084942753" calcext:value-type="float">
            <text:p>-2.0806508494</text:p>
          </table:table-cell>
          <table:table-cell table:formula="of:=SQRT(POWER([.H253];2)+POWER([.I25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B254]*[.$D$2]" office:value-type="float" office:value="492" calcext:value-type="float">
            <text:p>492</text:p>
          </table:table-cell>
          <table:table-cell table:formula="of:=IF([.$C254] &gt; [.$J$2]; [.D253]; [.D253]+SIN(RADIANS([.$C254]))*MIN(([.$A$2]+([.B254]*[.$B$2]));[.$C$2]))" office:value-type="float" office:value="23.3857133529357" calcext:value-type="float">
            <text:p>23.3857133529</text:p>
          </table:table-cell>
          <table:table-cell table:formula="of:=IF([.$C254]&gt;[.$J$2];[.E253];[.E253]+COS(RADIANS([.$C254]))*MIN(([.$A$2]+([.B254]*[.$B$2]));[.$C$2]))" office:value-type="float" office:value="-2.2639638400468" calcext:value-type="float">
            <text:p>-2.26396384</text:p>
          </table:table-cell>
          <table:table-cell table:formula="of:=SQRT(([.D254]*[.D254])+([.E254]*[.E254]))" office:value-type="float" office:value="23.4950446114647" calcext:value-type="float">
            <text:p>23.4950446115</text:p>
          </table:table-cell>
          <table:table-cell/>
          <table:table-cell table:formula="of:=IF([.$C254] &gt; [.$J$2]; [.H253]; (([.$A$2]/[.$E$2])*((0-COS([.$E$2]*[.B254] + [.$G$2])) - (0-COS([.$G$2])))) + (([.$B$2]*[.B254]/[.$E$2])*(0-COS([.$E$2]*[.B254] + [.$G$2]))) + (([.$B$2]/POWER([.$E$2];2)) * (SIN([.$E$2]*[.B254] + [.$G$2]) - SIN([.$G$2]))))" office:value-type="float" office:value="23.285186687421" calcext:value-type="float">
            <text:p>23.2851866874</text:p>
          </table:table-cell>
          <table:table-cell table:formula="of:=IF([.$C254] &gt; [.$J$2]; [.I253]; (([.$A$2]/[.$E$2])*(   SIN([.$E$2]*[.B254] + [.$G$2])  -    SIN([.$G$2])))  + (([.$B$2]*[.B254]/[.$E$2])*   SIN([.$E$2]*[.B254] + [.$G$2]))  + (([.$B$2]/POWER([.$E$2];2)) * (COS([.$E$2]*[.B254] + [.$G$2]) - COS([.$G$2]))))" office:value-type="float" office:value="-2.08065084942753" calcext:value-type="float">
            <text:p>-2.0806508494</text:p>
          </table:table-cell>
          <table:table-cell table:formula="of:=SQRT(POWER([.H254];2)+POWER([.I25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B255]*[.$D$2]" office:value-type="float" office:value="494" calcext:value-type="float">
            <text:p>494</text:p>
          </table:table-cell>
          <table:table-cell table:formula="of:=IF([.$C255] &gt; [.$J$2]; [.D254]; [.D254]+SIN(RADIANS([.$C255]))*MIN(([.$A$2]+([.B255]*[.$B$2]));[.$C$2]))" office:value-type="float" office:value="23.3857133529357" calcext:value-type="float">
            <text:p>23.3857133529</text:p>
          </table:table-cell>
          <table:table-cell table:formula="of:=IF([.$C255]&gt;[.$J$2];[.E254];[.E254]+COS(RADIANS([.$C255]))*MIN(([.$A$2]+([.B255]*[.$B$2]));[.$C$2]))" office:value-type="float" office:value="-2.2639638400468" calcext:value-type="float">
            <text:p>-2.26396384</text:p>
          </table:table-cell>
          <table:table-cell table:formula="of:=SQRT(([.D255]*[.D255])+([.E255]*[.E255]))" office:value-type="float" office:value="23.4950446114647" calcext:value-type="float">
            <text:p>23.4950446115</text:p>
          </table:table-cell>
          <table:table-cell/>
          <table:table-cell table:formula="of:=IF([.$C255] &gt; [.$J$2]; [.H254]; (([.$A$2]/[.$E$2])*((0-COS([.$E$2]*[.B255] + [.$G$2])) - (0-COS([.$G$2])))) + (([.$B$2]*[.B255]/[.$E$2])*(0-COS([.$E$2]*[.B255] + [.$G$2]))) + (([.$B$2]/POWER([.$E$2];2)) * (SIN([.$E$2]*[.B255] + [.$G$2]) - SIN([.$G$2]))))" office:value-type="float" office:value="23.285186687421" calcext:value-type="float">
            <text:p>23.2851866874</text:p>
          </table:table-cell>
          <table:table-cell table:formula="of:=IF([.$C255] &gt; [.$J$2]; [.I254]; (([.$A$2]/[.$E$2])*(   SIN([.$E$2]*[.B255] + [.$G$2])  -    SIN([.$G$2])))  + (([.$B$2]*[.B255]/[.$E$2])*   SIN([.$E$2]*[.B255] + [.$G$2]))  + (([.$B$2]/POWER([.$E$2];2)) * (COS([.$E$2]*[.B255] + [.$G$2]) - COS([.$G$2]))))" office:value-type="float" office:value="-2.08065084942753" calcext:value-type="float">
            <text:p>-2.0806508494</text:p>
          </table:table-cell>
          <table:table-cell table:formula="of:=SQRT(POWER([.H255];2)+POWER([.I25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B256]*[.$D$2]" office:value-type="float" office:value="496" calcext:value-type="float">
            <text:p>496</text:p>
          </table:table-cell>
          <table:table-cell table:formula="of:=IF([.$C256] &gt; [.$J$2]; [.D255]; [.D255]+SIN(RADIANS([.$C256]))*MIN(([.$A$2]+([.B256]*[.$B$2]));[.$C$2]))" office:value-type="float" office:value="23.3857133529357" calcext:value-type="float">
            <text:p>23.3857133529</text:p>
          </table:table-cell>
          <table:table-cell table:formula="of:=IF([.$C256]&gt;[.$J$2];[.E255];[.E255]+COS(RADIANS([.$C256]))*MIN(([.$A$2]+([.B256]*[.$B$2]));[.$C$2]))" office:value-type="float" office:value="-2.2639638400468" calcext:value-type="float">
            <text:p>-2.26396384</text:p>
          </table:table-cell>
          <table:table-cell table:formula="of:=SQRT(([.D256]*[.D256])+([.E256]*[.E256]))" office:value-type="float" office:value="23.4950446114647" calcext:value-type="float">
            <text:p>23.4950446115</text:p>
          </table:table-cell>
          <table:table-cell/>
          <table:table-cell table:formula="of:=IF([.$C256] &gt; [.$J$2]; [.H255]; (([.$A$2]/[.$E$2])*((0-COS([.$E$2]*[.B256] + [.$G$2])) - (0-COS([.$G$2])))) + (([.$B$2]*[.B256]/[.$E$2])*(0-COS([.$E$2]*[.B256] + [.$G$2]))) + (([.$B$2]/POWER([.$E$2];2)) * (SIN([.$E$2]*[.B256] + [.$G$2]) - SIN([.$G$2]))))" office:value-type="float" office:value="23.285186687421" calcext:value-type="float">
            <text:p>23.2851866874</text:p>
          </table:table-cell>
          <table:table-cell table:formula="of:=IF([.$C256] &gt; [.$J$2]; [.I255]; (([.$A$2]/[.$E$2])*(   SIN([.$E$2]*[.B256] + [.$G$2])  -    SIN([.$G$2])))  + (([.$B$2]*[.B256]/[.$E$2])*   SIN([.$E$2]*[.B256] + [.$G$2]))  + (([.$B$2]/POWER([.$E$2];2)) * (COS([.$E$2]*[.B256] + [.$G$2]) - COS([.$G$2]))))" office:value-type="float" office:value="-2.08065084942753" calcext:value-type="float">
            <text:p>-2.0806508494</text:p>
          </table:table-cell>
          <table:table-cell table:formula="of:=SQRT(POWER([.H256];2)+POWER([.I25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B257]*[.$D$2]" office:value-type="float" office:value="498" calcext:value-type="float">
            <text:p>498</text:p>
          </table:table-cell>
          <table:table-cell table:formula="of:=IF([.$C257] &gt; [.$J$2]; [.D256]; [.D256]+SIN(RADIANS([.$C257]))*MIN(([.$A$2]+([.B257]*[.$B$2]));[.$C$2]))" office:value-type="float" office:value="23.3857133529357" calcext:value-type="float">
            <text:p>23.3857133529</text:p>
          </table:table-cell>
          <table:table-cell table:formula="of:=IF([.$C257]&gt;[.$J$2];[.E256];[.E256]+COS(RADIANS([.$C257]))*MIN(([.$A$2]+([.B257]*[.$B$2]));[.$C$2]))" office:value-type="float" office:value="-2.2639638400468" calcext:value-type="float">
            <text:p>-2.26396384</text:p>
          </table:table-cell>
          <table:table-cell table:formula="of:=SQRT(([.D257]*[.D257])+([.E257]*[.E257]))" office:value-type="float" office:value="23.4950446114647" calcext:value-type="float">
            <text:p>23.4950446115</text:p>
          </table:table-cell>
          <table:table-cell/>
          <table:table-cell table:formula="of:=IF([.$C257] &gt; [.$J$2]; [.H256]; (([.$A$2]/[.$E$2])*((0-COS([.$E$2]*[.B257] + [.$G$2])) - (0-COS([.$G$2])))) + (([.$B$2]*[.B257]/[.$E$2])*(0-COS([.$E$2]*[.B257] + [.$G$2]))) + (([.$B$2]/POWER([.$E$2];2)) * (SIN([.$E$2]*[.B257] + [.$G$2]) - SIN([.$G$2]))))" office:value-type="float" office:value="23.285186687421" calcext:value-type="float">
            <text:p>23.2851866874</text:p>
          </table:table-cell>
          <table:table-cell table:formula="of:=IF([.$C257] &gt; [.$J$2]; [.I256]; (([.$A$2]/[.$E$2])*(   SIN([.$E$2]*[.B257] + [.$G$2])  -    SIN([.$G$2])))  + (([.$B$2]*[.B257]/[.$E$2])*   SIN([.$E$2]*[.B257] + [.$G$2]))  + (([.$B$2]/POWER([.$E$2];2)) * (COS([.$E$2]*[.B257] + [.$G$2]) - COS([.$G$2]))))" office:value-type="float" office:value="-2.08065084942753" calcext:value-type="float">
            <text:p>-2.0806508494</text:p>
          </table:table-cell>
          <table:table-cell table:formula="of:=SQRT(POWER([.H257];2)+POWER([.I25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258]*[.$D$2]" office:value-type="float" office:value="500" calcext:value-type="float">
            <text:p>500</text:p>
          </table:table-cell>
          <table:table-cell table:formula="of:=IF([.$C258] &gt; [.$J$2]; [.D257]; [.D257]+SIN(RADIANS([.$C258]))*MIN(([.$A$2]+([.B258]*[.$B$2]));[.$C$2]))" office:value-type="float" office:value="23.3857133529357" calcext:value-type="float">
            <text:p>23.3857133529</text:p>
          </table:table-cell>
          <table:table-cell table:formula="of:=IF([.$C258]&gt;[.$J$2];[.E257];[.E257]+COS(RADIANS([.$C258]))*MIN(([.$A$2]+([.B258]*[.$B$2]));[.$C$2]))" office:value-type="float" office:value="-2.2639638400468" calcext:value-type="float">
            <text:p>-2.26396384</text:p>
          </table:table-cell>
          <table:table-cell table:formula="of:=SQRT(([.D258]*[.D258])+([.E258]*[.E258]))" office:value-type="float" office:value="23.4950446114647" calcext:value-type="float">
            <text:p>23.4950446115</text:p>
          </table:table-cell>
          <table:table-cell/>
          <table:table-cell table:formula="of:=IF([.$C258] &gt; [.$J$2]; [.H257]; (([.$A$2]/[.$E$2])*((0-COS([.$E$2]*[.B258] + [.$G$2])) - (0-COS([.$G$2])))) + (([.$B$2]*[.B258]/[.$E$2])*(0-COS([.$E$2]*[.B258] + [.$G$2]))) + (([.$B$2]/POWER([.$E$2];2)) * (SIN([.$E$2]*[.B258] + [.$G$2]) - SIN([.$G$2]))))" office:value-type="float" office:value="23.285186687421" calcext:value-type="float">
            <text:p>23.2851866874</text:p>
          </table:table-cell>
          <table:table-cell table:formula="of:=IF([.$C258] &gt; [.$J$2]; [.I257]; (([.$A$2]/[.$E$2])*(   SIN([.$E$2]*[.B258] + [.$G$2])  -    SIN([.$G$2])))  + (([.$B$2]*[.B258]/[.$E$2])*   SIN([.$E$2]*[.B258] + [.$G$2]))  + (([.$B$2]/POWER([.$E$2];2)) * (COS([.$E$2]*[.B258] + [.$G$2]) - COS([.$G$2]))))" office:value-type="float" office:value="-2.08065084942753" calcext:value-type="float">
            <text:p>-2.0806508494</text:p>
          </table:table-cell>
          <table:table-cell table:formula="of:=SQRT(POWER([.H258];2)+POWER([.I25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B259]*[.$D$2]" office:value-type="float" office:value="502" calcext:value-type="float">
            <text:p>502</text:p>
          </table:table-cell>
          <table:table-cell table:formula="of:=IF([.$C259] &gt; [.$J$2]; [.D258]; [.D258]+SIN(RADIANS([.$C259]))*MIN(([.$A$2]+([.B259]*[.$B$2]));[.$C$2]))" office:value-type="float" office:value="23.3857133529357" calcext:value-type="float">
            <text:p>23.3857133529</text:p>
          </table:table-cell>
          <table:table-cell table:formula="of:=IF([.$C259]&gt;[.$J$2];[.E258];[.E258]+COS(RADIANS([.$C259]))*MIN(([.$A$2]+([.B259]*[.$B$2]));[.$C$2]))" office:value-type="float" office:value="-2.2639638400468" calcext:value-type="float">
            <text:p>-2.26396384</text:p>
          </table:table-cell>
          <table:table-cell table:formula="of:=SQRT(([.D259]*[.D259])+([.E259]*[.E259]))" office:value-type="float" office:value="23.4950446114647" calcext:value-type="float">
            <text:p>23.4950446115</text:p>
          </table:table-cell>
          <table:table-cell/>
          <table:table-cell table:formula="of:=IF([.$C259] &gt; [.$J$2]; [.H258]; (([.$A$2]/[.$E$2])*((0-COS([.$E$2]*[.B259] + [.$G$2])) - (0-COS([.$G$2])))) + (([.$B$2]*[.B259]/[.$E$2])*(0-COS([.$E$2]*[.B259] + [.$G$2]))) + (([.$B$2]/POWER([.$E$2];2)) * (SIN([.$E$2]*[.B259] + [.$G$2]) - SIN([.$G$2]))))" office:value-type="float" office:value="23.285186687421" calcext:value-type="float">
            <text:p>23.2851866874</text:p>
          </table:table-cell>
          <table:table-cell table:formula="of:=IF([.$C259] &gt; [.$J$2]; [.I258]; (([.$A$2]/[.$E$2])*(   SIN([.$E$2]*[.B259] + [.$G$2])  -    SIN([.$G$2])))  + (([.$B$2]*[.B259]/[.$E$2])*   SIN([.$E$2]*[.B259] + [.$G$2]))  + (([.$B$2]/POWER([.$E$2];2)) * (COS([.$E$2]*[.B259] + [.$G$2]) - COS([.$G$2]))))" office:value-type="float" office:value="-2.08065084942753" calcext:value-type="float">
            <text:p>-2.0806508494</text:p>
          </table:table-cell>
          <table:table-cell table:formula="of:=SQRT(POWER([.H259];2)+POWER([.I25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B260]*[.$D$2]" office:value-type="float" office:value="504" calcext:value-type="float">
            <text:p>504</text:p>
          </table:table-cell>
          <table:table-cell table:formula="of:=IF([.$C260] &gt; [.$J$2]; [.D259]; [.D259]+SIN(RADIANS([.$C260]))*MIN(([.$A$2]+([.B260]*[.$B$2]));[.$C$2]))" office:value-type="float" office:value="23.3857133529357" calcext:value-type="float">
            <text:p>23.3857133529</text:p>
          </table:table-cell>
          <table:table-cell table:formula="of:=IF([.$C260]&gt;[.$J$2];[.E259];[.E259]+COS(RADIANS([.$C260]))*MIN(([.$A$2]+([.B260]*[.$B$2]));[.$C$2]))" office:value-type="float" office:value="-2.2639638400468" calcext:value-type="float">
            <text:p>-2.26396384</text:p>
          </table:table-cell>
          <table:table-cell table:formula="of:=SQRT(([.D260]*[.D260])+([.E260]*[.E260]))" office:value-type="float" office:value="23.4950446114647" calcext:value-type="float">
            <text:p>23.4950446115</text:p>
          </table:table-cell>
          <table:table-cell/>
          <table:table-cell table:formula="of:=IF([.$C260] &gt; [.$J$2]; [.H259]; (([.$A$2]/[.$E$2])*((0-COS([.$E$2]*[.B260] + [.$G$2])) - (0-COS([.$G$2])))) + (([.$B$2]*[.B260]/[.$E$2])*(0-COS([.$E$2]*[.B260] + [.$G$2]))) + (([.$B$2]/POWER([.$E$2];2)) * (SIN([.$E$2]*[.B260] + [.$G$2]) - SIN([.$G$2]))))" office:value-type="float" office:value="23.285186687421" calcext:value-type="float">
            <text:p>23.2851866874</text:p>
          </table:table-cell>
          <table:table-cell table:formula="of:=IF([.$C260] &gt; [.$J$2]; [.I259]; (([.$A$2]/[.$E$2])*(   SIN([.$E$2]*[.B260] + [.$G$2])  -    SIN([.$G$2])))  + (([.$B$2]*[.B260]/[.$E$2])*   SIN([.$E$2]*[.B260] + [.$G$2]))  + (([.$B$2]/POWER([.$E$2];2)) * (COS([.$E$2]*[.B260] + [.$G$2]) - COS([.$G$2]))))" office:value-type="float" office:value="-2.08065084942753" calcext:value-type="float">
            <text:p>-2.0806508494</text:p>
          </table:table-cell>
          <table:table-cell table:formula="of:=SQRT(POWER([.H260];2)+POWER([.I25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B261]*[.$D$2]" office:value-type="float" office:value="506" calcext:value-type="float">
            <text:p>506</text:p>
          </table:table-cell>
          <table:table-cell table:formula="of:=IF([.$C261] &gt; [.$J$2]; [.D260]; [.D260]+SIN(RADIANS([.$C261]))*MIN(([.$A$2]+([.B261]*[.$B$2]));[.$C$2]))" office:value-type="float" office:value="23.3857133529357" calcext:value-type="float">
            <text:p>23.3857133529</text:p>
          </table:table-cell>
          <table:table-cell table:formula="of:=IF([.$C261]&gt;[.$J$2];[.E260];[.E260]+COS(RADIANS([.$C261]))*MIN(([.$A$2]+([.B261]*[.$B$2]));[.$C$2]))" office:value-type="float" office:value="-2.2639638400468" calcext:value-type="float">
            <text:p>-2.26396384</text:p>
          </table:table-cell>
          <table:table-cell table:formula="of:=SQRT(([.D261]*[.D261])+([.E261]*[.E261]))" office:value-type="float" office:value="23.4950446114647" calcext:value-type="float">
            <text:p>23.4950446115</text:p>
          </table:table-cell>
          <table:table-cell/>
          <table:table-cell table:formula="of:=IF([.$C261] &gt; [.$J$2]; [.H260]; (([.$A$2]/[.$E$2])*((0-COS([.$E$2]*[.B261] + [.$G$2])) - (0-COS([.$G$2])))) + (([.$B$2]*[.B261]/[.$E$2])*(0-COS([.$E$2]*[.B261] + [.$G$2]))) + (([.$B$2]/POWER([.$E$2];2)) * (SIN([.$E$2]*[.B261] + [.$G$2]) - SIN([.$G$2]))))" office:value-type="float" office:value="23.285186687421" calcext:value-type="float">
            <text:p>23.2851866874</text:p>
          </table:table-cell>
          <table:table-cell table:formula="of:=IF([.$C261] &gt; [.$J$2]; [.I260]; (([.$A$2]/[.$E$2])*(   SIN([.$E$2]*[.B261] + [.$G$2])  -    SIN([.$G$2])))  + (([.$B$2]*[.B261]/[.$E$2])*   SIN([.$E$2]*[.B261] + [.$G$2]))  + (([.$B$2]/POWER([.$E$2];2)) * (COS([.$E$2]*[.B261] + [.$G$2]) - COS([.$G$2]))))" office:value-type="float" office:value="-2.08065084942753" calcext:value-type="float">
            <text:p>-2.0806508494</text:p>
          </table:table-cell>
          <table:table-cell table:formula="of:=SQRT(POWER([.H261];2)+POWER([.I26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B262]*[.$D$2]" office:value-type="float" office:value="508" calcext:value-type="float">
            <text:p>508</text:p>
          </table:table-cell>
          <table:table-cell table:formula="of:=IF([.$C262] &gt; [.$J$2]; [.D261]; [.D261]+SIN(RADIANS([.$C262]))*MIN(([.$A$2]+([.B262]*[.$B$2]));[.$C$2]))" office:value-type="float" office:value="23.3857133529357" calcext:value-type="float">
            <text:p>23.3857133529</text:p>
          </table:table-cell>
          <table:table-cell table:formula="of:=IF([.$C262]&gt;[.$J$2];[.E261];[.E261]+COS(RADIANS([.$C262]))*MIN(([.$A$2]+([.B262]*[.$B$2]));[.$C$2]))" office:value-type="float" office:value="-2.2639638400468" calcext:value-type="float">
            <text:p>-2.26396384</text:p>
          </table:table-cell>
          <table:table-cell table:formula="of:=SQRT(([.D262]*[.D262])+([.E262]*[.E262]))" office:value-type="float" office:value="23.4950446114647" calcext:value-type="float">
            <text:p>23.4950446115</text:p>
          </table:table-cell>
          <table:table-cell/>
          <table:table-cell table:formula="of:=IF([.$C262] &gt; [.$J$2]; [.H261]; (([.$A$2]/[.$E$2])*((0-COS([.$E$2]*[.B262] + [.$G$2])) - (0-COS([.$G$2])))) + (([.$B$2]*[.B262]/[.$E$2])*(0-COS([.$E$2]*[.B262] + [.$G$2]))) + (([.$B$2]/POWER([.$E$2];2)) * (SIN([.$E$2]*[.B262] + [.$G$2]) - SIN([.$G$2]))))" office:value-type="float" office:value="23.285186687421" calcext:value-type="float">
            <text:p>23.2851866874</text:p>
          </table:table-cell>
          <table:table-cell table:formula="of:=IF([.$C262] &gt; [.$J$2]; [.I261]; (([.$A$2]/[.$E$2])*(   SIN([.$E$2]*[.B262] + [.$G$2])  -    SIN([.$G$2])))  + (([.$B$2]*[.B262]/[.$E$2])*   SIN([.$E$2]*[.B262] + [.$G$2]))  + (([.$B$2]/POWER([.$E$2];2)) * (COS([.$E$2]*[.B262] + [.$G$2]) - COS([.$G$2]))))" office:value-type="float" office:value="-2.08065084942753" calcext:value-type="float">
            <text:p>-2.0806508494</text:p>
          </table:table-cell>
          <table:table-cell table:formula="of:=SQRT(POWER([.H262];2)+POWER([.I26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263]*[.$D$2]" office:value-type="float" office:value="510" calcext:value-type="float">
            <text:p>510</text:p>
          </table:table-cell>
          <table:table-cell table:formula="of:=IF([.$C263] &gt; [.$J$2]; [.D262]; [.D262]+SIN(RADIANS([.$C263]))*MIN(([.$A$2]+([.B263]*[.$B$2]));[.$C$2]))" office:value-type="float" office:value="23.3857133529357" calcext:value-type="float">
            <text:p>23.3857133529</text:p>
          </table:table-cell>
          <table:table-cell table:formula="of:=IF([.$C263]&gt;[.$J$2];[.E262];[.E262]+COS(RADIANS([.$C263]))*MIN(([.$A$2]+([.B263]*[.$B$2]));[.$C$2]))" office:value-type="float" office:value="-2.2639638400468" calcext:value-type="float">
            <text:p>-2.26396384</text:p>
          </table:table-cell>
          <table:table-cell table:formula="of:=SQRT(([.D263]*[.D263])+([.E263]*[.E263]))" office:value-type="float" office:value="23.4950446114647" calcext:value-type="float">
            <text:p>23.4950446115</text:p>
          </table:table-cell>
          <table:table-cell/>
          <table:table-cell table:formula="of:=IF([.$C263] &gt; [.$J$2]; [.H262]; (([.$A$2]/[.$E$2])*((0-COS([.$E$2]*[.B263] + [.$G$2])) - (0-COS([.$G$2])))) + (([.$B$2]*[.B263]/[.$E$2])*(0-COS([.$E$2]*[.B263] + [.$G$2]))) + (([.$B$2]/POWER([.$E$2];2)) * (SIN([.$E$2]*[.B263] + [.$G$2]) - SIN([.$G$2]))))" office:value-type="float" office:value="23.285186687421" calcext:value-type="float">
            <text:p>23.2851866874</text:p>
          </table:table-cell>
          <table:table-cell table:formula="of:=IF([.$C263] &gt; [.$J$2]; [.I262]; (([.$A$2]/[.$E$2])*(   SIN([.$E$2]*[.B263] + [.$G$2])  -    SIN([.$G$2])))  + (([.$B$2]*[.B263]/[.$E$2])*   SIN([.$E$2]*[.B263] + [.$G$2]))  + (([.$B$2]/POWER([.$E$2];2)) * (COS([.$E$2]*[.B263] + [.$G$2]) - COS([.$G$2]))))" office:value-type="float" office:value="-2.08065084942753" calcext:value-type="float">
            <text:p>-2.0806508494</text:p>
          </table:table-cell>
          <table:table-cell table:formula="of:=SQRT(POWER([.H263];2)+POWER([.I26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264]*[.$D$2]" office:value-type="float" office:value="512" calcext:value-type="float">
            <text:p>512</text:p>
          </table:table-cell>
          <table:table-cell table:formula="of:=IF([.$C264] &gt; [.$J$2]; [.D263]; [.D263]+SIN(RADIANS([.$C264]))*MIN(([.$A$2]+([.B264]*[.$B$2]));[.$C$2]))" office:value-type="float" office:value="23.3857133529357" calcext:value-type="float">
            <text:p>23.3857133529</text:p>
          </table:table-cell>
          <table:table-cell table:formula="of:=IF([.$C264]&gt;[.$J$2];[.E263];[.E263]+COS(RADIANS([.$C264]))*MIN(([.$A$2]+([.B264]*[.$B$2]));[.$C$2]))" office:value-type="float" office:value="-2.2639638400468" calcext:value-type="float">
            <text:p>-2.26396384</text:p>
          </table:table-cell>
          <table:table-cell table:formula="of:=SQRT(([.D264]*[.D264])+([.E264]*[.E264]))" office:value-type="float" office:value="23.4950446114647" calcext:value-type="float">
            <text:p>23.4950446115</text:p>
          </table:table-cell>
          <table:table-cell/>
          <table:table-cell table:formula="of:=IF([.$C264] &gt; [.$J$2]; [.H263]; (([.$A$2]/[.$E$2])*((0-COS([.$E$2]*[.B264] + [.$G$2])) - (0-COS([.$G$2])))) + (([.$B$2]*[.B264]/[.$E$2])*(0-COS([.$E$2]*[.B264] + [.$G$2]))) + (([.$B$2]/POWER([.$E$2];2)) * (SIN([.$E$2]*[.B264] + [.$G$2]) - SIN([.$G$2]))))" office:value-type="float" office:value="23.285186687421" calcext:value-type="float">
            <text:p>23.2851866874</text:p>
          </table:table-cell>
          <table:table-cell table:formula="of:=IF([.$C264] &gt; [.$J$2]; [.I263]; (([.$A$2]/[.$E$2])*(   SIN([.$E$2]*[.B264] + [.$G$2])  -    SIN([.$G$2])))  + (([.$B$2]*[.B264]/[.$E$2])*   SIN([.$E$2]*[.B264] + [.$G$2]))  + (([.$B$2]/POWER([.$E$2];2)) * (COS([.$E$2]*[.B264] + [.$G$2]) - COS([.$G$2]))))" office:value-type="float" office:value="-2.08065084942753" calcext:value-type="float">
            <text:p>-2.0806508494</text:p>
          </table:table-cell>
          <table:table-cell table:formula="of:=SQRT(POWER([.H264];2)+POWER([.I26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B265]*[.$D$2]" office:value-type="float" office:value="514" calcext:value-type="float">
            <text:p>514</text:p>
          </table:table-cell>
          <table:table-cell table:formula="of:=IF([.$C265] &gt; [.$J$2]; [.D264]; [.D264]+SIN(RADIANS([.$C265]))*MIN(([.$A$2]+([.B265]*[.$B$2]));[.$C$2]))" office:value-type="float" office:value="23.3857133529357" calcext:value-type="float">
            <text:p>23.3857133529</text:p>
          </table:table-cell>
          <table:table-cell table:formula="of:=IF([.$C265]&gt;[.$J$2];[.E264];[.E264]+COS(RADIANS([.$C265]))*MIN(([.$A$2]+([.B265]*[.$B$2]));[.$C$2]))" office:value-type="float" office:value="-2.2639638400468" calcext:value-type="float">
            <text:p>-2.26396384</text:p>
          </table:table-cell>
          <table:table-cell table:formula="of:=SQRT(([.D265]*[.D265])+([.E265]*[.E265]))" office:value-type="float" office:value="23.4950446114647" calcext:value-type="float">
            <text:p>23.4950446115</text:p>
          </table:table-cell>
          <table:table-cell/>
          <table:table-cell table:formula="of:=IF([.$C265] &gt; [.$J$2]; [.H264]; (([.$A$2]/[.$E$2])*((0-COS([.$E$2]*[.B265] + [.$G$2])) - (0-COS([.$G$2])))) + (([.$B$2]*[.B265]/[.$E$2])*(0-COS([.$E$2]*[.B265] + [.$G$2]))) + (([.$B$2]/POWER([.$E$2];2)) * (SIN([.$E$2]*[.B265] + [.$G$2]) - SIN([.$G$2]))))" office:value-type="float" office:value="23.285186687421" calcext:value-type="float">
            <text:p>23.2851866874</text:p>
          </table:table-cell>
          <table:table-cell table:formula="of:=IF([.$C265] &gt; [.$J$2]; [.I264]; (([.$A$2]/[.$E$2])*(   SIN([.$E$2]*[.B265] + [.$G$2])  -    SIN([.$G$2])))  + (([.$B$2]*[.B265]/[.$E$2])*   SIN([.$E$2]*[.B265] + [.$G$2]))  + (([.$B$2]/POWER([.$E$2];2)) * (COS([.$E$2]*[.B265] + [.$G$2]) - COS([.$G$2]))))" office:value-type="float" office:value="-2.08065084942753" calcext:value-type="float">
            <text:p>-2.0806508494</text:p>
          </table:table-cell>
          <table:table-cell table:formula="of:=SQRT(POWER([.H265];2)+POWER([.I26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B266]*[.$D$2]" office:value-type="float" office:value="516" calcext:value-type="float">
            <text:p>516</text:p>
          </table:table-cell>
          <table:table-cell table:formula="of:=IF([.$C266] &gt; [.$J$2]; [.D265]; [.D265]+SIN(RADIANS([.$C266]))*MIN(([.$A$2]+([.B266]*[.$B$2]));[.$C$2]))" office:value-type="float" office:value="23.3857133529357" calcext:value-type="float">
            <text:p>23.3857133529</text:p>
          </table:table-cell>
          <table:table-cell table:formula="of:=IF([.$C266]&gt;[.$J$2];[.E265];[.E265]+COS(RADIANS([.$C266]))*MIN(([.$A$2]+([.B266]*[.$B$2]));[.$C$2]))" office:value-type="float" office:value="-2.2639638400468" calcext:value-type="float">
            <text:p>-2.26396384</text:p>
          </table:table-cell>
          <table:table-cell table:formula="of:=SQRT(([.D266]*[.D266])+([.E266]*[.E266]))" office:value-type="float" office:value="23.4950446114647" calcext:value-type="float">
            <text:p>23.4950446115</text:p>
          </table:table-cell>
          <table:table-cell/>
          <table:table-cell table:formula="of:=IF([.$C266] &gt; [.$J$2]; [.H265]; (([.$A$2]/[.$E$2])*((0-COS([.$E$2]*[.B266] + [.$G$2])) - (0-COS([.$G$2])))) + (([.$B$2]*[.B266]/[.$E$2])*(0-COS([.$E$2]*[.B266] + [.$G$2]))) + (([.$B$2]/POWER([.$E$2];2)) * (SIN([.$E$2]*[.B266] + [.$G$2]) - SIN([.$G$2]))))" office:value-type="float" office:value="23.285186687421" calcext:value-type="float">
            <text:p>23.2851866874</text:p>
          </table:table-cell>
          <table:table-cell table:formula="of:=IF([.$C266] &gt; [.$J$2]; [.I265]; (([.$A$2]/[.$E$2])*(   SIN([.$E$2]*[.B266] + [.$G$2])  -    SIN([.$G$2])))  + (([.$B$2]*[.B266]/[.$E$2])*   SIN([.$E$2]*[.B266] + [.$G$2]))  + (([.$B$2]/POWER([.$E$2];2)) * (COS([.$E$2]*[.B266] + [.$G$2]) - COS([.$G$2]))))" office:value-type="float" office:value="-2.08065084942753" calcext:value-type="float">
            <text:p>-2.0806508494</text:p>
          </table:table-cell>
          <table:table-cell table:formula="of:=SQRT(POWER([.H266];2)+POWER([.I26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B267]*[.$D$2]" office:value-type="float" office:value="518" calcext:value-type="float">
            <text:p>518</text:p>
          </table:table-cell>
          <table:table-cell table:formula="of:=IF([.$C267] &gt; [.$J$2]; [.D266]; [.D266]+SIN(RADIANS([.$C267]))*MIN(([.$A$2]+([.B267]*[.$B$2]));[.$C$2]))" office:value-type="float" office:value="23.3857133529357" calcext:value-type="float">
            <text:p>23.3857133529</text:p>
          </table:table-cell>
          <table:table-cell table:formula="of:=IF([.$C267]&gt;[.$J$2];[.E266];[.E266]+COS(RADIANS([.$C267]))*MIN(([.$A$2]+([.B267]*[.$B$2]));[.$C$2]))" office:value-type="float" office:value="-2.2639638400468" calcext:value-type="float">
            <text:p>-2.26396384</text:p>
          </table:table-cell>
          <table:table-cell table:formula="of:=SQRT(([.D267]*[.D267])+([.E267]*[.E267]))" office:value-type="float" office:value="23.4950446114647" calcext:value-type="float">
            <text:p>23.4950446115</text:p>
          </table:table-cell>
          <table:table-cell/>
          <table:table-cell table:formula="of:=IF([.$C267] &gt; [.$J$2]; [.H266]; (([.$A$2]/[.$E$2])*((0-COS([.$E$2]*[.B267] + [.$G$2])) - (0-COS([.$G$2])))) + (([.$B$2]*[.B267]/[.$E$2])*(0-COS([.$E$2]*[.B267] + [.$G$2]))) + (([.$B$2]/POWER([.$E$2];2)) * (SIN([.$E$2]*[.B267] + [.$G$2]) - SIN([.$G$2]))))" office:value-type="float" office:value="23.285186687421" calcext:value-type="float">
            <text:p>23.2851866874</text:p>
          </table:table-cell>
          <table:table-cell table:formula="of:=IF([.$C267] &gt; [.$J$2]; [.I266]; (([.$A$2]/[.$E$2])*(   SIN([.$E$2]*[.B267] + [.$G$2])  -    SIN([.$G$2])))  + (([.$B$2]*[.B267]/[.$E$2])*   SIN([.$E$2]*[.B267] + [.$G$2]))  + (([.$B$2]/POWER([.$E$2];2)) * (COS([.$E$2]*[.B267] + [.$G$2]) - COS([.$G$2]))))" office:value-type="float" office:value="-2.08065084942753" calcext:value-type="float">
            <text:p>-2.0806508494</text:p>
          </table:table-cell>
          <table:table-cell table:formula="of:=SQRT(POWER([.H267];2)+POWER([.I26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268]*[.$D$2]" office:value-type="float" office:value="520" calcext:value-type="float">
            <text:p>520</text:p>
          </table:table-cell>
          <table:table-cell table:formula="of:=IF([.$C268] &gt; [.$J$2]; [.D267]; [.D267]+SIN(RADIANS([.$C268]))*MIN(([.$A$2]+([.B268]*[.$B$2]));[.$C$2]))" office:value-type="float" office:value="23.3857133529357" calcext:value-type="float">
            <text:p>23.3857133529</text:p>
          </table:table-cell>
          <table:table-cell table:formula="of:=IF([.$C268]&gt;[.$J$2];[.E267];[.E267]+COS(RADIANS([.$C268]))*MIN(([.$A$2]+([.B268]*[.$B$2]));[.$C$2]))" office:value-type="float" office:value="-2.2639638400468" calcext:value-type="float">
            <text:p>-2.26396384</text:p>
          </table:table-cell>
          <table:table-cell table:formula="of:=SQRT(([.D268]*[.D268])+([.E268]*[.E268]))" office:value-type="float" office:value="23.4950446114647" calcext:value-type="float">
            <text:p>23.4950446115</text:p>
          </table:table-cell>
          <table:table-cell/>
          <table:table-cell table:formula="of:=IF([.$C268] &gt; [.$J$2]; [.H267]; (([.$A$2]/[.$E$2])*((0-COS([.$E$2]*[.B268] + [.$G$2])) - (0-COS([.$G$2])))) + (([.$B$2]*[.B268]/[.$E$2])*(0-COS([.$E$2]*[.B268] + [.$G$2]))) + (([.$B$2]/POWER([.$E$2];2)) * (SIN([.$E$2]*[.B268] + [.$G$2]) - SIN([.$G$2]))))" office:value-type="float" office:value="23.285186687421" calcext:value-type="float">
            <text:p>23.2851866874</text:p>
          </table:table-cell>
          <table:table-cell table:formula="of:=IF([.$C268] &gt; [.$J$2]; [.I267]; (([.$A$2]/[.$E$2])*(   SIN([.$E$2]*[.B268] + [.$G$2])  -    SIN([.$G$2])))  + (([.$B$2]*[.B268]/[.$E$2])*   SIN([.$E$2]*[.B268] + [.$G$2]))  + (([.$B$2]/POWER([.$E$2];2)) * (COS([.$E$2]*[.B268] + [.$G$2]) - COS([.$G$2]))))" office:value-type="float" office:value="-2.08065084942753" calcext:value-type="float">
            <text:p>-2.0806508494</text:p>
          </table:table-cell>
          <table:table-cell table:formula="of:=SQRT(POWER([.H268];2)+POWER([.I26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B269]*[.$D$2]" office:value-type="float" office:value="522" calcext:value-type="float">
            <text:p>522</text:p>
          </table:table-cell>
          <table:table-cell table:formula="of:=IF([.$C269] &gt; [.$J$2]; [.D268]; [.D268]+SIN(RADIANS([.$C269]))*MIN(([.$A$2]+([.B269]*[.$B$2]));[.$C$2]))" office:value-type="float" office:value="23.3857133529357" calcext:value-type="float">
            <text:p>23.3857133529</text:p>
          </table:table-cell>
          <table:table-cell table:formula="of:=IF([.$C269]&gt;[.$J$2];[.E268];[.E268]+COS(RADIANS([.$C269]))*MIN(([.$A$2]+([.B269]*[.$B$2]));[.$C$2]))" office:value-type="float" office:value="-2.2639638400468" calcext:value-type="float">
            <text:p>-2.26396384</text:p>
          </table:table-cell>
          <table:table-cell table:formula="of:=SQRT(([.D269]*[.D269])+([.E269]*[.E269]))" office:value-type="float" office:value="23.4950446114647" calcext:value-type="float">
            <text:p>23.4950446115</text:p>
          </table:table-cell>
          <table:table-cell/>
          <table:table-cell table:formula="of:=IF([.$C269] &gt; [.$J$2]; [.H268]; (([.$A$2]/[.$E$2])*((0-COS([.$E$2]*[.B269] + [.$G$2])) - (0-COS([.$G$2])))) + (([.$B$2]*[.B269]/[.$E$2])*(0-COS([.$E$2]*[.B269] + [.$G$2]))) + (([.$B$2]/POWER([.$E$2];2)) * (SIN([.$E$2]*[.B269] + [.$G$2]) - SIN([.$G$2]))))" office:value-type="float" office:value="23.285186687421" calcext:value-type="float">
            <text:p>23.2851866874</text:p>
          </table:table-cell>
          <table:table-cell table:formula="of:=IF([.$C269] &gt; [.$J$2]; [.I268]; (([.$A$2]/[.$E$2])*(   SIN([.$E$2]*[.B269] + [.$G$2])  -    SIN([.$G$2])))  + (([.$B$2]*[.B269]/[.$E$2])*   SIN([.$E$2]*[.B269] + [.$G$2]))  + (([.$B$2]/POWER([.$E$2];2)) * (COS([.$E$2]*[.B269] + [.$G$2]) - COS([.$G$2]))))" office:value-type="float" office:value="-2.08065084942753" calcext:value-type="float">
            <text:p>-2.0806508494</text:p>
          </table:table-cell>
          <table:table-cell table:formula="of:=SQRT(POWER([.H269];2)+POWER([.I26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B270]*[.$D$2]" office:value-type="float" office:value="524" calcext:value-type="float">
            <text:p>524</text:p>
          </table:table-cell>
          <table:table-cell table:formula="of:=IF([.$C270] &gt; [.$J$2]; [.D269]; [.D269]+SIN(RADIANS([.$C270]))*MIN(([.$A$2]+([.B270]*[.$B$2]));[.$C$2]))" office:value-type="float" office:value="23.3857133529357" calcext:value-type="float">
            <text:p>23.3857133529</text:p>
          </table:table-cell>
          <table:table-cell table:formula="of:=IF([.$C270]&gt;[.$J$2];[.E269];[.E269]+COS(RADIANS([.$C270]))*MIN(([.$A$2]+([.B270]*[.$B$2]));[.$C$2]))" office:value-type="float" office:value="-2.2639638400468" calcext:value-type="float">
            <text:p>-2.26396384</text:p>
          </table:table-cell>
          <table:table-cell table:formula="of:=SQRT(([.D270]*[.D270])+([.E270]*[.E270]))" office:value-type="float" office:value="23.4950446114647" calcext:value-type="float">
            <text:p>23.4950446115</text:p>
          </table:table-cell>
          <table:table-cell/>
          <table:table-cell table:formula="of:=IF([.$C270] &gt; [.$J$2]; [.H269]; (([.$A$2]/[.$E$2])*((0-COS([.$E$2]*[.B270] + [.$G$2])) - (0-COS([.$G$2])))) + (([.$B$2]*[.B270]/[.$E$2])*(0-COS([.$E$2]*[.B270] + [.$G$2]))) + (([.$B$2]/POWER([.$E$2];2)) * (SIN([.$E$2]*[.B270] + [.$G$2]) - SIN([.$G$2]))))" office:value-type="float" office:value="23.285186687421" calcext:value-type="float">
            <text:p>23.2851866874</text:p>
          </table:table-cell>
          <table:table-cell table:formula="of:=IF([.$C270] &gt; [.$J$2]; [.I269]; (([.$A$2]/[.$E$2])*(   SIN([.$E$2]*[.B270] + [.$G$2])  -    SIN([.$G$2])))  + (([.$B$2]*[.B270]/[.$E$2])*   SIN([.$E$2]*[.B270] + [.$G$2]))  + (([.$B$2]/POWER([.$E$2];2)) * (COS([.$E$2]*[.B270] + [.$G$2]) - COS([.$G$2]))))" office:value-type="float" office:value="-2.08065084942753" calcext:value-type="float">
            <text:p>-2.0806508494</text:p>
          </table:table-cell>
          <table:table-cell table:formula="of:=SQRT(POWER([.H270];2)+POWER([.I26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B271]*[.$D$2]" office:value-type="float" office:value="526" calcext:value-type="float">
            <text:p>526</text:p>
          </table:table-cell>
          <table:table-cell table:formula="of:=IF([.$C271] &gt; [.$J$2]; [.D270]; [.D270]+SIN(RADIANS([.$C271]))*MIN(([.$A$2]+([.B271]*[.$B$2]));[.$C$2]))" office:value-type="float" office:value="23.3857133529357" calcext:value-type="float">
            <text:p>23.3857133529</text:p>
          </table:table-cell>
          <table:table-cell table:formula="of:=IF([.$C271]&gt;[.$J$2];[.E270];[.E270]+COS(RADIANS([.$C271]))*MIN(([.$A$2]+([.B271]*[.$B$2]));[.$C$2]))" office:value-type="float" office:value="-2.2639638400468" calcext:value-type="float">
            <text:p>-2.26396384</text:p>
          </table:table-cell>
          <table:table-cell table:formula="of:=SQRT(([.D271]*[.D271])+([.E271]*[.E271]))" office:value-type="float" office:value="23.4950446114647" calcext:value-type="float">
            <text:p>23.4950446115</text:p>
          </table:table-cell>
          <table:table-cell/>
          <table:table-cell table:formula="of:=IF([.$C271] &gt; [.$J$2]; [.H270]; (([.$A$2]/[.$E$2])*((0-COS([.$E$2]*[.B271] + [.$G$2])) - (0-COS([.$G$2])))) + (([.$B$2]*[.B271]/[.$E$2])*(0-COS([.$E$2]*[.B271] + [.$G$2]))) + (([.$B$2]/POWER([.$E$2];2)) * (SIN([.$E$2]*[.B271] + [.$G$2]) - SIN([.$G$2]))))" office:value-type="float" office:value="23.285186687421" calcext:value-type="float">
            <text:p>23.2851866874</text:p>
          </table:table-cell>
          <table:table-cell table:formula="of:=IF([.$C271] &gt; [.$J$2]; [.I270]; (([.$A$2]/[.$E$2])*(   SIN([.$E$2]*[.B271] + [.$G$2])  -    SIN([.$G$2])))  + (([.$B$2]*[.B271]/[.$E$2])*   SIN([.$E$2]*[.B271] + [.$G$2]))  + (([.$B$2]/POWER([.$E$2];2)) * (COS([.$E$2]*[.B271] + [.$G$2]) - COS([.$G$2]))))" office:value-type="float" office:value="-2.08065084942753" calcext:value-type="float">
            <text:p>-2.0806508494</text:p>
          </table:table-cell>
          <table:table-cell table:formula="of:=SQRT(POWER([.H271];2)+POWER([.I27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B272]*[.$D$2]" office:value-type="float" office:value="528" calcext:value-type="float">
            <text:p>528</text:p>
          </table:table-cell>
          <table:table-cell table:formula="of:=IF([.$C272] &gt; [.$J$2]; [.D271]; [.D271]+SIN(RADIANS([.$C272]))*MIN(([.$A$2]+([.B272]*[.$B$2]));[.$C$2]))" office:value-type="float" office:value="23.3857133529357" calcext:value-type="float">
            <text:p>23.3857133529</text:p>
          </table:table-cell>
          <table:table-cell table:formula="of:=IF([.$C272]&gt;[.$J$2];[.E271];[.E271]+COS(RADIANS([.$C272]))*MIN(([.$A$2]+([.B272]*[.$B$2]));[.$C$2]))" office:value-type="float" office:value="-2.2639638400468" calcext:value-type="float">
            <text:p>-2.26396384</text:p>
          </table:table-cell>
          <table:table-cell table:formula="of:=SQRT(([.D272]*[.D272])+([.E272]*[.E272]))" office:value-type="float" office:value="23.4950446114647" calcext:value-type="float">
            <text:p>23.4950446115</text:p>
          </table:table-cell>
          <table:table-cell/>
          <table:table-cell table:formula="of:=IF([.$C272] &gt; [.$J$2]; [.H271]; (([.$A$2]/[.$E$2])*((0-COS([.$E$2]*[.B272] + [.$G$2])) - (0-COS([.$G$2])))) + (([.$B$2]*[.B272]/[.$E$2])*(0-COS([.$E$2]*[.B272] + [.$G$2]))) + (([.$B$2]/POWER([.$E$2];2)) * (SIN([.$E$2]*[.B272] + [.$G$2]) - SIN([.$G$2]))))" office:value-type="float" office:value="23.285186687421" calcext:value-type="float">
            <text:p>23.2851866874</text:p>
          </table:table-cell>
          <table:table-cell table:formula="of:=IF([.$C272] &gt; [.$J$2]; [.I271]; (([.$A$2]/[.$E$2])*(   SIN([.$E$2]*[.B272] + [.$G$2])  -    SIN([.$G$2])))  + (([.$B$2]*[.B272]/[.$E$2])*   SIN([.$E$2]*[.B272] + [.$G$2]))  + (([.$B$2]/POWER([.$E$2];2)) * (COS([.$E$2]*[.B272] + [.$G$2]) - COS([.$G$2]))))" office:value-type="float" office:value="-2.08065084942753" calcext:value-type="float">
            <text:p>-2.0806508494</text:p>
          </table:table-cell>
          <table:table-cell table:formula="of:=SQRT(POWER([.H272];2)+POWER([.I27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B273]*[.$D$2]" office:value-type="float" office:value="530" calcext:value-type="float">
            <text:p>530</text:p>
          </table:table-cell>
          <table:table-cell table:formula="of:=IF([.$C273] &gt; [.$J$2]; [.D272]; [.D272]+SIN(RADIANS([.$C273]))*MIN(([.$A$2]+([.B273]*[.$B$2]));[.$C$2]))" office:value-type="float" office:value="23.3857133529357" calcext:value-type="float">
            <text:p>23.3857133529</text:p>
          </table:table-cell>
          <table:table-cell table:formula="of:=IF([.$C273]&gt;[.$J$2];[.E272];[.E272]+COS(RADIANS([.$C273]))*MIN(([.$A$2]+([.B273]*[.$B$2]));[.$C$2]))" office:value-type="float" office:value="-2.2639638400468" calcext:value-type="float">
            <text:p>-2.26396384</text:p>
          </table:table-cell>
          <table:table-cell table:formula="of:=SQRT(([.D273]*[.D273])+([.E273]*[.E273]))" office:value-type="float" office:value="23.4950446114647" calcext:value-type="float">
            <text:p>23.4950446115</text:p>
          </table:table-cell>
          <table:table-cell/>
          <table:table-cell table:formula="of:=IF([.$C273] &gt; [.$J$2]; [.H272]; (([.$A$2]/[.$E$2])*((0-COS([.$E$2]*[.B273] + [.$G$2])) - (0-COS([.$G$2])))) + (([.$B$2]*[.B273]/[.$E$2])*(0-COS([.$E$2]*[.B273] + [.$G$2]))) + (([.$B$2]/POWER([.$E$2];2)) * (SIN([.$E$2]*[.B273] + [.$G$2]) - SIN([.$G$2]))))" office:value-type="float" office:value="23.285186687421" calcext:value-type="float">
            <text:p>23.2851866874</text:p>
          </table:table-cell>
          <table:table-cell table:formula="of:=IF([.$C273] &gt; [.$J$2]; [.I272]; (([.$A$2]/[.$E$2])*(   SIN([.$E$2]*[.B273] + [.$G$2])  -    SIN([.$G$2])))  + (([.$B$2]*[.B273]/[.$E$2])*   SIN([.$E$2]*[.B273] + [.$G$2]))  + (([.$B$2]/POWER([.$E$2];2)) * (COS([.$E$2]*[.B273] + [.$G$2]) - COS([.$G$2]))))" office:value-type="float" office:value="-2.08065084942753" calcext:value-type="float">
            <text:p>-2.0806508494</text:p>
          </table:table-cell>
          <table:table-cell table:formula="of:=SQRT(POWER([.H273];2)+POWER([.I27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B274]*[.$D$2]" office:value-type="float" office:value="532" calcext:value-type="float">
            <text:p>532</text:p>
          </table:table-cell>
          <table:table-cell table:formula="of:=IF([.$C274] &gt; [.$J$2]; [.D273]; [.D273]+SIN(RADIANS([.$C274]))*MIN(([.$A$2]+([.B274]*[.$B$2]));[.$C$2]))" office:value-type="float" office:value="23.3857133529357" calcext:value-type="float">
            <text:p>23.3857133529</text:p>
          </table:table-cell>
          <table:table-cell table:formula="of:=IF([.$C274]&gt;[.$J$2];[.E273];[.E273]+COS(RADIANS([.$C274]))*MIN(([.$A$2]+([.B274]*[.$B$2]));[.$C$2]))" office:value-type="float" office:value="-2.2639638400468" calcext:value-type="float">
            <text:p>-2.26396384</text:p>
          </table:table-cell>
          <table:table-cell table:formula="of:=SQRT(([.D274]*[.D274])+([.E274]*[.E274]))" office:value-type="float" office:value="23.4950446114647" calcext:value-type="float">
            <text:p>23.4950446115</text:p>
          </table:table-cell>
          <table:table-cell/>
          <table:table-cell table:formula="of:=IF([.$C274] &gt; [.$J$2]; [.H273]; (([.$A$2]/[.$E$2])*((0-COS([.$E$2]*[.B274] + [.$G$2])) - (0-COS([.$G$2])))) + (([.$B$2]*[.B274]/[.$E$2])*(0-COS([.$E$2]*[.B274] + [.$G$2]))) + (([.$B$2]/POWER([.$E$2];2)) * (SIN([.$E$2]*[.B274] + [.$G$2]) - SIN([.$G$2]))))" office:value-type="float" office:value="23.285186687421" calcext:value-type="float">
            <text:p>23.2851866874</text:p>
          </table:table-cell>
          <table:table-cell table:formula="of:=IF([.$C274] &gt; [.$J$2]; [.I273]; (([.$A$2]/[.$E$2])*(   SIN([.$E$2]*[.B274] + [.$G$2])  -    SIN([.$G$2])))  + (([.$B$2]*[.B274]/[.$E$2])*   SIN([.$E$2]*[.B274] + [.$G$2]))  + (([.$B$2]/POWER([.$E$2];2)) * (COS([.$E$2]*[.B274] + [.$G$2]) - COS([.$G$2]))))" office:value-type="float" office:value="-2.08065084942753" calcext:value-type="float">
            <text:p>-2.0806508494</text:p>
          </table:table-cell>
          <table:table-cell table:formula="of:=SQRT(POWER([.H274];2)+POWER([.I27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B275]*[.$D$2]" office:value-type="float" office:value="534" calcext:value-type="float">
            <text:p>534</text:p>
          </table:table-cell>
          <table:table-cell table:formula="of:=IF([.$C275] &gt; [.$J$2]; [.D274]; [.D274]+SIN(RADIANS([.$C275]))*MIN(([.$A$2]+([.B275]*[.$B$2]));[.$C$2]))" office:value-type="float" office:value="23.3857133529357" calcext:value-type="float">
            <text:p>23.3857133529</text:p>
          </table:table-cell>
          <table:table-cell table:formula="of:=IF([.$C275]&gt;[.$J$2];[.E274];[.E274]+COS(RADIANS([.$C275]))*MIN(([.$A$2]+([.B275]*[.$B$2]));[.$C$2]))" office:value-type="float" office:value="-2.2639638400468" calcext:value-type="float">
            <text:p>-2.26396384</text:p>
          </table:table-cell>
          <table:table-cell table:formula="of:=SQRT(([.D275]*[.D275])+([.E275]*[.E275]))" office:value-type="float" office:value="23.4950446114647" calcext:value-type="float">
            <text:p>23.4950446115</text:p>
          </table:table-cell>
          <table:table-cell/>
          <table:table-cell table:formula="of:=IF([.$C275] &gt; [.$J$2]; [.H274]; (([.$A$2]/[.$E$2])*((0-COS([.$E$2]*[.B275] + [.$G$2])) - (0-COS([.$G$2])))) + (([.$B$2]*[.B275]/[.$E$2])*(0-COS([.$E$2]*[.B275] + [.$G$2]))) + (([.$B$2]/POWER([.$E$2];2)) * (SIN([.$E$2]*[.B275] + [.$G$2]) - SIN([.$G$2]))))" office:value-type="float" office:value="23.285186687421" calcext:value-type="float">
            <text:p>23.2851866874</text:p>
          </table:table-cell>
          <table:table-cell table:formula="of:=IF([.$C275] &gt; [.$J$2]; [.I274]; (([.$A$2]/[.$E$2])*(   SIN([.$E$2]*[.B275] + [.$G$2])  -    SIN([.$G$2])))  + (([.$B$2]*[.B275]/[.$E$2])*   SIN([.$E$2]*[.B275] + [.$G$2]))  + (([.$B$2]/POWER([.$E$2];2)) * (COS([.$E$2]*[.B275] + [.$G$2]) - COS([.$G$2]))))" office:value-type="float" office:value="-2.08065084942753" calcext:value-type="float">
            <text:p>-2.0806508494</text:p>
          </table:table-cell>
          <table:table-cell table:formula="of:=SQRT(POWER([.H275];2)+POWER([.I27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B276]*[.$D$2]" office:value-type="float" office:value="536" calcext:value-type="float">
            <text:p>536</text:p>
          </table:table-cell>
          <table:table-cell table:formula="of:=IF([.$C276] &gt; [.$J$2]; [.D275]; [.D275]+SIN(RADIANS([.$C276]))*MIN(([.$A$2]+([.B276]*[.$B$2]));[.$C$2]))" office:value-type="float" office:value="23.3857133529357" calcext:value-type="float">
            <text:p>23.3857133529</text:p>
          </table:table-cell>
          <table:table-cell table:formula="of:=IF([.$C276]&gt;[.$J$2];[.E275];[.E275]+COS(RADIANS([.$C276]))*MIN(([.$A$2]+([.B276]*[.$B$2]));[.$C$2]))" office:value-type="float" office:value="-2.2639638400468" calcext:value-type="float">
            <text:p>-2.26396384</text:p>
          </table:table-cell>
          <table:table-cell table:formula="of:=SQRT(([.D276]*[.D276])+([.E276]*[.E276]))" office:value-type="float" office:value="23.4950446114647" calcext:value-type="float">
            <text:p>23.4950446115</text:p>
          </table:table-cell>
          <table:table-cell/>
          <table:table-cell table:formula="of:=IF([.$C276] &gt; [.$J$2]; [.H275]; (([.$A$2]/[.$E$2])*((0-COS([.$E$2]*[.B276] + [.$G$2])) - (0-COS([.$G$2])))) + (([.$B$2]*[.B276]/[.$E$2])*(0-COS([.$E$2]*[.B276] + [.$G$2]))) + (([.$B$2]/POWER([.$E$2];2)) * (SIN([.$E$2]*[.B276] + [.$G$2]) - SIN([.$G$2]))))" office:value-type="float" office:value="23.285186687421" calcext:value-type="float">
            <text:p>23.2851866874</text:p>
          </table:table-cell>
          <table:table-cell table:formula="of:=IF([.$C276] &gt; [.$J$2]; [.I275]; (([.$A$2]/[.$E$2])*(   SIN([.$E$2]*[.B276] + [.$G$2])  -    SIN([.$G$2])))  + (([.$B$2]*[.B276]/[.$E$2])*   SIN([.$E$2]*[.B276] + [.$G$2]))  + (([.$B$2]/POWER([.$E$2];2)) * (COS([.$E$2]*[.B276] + [.$G$2]) - COS([.$G$2]))))" office:value-type="float" office:value="-2.08065084942753" calcext:value-type="float">
            <text:p>-2.0806508494</text:p>
          </table:table-cell>
          <table:table-cell table:formula="of:=SQRT(POWER([.H276];2)+POWER([.I27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B277]*[.$D$2]" office:value-type="float" office:value="538" calcext:value-type="float">
            <text:p>538</text:p>
          </table:table-cell>
          <table:table-cell table:formula="of:=IF([.$C277] &gt; [.$J$2]; [.D276]; [.D276]+SIN(RADIANS([.$C277]))*MIN(([.$A$2]+([.B277]*[.$B$2]));[.$C$2]))" office:value-type="float" office:value="23.3857133529357" calcext:value-type="float">
            <text:p>23.3857133529</text:p>
          </table:table-cell>
          <table:table-cell table:formula="of:=IF([.$C277]&gt;[.$J$2];[.E276];[.E276]+COS(RADIANS([.$C277]))*MIN(([.$A$2]+([.B277]*[.$B$2]));[.$C$2]))" office:value-type="float" office:value="-2.2639638400468" calcext:value-type="float">
            <text:p>-2.26396384</text:p>
          </table:table-cell>
          <table:table-cell table:formula="of:=SQRT(([.D277]*[.D277])+([.E277]*[.E277]))" office:value-type="float" office:value="23.4950446114647" calcext:value-type="float">
            <text:p>23.4950446115</text:p>
          </table:table-cell>
          <table:table-cell/>
          <table:table-cell table:formula="of:=IF([.$C277] &gt; [.$J$2]; [.H276]; (([.$A$2]/[.$E$2])*((0-COS([.$E$2]*[.B277] + [.$G$2])) - (0-COS([.$G$2])))) + (([.$B$2]*[.B277]/[.$E$2])*(0-COS([.$E$2]*[.B277] + [.$G$2]))) + (([.$B$2]/POWER([.$E$2];2)) * (SIN([.$E$2]*[.B277] + [.$G$2]) - SIN([.$G$2]))))" office:value-type="float" office:value="23.285186687421" calcext:value-type="float">
            <text:p>23.2851866874</text:p>
          </table:table-cell>
          <table:table-cell table:formula="of:=IF([.$C277] &gt; [.$J$2]; [.I276]; (([.$A$2]/[.$E$2])*(   SIN([.$E$2]*[.B277] + [.$G$2])  -    SIN([.$G$2])))  + (([.$B$2]*[.B277]/[.$E$2])*   SIN([.$E$2]*[.B277] + [.$G$2]))  + (([.$B$2]/POWER([.$E$2];2)) * (COS([.$E$2]*[.B277] + [.$G$2]) - COS([.$G$2]))))" office:value-type="float" office:value="-2.08065084942753" calcext:value-type="float">
            <text:p>-2.0806508494</text:p>
          </table:table-cell>
          <table:table-cell table:formula="of:=SQRT(POWER([.H277];2)+POWER([.I27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278]*[.$D$2]" office:value-type="float" office:value="540" calcext:value-type="float">
            <text:p>540</text:p>
          </table:table-cell>
          <table:table-cell table:formula="of:=IF([.$C278] &gt; [.$J$2]; [.D277]; [.D277]+SIN(RADIANS([.$C278]))*MIN(([.$A$2]+([.B278]*[.$B$2]));[.$C$2]))" office:value-type="float" office:value="23.3857133529357" calcext:value-type="float">
            <text:p>23.3857133529</text:p>
          </table:table-cell>
          <table:table-cell table:formula="of:=IF([.$C278]&gt;[.$J$2];[.E277];[.E277]+COS(RADIANS([.$C278]))*MIN(([.$A$2]+([.B278]*[.$B$2]));[.$C$2]))" office:value-type="float" office:value="-2.2639638400468" calcext:value-type="float">
            <text:p>-2.26396384</text:p>
          </table:table-cell>
          <table:table-cell table:formula="of:=SQRT(([.D278]*[.D278])+([.E278]*[.E278]))" office:value-type="float" office:value="23.4950446114647" calcext:value-type="float">
            <text:p>23.4950446115</text:p>
          </table:table-cell>
          <table:table-cell/>
          <table:table-cell table:formula="of:=IF([.$C278] &gt; [.$J$2]; [.H277]; (([.$A$2]/[.$E$2])*((0-COS([.$E$2]*[.B278] + [.$G$2])) - (0-COS([.$G$2])))) + (([.$B$2]*[.B278]/[.$E$2])*(0-COS([.$E$2]*[.B278] + [.$G$2]))) + (([.$B$2]/POWER([.$E$2];2)) * (SIN([.$E$2]*[.B278] + [.$G$2]) - SIN([.$G$2]))))" office:value-type="float" office:value="23.285186687421" calcext:value-type="float">
            <text:p>23.2851866874</text:p>
          </table:table-cell>
          <table:table-cell table:formula="of:=IF([.$C278] &gt; [.$J$2]; [.I277]; (([.$A$2]/[.$E$2])*(   SIN([.$E$2]*[.B278] + [.$G$2])  -    SIN([.$G$2])))  + (([.$B$2]*[.B278]/[.$E$2])*   SIN([.$E$2]*[.B278] + [.$G$2]))  + (([.$B$2]/POWER([.$E$2];2)) * (COS([.$E$2]*[.B278] + [.$G$2]) - COS([.$G$2]))))" office:value-type="float" office:value="-2.08065084942753" calcext:value-type="float">
            <text:p>-2.0806508494</text:p>
          </table:table-cell>
          <table:table-cell table:formula="of:=SQRT(POWER([.H278];2)+POWER([.I27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B279]*[.$D$2]" office:value-type="float" office:value="542" calcext:value-type="float">
            <text:p>542</text:p>
          </table:table-cell>
          <table:table-cell table:formula="of:=IF([.$C279] &gt; [.$J$2]; [.D278]; [.D278]+SIN(RADIANS([.$C279]))*MIN(([.$A$2]+([.B279]*[.$B$2]));[.$C$2]))" office:value-type="float" office:value="23.3857133529357" calcext:value-type="float">
            <text:p>23.3857133529</text:p>
          </table:table-cell>
          <table:table-cell table:formula="of:=IF([.$C279]&gt;[.$J$2];[.E278];[.E278]+COS(RADIANS([.$C279]))*MIN(([.$A$2]+([.B279]*[.$B$2]));[.$C$2]))" office:value-type="float" office:value="-2.2639638400468" calcext:value-type="float">
            <text:p>-2.26396384</text:p>
          </table:table-cell>
          <table:table-cell table:formula="of:=SQRT(([.D279]*[.D279])+([.E279]*[.E279]))" office:value-type="float" office:value="23.4950446114647" calcext:value-type="float">
            <text:p>23.4950446115</text:p>
          </table:table-cell>
          <table:table-cell/>
          <table:table-cell table:formula="of:=IF([.$C279] &gt; [.$J$2]; [.H278]; (([.$A$2]/[.$E$2])*((0-COS([.$E$2]*[.B279] + [.$G$2])) - (0-COS([.$G$2])))) + (([.$B$2]*[.B279]/[.$E$2])*(0-COS([.$E$2]*[.B279] + [.$G$2]))) + (([.$B$2]/POWER([.$E$2];2)) * (SIN([.$E$2]*[.B279] + [.$G$2]) - SIN([.$G$2]))))" office:value-type="float" office:value="23.285186687421" calcext:value-type="float">
            <text:p>23.2851866874</text:p>
          </table:table-cell>
          <table:table-cell table:formula="of:=IF([.$C279] &gt; [.$J$2]; [.I278]; (([.$A$2]/[.$E$2])*(   SIN([.$E$2]*[.B279] + [.$G$2])  -    SIN([.$G$2])))  + (([.$B$2]*[.B279]/[.$E$2])*   SIN([.$E$2]*[.B279] + [.$G$2]))  + (([.$B$2]/POWER([.$E$2];2)) * (COS([.$E$2]*[.B279] + [.$G$2]) - COS([.$G$2]))))" office:value-type="float" office:value="-2.08065084942753" calcext:value-type="float">
            <text:p>-2.0806508494</text:p>
          </table:table-cell>
          <table:table-cell table:formula="of:=SQRT(POWER([.H279];2)+POWER([.I27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B280]*[.$D$2]" office:value-type="float" office:value="544" calcext:value-type="float">
            <text:p>544</text:p>
          </table:table-cell>
          <table:table-cell table:formula="of:=IF([.$C280] &gt; [.$J$2]; [.D279]; [.D279]+SIN(RADIANS([.$C280]))*MIN(([.$A$2]+([.B280]*[.$B$2]));[.$C$2]))" office:value-type="float" office:value="23.3857133529357" calcext:value-type="float">
            <text:p>23.3857133529</text:p>
          </table:table-cell>
          <table:table-cell table:formula="of:=IF([.$C280]&gt;[.$J$2];[.E279];[.E279]+COS(RADIANS([.$C280]))*MIN(([.$A$2]+([.B280]*[.$B$2]));[.$C$2]))" office:value-type="float" office:value="-2.2639638400468" calcext:value-type="float">
            <text:p>-2.26396384</text:p>
          </table:table-cell>
          <table:table-cell table:formula="of:=SQRT(([.D280]*[.D280])+([.E280]*[.E280]))" office:value-type="float" office:value="23.4950446114647" calcext:value-type="float">
            <text:p>23.4950446115</text:p>
          </table:table-cell>
          <table:table-cell/>
          <table:table-cell table:formula="of:=IF([.$C280] &gt; [.$J$2]; [.H279]; (([.$A$2]/[.$E$2])*((0-COS([.$E$2]*[.B280] + [.$G$2])) - (0-COS([.$G$2])))) + (([.$B$2]*[.B280]/[.$E$2])*(0-COS([.$E$2]*[.B280] + [.$G$2]))) + (([.$B$2]/POWER([.$E$2];2)) * (SIN([.$E$2]*[.B280] + [.$G$2]) - SIN([.$G$2]))))" office:value-type="float" office:value="23.285186687421" calcext:value-type="float">
            <text:p>23.2851866874</text:p>
          </table:table-cell>
          <table:table-cell table:formula="of:=IF([.$C280] &gt; [.$J$2]; [.I279]; (([.$A$2]/[.$E$2])*(   SIN([.$E$2]*[.B280] + [.$G$2])  -    SIN([.$G$2])))  + (([.$B$2]*[.B280]/[.$E$2])*   SIN([.$E$2]*[.B280] + [.$G$2]))  + (([.$B$2]/POWER([.$E$2];2)) * (COS([.$E$2]*[.B280] + [.$G$2]) - COS([.$G$2]))))" office:value-type="float" office:value="-2.08065084942753" calcext:value-type="float">
            <text:p>-2.0806508494</text:p>
          </table:table-cell>
          <table:table-cell table:formula="of:=SQRT(POWER([.H280];2)+POWER([.I27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B281]*[.$D$2]" office:value-type="float" office:value="546" calcext:value-type="float">
            <text:p>546</text:p>
          </table:table-cell>
          <table:table-cell table:formula="of:=IF([.$C281] &gt; [.$J$2]; [.D280]; [.D280]+SIN(RADIANS([.$C281]))*MIN(([.$A$2]+([.B281]*[.$B$2]));[.$C$2]))" office:value-type="float" office:value="23.3857133529357" calcext:value-type="float">
            <text:p>23.3857133529</text:p>
          </table:table-cell>
          <table:table-cell table:formula="of:=IF([.$C281]&gt;[.$J$2];[.E280];[.E280]+COS(RADIANS([.$C281]))*MIN(([.$A$2]+([.B281]*[.$B$2]));[.$C$2]))" office:value-type="float" office:value="-2.2639638400468" calcext:value-type="float">
            <text:p>-2.26396384</text:p>
          </table:table-cell>
          <table:table-cell table:formula="of:=SQRT(([.D281]*[.D281])+([.E281]*[.E281]))" office:value-type="float" office:value="23.4950446114647" calcext:value-type="float">
            <text:p>23.4950446115</text:p>
          </table:table-cell>
          <table:table-cell/>
          <table:table-cell table:formula="of:=IF([.$C281] &gt; [.$J$2]; [.H280]; (([.$A$2]/[.$E$2])*((0-COS([.$E$2]*[.B281] + [.$G$2])) - (0-COS([.$G$2])))) + (([.$B$2]*[.B281]/[.$E$2])*(0-COS([.$E$2]*[.B281] + [.$G$2]))) + (([.$B$2]/POWER([.$E$2];2)) * (SIN([.$E$2]*[.B281] + [.$G$2]) - SIN([.$G$2]))))" office:value-type="float" office:value="23.285186687421" calcext:value-type="float">
            <text:p>23.2851866874</text:p>
          </table:table-cell>
          <table:table-cell table:formula="of:=IF([.$C281] &gt; [.$J$2]; [.I280]; (([.$A$2]/[.$E$2])*(   SIN([.$E$2]*[.B281] + [.$G$2])  -    SIN([.$G$2])))  + (([.$B$2]*[.B281]/[.$E$2])*   SIN([.$E$2]*[.B281] + [.$G$2]))  + (([.$B$2]/POWER([.$E$2];2)) * (COS([.$E$2]*[.B281] + [.$G$2]) - COS([.$G$2]))))" office:value-type="float" office:value="-2.08065084942753" calcext:value-type="float">
            <text:p>-2.0806508494</text:p>
          </table:table-cell>
          <table:table-cell table:formula="of:=SQRT(POWER([.H281];2)+POWER([.I28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B282]*[.$D$2]" office:value-type="float" office:value="548" calcext:value-type="float">
            <text:p>548</text:p>
          </table:table-cell>
          <table:table-cell table:formula="of:=IF([.$C282] &gt; [.$J$2]; [.D281]; [.D281]+SIN(RADIANS([.$C282]))*MIN(([.$A$2]+([.B282]*[.$B$2]));[.$C$2]))" office:value-type="float" office:value="23.3857133529357" calcext:value-type="float">
            <text:p>23.3857133529</text:p>
          </table:table-cell>
          <table:table-cell table:formula="of:=IF([.$C282]&gt;[.$J$2];[.E281];[.E281]+COS(RADIANS([.$C282]))*MIN(([.$A$2]+([.B282]*[.$B$2]));[.$C$2]))" office:value-type="float" office:value="-2.2639638400468" calcext:value-type="float">
            <text:p>-2.26396384</text:p>
          </table:table-cell>
          <table:table-cell table:formula="of:=SQRT(([.D282]*[.D282])+([.E282]*[.E282]))" office:value-type="float" office:value="23.4950446114647" calcext:value-type="float">
            <text:p>23.4950446115</text:p>
          </table:table-cell>
          <table:table-cell/>
          <table:table-cell table:formula="of:=IF([.$C282] &gt; [.$J$2]; [.H281]; (([.$A$2]/[.$E$2])*((0-COS([.$E$2]*[.B282] + [.$G$2])) - (0-COS([.$G$2])))) + (([.$B$2]*[.B282]/[.$E$2])*(0-COS([.$E$2]*[.B282] + [.$G$2]))) + (([.$B$2]/POWER([.$E$2];2)) * (SIN([.$E$2]*[.B282] + [.$G$2]) - SIN([.$G$2]))))" office:value-type="float" office:value="23.285186687421" calcext:value-type="float">
            <text:p>23.2851866874</text:p>
          </table:table-cell>
          <table:table-cell table:formula="of:=IF([.$C282] &gt; [.$J$2]; [.I281]; (([.$A$2]/[.$E$2])*(   SIN([.$E$2]*[.B282] + [.$G$2])  -    SIN([.$G$2])))  + (([.$B$2]*[.B282]/[.$E$2])*   SIN([.$E$2]*[.B282] + [.$G$2]))  + (([.$B$2]/POWER([.$E$2];2)) * (COS([.$E$2]*[.B282] + [.$G$2]) - COS([.$G$2]))))" office:value-type="float" office:value="-2.08065084942753" calcext:value-type="float">
            <text:p>-2.0806508494</text:p>
          </table:table-cell>
          <table:table-cell table:formula="of:=SQRT(POWER([.H282];2)+POWER([.I28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B283]*[.$D$2]" office:value-type="float" office:value="550" calcext:value-type="float">
            <text:p>550</text:p>
          </table:table-cell>
          <table:table-cell table:formula="of:=IF([.$C283] &gt; [.$J$2]; [.D282]; [.D282]+SIN(RADIANS([.$C283]))*MIN(([.$A$2]+([.B283]*[.$B$2]));[.$C$2]))" office:value-type="float" office:value="23.3857133529357" calcext:value-type="float">
            <text:p>23.3857133529</text:p>
          </table:table-cell>
          <table:table-cell table:formula="of:=IF([.$C283]&gt;[.$J$2];[.E282];[.E282]+COS(RADIANS([.$C283]))*MIN(([.$A$2]+([.B283]*[.$B$2]));[.$C$2]))" office:value-type="float" office:value="-2.2639638400468" calcext:value-type="float">
            <text:p>-2.26396384</text:p>
          </table:table-cell>
          <table:table-cell table:formula="of:=SQRT(([.D283]*[.D283])+([.E283]*[.E283]))" office:value-type="float" office:value="23.4950446114647" calcext:value-type="float">
            <text:p>23.4950446115</text:p>
          </table:table-cell>
          <table:table-cell/>
          <table:table-cell table:formula="of:=IF([.$C283] &gt; [.$J$2]; [.H282]; (([.$A$2]/[.$E$2])*((0-COS([.$E$2]*[.B283] + [.$G$2])) - (0-COS([.$G$2])))) + (([.$B$2]*[.B283]/[.$E$2])*(0-COS([.$E$2]*[.B283] + [.$G$2]))) + (([.$B$2]/POWER([.$E$2];2)) * (SIN([.$E$2]*[.B283] + [.$G$2]) - SIN([.$G$2]))))" office:value-type="float" office:value="23.285186687421" calcext:value-type="float">
            <text:p>23.2851866874</text:p>
          </table:table-cell>
          <table:table-cell table:formula="of:=IF([.$C283] &gt; [.$J$2]; [.I282]; (([.$A$2]/[.$E$2])*(   SIN([.$E$2]*[.B283] + [.$G$2])  -    SIN([.$G$2])))  + (([.$B$2]*[.B283]/[.$E$2])*   SIN([.$E$2]*[.B283] + [.$G$2]))  + (([.$B$2]/POWER([.$E$2];2)) * (COS([.$E$2]*[.B283] + [.$G$2]) - COS([.$G$2]))))" office:value-type="float" office:value="-2.08065084942753" calcext:value-type="float">
            <text:p>-2.0806508494</text:p>
          </table:table-cell>
          <table:table-cell table:formula="of:=SQRT(POWER([.H283];2)+POWER([.I28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B284]*[.$D$2]" office:value-type="float" office:value="552" calcext:value-type="float">
            <text:p>552</text:p>
          </table:table-cell>
          <table:table-cell table:formula="of:=IF([.$C284] &gt; [.$J$2]; [.D283]; [.D283]+SIN(RADIANS([.$C284]))*MIN(([.$A$2]+([.B284]*[.$B$2]));[.$C$2]))" office:value-type="float" office:value="23.3857133529357" calcext:value-type="float">
            <text:p>23.3857133529</text:p>
          </table:table-cell>
          <table:table-cell table:formula="of:=IF([.$C284]&gt;[.$J$2];[.E283];[.E283]+COS(RADIANS([.$C284]))*MIN(([.$A$2]+([.B284]*[.$B$2]));[.$C$2]))" office:value-type="float" office:value="-2.2639638400468" calcext:value-type="float">
            <text:p>-2.26396384</text:p>
          </table:table-cell>
          <table:table-cell table:formula="of:=SQRT(([.D284]*[.D284])+([.E284]*[.E284]))" office:value-type="float" office:value="23.4950446114647" calcext:value-type="float">
            <text:p>23.4950446115</text:p>
          </table:table-cell>
          <table:table-cell/>
          <table:table-cell table:formula="of:=IF([.$C284] &gt; [.$J$2]; [.H283]; (([.$A$2]/[.$E$2])*((0-COS([.$E$2]*[.B284] + [.$G$2])) - (0-COS([.$G$2])))) + (([.$B$2]*[.B284]/[.$E$2])*(0-COS([.$E$2]*[.B284] + [.$G$2]))) + (([.$B$2]/POWER([.$E$2];2)) * (SIN([.$E$2]*[.B284] + [.$G$2]) - SIN([.$G$2]))))" office:value-type="float" office:value="23.285186687421" calcext:value-type="float">
            <text:p>23.2851866874</text:p>
          </table:table-cell>
          <table:table-cell table:formula="of:=IF([.$C284] &gt; [.$J$2]; [.I283]; (([.$A$2]/[.$E$2])*(   SIN([.$E$2]*[.B284] + [.$G$2])  -    SIN([.$G$2])))  + (([.$B$2]*[.B284]/[.$E$2])*   SIN([.$E$2]*[.B284] + [.$G$2]))  + (([.$B$2]/POWER([.$E$2];2)) * (COS([.$E$2]*[.B284] + [.$G$2]) - COS([.$G$2]))))" office:value-type="float" office:value="-2.08065084942753" calcext:value-type="float">
            <text:p>-2.0806508494</text:p>
          </table:table-cell>
          <table:table-cell table:formula="of:=SQRT(POWER([.H284];2)+POWER([.I28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B285]*[.$D$2]" office:value-type="float" office:value="554" calcext:value-type="float">
            <text:p>554</text:p>
          </table:table-cell>
          <table:table-cell table:formula="of:=IF([.$C285] &gt; [.$J$2]; [.D284]; [.D284]+SIN(RADIANS([.$C285]))*MIN(([.$A$2]+([.B285]*[.$B$2]));[.$C$2]))" office:value-type="float" office:value="23.3857133529357" calcext:value-type="float">
            <text:p>23.3857133529</text:p>
          </table:table-cell>
          <table:table-cell table:formula="of:=IF([.$C285]&gt;[.$J$2];[.E284];[.E284]+COS(RADIANS([.$C285]))*MIN(([.$A$2]+([.B285]*[.$B$2]));[.$C$2]))" office:value-type="float" office:value="-2.2639638400468" calcext:value-type="float">
            <text:p>-2.26396384</text:p>
          </table:table-cell>
          <table:table-cell table:formula="of:=SQRT(([.D285]*[.D285])+([.E285]*[.E285]))" office:value-type="float" office:value="23.4950446114647" calcext:value-type="float">
            <text:p>23.4950446115</text:p>
          </table:table-cell>
          <table:table-cell/>
          <table:table-cell table:formula="of:=IF([.$C285] &gt; [.$J$2]; [.H284]; (([.$A$2]/[.$E$2])*((0-COS([.$E$2]*[.B285] + [.$G$2])) - (0-COS([.$G$2])))) + (([.$B$2]*[.B285]/[.$E$2])*(0-COS([.$E$2]*[.B285] + [.$G$2]))) + (([.$B$2]/POWER([.$E$2];2)) * (SIN([.$E$2]*[.B285] + [.$G$2]) - SIN([.$G$2]))))" office:value-type="float" office:value="23.285186687421" calcext:value-type="float">
            <text:p>23.2851866874</text:p>
          </table:table-cell>
          <table:table-cell table:formula="of:=IF([.$C285] &gt; [.$J$2]; [.I284]; (([.$A$2]/[.$E$2])*(   SIN([.$E$2]*[.B285] + [.$G$2])  -    SIN([.$G$2])))  + (([.$B$2]*[.B285]/[.$E$2])*   SIN([.$E$2]*[.B285] + [.$G$2]))  + (([.$B$2]/POWER([.$E$2];2)) * (COS([.$E$2]*[.B285] + [.$G$2]) - COS([.$G$2]))))" office:value-type="float" office:value="-2.08065084942753" calcext:value-type="float">
            <text:p>-2.0806508494</text:p>
          </table:table-cell>
          <table:table-cell table:formula="of:=SQRT(POWER([.H285];2)+POWER([.I28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[.B286]*[.$D$2]" office:value-type="float" office:value="556" calcext:value-type="float">
            <text:p>556</text:p>
          </table:table-cell>
          <table:table-cell table:formula="of:=IF([.$C286] &gt; [.$J$2]; [.D285]; [.D285]+SIN(RADIANS([.$C286]))*MIN(([.$A$2]+([.B286]*[.$B$2]));[.$C$2]))" office:value-type="float" office:value="23.3857133529357" calcext:value-type="float">
            <text:p>23.3857133529</text:p>
          </table:table-cell>
          <table:table-cell table:formula="of:=IF([.$C286]&gt;[.$J$2];[.E285];[.E285]+COS(RADIANS([.$C286]))*MIN(([.$A$2]+([.B286]*[.$B$2]));[.$C$2]))" office:value-type="float" office:value="-2.2639638400468" calcext:value-type="float">
            <text:p>-2.26396384</text:p>
          </table:table-cell>
          <table:table-cell table:formula="of:=SQRT(([.D286]*[.D286])+([.E286]*[.E286]))" office:value-type="float" office:value="23.4950446114647" calcext:value-type="float">
            <text:p>23.4950446115</text:p>
          </table:table-cell>
          <table:table-cell/>
          <table:table-cell table:formula="of:=IF([.$C286] &gt; [.$J$2]; [.H285]; (([.$A$2]/[.$E$2])*((0-COS([.$E$2]*[.B286] + [.$G$2])) - (0-COS([.$G$2])))) + (([.$B$2]*[.B286]/[.$E$2])*(0-COS([.$E$2]*[.B286] + [.$G$2]))) + (([.$B$2]/POWER([.$E$2];2)) * (SIN([.$E$2]*[.B286] + [.$G$2]) - SIN([.$G$2]))))" office:value-type="float" office:value="23.285186687421" calcext:value-type="float">
            <text:p>23.2851866874</text:p>
          </table:table-cell>
          <table:table-cell table:formula="of:=IF([.$C286] &gt; [.$J$2]; [.I285]; (([.$A$2]/[.$E$2])*(   SIN([.$E$2]*[.B286] + [.$G$2])  -    SIN([.$G$2])))  + (([.$B$2]*[.B286]/[.$E$2])*   SIN([.$E$2]*[.B286] + [.$G$2]))  + (([.$B$2]/POWER([.$E$2];2)) * (COS([.$E$2]*[.B286] + [.$G$2]) - COS([.$G$2]))))" office:value-type="float" office:value="-2.08065084942753" calcext:value-type="float">
            <text:p>-2.0806508494</text:p>
          </table:table-cell>
          <table:table-cell table:formula="of:=SQRT(POWER([.H286];2)+POWER([.I28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[.B287]*[.$D$2]" office:value-type="float" office:value="558" calcext:value-type="float">
            <text:p>558</text:p>
          </table:table-cell>
          <table:table-cell table:formula="of:=IF([.$C287] &gt; [.$J$2]; [.D286]; [.D286]+SIN(RADIANS([.$C287]))*MIN(([.$A$2]+([.B287]*[.$B$2]));[.$C$2]))" office:value-type="float" office:value="23.3857133529357" calcext:value-type="float">
            <text:p>23.3857133529</text:p>
          </table:table-cell>
          <table:table-cell table:formula="of:=IF([.$C287]&gt;[.$J$2];[.E286];[.E286]+COS(RADIANS([.$C287]))*MIN(([.$A$2]+([.B287]*[.$B$2]));[.$C$2]))" office:value-type="float" office:value="-2.2639638400468" calcext:value-type="float">
            <text:p>-2.26396384</text:p>
          </table:table-cell>
          <table:table-cell table:formula="of:=SQRT(([.D287]*[.D287])+([.E287]*[.E287]))" office:value-type="float" office:value="23.4950446114647" calcext:value-type="float">
            <text:p>23.4950446115</text:p>
          </table:table-cell>
          <table:table-cell/>
          <table:table-cell table:formula="of:=IF([.$C287] &gt; [.$J$2]; [.H286]; (([.$A$2]/[.$E$2])*((0-COS([.$E$2]*[.B287] + [.$G$2])) - (0-COS([.$G$2])))) + (([.$B$2]*[.B287]/[.$E$2])*(0-COS([.$E$2]*[.B287] + [.$G$2]))) + (([.$B$2]/POWER([.$E$2];2)) * (SIN([.$E$2]*[.B287] + [.$G$2]) - SIN([.$G$2]))))" office:value-type="float" office:value="23.285186687421" calcext:value-type="float">
            <text:p>23.2851866874</text:p>
          </table:table-cell>
          <table:table-cell table:formula="of:=IF([.$C287] &gt; [.$J$2]; [.I286]; (([.$A$2]/[.$E$2])*(   SIN([.$E$2]*[.B287] + [.$G$2])  -    SIN([.$G$2])))  + (([.$B$2]*[.B287]/[.$E$2])*   SIN([.$E$2]*[.B287] + [.$G$2]))  + (([.$B$2]/POWER([.$E$2];2)) * (COS([.$E$2]*[.B287] + [.$G$2]) - COS([.$G$2]))))" office:value-type="float" office:value="-2.08065084942753" calcext:value-type="float">
            <text:p>-2.0806508494</text:p>
          </table:table-cell>
          <table:table-cell table:formula="of:=SQRT(POWER([.H287];2)+POWER([.I28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288]*[.$D$2]" office:value-type="float" office:value="560" calcext:value-type="float">
            <text:p>560</text:p>
          </table:table-cell>
          <table:table-cell table:formula="of:=IF([.$C288] &gt; [.$J$2]; [.D287]; [.D287]+SIN(RADIANS([.$C288]))*MIN(([.$A$2]+([.B288]*[.$B$2]));[.$C$2]))" office:value-type="float" office:value="23.3857133529357" calcext:value-type="float">
            <text:p>23.3857133529</text:p>
          </table:table-cell>
          <table:table-cell table:formula="of:=IF([.$C288]&gt;[.$J$2];[.E287];[.E287]+COS(RADIANS([.$C288]))*MIN(([.$A$2]+([.B288]*[.$B$2]));[.$C$2]))" office:value-type="float" office:value="-2.2639638400468" calcext:value-type="float">
            <text:p>-2.26396384</text:p>
          </table:table-cell>
          <table:table-cell table:formula="of:=SQRT(([.D288]*[.D288])+([.E288]*[.E288]))" office:value-type="float" office:value="23.4950446114647" calcext:value-type="float">
            <text:p>23.4950446115</text:p>
          </table:table-cell>
          <table:table-cell/>
          <table:table-cell table:formula="of:=IF([.$C288] &gt; [.$J$2]; [.H287]; (([.$A$2]/[.$E$2])*((0-COS([.$E$2]*[.B288] + [.$G$2])) - (0-COS([.$G$2])))) + (([.$B$2]*[.B288]/[.$E$2])*(0-COS([.$E$2]*[.B288] + [.$G$2]))) + (([.$B$2]/POWER([.$E$2];2)) * (SIN([.$E$2]*[.B288] + [.$G$2]) - SIN([.$G$2]))))" office:value-type="float" office:value="23.285186687421" calcext:value-type="float">
            <text:p>23.2851866874</text:p>
          </table:table-cell>
          <table:table-cell table:formula="of:=IF([.$C288] &gt; [.$J$2]; [.I287]; (([.$A$2]/[.$E$2])*(   SIN([.$E$2]*[.B288] + [.$G$2])  -    SIN([.$G$2])))  + (([.$B$2]*[.B288]/[.$E$2])*   SIN([.$E$2]*[.B288] + [.$G$2]))  + (([.$B$2]/POWER([.$E$2];2)) * (COS([.$E$2]*[.B288] + [.$G$2]) - COS([.$G$2]))))" office:value-type="float" office:value="-2.08065084942753" calcext:value-type="float">
            <text:p>-2.0806508494</text:p>
          </table:table-cell>
          <table:table-cell table:formula="of:=SQRT(POWER([.H288];2)+POWER([.I28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[.B289]*[.$D$2]" office:value-type="float" office:value="562" calcext:value-type="float">
            <text:p>562</text:p>
          </table:table-cell>
          <table:table-cell table:formula="of:=IF([.$C289] &gt; [.$J$2]; [.D288]; [.D288]+SIN(RADIANS([.$C289]))*MIN(([.$A$2]+([.B289]*[.$B$2]));[.$C$2]))" office:value-type="float" office:value="23.3857133529357" calcext:value-type="float">
            <text:p>23.3857133529</text:p>
          </table:table-cell>
          <table:table-cell table:formula="of:=IF([.$C289]&gt;[.$J$2];[.E288];[.E288]+COS(RADIANS([.$C289]))*MIN(([.$A$2]+([.B289]*[.$B$2]));[.$C$2]))" office:value-type="float" office:value="-2.2639638400468" calcext:value-type="float">
            <text:p>-2.26396384</text:p>
          </table:table-cell>
          <table:table-cell table:formula="of:=SQRT(([.D289]*[.D289])+([.E289]*[.E289]))" office:value-type="float" office:value="23.4950446114647" calcext:value-type="float">
            <text:p>23.4950446115</text:p>
          </table:table-cell>
          <table:table-cell/>
          <table:table-cell table:formula="of:=IF([.$C289] &gt; [.$J$2]; [.H288]; (([.$A$2]/[.$E$2])*((0-COS([.$E$2]*[.B289] + [.$G$2])) - (0-COS([.$G$2])))) + (([.$B$2]*[.B289]/[.$E$2])*(0-COS([.$E$2]*[.B289] + [.$G$2]))) + (([.$B$2]/POWER([.$E$2];2)) * (SIN([.$E$2]*[.B289] + [.$G$2]) - SIN([.$G$2]))))" office:value-type="float" office:value="23.285186687421" calcext:value-type="float">
            <text:p>23.2851866874</text:p>
          </table:table-cell>
          <table:table-cell table:formula="of:=IF([.$C289] &gt; [.$J$2]; [.I288]; (([.$A$2]/[.$E$2])*(   SIN([.$E$2]*[.B289] + [.$G$2])  -    SIN([.$G$2])))  + (([.$B$2]*[.B289]/[.$E$2])*   SIN([.$E$2]*[.B289] + [.$G$2]))  + (([.$B$2]/POWER([.$E$2];2)) * (COS([.$E$2]*[.B289] + [.$G$2]) - COS([.$G$2]))))" office:value-type="float" office:value="-2.08065084942753" calcext:value-type="float">
            <text:p>-2.0806508494</text:p>
          </table:table-cell>
          <table:table-cell table:formula="of:=SQRT(POWER([.H289];2)+POWER([.I28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[.B290]*[.$D$2]" office:value-type="float" office:value="564" calcext:value-type="float">
            <text:p>564</text:p>
          </table:table-cell>
          <table:table-cell table:formula="of:=IF([.$C290] &gt; [.$J$2]; [.D289]; [.D289]+SIN(RADIANS([.$C290]))*MIN(([.$A$2]+([.B290]*[.$B$2]));[.$C$2]))" office:value-type="float" office:value="23.3857133529357" calcext:value-type="float">
            <text:p>23.3857133529</text:p>
          </table:table-cell>
          <table:table-cell table:formula="of:=IF([.$C290]&gt;[.$J$2];[.E289];[.E289]+COS(RADIANS([.$C290]))*MIN(([.$A$2]+([.B290]*[.$B$2]));[.$C$2]))" office:value-type="float" office:value="-2.2639638400468" calcext:value-type="float">
            <text:p>-2.26396384</text:p>
          </table:table-cell>
          <table:table-cell table:formula="of:=SQRT(([.D290]*[.D290])+([.E290]*[.E290]))" office:value-type="float" office:value="23.4950446114647" calcext:value-type="float">
            <text:p>23.4950446115</text:p>
          </table:table-cell>
          <table:table-cell/>
          <table:table-cell table:formula="of:=IF([.$C290] &gt; [.$J$2]; [.H289]; (([.$A$2]/[.$E$2])*((0-COS([.$E$2]*[.B290] + [.$G$2])) - (0-COS([.$G$2])))) + (([.$B$2]*[.B290]/[.$E$2])*(0-COS([.$E$2]*[.B290] + [.$G$2]))) + (([.$B$2]/POWER([.$E$2];2)) * (SIN([.$E$2]*[.B290] + [.$G$2]) - SIN([.$G$2]))))" office:value-type="float" office:value="23.285186687421" calcext:value-type="float">
            <text:p>23.2851866874</text:p>
          </table:table-cell>
          <table:table-cell table:formula="of:=IF([.$C290] &gt; [.$J$2]; [.I289]; (([.$A$2]/[.$E$2])*(   SIN([.$E$2]*[.B290] + [.$G$2])  -    SIN([.$G$2])))  + (([.$B$2]*[.B290]/[.$E$2])*   SIN([.$E$2]*[.B290] + [.$G$2]))  + (([.$B$2]/POWER([.$E$2];2)) * (COS([.$E$2]*[.B290] + [.$G$2]) - COS([.$G$2]))))" office:value-type="float" office:value="-2.08065084942753" calcext:value-type="float">
            <text:p>-2.0806508494</text:p>
          </table:table-cell>
          <table:table-cell table:formula="of:=SQRT(POWER([.H290];2)+POWER([.I28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[.B291]*[.$D$2]" office:value-type="float" office:value="566" calcext:value-type="float">
            <text:p>566</text:p>
          </table:table-cell>
          <table:table-cell table:formula="of:=IF([.$C291] &gt; [.$J$2]; [.D290]; [.D290]+SIN(RADIANS([.$C291]))*MIN(([.$A$2]+([.B291]*[.$B$2]));[.$C$2]))" office:value-type="float" office:value="23.3857133529357" calcext:value-type="float">
            <text:p>23.3857133529</text:p>
          </table:table-cell>
          <table:table-cell table:formula="of:=IF([.$C291]&gt;[.$J$2];[.E290];[.E290]+COS(RADIANS([.$C291]))*MIN(([.$A$2]+([.B291]*[.$B$2]));[.$C$2]))" office:value-type="float" office:value="-2.2639638400468" calcext:value-type="float">
            <text:p>-2.26396384</text:p>
          </table:table-cell>
          <table:table-cell table:formula="of:=SQRT(([.D291]*[.D291])+([.E291]*[.E291]))" office:value-type="float" office:value="23.4950446114647" calcext:value-type="float">
            <text:p>23.4950446115</text:p>
          </table:table-cell>
          <table:table-cell/>
          <table:table-cell table:formula="of:=IF([.$C291] &gt; [.$J$2]; [.H290]; (([.$A$2]/[.$E$2])*((0-COS([.$E$2]*[.B291] + [.$G$2])) - (0-COS([.$G$2])))) + (([.$B$2]*[.B291]/[.$E$2])*(0-COS([.$E$2]*[.B291] + [.$G$2]))) + (([.$B$2]/POWER([.$E$2];2)) * (SIN([.$E$2]*[.B291] + [.$G$2]) - SIN([.$G$2]))))" office:value-type="float" office:value="23.285186687421" calcext:value-type="float">
            <text:p>23.2851866874</text:p>
          </table:table-cell>
          <table:table-cell table:formula="of:=IF([.$C291] &gt; [.$J$2]; [.I290]; (([.$A$2]/[.$E$2])*(   SIN([.$E$2]*[.B291] + [.$G$2])  -    SIN([.$G$2])))  + (([.$B$2]*[.B291]/[.$E$2])*   SIN([.$E$2]*[.B291] + [.$G$2]))  + (([.$B$2]/POWER([.$E$2];2)) * (COS([.$E$2]*[.B291] + [.$G$2]) - COS([.$G$2]))))" office:value-type="float" office:value="-2.08065084942753" calcext:value-type="float">
            <text:p>-2.0806508494</text:p>
          </table:table-cell>
          <table:table-cell table:formula="of:=SQRT(POWER([.H291];2)+POWER([.I29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[.B292]*[.$D$2]" office:value-type="float" office:value="568" calcext:value-type="float">
            <text:p>568</text:p>
          </table:table-cell>
          <table:table-cell table:formula="of:=IF([.$C292] &gt; [.$J$2]; [.D291]; [.D291]+SIN(RADIANS([.$C292]))*MIN(([.$A$2]+([.B292]*[.$B$2]));[.$C$2]))" office:value-type="float" office:value="23.3857133529357" calcext:value-type="float">
            <text:p>23.3857133529</text:p>
          </table:table-cell>
          <table:table-cell table:formula="of:=IF([.$C292]&gt;[.$J$2];[.E291];[.E291]+COS(RADIANS([.$C292]))*MIN(([.$A$2]+([.B292]*[.$B$2]));[.$C$2]))" office:value-type="float" office:value="-2.2639638400468" calcext:value-type="float">
            <text:p>-2.26396384</text:p>
          </table:table-cell>
          <table:table-cell table:formula="of:=SQRT(([.D292]*[.D292])+([.E292]*[.E292]))" office:value-type="float" office:value="23.4950446114647" calcext:value-type="float">
            <text:p>23.4950446115</text:p>
          </table:table-cell>
          <table:table-cell/>
          <table:table-cell table:formula="of:=IF([.$C292] &gt; [.$J$2]; [.H291]; (([.$A$2]/[.$E$2])*((0-COS([.$E$2]*[.B292] + [.$G$2])) - (0-COS([.$G$2])))) + (([.$B$2]*[.B292]/[.$E$2])*(0-COS([.$E$2]*[.B292] + [.$G$2]))) + (([.$B$2]/POWER([.$E$2];2)) * (SIN([.$E$2]*[.B292] + [.$G$2]) - SIN([.$G$2]))))" office:value-type="float" office:value="23.285186687421" calcext:value-type="float">
            <text:p>23.2851866874</text:p>
          </table:table-cell>
          <table:table-cell table:formula="of:=IF([.$C292] &gt; [.$J$2]; [.I291]; (([.$A$2]/[.$E$2])*(   SIN([.$E$2]*[.B292] + [.$G$2])  -    SIN([.$G$2])))  + (([.$B$2]*[.B292]/[.$E$2])*   SIN([.$E$2]*[.B292] + [.$G$2]))  + (([.$B$2]/POWER([.$E$2];2)) * (COS([.$E$2]*[.B292] + [.$G$2]) - COS([.$G$2]))))" office:value-type="float" office:value="-2.08065084942753" calcext:value-type="float">
            <text:p>-2.0806508494</text:p>
          </table:table-cell>
          <table:table-cell table:formula="of:=SQRT(POWER([.H292];2)+POWER([.I29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[.B293]*[.$D$2]" office:value-type="float" office:value="570" calcext:value-type="float">
            <text:p>570</text:p>
          </table:table-cell>
          <table:table-cell table:formula="of:=IF([.$C293] &gt; [.$J$2]; [.D292]; [.D292]+SIN(RADIANS([.$C293]))*MIN(([.$A$2]+([.B293]*[.$B$2]));[.$C$2]))" office:value-type="float" office:value="23.3857133529357" calcext:value-type="float">
            <text:p>23.3857133529</text:p>
          </table:table-cell>
          <table:table-cell table:formula="of:=IF([.$C293]&gt;[.$J$2];[.E292];[.E292]+COS(RADIANS([.$C293]))*MIN(([.$A$2]+([.B293]*[.$B$2]));[.$C$2]))" office:value-type="float" office:value="-2.2639638400468" calcext:value-type="float">
            <text:p>-2.26396384</text:p>
          </table:table-cell>
          <table:table-cell table:formula="of:=SQRT(([.D293]*[.D293])+([.E293]*[.E293]))" office:value-type="float" office:value="23.4950446114647" calcext:value-type="float">
            <text:p>23.4950446115</text:p>
          </table:table-cell>
          <table:table-cell/>
          <table:table-cell table:formula="of:=IF([.$C293] &gt; [.$J$2]; [.H292]; (([.$A$2]/[.$E$2])*((0-COS([.$E$2]*[.B293] + [.$G$2])) - (0-COS([.$G$2])))) + (([.$B$2]*[.B293]/[.$E$2])*(0-COS([.$E$2]*[.B293] + [.$G$2]))) + (([.$B$2]/POWER([.$E$2];2)) * (SIN([.$E$2]*[.B293] + [.$G$2]) - SIN([.$G$2]))))" office:value-type="float" office:value="23.285186687421" calcext:value-type="float">
            <text:p>23.2851866874</text:p>
          </table:table-cell>
          <table:table-cell table:formula="of:=IF([.$C293] &gt; [.$J$2]; [.I292]; (([.$A$2]/[.$E$2])*(   SIN([.$E$2]*[.B293] + [.$G$2])  -    SIN([.$G$2])))  + (([.$B$2]*[.B293]/[.$E$2])*   SIN([.$E$2]*[.B293] + [.$G$2]))  + (([.$B$2]/POWER([.$E$2];2)) * (COS([.$E$2]*[.B293] + [.$G$2]) - COS([.$G$2]))))" office:value-type="float" office:value="-2.08065084942753" calcext:value-type="float">
            <text:p>-2.0806508494</text:p>
          </table:table-cell>
          <table:table-cell table:formula="of:=SQRT(POWER([.H293];2)+POWER([.I29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B294]*[.$D$2]" office:value-type="float" office:value="572" calcext:value-type="float">
            <text:p>572</text:p>
          </table:table-cell>
          <table:table-cell table:formula="of:=IF([.$C294] &gt; [.$J$2]; [.D293]; [.D293]+SIN(RADIANS([.$C294]))*MIN(([.$A$2]+([.B294]*[.$B$2]));[.$C$2]))" office:value-type="float" office:value="23.3857133529357" calcext:value-type="float">
            <text:p>23.3857133529</text:p>
          </table:table-cell>
          <table:table-cell table:formula="of:=IF([.$C294]&gt;[.$J$2];[.E293];[.E293]+COS(RADIANS([.$C294]))*MIN(([.$A$2]+([.B294]*[.$B$2]));[.$C$2]))" office:value-type="float" office:value="-2.2639638400468" calcext:value-type="float">
            <text:p>-2.26396384</text:p>
          </table:table-cell>
          <table:table-cell table:formula="of:=SQRT(([.D294]*[.D294])+([.E294]*[.E294]))" office:value-type="float" office:value="23.4950446114647" calcext:value-type="float">
            <text:p>23.4950446115</text:p>
          </table:table-cell>
          <table:table-cell/>
          <table:table-cell table:formula="of:=IF([.$C294] &gt; [.$J$2]; [.H293]; (([.$A$2]/[.$E$2])*((0-COS([.$E$2]*[.B294] + [.$G$2])) - (0-COS([.$G$2])))) + (([.$B$2]*[.B294]/[.$E$2])*(0-COS([.$E$2]*[.B294] + [.$G$2]))) + (([.$B$2]/POWER([.$E$2];2)) * (SIN([.$E$2]*[.B294] + [.$G$2]) - SIN([.$G$2]))))" office:value-type="float" office:value="23.285186687421" calcext:value-type="float">
            <text:p>23.2851866874</text:p>
          </table:table-cell>
          <table:table-cell table:formula="of:=IF([.$C294] &gt; [.$J$2]; [.I293]; (([.$A$2]/[.$E$2])*(   SIN([.$E$2]*[.B294] + [.$G$2])  -    SIN([.$G$2])))  + (([.$B$2]*[.B294]/[.$E$2])*   SIN([.$E$2]*[.B294] + [.$G$2]))  + (([.$B$2]/POWER([.$E$2];2)) * (COS([.$E$2]*[.B294] + [.$G$2]) - COS([.$G$2]))))" office:value-type="float" office:value="-2.08065084942753" calcext:value-type="float">
            <text:p>-2.0806508494</text:p>
          </table:table-cell>
          <table:table-cell table:formula="of:=SQRT(POWER([.H294];2)+POWER([.I29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[.B295]*[.$D$2]" office:value-type="float" office:value="574" calcext:value-type="float">
            <text:p>574</text:p>
          </table:table-cell>
          <table:table-cell table:formula="of:=IF([.$C295] &gt; [.$J$2]; [.D294]; [.D294]+SIN(RADIANS([.$C295]))*MIN(([.$A$2]+([.B295]*[.$B$2]));[.$C$2]))" office:value-type="float" office:value="23.3857133529357" calcext:value-type="float">
            <text:p>23.3857133529</text:p>
          </table:table-cell>
          <table:table-cell table:formula="of:=IF([.$C295]&gt;[.$J$2];[.E294];[.E294]+COS(RADIANS([.$C295]))*MIN(([.$A$2]+([.B295]*[.$B$2]));[.$C$2]))" office:value-type="float" office:value="-2.2639638400468" calcext:value-type="float">
            <text:p>-2.26396384</text:p>
          </table:table-cell>
          <table:table-cell table:formula="of:=SQRT(([.D295]*[.D295])+([.E295]*[.E295]))" office:value-type="float" office:value="23.4950446114647" calcext:value-type="float">
            <text:p>23.4950446115</text:p>
          </table:table-cell>
          <table:table-cell/>
          <table:table-cell table:formula="of:=IF([.$C295] &gt; [.$J$2]; [.H294]; (([.$A$2]/[.$E$2])*((0-COS([.$E$2]*[.B295] + [.$G$2])) - (0-COS([.$G$2])))) + (([.$B$2]*[.B295]/[.$E$2])*(0-COS([.$E$2]*[.B295] + [.$G$2]))) + (([.$B$2]/POWER([.$E$2];2)) * (SIN([.$E$2]*[.B295] + [.$G$2]) - SIN([.$G$2]))))" office:value-type="float" office:value="23.285186687421" calcext:value-type="float">
            <text:p>23.2851866874</text:p>
          </table:table-cell>
          <table:table-cell table:formula="of:=IF([.$C295] &gt; [.$J$2]; [.I294]; (([.$A$2]/[.$E$2])*(   SIN([.$E$2]*[.B295] + [.$G$2])  -    SIN([.$G$2])))  + (([.$B$2]*[.B295]/[.$E$2])*   SIN([.$E$2]*[.B295] + [.$G$2]))  + (([.$B$2]/POWER([.$E$2];2)) * (COS([.$E$2]*[.B295] + [.$G$2]) - COS([.$G$2]))))" office:value-type="float" office:value="-2.08065084942753" calcext:value-type="float">
            <text:p>-2.0806508494</text:p>
          </table:table-cell>
          <table:table-cell table:formula="of:=SQRT(POWER([.H295];2)+POWER([.I29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296]*[.$D$2]" office:value-type="float" office:value="576" calcext:value-type="float">
            <text:p>576</text:p>
          </table:table-cell>
          <table:table-cell table:formula="of:=IF([.$C296] &gt; [.$J$2]; [.D295]; [.D295]+SIN(RADIANS([.$C296]))*MIN(([.$A$2]+([.B296]*[.$B$2]));[.$C$2]))" office:value-type="float" office:value="23.3857133529357" calcext:value-type="float">
            <text:p>23.3857133529</text:p>
          </table:table-cell>
          <table:table-cell table:formula="of:=IF([.$C296]&gt;[.$J$2];[.E295];[.E295]+COS(RADIANS([.$C296]))*MIN(([.$A$2]+([.B296]*[.$B$2]));[.$C$2]))" office:value-type="float" office:value="-2.2639638400468" calcext:value-type="float">
            <text:p>-2.26396384</text:p>
          </table:table-cell>
          <table:table-cell table:formula="of:=SQRT(([.D296]*[.D296])+([.E296]*[.E296]))" office:value-type="float" office:value="23.4950446114647" calcext:value-type="float">
            <text:p>23.4950446115</text:p>
          </table:table-cell>
          <table:table-cell/>
          <table:table-cell table:formula="of:=IF([.$C296] &gt; [.$J$2]; [.H295]; (([.$A$2]/[.$E$2])*((0-COS([.$E$2]*[.B296] + [.$G$2])) - (0-COS([.$G$2])))) + (([.$B$2]*[.B296]/[.$E$2])*(0-COS([.$E$2]*[.B296] + [.$G$2]))) + (([.$B$2]/POWER([.$E$2];2)) * (SIN([.$E$2]*[.B296] + [.$G$2]) - SIN([.$G$2]))))" office:value-type="float" office:value="23.285186687421" calcext:value-type="float">
            <text:p>23.2851866874</text:p>
          </table:table-cell>
          <table:table-cell table:formula="of:=IF([.$C296] &gt; [.$J$2]; [.I295]; (([.$A$2]/[.$E$2])*(   SIN([.$E$2]*[.B296] + [.$G$2])  -    SIN([.$G$2])))  + (([.$B$2]*[.B296]/[.$E$2])*   SIN([.$E$2]*[.B296] + [.$G$2]))  + (([.$B$2]/POWER([.$E$2];2)) * (COS([.$E$2]*[.B296] + [.$G$2]) - COS([.$G$2]))))" office:value-type="float" office:value="-2.08065084942753" calcext:value-type="float">
            <text:p>-2.0806508494</text:p>
          </table:table-cell>
          <table:table-cell table:formula="of:=SQRT(POWER([.H296];2)+POWER([.I29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[.B297]*[.$D$2]" office:value-type="float" office:value="578" calcext:value-type="float">
            <text:p>578</text:p>
          </table:table-cell>
          <table:table-cell table:formula="of:=IF([.$C297] &gt; [.$J$2]; [.D296]; [.D296]+SIN(RADIANS([.$C297]))*MIN(([.$A$2]+([.B297]*[.$B$2]));[.$C$2]))" office:value-type="float" office:value="23.3857133529357" calcext:value-type="float">
            <text:p>23.3857133529</text:p>
          </table:table-cell>
          <table:table-cell table:formula="of:=IF([.$C297]&gt;[.$J$2];[.E296];[.E296]+COS(RADIANS([.$C297]))*MIN(([.$A$2]+([.B297]*[.$B$2]));[.$C$2]))" office:value-type="float" office:value="-2.2639638400468" calcext:value-type="float">
            <text:p>-2.26396384</text:p>
          </table:table-cell>
          <table:table-cell table:formula="of:=SQRT(([.D297]*[.D297])+([.E297]*[.E297]))" office:value-type="float" office:value="23.4950446114647" calcext:value-type="float">
            <text:p>23.4950446115</text:p>
          </table:table-cell>
          <table:table-cell/>
          <table:table-cell table:formula="of:=IF([.$C297] &gt; [.$J$2]; [.H296]; (([.$A$2]/[.$E$2])*((0-COS([.$E$2]*[.B297] + [.$G$2])) - (0-COS([.$G$2])))) + (([.$B$2]*[.B297]/[.$E$2])*(0-COS([.$E$2]*[.B297] + [.$G$2]))) + (([.$B$2]/POWER([.$E$2];2)) * (SIN([.$E$2]*[.B297] + [.$G$2]) - SIN([.$G$2]))))" office:value-type="float" office:value="23.285186687421" calcext:value-type="float">
            <text:p>23.2851866874</text:p>
          </table:table-cell>
          <table:table-cell table:formula="of:=IF([.$C297] &gt; [.$J$2]; [.I296]; (([.$A$2]/[.$E$2])*(   SIN([.$E$2]*[.B297] + [.$G$2])  -    SIN([.$G$2])))  + (([.$B$2]*[.B297]/[.$E$2])*   SIN([.$E$2]*[.B297] + [.$G$2]))  + (([.$B$2]/POWER([.$E$2];2)) * (COS([.$E$2]*[.B297] + [.$G$2]) - COS([.$G$2]))))" office:value-type="float" office:value="-2.08065084942753" calcext:value-type="float">
            <text:p>-2.0806508494</text:p>
          </table:table-cell>
          <table:table-cell table:formula="of:=SQRT(POWER([.H297];2)+POWER([.I29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298]*[.$D$2]" office:value-type="float" office:value="580" calcext:value-type="float">
            <text:p>580</text:p>
          </table:table-cell>
          <table:table-cell table:formula="of:=IF([.$C298] &gt; [.$J$2]; [.D297]; [.D297]+SIN(RADIANS([.$C298]))*MIN(([.$A$2]+([.B298]*[.$B$2]));[.$C$2]))" office:value-type="float" office:value="23.3857133529357" calcext:value-type="float">
            <text:p>23.3857133529</text:p>
          </table:table-cell>
          <table:table-cell table:formula="of:=IF([.$C298]&gt;[.$J$2];[.E297];[.E297]+COS(RADIANS([.$C298]))*MIN(([.$A$2]+([.B298]*[.$B$2]));[.$C$2]))" office:value-type="float" office:value="-2.2639638400468" calcext:value-type="float">
            <text:p>-2.26396384</text:p>
          </table:table-cell>
          <table:table-cell table:formula="of:=SQRT(([.D298]*[.D298])+([.E298]*[.E298]))" office:value-type="float" office:value="23.4950446114647" calcext:value-type="float">
            <text:p>23.4950446115</text:p>
          </table:table-cell>
          <table:table-cell/>
          <table:table-cell table:formula="of:=IF([.$C298] &gt; [.$J$2]; [.H297]; (([.$A$2]/[.$E$2])*((0-COS([.$E$2]*[.B298] + [.$G$2])) - (0-COS([.$G$2])))) + (([.$B$2]*[.B298]/[.$E$2])*(0-COS([.$E$2]*[.B298] + [.$G$2]))) + (([.$B$2]/POWER([.$E$2];2)) * (SIN([.$E$2]*[.B298] + [.$G$2]) - SIN([.$G$2]))))" office:value-type="float" office:value="23.285186687421" calcext:value-type="float">
            <text:p>23.2851866874</text:p>
          </table:table-cell>
          <table:table-cell table:formula="of:=IF([.$C298] &gt; [.$J$2]; [.I297]; (([.$A$2]/[.$E$2])*(   SIN([.$E$2]*[.B298] + [.$G$2])  -    SIN([.$G$2])))  + (([.$B$2]*[.B298]/[.$E$2])*   SIN([.$E$2]*[.B298] + [.$G$2]))  + (([.$B$2]/POWER([.$E$2];2)) * (COS([.$E$2]*[.B298] + [.$G$2]) - COS([.$G$2]))))" office:value-type="float" office:value="-2.08065084942753" calcext:value-type="float">
            <text:p>-2.0806508494</text:p>
          </table:table-cell>
          <table:table-cell table:formula="of:=SQRT(POWER([.H298];2)+POWER([.I29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[.B299]*[.$D$2]" office:value-type="float" office:value="582" calcext:value-type="float">
            <text:p>582</text:p>
          </table:table-cell>
          <table:table-cell table:formula="of:=IF([.$C299] &gt; [.$J$2]; [.D298]; [.D298]+SIN(RADIANS([.$C299]))*MIN(([.$A$2]+([.B299]*[.$B$2]));[.$C$2]))" office:value-type="float" office:value="23.3857133529357" calcext:value-type="float">
            <text:p>23.3857133529</text:p>
          </table:table-cell>
          <table:table-cell table:formula="of:=IF([.$C299]&gt;[.$J$2];[.E298];[.E298]+COS(RADIANS([.$C299]))*MIN(([.$A$2]+([.B299]*[.$B$2]));[.$C$2]))" office:value-type="float" office:value="-2.2639638400468" calcext:value-type="float">
            <text:p>-2.26396384</text:p>
          </table:table-cell>
          <table:table-cell table:formula="of:=SQRT(([.D299]*[.D299])+([.E299]*[.E299]))" office:value-type="float" office:value="23.4950446114647" calcext:value-type="float">
            <text:p>23.4950446115</text:p>
          </table:table-cell>
          <table:table-cell/>
          <table:table-cell table:formula="of:=IF([.$C299] &gt; [.$J$2]; [.H298]; (([.$A$2]/[.$E$2])*((0-COS([.$E$2]*[.B299] + [.$G$2])) - (0-COS([.$G$2])))) + (([.$B$2]*[.B299]/[.$E$2])*(0-COS([.$E$2]*[.B299] + [.$G$2]))) + (([.$B$2]/POWER([.$E$2];2)) * (SIN([.$E$2]*[.B299] + [.$G$2]) - SIN([.$G$2]))))" office:value-type="float" office:value="23.285186687421" calcext:value-type="float">
            <text:p>23.2851866874</text:p>
          </table:table-cell>
          <table:table-cell table:formula="of:=IF([.$C299] &gt; [.$J$2]; [.I298]; (([.$A$2]/[.$E$2])*(   SIN([.$E$2]*[.B299] + [.$G$2])  -    SIN([.$G$2])))  + (([.$B$2]*[.B299]/[.$E$2])*   SIN([.$E$2]*[.B299] + [.$G$2]))  + (([.$B$2]/POWER([.$E$2];2)) * (COS([.$E$2]*[.B299] + [.$G$2]) - COS([.$G$2]))))" office:value-type="float" office:value="-2.08065084942753" calcext:value-type="float">
            <text:p>-2.0806508494</text:p>
          </table:table-cell>
          <table:table-cell table:formula="of:=SQRT(POWER([.H299];2)+POWER([.I29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[.B300]*[.$D$2]" office:value-type="float" office:value="584" calcext:value-type="float">
            <text:p>584</text:p>
          </table:table-cell>
          <table:table-cell table:formula="of:=IF([.$C300] &gt; [.$J$2]; [.D299]; [.D299]+SIN(RADIANS([.$C300]))*MIN(([.$A$2]+([.B300]*[.$B$2]));[.$C$2]))" office:value-type="float" office:value="23.3857133529357" calcext:value-type="float">
            <text:p>23.3857133529</text:p>
          </table:table-cell>
          <table:table-cell table:formula="of:=IF([.$C300]&gt;[.$J$2];[.E299];[.E299]+COS(RADIANS([.$C300]))*MIN(([.$A$2]+([.B300]*[.$B$2]));[.$C$2]))" office:value-type="float" office:value="-2.2639638400468" calcext:value-type="float">
            <text:p>-2.26396384</text:p>
          </table:table-cell>
          <table:table-cell table:formula="of:=SQRT(([.D300]*[.D300])+([.E300]*[.E300]))" office:value-type="float" office:value="23.4950446114647" calcext:value-type="float">
            <text:p>23.4950446115</text:p>
          </table:table-cell>
          <table:table-cell/>
          <table:table-cell table:formula="of:=IF([.$C300] &gt; [.$J$2]; [.H299]; (([.$A$2]/[.$E$2])*((0-COS([.$E$2]*[.B300] + [.$G$2])) - (0-COS([.$G$2])))) + (([.$B$2]*[.B300]/[.$E$2])*(0-COS([.$E$2]*[.B300] + [.$G$2]))) + (([.$B$2]/POWER([.$E$2];2)) * (SIN([.$E$2]*[.B300] + [.$G$2]) - SIN([.$G$2]))))" office:value-type="float" office:value="23.285186687421" calcext:value-type="float">
            <text:p>23.2851866874</text:p>
          </table:table-cell>
          <table:table-cell table:formula="of:=IF([.$C300] &gt; [.$J$2]; [.I299]; (([.$A$2]/[.$E$2])*(   SIN([.$E$2]*[.B300] + [.$G$2])  -    SIN([.$G$2])))  + (([.$B$2]*[.B300]/[.$E$2])*   SIN([.$E$2]*[.B300] + [.$G$2]))  + (([.$B$2]/POWER([.$E$2];2)) * (COS([.$E$2]*[.B300] + [.$G$2]) - COS([.$G$2]))))" office:value-type="float" office:value="-2.08065084942753" calcext:value-type="float">
            <text:p>-2.0806508494</text:p>
          </table:table-cell>
          <table:table-cell table:formula="of:=SQRT(POWER([.H300];2)+POWER([.I29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B301]*[.$D$2]" office:value-type="float" office:value="586" calcext:value-type="float">
            <text:p>586</text:p>
          </table:table-cell>
          <table:table-cell table:formula="of:=IF([.$C301] &gt; [.$J$2]; [.D300]; [.D300]+SIN(RADIANS([.$C301]))*MIN(([.$A$2]+([.B301]*[.$B$2]));[.$C$2]))" office:value-type="float" office:value="23.3857133529357" calcext:value-type="float">
            <text:p>23.3857133529</text:p>
          </table:table-cell>
          <table:table-cell table:formula="of:=IF([.$C301]&gt;[.$J$2];[.E300];[.E300]+COS(RADIANS([.$C301]))*MIN(([.$A$2]+([.B301]*[.$B$2]));[.$C$2]))" office:value-type="float" office:value="-2.2639638400468" calcext:value-type="float">
            <text:p>-2.26396384</text:p>
          </table:table-cell>
          <table:table-cell table:formula="of:=SQRT(([.D301]*[.D301])+([.E301]*[.E301]))" office:value-type="float" office:value="23.4950446114647" calcext:value-type="float">
            <text:p>23.4950446115</text:p>
          </table:table-cell>
          <table:table-cell/>
          <table:table-cell table:formula="of:=IF([.$C301] &gt; [.$J$2]; [.H300]; (([.$A$2]/[.$E$2])*((0-COS([.$E$2]*[.B301] + [.$G$2])) - (0-COS([.$G$2])))) + (([.$B$2]*[.B301]/[.$E$2])*(0-COS([.$E$2]*[.B301] + [.$G$2]))) + (([.$B$2]/POWER([.$E$2];2)) * (SIN([.$E$2]*[.B301] + [.$G$2]) - SIN([.$G$2]))))" office:value-type="float" office:value="23.285186687421" calcext:value-type="float">
            <text:p>23.2851866874</text:p>
          </table:table-cell>
          <table:table-cell table:formula="of:=IF([.$C301] &gt; [.$J$2]; [.I300]; (([.$A$2]/[.$E$2])*(   SIN([.$E$2]*[.B301] + [.$G$2])  -    SIN([.$G$2])))  + (([.$B$2]*[.B301]/[.$E$2])*   SIN([.$E$2]*[.B301] + [.$G$2]))  + (([.$B$2]/POWER([.$E$2];2)) * (COS([.$E$2]*[.B301] + [.$G$2]) - COS([.$G$2]))))" office:value-type="float" office:value="-2.08065084942753" calcext:value-type="float">
            <text:p>-2.0806508494</text:p>
          </table:table-cell>
          <table:table-cell table:formula="of:=SQRT(POWER([.H301];2)+POWER([.I30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[.B302]*[.$D$2]" office:value-type="float" office:value="588" calcext:value-type="float">
            <text:p>588</text:p>
          </table:table-cell>
          <table:table-cell table:formula="of:=IF([.$C302] &gt; [.$J$2]; [.D301]; [.D301]+SIN(RADIANS([.$C302]))*MIN(([.$A$2]+([.B302]*[.$B$2]));[.$C$2]))" office:value-type="float" office:value="23.3857133529357" calcext:value-type="float">
            <text:p>23.3857133529</text:p>
          </table:table-cell>
          <table:table-cell table:formula="of:=IF([.$C302]&gt;[.$J$2];[.E301];[.E301]+COS(RADIANS([.$C302]))*MIN(([.$A$2]+([.B302]*[.$B$2]));[.$C$2]))" office:value-type="float" office:value="-2.2639638400468" calcext:value-type="float">
            <text:p>-2.26396384</text:p>
          </table:table-cell>
          <table:table-cell table:formula="of:=SQRT(([.D302]*[.D302])+([.E302]*[.E302]))" office:value-type="float" office:value="23.4950446114647" calcext:value-type="float">
            <text:p>23.4950446115</text:p>
          </table:table-cell>
          <table:table-cell/>
          <table:table-cell table:formula="of:=IF([.$C302] &gt; [.$J$2]; [.H301]; (([.$A$2]/[.$E$2])*((0-COS([.$E$2]*[.B302] + [.$G$2])) - (0-COS([.$G$2])))) + (([.$B$2]*[.B302]/[.$E$2])*(0-COS([.$E$2]*[.B302] + [.$G$2]))) + (([.$B$2]/POWER([.$E$2];2)) * (SIN([.$E$2]*[.B302] + [.$G$2]) - SIN([.$G$2]))))" office:value-type="float" office:value="23.285186687421" calcext:value-type="float">
            <text:p>23.2851866874</text:p>
          </table:table-cell>
          <table:table-cell table:formula="of:=IF([.$C302] &gt; [.$J$2]; [.I301]; (([.$A$2]/[.$E$2])*(   SIN([.$E$2]*[.B302] + [.$G$2])  -    SIN([.$G$2])))  + (([.$B$2]*[.B302]/[.$E$2])*   SIN([.$E$2]*[.B302] + [.$G$2]))  + (([.$B$2]/POWER([.$E$2];2)) * (COS([.$E$2]*[.B302] + [.$G$2]) - COS([.$G$2]))))" office:value-type="float" office:value="-2.08065084942753" calcext:value-type="float">
            <text:p>-2.0806508494</text:p>
          </table:table-cell>
          <table:table-cell table:formula="of:=SQRT(POWER([.H302];2)+POWER([.I30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[.B303]*[.$D$2]" office:value-type="float" office:value="590" calcext:value-type="float">
            <text:p>590</text:p>
          </table:table-cell>
          <table:table-cell table:formula="of:=IF([.$C303] &gt; [.$J$2]; [.D302]; [.D302]+SIN(RADIANS([.$C303]))*MIN(([.$A$2]+([.B303]*[.$B$2]));[.$C$2]))" office:value-type="float" office:value="23.3857133529357" calcext:value-type="float">
            <text:p>23.3857133529</text:p>
          </table:table-cell>
          <table:table-cell table:formula="of:=IF([.$C303]&gt;[.$J$2];[.E302];[.E302]+COS(RADIANS([.$C303]))*MIN(([.$A$2]+([.B303]*[.$B$2]));[.$C$2]))" office:value-type="float" office:value="-2.2639638400468" calcext:value-type="float">
            <text:p>-2.26396384</text:p>
          </table:table-cell>
          <table:table-cell table:formula="of:=SQRT(([.D303]*[.D303])+([.E303]*[.E303]))" office:value-type="float" office:value="23.4950446114647" calcext:value-type="float">
            <text:p>23.4950446115</text:p>
          </table:table-cell>
          <table:table-cell/>
          <table:table-cell table:formula="of:=IF([.$C303] &gt; [.$J$2]; [.H302]; (([.$A$2]/[.$E$2])*((0-COS([.$E$2]*[.B303] + [.$G$2])) - (0-COS([.$G$2])))) + (([.$B$2]*[.B303]/[.$E$2])*(0-COS([.$E$2]*[.B303] + [.$G$2]))) + (([.$B$2]/POWER([.$E$2];2)) * (SIN([.$E$2]*[.B303] + [.$G$2]) - SIN([.$G$2]))))" office:value-type="float" office:value="23.285186687421" calcext:value-type="float">
            <text:p>23.2851866874</text:p>
          </table:table-cell>
          <table:table-cell table:formula="of:=IF([.$C303] &gt; [.$J$2]; [.I302]; (([.$A$2]/[.$E$2])*(   SIN([.$E$2]*[.B303] + [.$G$2])  -    SIN([.$G$2])))  + (([.$B$2]*[.B303]/[.$E$2])*   SIN([.$E$2]*[.B303] + [.$G$2]))  + (([.$B$2]/POWER([.$E$2];2)) * (COS([.$E$2]*[.B303] + [.$G$2]) - COS([.$G$2]))))" office:value-type="float" office:value="-2.08065084942753" calcext:value-type="float">
            <text:p>-2.0806508494</text:p>
          </table:table-cell>
          <table:table-cell table:formula="of:=SQRT(POWER([.H303];2)+POWER([.I30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B304]*[.$D$2]" office:value-type="float" office:value="592" calcext:value-type="float">
            <text:p>592</text:p>
          </table:table-cell>
          <table:table-cell table:formula="of:=IF([.$C304] &gt; [.$J$2]; [.D303]; [.D303]+SIN(RADIANS([.$C304]))*MIN(([.$A$2]+([.B304]*[.$B$2]));[.$C$2]))" office:value-type="float" office:value="23.3857133529357" calcext:value-type="float">
            <text:p>23.3857133529</text:p>
          </table:table-cell>
          <table:table-cell table:formula="of:=IF([.$C304]&gt;[.$J$2];[.E303];[.E303]+COS(RADIANS([.$C304]))*MIN(([.$A$2]+([.B304]*[.$B$2]));[.$C$2]))" office:value-type="float" office:value="-2.2639638400468" calcext:value-type="float">
            <text:p>-2.26396384</text:p>
          </table:table-cell>
          <table:table-cell table:formula="of:=SQRT(([.D304]*[.D304])+([.E304]*[.E304]))" office:value-type="float" office:value="23.4950446114647" calcext:value-type="float">
            <text:p>23.4950446115</text:p>
          </table:table-cell>
          <table:table-cell/>
          <table:table-cell table:formula="of:=IF([.$C304] &gt; [.$J$2]; [.H303]; (([.$A$2]/[.$E$2])*((0-COS([.$E$2]*[.B304] + [.$G$2])) - (0-COS([.$G$2])))) + (([.$B$2]*[.B304]/[.$E$2])*(0-COS([.$E$2]*[.B304] + [.$G$2]))) + (([.$B$2]/POWER([.$E$2];2)) * (SIN([.$E$2]*[.B304] + [.$G$2]) - SIN([.$G$2]))))" office:value-type="float" office:value="23.285186687421" calcext:value-type="float">
            <text:p>23.2851866874</text:p>
          </table:table-cell>
          <table:table-cell table:formula="of:=IF([.$C304] &gt; [.$J$2]; [.I303]; (([.$A$2]/[.$E$2])*(   SIN([.$E$2]*[.B304] + [.$G$2])  -    SIN([.$G$2])))  + (([.$B$2]*[.B304]/[.$E$2])*   SIN([.$E$2]*[.B304] + [.$G$2]))  + (([.$B$2]/POWER([.$E$2];2)) * (COS([.$E$2]*[.B304] + [.$G$2]) - COS([.$G$2]))))" office:value-type="float" office:value="-2.08065084942753" calcext:value-type="float">
            <text:p>-2.0806508494</text:p>
          </table:table-cell>
          <table:table-cell table:formula="of:=SQRT(POWER([.H304];2)+POWER([.I30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[.B305]*[.$D$2]" office:value-type="float" office:value="594" calcext:value-type="float">
            <text:p>594</text:p>
          </table:table-cell>
          <table:table-cell table:formula="of:=IF([.$C305] &gt; [.$J$2]; [.D304]; [.D304]+SIN(RADIANS([.$C305]))*MIN(([.$A$2]+([.B305]*[.$B$2]));[.$C$2]))" office:value-type="float" office:value="23.3857133529357" calcext:value-type="float">
            <text:p>23.3857133529</text:p>
          </table:table-cell>
          <table:table-cell table:formula="of:=IF([.$C305]&gt;[.$J$2];[.E304];[.E304]+COS(RADIANS([.$C305]))*MIN(([.$A$2]+([.B305]*[.$B$2]));[.$C$2]))" office:value-type="float" office:value="-2.2639638400468" calcext:value-type="float">
            <text:p>-2.26396384</text:p>
          </table:table-cell>
          <table:table-cell table:formula="of:=SQRT(([.D305]*[.D305])+([.E305]*[.E305]))" office:value-type="float" office:value="23.4950446114647" calcext:value-type="float">
            <text:p>23.4950446115</text:p>
          </table:table-cell>
          <table:table-cell/>
          <table:table-cell table:formula="of:=IF([.$C305] &gt; [.$J$2]; [.H304]; (([.$A$2]/[.$E$2])*((0-COS([.$E$2]*[.B305] + [.$G$2])) - (0-COS([.$G$2])))) + (([.$B$2]*[.B305]/[.$E$2])*(0-COS([.$E$2]*[.B305] + [.$G$2]))) + (([.$B$2]/POWER([.$E$2];2)) * (SIN([.$E$2]*[.B305] + [.$G$2]) - SIN([.$G$2]))))" office:value-type="float" office:value="23.285186687421" calcext:value-type="float">
            <text:p>23.2851866874</text:p>
          </table:table-cell>
          <table:table-cell table:formula="of:=IF([.$C305] &gt; [.$J$2]; [.I304]; (([.$A$2]/[.$E$2])*(   SIN([.$E$2]*[.B305] + [.$G$2])  -    SIN([.$G$2])))  + (([.$B$2]*[.B305]/[.$E$2])*   SIN([.$E$2]*[.B305] + [.$G$2]))  + (([.$B$2]/POWER([.$E$2];2)) * (COS([.$E$2]*[.B305] + [.$G$2]) - COS([.$G$2]))))" office:value-type="float" office:value="-2.08065084942753" calcext:value-type="float">
            <text:p>-2.0806508494</text:p>
          </table:table-cell>
          <table:table-cell table:formula="of:=SQRT(POWER([.H305];2)+POWER([.I30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[.B306]*[.$D$2]" office:value-type="float" office:value="596" calcext:value-type="float">
            <text:p>596</text:p>
          </table:table-cell>
          <table:table-cell table:formula="of:=IF([.$C306] &gt; [.$J$2]; [.D305]; [.D305]+SIN(RADIANS([.$C306]))*MIN(([.$A$2]+([.B306]*[.$B$2]));[.$C$2]))" office:value-type="float" office:value="23.3857133529357" calcext:value-type="float">
            <text:p>23.3857133529</text:p>
          </table:table-cell>
          <table:table-cell table:formula="of:=IF([.$C306]&gt;[.$J$2];[.E305];[.E305]+COS(RADIANS([.$C306]))*MIN(([.$A$2]+([.B306]*[.$B$2]));[.$C$2]))" office:value-type="float" office:value="-2.2639638400468" calcext:value-type="float">
            <text:p>-2.26396384</text:p>
          </table:table-cell>
          <table:table-cell table:formula="of:=SQRT(([.D306]*[.D306])+([.E306]*[.E306]))" office:value-type="float" office:value="23.4950446114647" calcext:value-type="float">
            <text:p>23.4950446115</text:p>
          </table:table-cell>
          <table:table-cell/>
          <table:table-cell table:formula="of:=IF([.$C306] &gt; [.$J$2]; [.H305]; (([.$A$2]/[.$E$2])*((0-COS([.$E$2]*[.B306] + [.$G$2])) - (0-COS([.$G$2])))) + (([.$B$2]*[.B306]/[.$E$2])*(0-COS([.$E$2]*[.B306] + [.$G$2]))) + (([.$B$2]/POWER([.$E$2];2)) * (SIN([.$E$2]*[.B306] + [.$G$2]) - SIN([.$G$2]))))" office:value-type="float" office:value="23.285186687421" calcext:value-type="float">
            <text:p>23.2851866874</text:p>
          </table:table-cell>
          <table:table-cell table:formula="of:=IF([.$C306] &gt; [.$J$2]; [.I305]; (([.$A$2]/[.$E$2])*(   SIN([.$E$2]*[.B306] + [.$G$2])  -    SIN([.$G$2])))  + (([.$B$2]*[.B306]/[.$E$2])*   SIN([.$E$2]*[.B306] + [.$G$2]))  + (([.$B$2]/POWER([.$E$2];2)) * (COS([.$E$2]*[.B306] + [.$G$2]) - COS([.$G$2]))))" office:value-type="float" office:value="-2.08065084942753" calcext:value-type="float">
            <text:p>-2.0806508494</text:p>
          </table:table-cell>
          <table:table-cell table:formula="of:=SQRT(POWER([.H306];2)+POWER([.I30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[.B307]*[.$D$2]" office:value-type="float" office:value="598" calcext:value-type="float">
            <text:p>598</text:p>
          </table:table-cell>
          <table:table-cell table:formula="of:=IF([.$C307] &gt; [.$J$2]; [.D306]; [.D306]+SIN(RADIANS([.$C307]))*MIN(([.$A$2]+([.B307]*[.$B$2]));[.$C$2]))" office:value-type="float" office:value="23.3857133529357" calcext:value-type="float">
            <text:p>23.3857133529</text:p>
          </table:table-cell>
          <table:table-cell table:formula="of:=IF([.$C307]&gt;[.$J$2];[.E306];[.E306]+COS(RADIANS([.$C307]))*MIN(([.$A$2]+([.B307]*[.$B$2]));[.$C$2]))" office:value-type="float" office:value="-2.2639638400468" calcext:value-type="float">
            <text:p>-2.26396384</text:p>
          </table:table-cell>
          <table:table-cell table:formula="of:=SQRT(([.D307]*[.D307])+([.E307]*[.E307]))" office:value-type="float" office:value="23.4950446114647" calcext:value-type="float">
            <text:p>23.4950446115</text:p>
          </table:table-cell>
          <table:table-cell/>
          <table:table-cell table:formula="of:=IF([.$C307] &gt; [.$J$2]; [.H306]; (([.$A$2]/[.$E$2])*((0-COS([.$E$2]*[.B307] + [.$G$2])) - (0-COS([.$G$2])))) + (([.$B$2]*[.B307]/[.$E$2])*(0-COS([.$E$2]*[.B307] + [.$G$2]))) + (([.$B$2]/POWER([.$E$2];2)) * (SIN([.$E$2]*[.B307] + [.$G$2]) - SIN([.$G$2]))))" office:value-type="float" office:value="23.285186687421" calcext:value-type="float">
            <text:p>23.2851866874</text:p>
          </table:table-cell>
          <table:table-cell table:formula="of:=IF([.$C307] &gt; [.$J$2]; [.I306]; (([.$A$2]/[.$E$2])*(   SIN([.$E$2]*[.B307] + [.$G$2])  -    SIN([.$G$2])))  + (([.$B$2]*[.B307]/[.$E$2])*   SIN([.$E$2]*[.B307] + [.$G$2]))  + (([.$B$2]/POWER([.$E$2];2)) * (COS([.$E$2]*[.B307] + [.$G$2]) - COS([.$G$2]))))" office:value-type="float" office:value="-2.08065084942753" calcext:value-type="float">
            <text:p>-2.0806508494</text:p>
          </table:table-cell>
          <table:table-cell table:formula="of:=SQRT(POWER([.H307];2)+POWER([.I30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08]*[.$D$2]" office:value-type="float" office:value="600" calcext:value-type="float">
            <text:p>600</text:p>
          </table:table-cell>
          <table:table-cell table:formula="of:=IF([.$C308] &gt; [.$J$2]; [.D307]; [.D307]+SIN(RADIANS([.$C308]))*MIN(([.$A$2]+([.B308]*[.$B$2]));[.$C$2]))" office:value-type="float" office:value="23.3857133529357" calcext:value-type="float">
            <text:p>23.3857133529</text:p>
          </table:table-cell>
          <table:table-cell table:formula="of:=IF([.$C308]&gt;[.$J$2];[.E307];[.E307]+COS(RADIANS([.$C308]))*MIN(([.$A$2]+([.B308]*[.$B$2]));[.$C$2]))" office:value-type="float" office:value="-2.2639638400468" calcext:value-type="float">
            <text:p>-2.26396384</text:p>
          </table:table-cell>
          <table:table-cell table:formula="of:=SQRT(([.D308]*[.D308])+([.E308]*[.E308]))" office:value-type="float" office:value="23.4950446114647" calcext:value-type="float">
            <text:p>23.4950446115</text:p>
          </table:table-cell>
          <table:table-cell/>
          <table:table-cell table:formula="of:=IF([.$C308] &gt; [.$J$2]; [.H307]; (([.$A$2]/[.$E$2])*((0-COS([.$E$2]*[.B308] + [.$G$2])) - (0-COS([.$G$2])))) + (([.$B$2]*[.B308]/[.$E$2])*(0-COS([.$E$2]*[.B308] + [.$G$2]))) + (([.$B$2]/POWER([.$E$2];2)) * (SIN([.$E$2]*[.B308] + [.$G$2]) - SIN([.$G$2]))))" office:value-type="float" office:value="23.285186687421" calcext:value-type="float">
            <text:p>23.2851866874</text:p>
          </table:table-cell>
          <table:table-cell table:formula="of:=IF([.$C308] &gt; [.$J$2]; [.I307]; (([.$A$2]/[.$E$2])*(   SIN([.$E$2]*[.B308] + [.$G$2])  -    SIN([.$G$2])))  + (([.$B$2]*[.B308]/[.$E$2])*   SIN([.$E$2]*[.B308] + [.$G$2]))  + (([.$B$2]/POWER([.$E$2];2)) * (COS([.$E$2]*[.B308] + [.$G$2]) - COS([.$G$2]))))" office:value-type="float" office:value="-2.08065084942753" calcext:value-type="float">
            <text:p>-2.0806508494</text:p>
          </table:table-cell>
          <table:table-cell table:formula="of:=SQRT(POWER([.H308];2)+POWER([.I30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[.B309]*[.$D$2]" office:value-type="float" office:value="602" calcext:value-type="float">
            <text:p>602</text:p>
          </table:table-cell>
          <table:table-cell table:formula="of:=IF([.$C309] &gt; [.$J$2]; [.D308]; [.D308]+SIN(RADIANS([.$C309]))*MIN(([.$A$2]+([.B309]*[.$B$2]));[.$C$2]))" office:value-type="float" office:value="23.3857133529357" calcext:value-type="float">
            <text:p>23.3857133529</text:p>
          </table:table-cell>
          <table:table-cell table:formula="of:=IF([.$C309]&gt;[.$J$2];[.E308];[.E308]+COS(RADIANS([.$C309]))*MIN(([.$A$2]+([.B309]*[.$B$2]));[.$C$2]))" office:value-type="float" office:value="-2.2639638400468" calcext:value-type="float">
            <text:p>-2.26396384</text:p>
          </table:table-cell>
          <table:table-cell table:formula="of:=SQRT(([.D309]*[.D309])+([.E309]*[.E309]))" office:value-type="float" office:value="23.4950446114647" calcext:value-type="float">
            <text:p>23.4950446115</text:p>
          </table:table-cell>
          <table:table-cell/>
          <table:table-cell table:formula="of:=IF([.$C309] &gt; [.$J$2]; [.H308]; (([.$A$2]/[.$E$2])*((0-COS([.$E$2]*[.B309] + [.$G$2])) - (0-COS([.$G$2])))) + (([.$B$2]*[.B309]/[.$E$2])*(0-COS([.$E$2]*[.B309] + [.$G$2]))) + (([.$B$2]/POWER([.$E$2];2)) * (SIN([.$E$2]*[.B309] + [.$G$2]) - SIN([.$G$2]))))" office:value-type="float" office:value="23.285186687421" calcext:value-type="float">
            <text:p>23.2851866874</text:p>
          </table:table-cell>
          <table:table-cell table:formula="of:=IF([.$C309] &gt; [.$J$2]; [.I308]; (([.$A$2]/[.$E$2])*(   SIN([.$E$2]*[.B309] + [.$G$2])  -    SIN([.$G$2])))  + (([.$B$2]*[.B309]/[.$E$2])*   SIN([.$E$2]*[.B309] + [.$G$2]))  + (([.$B$2]/POWER([.$E$2];2)) * (COS([.$E$2]*[.B309] + [.$G$2]) - COS([.$G$2]))))" office:value-type="float" office:value="-2.08065084942753" calcext:value-type="float">
            <text:p>-2.0806508494</text:p>
          </table:table-cell>
          <table:table-cell table:formula="of:=SQRT(POWER([.H309];2)+POWER([.I30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[.B310]*[.$D$2]" office:value-type="float" office:value="604" calcext:value-type="float">
            <text:p>604</text:p>
          </table:table-cell>
          <table:table-cell table:formula="of:=IF([.$C310] &gt; [.$J$2]; [.D309]; [.D309]+SIN(RADIANS([.$C310]))*MIN(([.$A$2]+([.B310]*[.$B$2]));[.$C$2]))" office:value-type="float" office:value="23.3857133529357" calcext:value-type="float">
            <text:p>23.3857133529</text:p>
          </table:table-cell>
          <table:table-cell table:formula="of:=IF([.$C310]&gt;[.$J$2];[.E309];[.E309]+COS(RADIANS([.$C310]))*MIN(([.$A$2]+([.B310]*[.$B$2]));[.$C$2]))" office:value-type="float" office:value="-2.2639638400468" calcext:value-type="float">
            <text:p>-2.26396384</text:p>
          </table:table-cell>
          <table:table-cell table:formula="of:=SQRT(([.D310]*[.D310])+([.E310]*[.E310]))" office:value-type="float" office:value="23.4950446114647" calcext:value-type="float">
            <text:p>23.4950446115</text:p>
          </table:table-cell>
          <table:table-cell/>
          <table:table-cell table:formula="of:=IF([.$C310] &gt; [.$J$2]; [.H309]; (([.$A$2]/[.$E$2])*((0-COS([.$E$2]*[.B310] + [.$G$2])) - (0-COS([.$G$2])))) + (([.$B$2]*[.B310]/[.$E$2])*(0-COS([.$E$2]*[.B310] + [.$G$2]))) + (([.$B$2]/POWER([.$E$2];2)) * (SIN([.$E$2]*[.B310] + [.$G$2]) - SIN([.$G$2]))))" office:value-type="float" office:value="23.285186687421" calcext:value-type="float">
            <text:p>23.2851866874</text:p>
          </table:table-cell>
          <table:table-cell table:formula="of:=IF([.$C310] &gt; [.$J$2]; [.I309]; (([.$A$2]/[.$E$2])*(   SIN([.$E$2]*[.B310] + [.$G$2])  -    SIN([.$G$2])))  + (([.$B$2]*[.B310]/[.$E$2])*   SIN([.$E$2]*[.B310] + [.$G$2]))  + (([.$B$2]/POWER([.$E$2];2)) * (COS([.$E$2]*[.B310] + [.$G$2]) - COS([.$G$2]))))" office:value-type="float" office:value="-2.08065084942753" calcext:value-type="float">
            <text:p>-2.0806508494</text:p>
          </table:table-cell>
          <table:table-cell table:formula="of:=SQRT(POWER([.H310];2)+POWER([.I30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[.B311]*[.$D$2]" office:value-type="float" office:value="606" calcext:value-type="float">
            <text:p>606</text:p>
          </table:table-cell>
          <table:table-cell table:formula="of:=IF([.$C311] &gt; [.$J$2]; [.D310]; [.D310]+SIN(RADIANS([.$C311]))*MIN(([.$A$2]+([.B311]*[.$B$2]));[.$C$2]))" office:value-type="float" office:value="23.3857133529357" calcext:value-type="float">
            <text:p>23.3857133529</text:p>
          </table:table-cell>
          <table:table-cell table:formula="of:=IF([.$C311]&gt;[.$J$2];[.E310];[.E310]+COS(RADIANS([.$C311]))*MIN(([.$A$2]+([.B311]*[.$B$2]));[.$C$2]))" office:value-type="float" office:value="-2.2639638400468" calcext:value-type="float">
            <text:p>-2.26396384</text:p>
          </table:table-cell>
          <table:table-cell table:formula="of:=SQRT(([.D311]*[.D311])+([.E311]*[.E311]))" office:value-type="float" office:value="23.4950446114647" calcext:value-type="float">
            <text:p>23.4950446115</text:p>
          </table:table-cell>
          <table:table-cell/>
          <table:table-cell table:formula="of:=IF([.$C311] &gt; [.$J$2]; [.H310]; (([.$A$2]/[.$E$2])*((0-COS([.$E$2]*[.B311] + [.$G$2])) - (0-COS([.$G$2])))) + (([.$B$2]*[.B311]/[.$E$2])*(0-COS([.$E$2]*[.B311] + [.$G$2]))) + (([.$B$2]/POWER([.$E$2];2)) * (SIN([.$E$2]*[.B311] + [.$G$2]) - SIN([.$G$2]))))" office:value-type="float" office:value="23.285186687421" calcext:value-type="float">
            <text:p>23.2851866874</text:p>
          </table:table-cell>
          <table:table-cell table:formula="of:=IF([.$C311] &gt; [.$J$2]; [.I310]; (([.$A$2]/[.$E$2])*(   SIN([.$E$2]*[.B311] + [.$G$2])  -    SIN([.$G$2])))  + (([.$B$2]*[.B311]/[.$E$2])*   SIN([.$E$2]*[.B311] + [.$G$2]))  + (([.$B$2]/POWER([.$E$2];2)) * (COS([.$E$2]*[.B311] + [.$G$2]) - COS([.$G$2]))))" office:value-type="float" office:value="-2.08065084942753" calcext:value-type="float">
            <text:p>-2.0806508494</text:p>
          </table:table-cell>
          <table:table-cell table:formula="of:=SQRT(POWER([.H311];2)+POWER([.I31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B312]*[.$D$2]" office:value-type="float" office:value="608" calcext:value-type="float">
            <text:p>608</text:p>
          </table:table-cell>
          <table:table-cell table:formula="of:=IF([.$C312] &gt; [.$J$2]; [.D311]; [.D311]+SIN(RADIANS([.$C312]))*MIN(([.$A$2]+([.B312]*[.$B$2]));[.$C$2]))" office:value-type="float" office:value="23.3857133529357" calcext:value-type="float">
            <text:p>23.3857133529</text:p>
          </table:table-cell>
          <table:table-cell table:formula="of:=IF([.$C312]&gt;[.$J$2];[.E311];[.E311]+COS(RADIANS([.$C312]))*MIN(([.$A$2]+([.B312]*[.$B$2]));[.$C$2]))" office:value-type="float" office:value="-2.2639638400468" calcext:value-type="float">
            <text:p>-2.26396384</text:p>
          </table:table-cell>
          <table:table-cell table:formula="of:=SQRT(([.D312]*[.D312])+([.E312]*[.E312]))" office:value-type="float" office:value="23.4950446114647" calcext:value-type="float">
            <text:p>23.4950446115</text:p>
          </table:table-cell>
          <table:table-cell/>
          <table:table-cell table:formula="of:=IF([.$C312] &gt; [.$J$2]; [.H311]; (([.$A$2]/[.$E$2])*((0-COS([.$E$2]*[.B312] + [.$G$2])) - (0-COS([.$G$2])))) + (([.$B$2]*[.B312]/[.$E$2])*(0-COS([.$E$2]*[.B312] + [.$G$2]))) + (([.$B$2]/POWER([.$E$2];2)) * (SIN([.$E$2]*[.B312] + [.$G$2]) - SIN([.$G$2]))))" office:value-type="float" office:value="23.285186687421" calcext:value-type="float">
            <text:p>23.2851866874</text:p>
          </table:table-cell>
          <table:table-cell table:formula="of:=IF([.$C312] &gt; [.$J$2]; [.I311]; (([.$A$2]/[.$E$2])*(   SIN([.$E$2]*[.B312] + [.$G$2])  -    SIN([.$G$2])))  + (([.$B$2]*[.B312]/[.$E$2])*   SIN([.$E$2]*[.B312] + [.$G$2]))  + (([.$B$2]/POWER([.$E$2];2)) * (COS([.$E$2]*[.B312] + [.$G$2]) - COS([.$G$2]))))" office:value-type="float" office:value="-2.08065084942753" calcext:value-type="float">
            <text:p>-2.0806508494</text:p>
          </table:table-cell>
          <table:table-cell table:formula="of:=SQRT(POWER([.H312];2)+POWER([.I31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[.B313]*[.$D$2]" office:value-type="float" office:value="610" calcext:value-type="float">
            <text:p>610</text:p>
          </table:table-cell>
          <table:table-cell table:formula="of:=IF([.$C313] &gt; [.$J$2]; [.D312]; [.D312]+SIN(RADIANS([.$C313]))*MIN(([.$A$2]+([.B313]*[.$B$2]));[.$C$2]))" office:value-type="float" office:value="23.3857133529357" calcext:value-type="float">
            <text:p>23.3857133529</text:p>
          </table:table-cell>
          <table:table-cell table:formula="of:=IF([.$C313]&gt;[.$J$2];[.E312];[.E312]+COS(RADIANS([.$C313]))*MIN(([.$A$2]+([.B313]*[.$B$2]));[.$C$2]))" office:value-type="float" office:value="-2.2639638400468" calcext:value-type="float">
            <text:p>-2.26396384</text:p>
          </table:table-cell>
          <table:table-cell table:formula="of:=SQRT(([.D313]*[.D313])+([.E313]*[.E313]))" office:value-type="float" office:value="23.4950446114647" calcext:value-type="float">
            <text:p>23.4950446115</text:p>
          </table:table-cell>
          <table:table-cell/>
          <table:table-cell table:formula="of:=IF([.$C313] &gt; [.$J$2]; [.H312]; (([.$A$2]/[.$E$2])*((0-COS([.$E$2]*[.B313] + [.$G$2])) - (0-COS([.$G$2])))) + (([.$B$2]*[.B313]/[.$E$2])*(0-COS([.$E$2]*[.B313] + [.$G$2]))) + (([.$B$2]/POWER([.$E$2];2)) * (SIN([.$E$2]*[.B313] + [.$G$2]) - SIN([.$G$2]))))" office:value-type="float" office:value="23.285186687421" calcext:value-type="float">
            <text:p>23.2851866874</text:p>
          </table:table-cell>
          <table:table-cell table:formula="of:=IF([.$C313] &gt; [.$J$2]; [.I312]; (([.$A$2]/[.$E$2])*(   SIN([.$E$2]*[.B313] + [.$G$2])  -    SIN([.$G$2])))  + (([.$B$2]*[.B313]/[.$E$2])*   SIN([.$E$2]*[.B313] + [.$G$2]))  + (([.$B$2]/POWER([.$E$2];2)) * (COS([.$E$2]*[.B313] + [.$G$2]) - COS([.$G$2]))))" office:value-type="float" office:value="-2.08065084942753" calcext:value-type="float">
            <text:p>-2.0806508494</text:p>
          </table:table-cell>
          <table:table-cell table:formula="of:=SQRT(POWER([.H313];2)+POWER([.I31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[.B314]*[.$D$2]" office:value-type="float" office:value="612" calcext:value-type="float">
            <text:p>612</text:p>
          </table:table-cell>
          <table:table-cell table:formula="of:=IF([.$C314] &gt; [.$J$2]; [.D313]; [.D313]+SIN(RADIANS([.$C314]))*MIN(([.$A$2]+([.B314]*[.$B$2]));[.$C$2]))" office:value-type="float" office:value="23.3857133529357" calcext:value-type="float">
            <text:p>23.3857133529</text:p>
          </table:table-cell>
          <table:table-cell table:formula="of:=IF([.$C314]&gt;[.$J$2];[.E313];[.E313]+COS(RADIANS([.$C314]))*MIN(([.$A$2]+([.B314]*[.$B$2]));[.$C$2]))" office:value-type="float" office:value="-2.2639638400468" calcext:value-type="float">
            <text:p>-2.26396384</text:p>
          </table:table-cell>
          <table:table-cell table:formula="of:=SQRT(([.D314]*[.D314])+([.E314]*[.E314]))" office:value-type="float" office:value="23.4950446114647" calcext:value-type="float">
            <text:p>23.4950446115</text:p>
          </table:table-cell>
          <table:table-cell/>
          <table:table-cell table:formula="of:=IF([.$C314] &gt; [.$J$2]; [.H313]; (([.$A$2]/[.$E$2])*((0-COS([.$E$2]*[.B314] + [.$G$2])) - (0-COS([.$G$2])))) + (([.$B$2]*[.B314]/[.$E$2])*(0-COS([.$E$2]*[.B314] + [.$G$2]))) + (([.$B$2]/POWER([.$E$2];2)) * (SIN([.$E$2]*[.B314] + [.$G$2]) - SIN([.$G$2]))))" office:value-type="float" office:value="23.285186687421" calcext:value-type="float">
            <text:p>23.2851866874</text:p>
          </table:table-cell>
          <table:table-cell table:formula="of:=IF([.$C314] &gt; [.$J$2]; [.I313]; (([.$A$2]/[.$E$2])*(   SIN([.$E$2]*[.B314] + [.$G$2])  -    SIN([.$G$2])))  + (([.$B$2]*[.B314]/[.$E$2])*   SIN([.$E$2]*[.B314] + [.$G$2]))  + (([.$B$2]/POWER([.$E$2];2)) * (COS([.$E$2]*[.B314] + [.$G$2]) - COS([.$G$2]))))" office:value-type="float" office:value="-2.08065084942753" calcext:value-type="float">
            <text:p>-2.0806508494</text:p>
          </table:table-cell>
          <table:table-cell table:formula="of:=SQRT(POWER([.H314];2)+POWER([.I31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B315]*[.$D$2]" office:value-type="float" office:value="614" calcext:value-type="float">
            <text:p>614</text:p>
          </table:table-cell>
          <table:table-cell table:formula="of:=IF([.$C315] &gt; [.$J$2]; [.D314]; [.D314]+SIN(RADIANS([.$C315]))*MIN(([.$A$2]+([.B315]*[.$B$2]));[.$C$2]))" office:value-type="float" office:value="23.3857133529357" calcext:value-type="float">
            <text:p>23.3857133529</text:p>
          </table:table-cell>
          <table:table-cell table:formula="of:=IF([.$C315]&gt;[.$J$2];[.E314];[.E314]+COS(RADIANS([.$C315]))*MIN(([.$A$2]+([.B315]*[.$B$2]));[.$C$2]))" office:value-type="float" office:value="-2.2639638400468" calcext:value-type="float">
            <text:p>-2.26396384</text:p>
          </table:table-cell>
          <table:table-cell table:formula="of:=SQRT(([.D315]*[.D315])+([.E315]*[.E315]))" office:value-type="float" office:value="23.4950446114647" calcext:value-type="float">
            <text:p>23.4950446115</text:p>
          </table:table-cell>
          <table:table-cell/>
          <table:table-cell table:formula="of:=IF([.$C315] &gt; [.$J$2]; [.H314]; (([.$A$2]/[.$E$2])*((0-COS([.$E$2]*[.B315] + [.$G$2])) - (0-COS([.$G$2])))) + (([.$B$2]*[.B315]/[.$E$2])*(0-COS([.$E$2]*[.B315] + [.$G$2]))) + (([.$B$2]/POWER([.$E$2];2)) * (SIN([.$E$2]*[.B315] + [.$G$2]) - SIN([.$G$2]))))" office:value-type="float" office:value="23.285186687421" calcext:value-type="float">
            <text:p>23.2851866874</text:p>
          </table:table-cell>
          <table:table-cell table:formula="of:=IF([.$C315] &gt; [.$J$2]; [.I314]; (([.$A$2]/[.$E$2])*(   SIN([.$E$2]*[.B315] + [.$G$2])  -    SIN([.$G$2])))  + (([.$B$2]*[.B315]/[.$E$2])*   SIN([.$E$2]*[.B315] + [.$G$2]))  + (([.$B$2]/POWER([.$E$2];2)) * (COS([.$E$2]*[.B315] + [.$G$2]) - COS([.$G$2]))))" office:value-type="float" office:value="-2.08065084942753" calcext:value-type="float">
            <text:p>-2.0806508494</text:p>
          </table:table-cell>
          <table:table-cell table:formula="of:=SQRT(POWER([.H315];2)+POWER([.I31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B316]*[.$D$2]" office:value-type="float" office:value="616" calcext:value-type="float">
            <text:p>616</text:p>
          </table:table-cell>
          <table:table-cell table:formula="of:=IF([.$C316] &gt; [.$J$2]; [.D315]; [.D315]+SIN(RADIANS([.$C316]))*MIN(([.$A$2]+([.B316]*[.$B$2]));[.$C$2]))" office:value-type="float" office:value="23.3857133529357" calcext:value-type="float">
            <text:p>23.3857133529</text:p>
          </table:table-cell>
          <table:table-cell table:formula="of:=IF([.$C316]&gt;[.$J$2];[.E315];[.E315]+COS(RADIANS([.$C316]))*MIN(([.$A$2]+([.B316]*[.$B$2]));[.$C$2]))" office:value-type="float" office:value="-2.2639638400468" calcext:value-type="float">
            <text:p>-2.26396384</text:p>
          </table:table-cell>
          <table:table-cell table:formula="of:=SQRT(([.D316]*[.D316])+([.E316]*[.E316]))" office:value-type="float" office:value="23.4950446114647" calcext:value-type="float">
            <text:p>23.4950446115</text:p>
          </table:table-cell>
          <table:table-cell/>
          <table:table-cell table:formula="of:=IF([.$C316] &gt; [.$J$2]; [.H315]; (([.$A$2]/[.$E$2])*((0-COS([.$E$2]*[.B316] + [.$G$2])) - (0-COS([.$G$2])))) + (([.$B$2]*[.B316]/[.$E$2])*(0-COS([.$E$2]*[.B316] + [.$G$2]))) + (([.$B$2]/POWER([.$E$2];2)) * (SIN([.$E$2]*[.B316] + [.$G$2]) - SIN([.$G$2]))))" office:value-type="float" office:value="23.285186687421" calcext:value-type="float">
            <text:p>23.2851866874</text:p>
          </table:table-cell>
          <table:table-cell table:formula="of:=IF([.$C316] &gt; [.$J$2]; [.I315]; (([.$A$2]/[.$E$2])*(   SIN([.$E$2]*[.B316] + [.$G$2])  -    SIN([.$G$2])))  + (([.$B$2]*[.B316]/[.$E$2])*   SIN([.$E$2]*[.B316] + [.$G$2]))  + (([.$B$2]/POWER([.$E$2];2)) * (COS([.$E$2]*[.B316] + [.$G$2]) - COS([.$G$2]))))" office:value-type="float" office:value="-2.08065084942753" calcext:value-type="float">
            <text:p>-2.0806508494</text:p>
          </table:table-cell>
          <table:table-cell table:formula="of:=SQRT(POWER([.H316];2)+POWER([.I31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[.B317]*[.$D$2]" office:value-type="float" office:value="618" calcext:value-type="float">
            <text:p>618</text:p>
          </table:table-cell>
          <table:table-cell table:formula="of:=IF([.$C317] &gt; [.$J$2]; [.D316]; [.D316]+SIN(RADIANS([.$C317]))*MIN(([.$A$2]+([.B317]*[.$B$2]));[.$C$2]))" office:value-type="float" office:value="23.3857133529357" calcext:value-type="float">
            <text:p>23.3857133529</text:p>
          </table:table-cell>
          <table:table-cell table:formula="of:=IF([.$C317]&gt;[.$J$2];[.E316];[.E316]+COS(RADIANS([.$C317]))*MIN(([.$A$2]+([.B317]*[.$B$2]));[.$C$2]))" office:value-type="float" office:value="-2.2639638400468" calcext:value-type="float">
            <text:p>-2.26396384</text:p>
          </table:table-cell>
          <table:table-cell table:formula="of:=SQRT(([.D317]*[.D317])+([.E317]*[.E317]))" office:value-type="float" office:value="23.4950446114647" calcext:value-type="float">
            <text:p>23.4950446115</text:p>
          </table:table-cell>
          <table:table-cell/>
          <table:table-cell table:formula="of:=IF([.$C317] &gt; [.$J$2]; [.H316]; (([.$A$2]/[.$E$2])*((0-COS([.$E$2]*[.B317] + [.$G$2])) - (0-COS([.$G$2])))) + (([.$B$2]*[.B317]/[.$E$2])*(0-COS([.$E$2]*[.B317] + [.$G$2]))) + (([.$B$2]/POWER([.$E$2];2)) * (SIN([.$E$2]*[.B317] + [.$G$2]) - SIN([.$G$2]))))" office:value-type="float" office:value="23.285186687421" calcext:value-type="float">
            <text:p>23.2851866874</text:p>
          </table:table-cell>
          <table:table-cell table:formula="of:=IF([.$C317] &gt; [.$J$2]; [.I316]; (([.$A$2]/[.$E$2])*(   SIN([.$E$2]*[.B317] + [.$G$2])  -    SIN([.$G$2])))  + (([.$B$2]*[.B317]/[.$E$2])*   SIN([.$E$2]*[.B317] + [.$G$2]))  + (([.$B$2]/POWER([.$E$2];2)) * (COS([.$E$2]*[.B317] + [.$G$2]) - COS([.$G$2]))))" office:value-type="float" office:value="-2.08065084942753" calcext:value-type="float">
            <text:p>-2.0806508494</text:p>
          </table:table-cell>
          <table:table-cell table:formula="of:=SQRT(POWER([.H317];2)+POWER([.I31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18]*[.$D$2]" office:value-type="float" office:value="620" calcext:value-type="float">
            <text:p>620</text:p>
          </table:table-cell>
          <table:table-cell table:formula="of:=IF([.$C318] &gt; [.$J$2]; [.D317]; [.D317]+SIN(RADIANS([.$C318]))*MIN(([.$A$2]+([.B318]*[.$B$2]));[.$C$2]))" office:value-type="float" office:value="23.3857133529357" calcext:value-type="float">
            <text:p>23.3857133529</text:p>
          </table:table-cell>
          <table:table-cell table:formula="of:=IF([.$C318]&gt;[.$J$2];[.E317];[.E317]+COS(RADIANS([.$C318]))*MIN(([.$A$2]+([.B318]*[.$B$2]));[.$C$2]))" office:value-type="float" office:value="-2.2639638400468" calcext:value-type="float">
            <text:p>-2.26396384</text:p>
          </table:table-cell>
          <table:table-cell table:formula="of:=SQRT(([.D318]*[.D318])+([.E318]*[.E318]))" office:value-type="float" office:value="23.4950446114647" calcext:value-type="float">
            <text:p>23.4950446115</text:p>
          </table:table-cell>
          <table:table-cell/>
          <table:table-cell table:formula="of:=IF([.$C318] &gt; [.$J$2]; [.H317]; (([.$A$2]/[.$E$2])*((0-COS([.$E$2]*[.B318] + [.$G$2])) - (0-COS([.$G$2])))) + (([.$B$2]*[.B318]/[.$E$2])*(0-COS([.$E$2]*[.B318] + [.$G$2]))) + (([.$B$2]/POWER([.$E$2];2)) * (SIN([.$E$2]*[.B318] + [.$G$2]) - SIN([.$G$2]))))" office:value-type="float" office:value="23.285186687421" calcext:value-type="float">
            <text:p>23.2851866874</text:p>
          </table:table-cell>
          <table:table-cell table:formula="of:=IF([.$C318] &gt; [.$J$2]; [.I317]; (([.$A$2]/[.$E$2])*(   SIN([.$E$2]*[.B318] + [.$G$2])  -    SIN([.$G$2])))  + (([.$B$2]*[.B318]/[.$E$2])*   SIN([.$E$2]*[.B318] + [.$G$2]))  + (([.$B$2]/POWER([.$E$2];2)) * (COS([.$E$2]*[.B318] + [.$G$2]) - COS([.$G$2]))))" office:value-type="float" office:value="-2.08065084942753" calcext:value-type="float">
            <text:p>-2.0806508494</text:p>
          </table:table-cell>
          <table:table-cell table:formula="of:=SQRT(POWER([.H318];2)+POWER([.I31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[.B319]*[.$D$2]" office:value-type="float" office:value="622" calcext:value-type="float">
            <text:p>622</text:p>
          </table:table-cell>
          <table:table-cell table:formula="of:=IF([.$C319] &gt; [.$J$2]; [.D318]; [.D318]+SIN(RADIANS([.$C319]))*MIN(([.$A$2]+([.B319]*[.$B$2]));[.$C$2]))" office:value-type="float" office:value="23.3857133529357" calcext:value-type="float">
            <text:p>23.3857133529</text:p>
          </table:table-cell>
          <table:table-cell table:formula="of:=IF([.$C319]&gt;[.$J$2];[.E318];[.E318]+COS(RADIANS([.$C319]))*MIN(([.$A$2]+([.B319]*[.$B$2]));[.$C$2]))" office:value-type="float" office:value="-2.2639638400468" calcext:value-type="float">
            <text:p>-2.26396384</text:p>
          </table:table-cell>
          <table:table-cell table:formula="of:=SQRT(([.D319]*[.D319])+([.E319]*[.E319]))" office:value-type="float" office:value="23.4950446114647" calcext:value-type="float">
            <text:p>23.4950446115</text:p>
          </table:table-cell>
          <table:table-cell/>
          <table:table-cell table:formula="of:=IF([.$C319] &gt; [.$J$2]; [.H318]; (([.$A$2]/[.$E$2])*((0-COS([.$E$2]*[.B319] + [.$G$2])) - (0-COS([.$G$2])))) + (([.$B$2]*[.B319]/[.$E$2])*(0-COS([.$E$2]*[.B319] + [.$G$2]))) + (([.$B$2]/POWER([.$E$2];2)) * (SIN([.$E$2]*[.B319] + [.$G$2]) - SIN([.$G$2]))))" office:value-type="float" office:value="23.285186687421" calcext:value-type="float">
            <text:p>23.2851866874</text:p>
          </table:table-cell>
          <table:table-cell table:formula="of:=IF([.$C319] &gt; [.$J$2]; [.I318]; (([.$A$2]/[.$E$2])*(   SIN([.$E$2]*[.B319] + [.$G$2])  -    SIN([.$G$2])))  + (([.$B$2]*[.B319]/[.$E$2])*   SIN([.$E$2]*[.B319] + [.$G$2]))  + (([.$B$2]/POWER([.$E$2];2)) * (COS([.$E$2]*[.B319] + [.$G$2]) - COS([.$G$2]))))" office:value-type="float" office:value="-2.08065084942753" calcext:value-type="float">
            <text:p>-2.0806508494</text:p>
          </table:table-cell>
          <table:table-cell table:formula="of:=SQRT(POWER([.H319];2)+POWER([.I31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B320]*[.$D$2]" office:value-type="float" office:value="624" calcext:value-type="float">
            <text:p>624</text:p>
          </table:table-cell>
          <table:table-cell table:formula="of:=IF([.$C320] &gt; [.$J$2]; [.D319]; [.D319]+SIN(RADIANS([.$C320]))*MIN(([.$A$2]+([.B320]*[.$B$2]));[.$C$2]))" office:value-type="float" office:value="23.3857133529357" calcext:value-type="float">
            <text:p>23.3857133529</text:p>
          </table:table-cell>
          <table:table-cell table:formula="of:=IF([.$C320]&gt;[.$J$2];[.E319];[.E319]+COS(RADIANS([.$C320]))*MIN(([.$A$2]+([.B320]*[.$B$2]));[.$C$2]))" office:value-type="float" office:value="-2.2639638400468" calcext:value-type="float">
            <text:p>-2.26396384</text:p>
          </table:table-cell>
          <table:table-cell table:formula="of:=SQRT(([.D320]*[.D320])+([.E320]*[.E320]))" office:value-type="float" office:value="23.4950446114647" calcext:value-type="float">
            <text:p>23.4950446115</text:p>
          </table:table-cell>
          <table:table-cell/>
          <table:table-cell table:formula="of:=IF([.$C320] &gt; [.$J$2]; [.H319]; (([.$A$2]/[.$E$2])*((0-COS([.$E$2]*[.B320] + [.$G$2])) - (0-COS([.$G$2])))) + (([.$B$2]*[.B320]/[.$E$2])*(0-COS([.$E$2]*[.B320] + [.$G$2]))) + (([.$B$2]/POWER([.$E$2];2)) * (SIN([.$E$2]*[.B320] + [.$G$2]) - SIN([.$G$2]))))" office:value-type="float" office:value="23.285186687421" calcext:value-type="float">
            <text:p>23.2851866874</text:p>
          </table:table-cell>
          <table:table-cell table:formula="of:=IF([.$C320] &gt; [.$J$2]; [.I319]; (([.$A$2]/[.$E$2])*(   SIN([.$E$2]*[.B320] + [.$G$2])  -    SIN([.$G$2])))  + (([.$B$2]*[.B320]/[.$E$2])*   SIN([.$E$2]*[.B320] + [.$G$2]))  + (([.$B$2]/POWER([.$E$2];2)) * (COS([.$E$2]*[.B320] + [.$G$2]) - COS([.$G$2]))))" office:value-type="float" office:value="-2.08065084942753" calcext:value-type="float">
            <text:p>-2.0806508494</text:p>
          </table:table-cell>
          <table:table-cell table:formula="of:=SQRT(POWER([.H320];2)+POWER([.I31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[.B321]*[.$D$2]" office:value-type="float" office:value="626" calcext:value-type="float">
            <text:p>626</text:p>
          </table:table-cell>
          <table:table-cell table:formula="of:=IF([.$C321] &gt; [.$J$2]; [.D320]; [.D320]+SIN(RADIANS([.$C321]))*MIN(([.$A$2]+([.B321]*[.$B$2]));[.$C$2]))" office:value-type="float" office:value="23.3857133529357" calcext:value-type="float">
            <text:p>23.3857133529</text:p>
          </table:table-cell>
          <table:table-cell table:formula="of:=IF([.$C321]&gt;[.$J$2];[.E320];[.E320]+COS(RADIANS([.$C321]))*MIN(([.$A$2]+([.B321]*[.$B$2]));[.$C$2]))" office:value-type="float" office:value="-2.2639638400468" calcext:value-type="float">
            <text:p>-2.26396384</text:p>
          </table:table-cell>
          <table:table-cell table:formula="of:=SQRT(([.D321]*[.D321])+([.E321]*[.E321]))" office:value-type="float" office:value="23.4950446114647" calcext:value-type="float">
            <text:p>23.4950446115</text:p>
          </table:table-cell>
          <table:table-cell/>
          <table:table-cell table:formula="of:=IF([.$C321] &gt; [.$J$2]; [.H320]; (([.$A$2]/[.$E$2])*((0-COS([.$E$2]*[.B321] + [.$G$2])) - (0-COS([.$G$2])))) + (([.$B$2]*[.B321]/[.$E$2])*(0-COS([.$E$2]*[.B321] + [.$G$2]))) + (([.$B$2]/POWER([.$E$2];2)) * (SIN([.$E$2]*[.B321] + [.$G$2]) - SIN([.$G$2]))))" office:value-type="float" office:value="23.285186687421" calcext:value-type="float">
            <text:p>23.2851866874</text:p>
          </table:table-cell>
          <table:table-cell table:formula="of:=IF([.$C321] &gt; [.$J$2]; [.I320]; (([.$A$2]/[.$E$2])*(   SIN([.$E$2]*[.B321] + [.$G$2])  -    SIN([.$G$2])))  + (([.$B$2]*[.B321]/[.$E$2])*   SIN([.$E$2]*[.B321] + [.$G$2]))  + (([.$B$2]/POWER([.$E$2];2)) * (COS([.$E$2]*[.B321] + [.$G$2]) - COS([.$G$2]))))" office:value-type="float" office:value="-2.08065084942753" calcext:value-type="float">
            <text:p>-2.0806508494</text:p>
          </table:table-cell>
          <table:table-cell table:formula="of:=SQRT(POWER([.H321];2)+POWER([.I32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B322]*[.$D$2]" office:value-type="float" office:value="628" calcext:value-type="float">
            <text:p>628</text:p>
          </table:table-cell>
          <table:table-cell table:formula="of:=IF([.$C322] &gt; [.$J$2]; [.D321]; [.D321]+SIN(RADIANS([.$C322]))*MIN(([.$A$2]+([.B322]*[.$B$2]));[.$C$2]))" office:value-type="float" office:value="23.3857133529357" calcext:value-type="float">
            <text:p>23.3857133529</text:p>
          </table:table-cell>
          <table:table-cell table:formula="of:=IF([.$C322]&gt;[.$J$2];[.E321];[.E321]+COS(RADIANS([.$C322]))*MIN(([.$A$2]+([.B322]*[.$B$2]));[.$C$2]))" office:value-type="float" office:value="-2.2639638400468" calcext:value-type="float">
            <text:p>-2.26396384</text:p>
          </table:table-cell>
          <table:table-cell table:formula="of:=SQRT(([.D322]*[.D322])+([.E322]*[.E322]))" office:value-type="float" office:value="23.4950446114647" calcext:value-type="float">
            <text:p>23.4950446115</text:p>
          </table:table-cell>
          <table:table-cell/>
          <table:table-cell table:formula="of:=IF([.$C322] &gt; [.$J$2]; [.H321]; (([.$A$2]/[.$E$2])*((0-COS([.$E$2]*[.B322] + [.$G$2])) - (0-COS([.$G$2])))) + (([.$B$2]*[.B322]/[.$E$2])*(0-COS([.$E$2]*[.B322] + [.$G$2]))) + (([.$B$2]/POWER([.$E$2];2)) * (SIN([.$E$2]*[.B322] + [.$G$2]) - SIN([.$G$2]))))" office:value-type="float" office:value="23.285186687421" calcext:value-type="float">
            <text:p>23.2851866874</text:p>
          </table:table-cell>
          <table:table-cell table:formula="of:=IF([.$C322] &gt; [.$J$2]; [.I321]; (([.$A$2]/[.$E$2])*(   SIN([.$E$2]*[.B322] + [.$G$2])  -    SIN([.$G$2])))  + (([.$B$2]*[.B322]/[.$E$2])*   SIN([.$E$2]*[.B322] + [.$G$2]))  + (([.$B$2]/POWER([.$E$2];2)) * (COS([.$E$2]*[.B322] + [.$G$2]) - COS([.$G$2]))))" office:value-type="float" office:value="-2.08065084942753" calcext:value-type="float">
            <text:p>-2.0806508494</text:p>
          </table:table-cell>
          <table:table-cell table:formula="of:=SQRT(POWER([.H322];2)+POWER([.I32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[.B323]*[.$D$2]" office:value-type="float" office:value="630" calcext:value-type="float">
            <text:p>630</text:p>
          </table:table-cell>
          <table:table-cell table:formula="of:=IF([.$C323] &gt; [.$J$2]; [.D322]; [.D322]+SIN(RADIANS([.$C323]))*MIN(([.$A$2]+([.B323]*[.$B$2]));[.$C$2]))" office:value-type="float" office:value="23.3857133529357" calcext:value-type="float">
            <text:p>23.3857133529</text:p>
          </table:table-cell>
          <table:table-cell table:formula="of:=IF([.$C323]&gt;[.$J$2];[.E322];[.E322]+COS(RADIANS([.$C323]))*MIN(([.$A$2]+([.B323]*[.$B$2]));[.$C$2]))" office:value-type="float" office:value="-2.2639638400468" calcext:value-type="float">
            <text:p>-2.26396384</text:p>
          </table:table-cell>
          <table:table-cell table:formula="of:=SQRT(([.D323]*[.D323])+([.E323]*[.E323]))" office:value-type="float" office:value="23.4950446114647" calcext:value-type="float">
            <text:p>23.4950446115</text:p>
          </table:table-cell>
          <table:table-cell/>
          <table:table-cell table:formula="of:=IF([.$C323] &gt; [.$J$2]; [.H322]; (([.$A$2]/[.$E$2])*((0-COS([.$E$2]*[.B323] + [.$G$2])) - (0-COS([.$G$2])))) + (([.$B$2]*[.B323]/[.$E$2])*(0-COS([.$E$2]*[.B323] + [.$G$2]))) + (([.$B$2]/POWER([.$E$2];2)) * (SIN([.$E$2]*[.B323] + [.$G$2]) - SIN([.$G$2]))))" office:value-type="float" office:value="23.285186687421" calcext:value-type="float">
            <text:p>23.2851866874</text:p>
          </table:table-cell>
          <table:table-cell table:formula="of:=IF([.$C323] &gt; [.$J$2]; [.I322]; (([.$A$2]/[.$E$2])*(   SIN([.$E$2]*[.B323] + [.$G$2])  -    SIN([.$G$2])))  + (([.$B$2]*[.B323]/[.$E$2])*   SIN([.$E$2]*[.B323] + [.$G$2]))  + (([.$B$2]/POWER([.$E$2];2)) * (COS([.$E$2]*[.B323] + [.$G$2]) - COS([.$G$2]))))" office:value-type="float" office:value="-2.08065084942753" calcext:value-type="float">
            <text:p>-2.0806508494</text:p>
          </table:table-cell>
          <table:table-cell table:formula="of:=SQRT(POWER([.H323];2)+POWER([.I32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[.B324]*[.$D$2]" office:value-type="float" office:value="632" calcext:value-type="float">
            <text:p>632</text:p>
          </table:table-cell>
          <table:table-cell table:formula="of:=IF([.$C324] &gt; [.$J$2]; [.D323]; [.D323]+SIN(RADIANS([.$C324]))*MIN(([.$A$2]+([.B324]*[.$B$2]));[.$C$2]))" office:value-type="float" office:value="23.3857133529357" calcext:value-type="float">
            <text:p>23.3857133529</text:p>
          </table:table-cell>
          <table:table-cell table:formula="of:=IF([.$C324]&gt;[.$J$2];[.E323];[.E323]+COS(RADIANS([.$C324]))*MIN(([.$A$2]+([.B324]*[.$B$2]));[.$C$2]))" office:value-type="float" office:value="-2.2639638400468" calcext:value-type="float">
            <text:p>-2.26396384</text:p>
          </table:table-cell>
          <table:table-cell table:formula="of:=SQRT(([.D324]*[.D324])+([.E324]*[.E324]))" office:value-type="float" office:value="23.4950446114647" calcext:value-type="float">
            <text:p>23.4950446115</text:p>
          </table:table-cell>
          <table:table-cell/>
          <table:table-cell table:formula="of:=IF([.$C324] &gt; [.$J$2]; [.H323]; (([.$A$2]/[.$E$2])*((0-COS([.$E$2]*[.B324] + [.$G$2])) - (0-COS([.$G$2])))) + (([.$B$2]*[.B324]/[.$E$2])*(0-COS([.$E$2]*[.B324] + [.$G$2]))) + (([.$B$2]/POWER([.$E$2];2)) * (SIN([.$E$2]*[.B324] + [.$G$2]) - SIN([.$G$2]))))" office:value-type="float" office:value="23.285186687421" calcext:value-type="float">
            <text:p>23.2851866874</text:p>
          </table:table-cell>
          <table:table-cell table:formula="of:=IF([.$C324] &gt; [.$J$2]; [.I323]; (([.$A$2]/[.$E$2])*(   SIN([.$E$2]*[.B324] + [.$G$2])  -    SIN([.$G$2])))  + (([.$B$2]*[.B324]/[.$E$2])*   SIN([.$E$2]*[.B324] + [.$G$2]))  + (([.$B$2]/POWER([.$E$2];2)) * (COS([.$E$2]*[.B324] + [.$G$2]) - COS([.$G$2]))))" office:value-type="float" office:value="-2.08065084942753" calcext:value-type="float">
            <text:p>-2.0806508494</text:p>
          </table:table-cell>
          <table:table-cell table:formula="of:=SQRT(POWER([.H324];2)+POWER([.I32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[.B325]*[.$D$2]" office:value-type="float" office:value="634" calcext:value-type="float">
            <text:p>634</text:p>
          </table:table-cell>
          <table:table-cell table:formula="of:=IF([.$C325] &gt; [.$J$2]; [.D324]; [.D324]+SIN(RADIANS([.$C325]))*MIN(([.$A$2]+([.B325]*[.$B$2]));[.$C$2]))" office:value-type="float" office:value="23.3857133529357" calcext:value-type="float">
            <text:p>23.3857133529</text:p>
          </table:table-cell>
          <table:table-cell table:formula="of:=IF([.$C325]&gt;[.$J$2];[.E324];[.E324]+COS(RADIANS([.$C325]))*MIN(([.$A$2]+([.B325]*[.$B$2]));[.$C$2]))" office:value-type="float" office:value="-2.2639638400468" calcext:value-type="float">
            <text:p>-2.26396384</text:p>
          </table:table-cell>
          <table:table-cell table:formula="of:=SQRT(([.D325]*[.D325])+([.E325]*[.E325]))" office:value-type="float" office:value="23.4950446114647" calcext:value-type="float">
            <text:p>23.4950446115</text:p>
          </table:table-cell>
          <table:table-cell/>
          <table:table-cell table:formula="of:=IF([.$C325] &gt; [.$J$2]; [.H324]; (([.$A$2]/[.$E$2])*((0-COS([.$E$2]*[.B325] + [.$G$2])) - (0-COS([.$G$2])))) + (([.$B$2]*[.B325]/[.$E$2])*(0-COS([.$E$2]*[.B325] + [.$G$2]))) + (([.$B$2]/POWER([.$E$2];2)) * (SIN([.$E$2]*[.B325] + [.$G$2]) - SIN([.$G$2]))))" office:value-type="float" office:value="23.285186687421" calcext:value-type="float">
            <text:p>23.2851866874</text:p>
          </table:table-cell>
          <table:table-cell table:formula="of:=IF([.$C325] &gt; [.$J$2]; [.I324]; (([.$A$2]/[.$E$2])*(   SIN([.$E$2]*[.B325] + [.$G$2])  -    SIN([.$G$2])))  + (([.$B$2]*[.B325]/[.$E$2])*   SIN([.$E$2]*[.B325] + [.$G$2]))  + (([.$B$2]/POWER([.$E$2];2)) * (COS([.$E$2]*[.B325] + [.$G$2]) - COS([.$G$2]))))" office:value-type="float" office:value="-2.08065084942753" calcext:value-type="float">
            <text:p>-2.0806508494</text:p>
          </table:table-cell>
          <table:table-cell table:formula="of:=SQRT(POWER([.H325];2)+POWER([.I32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B326]*[.$D$2]" office:value-type="float" office:value="636" calcext:value-type="float">
            <text:p>636</text:p>
          </table:table-cell>
          <table:table-cell table:formula="of:=IF([.$C326] &gt; [.$J$2]; [.D325]; [.D325]+SIN(RADIANS([.$C326]))*MIN(([.$A$2]+([.B326]*[.$B$2]));[.$C$2]))" office:value-type="float" office:value="23.3857133529357" calcext:value-type="float">
            <text:p>23.3857133529</text:p>
          </table:table-cell>
          <table:table-cell table:formula="of:=IF([.$C326]&gt;[.$J$2];[.E325];[.E325]+COS(RADIANS([.$C326]))*MIN(([.$A$2]+([.B326]*[.$B$2]));[.$C$2]))" office:value-type="float" office:value="-2.2639638400468" calcext:value-type="float">
            <text:p>-2.26396384</text:p>
          </table:table-cell>
          <table:table-cell table:formula="of:=SQRT(([.D326]*[.D326])+([.E326]*[.E326]))" office:value-type="float" office:value="23.4950446114647" calcext:value-type="float">
            <text:p>23.4950446115</text:p>
          </table:table-cell>
          <table:table-cell/>
          <table:table-cell table:formula="of:=IF([.$C326] &gt; [.$J$2]; [.H325]; (([.$A$2]/[.$E$2])*((0-COS([.$E$2]*[.B326] + [.$G$2])) - (0-COS([.$G$2])))) + (([.$B$2]*[.B326]/[.$E$2])*(0-COS([.$E$2]*[.B326] + [.$G$2]))) + (([.$B$2]/POWER([.$E$2];2)) * (SIN([.$E$2]*[.B326] + [.$G$2]) - SIN([.$G$2]))))" office:value-type="float" office:value="23.285186687421" calcext:value-type="float">
            <text:p>23.2851866874</text:p>
          </table:table-cell>
          <table:table-cell table:formula="of:=IF([.$C326] &gt; [.$J$2]; [.I325]; (([.$A$2]/[.$E$2])*(   SIN([.$E$2]*[.B326] + [.$G$2])  -    SIN([.$G$2])))  + (([.$B$2]*[.B326]/[.$E$2])*   SIN([.$E$2]*[.B326] + [.$G$2]))  + (([.$B$2]/POWER([.$E$2];2)) * (COS([.$E$2]*[.B326] + [.$G$2]) - COS([.$G$2]))))" office:value-type="float" office:value="-2.08065084942753" calcext:value-type="float">
            <text:p>-2.0806508494</text:p>
          </table:table-cell>
          <table:table-cell table:formula="of:=SQRT(POWER([.H326];2)+POWER([.I32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B327]*[.$D$2]" office:value-type="float" office:value="638" calcext:value-type="float">
            <text:p>638</text:p>
          </table:table-cell>
          <table:table-cell table:formula="of:=IF([.$C327] &gt; [.$J$2]; [.D326]; [.D326]+SIN(RADIANS([.$C327]))*MIN(([.$A$2]+([.B327]*[.$B$2]));[.$C$2]))" office:value-type="float" office:value="23.3857133529357" calcext:value-type="float">
            <text:p>23.3857133529</text:p>
          </table:table-cell>
          <table:table-cell table:formula="of:=IF([.$C327]&gt;[.$J$2];[.E326];[.E326]+COS(RADIANS([.$C327]))*MIN(([.$A$2]+([.B327]*[.$B$2]));[.$C$2]))" office:value-type="float" office:value="-2.2639638400468" calcext:value-type="float">
            <text:p>-2.26396384</text:p>
          </table:table-cell>
          <table:table-cell table:formula="of:=SQRT(([.D327]*[.D327])+([.E327]*[.E327]))" office:value-type="float" office:value="23.4950446114647" calcext:value-type="float">
            <text:p>23.4950446115</text:p>
          </table:table-cell>
          <table:table-cell/>
          <table:table-cell table:formula="of:=IF([.$C327] &gt; [.$J$2]; [.H326]; (([.$A$2]/[.$E$2])*((0-COS([.$E$2]*[.B327] + [.$G$2])) - (0-COS([.$G$2])))) + (([.$B$2]*[.B327]/[.$E$2])*(0-COS([.$E$2]*[.B327] + [.$G$2]))) + (([.$B$2]/POWER([.$E$2];2)) * (SIN([.$E$2]*[.B327] + [.$G$2]) - SIN([.$G$2]))))" office:value-type="float" office:value="23.285186687421" calcext:value-type="float">
            <text:p>23.2851866874</text:p>
          </table:table-cell>
          <table:table-cell table:formula="of:=IF([.$C327] &gt; [.$J$2]; [.I326]; (([.$A$2]/[.$E$2])*(   SIN([.$E$2]*[.B327] + [.$G$2])  -    SIN([.$G$2])))  + (([.$B$2]*[.B327]/[.$E$2])*   SIN([.$E$2]*[.B327] + [.$G$2]))  + (([.$B$2]/POWER([.$E$2];2)) * (COS([.$E$2]*[.B327] + [.$G$2]) - COS([.$G$2]))))" office:value-type="float" office:value="-2.08065084942753" calcext:value-type="float">
            <text:p>-2.0806508494</text:p>
          </table:table-cell>
          <table:table-cell table:formula="of:=SQRT(POWER([.H327];2)+POWER([.I32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28]*[.$D$2]" office:value-type="float" office:value="640" calcext:value-type="float">
            <text:p>640</text:p>
          </table:table-cell>
          <table:table-cell table:formula="of:=IF([.$C328] &gt; [.$J$2]; [.D327]; [.D327]+SIN(RADIANS([.$C328]))*MIN(([.$A$2]+([.B328]*[.$B$2]));[.$C$2]))" office:value-type="float" office:value="23.3857133529357" calcext:value-type="float">
            <text:p>23.3857133529</text:p>
          </table:table-cell>
          <table:table-cell table:formula="of:=IF([.$C328]&gt;[.$J$2];[.E327];[.E327]+COS(RADIANS([.$C328]))*MIN(([.$A$2]+([.B328]*[.$B$2]));[.$C$2]))" office:value-type="float" office:value="-2.2639638400468" calcext:value-type="float">
            <text:p>-2.26396384</text:p>
          </table:table-cell>
          <table:table-cell table:formula="of:=SQRT(([.D328]*[.D328])+([.E328]*[.E328]))" office:value-type="float" office:value="23.4950446114647" calcext:value-type="float">
            <text:p>23.4950446115</text:p>
          </table:table-cell>
          <table:table-cell/>
          <table:table-cell table:formula="of:=IF([.$C328] &gt; [.$J$2]; [.H327]; (([.$A$2]/[.$E$2])*((0-COS([.$E$2]*[.B328] + [.$G$2])) - (0-COS([.$G$2])))) + (([.$B$2]*[.B328]/[.$E$2])*(0-COS([.$E$2]*[.B328] + [.$G$2]))) + (([.$B$2]/POWER([.$E$2];2)) * (SIN([.$E$2]*[.B328] + [.$G$2]) - SIN([.$G$2]))))" office:value-type="float" office:value="23.285186687421" calcext:value-type="float">
            <text:p>23.2851866874</text:p>
          </table:table-cell>
          <table:table-cell table:formula="of:=IF([.$C328] &gt; [.$J$2]; [.I327]; (([.$A$2]/[.$E$2])*(   SIN([.$E$2]*[.B328] + [.$G$2])  -    SIN([.$G$2])))  + (([.$B$2]*[.B328]/[.$E$2])*   SIN([.$E$2]*[.B328] + [.$G$2]))  + (([.$B$2]/POWER([.$E$2];2)) * (COS([.$E$2]*[.B328] + [.$G$2]) - COS([.$G$2]))))" office:value-type="float" office:value="-2.08065084942753" calcext:value-type="float">
            <text:p>-2.0806508494</text:p>
          </table:table-cell>
          <table:table-cell table:formula="of:=SQRT(POWER([.H328];2)+POWER([.I32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[.B329]*[.$D$2]" office:value-type="float" office:value="642" calcext:value-type="float">
            <text:p>642</text:p>
          </table:table-cell>
          <table:table-cell table:formula="of:=IF([.$C329] &gt; [.$J$2]; [.D328]; [.D328]+SIN(RADIANS([.$C329]))*MIN(([.$A$2]+([.B329]*[.$B$2]));[.$C$2]))" office:value-type="float" office:value="23.3857133529357" calcext:value-type="float">
            <text:p>23.3857133529</text:p>
          </table:table-cell>
          <table:table-cell table:formula="of:=IF([.$C329]&gt;[.$J$2];[.E328];[.E328]+COS(RADIANS([.$C329]))*MIN(([.$A$2]+([.B329]*[.$B$2]));[.$C$2]))" office:value-type="float" office:value="-2.2639638400468" calcext:value-type="float">
            <text:p>-2.26396384</text:p>
          </table:table-cell>
          <table:table-cell table:formula="of:=SQRT(([.D329]*[.D329])+([.E329]*[.E329]))" office:value-type="float" office:value="23.4950446114647" calcext:value-type="float">
            <text:p>23.4950446115</text:p>
          </table:table-cell>
          <table:table-cell/>
          <table:table-cell table:formula="of:=IF([.$C329] &gt; [.$J$2]; [.H328]; (([.$A$2]/[.$E$2])*((0-COS([.$E$2]*[.B329] + [.$G$2])) - (0-COS([.$G$2])))) + (([.$B$2]*[.B329]/[.$E$2])*(0-COS([.$E$2]*[.B329] + [.$G$2]))) + (([.$B$2]/POWER([.$E$2];2)) * (SIN([.$E$2]*[.B329] + [.$G$2]) - SIN([.$G$2]))))" office:value-type="float" office:value="23.285186687421" calcext:value-type="float">
            <text:p>23.2851866874</text:p>
          </table:table-cell>
          <table:table-cell table:formula="of:=IF([.$C329] &gt; [.$J$2]; [.I328]; (([.$A$2]/[.$E$2])*(   SIN([.$E$2]*[.B329] + [.$G$2])  -    SIN([.$G$2])))  + (([.$B$2]*[.B329]/[.$E$2])*   SIN([.$E$2]*[.B329] + [.$G$2]))  + (([.$B$2]/POWER([.$E$2];2)) * (COS([.$E$2]*[.B329] + [.$G$2]) - COS([.$G$2]))))" office:value-type="float" office:value="-2.08065084942753" calcext:value-type="float">
            <text:p>-2.0806508494</text:p>
          </table:table-cell>
          <table:table-cell table:formula="of:=SQRT(POWER([.H329];2)+POWER([.I32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[.B330]*[.$D$2]" office:value-type="float" office:value="644" calcext:value-type="float">
            <text:p>644</text:p>
          </table:table-cell>
          <table:table-cell table:formula="of:=IF([.$C330] &gt; [.$J$2]; [.D329]; [.D329]+SIN(RADIANS([.$C330]))*MIN(([.$A$2]+([.B330]*[.$B$2]));[.$C$2]))" office:value-type="float" office:value="23.3857133529357" calcext:value-type="float">
            <text:p>23.3857133529</text:p>
          </table:table-cell>
          <table:table-cell table:formula="of:=IF([.$C330]&gt;[.$J$2];[.E329];[.E329]+COS(RADIANS([.$C330]))*MIN(([.$A$2]+([.B330]*[.$B$2]));[.$C$2]))" office:value-type="float" office:value="-2.2639638400468" calcext:value-type="float">
            <text:p>-2.26396384</text:p>
          </table:table-cell>
          <table:table-cell table:formula="of:=SQRT(([.D330]*[.D330])+([.E330]*[.E330]))" office:value-type="float" office:value="23.4950446114647" calcext:value-type="float">
            <text:p>23.4950446115</text:p>
          </table:table-cell>
          <table:table-cell/>
          <table:table-cell table:formula="of:=IF([.$C330] &gt; [.$J$2]; [.H329]; (([.$A$2]/[.$E$2])*((0-COS([.$E$2]*[.B330] + [.$G$2])) - (0-COS([.$G$2])))) + (([.$B$2]*[.B330]/[.$E$2])*(0-COS([.$E$2]*[.B330] + [.$G$2]))) + (([.$B$2]/POWER([.$E$2];2)) * (SIN([.$E$2]*[.B330] + [.$G$2]) - SIN([.$G$2]))))" office:value-type="float" office:value="23.285186687421" calcext:value-type="float">
            <text:p>23.2851866874</text:p>
          </table:table-cell>
          <table:table-cell table:formula="of:=IF([.$C330] &gt; [.$J$2]; [.I329]; (([.$A$2]/[.$E$2])*(   SIN([.$E$2]*[.B330] + [.$G$2])  -    SIN([.$G$2])))  + (([.$B$2]*[.B330]/[.$E$2])*   SIN([.$E$2]*[.B330] + [.$G$2]))  + (([.$B$2]/POWER([.$E$2];2)) * (COS([.$E$2]*[.B330] + [.$G$2]) - COS([.$G$2]))))" office:value-type="float" office:value="-2.08065084942753" calcext:value-type="float">
            <text:p>-2.0806508494</text:p>
          </table:table-cell>
          <table:table-cell table:formula="of:=SQRT(POWER([.H330];2)+POWER([.I32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[.B331]*[.$D$2]" office:value-type="float" office:value="646" calcext:value-type="float">
            <text:p>646</text:p>
          </table:table-cell>
          <table:table-cell table:formula="of:=IF([.$C331] &gt; [.$J$2]; [.D330]; [.D330]+SIN(RADIANS([.$C331]))*MIN(([.$A$2]+([.B331]*[.$B$2]));[.$C$2]))" office:value-type="float" office:value="23.3857133529357" calcext:value-type="float">
            <text:p>23.3857133529</text:p>
          </table:table-cell>
          <table:table-cell table:formula="of:=IF([.$C331]&gt;[.$J$2];[.E330];[.E330]+COS(RADIANS([.$C331]))*MIN(([.$A$2]+([.B331]*[.$B$2]));[.$C$2]))" office:value-type="float" office:value="-2.2639638400468" calcext:value-type="float">
            <text:p>-2.26396384</text:p>
          </table:table-cell>
          <table:table-cell table:formula="of:=SQRT(([.D331]*[.D331])+([.E331]*[.E331]))" office:value-type="float" office:value="23.4950446114647" calcext:value-type="float">
            <text:p>23.4950446115</text:p>
          </table:table-cell>
          <table:table-cell/>
          <table:table-cell table:formula="of:=IF([.$C331] &gt; [.$J$2]; [.H330]; (([.$A$2]/[.$E$2])*((0-COS([.$E$2]*[.B331] + [.$G$2])) - (0-COS([.$G$2])))) + (([.$B$2]*[.B331]/[.$E$2])*(0-COS([.$E$2]*[.B331] + [.$G$2]))) + (([.$B$2]/POWER([.$E$2];2)) * (SIN([.$E$2]*[.B331] + [.$G$2]) - SIN([.$G$2]))))" office:value-type="float" office:value="23.285186687421" calcext:value-type="float">
            <text:p>23.2851866874</text:p>
          </table:table-cell>
          <table:table-cell table:formula="of:=IF([.$C331] &gt; [.$J$2]; [.I330]; (([.$A$2]/[.$E$2])*(   SIN([.$E$2]*[.B331] + [.$G$2])  -    SIN([.$G$2])))  + (([.$B$2]*[.B331]/[.$E$2])*   SIN([.$E$2]*[.B331] + [.$G$2]))  + (([.$B$2]/POWER([.$E$2];2)) * (COS([.$E$2]*[.B331] + [.$G$2]) - COS([.$G$2]))))" office:value-type="float" office:value="-2.08065084942753" calcext:value-type="float">
            <text:p>-2.0806508494</text:p>
          </table:table-cell>
          <table:table-cell table:formula="of:=SQRT(POWER([.H331];2)+POWER([.I33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[.B332]*[.$D$2]" office:value-type="float" office:value="648" calcext:value-type="float">
            <text:p>648</text:p>
          </table:table-cell>
          <table:table-cell table:formula="of:=IF([.$C332] &gt; [.$J$2]; [.D331]; [.D331]+SIN(RADIANS([.$C332]))*MIN(([.$A$2]+([.B332]*[.$B$2]));[.$C$2]))" office:value-type="float" office:value="23.3857133529357" calcext:value-type="float">
            <text:p>23.3857133529</text:p>
          </table:table-cell>
          <table:table-cell table:formula="of:=IF([.$C332]&gt;[.$J$2];[.E331];[.E331]+COS(RADIANS([.$C332]))*MIN(([.$A$2]+([.B332]*[.$B$2]));[.$C$2]))" office:value-type="float" office:value="-2.2639638400468" calcext:value-type="float">
            <text:p>-2.26396384</text:p>
          </table:table-cell>
          <table:table-cell table:formula="of:=SQRT(([.D332]*[.D332])+([.E332]*[.E332]))" office:value-type="float" office:value="23.4950446114647" calcext:value-type="float">
            <text:p>23.4950446115</text:p>
          </table:table-cell>
          <table:table-cell/>
          <table:table-cell table:formula="of:=IF([.$C332] &gt; [.$J$2]; [.H331]; (([.$A$2]/[.$E$2])*((0-COS([.$E$2]*[.B332] + [.$G$2])) - (0-COS([.$G$2])))) + (([.$B$2]*[.B332]/[.$E$2])*(0-COS([.$E$2]*[.B332] + [.$G$2]))) + (([.$B$2]/POWER([.$E$2];2)) * (SIN([.$E$2]*[.B332] + [.$G$2]) - SIN([.$G$2]))))" office:value-type="float" office:value="23.285186687421" calcext:value-type="float">
            <text:p>23.2851866874</text:p>
          </table:table-cell>
          <table:table-cell table:formula="of:=IF([.$C332] &gt; [.$J$2]; [.I331]; (([.$A$2]/[.$E$2])*(   SIN([.$E$2]*[.B332] + [.$G$2])  -    SIN([.$G$2])))  + (([.$B$2]*[.B332]/[.$E$2])*   SIN([.$E$2]*[.B332] + [.$G$2]))  + (([.$B$2]/POWER([.$E$2];2)) * (COS([.$E$2]*[.B332] + [.$G$2]) - COS([.$G$2]))))" office:value-type="float" office:value="-2.08065084942753" calcext:value-type="float">
            <text:p>-2.0806508494</text:p>
          </table:table-cell>
          <table:table-cell table:formula="of:=SQRT(POWER([.H332];2)+POWER([.I33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[.B333]*[.$D$2]" office:value-type="float" office:value="650" calcext:value-type="float">
            <text:p>650</text:p>
          </table:table-cell>
          <table:table-cell table:formula="of:=IF([.$C333] &gt; [.$J$2]; [.D332]; [.D332]+SIN(RADIANS([.$C333]))*MIN(([.$A$2]+([.B333]*[.$B$2]));[.$C$2]))" office:value-type="float" office:value="23.3857133529357" calcext:value-type="float">
            <text:p>23.3857133529</text:p>
          </table:table-cell>
          <table:table-cell table:formula="of:=IF([.$C333]&gt;[.$J$2];[.E332];[.E332]+COS(RADIANS([.$C333]))*MIN(([.$A$2]+([.B333]*[.$B$2]));[.$C$2]))" office:value-type="float" office:value="-2.2639638400468" calcext:value-type="float">
            <text:p>-2.26396384</text:p>
          </table:table-cell>
          <table:table-cell table:formula="of:=SQRT(([.D333]*[.D333])+([.E333]*[.E333]))" office:value-type="float" office:value="23.4950446114647" calcext:value-type="float">
            <text:p>23.4950446115</text:p>
          </table:table-cell>
          <table:table-cell/>
          <table:table-cell table:formula="of:=IF([.$C333] &gt; [.$J$2]; [.H332]; (([.$A$2]/[.$E$2])*((0-COS([.$E$2]*[.B333] + [.$G$2])) - (0-COS([.$G$2])))) + (([.$B$2]*[.B333]/[.$E$2])*(0-COS([.$E$2]*[.B333] + [.$G$2]))) + (([.$B$2]/POWER([.$E$2];2)) * (SIN([.$E$2]*[.B333] + [.$G$2]) - SIN([.$G$2]))))" office:value-type="float" office:value="23.285186687421" calcext:value-type="float">
            <text:p>23.2851866874</text:p>
          </table:table-cell>
          <table:table-cell table:formula="of:=IF([.$C333] &gt; [.$J$2]; [.I332]; (([.$A$2]/[.$E$2])*(   SIN([.$E$2]*[.B333] + [.$G$2])  -    SIN([.$G$2])))  + (([.$B$2]*[.B333]/[.$E$2])*   SIN([.$E$2]*[.B333] + [.$G$2]))  + (([.$B$2]/POWER([.$E$2];2)) * (COS([.$E$2]*[.B333] + [.$G$2]) - COS([.$G$2]))))" office:value-type="float" office:value="-2.08065084942753" calcext:value-type="float">
            <text:p>-2.0806508494</text:p>
          </table:table-cell>
          <table:table-cell table:formula="of:=SQRT(POWER([.H333];2)+POWER([.I33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[.B334]*[.$D$2]" office:value-type="float" office:value="652" calcext:value-type="float">
            <text:p>652</text:p>
          </table:table-cell>
          <table:table-cell table:formula="of:=IF([.$C334] &gt; [.$J$2]; [.D333]; [.D333]+SIN(RADIANS([.$C334]))*MIN(([.$A$2]+([.B334]*[.$B$2]));[.$C$2]))" office:value-type="float" office:value="23.3857133529357" calcext:value-type="float">
            <text:p>23.3857133529</text:p>
          </table:table-cell>
          <table:table-cell table:formula="of:=IF([.$C334]&gt;[.$J$2];[.E333];[.E333]+COS(RADIANS([.$C334]))*MIN(([.$A$2]+([.B334]*[.$B$2]));[.$C$2]))" office:value-type="float" office:value="-2.2639638400468" calcext:value-type="float">
            <text:p>-2.26396384</text:p>
          </table:table-cell>
          <table:table-cell table:formula="of:=SQRT(([.D334]*[.D334])+([.E334]*[.E334]))" office:value-type="float" office:value="23.4950446114647" calcext:value-type="float">
            <text:p>23.4950446115</text:p>
          </table:table-cell>
          <table:table-cell/>
          <table:table-cell table:formula="of:=IF([.$C334] &gt; [.$J$2]; [.H333]; (([.$A$2]/[.$E$2])*((0-COS([.$E$2]*[.B334] + [.$G$2])) - (0-COS([.$G$2])))) + (([.$B$2]*[.B334]/[.$E$2])*(0-COS([.$E$2]*[.B334] + [.$G$2]))) + (([.$B$2]/POWER([.$E$2];2)) * (SIN([.$E$2]*[.B334] + [.$G$2]) - SIN([.$G$2]))))" office:value-type="float" office:value="23.285186687421" calcext:value-type="float">
            <text:p>23.2851866874</text:p>
          </table:table-cell>
          <table:table-cell table:formula="of:=IF([.$C334] &gt; [.$J$2]; [.I333]; (([.$A$2]/[.$E$2])*(   SIN([.$E$2]*[.B334] + [.$G$2])  -    SIN([.$G$2])))  + (([.$B$2]*[.B334]/[.$E$2])*   SIN([.$E$2]*[.B334] + [.$G$2]))  + (([.$B$2]/POWER([.$E$2];2)) * (COS([.$E$2]*[.B334] + [.$G$2]) - COS([.$G$2]))))" office:value-type="float" office:value="-2.08065084942753" calcext:value-type="float">
            <text:p>-2.0806508494</text:p>
          </table:table-cell>
          <table:table-cell table:formula="of:=SQRT(POWER([.H334];2)+POWER([.I33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[.B335]*[.$D$2]" office:value-type="float" office:value="654" calcext:value-type="float">
            <text:p>654</text:p>
          </table:table-cell>
          <table:table-cell table:formula="of:=IF([.$C335] &gt; [.$J$2]; [.D334]; [.D334]+SIN(RADIANS([.$C335]))*MIN(([.$A$2]+([.B335]*[.$B$2]));[.$C$2]))" office:value-type="float" office:value="23.3857133529357" calcext:value-type="float">
            <text:p>23.3857133529</text:p>
          </table:table-cell>
          <table:table-cell table:formula="of:=IF([.$C335]&gt;[.$J$2];[.E334];[.E334]+COS(RADIANS([.$C335]))*MIN(([.$A$2]+([.B335]*[.$B$2]));[.$C$2]))" office:value-type="float" office:value="-2.2639638400468" calcext:value-type="float">
            <text:p>-2.26396384</text:p>
          </table:table-cell>
          <table:table-cell table:formula="of:=SQRT(([.D335]*[.D335])+([.E335]*[.E335]))" office:value-type="float" office:value="23.4950446114647" calcext:value-type="float">
            <text:p>23.4950446115</text:p>
          </table:table-cell>
          <table:table-cell/>
          <table:table-cell table:formula="of:=IF([.$C335] &gt; [.$J$2]; [.H334]; (([.$A$2]/[.$E$2])*((0-COS([.$E$2]*[.B335] + [.$G$2])) - (0-COS([.$G$2])))) + (([.$B$2]*[.B335]/[.$E$2])*(0-COS([.$E$2]*[.B335] + [.$G$2]))) + (([.$B$2]/POWER([.$E$2];2)) * (SIN([.$E$2]*[.B335] + [.$G$2]) - SIN([.$G$2]))))" office:value-type="float" office:value="23.285186687421" calcext:value-type="float">
            <text:p>23.2851866874</text:p>
          </table:table-cell>
          <table:table-cell table:formula="of:=IF([.$C335] &gt; [.$J$2]; [.I334]; (([.$A$2]/[.$E$2])*(   SIN([.$E$2]*[.B335] + [.$G$2])  -    SIN([.$G$2])))  + (([.$B$2]*[.B335]/[.$E$2])*   SIN([.$E$2]*[.B335] + [.$G$2]))  + (([.$B$2]/POWER([.$E$2];2)) * (COS([.$E$2]*[.B335] + [.$G$2]) - COS([.$G$2]))))" office:value-type="float" office:value="-2.08065084942753" calcext:value-type="float">
            <text:p>-2.0806508494</text:p>
          </table:table-cell>
          <table:table-cell table:formula="of:=SQRT(POWER([.H335];2)+POWER([.I33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336]*[.$D$2]" office:value-type="float" office:value="656" calcext:value-type="float">
            <text:p>656</text:p>
          </table:table-cell>
          <table:table-cell table:formula="of:=IF([.$C336] &gt; [.$J$2]; [.D335]; [.D335]+SIN(RADIANS([.$C336]))*MIN(([.$A$2]+([.B336]*[.$B$2]));[.$C$2]))" office:value-type="float" office:value="23.3857133529357" calcext:value-type="float">
            <text:p>23.3857133529</text:p>
          </table:table-cell>
          <table:table-cell table:formula="of:=IF([.$C336]&gt;[.$J$2];[.E335];[.E335]+COS(RADIANS([.$C336]))*MIN(([.$A$2]+([.B336]*[.$B$2]));[.$C$2]))" office:value-type="float" office:value="-2.2639638400468" calcext:value-type="float">
            <text:p>-2.26396384</text:p>
          </table:table-cell>
          <table:table-cell table:formula="of:=SQRT(([.D336]*[.D336])+([.E336]*[.E336]))" office:value-type="float" office:value="23.4950446114647" calcext:value-type="float">
            <text:p>23.4950446115</text:p>
          </table:table-cell>
          <table:table-cell/>
          <table:table-cell table:formula="of:=IF([.$C336] &gt; [.$J$2]; [.H335]; (([.$A$2]/[.$E$2])*((0-COS([.$E$2]*[.B336] + [.$G$2])) - (0-COS([.$G$2])))) + (([.$B$2]*[.B336]/[.$E$2])*(0-COS([.$E$2]*[.B336] + [.$G$2]))) + (([.$B$2]/POWER([.$E$2];2)) * (SIN([.$E$2]*[.B336] + [.$G$2]) - SIN([.$G$2]))))" office:value-type="float" office:value="23.285186687421" calcext:value-type="float">
            <text:p>23.2851866874</text:p>
          </table:table-cell>
          <table:table-cell table:formula="of:=IF([.$C336] &gt; [.$J$2]; [.I335]; (([.$A$2]/[.$E$2])*(   SIN([.$E$2]*[.B336] + [.$G$2])  -    SIN([.$G$2])))  + (([.$B$2]*[.B336]/[.$E$2])*   SIN([.$E$2]*[.B336] + [.$G$2]))  + (([.$B$2]/POWER([.$E$2];2)) * (COS([.$E$2]*[.B336] + [.$G$2]) - COS([.$G$2]))))" office:value-type="float" office:value="-2.08065084942753" calcext:value-type="float">
            <text:p>-2.0806508494</text:p>
          </table:table-cell>
          <table:table-cell table:formula="of:=SQRT(POWER([.H336];2)+POWER([.I33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[.B337]*[.$D$2]" office:value-type="float" office:value="658" calcext:value-type="float">
            <text:p>658</text:p>
          </table:table-cell>
          <table:table-cell table:formula="of:=IF([.$C337] &gt; [.$J$2]; [.D336]; [.D336]+SIN(RADIANS([.$C337]))*MIN(([.$A$2]+([.B337]*[.$B$2]));[.$C$2]))" office:value-type="float" office:value="23.3857133529357" calcext:value-type="float">
            <text:p>23.3857133529</text:p>
          </table:table-cell>
          <table:table-cell table:formula="of:=IF([.$C337]&gt;[.$J$2];[.E336];[.E336]+COS(RADIANS([.$C337]))*MIN(([.$A$2]+([.B337]*[.$B$2]));[.$C$2]))" office:value-type="float" office:value="-2.2639638400468" calcext:value-type="float">
            <text:p>-2.26396384</text:p>
          </table:table-cell>
          <table:table-cell table:formula="of:=SQRT(([.D337]*[.D337])+([.E337]*[.E337]))" office:value-type="float" office:value="23.4950446114647" calcext:value-type="float">
            <text:p>23.4950446115</text:p>
          </table:table-cell>
          <table:table-cell/>
          <table:table-cell table:formula="of:=IF([.$C337] &gt; [.$J$2]; [.H336]; (([.$A$2]/[.$E$2])*((0-COS([.$E$2]*[.B337] + [.$G$2])) - (0-COS([.$G$2])))) + (([.$B$2]*[.B337]/[.$E$2])*(0-COS([.$E$2]*[.B337] + [.$G$2]))) + (([.$B$2]/POWER([.$E$2];2)) * (SIN([.$E$2]*[.B337] + [.$G$2]) - SIN([.$G$2]))))" office:value-type="float" office:value="23.285186687421" calcext:value-type="float">
            <text:p>23.2851866874</text:p>
          </table:table-cell>
          <table:table-cell table:formula="of:=IF([.$C337] &gt; [.$J$2]; [.I336]; (([.$A$2]/[.$E$2])*(   SIN([.$E$2]*[.B337] + [.$G$2])  -    SIN([.$G$2])))  + (([.$B$2]*[.B337]/[.$E$2])*   SIN([.$E$2]*[.B337] + [.$G$2]))  + (([.$B$2]/POWER([.$E$2];2)) * (COS([.$E$2]*[.B337] + [.$G$2]) - COS([.$G$2]))))" office:value-type="float" office:value="-2.08065084942753" calcext:value-type="float">
            <text:p>-2.0806508494</text:p>
          </table:table-cell>
          <table:table-cell table:formula="of:=SQRT(POWER([.H337];2)+POWER([.I33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338]*[.$D$2]" office:value-type="float" office:value="660" calcext:value-type="float">
            <text:p>660</text:p>
          </table:table-cell>
          <table:table-cell table:formula="of:=IF([.$C338] &gt; [.$J$2]; [.D337]; [.D337]+SIN(RADIANS([.$C338]))*MIN(([.$A$2]+([.B338]*[.$B$2]));[.$C$2]))" office:value-type="float" office:value="23.3857133529357" calcext:value-type="float">
            <text:p>23.3857133529</text:p>
          </table:table-cell>
          <table:table-cell table:formula="of:=IF([.$C338]&gt;[.$J$2];[.E337];[.E337]+COS(RADIANS([.$C338]))*MIN(([.$A$2]+([.B338]*[.$B$2]));[.$C$2]))" office:value-type="float" office:value="-2.2639638400468" calcext:value-type="float">
            <text:p>-2.26396384</text:p>
          </table:table-cell>
          <table:table-cell table:formula="of:=SQRT(([.D338]*[.D338])+([.E338]*[.E338]))" office:value-type="float" office:value="23.4950446114647" calcext:value-type="float">
            <text:p>23.4950446115</text:p>
          </table:table-cell>
          <table:table-cell/>
          <table:table-cell table:formula="of:=IF([.$C338] &gt; [.$J$2]; [.H337]; (([.$A$2]/[.$E$2])*((0-COS([.$E$2]*[.B338] + [.$G$2])) - (0-COS([.$G$2])))) + (([.$B$2]*[.B338]/[.$E$2])*(0-COS([.$E$2]*[.B338] + [.$G$2]))) + (([.$B$2]/POWER([.$E$2];2)) * (SIN([.$E$2]*[.B338] + [.$G$2]) - SIN([.$G$2]))))" office:value-type="float" office:value="23.285186687421" calcext:value-type="float">
            <text:p>23.2851866874</text:p>
          </table:table-cell>
          <table:table-cell table:formula="of:=IF([.$C338] &gt; [.$J$2]; [.I337]; (([.$A$2]/[.$E$2])*(   SIN([.$E$2]*[.B338] + [.$G$2])  -    SIN([.$G$2])))  + (([.$B$2]*[.B338]/[.$E$2])*   SIN([.$E$2]*[.B338] + [.$G$2]))  + (([.$B$2]/POWER([.$E$2];2)) * (COS([.$E$2]*[.B338] + [.$G$2]) - COS([.$G$2]))))" office:value-type="float" office:value="-2.08065084942753" calcext:value-type="float">
            <text:p>-2.0806508494</text:p>
          </table:table-cell>
          <table:table-cell table:formula="of:=SQRT(POWER([.H338];2)+POWER([.I33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B339]*[.$D$2]" office:value-type="float" office:value="662" calcext:value-type="float">
            <text:p>662</text:p>
          </table:table-cell>
          <table:table-cell table:formula="of:=IF([.$C339] &gt; [.$J$2]; [.D338]; [.D338]+SIN(RADIANS([.$C339]))*MIN(([.$A$2]+([.B339]*[.$B$2]));[.$C$2]))" office:value-type="float" office:value="23.3857133529357" calcext:value-type="float">
            <text:p>23.3857133529</text:p>
          </table:table-cell>
          <table:table-cell table:formula="of:=IF([.$C339]&gt;[.$J$2];[.E338];[.E338]+COS(RADIANS([.$C339]))*MIN(([.$A$2]+([.B339]*[.$B$2]));[.$C$2]))" office:value-type="float" office:value="-2.2639638400468" calcext:value-type="float">
            <text:p>-2.26396384</text:p>
          </table:table-cell>
          <table:table-cell table:formula="of:=SQRT(([.D339]*[.D339])+([.E339]*[.E339]))" office:value-type="float" office:value="23.4950446114647" calcext:value-type="float">
            <text:p>23.4950446115</text:p>
          </table:table-cell>
          <table:table-cell/>
          <table:table-cell table:formula="of:=IF([.$C339] &gt; [.$J$2]; [.H338]; (([.$A$2]/[.$E$2])*((0-COS([.$E$2]*[.B339] + [.$G$2])) - (0-COS([.$G$2])))) + (([.$B$2]*[.B339]/[.$E$2])*(0-COS([.$E$2]*[.B339] + [.$G$2]))) + (([.$B$2]/POWER([.$E$2];2)) * (SIN([.$E$2]*[.B339] + [.$G$2]) - SIN([.$G$2]))))" office:value-type="float" office:value="23.285186687421" calcext:value-type="float">
            <text:p>23.2851866874</text:p>
          </table:table-cell>
          <table:table-cell table:formula="of:=IF([.$C339] &gt; [.$J$2]; [.I338]; (([.$A$2]/[.$E$2])*(   SIN([.$E$2]*[.B339] + [.$G$2])  -    SIN([.$G$2])))  + (([.$B$2]*[.B339]/[.$E$2])*   SIN([.$E$2]*[.B339] + [.$G$2]))  + (([.$B$2]/POWER([.$E$2];2)) * (COS([.$E$2]*[.B339] + [.$G$2]) - COS([.$G$2]))))" office:value-type="float" office:value="-2.08065084942753" calcext:value-type="float">
            <text:p>-2.0806508494</text:p>
          </table:table-cell>
          <table:table-cell table:formula="of:=SQRT(POWER([.H339];2)+POWER([.I33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[.B340]*[.$D$2]" office:value-type="float" office:value="664" calcext:value-type="float">
            <text:p>664</text:p>
          </table:table-cell>
          <table:table-cell table:formula="of:=IF([.$C340] &gt; [.$J$2]; [.D339]; [.D339]+SIN(RADIANS([.$C340]))*MIN(([.$A$2]+([.B340]*[.$B$2]));[.$C$2]))" office:value-type="float" office:value="23.3857133529357" calcext:value-type="float">
            <text:p>23.3857133529</text:p>
          </table:table-cell>
          <table:table-cell table:formula="of:=IF([.$C340]&gt;[.$J$2];[.E339];[.E339]+COS(RADIANS([.$C340]))*MIN(([.$A$2]+([.B340]*[.$B$2]));[.$C$2]))" office:value-type="float" office:value="-2.2639638400468" calcext:value-type="float">
            <text:p>-2.26396384</text:p>
          </table:table-cell>
          <table:table-cell table:formula="of:=SQRT(([.D340]*[.D340])+([.E340]*[.E340]))" office:value-type="float" office:value="23.4950446114647" calcext:value-type="float">
            <text:p>23.4950446115</text:p>
          </table:table-cell>
          <table:table-cell/>
          <table:table-cell table:formula="of:=IF([.$C340] &gt; [.$J$2]; [.H339]; (([.$A$2]/[.$E$2])*((0-COS([.$E$2]*[.B340] + [.$G$2])) - (0-COS([.$G$2])))) + (([.$B$2]*[.B340]/[.$E$2])*(0-COS([.$E$2]*[.B340] + [.$G$2]))) + (([.$B$2]/POWER([.$E$2];2)) * (SIN([.$E$2]*[.B340] + [.$G$2]) - SIN([.$G$2]))))" office:value-type="float" office:value="23.285186687421" calcext:value-type="float">
            <text:p>23.2851866874</text:p>
          </table:table-cell>
          <table:table-cell table:formula="of:=IF([.$C340] &gt; [.$J$2]; [.I339]; (([.$A$2]/[.$E$2])*(   SIN([.$E$2]*[.B340] + [.$G$2])  -    SIN([.$G$2])))  + (([.$B$2]*[.B340]/[.$E$2])*   SIN([.$E$2]*[.B340] + [.$G$2]))  + (([.$B$2]/POWER([.$E$2];2)) * (COS([.$E$2]*[.B340] + [.$G$2]) - COS([.$G$2]))))" office:value-type="float" office:value="-2.08065084942753" calcext:value-type="float">
            <text:p>-2.0806508494</text:p>
          </table:table-cell>
          <table:table-cell table:formula="of:=SQRT(POWER([.H340];2)+POWER([.I33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[.B341]*[.$D$2]" office:value-type="float" office:value="666" calcext:value-type="float">
            <text:p>666</text:p>
          </table:table-cell>
          <table:table-cell table:formula="of:=IF([.$C341] &gt; [.$J$2]; [.D340]; [.D340]+SIN(RADIANS([.$C341]))*MIN(([.$A$2]+([.B341]*[.$B$2]));[.$C$2]))" office:value-type="float" office:value="23.3857133529357" calcext:value-type="float">
            <text:p>23.3857133529</text:p>
          </table:table-cell>
          <table:table-cell table:formula="of:=IF([.$C341]&gt;[.$J$2];[.E340];[.E340]+COS(RADIANS([.$C341]))*MIN(([.$A$2]+([.B341]*[.$B$2]));[.$C$2]))" office:value-type="float" office:value="-2.2639638400468" calcext:value-type="float">
            <text:p>-2.26396384</text:p>
          </table:table-cell>
          <table:table-cell table:formula="of:=SQRT(([.D341]*[.D341])+([.E341]*[.E341]))" office:value-type="float" office:value="23.4950446114647" calcext:value-type="float">
            <text:p>23.4950446115</text:p>
          </table:table-cell>
          <table:table-cell/>
          <table:table-cell table:formula="of:=IF([.$C341] &gt; [.$J$2]; [.H340]; (([.$A$2]/[.$E$2])*((0-COS([.$E$2]*[.B341] + [.$G$2])) - (0-COS([.$G$2])))) + (([.$B$2]*[.B341]/[.$E$2])*(0-COS([.$E$2]*[.B341] + [.$G$2]))) + (([.$B$2]/POWER([.$E$2];2)) * (SIN([.$E$2]*[.B341] + [.$G$2]) - SIN([.$G$2]))))" office:value-type="float" office:value="23.285186687421" calcext:value-type="float">
            <text:p>23.2851866874</text:p>
          </table:table-cell>
          <table:table-cell table:formula="of:=IF([.$C341] &gt; [.$J$2]; [.I340]; (([.$A$2]/[.$E$2])*(   SIN([.$E$2]*[.B341] + [.$G$2])  -    SIN([.$G$2])))  + (([.$B$2]*[.B341]/[.$E$2])*   SIN([.$E$2]*[.B341] + [.$G$2]))  + (([.$B$2]/POWER([.$E$2];2)) * (COS([.$E$2]*[.B341] + [.$G$2]) - COS([.$G$2]))))" office:value-type="float" office:value="-2.08065084942753" calcext:value-type="float">
            <text:p>-2.0806508494</text:p>
          </table:table-cell>
          <table:table-cell table:formula="of:=SQRT(POWER([.H341];2)+POWER([.I34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B342]*[.$D$2]" office:value-type="float" office:value="668" calcext:value-type="float">
            <text:p>668</text:p>
          </table:table-cell>
          <table:table-cell table:formula="of:=IF([.$C342] &gt; [.$J$2]; [.D341]; [.D341]+SIN(RADIANS([.$C342]))*MIN(([.$A$2]+([.B342]*[.$B$2]));[.$C$2]))" office:value-type="float" office:value="23.3857133529357" calcext:value-type="float">
            <text:p>23.3857133529</text:p>
          </table:table-cell>
          <table:table-cell table:formula="of:=IF([.$C342]&gt;[.$J$2];[.E341];[.E341]+COS(RADIANS([.$C342]))*MIN(([.$A$2]+([.B342]*[.$B$2]));[.$C$2]))" office:value-type="float" office:value="-2.2639638400468" calcext:value-type="float">
            <text:p>-2.26396384</text:p>
          </table:table-cell>
          <table:table-cell table:formula="of:=SQRT(([.D342]*[.D342])+([.E342]*[.E342]))" office:value-type="float" office:value="23.4950446114647" calcext:value-type="float">
            <text:p>23.4950446115</text:p>
          </table:table-cell>
          <table:table-cell/>
          <table:table-cell table:formula="of:=IF([.$C342] &gt; [.$J$2]; [.H341]; (([.$A$2]/[.$E$2])*((0-COS([.$E$2]*[.B342] + [.$G$2])) - (0-COS([.$G$2])))) + (([.$B$2]*[.B342]/[.$E$2])*(0-COS([.$E$2]*[.B342] + [.$G$2]))) + (([.$B$2]/POWER([.$E$2];2)) * (SIN([.$E$2]*[.B342] + [.$G$2]) - SIN([.$G$2]))))" office:value-type="float" office:value="23.285186687421" calcext:value-type="float">
            <text:p>23.2851866874</text:p>
          </table:table-cell>
          <table:table-cell table:formula="of:=IF([.$C342] &gt; [.$J$2]; [.I341]; (([.$A$2]/[.$E$2])*(   SIN([.$E$2]*[.B342] + [.$G$2])  -    SIN([.$G$2])))  + (([.$B$2]*[.B342]/[.$E$2])*   SIN([.$E$2]*[.B342] + [.$G$2]))  + (([.$B$2]/POWER([.$E$2];2)) * (COS([.$E$2]*[.B342] + [.$G$2]) - COS([.$G$2]))))" office:value-type="float" office:value="-2.08065084942753" calcext:value-type="float">
            <text:p>-2.0806508494</text:p>
          </table:table-cell>
          <table:table-cell table:formula="of:=SQRT(POWER([.H342];2)+POWER([.I34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[.B343]*[.$D$2]" office:value-type="float" office:value="670" calcext:value-type="float">
            <text:p>670</text:p>
          </table:table-cell>
          <table:table-cell table:formula="of:=IF([.$C343] &gt; [.$J$2]; [.D342]; [.D342]+SIN(RADIANS([.$C343]))*MIN(([.$A$2]+([.B343]*[.$B$2]));[.$C$2]))" office:value-type="float" office:value="23.3857133529357" calcext:value-type="float">
            <text:p>23.3857133529</text:p>
          </table:table-cell>
          <table:table-cell table:formula="of:=IF([.$C343]&gt;[.$J$2];[.E342];[.E342]+COS(RADIANS([.$C343]))*MIN(([.$A$2]+([.B343]*[.$B$2]));[.$C$2]))" office:value-type="float" office:value="-2.2639638400468" calcext:value-type="float">
            <text:p>-2.26396384</text:p>
          </table:table-cell>
          <table:table-cell table:formula="of:=SQRT(([.D343]*[.D343])+([.E343]*[.E343]))" office:value-type="float" office:value="23.4950446114647" calcext:value-type="float">
            <text:p>23.4950446115</text:p>
          </table:table-cell>
          <table:table-cell/>
          <table:table-cell table:formula="of:=IF([.$C343] &gt; [.$J$2]; [.H342]; (([.$A$2]/[.$E$2])*((0-COS([.$E$2]*[.B343] + [.$G$2])) - (0-COS([.$G$2])))) + (([.$B$2]*[.B343]/[.$E$2])*(0-COS([.$E$2]*[.B343] + [.$G$2]))) + (([.$B$2]/POWER([.$E$2];2)) * (SIN([.$E$2]*[.B343] + [.$G$2]) - SIN([.$G$2]))))" office:value-type="float" office:value="23.285186687421" calcext:value-type="float">
            <text:p>23.2851866874</text:p>
          </table:table-cell>
          <table:table-cell table:formula="of:=IF([.$C343] &gt; [.$J$2]; [.I342]; (([.$A$2]/[.$E$2])*(   SIN([.$E$2]*[.B343] + [.$G$2])  -    SIN([.$G$2])))  + (([.$B$2]*[.B343]/[.$E$2])*   SIN([.$E$2]*[.B343] + [.$G$2]))  + (([.$B$2]/POWER([.$E$2];2)) * (COS([.$E$2]*[.B343] + [.$G$2]) - COS([.$G$2]))))" office:value-type="float" office:value="-2.08065084942753" calcext:value-type="float">
            <text:p>-2.0806508494</text:p>
          </table:table-cell>
          <table:table-cell table:formula="of:=SQRT(POWER([.H343];2)+POWER([.I34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B344]*[.$D$2]" office:value-type="float" office:value="672" calcext:value-type="float">
            <text:p>672</text:p>
          </table:table-cell>
          <table:table-cell table:formula="of:=IF([.$C344] &gt; [.$J$2]; [.D343]; [.D343]+SIN(RADIANS([.$C344]))*MIN(([.$A$2]+([.B344]*[.$B$2]));[.$C$2]))" office:value-type="float" office:value="23.3857133529357" calcext:value-type="float">
            <text:p>23.3857133529</text:p>
          </table:table-cell>
          <table:table-cell table:formula="of:=IF([.$C344]&gt;[.$J$2];[.E343];[.E343]+COS(RADIANS([.$C344]))*MIN(([.$A$2]+([.B344]*[.$B$2]));[.$C$2]))" office:value-type="float" office:value="-2.2639638400468" calcext:value-type="float">
            <text:p>-2.26396384</text:p>
          </table:table-cell>
          <table:table-cell table:formula="of:=SQRT(([.D344]*[.D344])+([.E344]*[.E344]))" office:value-type="float" office:value="23.4950446114647" calcext:value-type="float">
            <text:p>23.4950446115</text:p>
          </table:table-cell>
          <table:table-cell/>
          <table:table-cell table:formula="of:=IF([.$C344] &gt; [.$J$2]; [.H343]; (([.$A$2]/[.$E$2])*((0-COS([.$E$2]*[.B344] + [.$G$2])) - (0-COS([.$G$2])))) + (([.$B$2]*[.B344]/[.$E$2])*(0-COS([.$E$2]*[.B344] + [.$G$2]))) + (([.$B$2]/POWER([.$E$2];2)) * (SIN([.$E$2]*[.B344] + [.$G$2]) - SIN([.$G$2]))))" office:value-type="float" office:value="23.285186687421" calcext:value-type="float">
            <text:p>23.2851866874</text:p>
          </table:table-cell>
          <table:table-cell table:formula="of:=IF([.$C344] &gt; [.$J$2]; [.I343]; (([.$A$2]/[.$E$2])*(   SIN([.$E$2]*[.B344] + [.$G$2])  -    SIN([.$G$2])))  + (([.$B$2]*[.B344]/[.$E$2])*   SIN([.$E$2]*[.B344] + [.$G$2]))  + (([.$B$2]/POWER([.$E$2];2)) * (COS([.$E$2]*[.B344] + [.$G$2]) - COS([.$G$2]))))" office:value-type="float" office:value="-2.08065084942753" calcext:value-type="float">
            <text:p>-2.0806508494</text:p>
          </table:table-cell>
          <table:table-cell table:formula="of:=SQRT(POWER([.H344];2)+POWER([.I34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[.B345]*[.$D$2]" office:value-type="float" office:value="674" calcext:value-type="float">
            <text:p>674</text:p>
          </table:table-cell>
          <table:table-cell table:formula="of:=IF([.$C345] &gt; [.$J$2]; [.D344]; [.D344]+SIN(RADIANS([.$C345]))*MIN(([.$A$2]+([.B345]*[.$B$2]));[.$C$2]))" office:value-type="float" office:value="23.3857133529357" calcext:value-type="float">
            <text:p>23.3857133529</text:p>
          </table:table-cell>
          <table:table-cell table:formula="of:=IF([.$C345]&gt;[.$J$2];[.E344];[.E344]+COS(RADIANS([.$C345]))*MIN(([.$A$2]+([.B345]*[.$B$2]));[.$C$2]))" office:value-type="float" office:value="-2.2639638400468" calcext:value-type="float">
            <text:p>-2.26396384</text:p>
          </table:table-cell>
          <table:table-cell table:formula="of:=SQRT(([.D345]*[.D345])+([.E345]*[.E345]))" office:value-type="float" office:value="23.4950446114647" calcext:value-type="float">
            <text:p>23.4950446115</text:p>
          </table:table-cell>
          <table:table-cell/>
          <table:table-cell table:formula="of:=IF([.$C345] &gt; [.$J$2]; [.H344]; (([.$A$2]/[.$E$2])*((0-COS([.$E$2]*[.B345] + [.$G$2])) - (0-COS([.$G$2])))) + (([.$B$2]*[.B345]/[.$E$2])*(0-COS([.$E$2]*[.B345] + [.$G$2]))) + (([.$B$2]/POWER([.$E$2];2)) * (SIN([.$E$2]*[.B345] + [.$G$2]) - SIN([.$G$2]))))" office:value-type="float" office:value="23.285186687421" calcext:value-type="float">
            <text:p>23.2851866874</text:p>
          </table:table-cell>
          <table:table-cell table:formula="of:=IF([.$C345] &gt; [.$J$2]; [.I344]; (([.$A$2]/[.$E$2])*(   SIN([.$E$2]*[.B345] + [.$G$2])  -    SIN([.$G$2])))  + (([.$B$2]*[.B345]/[.$E$2])*   SIN([.$E$2]*[.B345] + [.$G$2]))  + (([.$B$2]/POWER([.$E$2];2)) * (COS([.$E$2]*[.B345] + [.$G$2]) - COS([.$G$2]))))" office:value-type="float" office:value="-2.08065084942753" calcext:value-type="float">
            <text:p>-2.0806508494</text:p>
          </table:table-cell>
          <table:table-cell table:formula="of:=SQRT(POWER([.H345];2)+POWER([.I34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[.B346]*[.$D$2]" office:value-type="float" office:value="676" calcext:value-type="float">
            <text:p>676</text:p>
          </table:table-cell>
          <table:table-cell table:formula="of:=IF([.$C346] &gt; [.$J$2]; [.D345]; [.D345]+SIN(RADIANS([.$C346]))*MIN(([.$A$2]+([.B346]*[.$B$2]));[.$C$2]))" office:value-type="float" office:value="23.3857133529357" calcext:value-type="float">
            <text:p>23.3857133529</text:p>
          </table:table-cell>
          <table:table-cell table:formula="of:=IF([.$C346]&gt;[.$J$2];[.E345];[.E345]+COS(RADIANS([.$C346]))*MIN(([.$A$2]+([.B346]*[.$B$2]));[.$C$2]))" office:value-type="float" office:value="-2.2639638400468" calcext:value-type="float">
            <text:p>-2.26396384</text:p>
          </table:table-cell>
          <table:table-cell table:formula="of:=SQRT(([.D346]*[.D346])+([.E346]*[.E346]))" office:value-type="float" office:value="23.4950446114647" calcext:value-type="float">
            <text:p>23.4950446115</text:p>
          </table:table-cell>
          <table:table-cell/>
          <table:table-cell table:formula="of:=IF([.$C346] &gt; [.$J$2]; [.H345]; (([.$A$2]/[.$E$2])*((0-COS([.$E$2]*[.B346] + [.$G$2])) - (0-COS([.$G$2])))) + (([.$B$2]*[.B346]/[.$E$2])*(0-COS([.$E$2]*[.B346] + [.$G$2]))) + (([.$B$2]/POWER([.$E$2];2)) * (SIN([.$E$2]*[.B346] + [.$G$2]) - SIN([.$G$2]))))" office:value-type="float" office:value="23.285186687421" calcext:value-type="float">
            <text:p>23.2851866874</text:p>
          </table:table-cell>
          <table:table-cell table:formula="of:=IF([.$C346] &gt; [.$J$2]; [.I345]; (([.$A$2]/[.$E$2])*(   SIN([.$E$2]*[.B346] + [.$G$2])  -    SIN([.$G$2])))  + (([.$B$2]*[.B346]/[.$E$2])*   SIN([.$E$2]*[.B346] + [.$G$2]))  + (([.$B$2]/POWER([.$E$2];2)) * (COS([.$E$2]*[.B346] + [.$G$2]) - COS([.$G$2]))))" office:value-type="float" office:value="-2.08065084942753" calcext:value-type="float">
            <text:p>-2.0806508494</text:p>
          </table:table-cell>
          <table:table-cell table:formula="of:=SQRT(POWER([.H346];2)+POWER([.I34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[.B347]*[.$D$2]" office:value-type="float" office:value="678" calcext:value-type="float">
            <text:p>678</text:p>
          </table:table-cell>
          <table:table-cell table:formula="of:=IF([.$C347] &gt; [.$J$2]; [.D346]; [.D346]+SIN(RADIANS([.$C347]))*MIN(([.$A$2]+([.B347]*[.$B$2]));[.$C$2]))" office:value-type="float" office:value="23.3857133529357" calcext:value-type="float">
            <text:p>23.3857133529</text:p>
          </table:table-cell>
          <table:table-cell table:formula="of:=IF([.$C347]&gt;[.$J$2];[.E346];[.E346]+COS(RADIANS([.$C347]))*MIN(([.$A$2]+([.B347]*[.$B$2]));[.$C$2]))" office:value-type="float" office:value="-2.2639638400468" calcext:value-type="float">
            <text:p>-2.26396384</text:p>
          </table:table-cell>
          <table:table-cell table:formula="of:=SQRT(([.D347]*[.D347])+([.E347]*[.E347]))" office:value-type="float" office:value="23.4950446114647" calcext:value-type="float">
            <text:p>23.4950446115</text:p>
          </table:table-cell>
          <table:table-cell/>
          <table:table-cell table:formula="of:=IF([.$C347] &gt; [.$J$2]; [.H346]; (([.$A$2]/[.$E$2])*((0-COS([.$E$2]*[.B347] + [.$G$2])) - (0-COS([.$G$2])))) + (([.$B$2]*[.B347]/[.$E$2])*(0-COS([.$E$2]*[.B347] + [.$G$2]))) + (([.$B$2]/POWER([.$E$2];2)) * (SIN([.$E$2]*[.B347] + [.$G$2]) - SIN([.$G$2]))))" office:value-type="float" office:value="23.285186687421" calcext:value-type="float">
            <text:p>23.2851866874</text:p>
          </table:table-cell>
          <table:table-cell table:formula="of:=IF([.$C347] &gt; [.$J$2]; [.I346]; (([.$A$2]/[.$E$2])*(   SIN([.$E$2]*[.B347] + [.$G$2])  -    SIN([.$G$2])))  + (([.$B$2]*[.B347]/[.$E$2])*   SIN([.$E$2]*[.B347] + [.$G$2]))  + (([.$B$2]/POWER([.$E$2];2)) * (COS([.$E$2]*[.B347] + [.$G$2]) - COS([.$G$2]))))" office:value-type="float" office:value="-2.08065084942753" calcext:value-type="float">
            <text:p>-2.0806508494</text:p>
          </table:table-cell>
          <table:table-cell table:formula="of:=SQRT(POWER([.H347];2)+POWER([.I34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348]*[.$D$2]" office:value-type="float" office:value="680" calcext:value-type="float">
            <text:p>680</text:p>
          </table:table-cell>
          <table:table-cell table:formula="of:=IF([.$C348] &gt; [.$J$2]; [.D347]; [.D347]+SIN(RADIANS([.$C348]))*MIN(([.$A$2]+([.B348]*[.$B$2]));[.$C$2]))" office:value-type="float" office:value="23.3857133529357" calcext:value-type="float">
            <text:p>23.3857133529</text:p>
          </table:table-cell>
          <table:table-cell table:formula="of:=IF([.$C348]&gt;[.$J$2];[.E347];[.E347]+COS(RADIANS([.$C348]))*MIN(([.$A$2]+([.B348]*[.$B$2]));[.$C$2]))" office:value-type="float" office:value="-2.2639638400468" calcext:value-type="float">
            <text:p>-2.26396384</text:p>
          </table:table-cell>
          <table:table-cell table:formula="of:=SQRT(([.D348]*[.D348])+([.E348]*[.E348]))" office:value-type="float" office:value="23.4950446114647" calcext:value-type="float">
            <text:p>23.4950446115</text:p>
          </table:table-cell>
          <table:table-cell/>
          <table:table-cell table:formula="of:=IF([.$C348] &gt; [.$J$2]; [.H347]; (([.$A$2]/[.$E$2])*((0-COS([.$E$2]*[.B348] + [.$G$2])) - (0-COS([.$G$2])))) + (([.$B$2]*[.B348]/[.$E$2])*(0-COS([.$E$2]*[.B348] + [.$G$2]))) + (([.$B$2]/POWER([.$E$2];2)) * (SIN([.$E$2]*[.B348] + [.$G$2]) - SIN([.$G$2]))))" office:value-type="float" office:value="23.285186687421" calcext:value-type="float">
            <text:p>23.2851866874</text:p>
          </table:table-cell>
          <table:table-cell table:formula="of:=IF([.$C348] &gt; [.$J$2]; [.I347]; (([.$A$2]/[.$E$2])*(   SIN([.$E$2]*[.B348] + [.$G$2])  -    SIN([.$G$2])))  + (([.$B$2]*[.B348]/[.$E$2])*   SIN([.$E$2]*[.B348] + [.$G$2]))  + (([.$B$2]/POWER([.$E$2];2)) * (COS([.$E$2]*[.B348] + [.$G$2]) - COS([.$G$2]))))" office:value-type="float" office:value="-2.08065084942753" calcext:value-type="float">
            <text:p>-2.0806508494</text:p>
          </table:table-cell>
          <table:table-cell table:formula="of:=SQRT(POWER([.H348];2)+POWER([.I34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[.B349]*[.$D$2]" office:value-type="float" office:value="682" calcext:value-type="float">
            <text:p>682</text:p>
          </table:table-cell>
          <table:table-cell table:formula="of:=IF([.$C349] &gt; [.$J$2]; [.D348]; [.D348]+SIN(RADIANS([.$C349]))*MIN(([.$A$2]+([.B349]*[.$B$2]));[.$C$2]))" office:value-type="float" office:value="23.3857133529357" calcext:value-type="float">
            <text:p>23.3857133529</text:p>
          </table:table-cell>
          <table:table-cell table:formula="of:=IF([.$C349]&gt;[.$J$2];[.E348];[.E348]+COS(RADIANS([.$C349]))*MIN(([.$A$2]+([.B349]*[.$B$2]));[.$C$2]))" office:value-type="float" office:value="-2.2639638400468" calcext:value-type="float">
            <text:p>-2.26396384</text:p>
          </table:table-cell>
          <table:table-cell table:formula="of:=SQRT(([.D349]*[.D349])+([.E349]*[.E349]))" office:value-type="float" office:value="23.4950446114647" calcext:value-type="float">
            <text:p>23.4950446115</text:p>
          </table:table-cell>
          <table:table-cell/>
          <table:table-cell table:formula="of:=IF([.$C349] &gt; [.$J$2]; [.H348]; (([.$A$2]/[.$E$2])*((0-COS([.$E$2]*[.B349] + [.$G$2])) - (0-COS([.$G$2])))) + (([.$B$2]*[.B349]/[.$E$2])*(0-COS([.$E$2]*[.B349] + [.$G$2]))) + (([.$B$2]/POWER([.$E$2];2)) * (SIN([.$E$2]*[.B349] + [.$G$2]) - SIN([.$G$2]))))" office:value-type="float" office:value="23.285186687421" calcext:value-type="float">
            <text:p>23.2851866874</text:p>
          </table:table-cell>
          <table:table-cell table:formula="of:=IF([.$C349] &gt; [.$J$2]; [.I348]; (([.$A$2]/[.$E$2])*(   SIN([.$E$2]*[.B349] + [.$G$2])  -    SIN([.$G$2])))  + (([.$B$2]*[.B349]/[.$E$2])*   SIN([.$E$2]*[.B349] + [.$G$2]))  + (([.$B$2]/POWER([.$E$2];2)) * (COS([.$E$2]*[.B349] + [.$G$2]) - COS([.$G$2]))))" office:value-type="float" office:value="-2.08065084942753" calcext:value-type="float">
            <text:p>-2.0806508494</text:p>
          </table:table-cell>
          <table:table-cell table:formula="of:=SQRT(POWER([.H349];2)+POWER([.I34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B350]*[.$D$2]" office:value-type="float" office:value="684" calcext:value-type="float">
            <text:p>684</text:p>
          </table:table-cell>
          <table:table-cell table:formula="of:=IF([.$C350] &gt; [.$J$2]; [.D349]; [.D349]+SIN(RADIANS([.$C350]))*MIN(([.$A$2]+([.B350]*[.$B$2]));[.$C$2]))" office:value-type="float" office:value="23.3857133529357" calcext:value-type="float">
            <text:p>23.3857133529</text:p>
          </table:table-cell>
          <table:table-cell table:formula="of:=IF([.$C350]&gt;[.$J$2];[.E349];[.E349]+COS(RADIANS([.$C350]))*MIN(([.$A$2]+([.B350]*[.$B$2]));[.$C$2]))" office:value-type="float" office:value="-2.2639638400468" calcext:value-type="float">
            <text:p>-2.26396384</text:p>
          </table:table-cell>
          <table:table-cell table:formula="of:=SQRT(([.D350]*[.D350])+([.E350]*[.E350]))" office:value-type="float" office:value="23.4950446114647" calcext:value-type="float">
            <text:p>23.4950446115</text:p>
          </table:table-cell>
          <table:table-cell/>
          <table:table-cell table:formula="of:=IF([.$C350] &gt; [.$J$2]; [.H349]; (([.$A$2]/[.$E$2])*((0-COS([.$E$2]*[.B350] + [.$G$2])) - (0-COS([.$G$2])))) + (([.$B$2]*[.B350]/[.$E$2])*(0-COS([.$E$2]*[.B350] + [.$G$2]))) + (([.$B$2]/POWER([.$E$2];2)) * (SIN([.$E$2]*[.B350] + [.$G$2]) - SIN([.$G$2]))))" office:value-type="float" office:value="23.285186687421" calcext:value-type="float">
            <text:p>23.2851866874</text:p>
          </table:table-cell>
          <table:table-cell table:formula="of:=IF([.$C350] &gt; [.$J$2]; [.I349]; (([.$A$2]/[.$E$2])*(   SIN([.$E$2]*[.B350] + [.$G$2])  -    SIN([.$G$2])))  + (([.$B$2]*[.B350]/[.$E$2])*   SIN([.$E$2]*[.B350] + [.$G$2]))  + (([.$B$2]/POWER([.$E$2];2)) * (COS([.$E$2]*[.B350] + [.$G$2]) - COS([.$G$2]))))" office:value-type="float" office:value="-2.08065084942753" calcext:value-type="float">
            <text:p>-2.0806508494</text:p>
          </table:table-cell>
          <table:table-cell table:formula="of:=SQRT(POWER([.H350];2)+POWER([.I34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[.B351]*[.$D$2]" office:value-type="float" office:value="686" calcext:value-type="float">
            <text:p>686</text:p>
          </table:table-cell>
          <table:table-cell table:formula="of:=IF([.$C351] &gt; [.$J$2]; [.D350]; [.D350]+SIN(RADIANS([.$C351]))*MIN(([.$A$2]+([.B351]*[.$B$2]));[.$C$2]))" office:value-type="float" office:value="23.3857133529357" calcext:value-type="float">
            <text:p>23.3857133529</text:p>
          </table:table-cell>
          <table:table-cell table:formula="of:=IF([.$C351]&gt;[.$J$2];[.E350];[.E350]+COS(RADIANS([.$C351]))*MIN(([.$A$2]+([.B351]*[.$B$2]));[.$C$2]))" office:value-type="float" office:value="-2.2639638400468" calcext:value-type="float">
            <text:p>-2.26396384</text:p>
          </table:table-cell>
          <table:table-cell table:formula="of:=SQRT(([.D351]*[.D351])+([.E351]*[.E351]))" office:value-type="float" office:value="23.4950446114647" calcext:value-type="float">
            <text:p>23.4950446115</text:p>
          </table:table-cell>
          <table:table-cell/>
          <table:table-cell table:formula="of:=IF([.$C351] &gt; [.$J$2]; [.H350]; (([.$A$2]/[.$E$2])*((0-COS([.$E$2]*[.B351] + [.$G$2])) - (0-COS([.$G$2])))) + (([.$B$2]*[.B351]/[.$E$2])*(0-COS([.$E$2]*[.B351] + [.$G$2]))) + (([.$B$2]/POWER([.$E$2];2)) * (SIN([.$E$2]*[.B351] + [.$G$2]) - SIN([.$G$2]))))" office:value-type="float" office:value="23.285186687421" calcext:value-type="float">
            <text:p>23.2851866874</text:p>
          </table:table-cell>
          <table:table-cell table:formula="of:=IF([.$C351] &gt; [.$J$2]; [.I350]; (([.$A$2]/[.$E$2])*(   SIN([.$E$2]*[.B351] + [.$G$2])  -    SIN([.$G$2])))  + (([.$B$2]*[.B351]/[.$E$2])*   SIN([.$E$2]*[.B351] + [.$G$2]))  + (([.$B$2]/POWER([.$E$2];2)) * (COS([.$E$2]*[.B351] + [.$G$2]) - COS([.$G$2]))))" office:value-type="float" office:value="-2.08065084942753" calcext:value-type="float">
            <text:p>-2.0806508494</text:p>
          </table:table-cell>
          <table:table-cell table:formula="of:=SQRT(POWER([.H351];2)+POWER([.I35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B352]*[.$D$2]" office:value-type="float" office:value="688" calcext:value-type="float">
            <text:p>688</text:p>
          </table:table-cell>
          <table:table-cell table:formula="of:=IF([.$C352] &gt; [.$J$2]; [.D351]; [.D351]+SIN(RADIANS([.$C352]))*MIN(([.$A$2]+([.B352]*[.$B$2]));[.$C$2]))" office:value-type="float" office:value="23.3857133529357" calcext:value-type="float">
            <text:p>23.3857133529</text:p>
          </table:table-cell>
          <table:table-cell table:formula="of:=IF([.$C352]&gt;[.$J$2];[.E351];[.E351]+COS(RADIANS([.$C352]))*MIN(([.$A$2]+([.B352]*[.$B$2]));[.$C$2]))" office:value-type="float" office:value="-2.2639638400468" calcext:value-type="float">
            <text:p>-2.26396384</text:p>
          </table:table-cell>
          <table:table-cell table:formula="of:=SQRT(([.D352]*[.D352])+([.E352]*[.E352]))" office:value-type="float" office:value="23.4950446114647" calcext:value-type="float">
            <text:p>23.4950446115</text:p>
          </table:table-cell>
          <table:table-cell/>
          <table:table-cell table:formula="of:=IF([.$C352] &gt; [.$J$2]; [.H351]; (([.$A$2]/[.$E$2])*((0-COS([.$E$2]*[.B352] + [.$G$2])) - (0-COS([.$G$2])))) + (([.$B$2]*[.B352]/[.$E$2])*(0-COS([.$E$2]*[.B352] + [.$G$2]))) + (([.$B$2]/POWER([.$E$2];2)) * (SIN([.$E$2]*[.B352] + [.$G$2]) - SIN([.$G$2]))))" office:value-type="float" office:value="23.285186687421" calcext:value-type="float">
            <text:p>23.2851866874</text:p>
          </table:table-cell>
          <table:table-cell table:formula="of:=IF([.$C352] &gt; [.$J$2]; [.I351]; (([.$A$2]/[.$E$2])*(   SIN([.$E$2]*[.B352] + [.$G$2])  -    SIN([.$G$2])))  + (([.$B$2]*[.B352]/[.$E$2])*   SIN([.$E$2]*[.B352] + [.$G$2]))  + (([.$B$2]/POWER([.$E$2];2)) * (COS([.$E$2]*[.B352] + [.$G$2]) - COS([.$G$2]))))" office:value-type="float" office:value="-2.08065084942753" calcext:value-type="float">
            <text:p>-2.0806508494</text:p>
          </table:table-cell>
          <table:table-cell table:formula="of:=SQRT(POWER([.H352];2)+POWER([.I35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[.B353]*[.$D$2]" office:value-type="float" office:value="690" calcext:value-type="float">
            <text:p>690</text:p>
          </table:table-cell>
          <table:table-cell table:formula="of:=IF([.$C353] &gt; [.$J$2]; [.D352]; [.D352]+SIN(RADIANS([.$C353]))*MIN(([.$A$2]+([.B353]*[.$B$2]));[.$C$2]))" office:value-type="float" office:value="23.3857133529357" calcext:value-type="float">
            <text:p>23.3857133529</text:p>
          </table:table-cell>
          <table:table-cell table:formula="of:=IF([.$C353]&gt;[.$J$2];[.E352];[.E352]+COS(RADIANS([.$C353]))*MIN(([.$A$2]+([.B353]*[.$B$2]));[.$C$2]))" office:value-type="float" office:value="-2.2639638400468" calcext:value-type="float">
            <text:p>-2.26396384</text:p>
          </table:table-cell>
          <table:table-cell table:formula="of:=SQRT(([.D353]*[.D353])+([.E353]*[.E353]))" office:value-type="float" office:value="23.4950446114647" calcext:value-type="float">
            <text:p>23.4950446115</text:p>
          </table:table-cell>
          <table:table-cell/>
          <table:table-cell table:formula="of:=IF([.$C353] &gt; [.$J$2]; [.H352]; (([.$A$2]/[.$E$2])*((0-COS([.$E$2]*[.B353] + [.$G$2])) - (0-COS([.$G$2])))) + (([.$B$2]*[.B353]/[.$E$2])*(0-COS([.$E$2]*[.B353] + [.$G$2]))) + (([.$B$2]/POWER([.$E$2];2)) * (SIN([.$E$2]*[.B353] + [.$G$2]) - SIN([.$G$2]))))" office:value-type="float" office:value="23.285186687421" calcext:value-type="float">
            <text:p>23.2851866874</text:p>
          </table:table-cell>
          <table:table-cell table:formula="of:=IF([.$C353] &gt; [.$J$2]; [.I352]; (([.$A$2]/[.$E$2])*(   SIN([.$E$2]*[.B353] + [.$G$2])  -    SIN([.$G$2])))  + (([.$B$2]*[.B353]/[.$E$2])*   SIN([.$E$2]*[.B353] + [.$G$2]))  + (([.$B$2]/POWER([.$E$2];2)) * (COS([.$E$2]*[.B353] + [.$G$2]) - COS([.$G$2]))))" office:value-type="float" office:value="-2.08065084942753" calcext:value-type="float">
            <text:p>-2.0806508494</text:p>
          </table:table-cell>
          <table:table-cell table:formula="of:=SQRT(POWER([.H353];2)+POWER([.I35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[.B354]*[.$D$2]" office:value-type="float" office:value="692" calcext:value-type="float">
            <text:p>692</text:p>
          </table:table-cell>
          <table:table-cell table:formula="of:=IF([.$C354] &gt; [.$J$2]; [.D353]; [.D353]+SIN(RADIANS([.$C354]))*MIN(([.$A$2]+([.B354]*[.$B$2]));[.$C$2]))" office:value-type="float" office:value="23.3857133529357" calcext:value-type="float">
            <text:p>23.3857133529</text:p>
          </table:table-cell>
          <table:table-cell table:formula="of:=IF([.$C354]&gt;[.$J$2];[.E353];[.E353]+COS(RADIANS([.$C354]))*MIN(([.$A$2]+([.B354]*[.$B$2]));[.$C$2]))" office:value-type="float" office:value="-2.2639638400468" calcext:value-type="float">
            <text:p>-2.26396384</text:p>
          </table:table-cell>
          <table:table-cell table:formula="of:=SQRT(([.D354]*[.D354])+([.E354]*[.E354]))" office:value-type="float" office:value="23.4950446114647" calcext:value-type="float">
            <text:p>23.4950446115</text:p>
          </table:table-cell>
          <table:table-cell/>
          <table:table-cell table:formula="of:=IF([.$C354] &gt; [.$J$2]; [.H353]; (([.$A$2]/[.$E$2])*((0-COS([.$E$2]*[.B354] + [.$G$2])) - (0-COS([.$G$2])))) + (([.$B$2]*[.B354]/[.$E$2])*(0-COS([.$E$2]*[.B354] + [.$G$2]))) + (([.$B$2]/POWER([.$E$2];2)) * (SIN([.$E$2]*[.B354] + [.$G$2]) - SIN([.$G$2]))))" office:value-type="float" office:value="23.285186687421" calcext:value-type="float">
            <text:p>23.2851866874</text:p>
          </table:table-cell>
          <table:table-cell table:formula="of:=IF([.$C354] &gt; [.$J$2]; [.I353]; (([.$A$2]/[.$E$2])*(   SIN([.$E$2]*[.B354] + [.$G$2])  -    SIN([.$G$2])))  + (([.$B$2]*[.B354]/[.$E$2])*   SIN([.$E$2]*[.B354] + [.$G$2]))  + (([.$B$2]/POWER([.$E$2];2)) * (COS([.$E$2]*[.B354] + [.$G$2]) - COS([.$G$2]))))" office:value-type="float" office:value="-2.08065084942753" calcext:value-type="float">
            <text:p>-2.0806508494</text:p>
          </table:table-cell>
          <table:table-cell table:formula="of:=SQRT(POWER([.H354];2)+POWER([.I35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[.B355]*[.$D$2]" office:value-type="float" office:value="694" calcext:value-type="float">
            <text:p>694</text:p>
          </table:table-cell>
          <table:table-cell table:formula="of:=IF([.$C355] &gt; [.$J$2]; [.D354]; [.D354]+SIN(RADIANS([.$C355]))*MIN(([.$A$2]+([.B355]*[.$B$2]));[.$C$2]))" office:value-type="float" office:value="23.3857133529357" calcext:value-type="float">
            <text:p>23.3857133529</text:p>
          </table:table-cell>
          <table:table-cell table:formula="of:=IF([.$C355]&gt;[.$J$2];[.E354];[.E354]+COS(RADIANS([.$C355]))*MIN(([.$A$2]+([.B355]*[.$B$2]));[.$C$2]))" office:value-type="float" office:value="-2.2639638400468" calcext:value-type="float">
            <text:p>-2.26396384</text:p>
          </table:table-cell>
          <table:table-cell table:formula="of:=SQRT(([.D355]*[.D355])+([.E355]*[.E355]))" office:value-type="float" office:value="23.4950446114647" calcext:value-type="float">
            <text:p>23.4950446115</text:p>
          </table:table-cell>
          <table:table-cell/>
          <table:table-cell table:formula="of:=IF([.$C355] &gt; [.$J$2]; [.H354]; (([.$A$2]/[.$E$2])*((0-COS([.$E$2]*[.B355] + [.$G$2])) - (0-COS([.$G$2])))) + (([.$B$2]*[.B355]/[.$E$2])*(0-COS([.$E$2]*[.B355] + [.$G$2]))) + (([.$B$2]/POWER([.$E$2];2)) * (SIN([.$E$2]*[.B355] + [.$G$2]) - SIN([.$G$2]))))" office:value-type="float" office:value="23.285186687421" calcext:value-type="float">
            <text:p>23.2851866874</text:p>
          </table:table-cell>
          <table:table-cell table:formula="of:=IF([.$C355] &gt; [.$J$2]; [.I354]; (([.$A$2]/[.$E$2])*(   SIN([.$E$2]*[.B355] + [.$G$2])  -    SIN([.$G$2])))  + (([.$B$2]*[.B355]/[.$E$2])*   SIN([.$E$2]*[.B355] + [.$G$2]))  + (([.$B$2]/POWER([.$E$2];2)) * (COS([.$E$2]*[.B355] + [.$G$2]) - COS([.$G$2]))))" office:value-type="float" office:value="-2.08065084942753" calcext:value-type="float">
            <text:p>-2.0806508494</text:p>
          </table:table-cell>
          <table:table-cell table:formula="of:=SQRT(POWER([.H355];2)+POWER([.I35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[.B356]*[.$D$2]" office:value-type="float" office:value="696" calcext:value-type="float">
            <text:p>696</text:p>
          </table:table-cell>
          <table:table-cell table:formula="of:=IF([.$C356] &gt; [.$J$2]; [.D355]; [.D355]+SIN(RADIANS([.$C356]))*MIN(([.$A$2]+([.B356]*[.$B$2]));[.$C$2]))" office:value-type="float" office:value="23.3857133529357" calcext:value-type="float">
            <text:p>23.3857133529</text:p>
          </table:table-cell>
          <table:table-cell table:formula="of:=IF([.$C356]&gt;[.$J$2];[.E355];[.E355]+COS(RADIANS([.$C356]))*MIN(([.$A$2]+([.B356]*[.$B$2]));[.$C$2]))" office:value-type="float" office:value="-2.2639638400468" calcext:value-type="float">
            <text:p>-2.26396384</text:p>
          </table:table-cell>
          <table:table-cell table:formula="of:=SQRT(([.D356]*[.D356])+([.E356]*[.E356]))" office:value-type="float" office:value="23.4950446114647" calcext:value-type="float">
            <text:p>23.4950446115</text:p>
          </table:table-cell>
          <table:table-cell/>
          <table:table-cell table:formula="of:=IF([.$C356] &gt; [.$J$2]; [.H355]; (([.$A$2]/[.$E$2])*((0-COS([.$E$2]*[.B356] + [.$G$2])) - (0-COS([.$G$2])))) + (([.$B$2]*[.B356]/[.$E$2])*(0-COS([.$E$2]*[.B356] + [.$G$2]))) + (([.$B$2]/POWER([.$E$2];2)) * (SIN([.$E$2]*[.B356] + [.$G$2]) - SIN([.$G$2]))))" office:value-type="float" office:value="23.285186687421" calcext:value-type="float">
            <text:p>23.2851866874</text:p>
          </table:table-cell>
          <table:table-cell table:formula="of:=IF([.$C356] &gt; [.$J$2]; [.I355]; (([.$A$2]/[.$E$2])*(   SIN([.$E$2]*[.B356] + [.$G$2])  -    SIN([.$G$2])))  + (([.$B$2]*[.B356]/[.$E$2])*   SIN([.$E$2]*[.B356] + [.$G$2]))  + (([.$B$2]/POWER([.$E$2];2)) * (COS([.$E$2]*[.B356] + [.$G$2]) - COS([.$G$2]))))" office:value-type="float" office:value="-2.08065084942753" calcext:value-type="float">
            <text:p>-2.0806508494</text:p>
          </table:table-cell>
          <table:table-cell table:formula="of:=SQRT(POWER([.H356];2)+POWER([.I35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[.B357]*[.$D$2]" office:value-type="float" office:value="698" calcext:value-type="float">
            <text:p>698</text:p>
          </table:table-cell>
          <table:table-cell table:formula="of:=IF([.$C357] &gt; [.$J$2]; [.D356]; [.D356]+SIN(RADIANS([.$C357]))*MIN(([.$A$2]+([.B357]*[.$B$2]));[.$C$2]))" office:value-type="float" office:value="23.3857133529357" calcext:value-type="float">
            <text:p>23.3857133529</text:p>
          </table:table-cell>
          <table:table-cell table:formula="of:=IF([.$C357]&gt;[.$J$2];[.E356];[.E356]+COS(RADIANS([.$C357]))*MIN(([.$A$2]+([.B357]*[.$B$2]));[.$C$2]))" office:value-type="float" office:value="-2.2639638400468" calcext:value-type="float">
            <text:p>-2.26396384</text:p>
          </table:table-cell>
          <table:table-cell table:formula="of:=SQRT(([.D357]*[.D357])+([.E357]*[.E357]))" office:value-type="float" office:value="23.4950446114647" calcext:value-type="float">
            <text:p>23.4950446115</text:p>
          </table:table-cell>
          <table:table-cell/>
          <table:table-cell table:formula="of:=IF([.$C357] &gt; [.$J$2]; [.H356]; (([.$A$2]/[.$E$2])*((0-COS([.$E$2]*[.B357] + [.$G$2])) - (0-COS([.$G$2])))) + (([.$B$2]*[.B357]/[.$E$2])*(0-COS([.$E$2]*[.B357] + [.$G$2]))) + (([.$B$2]/POWER([.$E$2];2)) * (SIN([.$E$2]*[.B357] + [.$G$2]) - SIN([.$G$2]))))" office:value-type="float" office:value="23.285186687421" calcext:value-type="float">
            <text:p>23.2851866874</text:p>
          </table:table-cell>
          <table:table-cell table:formula="of:=IF([.$C357] &gt; [.$J$2]; [.I356]; (([.$A$2]/[.$E$2])*(   SIN([.$E$2]*[.B357] + [.$G$2])  -    SIN([.$G$2])))  + (([.$B$2]*[.B357]/[.$E$2])*   SIN([.$E$2]*[.B357] + [.$G$2]))  + (([.$B$2]/POWER([.$E$2];2)) * (COS([.$E$2]*[.B357] + [.$G$2]) - COS([.$G$2]))))" office:value-type="float" office:value="-2.08065084942753" calcext:value-type="float">
            <text:p>-2.0806508494</text:p>
          </table:table-cell>
          <table:table-cell table:formula="of:=SQRT(POWER([.H357];2)+POWER([.I35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358]*[.$D$2]" office:value-type="float" office:value="700" calcext:value-type="float">
            <text:p>700</text:p>
          </table:table-cell>
          <table:table-cell table:formula="of:=IF([.$C358] &gt; [.$J$2]; [.D357]; [.D357]+SIN(RADIANS([.$C358]))*MIN(([.$A$2]+([.B358]*[.$B$2]));[.$C$2]))" office:value-type="float" office:value="23.3857133529357" calcext:value-type="float">
            <text:p>23.3857133529</text:p>
          </table:table-cell>
          <table:table-cell table:formula="of:=IF([.$C358]&gt;[.$J$2];[.E357];[.E357]+COS(RADIANS([.$C358]))*MIN(([.$A$2]+([.B358]*[.$B$2]));[.$C$2]))" office:value-type="float" office:value="-2.2639638400468" calcext:value-type="float">
            <text:p>-2.26396384</text:p>
          </table:table-cell>
          <table:table-cell table:formula="of:=SQRT(([.D358]*[.D358])+([.E358]*[.E358]))" office:value-type="float" office:value="23.4950446114647" calcext:value-type="float">
            <text:p>23.4950446115</text:p>
          </table:table-cell>
          <table:table-cell/>
          <table:table-cell table:formula="of:=IF([.$C358] &gt; [.$J$2]; [.H357]; (([.$A$2]/[.$E$2])*((0-COS([.$E$2]*[.B358] + [.$G$2])) - (0-COS([.$G$2])))) + (([.$B$2]*[.B358]/[.$E$2])*(0-COS([.$E$2]*[.B358] + [.$G$2]))) + (([.$B$2]/POWER([.$E$2];2)) * (SIN([.$E$2]*[.B358] + [.$G$2]) - SIN([.$G$2]))))" office:value-type="float" office:value="23.285186687421" calcext:value-type="float">
            <text:p>23.2851866874</text:p>
          </table:table-cell>
          <table:table-cell table:formula="of:=IF([.$C358] &gt; [.$J$2]; [.I357]; (([.$A$2]/[.$E$2])*(   SIN([.$E$2]*[.B358] + [.$G$2])  -    SIN([.$G$2])))  + (([.$B$2]*[.B358]/[.$E$2])*   SIN([.$E$2]*[.B358] + [.$G$2]))  + (([.$B$2]/POWER([.$E$2];2)) * (COS([.$E$2]*[.B358] + [.$G$2]) - COS([.$G$2]))))" office:value-type="float" office:value="-2.08065084942753" calcext:value-type="float">
            <text:p>-2.0806508494</text:p>
          </table:table-cell>
          <table:table-cell table:formula="of:=SQRT(POWER([.H358];2)+POWER([.I35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[.B359]*[.$D$2]" office:value-type="float" office:value="702" calcext:value-type="float">
            <text:p>702</text:p>
          </table:table-cell>
          <table:table-cell table:formula="of:=IF([.$C359] &gt; [.$J$2]; [.D358]; [.D358]+SIN(RADIANS([.$C359]))*MIN(([.$A$2]+([.B359]*[.$B$2]));[.$C$2]))" office:value-type="float" office:value="23.3857133529357" calcext:value-type="float">
            <text:p>23.3857133529</text:p>
          </table:table-cell>
          <table:table-cell table:formula="of:=IF([.$C359]&gt;[.$J$2];[.E358];[.E358]+COS(RADIANS([.$C359]))*MIN(([.$A$2]+([.B359]*[.$B$2]));[.$C$2]))" office:value-type="float" office:value="-2.2639638400468" calcext:value-type="float">
            <text:p>-2.26396384</text:p>
          </table:table-cell>
          <table:table-cell table:formula="of:=SQRT(([.D359]*[.D359])+([.E359]*[.E359]))" office:value-type="float" office:value="23.4950446114647" calcext:value-type="float">
            <text:p>23.4950446115</text:p>
          </table:table-cell>
          <table:table-cell/>
          <table:table-cell table:formula="of:=IF([.$C359] &gt; [.$J$2]; [.H358]; (([.$A$2]/[.$E$2])*((0-COS([.$E$2]*[.B359] + [.$G$2])) - (0-COS([.$G$2])))) + (([.$B$2]*[.B359]/[.$E$2])*(0-COS([.$E$2]*[.B359] + [.$G$2]))) + (([.$B$2]/POWER([.$E$2];2)) * (SIN([.$E$2]*[.B359] + [.$G$2]) - SIN([.$G$2]))))" office:value-type="float" office:value="23.285186687421" calcext:value-type="float">
            <text:p>23.2851866874</text:p>
          </table:table-cell>
          <table:table-cell table:formula="of:=IF([.$C359] &gt; [.$J$2]; [.I358]; (([.$A$2]/[.$E$2])*(   SIN([.$E$2]*[.B359] + [.$G$2])  -    SIN([.$G$2])))  + (([.$B$2]*[.B359]/[.$E$2])*   SIN([.$E$2]*[.B359] + [.$G$2]))  + (([.$B$2]/POWER([.$E$2];2)) * (COS([.$E$2]*[.B359] + [.$G$2]) - COS([.$G$2]))))" office:value-type="float" office:value="-2.08065084942753" calcext:value-type="float">
            <text:p>-2.0806508494</text:p>
          </table:table-cell>
          <table:table-cell table:formula="of:=SQRT(POWER([.H359];2)+POWER([.I35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360]*[.$D$2]" office:value-type="float" office:value="704" calcext:value-type="float">
            <text:p>704</text:p>
          </table:table-cell>
          <table:table-cell table:formula="of:=IF([.$C360] &gt; [.$J$2]; [.D359]; [.D359]+SIN(RADIANS([.$C360]))*MIN(([.$A$2]+([.B360]*[.$B$2]));[.$C$2]))" office:value-type="float" office:value="23.3857133529357" calcext:value-type="float">
            <text:p>23.3857133529</text:p>
          </table:table-cell>
          <table:table-cell table:formula="of:=IF([.$C360]&gt;[.$J$2];[.E359];[.E359]+COS(RADIANS([.$C360]))*MIN(([.$A$2]+([.B360]*[.$B$2]));[.$C$2]))" office:value-type="float" office:value="-2.2639638400468" calcext:value-type="float">
            <text:p>-2.26396384</text:p>
          </table:table-cell>
          <table:table-cell table:formula="of:=SQRT(([.D360]*[.D360])+([.E360]*[.E360]))" office:value-type="float" office:value="23.4950446114647" calcext:value-type="float">
            <text:p>23.4950446115</text:p>
          </table:table-cell>
          <table:table-cell/>
          <table:table-cell table:formula="of:=IF([.$C360] &gt; [.$J$2]; [.H359]; (([.$A$2]/[.$E$2])*((0-COS([.$E$2]*[.B360] + [.$G$2])) - (0-COS([.$G$2])))) + (([.$B$2]*[.B360]/[.$E$2])*(0-COS([.$E$2]*[.B360] + [.$G$2]))) + (([.$B$2]/POWER([.$E$2];2)) * (SIN([.$E$2]*[.B360] + [.$G$2]) - SIN([.$G$2]))))" office:value-type="float" office:value="23.285186687421" calcext:value-type="float">
            <text:p>23.2851866874</text:p>
          </table:table-cell>
          <table:table-cell table:formula="of:=IF([.$C360] &gt; [.$J$2]; [.I359]; (([.$A$2]/[.$E$2])*(   SIN([.$E$2]*[.B360] + [.$G$2])  -    SIN([.$G$2])))  + (([.$B$2]*[.B360]/[.$E$2])*   SIN([.$E$2]*[.B360] + [.$G$2]))  + (([.$B$2]/POWER([.$E$2];2)) * (COS([.$E$2]*[.B360] + [.$G$2]) - COS([.$G$2]))))" office:value-type="float" office:value="-2.08065084942753" calcext:value-type="float">
            <text:p>-2.0806508494</text:p>
          </table:table-cell>
          <table:table-cell table:formula="of:=SQRT(POWER([.H360];2)+POWER([.I35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[.B361]*[.$D$2]" office:value-type="float" office:value="706" calcext:value-type="float">
            <text:p>706</text:p>
          </table:table-cell>
          <table:table-cell table:formula="of:=IF([.$C361] &gt; [.$J$2]; [.D360]; [.D360]+SIN(RADIANS([.$C361]))*MIN(([.$A$2]+([.B361]*[.$B$2]));[.$C$2]))" office:value-type="float" office:value="23.3857133529357" calcext:value-type="float">
            <text:p>23.3857133529</text:p>
          </table:table-cell>
          <table:table-cell table:formula="of:=IF([.$C361]&gt;[.$J$2];[.E360];[.E360]+COS(RADIANS([.$C361]))*MIN(([.$A$2]+([.B361]*[.$B$2]));[.$C$2]))" office:value-type="float" office:value="-2.2639638400468" calcext:value-type="float">
            <text:p>-2.26396384</text:p>
          </table:table-cell>
          <table:table-cell table:formula="of:=SQRT(([.D361]*[.D361])+([.E361]*[.E361]))" office:value-type="float" office:value="23.4950446114647" calcext:value-type="float">
            <text:p>23.4950446115</text:p>
          </table:table-cell>
          <table:table-cell/>
          <table:table-cell table:formula="of:=IF([.$C361] &gt; [.$J$2]; [.H360]; (([.$A$2]/[.$E$2])*((0-COS([.$E$2]*[.B361] + [.$G$2])) - (0-COS([.$G$2])))) + (([.$B$2]*[.B361]/[.$E$2])*(0-COS([.$E$2]*[.B361] + [.$G$2]))) + (([.$B$2]/POWER([.$E$2];2)) * (SIN([.$E$2]*[.B361] + [.$G$2]) - SIN([.$G$2]))))" office:value-type="float" office:value="23.285186687421" calcext:value-type="float">
            <text:p>23.2851866874</text:p>
          </table:table-cell>
          <table:table-cell table:formula="of:=IF([.$C361] &gt; [.$J$2]; [.I360]; (([.$A$2]/[.$E$2])*(   SIN([.$E$2]*[.B361] + [.$G$2])  -    SIN([.$G$2])))  + (([.$B$2]*[.B361]/[.$E$2])*   SIN([.$E$2]*[.B361] + [.$G$2]))  + (([.$B$2]/POWER([.$E$2];2)) * (COS([.$E$2]*[.B361] + [.$G$2]) - COS([.$G$2]))))" office:value-type="float" office:value="-2.08065084942753" calcext:value-type="float">
            <text:p>-2.0806508494</text:p>
          </table:table-cell>
          <table:table-cell table:formula="of:=SQRT(POWER([.H361];2)+POWER([.I36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[.B362]*[.$D$2]" office:value-type="float" office:value="708" calcext:value-type="float">
            <text:p>708</text:p>
          </table:table-cell>
          <table:table-cell table:formula="of:=IF([.$C362] &gt; [.$J$2]; [.D361]; [.D361]+SIN(RADIANS([.$C362]))*MIN(([.$A$2]+([.B362]*[.$B$2]));[.$C$2]))" office:value-type="float" office:value="23.3857133529357" calcext:value-type="float">
            <text:p>23.3857133529</text:p>
          </table:table-cell>
          <table:table-cell table:formula="of:=IF([.$C362]&gt;[.$J$2];[.E361];[.E361]+COS(RADIANS([.$C362]))*MIN(([.$A$2]+([.B362]*[.$B$2]));[.$C$2]))" office:value-type="float" office:value="-2.2639638400468" calcext:value-type="float">
            <text:p>-2.26396384</text:p>
          </table:table-cell>
          <table:table-cell table:formula="of:=SQRT(([.D362]*[.D362])+([.E362]*[.E362]))" office:value-type="float" office:value="23.4950446114647" calcext:value-type="float">
            <text:p>23.4950446115</text:p>
          </table:table-cell>
          <table:table-cell/>
          <table:table-cell table:formula="of:=IF([.$C362] &gt; [.$J$2]; [.H361]; (([.$A$2]/[.$E$2])*((0-COS([.$E$2]*[.B362] + [.$G$2])) - (0-COS([.$G$2])))) + (([.$B$2]*[.B362]/[.$E$2])*(0-COS([.$E$2]*[.B362] + [.$G$2]))) + (([.$B$2]/POWER([.$E$2];2)) * (SIN([.$E$2]*[.B362] + [.$G$2]) - SIN([.$G$2]))))" office:value-type="float" office:value="23.285186687421" calcext:value-type="float">
            <text:p>23.2851866874</text:p>
          </table:table-cell>
          <table:table-cell table:formula="of:=IF([.$C362] &gt; [.$J$2]; [.I361]; (([.$A$2]/[.$E$2])*(   SIN([.$E$2]*[.B362] + [.$G$2])  -    SIN([.$G$2])))  + (([.$B$2]*[.B362]/[.$E$2])*   SIN([.$E$2]*[.B362] + [.$G$2]))  + (([.$B$2]/POWER([.$E$2];2)) * (COS([.$E$2]*[.B362] + [.$G$2]) - COS([.$G$2]))))" office:value-type="float" office:value="-2.08065084942753" calcext:value-type="float">
            <text:p>-2.0806508494</text:p>
          </table:table-cell>
          <table:table-cell table:formula="of:=SQRT(POWER([.H362];2)+POWER([.I36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[.B363]*[.$D$2]" office:value-type="float" office:value="710" calcext:value-type="float">
            <text:p>710</text:p>
          </table:table-cell>
          <table:table-cell table:formula="of:=IF([.$C363] &gt; [.$J$2]; [.D362]; [.D362]+SIN(RADIANS([.$C363]))*MIN(([.$A$2]+([.B363]*[.$B$2]));[.$C$2]))" office:value-type="float" office:value="23.3857133529357" calcext:value-type="float">
            <text:p>23.3857133529</text:p>
          </table:table-cell>
          <table:table-cell table:formula="of:=IF([.$C363]&gt;[.$J$2];[.E362];[.E362]+COS(RADIANS([.$C363]))*MIN(([.$A$2]+([.B363]*[.$B$2]));[.$C$2]))" office:value-type="float" office:value="-2.2639638400468" calcext:value-type="float">
            <text:p>-2.26396384</text:p>
          </table:table-cell>
          <table:table-cell table:formula="of:=SQRT(([.D363]*[.D363])+([.E363]*[.E363]))" office:value-type="float" office:value="23.4950446114647" calcext:value-type="float">
            <text:p>23.4950446115</text:p>
          </table:table-cell>
          <table:table-cell/>
          <table:table-cell table:formula="of:=IF([.$C363] &gt; [.$J$2]; [.H362]; (([.$A$2]/[.$E$2])*((0-COS([.$E$2]*[.B363] + [.$G$2])) - (0-COS([.$G$2])))) + (([.$B$2]*[.B363]/[.$E$2])*(0-COS([.$E$2]*[.B363] + [.$G$2]))) + (([.$B$2]/POWER([.$E$2];2)) * (SIN([.$E$2]*[.B363] + [.$G$2]) - SIN([.$G$2]))))" office:value-type="float" office:value="23.285186687421" calcext:value-type="float">
            <text:p>23.2851866874</text:p>
          </table:table-cell>
          <table:table-cell table:formula="of:=IF([.$C363] &gt; [.$J$2]; [.I362]; (([.$A$2]/[.$E$2])*(   SIN([.$E$2]*[.B363] + [.$G$2])  -    SIN([.$G$2])))  + (([.$B$2]*[.B363]/[.$E$2])*   SIN([.$E$2]*[.B363] + [.$G$2]))  + (([.$B$2]/POWER([.$E$2];2)) * (COS([.$E$2]*[.B363] + [.$G$2]) - COS([.$G$2]))))" office:value-type="float" office:value="-2.08065084942753" calcext:value-type="float">
            <text:p>-2.0806508494</text:p>
          </table:table-cell>
          <table:table-cell table:formula="of:=SQRT(POWER([.H363];2)+POWER([.I36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[.B364]*[.$D$2]" office:value-type="float" office:value="712" calcext:value-type="float">
            <text:p>712</text:p>
          </table:table-cell>
          <table:table-cell table:formula="of:=IF([.$C364] &gt; [.$J$2]; [.D363]; [.D363]+SIN(RADIANS([.$C364]))*MIN(([.$A$2]+([.B364]*[.$B$2]));[.$C$2]))" office:value-type="float" office:value="23.3857133529357" calcext:value-type="float">
            <text:p>23.3857133529</text:p>
          </table:table-cell>
          <table:table-cell table:formula="of:=IF([.$C364]&gt;[.$J$2];[.E363];[.E363]+COS(RADIANS([.$C364]))*MIN(([.$A$2]+([.B364]*[.$B$2]));[.$C$2]))" office:value-type="float" office:value="-2.2639638400468" calcext:value-type="float">
            <text:p>-2.26396384</text:p>
          </table:table-cell>
          <table:table-cell table:formula="of:=SQRT(([.D364]*[.D364])+([.E364]*[.E364]))" office:value-type="float" office:value="23.4950446114647" calcext:value-type="float">
            <text:p>23.4950446115</text:p>
          </table:table-cell>
          <table:table-cell/>
          <table:table-cell table:formula="of:=IF([.$C364] &gt; [.$J$2]; [.H363]; (([.$A$2]/[.$E$2])*((0-COS([.$E$2]*[.B364] + [.$G$2])) - (0-COS([.$G$2])))) + (([.$B$2]*[.B364]/[.$E$2])*(0-COS([.$E$2]*[.B364] + [.$G$2]))) + (([.$B$2]/POWER([.$E$2];2)) * (SIN([.$E$2]*[.B364] + [.$G$2]) - SIN([.$G$2]))))" office:value-type="float" office:value="23.285186687421" calcext:value-type="float">
            <text:p>23.2851866874</text:p>
          </table:table-cell>
          <table:table-cell table:formula="of:=IF([.$C364] &gt; [.$J$2]; [.I363]; (([.$A$2]/[.$E$2])*(   SIN([.$E$2]*[.B364] + [.$G$2])  -    SIN([.$G$2])))  + (([.$B$2]*[.B364]/[.$E$2])*   SIN([.$E$2]*[.B364] + [.$G$2]))  + (([.$B$2]/POWER([.$E$2];2)) * (COS([.$E$2]*[.B364] + [.$G$2]) - COS([.$G$2]))))" office:value-type="float" office:value="-2.08065084942753" calcext:value-type="float">
            <text:p>-2.0806508494</text:p>
          </table:table-cell>
          <table:table-cell table:formula="of:=SQRT(POWER([.H364];2)+POWER([.I36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[.B365]*[.$D$2]" office:value-type="float" office:value="714" calcext:value-type="float">
            <text:p>714</text:p>
          </table:table-cell>
          <table:table-cell table:formula="of:=IF([.$C365] &gt; [.$J$2]; [.D364]; [.D364]+SIN(RADIANS([.$C365]))*MIN(([.$A$2]+([.B365]*[.$B$2]));[.$C$2]))" office:value-type="float" office:value="23.3857133529357" calcext:value-type="float">
            <text:p>23.3857133529</text:p>
          </table:table-cell>
          <table:table-cell table:formula="of:=IF([.$C365]&gt;[.$J$2];[.E364];[.E364]+COS(RADIANS([.$C365]))*MIN(([.$A$2]+([.B365]*[.$B$2]));[.$C$2]))" office:value-type="float" office:value="-2.2639638400468" calcext:value-type="float">
            <text:p>-2.26396384</text:p>
          </table:table-cell>
          <table:table-cell table:formula="of:=SQRT(([.D365]*[.D365])+([.E365]*[.E365]))" office:value-type="float" office:value="23.4950446114647" calcext:value-type="float">
            <text:p>23.4950446115</text:p>
          </table:table-cell>
          <table:table-cell/>
          <table:table-cell table:formula="of:=IF([.$C365] &gt; [.$J$2]; [.H364]; (([.$A$2]/[.$E$2])*((0-COS([.$E$2]*[.B365] + [.$G$2])) - (0-COS([.$G$2])))) + (([.$B$2]*[.B365]/[.$E$2])*(0-COS([.$E$2]*[.B365] + [.$G$2]))) + (([.$B$2]/POWER([.$E$2];2)) * (SIN([.$E$2]*[.B365] + [.$G$2]) - SIN([.$G$2]))))" office:value-type="float" office:value="23.285186687421" calcext:value-type="float">
            <text:p>23.2851866874</text:p>
          </table:table-cell>
          <table:table-cell table:formula="of:=IF([.$C365] &gt; [.$J$2]; [.I364]; (([.$A$2]/[.$E$2])*(   SIN([.$E$2]*[.B365] + [.$G$2])  -    SIN([.$G$2])))  + (([.$B$2]*[.B365]/[.$E$2])*   SIN([.$E$2]*[.B365] + [.$G$2]))  + (([.$B$2]/POWER([.$E$2];2)) * (COS([.$E$2]*[.B365] + [.$G$2]) - COS([.$G$2]))))" office:value-type="float" office:value="-2.08065084942753" calcext:value-type="float">
            <text:p>-2.0806508494</text:p>
          </table:table-cell>
          <table:table-cell table:formula="of:=SQRT(POWER([.H365];2)+POWER([.I36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[.B366]*[.$D$2]" office:value-type="float" office:value="716" calcext:value-type="float">
            <text:p>716</text:p>
          </table:table-cell>
          <table:table-cell table:formula="of:=IF([.$C366] &gt; [.$J$2]; [.D365]; [.D365]+SIN(RADIANS([.$C366]))*MIN(([.$A$2]+([.B366]*[.$B$2]));[.$C$2]))" office:value-type="float" office:value="23.3857133529357" calcext:value-type="float">
            <text:p>23.3857133529</text:p>
          </table:table-cell>
          <table:table-cell table:formula="of:=IF([.$C366]&gt;[.$J$2];[.E365];[.E365]+COS(RADIANS([.$C366]))*MIN(([.$A$2]+([.B366]*[.$B$2]));[.$C$2]))" office:value-type="float" office:value="-2.2639638400468" calcext:value-type="float">
            <text:p>-2.26396384</text:p>
          </table:table-cell>
          <table:table-cell table:formula="of:=SQRT(([.D366]*[.D366])+([.E366]*[.E366]))" office:value-type="float" office:value="23.4950446114647" calcext:value-type="float">
            <text:p>23.4950446115</text:p>
          </table:table-cell>
          <table:table-cell/>
          <table:table-cell table:formula="of:=IF([.$C366] &gt; [.$J$2]; [.H365]; (([.$A$2]/[.$E$2])*((0-COS([.$E$2]*[.B366] + [.$G$2])) - (0-COS([.$G$2])))) + (([.$B$2]*[.B366]/[.$E$2])*(0-COS([.$E$2]*[.B366] + [.$G$2]))) + (([.$B$2]/POWER([.$E$2];2)) * (SIN([.$E$2]*[.B366] + [.$G$2]) - SIN([.$G$2]))))" office:value-type="float" office:value="23.285186687421" calcext:value-type="float">
            <text:p>23.2851866874</text:p>
          </table:table-cell>
          <table:table-cell table:formula="of:=IF([.$C366] &gt; [.$J$2]; [.I365]; (([.$A$2]/[.$E$2])*(   SIN([.$E$2]*[.B366] + [.$G$2])  -    SIN([.$G$2])))  + (([.$B$2]*[.B366]/[.$E$2])*   SIN([.$E$2]*[.B366] + [.$G$2]))  + (([.$B$2]/POWER([.$E$2];2)) * (COS([.$E$2]*[.B366] + [.$G$2]) - COS([.$G$2]))))" office:value-type="float" office:value="-2.08065084942753" calcext:value-type="float">
            <text:p>-2.0806508494</text:p>
          </table:table-cell>
          <table:table-cell table:formula="of:=SQRT(POWER([.H366];2)+POWER([.I36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[.B367]*[.$D$2]" office:value-type="float" office:value="718" calcext:value-type="float">
            <text:p>718</text:p>
          </table:table-cell>
          <table:table-cell table:formula="of:=IF([.$C367] &gt; [.$J$2]; [.D366]; [.D366]+SIN(RADIANS([.$C367]))*MIN(([.$A$2]+([.B367]*[.$B$2]));[.$C$2]))" office:value-type="float" office:value="23.3857133529357" calcext:value-type="float">
            <text:p>23.3857133529</text:p>
          </table:table-cell>
          <table:table-cell table:formula="of:=IF([.$C367]&gt;[.$J$2];[.E366];[.E366]+COS(RADIANS([.$C367]))*MIN(([.$A$2]+([.B367]*[.$B$2]));[.$C$2]))" office:value-type="float" office:value="-2.2639638400468" calcext:value-type="float">
            <text:p>-2.26396384</text:p>
          </table:table-cell>
          <table:table-cell table:formula="of:=SQRT(([.D367]*[.D367])+([.E367]*[.E367]))" office:value-type="float" office:value="23.4950446114647" calcext:value-type="float">
            <text:p>23.4950446115</text:p>
          </table:table-cell>
          <table:table-cell/>
          <table:table-cell table:formula="of:=IF([.$C367] &gt; [.$J$2]; [.H366]; (([.$A$2]/[.$E$2])*((0-COS([.$E$2]*[.B367] + [.$G$2])) - (0-COS([.$G$2])))) + (([.$B$2]*[.B367]/[.$E$2])*(0-COS([.$E$2]*[.B367] + [.$G$2]))) + (([.$B$2]/POWER([.$E$2];2)) * (SIN([.$E$2]*[.B367] + [.$G$2]) - SIN([.$G$2]))))" office:value-type="float" office:value="23.285186687421" calcext:value-type="float">
            <text:p>23.2851866874</text:p>
          </table:table-cell>
          <table:table-cell table:formula="of:=IF([.$C367] &gt; [.$J$2]; [.I366]; (([.$A$2]/[.$E$2])*(   SIN([.$E$2]*[.B367] + [.$G$2])  -    SIN([.$G$2])))  + (([.$B$2]*[.B367]/[.$E$2])*   SIN([.$E$2]*[.B367] + [.$G$2]))  + (([.$B$2]/POWER([.$E$2];2)) * (COS([.$E$2]*[.B367] + [.$G$2]) - COS([.$G$2]))))" office:value-type="float" office:value="-2.08065084942753" calcext:value-type="float">
            <text:p>-2.0806508494</text:p>
          </table:table-cell>
          <table:table-cell table:formula="of:=SQRT(POWER([.H367];2)+POWER([.I36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368]*[.$D$2]" office:value-type="float" office:value="720" calcext:value-type="float">
            <text:p>720</text:p>
          </table:table-cell>
          <table:table-cell table:formula="of:=IF([.$C368] &gt; [.$J$2]; [.D367]; [.D367]+SIN(RADIANS([.$C368]))*MIN(([.$A$2]+([.B368]*[.$B$2]));[.$C$2]))" office:value-type="float" office:value="23.3857133529357" calcext:value-type="float">
            <text:p>23.3857133529</text:p>
          </table:table-cell>
          <table:table-cell table:formula="of:=IF([.$C368]&gt;[.$J$2];[.E367];[.E367]+COS(RADIANS([.$C368]))*MIN(([.$A$2]+([.B368]*[.$B$2]));[.$C$2]))" office:value-type="float" office:value="-2.2639638400468" calcext:value-type="float">
            <text:p>-2.26396384</text:p>
          </table:table-cell>
          <table:table-cell table:formula="of:=SQRT(([.D368]*[.D368])+([.E368]*[.E368]))" office:value-type="float" office:value="23.4950446114647" calcext:value-type="float">
            <text:p>23.4950446115</text:p>
          </table:table-cell>
          <table:table-cell/>
          <table:table-cell table:formula="of:=IF([.$C368] &gt; [.$J$2]; [.H367]; (([.$A$2]/[.$E$2])*((0-COS([.$E$2]*[.B368] + [.$G$2])) - (0-COS([.$G$2])))) + (([.$B$2]*[.B368]/[.$E$2])*(0-COS([.$E$2]*[.B368] + [.$G$2]))) + (([.$B$2]/POWER([.$E$2];2)) * (SIN([.$E$2]*[.B368] + [.$G$2]) - SIN([.$G$2]))))" office:value-type="float" office:value="23.285186687421" calcext:value-type="float">
            <text:p>23.2851866874</text:p>
          </table:table-cell>
          <table:table-cell table:formula="of:=IF([.$C368] &gt; [.$J$2]; [.I367]; (([.$A$2]/[.$E$2])*(   SIN([.$E$2]*[.B368] + [.$G$2])  -    SIN([.$G$2])))  + (([.$B$2]*[.B368]/[.$E$2])*   SIN([.$E$2]*[.B368] + [.$G$2]))  + (([.$B$2]/POWER([.$E$2];2)) * (COS([.$E$2]*[.B368] + [.$G$2]) - COS([.$G$2]))))" office:value-type="float" office:value="-2.08065084942753" calcext:value-type="float">
            <text:p>-2.0806508494</text:p>
          </table:table-cell>
          <table:table-cell table:formula="of:=SQRT(POWER([.H368];2)+POWER([.I36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[.B369]*[.$D$2]" office:value-type="float" office:value="722" calcext:value-type="float">
            <text:p>722</text:p>
          </table:table-cell>
          <table:table-cell table:formula="of:=IF([.$C369] &gt; [.$J$2]; [.D368]; [.D368]+SIN(RADIANS([.$C369]))*MIN(([.$A$2]+([.B369]*[.$B$2]));[.$C$2]))" office:value-type="float" office:value="23.3857133529357" calcext:value-type="float">
            <text:p>23.3857133529</text:p>
          </table:table-cell>
          <table:table-cell table:formula="of:=IF([.$C369]&gt;[.$J$2];[.E368];[.E368]+COS(RADIANS([.$C369]))*MIN(([.$A$2]+([.B369]*[.$B$2]));[.$C$2]))" office:value-type="float" office:value="-2.2639638400468" calcext:value-type="float">
            <text:p>-2.26396384</text:p>
          </table:table-cell>
          <table:table-cell table:formula="of:=SQRT(([.D369]*[.D369])+([.E369]*[.E369]))" office:value-type="float" office:value="23.4950446114647" calcext:value-type="float">
            <text:p>23.4950446115</text:p>
          </table:table-cell>
          <table:table-cell/>
          <table:table-cell table:formula="of:=IF([.$C369] &gt; [.$J$2]; [.H368]; (([.$A$2]/[.$E$2])*((0-COS([.$E$2]*[.B369] + [.$G$2])) - (0-COS([.$G$2])))) + (([.$B$2]*[.B369]/[.$E$2])*(0-COS([.$E$2]*[.B369] + [.$G$2]))) + (([.$B$2]/POWER([.$E$2];2)) * (SIN([.$E$2]*[.B369] + [.$G$2]) - SIN([.$G$2]))))" office:value-type="float" office:value="23.285186687421" calcext:value-type="float">
            <text:p>23.2851866874</text:p>
          </table:table-cell>
          <table:table-cell table:formula="of:=IF([.$C369] &gt; [.$J$2]; [.I368]; (([.$A$2]/[.$E$2])*(   SIN([.$E$2]*[.B369] + [.$G$2])  -    SIN([.$G$2])))  + (([.$B$2]*[.B369]/[.$E$2])*   SIN([.$E$2]*[.B369] + [.$G$2]))  + (([.$B$2]/POWER([.$E$2];2)) * (COS([.$E$2]*[.B369] + [.$G$2]) - COS([.$G$2]))))" office:value-type="float" office:value="-2.08065084942753" calcext:value-type="float">
            <text:p>-2.0806508494</text:p>
          </table:table-cell>
          <table:table-cell table:formula="of:=SQRT(POWER([.H369];2)+POWER([.I36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[.B370]*[.$D$2]" office:value-type="float" office:value="724" calcext:value-type="float">
            <text:p>724</text:p>
          </table:table-cell>
          <table:table-cell table:formula="of:=IF([.$C370] &gt; [.$J$2]; [.D369]; [.D369]+SIN(RADIANS([.$C370]))*MIN(([.$A$2]+([.B370]*[.$B$2]));[.$C$2]))" office:value-type="float" office:value="23.3857133529357" calcext:value-type="float">
            <text:p>23.3857133529</text:p>
          </table:table-cell>
          <table:table-cell table:formula="of:=IF([.$C370]&gt;[.$J$2];[.E369];[.E369]+COS(RADIANS([.$C370]))*MIN(([.$A$2]+([.B370]*[.$B$2]));[.$C$2]))" office:value-type="float" office:value="-2.2639638400468" calcext:value-type="float">
            <text:p>-2.26396384</text:p>
          </table:table-cell>
          <table:table-cell table:formula="of:=SQRT(([.D370]*[.D370])+([.E370]*[.E370]))" office:value-type="float" office:value="23.4950446114647" calcext:value-type="float">
            <text:p>23.4950446115</text:p>
          </table:table-cell>
          <table:table-cell/>
          <table:table-cell table:formula="of:=IF([.$C370] &gt; [.$J$2]; [.H369]; (([.$A$2]/[.$E$2])*((0-COS([.$E$2]*[.B370] + [.$G$2])) - (0-COS([.$G$2])))) + (([.$B$2]*[.B370]/[.$E$2])*(0-COS([.$E$2]*[.B370] + [.$G$2]))) + (([.$B$2]/POWER([.$E$2];2)) * (SIN([.$E$2]*[.B370] + [.$G$2]) - SIN([.$G$2]))))" office:value-type="float" office:value="23.285186687421" calcext:value-type="float">
            <text:p>23.2851866874</text:p>
          </table:table-cell>
          <table:table-cell table:formula="of:=IF([.$C370] &gt; [.$J$2]; [.I369]; (([.$A$2]/[.$E$2])*(   SIN([.$E$2]*[.B370] + [.$G$2])  -    SIN([.$G$2])))  + (([.$B$2]*[.B370]/[.$E$2])*   SIN([.$E$2]*[.B370] + [.$G$2]))  + (([.$B$2]/POWER([.$E$2];2)) * (COS([.$E$2]*[.B370] + [.$G$2]) - COS([.$G$2]))))" office:value-type="float" office:value="-2.08065084942753" calcext:value-type="float">
            <text:p>-2.0806508494</text:p>
          </table:table-cell>
          <table:table-cell table:formula="of:=SQRT(POWER([.H370];2)+POWER([.I36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[.B371]*[.$D$2]" office:value-type="float" office:value="726" calcext:value-type="float">
            <text:p>726</text:p>
          </table:table-cell>
          <table:table-cell table:formula="of:=IF([.$C371] &gt; [.$J$2]; [.D370]; [.D370]+SIN(RADIANS([.$C371]))*MIN(([.$A$2]+([.B371]*[.$B$2]));[.$C$2]))" office:value-type="float" office:value="23.3857133529357" calcext:value-type="float">
            <text:p>23.3857133529</text:p>
          </table:table-cell>
          <table:table-cell table:formula="of:=IF([.$C371]&gt;[.$J$2];[.E370];[.E370]+COS(RADIANS([.$C371]))*MIN(([.$A$2]+([.B371]*[.$B$2]));[.$C$2]))" office:value-type="float" office:value="-2.2639638400468" calcext:value-type="float">
            <text:p>-2.26396384</text:p>
          </table:table-cell>
          <table:table-cell table:formula="of:=SQRT(([.D371]*[.D371])+([.E371]*[.E371]))" office:value-type="float" office:value="23.4950446114647" calcext:value-type="float">
            <text:p>23.4950446115</text:p>
          </table:table-cell>
          <table:table-cell/>
          <table:table-cell table:formula="of:=IF([.$C371] &gt; [.$J$2]; [.H370]; (([.$A$2]/[.$E$2])*((0-COS([.$E$2]*[.B371] + [.$G$2])) - (0-COS([.$G$2])))) + (([.$B$2]*[.B371]/[.$E$2])*(0-COS([.$E$2]*[.B371] + [.$G$2]))) + (([.$B$2]/POWER([.$E$2];2)) * (SIN([.$E$2]*[.B371] + [.$G$2]) - SIN([.$G$2]))))" office:value-type="float" office:value="23.285186687421" calcext:value-type="float">
            <text:p>23.2851866874</text:p>
          </table:table-cell>
          <table:table-cell table:formula="of:=IF([.$C371] &gt; [.$J$2]; [.I370]; (([.$A$2]/[.$E$2])*(   SIN([.$E$2]*[.B371] + [.$G$2])  -    SIN([.$G$2])))  + (([.$B$2]*[.B371]/[.$E$2])*   SIN([.$E$2]*[.B371] + [.$G$2]))  + (([.$B$2]/POWER([.$E$2];2)) * (COS([.$E$2]*[.B371] + [.$G$2]) - COS([.$G$2]))))" office:value-type="float" office:value="-2.08065084942753" calcext:value-type="float">
            <text:p>-2.0806508494</text:p>
          </table:table-cell>
          <table:table-cell table:formula="of:=SQRT(POWER([.H371];2)+POWER([.I37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[.B372]*[.$D$2]" office:value-type="float" office:value="728" calcext:value-type="float">
            <text:p>728</text:p>
          </table:table-cell>
          <table:table-cell table:formula="of:=IF([.$C372] &gt; [.$J$2]; [.D371]; [.D371]+SIN(RADIANS([.$C372]))*MIN(([.$A$2]+([.B372]*[.$B$2]));[.$C$2]))" office:value-type="float" office:value="23.3857133529357" calcext:value-type="float">
            <text:p>23.3857133529</text:p>
          </table:table-cell>
          <table:table-cell table:formula="of:=IF([.$C372]&gt;[.$J$2];[.E371];[.E371]+COS(RADIANS([.$C372]))*MIN(([.$A$2]+([.B372]*[.$B$2]));[.$C$2]))" office:value-type="float" office:value="-2.2639638400468" calcext:value-type="float">
            <text:p>-2.26396384</text:p>
          </table:table-cell>
          <table:table-cell table:formula="of:=SQRT(([.D372]*[.D372])+([.E372]*[.E372]))" office:value-type="float" office:value="23.4950446114647" calcext:value-type="float">
            <text:p>23.4950446115</text:p>
          </table:table-cell>
          <table:table-cell/>
          <table:table-cell table:formula="of:=IF([.$C372] &gt; [.$J$2]; [.H371]; (([.$A$2]/[.$E$2])*((0-COS([.$E$2]*[.B372] + [.$G$2])) - (0-COS([.$G$2])))) + (([.$B$2]*[.B372]/[.$E$2])*(0-COS([.$E$2]*[.B372] + [.$G$2]))) + (([.$B$2]/POWER([.$E$2];2)) * (SIN([.$E$2]*[.B372] + [.$G$2]) - SIN([.$G$2]))))" office:value-type="float" office:value="23.285186687421" calcext:value-type="float">
            <text:p>23.2851866874</text:p>
          </table:table-cell>
          <table:table-cell table:formula="of:=IF([.$C372] &gt; [.$J$2]; [.I371]; (([.$A$2]/[.$E$2])*(   SIN([.$E$2]*[.B372] + [.$G$2])  -    SIN([.$G$2])))  + (([.$B$2]*[.B372]/[.$E$2])*   SIN([.$E$2]*[.B372] + [.$G$2]))  + (([.$B$2]/POWER([.$E$2];2)) * (COS([.$E$2]*[.B372] + [.$G$2]) - COS([.$G$2]))))" office:value-type="float" office:value="-2.08065084942753" calcext:value-type="float">
            <text:p>-2.0806508494</text:p>
          </table:table-cell>
          <table:table-cell table:formula="of:=SQRT(POWER([.H372];2)+POWER([.I37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[.B373]*[.$D$2]" office:value-type="float" office:value="730" calcext:value-type="float">
            <text:p>730</text:p>
          </table:table-cell>
          <table:table-cell table:formula="of:=IF([.$C373] &gt; [.$J$2]; [.D372]; [.D372]+SIN(RADIANS([.$C373]))*MIN(([.$A$2]+([.B373]*[.$B$2]));[.$C$2]))" office:value-type="float" office:value="23.3857133529357" calcext:value-type="float">
            <text:p>23.3857133529</text:p>
          </table:table-cell>
          <table:table-cell table:formula="of:=IF([.$C373]&gt;[.$J$2];[.E372];[.E372]+COS(RADIANS([.$C373]))*MIN(([.$A$2]+([.B373]*[.$B$2]));[.$C$2]))" office:value-type="float" office:value="-2.2639638400468" calcext:value-type="float">
            <text:p>-2.26396384</text:p>
          </table:table-cell>
          <table:table-cell table:formula="of:=SQRT(([.D373]*[.D373])+([.E373]*[.E373]))" office:value-type="float" office:value="23.4950446114647" calcext:value-type="float">
            <text:p>23.4950446115</text:p>
          </table:table-cell>
          <table:table-cell/>
          <table:table-cell table:formula="of:=IF([.$C373] &gt; [.$J$2]; [.H372]; (([.$A$2]/[.$E$2])*((0-COS([.$E$2]*[.B373] + [.$G$2])) - (0-COS([.$G$2])))) + (([.$B$2]*[.B373]/[.$E$2])*(0-COS([.$E$2]*[.B373] + [.$G$2]))) + (([.$B$2]/POWER([.$E$2];2)) * (SIN([.$E$2]*[.B373] + [.$G$2]) - SIN([.$G$2]))))" office:value-type="float" office:value="23.285186687421" calcext:value-type="float">
            <text:p>23.2851866874</text:p>
          </table:table-cell>
          <table:table-cell table:formula="of:=IF([.$C373] &gt; [.$J$2]; [.I372]; (([.$A$2]/[.$E$2])*(   SIN([.$E$2]*[.B373] + [.$G$2])  -    SIN([.$G$2])))  + (([.$B$2]*[.B373]/[.$E$2])*   SIN([.$E$2]*[.B373] + [.$G$2]))  + (([.$B$2]/POWER([.$E$2];2)) * (COS([.$E$2]*[.B373] + [.$G$2]) - COS([.$G$2]))))" office:value-type="float" office:value="-2.08065084942753" calcext:value-type="float">
            <text:p>-2.0806508494</text:p>
          </table:table-cell>
          <table:table-cell table:formula="of:=SQRT(POWER([.H373];2)+POWER([.I37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[.B374]*[.$D$2]" office:value-type="float" office:value="732" calcext:value-type="float">
            <text:p>732</text:p>
          </table:table-cell>
          <table:table-cell table:formula="of:=IF([.$C374] &gt; [.$J$2]; [.D373]; [.D373]+SIN(RADIANS([.$C374]))*MIN(([.$A$2]+([.B374]*[.$B$2]));[.$C$2]))" office:value-type="float" office:value="23.3857133529357" calcext:value-type="float">
            <text:p>23.3857133529</text:p>
          </table:table-cell>
          <table:table-cell table:formula="of:=IF([.$C374]&gt;[.$J$2];[.E373];[.E373]+COS(RADIANS([.$C374]))*MIN(([.$A$2]+([.B374]*[.$B$2]));[.$C$2]))" office:value-type="float" office:value="-2.2639638400468" calcext:value-type="float">
            <text:p>-2.26396384</text:p>
          </table:table-cell>
          <table:table-cell table:formula="of:=SQRT(([.D374]*[.D374])+([.E374]*[.E374]))" office:value-type="float" office:value="23.4950446114647" calcext:value-type="float">
            <text:p>23.4950446115</text:p>
          </table:table-cell>
          <table:table-cell/>
          <table:table-cell table:formula="of:=IF([.$C374] &gt; [.$J$2]; [.H373]; (([.$A$2]/[.$E$2])*((0-COS([.$E$2]*[.B374] + [.$G$2])) - (0-COS([.$G$2])))) + (([.$B$2]*[.B374]/[.$E$2])*(0-COS([.$E$2]*[.B374] + [.$G$2]))) + (([.$B$2]/POWER([.$E$2];2)) * (SIN([.$E$2]*[.B374] + [.$G$2]) - SIN([.$G$2]))))" office:value-type="float" office:value="23.285186687421" calcext:value-type="float">
            <text:p>23.2851866874</text:p>
          </table:table-cell>
          <table:table-cell table:formula="of:=IF([.$C374] &gt; [.$J$2]; [.I373]; (([.$A$2]/[.$E$2])*(   SIN([.$E$2]*[.B374] + [.$G$2])  -    SIN([.$G$2])))  + (([.$B$2]*[.B374]/[.$E$2])*   SIN([.$E$2]*[.B374] + [.$G$2]))  + (([.$B$2]/POWER([.$E$2];2)) * (COS([.$E$2]*[.B374] + [.$G$2]) - COS([.$G$2]))))" office:value-type="float" office:value="-2.08065084942753" calcext:value-type="float">
            <text:p>-2.0806508494</text:p>
          </table:table-cell>
          <table:table-cell table:formula="of:=SQRT(POWER([.H374];2)+POWER([.I37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[.B375]*[.$D$2]" office:value-type="float" office:value="734" calcext:value-type="float">
            <text:p>734</text:p>
          </table:table-cell>
          <table:table-cell table:formula="of:=IF([.$C375] &gt; [.$J$2]; [.D374]; [.D374]+SIN(RADIANS([.$C375]))*MIN(([.$A$2]+([.B375]*[.$B$2]));[.$C$2]))" office:value-type="float" office:value="23.3857133529357" calcext:value-type="float">
            <text:p>23.3857133529</text:p>
          </table:table-cell>
          <table:table-cell table:formula="of:=IF([.$C375]&gt;[.$J$2];[.E374];[.E374]+COS(RADIANS([.$C375]))*MIN(([.$A$2]+([.B375]*[.$B$2]));[.$C$2]))" office:value-type="float" office:value="-2.2639638400468" calcext:value-type="float">
            <text:p>-2.26396384</text:p>
          </table:table-cell>
          <table:table-cell table:formula="of:=SQRT(([.D375]*[.D375])+([.E375]*[.E375]))" office:value-type="float" office:value="23.4950446114647" calcext:value-type="float">
            <text:p>23.4950446115</text:p>
          </table:table-cell>
          <table:table-cell/>
          <table:table-cell table:formula="of:=IF([.$C375] &gt; [.$J$2]; [.H374]; (([.$A$2]/[.$E$2])*((0-COS([.$E$2]*[.B375] + [.$G$2])) - (0-COS([.$G$2])))) + (([.$B$2]*[.B375]/[.$E$2])*(0-COS([.$E$2]*[.B375] + [.$G$2]))) + (([.$B$2]/POWER([.$E$2];2)) * (SIN([.$E$2]*[.B375] + [.$G$2]) - SIN([.$G$2]))))" office:value-type="float" office:value="23.285186687421" calcext:value-type="float">
            <text:p>23.2851866874</text:p>
          </table:table-cell>
          <table:table-cell table:formula="of:=IF([.$C375] &gt; [.$J$2]; [.I374]; (([.$A$2]/[.$E$2])*(   SIN([.$E$2]*[.B375] + [.$G$2])  -    SIN([.$G$2])))  + (([.$B$2]*[.B375]/[.$E$2])*   SIN([.$E$2]*[.B375] + [.$G$2]))  + (([.$B$2]/POWER([.$E$2];2)) * (COS([.$E$2]*[.B375] + [.$G$2]) - COS([.$G$2]))))" office:value-type="float" office:value="-2.08065084942753" calcext:value-type="float">
            <text:p>-2.0806508494</text:p>
          </table:table-cell>
          <table:table-cell table:formula="of:=SQRT(POWER([.H375];2)+POWER([.I37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B376]*[.$D$2]" office:value-type="float" office:value="736" calcext:value-type="float">
            <text:p>736</text:p>
          </table:table-cell>
          <table:table-cell table:formula="of:=IF([.$C376] &gt; [.$J$2]; [.D375]; [.D375]+SIN(RADIANS([.$C376]))*MIN(([.$A$2]+([.B376]*[.$B$2]));[.$C$2]))" office:value-type="float" office:value="23.3857133529357" calcext:value-type="float">
            <text:p>23.3857133529</text:p>
          </table:table-cell>
          <table:table-cell table:formula="of:=IF([.$C376]&gt;[.$J$2];[.E375];[.E375]+COS(RADIANS([.$C376]))*MIN(([.$A$2]+([.B376]*[.$B$2]));[.$C$2]))" office:value-type="float" office:value="-2.2639638400468" calcext:value-type="float">
            <text:p>-2.26396384</text:p>
          </table:table-cell>
          <table:table-cell table:formula="of:=SQRT(([.D376]*[.D376])+([.E376]*[.E376]))" office:value-type="float" office:value="23.4950446114647" calcext:value-type="float">
            <text:p>23.4950446115</text:p>
          </table:table-cell>
          <table:table-cell/>
          <table:table-cell table:formula="of:=IF([.$C376] &gt; [.$J$2]; [.H375]; (([.$A$2]/[.$E$2])*((0-COS([.$E$2]*[.B376] + [.$G$2])) - (0-COS([.$G$2])))) + (([.$B$2]*[.B376]/[.$E$2])*(0-COS([.$E$2]*[.B376] + [.$G$2]))) + (([.$B$2]/POWER([.$E$2];2)) * (SIN([.$E$2]*[.B376] + [.$G$2]) - SIN([.$G$2]))))" office:value-type="float" office:value="23.285186687421" calcext:value-type="float">
            <text:p>23.2851866874</text:p>
          </table:table-cell>
          <table:table-cell table:formula="of:=IF([.$C376] &gt; [.$J$2]; [.I375]; (([.$A$2]/[.$E$2])*(   SIN([.$E$2]*[.B376] + [.$G$2])  -    SIN([.$G$2])))  + (([.$B$2]*[.B376]/[.$E$2])*   SIN([.$E$2]*[.B376] + [.$G$2]))  + (([.$B$2]/POWER([.$E$2];2)) * (COS([.$E$2]*[.B376] + [.$G$2]) - COS([.$G$2]))))" office:value-type="float" office:value="-2.08065084942753" calcext:value-type="float">
            <text:p>-2.0806508494</text:p>
          </table:table-cell>
          <table:table-cell table:formula="of:=SQRT(POWER([.H376];2)+POWER([.I37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[.B377]*[.$D$2]" office:value-type="float" office:value="738" calcext:value-type="float">
            <text:p>738</text:p>
          </table:table-cell>
          <table:table-cell table:formula="of:=IF([.$C377] &gt; [.$J$2]; [.D376]; [.D376]+SIN(RADIANS([.$C377]))*MIN(([.$A$2]+([.B377]*[.$B$2]));[.$C$2]))" office:value-type="float" office:value="23.3857133529357" calcext:value-type="float">
            <text:p>23.3857133529</text:p>
          </table:table-cell>
          <table:table-cell table:formula="of:=IF([.$C377]&gt;[.$J$2];[.E376];[.E376]+COS(RADIANS([.$C377]))*MIN(([.$A$2]+([.B377]*[.$B$2]));[.$C$2]))" office:value-type="float" office:value="-2.2639638400468" calcext:value-type="float">
            <text:p>-2.26396384</text:p>
          </table:table-cell>
          <table:table-cell table:formula="of:=SQRT(([.D377]*[.D377])+([.E377]*[.E377]))" office:value-type="float" office:value="23.4950446114647" calcext:value-type="float">
            <text:p>23.4950446115</text:p>
          </table:table-cell>
          <table:table-cell/>
          <table:table-cell table:formula="of:=IF([.$C377] &gt; [.$J$2]; [.H376]; (([.$A$2]/[.$E$2])*((0-COS([.$E$2]*[.B377] + [.$G$2])) - (0-COS([.$G$2])))) + (([.$B$2]*[.B377]/[.$E$2])*(0-COS([.$E$2]*[.B377] + [.$G$2]))) + (([.$B$2]/POWER([.$E$2];2)) * (SIN([.$E$2]*[.B377] + [.$G$2]) - SIN([.$G$2]))))" office:value-type="float" office:value="23.285186687421" calcext:value-type="float">
            <text:p>23.2851866874</text:p>
          </table:table-cell>
          <table:table-cell table:formula="of:=IF([.$C377] &gt; [.$J$2]; [.I376]; (([.$A$2]/[.$E$2])*(   SIN([.$E$2]*[.B377] + [.$G$2])  -    SIN([.$G$2])))  + (([.$B$2]*[.B377]/[.$E$2])*   SIN([.$E$2]*[.B377] + [.$G$2]))  + (([.$B$2]/POWER([.$E$2];2)) * (COS([.$E$2]*[.B377] + [.$G$2]) - COS([.$G$2]))))" office:value-type="float" office:value="-2.08065084942753" calcext:value-type="float">
            <text:p>-2.0806508494</text:p>
          </table:table-cell>
          <table:table-cell table:formula="of:=SQRT(POWER([.H377];2)+POWER([.I37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378]*[.$D$2]" office:value-type="float" office:value="740" calcext:value-type="float">
            <text:p>740</text:p>
          </table:table-cell>
          <table:table-cell table:formula="of:=IF([.$C378] &gt; [.$J$2]; [.D377]; [.D377]+SIN(RADIANS([.$C378]))*MIN(([.$A$2]+([.B378]*[.$B$2]));[.$C$2]))" office:value-type="float" office:value="23.3857133529357" calcext:value-type="float">
            <text:p>23.3857133529</text:p>
          </table:table-cell>
          <table:table-cell table:formula="of:=IF([.$C378]&gt;[.$J$2];[.E377];[.E377]+COS(RADIANS([.$C378]))*MIN(([.$A$2]+([.B378]*[.$B$2]));[.$C$2]))" office:value-type="float" office:value="-2.2639638400468" calcext:value-type="float">
            <text:p>-2.26396384</text:p>
          </table:table-cell>
          <table:table-cell table:formula="of:=SQRT(([.D378]*[.D378])+([.E378]*[.E378]))" office:value-type="float" office:value="23.4950446114647" calcext:value-type="float">
            <text:p>23.4950446115</text:p>
          </table:table-cell>
          <table:table-cell/>
          <table:table-cell table:formula="of:=IF([.$C378] &gt; [.$J$2]; [.H377]; (([.$A$2]/[.$E$2])*((0-COS([.$E$2]*[.B378] + [.$G$2])) - (0-COS([.$G$2])))) + (([.$B$2]*[.B378]/[.$E$2])*(0-COS([.$E$2]*[.B378] + [.$G$2]))) + (([.$B$2]/POWER([.$E$2];2)) * (SIN([.$E$2]*[.B378] + [.$G$2]) - SIN([.$G$2]))))" office:value-type="float" office:value="23.285186687421" calcext:value-type="float">
            <text:p>23.2851866874</text:p>
          </table:table-cell>
          <table:table-cell table:formula="of:=IF([.$C378] &gt; [.$J$2]; [.I377]; (([.$A$2]/[.$E$2])*(   SIN([.$E$2]*[.B378] + [.$G$2])  -    SIN([.$G$2])))  + (([.$B$2]*[.B378]/[.$E$2])*   SIN([.$E$2]*[.B378] + [.$G$2]))  + (([.$B$2]/POWER([.$E$2];2)) * (COS([.$E$2]*[.B378] + [.$G$2]) - COS([.$G$2]))))" office:value-type="float" office:value="-2.08065084942753" calcext:value-type="float">
            <text:p>-2.0806508494</text:p>
          </table:table-cell>
          <table:table-cell table:formula="of:=SQRT(POWER([.H378];2)+POWER([.I37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[.B379]*[.$D$2]" office:value-type="float" office:value="742" calcext:value-type="float">
            <text:p>742</text:p>
          </table:table-cell>
          <table:table-cell table:formula="of:=IF([.$C379] &gt; [.$J$2]; [.D378]; [.D378]+SIN(RADIANS([.$C379]))*MIN(([.$A$2]+([.B379]*[.$B$2]));[.$C$2]))" office:value-type="float" office:value="23.3857133529357" calcext:value-type="float">
            <text:p>23.3857133529</text:p>
          </table:table-cell>
          <table:table-cell table:formula="of:=IF([.$C379]&gt;[.$J$2];[.E378];[.E378]+COS(RADIANS([.$C379]))*MIN(([.$A$2]+([.B379]*[.$B$2]));[.$C$2]))" office:value-type="float" office:value="-2.2639638400468" calcext:value-type="float">
            <text:p>-2.26396384</text:p>
          </table:table-cell>
          <table:table-cell table:formula="of:=SQRT(([.D379]*[.D379])+([.E379]*[.E379]))" office:value-type="float" office:value="23.4950446114647" calcext:value-type="float">
            <text:p>23.4950446115</text:p>
          </table:table-cell>
          <table:table-cell/>
          <table:table-cell table:formula="of:=IF([.$C379] &gt; [.$J$2]; [.H378]; (([.$A$2]/[.$E$2])*((0-COS([.$E$2]*[.B379] + [.$G$2])) - (0-COS([.$G$2])))) + (([.$B$2]*[.B379]/[.$E$2])*(0-COS([.$E$2]*[.B379] + [.$G$2]))) + (([.$B$2]/POWER([.$E$2];2)) * (SIN([.$E$2]*[.B379] + [.$G$2]) - SIN([.$G$2]))))" office:value-type="float" office:value="23.285186687421" calcext:value-type="float">
            <text:p>23.2851866874</text:p>
          </table:table-cell>
          <table:table-cell table:formula="of:=IF([.$C379] &gt; [.$J$2]; [.I378]; (([.$A$2]/[.$E$2])*(   SIN([.$E$2]*[.B379] + [.$G$2])  -    SIN([.$G$2])))  + (([.$B$2]*[.B379]/[.$E$2])*   SIN([.$E$2]*[.B379] + [.$G$2]))  + (([.$B$2]/POWER([.$E$2];2)) * (COS([.$E$2]*[.B379] + [.$G$2]) - COS([.$G$2]))))" office:value-type="float" office:value="-2.08065084942753" calcext:value-type="float">
            <text:p>-2.0806508494</text:p>
          </table:table-cell>
          <table:table-cell table:formula="of:=SQRT(POWER([.H379];2)+POWER([.I37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B380]*[.$D$2]" office:value-type="float" office:value="744" calcext:value-type="float">
            <text:p>744</text:p>
          </table:table-cell>
          <table:table-cell table:formula="of:=IF([.$C380] &gt; [.$J$2]; [.D379]; [.D379]+SIN(RADIANS([.$C380]))*MIN(([.$A$2]+([.B380]*[.$B$2]));[.$C$2]))" office:value-type="float" office:value="23.3857133529357" calcext:value-type="float">
            <text:p>23.3857133529</text:p>
          </table:table-cell>
          <table:table-cell table:formula="of:=IF([.$C380]&gt;[.$J$2];[.E379];[.E379]+COS(RADIANS([.$C380]))*MIN(([.$A$2]+([.B380]*[.$B$2]));[.$C$2]))" office:value-type="float" office:value="-2.2639638400468" calcext:value-type="float">
            <text:p>-2.26396384</text:p>
          </table:table-cell>
          <table:table-cell table:formula="of:=SQRT(([.D380]*[.D380])+([.E380]*[.E380]))" office:value-type="float" office:value="23.4950446114647" calcext:value-type="float">
            <text:p>23.4950446115</text:p>
          </table:table-cell>
          <table:table-cell/>
          <table:table-cell table:formula="of:=IF([.$C380] &gt; [.$J$2]; [.H379]; (([.$A$2]/[.$E$2])*((0-COS([.$E$2]*[.B380] + [.$G$2])) - (0-COS([.$G$2])))) + (([.$B$2]*[.B380]/[.$E$2])*(0-COS([.$E$2]*[.B380] + [.$G$2]))) + (([.$B$2]/POWER([.$E$2];2)) * (SIN([.$E$2]*[.B380] + [.$G$2]) - SIN([.$G$2]))))" office:value-type="float" office:value="23.285186687421" calcext:value-type="float">
            <text:p>23.2851866874</text:p>
          </table:table-cell>
          <table:table-cell table:formula="of:=IF([.$C380] &gt; [.$J$2]; [.I379]; (([.$A$2]/[.$E$2])*(   SIN([.$E$2]*[.B380] + [.$G$2])  -    SIN([.$G$2])))  + (([.$B$2]*[.B380]/[.$E$2])*   SIN([.$E$2]*[.B380] + [.$G$2]))  + (([.$B$2]/POWER([.$E$2];2)) * (COS([.$E$2]*[.B380] + [.$G$2]) - COS([.$G$2]))))" office:value-type="float" office:value="-2.08065084942753" calcext:value-type="float">
            <text:p>-2.0806508494</text:p>
          </table:table-cell>
          <table:table-cell table:formula="of:=SQRT(POWER([.H380];2)+POWER([.I37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[.B381]*[.$D$2]" office:value-type="float" office:value="746" calcext:value-type="float">
            <text:p>746</text:p>
          </table:table-cell>
          <table:table-cell table:formula="of:=IF([.$C381] &gt; [.$J$2]; [.D380]; [.D380]+SIN(RADIANS([.$C381]))*MIN(([.$A$2]+([.B381]*[.$B$2]));[.$C$2]))" office:value-type="float" office:value="23.3857133529357" calcext:value-type="float">
            <text:p>23.3857133529</text:p>
          </table:table-cell>
          <table:table-cell table:formula="of:=IF([.$C381]&gt;[.$J$2];[.E380];[.E380]+COS(RADIANS([.$C381]))*MIN(([.$A$2]+([.B381]*[.$B$2]));[.$C$2]))" office:value-type="float" office:value="-2.2639638400468" calcext:value-type="float">
            <text:p>-2.26396384</text:p>
          </table:table-cell>
          <table:table-cell table:formula="of:=SQRT(([.D381]*[.D381])+([.E381]*[.E381]))" office:value-type="float" office:value="23.4950446114647" calcext:value-type="float">
            <text:p>23.4950446115</text:p>
          </table:table-cell>
          <table:table-cell/>
          <table:table-cell table:formula="of:=IF([.$C381] &gt; [.$J$2]; [.H380]; (([.$A$2]/[.$E$2])*((0-COS([.$E$2]*[.B381] + [.$G$2])) - (0-COS([.$G$2])))) + (([.$B$2]*[.B381]/[.$E$2])*(0-COS([.$E$2]*[.B381] + [.$G$2]))) + (([.$B$2]/POWER([.$E$2];2)) * (SIN([.$E$2]*[.B381] + [.$G$2]) - SIN([.$G$2]))))" office:value-type="float" office:value="23.285186687421" calcext:value-type="float">
            <text:p>23.2851866874</text:p>
          </table:table-cell>
          <table:table-cell table:formula="of:=IF([.$C381] &gt; [.$J$2]; [.I380]; (([.$A$2]/[.$E$2])*(   SIN([.$E$2]*[.B381] + [.$G$2])  -    SIN([.$G$2])))  + (([.$B$2]*[.B381]/[.$E$2])*   SIN([.$E$2]*[.B381] + [.$G$2]))  + (([.$B$2]/POWER([.$E$2];2)) * (COS([.$E$2]*[.B381] + [.$G$2]) - COS([.$G$2]))))" office:value-type="float" office:value="-2.08065084942753" calcext:value-type="float">
            <text:p>-2.0806508494</text:p>
          </table:table-cell>
          <table:table-cell table:formula="of:=SQRT(POWER([.H381];2)+POWER([.I38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[.B382]*[.$D$2]" office:value-type="float" office:value="748" calcext:value-type="float">
            <text:p>748</text:p>
          </table:table-cell>
          <table:table-cell table:formula="of:=IF([.$C382] &gt; [.$J$2]; [.D381]; [.D381]+SIN(RADIANS([.$C382]))*MIN(([.$A$2]+([.B382]*[.$B$2]));[.$C$2]))" office:value-type="float" office:value="23.3857133529357" calcext:value-type="float">
            <text:p>23.3857133529</text:p>
          </table:table-cell>
          <table:table-cell table:formula="of:=IF([.$C382]&gt;[.$J$2];[.E381];[.E381]+COS(RADIANS([.$C382]))*MIN(([.$A$2]+([.B382]*[.$B$2]));[.$C$2]))" office:value-type="float" office:value="-2.2639638400468" calcext:value-type="float">
            <text:p>-2.26396384</text:p>
          </table:table-cell>
          <table:table-cell table:formula="of:=SQRT(([.D382]*[.D382])+([.E382]*[.E382]))" office:value-type="float" office:value="23.4950446114647" calcext:value-type="float">
            <text:p>23.4950446115</text:p>
          </table:table-cell>
          <table:table-cell/>
          <table:table-cell table:formula="of:=IF([.$C382] &gt; [.$J$2]; [.H381]; (([.$A$2]/[.$E$2])*((0-COS([.$E$2]*[.B382] + [.$G$2])) - (0-COS([.$G$2])))) + (([.$B$2]*[.B382]/[.$E$2])*(0-COS([.$E$2]*[.B382] + [.$G$2]))) + (([.$B$2]/POWER([.$E$2];2)) * (SIN([.$E$2]*[.B382] + [.$G$2]) - SIN([.$G$2]))))" office:value-type="float" office:value="23.285186687421" calcext:value-type="float">
            <text:p>23.2851866874</text:p>
          </table:table-cell>
          <table:table-cell table:formula="of:=IF([.$C382] &gt; [.$J$2]; [.I381]; (([.$A$2]/[.$E$2])*(   SIN([.$E$2]*[.B382] + [.$G$2])  -    SIN([.$G$2])))  + (([.$B$2]*[.B382]/[.$E$2])*   SIN([.$E$2]*[.B382] + [.$G$2]))  + (([.$B$2]/POWER([.$E$2];2)) * (COS([.$E$2]*[.B382] + [.$G$2]) - COS([.$G$2]))))" office:value-type="float" office:value="-2.08065084942753" calcext:value-type="float">
            <text:p>-2.0806508494</text:p>
          </table:table-cell>
          <table:table-cell table:formula="of:=SQRT(POWER([.H382];2)+POWER([.I38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383]*[.$D$2]" office:value-type="float" office:value="750" calcext:value-type="float">
            <text:p>750</text:p>
          </table:table-cell>
          <table:table-cell table:formula="of:=IF([.$C383] &gt; [.$J$2]; [.D382]; [.D382]+SIN(RADIANS([.$C383]))*MIN(([.$A$2]+([.B383]*[.$B$2]));[.$C$2]))" office:value-type="float" office:value="23.3857133529357" calcext:value-type="float">
            <text:p>23.3857133529</text:p>
          </table:table-cell>
          <table:table-cell table:formula="of:=IF([.$C383]&gt;[.$J$2];[.E382];[.E382]+COS(RADIANS([.$C383]))*MIN(([.$A$2]+([.B383]*[.$B$2]));[.$C$2]))" office:value-type="float" office:value="-2.2639638400468" calcext:value-type="float">
            <text:p>-2.26396384</text:p>
          </table:table-cell>
          <table:table-cell table:formula="of:=SQRT(([.D383]*[.D383])+([.E383]*[.E383]))" office:value-type="float" office:value="23.4950446114647" calcext:value-type="float">
            <text:p>23.4950446115</text:p>
          </table:table-cell>
          <table:table-cell/>
          <table:table-cell table:formula="of:=IF([.$C383] &gt; [.$J$2]; [.H382]; (([.$A$2]/[.$E$2])*((0-COS([.$E$2]*[.B383] + [.$G$2])) - (0-COS([.$G$2])))) + (([.$B$2]*[.B383]/[.$E$2])*(0-COS([.$E$2]*[.B383] + [.$G$2]))) + (([.$B$2]/POWER([.$E$2];2)) * (SIN([.$E$2]*[.B383] + [.$G$2]) - SIN([.$G$2]))))" office:value-type="float" office:value="23.285186687421" calcext:value-type="float">
            <text:p>23.2851866874</text:p>
          </table:table-cell>
          <table:table-cell table:formula="of:=IF([.$C383] &gt; [.$J$2]; [.I382]; (([.$A$2]/[.$E$2])*(   SIN([.$E$2]*[.B383] + [.$G$2])  -    SIN([.$G$2])))  + (([.$B$2]*[.B383]/[.$E$2])*   SIN([.$E$2]*[.B383] + [.$G$2]))  + (([.$B$2]/POWER([.$E$2];2)) * (COS([.$E$2]*[.B383] + [.$G$2]) - COS([.$G$2]))))" office:value-type="float" office:value="-2.08065084942753" calcext:value-type="float">
            <text:p>-2.0806508494</text:p>
          </table:table-cell>
          <table:table-cell table:formula="of:=SQRT(POWER([.H383];2)+POWER([.I38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B384]*[.$D$2]" office:value-type="float" office:value="752" calcext:value-type="float">
            <text:p>752</text:p>
          </table:table-cell>
          <table:table-cell table:formula="of:=IF([.$C384] &gt; [.$J$2]; [.D383]; [.D383]+SIN(RADIANS([.$C384]))*MIN(([.$A$2]+([.B384]*[.$B$2]));[.$C$2]))" office:value-type="float" office:value="23.3857133529357" calcext:value-type="float">
            <text:p>23.3857133529</text:p>
          </table:table-cell>
          <table:table-cell table:formula="of:=IF([.$C384]&gt;[.$J$2];[.E383];[.E383]+COS(RADIANS([.$C384]))*MIN(([.$A$2]+([.B384]*[.$B$2]));[.$C$2]))" office:value-type="float" office:value="-2.2639638400468" calcext:value-type="float">
            <text:p>-2.26396384</text:p>
          </table:table-cell>
          <table:table-cell table:formula="of:=SQRT(([.D384]*[.D384])+([.E384]*[.E384]))" office:value-type="float" office:value="23.4950446114647" calcext:value-type="float">
            <text:p>23.4950446115</text:p>
          </table:table-cell>
          <table:table-cell/>
          <table:table-cell table:formula="of:=IF([.$C384] &gt; [.$J$2]; [.H383]; (([.$A$2]/[.$E$2])*((0-COS([.$E$2]*[.B384] + [.$G$2])) - (0-COS([.$G$2])))) + (([.$B$2]*[.B384]/[.$E$2])*(0-COS([.$E$2]*[.B384] + [.$G$2]))) + (([.$B$2]/POWER([.$E$2];2)) * (SIN([.$E$2]*[.B384] + [.$G$2]) - SIN([.$G$2]))))" office:value-type="float" office:value="23.285186687421" calcext:value-type="float">
            <text:p>23.2851866874</text:p>
          </table:table-cell>
          <table:table-cell table:formula="of:=IF([.$C384] &gt; [.$J$2]; [.I383]; (([.$A$2]/[.$E$2])*(   SIN([.$E$2]*[.B384] + [.$G$2])  -    SIN([.$G$2])))  + (([.$B$2]*[.B384]/[.$E$2])*   SIN([.$E$2]*[.B384] + [.$G$2]))  + (([.$B$2]/POWER([.$E$2];2)) * (COS([.$E$2]*[.B384] + [.$G$2]) - COS([.$G$2]))))" office:value-type="float" office:value="-2.08065084942753" calcext:value-type="float">
            <text:p>-2.0806508494</text:p>
          </table:table-cell>
          <table:table-cell table:formula="of:=SQRT(POWER([.H384];2)+POWER([.I38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[.B385]*[.$D$2]" office:value-type="float" office:value="754" calcext:value-type="float">
            <text:p>754</text:p>
          </table:table-cell>
          <table:table-cell table:formula="of:=IF([.$C385] &gt; [.$J$2]; [.D384]; [.D384]+SIN(RADIANS([.$C385]))*MIN(([.$A$2]+([.B385]*[.$B$2]));[.$C$2]))" office:value-type="float" office:value="23.3857133529357" calcext:value-type="float">
            <text:p>23.3857133529</text:p>
          </table:table-cell>
          <table:table-cell table:formula="of:=IF([.$C385]&gt;[.$J$2];[.E384];[.E384]+COS(RADIANS([.$C385]))*MIN(([.$A$2]+([.B385]*[.$B$2]));[.$C$2]))" office:value-type="float" office:value="-2.2639638400468" calcext:value-type="float">
            <text:p>-2.26396384</text:p>
          </table:table-cell>
          <table:table-cell table:formula="of:=SQRT(([.D385]*[.D385])+([.E385]*[.E385]))" office:value-type="float" office:value="23.4950446114647" calcext:value-type="float">
            <text:p>23.4950446115</text:p>
          </table:table-cell>
          <table:table-cell/>
          <table:table-cell table:formula="of:=IF([.$C385] &gt; [.$J$2]; [.H384]; (([.$A$2]/[.$E$2])*((0-COS([.$E$2]*[.B385] + [.$G$2])) - (0-COS([.$G$2])))) + (([.$B$2]*[.B385]/[.$E$2])*(0-COS([.$E$2]*[.B385] + [.$G$2]))) + (([.$B$2]/POWER([.$E$2];2)) * (SIN([.$E$2]*[.B385] + [.$G$2]) - SIN([.$G$2]))))" office:value-type="float" office:value="23.285186687421" calcext:value-type="float">
            <text:p>23.2851866874</text:p>
          </table:table-cell>
          <table:table-cell table:formula="of:=IF([.$C385] &gt; [.$J$2]; [.I384]; (([.$A$2]/[.$E$2])*(   SIN([.$E$2]*[.B385] + [.$G$2])  -    SIN([.$G$2])))  + (([.$B$2]*[.B385]/[.$E$2])*   SIN([.$E$2]*[.B385] + [.$G$2]))  + (([.$B$2]/POWER([.$E$2];2)) * (COS([.$E$2]*[.B385] + [.$G$2]) - COS([.$G$2]))))" office:value-type="float" office:value="-2.08065084942753" calcext:value-type="float">
            <text:p>-2.0806508494</text:p>
          </table:table-cell>
          <table:table-cell table:formula="of:=SQRT(POWER([.H385];2)+POWER([.I38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[.B386]*[.$D$2]" office:value-type="float" office:value="756" calcext:value-type="float">
            <text:p>756</text:p>
          </table:table-cell>
          <table:table-cell table:formula="of:=IF([.$C386] &gt; [.$J$2]; [.D385]; [.D385]+SIN(RADIANS([.$C386]))*MIN(([.$A$2]+([.B386]*[.$B$2]));[.$C$2]))" office:value-type="float" office:value="23.3857133529357" calcext:value-type="float">
            <text:p>23.3857133529</text:p>
          </table:table-cell>
          <table:table-cell table:formula="of:=IF([.$C386]&gt;[.$J$2];[.E385];[.E385]+COS(RADIANS([.$C386]))*MIN(([.$A$2]+([.B386]*[.$B$2]));[.$C$2]))" office:value-type="float" office:value="-2.2639638400468" calcext:value-type="float">
            <text:p>-2.26396384</text:p>
          </table:table-cell>
          <table:table-cell table:formula="of:=SQRT(([.D386]*[.D386])+([.E386]*[.E386]))" office:value-type="float" office:value="23.4950446114647" calcext:value-type="float">
            <text:p>23.4950446115</text:p>
          </table:table-cell>
          <table:table-cell/>
          <table:table-cell table:formula="of:=IF([.$C386] &gt; [.$J$2]; [.H385]; (([.$A$2]/[.$E$2])*((0-COS([.$E$2]*[.B386] + [.$G$2])) - (0-COS([.$G$2])))) + (([.$B$2]*[.B386]/[.$E$2])*(0-COS([.$E$2]*[.B386] + [.$G$2]))) + (([.$B$2]/POWER([.$E$2];2)) * (SIN([.$E$2]*[.B386] + [.$G$2]) - SIN([.$G$2]))))" office:value-type="float" office:value="23.285186687421" calcext:value-type="float">
            <text:p>23.2851866874</text:p>
          </table:table-cell>
          <table:table-cell table:formula="of:=IF([.$C386] &gt; [.$J$2]; [.I385]; (([.$A$2]/[.$E$2])*(   SIN([.$E$2]*[.B386] + [.$G$2])  -    SIN([.$G$2])))  + (([.$B$2]*[.B386]/[.$E$2])*   SIN([.$E$2]*[.B386] + [.$G$2]))  + (([.$B$2]/POWER([.$E$2];2)) * (COS([.$E$2]*[.B386] + [.$G$2]) - COS([.$G$2]))))" office:value-type="float" office:value="-2.08065084942753" calcext:value-type="float">
            <text:p>-2.0806508494</text:p>
          </table:table-cell>
          <table:table-cell table:formula="of:=SQRT(POWER([.H386];2)+POWER([.I38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[.B387]*[.$D$2]" office:value-type="float" office:value="758" calcext:value-type="float">
            <text:p>758</text:p>
          </table:table-cell>
          <table:table-cell table:formula="of:=IF([.$C387] &gt; [.$J$2]; [.D386]; [.D386]+SIN(RADIANS([.$C387]))*MIN(([.$A$2]+([.B387]*[.$B$2]));[.$C$2]))" office:value-type="float" office:value="23.3857133529357" calcext:value-type="float">
            <text:p>23.3857133529</text:p>
          </table:table-cell>
          <table:table-cell table:formula="of:=IF([.$C387]&gt;[.$J$2];[.E386];[.E386]+COS(RADIANS([.$C387]))*MIN(([.$A$2]+([.B387]*[.$B$2]));[.$C$2]))" office:value-type="float" office:value="-2.2639638400468" calcext:value-type="float">
            <text:p>-2.26396384</text:p>
          </table:table-cell>
          <table:table-cell table:formula="of:=SQRT(([.D387]*[.D387])+([.E387]*[.E387]))" office:value-type="float" office:value="23.4950446114647" calcext:value-type="float">
            <text:p>23.4950446115</text:p>
          </table:table-cell>
          <table:table-cell/>
          <table:table-cell table:formula="of:=IF([.$C387] &gt; [.$J$2]; [.H386]; (([.$A$2]/[.$E$2])*((0-COS([.$E$2]*[.B387] + [.$G$2])) - (0-COS([.$G$2])))) + (([.$B$2]*[.B387]/[.$E$2])*(0-COS([.$E$2]*[.B387] + [.$G$2]))) + (([.$B$2]/POWER([.$E$2];2)) * (SIN([.$E$2]*[.B387] + [.$G$2]) - SIN([.$G$2]))))" office:value-type="float" office:value="23.285186687421" calcext:value-type="float">
            <text:p>23.2851866874</text:p>
          </table:table-cell>
          <table:table-cell table:formula="of:=IF([.$C387] &gt; [.$J$2]; [.I386]; (([.$A$2]/[.$E$2])*(   SIN([.$E$2]*[.B387] + [.$G$2])  -    SIN([.$G$2])))  + (([.$B$2]*[.B387]/[.$E$2])*   SIN([.$E$2]*[.B387] + [.$G$2]))  + (([.$B$2]/POWER([.$E$2];2)) * (COS([.$E$2]*[.B387] + [.$G$2]) - COS([.$G$2]))))" office:value-type="float" office:value="-2.08065084942753" calcext:value-type="float">
            <text:p>-2.0806508494</text:p>
          </table:table-cell>
          <table:table-cell table:formula="of:=SQRT(POWER([.H387];2)+POWER([.I38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388]*[.$D$2]" office:value-type="float" office:value="760" calcext:value-type="float">
            <text:p>760</text:p>
          </table:table-cell>
          <table:table-cell table:formula="of:=IF([.$C388] &gt; [.$J$2]; [.D387]; [.D387]+SIN(RADIANS([.$C388]))*MIN(([.$A$2]+([.B388]*[.$B$2]));[.$C$2]))" office:value-type="float" office:value="23.3857133529357" calcext:value-type="float">
            <text:p>23.3857133529</text:p>
          </table:table-cell>
          <table:table-cell table:formula="of:=IF([.$C388]&gt;[.$J$2];[.E387];[.E387]+COS(RADIANS([.$C388]))*MIN(([.$A$2]+([.B388]*[.$B$2]));[.$C$2]))" office:value-type="float" office:value="-2.2639638400468" calcext:value-type="float">
            <text:p>-2.26396384</text:p>
          </table:table-cell>
          <table:table-cell table:formula="of:=SQRT(([.D388]*[.D388])+([.E388]*[.E388]))" office:value-type="float" office:value="23.4950446114647" calcext:value-type="float">
            <text:p>23.4950446115</text:p>
          </table:table-cell>
          <table:table-cell/>
          <table:table-cell table:formula="of:=IF([.$C388] &gt; [.$J$2]; [.H387]; (([.$A$2]/[.$E$2])*((0-COS([.$E$2]*[.B388] + [.$G$2])) - (0-COS([.$G$2])))) + (([.$B$2]*[.B388]/[.$E$2])*(0-COS([.$E$2]*[.B388] + [.$G$2]))) + (([.$B$2]/POWER([.$E$2];2)) * (SIN([.$E$2]*[.B388] + [.$G$2]) - SIN([.$G$2]))))" office:value-type="float" office:value="23.285186687421" calcext:value-type="float">
            <text:p>23.2851866874</text:p>
          </table:table-cell>
          <table:table-cell table:formula="of:=IF([.$C388] &gt; [.$J$2]; [.I387]; (([.$A$2]/[.$E$2])*(   SIN([.$E$2]*[.B388] + [.$G$2])  -    SIN([.$G$2])))  + (([.$B$2]*[.B388]/[.$E$2])*   SIN([.$E$2]*[.B388] + [.$G$2]))  + (([.$B$2]/POWER([.$E$2];2)) * (COS([.$E$2]*[.B388] + [.$G$2]) - COS([.$G$2]))))" office:value-type="float" office:value="-2.08065084942753" calcext:value-type="float">
            <text:p>-2.0806508494</text:p>
          </table:table-cell>
          <table:table-cell table:formula="of:=SQRT(POWER([.H388];2)+POWER([.I38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[.B389]*[.$D$2]" office:value-type="float" office:value="762" calcext:value-type="float">
            <text:p>762</text:p>
          </table:table-cell>
          <table:table-cell table:formula="of:=IF([.$C389] &gt; [.$J$2]; [.D388]; [.D388]+SIN(RADIANS([.$C389]))*MIN(([.$A$2]+([.B389]*[.$B$2]));[.$C$2]))" office:value-type="float" office:value="23.3857133529357" calcext:value-type="float">
            <text:p>23.3857133529</text:p>
          </table:table-cell>
          <table:table-cell table:formula="of:=IF([.$C389]&gt;[.$J$2];[.E388];[.E388]+COS(RADIANS([.$C389]))*MIN(([.$A$2]+([.B389]*[.$B$2]));[.$C$2]))" office:value-type="float" office:value="-2.2639638400468" calcext:value-type="float">
            <text:p>-2.26396384</text:p>
          </table:table-cell>
          <table:table-cell table:formula="of:=SQRT(([.D389]*[.D389])+([.E389]*[.E389]))" office:value-type="float" office:value="23.4950446114647" calcext:value-type="float">
            <text:p>23.4950446115</text:p>
          </table:table-cell>
          <table:table-cell/>
          <table:table-cell table:formula="of:=IF([.$C389] &gt; [.$J$2]; [.H388]; (([.$A$2]/[.$E$2])*((0-COS([.$E$2]*[.B389] + [.$G$2])) - (0-COS([.$G$2])))) + (([.$B$2]*[.B389]/[.$E$2])*(0-COS([.$E$2]*[.B389] + [.$G$2]))) + (([.$B$2]/POWER([.$E$2];2)) * (SIN([.$E$2]*[.B389] + [.$G$2]) - SIN([.$G$2]))))" office:value-type="float" office:value="23.285186687421" calcext:value-type="float">
            <text:p>23.2851866874</text:p>
          </table:table-cell>
          <table:table-cell table:formula="of:=IF([.$C389] &gt; [.$J$2]; [.I388]; (([.$A$2]/[.$E$2])*(   SIN([.$E$2]*[.B389] + [.$G$2])  -    SIN([.$G$2])))  + (([.$B$2]*[.B389]/[.$E$2])*   SIN([.$E$2]*[.B389] + [.$G$2]))  + (([.$B$2]/POWER([.$E$2];2)) * (COS([.$E$2]*[.B389] + [.$G$2]) - COS([.$G$2]))))" office:value-type="float" office:value="-2.08065084942753" calcext:value-type="float">
            <text:p>-2.0806508494</text:p>
          </table:table-cell>
          <table:table-cell table:formula="of:=SQRT(POWER([.H389];2)+POWER([.I38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[.B390]*[.$D$2]" office:value-type="float" office:value="764" calcext:value-type="float">
            <text:p>764</text:p>
          </table:table-cell>
          <table:table-cell table:formula="of:=IF([.$C390] &gt; [.$J$2]; [.D389]; [.D389]+SIN(RADIANS([.$C390]))*MIN(([.$A$2]+([.B390]*[.$B$2]));[.$C$2]))" office:value-type="float" office:value="23.3857133529357" calcext:value-type="float">
            <text:p>23.3857133529</text:p>
          </table:table-cell>
          <table:table-cell table:formula="of:=IF([.$C390]&gt;[.$J$2];[.E389];[.E389]+COS(RADIANS([.$C390]))*MIN(([.$A$2]+([.B390]*[.$B$2]));[.$C$2]))" office:value-type="float" office:value="-2.2639638400468" calcext:value-type="float">
            <text:p>-2.26396384</text:p>
          </table:table-cell>
          <table:table-cell table:formula="of:=SQRT(([.D390]*[.D390])+([.E390]*[.E390]))" office:value-type="float" office:value="23.4950446114647" calcext:value-type="float">
            <text:p>23.4950446115</text:p>
          </table:table-cell>
          <table:table-cell/>
          <table:table-cell table:formula="of:=IF([.$C390] &gt; [.$J$2]; [.H389]; (([.$A$2]/[.$E$2])*((0-COS([.$E$2]*[.B390] + [.$G$2])) - (0-COS([.$G$2])))) + (([.$B$2]*[.B390]/[.$E$2])*(0-COS([.$E$2]*[.B390] + [.$G$2]))) + (([.$B$2]/POWER([.$E$2];2)) * (SIN([.$E$2]*[.B390] + [.$G$2]) - SIN([.$G$2]))))" office:value-type="float" office:value="23.285186687421" calcext:value-type="float">
            <text:p>23.2851866874</text:p>
          </table:table-cell>
          <table:table-cell table:formula="of:=IF([.$C390] &gt; [.$J$2]; [.I389]; (([.$A$2]/[.$E$2])*(   SIN([.$E$2]*[.B390] + [.$G$2])  -    SIN([.$G$2])))  + (([.$B$2]*[.B390]/[.$E$2])*   SIN([.$E$2]*[.B390] + [.$G$2]))  + (([.$B$2]/POWER([.$E$2];2)) * (COS([.$E$2]*[.B390] + [.$G$2]) - COS([.$G$2]))))" office:value-type="float" office:value="-2.08065084942753" calcext:value-type="float">
            <text:p>-2.0806508494</text:p>
          </table:table-cell>
          <table:table-cell table:formula="of:=SQRT(POWER([.H390];2)+POWER([.I38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91]*[.$D$2]" office:value-type="float" office:value="766" calcext:value-type="float">
            <text:p>766</text:p>
          </table:table-cell>
          <table:table-cell table:formula="of:=IF([.$C391] &gt; [.$J$2]; [.D390]; [.D390]+SIN(RADIANS([.$C391]))*MIN(([.$A$2]+([.B391]*[.$B$2]));[.$C$2]))" office:value-type="float" office:value="23.3857133529357" calcext:value-type="float">
            <text:p>23.3857133529</text:p>
          </table:table-cell>
          <table:table-cell table:formula="of:=IF([.$C391]&gt;[.$J$2];[.E390];[.E390]+COS(RADIANS([.$C391]))*MIN(([.$A$2]+([.B391]*[.$B$2]));[.$C$2]))" office:value-type="float" office:value="-2.2639638400468" calcext:value-type="float">
            <text:p>-2.26396384</text:p>
          </table:table-cell>
          <table:table-cell table:formula="of:=SQRT(([.D391]*[.D391])+([.E391]*[.E391]))" office:value-type="float" office:value="23.4950446114647" calcext:value-type="float">
            <text:p>23.4950446115</text:p>
          </table:table-cell>
          <table:table-cell/>
          <table:table-cell table:formula="of:=IF([.$C391] &gt; [.$J$2]; [.H390]; (([.$A$2]/[.$E$2])*((0-COS([.$E$2]*[.B391] + [.$G$2])) - (0-COS([.$G$2])))) + (([.$B$2]*[.B391]/[.$E$2])*(0-COS([.$E$2]*[.B391] + [.$G$2]))) + (([.$B$2]/POWER([.$E$2];2)) * (SIN([.$E$2]*[.B391] + [.$G$2]) - SIN([.$G$2]))))" office:value-type="float" office:value="23.285186687421" calcext:value-type="float">
            <text:p>23.2851866874</text:p>
          </table:table-cell>
          <table:table-cell table:formula="of:=IF([.$C391] &gt; [.$J$2]; [.I390]; (([.$A$2]/[.$E$2])*(   SIN([.$E$2]*[.B391] + [.$G$2])  -    SIN([.$G$2])))  + (([.$B$2]*[.B391]/[.$E$2])*   SIN([.$E$2]*[.B391] + [.$G$2]))  + (([.$B$2]/POWER([.$E$2];2)) * (COS([.$E$2]*[.B391] + [.$G$2]) - COS([.$G$2]))))" office:value-type="float" office:value="-2.08065084942753" calcext:value-type="float">
            <text:p>-2.0806508494</text:p>
          </table:table-cell>
          <table:table-cell table:formula="of:=SQRT(POWER([.H391];2)+POWER([.I39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392]*[.$D$2]" office:value-type="float" office:value="768" calcext:value-type="float">
            <text:p>768</text:p>
          </table:table-cell>
          <table:table-cell table:formula="of:=IF([.$C392] &gt; [.$J$2]; [.D391]; [.D391]+SIN(RADIANS([.$C392]))*MIN(([.$A$2]+([.B392]*[.$B$2]));[.$C$2]))" office:value-type="float" office:value="23.3857133529357" calcext:value-type="float">
            <text:p>23.3857133529</text:p>
          </table:table-cell>
          <table:table-cell table:formula="of:=IF([.$C392]&gt;[.$J$2];[.E391];[.E391]+COS(RADIANS([.$C392]))*MIN(([.$A$2]+([.B392]*[.$B$2]));[.$C$2]))" office:value-type="float" office:value="-2.2639638400468" calcext:value-type="float">
            <text:p>-2.26396384</text:p>
          </table:table-cell>
          <table:table-cell table:formula="of:=SQRT(([.D392]*[.D392])+([.E392]*[.E392]))" office:value-type="float" office:value="23.4950446114647" calcext:value-type="float">
            <text:p>23.4950446115</text:p>
          </table:table-cell>
          <table:table-cell/>
          <table:table-cell table:formula="of:=IF([.$C392] &gt; [.$J$2]; [.H391]; (([.$A$2]/[.$E$2])*((0-COS([.$E$2]*[.B392] + [.$G$2])) - (0-COS([.$G$2])))) + (([.$B$2]*[.B392]/[.$E$2])*(0-COS([.$E$2]*[.B392] + [.$G$2]))) + (([.$B$2]/POWER([.$E$2];2)) * (SIN([.$E$2]*[.B392] + [.$G$2]) - SIN([.$G$2]))))" office:value-type="float" office:value="23.285186687421" calcext:value-type="float">
            <text:p>23.2851866874</text:p>
          </table:table-cell>
          <table:table-cell table:formula="of:=IF([.$C392] &gt; [.$J$2]; [.I391]; (([.$A$2]/[.$E$2])*(   SIN([.$E$2]*[.B392] + [.$G$2])  -    SIN([.$G$2])))  + (([.$B$2]*[.B392]/[.$E$2])*   SIN([.$E$2]*[.B392] + [.$G$2]))  + (([.$B$2]/POWER([.$E$2];2)) * (COS([.$E$2]*[.B392] + [.$G$2]) - COS([.$G$2]))))" office:value-type="float" office:value="-2.08065084942753" calcext:value-type="float">
            <text:p>-2.0806508494</text:p>
          </table:table-cell>
          <table:table-cell table:formula="of:=SQRT(POWER([.H392];2)+POWER([.I39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[.B393]*[.$D$2]" office:value-type="float" office:value="770" calcext:value-type="float">
            <text:p>770</text:p>
          </table:table-cell>
          <table:table-cell table:formula="of:=IF([.$C393] &gt; [.$J$2]; [.D392]; [.D392]+SIN(RADIANS([.$C393]))*MIN(([.$A$2]+([.B393]*[.$B$2]));[.$C$2]))" office:value-type="float" office:value="23.3857133529357" calcext:value-type="float">
            <text:p>23.3857133529</text:p>
          </table:table-cell>
          <table:table-cell table:formula="of:=IF([.$C393]&gt;[.$J$2];[.E392];[.E392]+COS(RADIANS([.$C393]))*MIN(([.$A$2]+([.B393]*[.$B$2]));[.$C$2]))" office:value-type="float" office:value="-2.2639638400468" calcext:value-type="float">
            <text:p>-2.26396384</text:p>
          </table:table-cell>
          <table:table-cell table:formula="of:=SQRT(([.D393]*[.D393])+([.E393]*[.E393]))" office:value-type="float" office:value="23.4950446114647" calcext:value-type="float">
            <text:p>23.4950446115</text:p>
          </table:table-cell>
          <table:table-cell/>
          <table:table-cell table:formula="of:=IF([.$C393] &gt; [.$J$2]; [.H392]; (([.$A$2]/[.$E$2])*((0-COS([.$E$2]*[.B393] + [.$G$2])) - (0-COS([.$G$2])))) + (([.$B$2]*[.B393]/[.$E$2])*(0-COS([.$E$2]*[.B393] + [.$G$2]))) + (([.$B$2]/POWER([.$E$2];2)) * (SIN([.$E$2]*[.B393] + [.$G$2]) - SIN([.$G$2]))))" office:value-type="float" office:value="23.285186687421" calcext:value-type="float">
            <text:p>23.2851866874</text:p>
          </table:table-cell>
          <table:table-cell table:formula="of:=IF([.$C393] &gt; [.$J$2]; [.I392]; (([.$A$2]/[.$E$2])*(   SIN([.$E$2]*[.B393] + [.$G$2])  -    SIN([.$G$2])))  + (([.$B$2]*[.B393]/[.$E$2])*   SIN([.$E$2]*[.B393] + [.$G$2]))  + (([.$B$2]/POWER([.$E$2];2)) * (COS([.$E$2]*[.B393] + [.$G$2]) - COS([.$G$2]))))" office:value-type="float" office:value="-2.08065084942753" calcext:value-type="float">
            <text:p>-2.0806508494</text:p>
          </table:table-cell>
          <table:table-cell table:formula="of:=SQRT(POWER([.H393];2)+POWER([.I39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[.B394]*[.$D$2]" office:value-type="float" office:value="772" calcext:value-type="float">
            <text:p>772</text:p>
          </table:table-cell>
          <table:table-cell table:formula="of:=IF([.$C394] &gt; [.$J$2]; [.D393]; [.D393]+SIN(RADIANS([.$C394]))*MIN(([.$A$2]+([.B394]*[.$B$2]));[.$C$2]))" office:value-type="float" office:value="23.3857133529357" calcext:value-type="float">
            <text:p>23.3857133529</text:p>
          </table:table-cell>
          <table:table-cell table:formula="of:=IF([.$C394]&gt;[.$J$2];[.E393];[.E393]+COS(RADIANS([.$C394]))*MIN(([.$A$2]+([.B394]*[.$B$2]));[.$C$2]))" office:value-type="float" office:value="-2.2639638400468" calcext:value-type="float">
            <text:p>-2.26396384</text:p>
          </table:table-cell>
          <table:table-cell table:formula="of:=SQRT(([.D394]*[.D394])+([.E394]*[.E394]))" office:value-type="float" office:value="23.4950446114647" calcext:value-type="float">
            <text:p>23.4950446115</text:p>
          </table:table-cell>
          <table:table-cell/>
          <table:table-cell table:formula="of:=IF([.$C394] &gt; [.$J$2]; [.H393]; (([.$A$2]/[.$E$2])*((0-COS([.$E$2]*[.B394] + [.$G$2])) - (0-COS([.$G$2])))) + (([.$B$2]*[.B394]/[.$E$2])*(0-COS([.$E$2]*[.B394] + [.$G$2]))) + (([.$B$2]/POWER([.$E$2];2)) * (SIN([.$E$2]*[.B394] + [.$G$2]) - SIN([.$G$2]))))" office:value-type="float" office:value="23.285186687421" calcext:value-type="float">
            <text:p>23.2851866874</text:p>
          </table:table-cell>
          <table:table-cell table:formula="of:=IF([.$C394] &gt; [.$J$2]; [.I393]; (([.$A$2]/[.$E$2])*(   SIN([.$E$2]*[.B394] + [.$G$2])  -    SIN([.$G$2])))  + (([.$B$2]*[.B394]/[.$E$2])*   SIN([.$E$2]*[.B394] + [.$G$2]))  + (([.$B$2]/POWER([.$E$2];2)) * (COS([.$E$2]*[.B394] + [.$G$2]) - COS([.$G$2]))))" office:value-type="float" office:value="-2.08065084942753" calcext:value-type="float">
            <text:p>-2.0806508494</text:p>
          </table:table-cell>
          <table:table-cell table:formula="of:=SQRT(POWER([.H394];2)+POWER([.I39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[.B395]*[.$D$2]" office:value-type="float" office:value="774" calcext:value-type="float">
            <text:p>774</text:p>
          </table:table-cell>
          <table:table-cell table:formula="of:=IF([.$C395] &gt; [.$J$2]; [.D394]; [.D394]+SIN(RADIANS([.$C395]))*MIN(([.$A$2]+([.B395]*[.$B$2]));[.$C$2]))" office:value-type="float" office:value="23.3857133529357" calcext:value-type="float">
            <text:p>23.3857133529</text:p>
          </table:table-cell>
          <table:table-cell table:formula="of:=IF([.$C395]&gt;[.$J$2];[.E394];[.E394]+COS(RADIANS([.$C395]))*MIN(([.$A$2]+([.B395]*[.$B$2]));[.$C$2]))" office:value-type="float" office:value="-2.2639638400468" calcext:value-type="float">
            <text:p>-2.26396384</text:p>
          </table:table-cell>
          <table:table-cell table:formula="of:=SQRT(([.D395]*[.D395])+([.E395]*[.E395]))" office:value-type="float" office:value="23.4950446114647" calcext:value-type="float">
            <text:p>23.4950446115</text:p>
          </table:table-cell>
          <table:table-cell/>
          <table:table-cell table:formula="of:=IF([.$C395] &gt; [.$J$2]; [.H394]; (([.$A$2]/[.$E$2])*((0-COS([.$E$2]*[.B395] + [.$G$2])) - (0-COS([.$G$2])))) + (([.$B$2]*[.B395]/[.$E$2])*(0-COS([.$E$2]*[.B395] + [.$G$2]))) + (([.$B$2]/POWER([.$E$2];2)) * (SIN([.$E$2]*[.B395] + [.$G$2]) - SIN([.$G$2]))))" office:value-type="float" office:value="23.285186687421" calcext:value-type="float">
            <text:p>23.2851866874</text:p>
          </table:table-cell>
          <table:table-cell table:formula="of:=IF([.$C395] &gt; [.$J$2]; [.I394]; (([.$A$2]/[.$E$2])*(   SIN([.$E$2]*[.B395] + [.$G$2])  -    SIN([.$G$2])))  + (([.$B$2]*[.B395]/[.$E$2])*   SIN([.$E$2]*[.B395] + [.$G$2]))  + (([.$B$2]/POWER([.$E$2];2)) * (COS([.$E$2]*[.B395] + [.$G$2]) - COS([.$G$2]))))" office:value-type="float" office:value="-2.08065084942753" calcext:value-type="float">
            <text:p>-2.0806508494</text:p>
          </table:table-cell>
          <table:table-cell table:formula="of:=SQRT(POWER([.H395];2)+POWER([.I39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[.B396]*[.$D$2]" office:value-type="float" office:value="776" calcext:value-type="float">
            <text:p>776</text:p>
          </table:table-cell>
          <table:table-cell table:formula="of:=IF([.$C396] &gt; [.$J$2]; [.D395]; [.D395]+SIN(RADIANS([.$C396]))*MIN(([.$A$2]+([.B396]*[.$B$2]));[.$C$2]))" office:value-type="float" office:value="23.3857133529357" calcext:value-type="float">
            <text:p>23.3857133529</text:p>
          </table:table-cell>
          <table:table-cell table:formula="of:=IF([.$C396]&gt;[.$J$2];[.E395];[.E395]+COS(RADIANS([.$C396]))*MIN(([.$A$2]+([.B396]*[.$B$2]));[.$C$2]))" office:value-type="float" office:value="-2.2639638400468" calcext:value-type="float">
            <text:p>-2.26396384</text:p>
          </table:table-cell>
          <table:table-cell table:formula="of:=SQRT(([.D396]*[.D396])+([.E396]*[.E396]))" office:value-type="float" office:value="23.4950446114647" calcext:value-type="float">
            <text:p>23.4950446115</text:p>
          </table:table-cell>
          <table:table-cell/>
          <table:table-cell table:formula="of:=IF([.$C396] &gt; [.$J$2]; [.H395]; (([.$A$2]/[.$E$2])*((0-COS([.$E$2]*[.B396] + [.$G$2])) - (0-COS([.$G$2])))) + (([.$B$2]*[.B396]/[.$E$2])*(0-COS([.$E$2]*[.B396] + [.$G$2]))) + (([.$B$2]/POWER([.$E$2];2)) * (SIN([.$E$2]*[.B396] + [.$G$2]) - SIN([.$G$2]))))" office:value-type="float" office:value="23.285186687421" calcext:value-type="float">
            <text:p>23.2851866874</text:p>
          </table:table-cell>
          <table:table-cell table:formula="of:=IF([.$C396] &gt; [.$J$2]; [.I395]; (([.$A$2]/[.$E$2])*(   SIN([.$E$2]*[.B396] + [.$G$2])  -    SIN([.$G$2])))  + (([.$B$2]*[.B396]/[.$E$2])*   SIN([.$E$2]*[.B396] + [.$G$2]))  + (([.$B$2]/POWER([.$E$2];2)) * (COS([.$E$2]*[.B396] + [.$G$2]) - COS([.$G$2]))))" office:value-type="float" office:value="-2.08065084942753" calcext:value-type="float">
            <text:p>-2.0806508494</text:p>
          </table:table-cell>
          <table:table-cell table:formula="of:=SQRT(POWER([.H396];2)+POWER([.I39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[.B397]*[.$D$2]" office:value-type="float" office:value="778" calcext:value-type="float">
            <text:p>778</text:p>
          </table:table-cell>
          <table:table-cell table:formula="of:=IF([.$C397] &gt; [.$J$2]; [.D396]; [.D396]+SIN(RADIANS([.$C397]))*MIN(([.$A$2]+([.B397]*[.$B$2]));[.$C$2]))" office:value-type="float" office:value="23.3857133529357" calcext:value-type="float">
            <text:p>23.3857133529</text:p>
          </table:table-cell>
          <table:table-cell table:formula="of:=IF([.$C397]&gt;[.$J$2];[.E396];[.E396]+COS(RADIANS([.$C397]))*MIN(([.$A$2]+([.B397]*[.$B$2]));[.$C$2]))" office:value-type="float" office:value="-2.2639638400468" calcext:value-type="float">
            <text:p>-2.26396384</text:p>
          </table:table-cell>
          <table:table-cell table:formula="of:=SQRT(([.D397]*[.D397])+([.E397]*[.E397]))" office:value-type="float" office:value="23.4950446114647" calcext:value-type="float">
            <text:p>23.4950446115</text:p>
          </table:table-cell>
          <table:table-cell/>
          <table:table-cell table:formula="of:=IF([.$C397] &gt; [.$J$2]; [.H396]; (([.$A$2]/[.$E$2])*((0-COS([.$E$2]*[.B397] + [.$G$2])) - (0-COS([.$G$2])))) + (([.$B$2]*[.B397]/[.$E$2])*(0-COS([.$E$2]*[.B397] + [.$G$2]))) + (([.$B$2]/POWER([.$E$2];2)) * (SIN([.$E$2]*[.B397] + [.$G$2]) - SIN([.$G$2]))))" office:value-type="float" office:value="23.285186687421" calcext:value-type="float">
            <text:p>23.2851866874</text:p>
          </table:table-cell>
          <table:table-cell table:formula="of:=IF([.$C397] &gt; [.$J$2]; [.I396]; (([.$A$2]/[.$E$2])*(   SIN([.$E$2]*[.B397] + [.$G$2])  -    SIN([.$G$2])))  + (([.$B$2]*[.B397]/[.$E$2])*   SIN([.$E$2]*[.B397] + [.$G$2]))  + (([.$B$2]/POWER([.$E$2];2)) * (COS([.$E$2]*[.B397] + [.$G$2]) - COS([.$G$2]))))" office:value-type="float" office:value="-2.08065084942753" calcext:value-type="float">
            <text:p>-2.0806508494</text:p>
          </table:table-cell>
          <table:table-cell table:formula="of:=SQRT(POWER([.H397];2)+POWER([.I39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398]*[.$D$2]" office:value-type="float" office:value="780" calcext:value-type="float">
            <text:p>780</text:p>
          </table:table-cell>
          <table:table-cell table:formula="of:=IF([.$C398] &gt; [.$J$2]; [.D397]; [.D397]+SIN(RADIANS([.$C398]))*MIN(([.$A$2]+([.B398]*[.$B$2]));[.$C$2]))" office:value-type="float" office:value="23.3857133529357" calcext:value-type="float">
            <text:p>23.3857133529</text:p>
          </table:table-cell>
          <table:table-cell table:formula="of:=IF([.$C398]&gt;[.$J$2];[.E397];[.E397]+COS(RADIANS([.$C398]))*MIN(([.$A$2]+([.B398]*[.$B$2]));[.$C$2]))" office:value-type="float" office:value="-2.2639638400468" calcext:value-type="float">
            <text:p>-2.26396384</text:p>
          </table:table-cell>
          <table:table-cell table:formula="of:=SQRT(([.D398]*[.D398])+([.E398]*[.E398]))" office:value-type="float" office:value="23.4950446114647" calcext:value-type="float">
            <text:p>23.4950446115</text:p>
          </table:table-cell>
          <table:table-cell/>
          <table:table-cell table:formula="of:=IF([.$C398] &gt; [.$J$2]; [.H397]; (([.$A$2]/[.$E$2])*((0-COS([.$E$2]*[.B398] + [.$G$2])) - (0-COS([.$G$2])))) + (([.$B$2]*[.B398]/[.$E$2])*(0-COS([.$E$2]*[.B398] + [.$G$2]))) + (([.$B$2]/POWER([.$E$2];2)) * (SIN([.$E$2]*[.B398] + [.$G$2]) - SIN([.$G$2]))))" office:value-type="float" office:value="23.285186687421" calcext:value-type="float">
            <text:p>23.2851866874</text:p>
          </table:table-cell>
          <table:table-cell table:formula="of:=IF([.$C398] &gt; [.$J$2]; [.I397]; (([.$A$2]/[.$E$2])*(   SIN([.$E$2]*[.B398] + [.$G$2])  -    SIN([.$G$2])))  + (([.$B$2]*[.B398]/[.$E$2])*   SIN([.$E$2]*[.B398] + [.$G$2]))  + (([.$B$2]/POWER([.$E$2];2)) * (COS([.$E$2]*[.B398] + [.$G$2]) - COS([.$G$2]))))" office:value-type="float" office:value="-2.08065084942753" calcext:value-type="float">
            <text:p>-2.0806508494</text:p>
          </table:table-cell>
          <table:table-cell table:formula="of:=SQRT(POWER([.H398];2)+POWER([.I39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[.B399]*[.$D$2]" office:value-type="float" office:value="782" calcext:value-type="float">
            <text:p>782</text:p>
          </table:table-cell>
          <table:table-cell table:formula="of:=IF([.$C399] &gt; [.$J$2]; [.D398]; [.D398]+SIN(RADIANS([.$C399]))*MIN(([.$A$2]+([.B399]*[.$B$2]));[.$C$2]))" office:value-type="float" office:value="23.3857133529357" calcext:value-type="float">
            <text:p>23.3857133529</text:p>
          </table:table-cell>
          <table:table-cell table:formula="of:=IF([.$C399]&gt;[.$J$2];[.E398];[.E398]+COS(RADIANS([.$C399]))*MIN(([.$A$2]+([.B399]*[.$B$2]));[.$C$2]))" office:value-type="float" office:value="-2.2639638400468" calcext:value-type="float">
            <text:p>-2.26396384</text:p>
          </table:table-cell>
          <table:table-cell table:formula="of:=SQRT(([.D399]*[.D399])+([.E399]*[.E399]))" office:value-type="float" office:value="23.4950446114647" calcext:value-type="float">
            <text:p>23.4950446115</text:p>
          </table:table-cell>
          <table:table-cell/>
          <table:table-cell table:formula="of:=IF([.$C399] &gt; [.$J$2]; [.H398]; (([.$A$2]/[.$E$2])*((0-COS([.$E$2]*[.B399] + [.$G$2])) - (0-COS([.$G$2])))) + (([.$B$2]*[.B399]/[.$E$2])*(0-COS([.$E$2]*[.B399] + [.$G$2]))) + (([.$B$2]/POWER([.$E$2];2)) * (SIN([.$E$2]*[.B399] + [.$G$2]) - SIN([.$G$2]))))" office:value-type="float" office:value="23.285186687421" calcext:value-type="float">
            <text:p>23.2851866874</text:p>
          </table:table-cell>
          <table:table-cell table:formula="of:=IF([.$C399] &gt; [.$J$2]; [.I398]; (([.$A$2]/[.$E$2])*(   SIN([.$E$2]*[.B399] + [.$G$2])  -    SIN([.$G$2])))  + (([.$B$2]*[.B399]/[.$E$2])*   SIN([.$E$2]*[.B399] + [.$G$2]))  + (([.$B$2]/POWER([.$E$2];2)) * (COS([.$E$2]*[.B399] + [.$G$2]) - COS([.$G$2]))))" office:value-type="float" office:value="-2.08065084942753" calcext:value-type="float">
            <text:p>-2.0806508494</text:p>
          </table:table-cell>
          <table:table-cell table:formula="of:=SQRT(POWER([.H399];2)+POWER([.I39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B400]*[.$D$2]" office:value-type="float" office:value="784" calcext:value-type="float">
            <text:p>784</text:p>
          </table:table-cell>
          <table:table-cell table:formula="of:=IF([.$C400] &gt; [.$J$2]; [.D399]; [.D399]+SIN(RADIANS([.$C400]))*MIN(([.$A$2]+([.B400]*[.$B$2]));[.$C$2]))" office:value-type="float" office:value="23.3857133529357" calcext:value-type="float">
            <text:p>23.3857133529</text:p>
          </table:table-cell>
          <table:table-cell table:formula="of:=IF([.$C400]&gt;[.$J$2];[.E399];[.E399]+COS(RADIANS([.$C400]))*MIN(([.$A$2]+([.B400]*[.$B$2]));[.$C$2]))" office:value-type="float" office:value="-2.2639638400468" calcext:value-type="float">
            <text:p>-2.26396384</text:p>
          </table:table-cell>
          <table:table-cell table:formula="of:=SQRT(([.D400]*[.D400])+([.E400]*[.E400]))" office:value-type="float" office:value="23.4950446114647" calcext:value-type="float">
            <text:p>23.4950446115</text:p>
          </table:table-cell>
          <table:table-cell/>
          <table:table-cell table:formula="of:=IF([.$C400] &gt; [.$J$2]; [.H399]; (([.$A$2]/[.$E$2])*((0-COS([.$E$2]*[.B400] + [.$G$2])) - (0-COS([.$G$2])))) + (([.$B$2]*[.B400]/[.$E$2])*(0-COS([.$E$2]*[.B400] + [.$G$2]))) + (([.$B$2]/POWER([.$E$2];2)) * (SIN([.$E$2]*[.B400] + [.$G$2]) - SIN([.$G$2]))))" office:value-type="float" office:value="23.285186687421" calcext:value-type="float">
            <text:p>23.2851866874</text:p>
          </table:table-cell>
          <table:table-cell table:formula="of:=IF([.$C400] &gt; [.$J$2]; [.I399]; (([.$A$2]/[.$E$2])*(   SIN([.$E$2]*[.B400] + [.$G$2])  -    SIN([.$G$2])))  + (([.$B$2]*[.B400]/[.$E$2])*   SIN([.$E$2]*[.B400] + [.$G$2]))  + (([.$B$2]/POWER([.$E$2];2)) * (COS([.$E$2]*[.B400] + [.$G$2]) - COS([.$G$2]))))" office:value-type="float" office:value="-2.08065084942753" calcext:value-type="float">
            <text:p>-2.0806508494</text:p>
          </table:table-cell>
          <table:table-cell table:formula="of:=SQRT(POWER([.H400];2)+POWER([.I39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[.B401]*[.$D$2]" office:value-type="float" office:value="786" calcext:value-type="float">
            <text:p>786</text:p>
          </table:table-cell>
          <table:table-cell table:formula="of:=IF([.$C401] &gt; [.$J$2]; [.D400]; [.D400]+SIN(RADIANS([.$C401]))*MIN(([.$A$2]+([.B401]*[.$B$2]));[.$C$2]))" office:value-type="float" office:value="23.3857133529357" calcext:value-type="float">
            <text:p>23.3857133529</text:p>
          </table:table-cell>
          <table:table-cell table:formula="of:=IF([.$C401]&gt;[.$J$2];[.E400];[.E400]+COS(RADIANS([.$C401]))*MIN(([.$A$2]+([.B401]*[.$B$2]));[.$C$2]))" office:value-type="float" office:value="-2.2639638400468" calcext:value-type="float">
            <text:p>-2.26396384</text:p>
          </table:table-cell>
          <table:table-cell table:formula="of:=SQRT(([.D401]*[.D401])+([.E401]*[.E401]))" office:value-type="float" office:value="23.4950446114647" calcext:value-type="float">
            <text:p>23.4950446115</text:p>
          </table:table-cell>
          <table:table-cell/>
          <table:table-cell table:formula="of:=IF([.$C401] &gt; [.$J$2]; [.H400]; (([.$A$2]/[.$E$2])*((0-COS([.$E$2]*[.B401] + [.$G$2])) - (0-COS([.$G$2])))) + (([.$B$2]*[.B401]/[.$E$2])*(0-COS([.$E$2]*[.B401] + [.$G$2]))) + (([.$B$2]/POWER([.$E$2];2)) * (SIN([.$E$2]*[.B401] + [.$G$2]) - SIN([.$G$2]))))" office:value-type="float" office:value="23.285186687421" calcext:value-type="float">
            <text:p>23.2851866874</text:p>
          </table:table-cell>
          <table:table-cell table:formula="of:=IF([.$C401] &gt; [.$J$2]; [.I400]; (([.$A$2]/[.$E$2])*(   SIN([.$E$2]*[.B401] + [.$G$2])  -    SIN([.$G$2])))  + (([.$B$2]*[.B401]/[.$E$2])*   SIN([.$E$2]*[.B401] + [.$G$2]))  + (([.$B$2]/POWER([.$E$2];2)) * (COS([.$E$2]*[.B401] + [.$G$2]) - COS([.$G$2]))))" office:value-type="float" office:value="-2.08065084942753" calcext:value-type="float">
            <text:p>-2.0806508494</text:p>
          </table:table-cell>
          <table:table-cell table:formula="of:=SQRT(POWER([.H401];2)+POWER([.I40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[.B402]*[.$D$2]" office:value-type="float" office:value="788" calcext:value-type="float">
            <text:p>788</text:p>
          </table:table-cell>
          <table:table-cell table:formula="of:=IF([.$C402] &gt; [.$J$2]; [.D401]; [.D401]+SIN(RADIANS([.$C402]))*MIN(([.$A$2]+([.B402]*[.$B$2]));[.$C$2]))" office:value-type="float" office:value="23.3857133529357" calcext:value-type="float">
            <text:p>23.3857133529</text:p>
          </table:table-cell>
          <table:table-cell table:formula="of:=IF([.$C402]&gt;[.$J$2];[.E401];[.E401]+COS(RADIANS([.$C402]))*MIN(([.$A$2]+([.B402]*[.$B$2]));[.$C$2]))" office:value-type="float" office:value="-2.2639638400468" calcext:value-type="float">
            <text:p>-2.26396384</text:p>
          </table:table-cell>
          <table:table-cell table:formula="of:=SQRT(([.D402]*[.D402])+([.E402]*[.E402]))" office:value-type="float" office:value="23.4950446114647" calcext:value-type="float">
            <text:p>23.4950446115</text:p>
          </table:table-cell>
          <table:table-cell/>
          <table:table-cell table:formula="of:=IF([.$C402] &gt; [.$J$2]; [.H401]; (([.$A$2]/[.$E$2])*((0-COS([.$E$2]*[.B402] + [.$G$2])) - (0-COS([.$G$2])))) + (([.$B$2]*[.B402]/[.$E$2])*(0-COS([.$E$2]*[.B402] + [.$G$2]))) + (([.$B$2]/POWER([.$E$2];2)) * (SIN([.$E$2]*[.B402] + [.$G$2]) - SIN([.$G$2]))))" office:value-type="float" office:value="23.285186687421" calcext:value-type="float">
            <text:p>23.2851866874</text:p>
          </table:table-cell>
          <table:table-cell table:formula="of:=IF([.$C402] &gt; [.$J$2]; [.I401]; (([.$A$2]/[.$E$2])*(   SIN([.$E$2]*[.B402] + [.$G$2])  -    SIN([.$G$2])))  + (([.$B$2]*[.B402]/[.$E$2])*   SIN([.$E$2]*[.B402] + [.$G$2]))  + (([.$B$2]/POWER([.$E$2];2)) * (COS([.$E$2]*[.B402] + [.$G$2]) - COS([.$G$2]))))" office:value-type="float" office:value="-2.08065084942753" calcext:value-type="float">
            <text:p>-2.0806508494</text:p>
          </table:table-cell>
          <table:table-cell table:formula="of:=SQRT(POWER([.H402];2)+POWER([.I40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[.B403]*[.$D$2]" office:value-type="float" office:value="790" calcext:value-type="float">
            <text:p>790</text:p>
          </table:table-cell>
          <table:table-cell table:formula="of:=IF([.$C403] &gt; [.$J$2]; [.D402]; [.D402]+SIN(RADIANS([.$C403]))*MIN(([.$A$2]+([.B403]*[.$B$2]));[.$C$2]))" office:value-type="float" office:value="23.3857133529357" calcext:value-type="float">
            <text:p>23.3857133529</text:p>
          </table:table-cell>
          <table:table-cell table:formula="of:=IF([.$C403]&gt;[.$J$2];[.E402];[.E402]+COS(RADIANS([.$C403]))*MIN(([.$A$2]+([.B403]*[.$B$2]));[.$C$2]))" office:value-type="float" office:value="-2.2639638400468" calcext:value-type="float">
            <text:p>-2.26396384</text:p>
          </table:table-cell>
          <table:table-cell table:formula="of:=SQRT(([.D403]*[.D403])+([.E403]*[.E403]))" office:value-type="float" office:value="23.4950446114647" calcext:value-type="float">
            <text:p>23.4950446115</text:p>
          </table:table-cell>
          <table:table-cell/>
          <table:table-cell table:formula="of:=IF([.$C403] &gt; [.$J$2]; [.H402]; (([.$A$2]/[.$E$2])*((0-COS([.$E$2]*[.B403] + [.$G$2])) - (0-COS([.$G$2])))) + (([.$B$2]*[.B403]/[.$E$2])*(0-COS([.$E$2]*[.B403] + [.$G$2]))) + (([.$B$2]/POWER([.$E$2];2)) * (SIN([.$E$2]*[.B403] + [.$G$2]) - SIN([.$G$2]))))" office:value-type="float" office:value="23.285186687421" calcext:value-type="float">
            <text:p>23.2851866874</text:p>
          </table:table-cell>
          <table:table-cell table:formula="of:=IF([.$C403] &gt; [.$J$2]; [.I402]; (([.$A$2]/[.$E$2])*(   SIN([.$E$2]*[.B403] + [.$G$2])  -    SIN([.$G$2])))  + (([.$B$2]*[.B403]/[.$E$2])*   SIN([.$E$2]*[.B403] + [.$G$2]))  + (([.$B$2]/POWER([.$E$2];2)) * (COS([.$E$2]*[.B403] + [.$G$2]) - COS([.$G$2]))))" office:value-type="float" office:value="-2.08065084942753" calcext:value-type="float">
            <text:p>-2.0806508494</text:p>
          </table:table-cell>
          <table:table-cell table:formula="of:=SQRT(POWER([.H403];2)+POWER([.I40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[.B404]*[.$D$2]" office:value-type="float" office:value="792" calcext:value-type="float">
            <text:p>792</text:p>
          </table:table-cell>
          <table:table-cell table:formula="of:=IF([.$C404] &gt; [.$J$2]; [.D403]; [.D403]+SIN(RADIANS([.$C404]))*MIN(([.$A$2]+([.B404]*[.$B$2]));[.$C$2]))" office:value-type="float" office:value="23.3857133529357" calcext:value-type="float">
            <text:p>23.3857133529</text:p>
          </table:table-cell>
          <table:table-cell table:formula="of:=IF([.$C404]&gt;[.$J$2];[.E403];[.E403]+COS(RADIANS([.$C404]))*MIN(([.$A$2]+([.B404]*[.$B$2]));[.$C$2]))" office:value-type="float" office:value="-2.2639638400468" calcext:value-type="float">
            <text:p>-2.26396384</text:p>
          </table:table-cell>
          <table:table-cell table:formula="of:=SQRT(([.D404]*[.D404])+([.E404]*[.E404]))" office:value-type="float" office:value="23.4950446114647" calcext:value-type="float">
            <text:p>23.4950446115</text:p>
          </table:table-cell>
          <table:table-cell/>
          <table:table-cell table:formula="of:=IF([.$C404] &gt; [.$J$2]; [.H403]; (([.$A$2]/[.$E$2])*((0-COS([.$E$2]*[.B404] + [.$G$2])) - (0-COS([.$G$2])))) + (([.$B$2]*[.B404]/[.$E$2])*(0-COS([.$E$2]*[.B404] + [.$G$2]))) + (([.$B$2]/POWER([.$E$2];2)) * (SIN([.$E$2]*[.B404] + [.$G$2]) - SIN([.$G$2]))))" office:value-type="float" office:value="23.285186687421" calcext:value-type="float">
            <text:p>23.2851866874</text:p>
          </table:table-cell>
          <table:table-cell table:formula="of:=IF([.$C404] &gt; [.$J$2]; [.I403]; (([.$A$2]/[.$E$2])*(   SIN([.$E$2]*[.B404] + [.$G$2])  -    SIN([.$G$2])))  + (([.$B$2]*[.B404]/[.$E$2])*   SIN([.$E$2]*[.B404] + [.$G$2]))  + (([.$B$2]/POWER([.$E$2];2)) * (COS([.$E$2]*[.B404] + [.$G$2]) - COS([.$G$2]))))" office:value-type="float" office:value="-2.08065084942753" calcext:value-type="float">
            <text:p>-2.0806508494</text:p>
          </table:table-cell>
          <table:table-cell table:formula="of:=SQRT(POWER([.H404];2)+POWER([.I40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[.B405]*[.$D$2]" office:value-type="float" office:value="794" calcext:value-type="float">
            <text:p>794</text:p>
          </table:table-cell>
          <table:table-cell table:formula="of:=IF([.$C405] &gt; [.$J$2]; [.D404]; [.D404]+SIN(RADIANS([.$C405]))*MIN(([.$A$2]+([.B405]*[.$B$2]));[.$C$2]))" office:value-type="float" office:value="23.3857133529357" calcext:value-type="float">
            <text:p>23.3857133529</text:p>
          </table:table-cell>
          <table:table-cell table:formula="of:=IF([.$C405]&gt;[.$J$2];[.E404];[.E404]+COS(RADIANS([.$C405]))*MIN(([.$A$2]+([.B405]*[.$B$2]));[.$C$2]))" office:value-type="float" office:value="-2.2639638400468" calcext:value-type="float">
            <text:p>-2.26396384</text:p>
          </table:table-cell>
          <table:table-cell table:formula="of:=SQRT(([.D405]*[.D405])+([.E405]*[.E405]))" office:value-type="float" office:value="23.4950446114647" calcext:value-type="float">
            <text:p>23.4950446115</text:p>
          </table:table-cell>
          <table:table-cell/>
          <table:table-cell table:formula="of:=IF([.$C405] &gt; [.$J$2]; [.H404]; (([.$A$2]/[.$E$2])*((0-COS([.$E$2]*[.B405] + [.$G$2])) - (0-COS([.$G$2])))) + (([.$B$2]*[.B405]/[.$E$2])*(0-COS([.$E$2]*[.B405] + [.$G$2]))) + (([.$B$2]/POWER([.$E$2];2)) * (SIN([.$E$2]*[.B405] + [.$G$2]) - SIN([.$G$2]))))" office:value-type="float" office:value="23.285186687421" calcext:value-type="float">
            <text:p>23.2851866874</text:p>
          </table:table-cell>
          <table:table-cell table:formula="of:=IF([.$C405] &gt; [.$J$2]; [.I404]; (([.$A$2]/[.$E$2])*(   SIN([.$E$2]*[.B405] + [.$G$2])  -    SIN([.$G$2])))  + (([.$B$2]*[.B405]/[.$E$2])*   SIN([.$E$2]*[.B405] + [.$G$2]))  + (([.$B$2]/POWER([.$E$2];2)) * (COS([.$E$2]*[.B405] + [.$G$2]) - COS([.$G$2]))))" office:value-type="float" office:value="-2.08065084942753" calcext:value-type="float">
            <text:p>-2.0806508494</text:p>
          </table:table-cell>
          <table:table-cell table:formula="of:=SQRT(POWER([.H405];2)+POWER([.I40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B406]*[.$D$2]" office:value-type="float" office:value="796" calcext:value-type="float">
            <text:p>796</text:p>
          </table:table-cell>
          <table:table-cell table:formula="of:=IF([.$C406] &gt; [.$J$2]; [.D405]; [.D405]+SIN(RADIANS([.$C406]))*MIN(([.$A$2]+([.B406]*[.$B$2]));[.$C$2]))" office:value-type="float" office:value="23.3857133529357" calcext:value-type="float">
            <text:p>23.3857133529</text:p>
          </table:table-cell>
          <table:table-cell table:formula="of:=IF([.$C406]&gt;[.$J$2];[.E405];[.E405]+COS(RADIANS([.$C406]))*MIN(([.$A$2]+([.B406]*[.$B$2]));[.$C$2]))" office:value-type="float" office:value="-2.2639638400468" calcext:value-type="float">
            <text:p>-2.26396384</text:p>
          </table:table-cell>
          <table:table-cell table:formula="of:=SQRT(([.D406]*[.D406])+([.E406]*[.E406]))" office:value-type="float" office:value="23.4950446114647" calcext:value-type="float">
            <text:p>23.4950446115</text:p>
          </table:table-cell>
          <table:table-cell/>
          <table:table-cell table:formula="of:=IF([.$C406] &gt; [.$J$2]; [.H405]; (([.$A$2]/[.$E$2])*((0-COS([.$E$2]*[.B406] + [.$G$2])) - (0-COS([.$G$2])))) + (([.$B$2]*[.B406]/[.$E$2])*(0-COS([.$E$2]*[.B406] + [.$G$2]))) + (([.$B$2]/POWER([.$E$2];2)) * (SIN([.$E$2]*[.B406] + [.$G$2]) - SIN([.$G$2]))))" office:value-type="float" office:value="23.285186687421" calcext:value-type="float">
            <text:p>23.2851866874</text:p>
          </table:table-cell>
          <table:table-cell table:formula="of:=IF([.$C406] &gt; [.$J$2]; [.I405]; (([.$A$2]/[.$E$2])*(   SIN([.$E$2]*[.B406] + [.$G$2])  -    SIN([.$G$2])))  + (([.$B$2]*[.B406]/[.$E$2])*   SIN([.$E$2]*[.B406] + [.$G$2]))  + (([.$B$2]/POWER([.$E$2];2)) * (COS([.$E$2]*[.B406] + [.$G$2]) - COS([.$G$2]))))" office:value-type="float" office:value="-2.08065084942753" calcext:value-type="float">
            <text:p>-2.0806508494</text:p>
          </table:table-cell>
          <table:table-cell table:formula="of:=SQRT(POWER([.H406];2)+POWER([.I40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[.B407]*[.$D$2]" office:value-type="float" office:value="798" calcext:value-type="float">
            <text:p>798</text:p>
          </table:table-cell>
          <table:table-cell table:formula="of:=IF([.$C407] &gt; [.$J$2]; [.D406]; [.D406]+SIN(RADIANS([.$C407]))*MIN(([.$A$2]+([.B407]*[.$B$2]));[.$C$2]))" office:value-type="float" office:value="23.3857133529357" calcext:value-type="float">
            <text:p>23.3857133529</text:p>
          </table:table-cell>
          <table:table-cell table:formula="of:=IF([.$C407]&gt;[.$J$2];[.E406];[.E406]+COS(RADIANS([.$C407]))*MIN(([.$A$2]+([.B407]*[.$B$2]));[.$C$2]))" office:value-type="float" office:value="-2.2639638400468" calcext:value-type="float">
            <text:p>-2.26396384</text:p>
          </table:table-cell>
          <table:table-cell table:formula="of:=SQRT(([.D407]*[.D407])+([.E407]*[.E407]))" office:value-type="float" office:value="23.4950446114647" calcext:value-type="float">
            <text:p>23.4950446115</text:p>
          </table:table-cell>
          <table:table-cell/>
          <table:table-cell table:formula="of:=IF([.$C407] &gt; [.$J$2]; [.H406]; (([.$A$2]/[.$E$2])*((0-COS([.$E$2]*[.B407] + [.$G$2])) - (0-COS([.$G$2])))) + (([.$B$2]*[.B407]/[.$E$2])*(0-COS([.$E$2]*[.B407] + [.$G$2]))) + (([.$B$2]/POWER([.$E$2];2)) * (SIN([.$E$2]*[.B407] + [.$G$2]) - SIN([.$G$2]))))" office:value-type="float" office:value="23.285186687421" calcext:value-type="float">
            <text:p>23.2851866874</text:p>
          </table:table-cell>
          <table:table-cell table:formula="of:=IF([.$C407] &gt; [.$J$2]; [.I406]; (([.$A$2]/[.$E$2])*(   SIN([.$E$2]*[.B407] + [.$G$2])  -    SIN([.$G$2])))  + (([.$B$2]*[.B407]/[.$E$2])*   SIN([.$E$2]*[.B407] + [.$G$2]))  + (([.$B$2]/POWER([.$E$2];2)) * (COS([.$E$2]*[.B407] + [.$G$2]) - COS([.$G$2]))))" office:value-type="float" office:value="-2.08065084942753" calcext:value-type="float">
            <text:p>-2.0806508494</text:p>
          </table:table-cell>
          <table:table-cell table:formula="of:=SQRT(POWER([.H407];2)+POWER([.I40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08]*[.$D$2]" office:value-type="float" office:value="800" calcext:value-type="float">
            <text:p>800</text:p>
          </table:table-cell>
          <table:table-cell table:formula="of:=IF([.$C408] &gt; [.$J$2]; [.D407]; [.D407]+SIN(RADIANS([.$C408]))*MIN(([.$A$2]+([.B408]*[.$B$2]));[.$C$2]))" office:value-type="float" office:value="23.3857133529357" calcext:value-type="float">
            <text:p>23.3857133529</text:p>
          </table:table-cell>
          <table:table-cell table:formula="of:=IF([.$C408]&gt;[.$J$2];[.E407];[.E407]+COS(RADIANS([.$C408]))*MIN(([.$A$2]+([.B408]*[.$B$2]));[.$C$2]))" office:value-type="float" office:value="-2.2639638400468" calcext:value-type="float">
            <text:p>-2.26396384</text:p>
          </table:table-cell>
          <table:table-cell table:formula="of:=SQRT(([.D408]*[.D408])+([.E408]*[.E408]))" office:value-type="float" office:value="23.4950446114647" calcext:value-type="float">
            <text:p>23.4950446115</text:p>
          </table:table-cell>
          <table:table-cell/>
          <table:table-cell table:formula="of:=IF([.$C408] &gt; [.$J$2]; [.H407]; (([.$A$2]/[.$E$2])*((0-COS([.$E$2]*[.B408] + [.$G$2])) - (0-COS([.$G$2])))) + (([.$B$2]*[.B408]/[.$E$2])*(0-COS([.$E$2]*[.B408] + [.$G$2]))) + (([.$B$2]/POWER([.$E$2];2)) * (SIN([.$E$2]*[.B408] + [.$G$2]) - SIN([.$G$2]))))" office:value-type="float" office:value="23.285186687421" calcext:value-type="float">
            <text:p>23.2851866874</text:p>
          </table:table-cell>
          <table:table-cell table:formula="of:=IF([.$C408] &gt; [.$J$2]; [.I407]; (([.$A$2]/[.$E$2])*(   SIN([.$E$2]*[.B408] + [.$G$2])  -    SIN([.$G$2])))  + (([.$B$2]*[.B408]/[.$E$2])*   SIN([.$E$2]*[.B408] + [.$G$2]))  + (([.$B$2]/POWER([.$E$2];2)) * (COS([.$E$2]*[.B408] + [.$G$2]) - COS([.$G$2]))))" office:value-type="float" office:value="-2.08065084942753" calcext:value-type="float">
            <text:p>-2.0806508494</text:p>
          </table:table-cell>
          <table:table-cell table:formula="of:=SQRT(POWER([.H408];2)+POWER([.I40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[.B409]*[.$D$2]" office:value-type="float" office:value="802" calcext:value-type="float">
            <text:p>802</text:p>
          </table:table-cell>
          <table:table-cell table:formula="of:=IF([.$C409] &gt; [.$J$2]; [.D408]; [.D408]+SIN(RADIANS([.$C409]))*MIN(([.$A$2]+([.B409]*[.$B$2]));[.$C$2]))" office:value-type="float" office:value="23.3857133529357" calcext:value-type="float">
            <text:p>23.3857133529</text:p>
          </table:table-cell>
          <table:table-cell table:formula="of:=IF([.$C409]&gt;[.$J$2];[.E408];[.E408]+COS(RADIANS([.$C409]))*MIN(([.$A$2]+([.B409]*[.$B$2]));[.$C$2]))" office:value-type="float" office:value="-2.2639638400468" calcext:value-type="float">
            <text:p>-2.26396384</text:p>
          </table:table-cell>
          <table:table-cell table:formula="of:=SQRT(([.D409]*[.D409])+([.E409]*[.E409]))" office:value-type="float" office:value="23.4950446114647" calcext:value-type="float">
            <text:p>23.4950446115</text:p>
          </table:table-cell>
          <table:table-cell/>
          <table:table-cell table:formula="of:=IF([.$C409] &gt; [.$J$2]; [.H408]; (([.$A$2]/[.$E$2])*((0-COS([.$E$2]*[.B409] + [.$G$2])) - (0-COS([.$G$2])))) + (([.$B$2]*[.B409]/[.$E$2])*(0-COS([.$E$2]*[.B409] + [.$G$2]))) + (([.$B$2]/POWER([.$E$2];2)) * (SIN([.$E$2]*[.B409] + [.$G$2]) - SIN([.$G$2]))))" office:value-type="float" office:value="23.285186687421" calcext:value-type="float">
            <text:p>23.2851866874</text:p>
          </table:table-cell>
          <table:table-cell table:formula="of:=IF([.$C409] &gt; [.$J$2]; [.I408]; (([.$A$2]/[.$E$2])*(   SIN([.$E$2]*[.B409] + [.$G$2])  -    SIN([.$G$2])))  + (([.$B$2]*[.B409]/[.$E$2])*   SIN([.$E$2]*[.B409] + [.$G$2]))  + (([.$B$2]/POWER([.$E$2];2)) * (COS([.$E$2]*[.B409] + [.$G$2]) - COS([.$G$2]))))" office:value-type="float" office:value="-2.08065084942753" calcext:value-type="float">
            <text:p>-2.0806508494</text:p>
          </table:table-cell>
          <table:table-cell table:formula="of:=SQRT(POWER([.H409];2)+POWER([.I40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[.B410]*[.$D$2]" office:value-type="float" office:value="804" calcext:value-type="float">
            <text:p>804</text:p>
          </table:table-cell>
          <table:table-cell table:formula="of:=IF([.$C410] &gt; [.$J$2]; [.D409]; [.D409]+SIN(RADIANS([.$C410]))*MIN(([.$A$2]+([.B410]*[.$B$2]));[.$C$2]))" office:value-type="float" office:value="23.3857133529357" calcext:value-type="float">
            <text:p>23.3857133529</text:p>
          </table:table-cell>
          <table:table-cell table:formula="of:=IF([.$C410]&gt;[.$J$2];[.E409];[.E409]+COS(RADIANS([.$C410]))*MIN(([.$A$2]+([.B410]*[.$B$2]));[.$C$2]))" office:value-type="float" office:value="-2.2639638400468" calcext:value-type="float">
            <text:p>-2.26396384</text:p>
          </table:table-cell>
          <table:table-cell table:formula="of:=SQRT(([.D410]*[.D410])+([.E410]*[.E410]))" office:value-type="float" office:value="23.4950446114647" calcext:value-type="float">
            <text:p>23.4950446115</text:p>
          </table:table-cell>
          <table:table-cell/>
          <table:table-cell table:formula="of:=IF([.$C410] &gt; [.$J$2]; [.H409]; (([.$A$2]/[.$E$2])*((0-COS([.$E$2]*[.B410] + [.$G$2])) - (0-COS([.$G$2])))) + (([.$B$2]*[.B410]/[.$E$2])*(0-COS([.$E$2]*[.B410] + [.$G$2]))) + (([.$B$2]/POWER([.$E$2];2)) * (SIN([.$E$2]*[.B410] + [.$G$2]) - SIN([.$G$2]))))" office:value-type="float" office:value="23.285186687421" calcext:value-type="float">
            <text:p>23.2851866874</text:p>
          </table:table-cell>
          <table:table-cell table:formula="of:=IF([.$C410] &gt; [.$J$2]; [.I409]; (([.$A$2]/[.$E$2])*(   SIN([.$E$2]*[.B410] + [.$G$2])  -    SIN([.$G$2])))  + (([.$B$2]*[.B410]/[.$E$2])*   SIN([.$E$2]*[.B410] + [.$G$2]))  + (([.$B$2]/POWER([.$E$2];2)) * (COS([.$E$2]*[.B410] + [.$G$2]) - COS([.$G$2]))))" office:value-type="float" office:value="-2.08065084942753" calcext:value-type="float">
            <text:p>-2.0806508494</text:p>
          </table:table-cell>
          <table:table-cell table:formula="of:=SQRT(POWER([.H410];2)+POWER([.I40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[.B411]*[.$D$2]" office:value-type="float" office:value="806" calcext:value-type="float">
            <text:p>806</text:p>
          </table:table-cell>
          <table:table-cell table:formula="of:=IF([.$C411] &gt; [.$J$2]; [.D410]; [.D410]+SIN(RADIANS([.$C411]))*MIN(([.$A$2]+([.B411]*[.$B$2]));[.$C$2]))" office:value-type="float" office:value="23.3857133529357" calcext:value-type="float">
            <text:p>23.3857133529</text:p>
          </table:table-cell>
          <table:table-cell table:formula="of:=IF([.$C411]&gt;[.$J$2];[.E410];[.E410]+COS(RADIANS([.$C411]))*MIN(([.$A$2]+([.B411]*[.$B$2]));[.$C$2]))" office:value-type="float" office:value="-2.2639638400468" calcext:value-type="float">
            <text:p>-2.26396384</text:p>
          </table:table-cell>
          <table:table-cell table:formula="of:=SQRT(([.D411]*[.D411])+([.E411]*[.E411]))" office:value-type="float" office:value="23.4950446114647" calcext:value-type="float">
            <text:p>23.4950446115</text:p>
          </table:table-cell>
          <table:table-cell/>
          <table:table-cell table:formula="of:=IF([.$C411] &gt; [.$J$2]; [.H410]; (([.$A$2]/[.$E$2])*((0-COS([.$E$2]*[.B411] + [.$G$2])) - (0-COS([.$G$2])))) + (([.$B$2]*[.B411]/[.$E$2])*(0-COS([.$E$2]*[.B411] + [.$G$2]))) + (([.$B$2]/POWER([.$E$2];2)) * (SIN([.$E$2]*[.B411] + [.$G$2]) - SIN([.$G$2]))))" office:value-type="float" office:value="23.285186687421" calcext:value-type="float">
            <text:p>23.2851866874</text:p>
          </table:table-cell>
          <table:table-cell table:formula="of:=IF([.$C411] &gt; [.$J$2]; [.I410]; (([.$A$2]/[.$E$2])*(   SIN([.$E$2]*[.B411] + [.$G$2])  -    SIN([.$G$2])))  + (([.$B$2]*[.B411]/[.$E$2])*   SIN([.$E$2]*[.B411] + [.$G$2]))  + (([.$B$2]/POWER([.$E$2];2)) * (COS([.$E$2]*[.B411] + [.$G$2]) - COS([.$G$2]))))" office:value-type="float" office:value="-2.08065084942753" calcext:value-type="float">
            <text:p>-2.0806508494</text:p>
          </table:table-cell>
          <table:table-cell table:formula="of:=SQRT(POWER([.H411];2)+POWER([.I41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[.B412]*[.$D$2]" office:value-type="float" office:value="808" calcext:value-type="float">
            <text:p>808</text:p>
          </table:table-cell>
          <table:table-cell table:formula="of:=IF([.$C412] &gt; [.$J$2]; [.D411]; [.D411]+SIN(RADIANS([.$C412]))*MIN(([.$A$2]+([.B412]*[.$B$2]));[.$C$2]))" office:value-type="float" office:value="23.3857133529357" calcext:value-type="float">
            <text:p>23.3857133529</text:p>
          </table:table-cell>
          <table:table-cell table:formula="of:=IF([.$C412]&gt;[.$J$2];[.E411];[.E411]+COS(RADIANS([.$C412]))*MIN(([.$A$2]+([.B412]*[.$B$2]));[.$C$2]))" office:value-type="float" office:value="-2.2639638400468" calcext:value-type="float">
            <text:p>-2.26396384</text:p>
          </table:table-cell>
          <table:table-cell table:formula="of:=SQRT(([.D412]*[.D412])+([.E412]*[.E412]))" office:value-type="float" office:value="23.4950446114647" calcext:value-type="float">
            <text:p>23.4950446115</text:p>
          </table:table-cell>
          <table:table-cell/>
          <table:table-cell table:formula="of:=IF([.$C412] &gt; [.$J$2]; [.H411]; (([.$A$2]/[.$E$2])*((0-COS([.$E$2]*[.B412] + [.$G$2])) - (0-COS([.$G$2])))) + (([.$B$2]*[.B412]/[.$E$2])*(0-COS([.$E$2]*[.B412] + [.$G$2]))) + (([.$B$2]/POWER([.$E$2];2)) * (SIN([.$E$2]*[.B412] + [.$G$2]) - SIN([.$G$2]))))" office:value-type="float" office:value="23.285186687421" calcext:value-type="float">
            <text:p>23.2851866874</text:p>
          </table:table-cell>
          <table:table-cell table:formula="of:=IF([.$C412] &gt; [.$J$2]; [.I411]; (([.$A$2]/[.$E$2])*(   SIN([.$E$2]*[.B412] + [.$G$2])  -    SIN([.$G$2])))  + (([.$B$2]*[.B412]/[.$E$2])*   SIN([.$E$2]*[.B412] + [.$G$2]))  + (([.$B$2]/POWER([.$E$2];2)) * (COS([.$E$2]*[.B412] + [.$G$2]) - COS([.$G$2]))))" office:value-type="float" office:value="-2.08065084942753" calcext:value-type="float">
            <text:p>-2.0806508494</text:p>
          </table:table-cell>
          <table:table-cell table:formula="of:=SQRT(POWER([.H412];2)+POWER([.I41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[.B413]*[.$D$2]" office:value-type="float" office:value="810" calcext:value-type="float">
            <text:p>810</text:p>
          </table:table-cell>
          <table:table-cell table:formula="of:=IF([.$C413] &gt; [.$J$2]; [.D412]; [.D412]+SIN(RADIANS([.$C413]))*MIN(([.$A$2]+([.B413]*[.$B$2]));[.$C$2]))" office:value-type="float" office:value="23.3857133529357" calcext:value-type="float">
            <text:p>23.3857133529</text:p>
          </table:table-cell>
          <table:table-cell table:formula="of:=IF([.$C413]&gt;[.$J$2];[.E412];[.E412]+COS(RADIANS([.$C413]))*MIN(([.$A$2]+([.B413]*[.$B$2]));[.$C$2]))" office:value-type="float" office:value="-2.2639638400468" calcext:value-type="float">
            <text:p>-2.26396384</text:p>
          </table:table-cell>
          <table:table-cell table:formula="of:=SQRT(([.D413]*[.D413])+([.E413]*[.E413]))" office:value-type="float" office:value="23.4950446114647" calcext:value-type="float">
            <text:p>23.4950446115</text:p>
          </table:table-cell>
          <table:table-cell/>
          <table:table-cell table:formula="of:=IF([.$C413] &gt; [.$J$2]; [.H412]; (([.$A$2]/[.$E$2])*((0-COS([.$E$2]*[.B413] + [.$G$2])) - (0-COS([.$G$2])))) + (([.$B$2]*[.B413]/[.$E$2])*(0-COS([.$E$2]*[.B413] + [.$G$2]))) + (([.$B$2]/POWER([.$E$2];2)) * (SIN([.$E$2]*[.B413] + [.$G$2]) - SIN([.$G$2]))))" office:value-type="float" office:value="23.285186687421" calcext:value-type="float">
            <text:p>23.2851866874</text:p>
          </table:table-cell>
          <table:table-cell table:formula="of:=IF([.$C413] &gt; [.$J$2]; [.I412]; (([.$A$2]/[.$E$2])*(   SIN([.$E$2]*[.B413] + [.$G$2])  -    SIN([.$G$2])))  + (([.$B$2]*[.B413]/[.$E$2])*   SIN([.$E$2]*[.B413] + [.$G$2]))  + (([.$B$2]/POWER([.$E$2];2)) * (COS([.$E$2]*[.B413] + [.$G$2]) - COS([.$G$2]))))" office:value-type="float" office:value="-2.08065084942753" calcext:value-type="float">
            <text:p>-2.0806508494</text:p>
          </table:table-cell>
          <table:table-cell table:formula="of:=SQRT(POWER([.H413];2)+POWER([.I41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[.B414]*[.$D$2]" office:value-type="float" office:value="812" calcext:value-type="float">
            <text:p>812</text:p>
          </table:table-cell>
          <table:table-cell table:formula="of:=IF([.$C414] &gt; [.$J$2]; [.D413]; [.D413]+SIN(RADIANS([.$C414]))*MIN(([.$A$2]+([.B414]*[.$B$2]));[.$C$2]))" office:value-type="float" office:value="23.3857133529357" calcext:value-type="float">
            <text:p>23.3857133529</text:p>
          </table:table-cell>
          <table:table-cell table:formula="of:=IF([.$C414]&gt;[.$J$2];[.E413];[.E413]+COS(RADIANS([.$C414]))*MIN(([.$A$2]+([.B414]*[.$B$2]));[.$C$2]))" office:value-type="float" office:value="-2.2639638400468" calcext:value-type="float">
            <text:p>-2.26396384</text:p>
          </table:table-cell>
          <table:table-cell table:formula="of:=SQRT(([.D414]*[.D414])+([.E414]*[.E414]))" office:value-type="float" office:value="23.4950446114647" calcext:value-type="float">
            <text:p>23.4950446115</text:p>
          </table:table-cell>
          <table:table-cell/>
          <table:table-cell table:formula="of:=IF([.$C414] &gt; [.$J$2]; [.H413]; (([.$A$2]/[.$E$2])*((0-COS([.$E$2]*[.B414] + [.$G$2])) - (0-COS([.$G$2])))) + (([.$B$2]*[.B414]/[.$E$2])*(0-COS([.$E$2]*[.B414] + [.$G$2]))) + (([.$B$2]/POWER([.$E$2];2)) * (SIN([.$E$2]*[.B414] + [.$G$2]) - SIN([.$G$2]))))" office:value-type="float" office:value="23.285186687421" calcext:value-type="float">
            <text:p>23.2851866874</text:p>
          </table:table-cell>
          <table:table-cell table:formula="of:=IF([.$C414] &gt; [.$J$2]; [.I413]; (([.$A$2]/[.$E$2])*(   SIN([.$E$2]*[.B414] + [.$G$2])  -    SIN([.$G$2])))  + (([.$B$2]*[.B414]/[.$E$2])*   SIN([.$E$2]*[.B414] + [.$G$2]))  + (([.$B$2]/POWER([.$E$2];2)) * (COS([.$E$2]*[.B414] + [.$G$2]) - COS([.$G$2]))))" office:value-type="float" office:value="-2.08065084942753" calcext:value-type="float">
            <text:p>-2.0806508494</text:p>
          </table:table-cell>
          <table:table-cell table:formula="of:=SQRT(POWER([.H414];2)+POWER([.I41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[.B415]*[.$D$2]" office:value-type="float" office:value="814" calcext:value-type="float">
            <text:p>814</text:p>
          </table:table-cell>
          <table:table-cell table:formula="of:=IF([.$C415] &gt; [.$J$2]; [.D414]; [.D414]+SIN(RADIANS([.$C415]))*MIN(([.$A$2]+([.B415]*[.$B$2]));[.$C$2]))" office:value-type="float" office:value="23.3857133529357" calcext:value-type="float">
            <text:p>23.3857133529</text:p>
          </table:table-cell>
          <table:table-cell table:formula="of:=IF([.$C415]&gt;[.$J$2];[.E414];[.E414]+COS(RADIANS([.$C415]))*MIN(([.$A$2]+([.B415]*[.$B$2]));[.$C$2]))" office:value-type="float" office:value="-2.2639638400468" calcext:value-type="float">
            <text:p>-2.26396384</text:p>
          </table:table-cell>
          <table:table-cell table:formula="of:=SQRT(([.D415]*[.D415])+([.E415]*[.E415]))" office:value-type="float" office:value="23.4950446114647" calcext:value-type="float">
            <text:p>23.4950446115</text:p>
          </table:table-cell>
          <table:table-cell/>
          <table:table-cell table:formula="of:=IF([.$C415] &gt; [.$J$2]; [.H414]; (([.$A$2]/[.$E$2])*((0-COS([.$E$2]*[.B415] + [.$G$2])) - (0-COS([.$G$2])))) + (([.$B$2]*[.B415]/[.$E$2])*(0-COS([.$E$2]*[.B415] + [.$G$2]))) + (([.$B$2]/POWER([.$E$2];2)) * (SIN([.$E$2]*[.B415] + [.$G$2]) - SIN([.$G$2]))))" office:value-type="float" office:value="23.285186687421" calcext:value-type="float">
            <text:p>23.2851866874</text:p>
          </table:table-cell>
          <table:table-cell table:formula="of:=IF([.$C415] &gt; [.$J$2]; [.I414]; (([.$A$2]/[.$E$2])*(   SIN([.$E$2]*[.B415] + [.$G$2])  -    SIN([.$G$2])))  + (([.$B$2]*[.B415]/[.$E$2])*   SIN([.$E$2]*[.B415] + [.$G$2]))  + (([.$B$2]/POWER([.$E$2];2)) * (COS([.$E$2]*[.B415] + [.$G$2]) - COS([.$G$2]))))" office:value-type="float" office:value="-2.08065084942753" calcext:value-type="float">
            <text:p>-2.0806508494</text:p>
          </table:table-cell>
          <table:table-cell table:formula="of:=SQRT(POWER([.H415];2)+POWER([.I41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[.B416]*[.$D$2]" office:value-type="float" office:value="816" calcext:value-type="float">
            <text:p>816</text:p>
          </table:table-cell>
          <table:table-cell table:formula="of:=IF([.$C416] &gt; [.$J$2]; [.D415]; [.D415]+SIN(RADIANS([.$C416]))*MIN(([.$A$2]+([.B416]*[.$B$2]));[.$C$2]))" office:value-type="float" office:value="23.3857133529357" calcext:value-type="float">
            <text:p>23.3857133529</text:p>
          </table:table-cell>
          <table:table-cell table:formula="of:=IF([.$C416]&gt;[.$J$2];[.E415];[.E415]+COS(RADIANS([.$C416]))*MIN(([.$A$2]+([.B416]*[.$B$2]));[.$C$2]))" office:value-type="float" office:value="-2.2639638400468" calcext:value-type="float">
            <text:p>-2.26396384</text:p>
          </table:table-cell>
          <table:table-cell table:formula="of:=SQRT(([.D416]*[.D416])+([.E416]*[.E416]))" office:value-type="float" office:value="23.4950446114647" calcext:value-type="float">
            <text:p>23.4950446115</text:p>
          </table:table-cell>
          <table:table-cell/>
          <table:table-cell table:formula="of:=IF([.$C416] &gt; [.$J$2]; [.H415]; (([.$A$2]/[.$E$2])*((0-COS([.$E$2]*[.B416] + [.$G$2])) - (0-COS([.$G$2])))) + (([.$B$2]*[.B416]/[.$E$2])*(0-COS([.$E$2]*[.B416] + [.$G$2]))) + (([.$B$2]/POWER([.$E$2];2)) * (SIN([.$E$2]*[.B416] + [.$G$2]) - SIN([.$G$2]))))" office:value-type="float" office:value="23.285186687421" calcext:value-type="float">
            <text:p>23.2851866874</text:p>
          </table:table-cell>
          <table:table-cell table:formula="of:=IF([.$C416] &gt; [.$J$2]; [.I415]; (([.$A$2]/[.$E$2])*(   SIN([.$E$2]*[.B416] + [.$G$2])  -    SIN([.$G$2])))  + (([.$B$2]*[.B416]/[.$E$2])*   SIN([.$E$2]*[.B416] + [.$G$2]))  + (([.$B$2]/POWER([.$E$2];2)) * (COS([.$E$2]*[.B416] + [.$G$2]) - COS([.$G$2]))))" office:value-type="float" office:value="-2.08065084942753" calcext:value-type="float">
            <text:p>-2.0806508494</text:p>
          </table:table-cell>
          <table:table-cell table:formula="of:=SQRT(POWER([.H416];2)+POWER([.I41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[.B417]*[.$D$2]" office:value-type="float" office:value="818" calcext:value-type="float">
            <text:p>818</text:p>
          </table:table-cell>
          <table:table-cell table:formula="of:=IF([.$C417] &gt; [.$J$2]; [.D416]; [.D416]+SIN(RADIANS([.$C417]))*MIN(([.$A$2]+([.B417]*[.$B$2]));[.$C$2]))" office:value-type="float" office:value="23.3857133529357" calcext:value-type="float">
            <text:p>23.3857133529</text:p>
          </table:table-cell>
          <table:table-cell table:formula="of:=IF([.$C417]&gt;[.$J$2];[.E416];[.E416]+COS(RADIANS([.$C417]))*MIN(([.$A$2]+([.B417]*[.$B$2]));[.$C$2]))" office:value-type="float" office:value="-2.2639638400468" calcext:value-type="float">
            <text:p>-2.26396384</text:p>
          </table:table-cell>
          <table:table-cell table:formula="of:=SQRT(([.D417]*[.D417])+([.E417]*[.E417]))" office:value-type="float" office:value="23.4950446114647" calcext:value-type="float">
            <text:p>23.4950446115</text:p>
          </table:table-cell>
          <table:table-cell/>
          <table:table-cell table:formula="of:=IF([.$C417] &gt; [.$J$2]; [.H416]; (([.$A$2]/[.$E$2])*((0-COS([.$E$2]*[.B417] + [.$G$2])) - (0-COS([.$G$2])))) + (([.$B$2]*[.B417]/[.$E$2])*(0-COS([.$E$2]*[.B417] + [.$G$2]))) + (([.$B$2]/POWER([.$E$2];2)) * (SIN([.$E$2]*[.B417] + [.$G$2]) - SIN([.$G$2]))))" office:value-type="float" office:value="23.285186687421" calcext:value-type="float">
            <text:p>23.2851866874</text:p>
          </table:table-cell>
          <table:table-cell table:formula="of:=IF([.$C417] &gt; [.$J$2]; [.I416]; (([.$A$2]/[.$E$2])*(   SIN([.$E$2]*[.B417] + [.$G$2])  -    SIN([.$G$2])))  + (([.$B$2]*[.B417]/[.$E$2])*   SIN([.$E$2]*[.B417] + [.$G$2]))  + (([.$B$2]/POWER([.$E$2];2)) * (COS([.$E$2]*[.B417] + [.$G$2]) - COS([.$G$2]))))" office:value-type="float" office:value="-2.08065084942753" calcext:value-type="float">
            <text:p>-2.0806508494</text:p>
          </table:table-cell>
          <table:table-cell table:formula="of:=SQRT(POWER([.H417];2)+POWER([.I41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18]*[.$D$2]" office:value-type="float" office:value="820" calcext:value-type="float">
            <text:p>820</text:p>
          </table:table-cell>
          <table:table-cell table:formula="of:=IF([.$C418] &gt; [.$J$2]; [.D417]; [.D417]+SIN(RADIANS([.$C418]))*MIN(([.$A$2]+([.B418]*[.$B$2]));[.$C$2]))" office:value-type="float" office:value="23.3857133529357" calcext:value-type="float">
            <text:p>23.3857133529</text:p>
          </table:table-cell>
          <table:table-cell table:formula="of:=IF([.$C418]&gt;[.$J$2];[.E417];[.E417]+COS(RADIANS([.$C418]))*MIN(([.$A$2]+([.B418]*[.$B$2]));[.$C$2]))" office:value-type="float" office:value="-2.2639638400468" calcext:value-type="float">
            <text:p>-2.26396384</text:p>
          </table:table-cell>
          <table:table-cell table:formula="of:=SQRT(([.D418]*[.D418])+([.E418]*[.E418]))" office:value-type="float" office:value="23.4950446114647" calcext:value-type="float">
            <text:p>23.4950446115</text:p>
          </table:table-cell>
          <table:table-cell/>
          <table:table-cell table:formula="of:=IF([.$C418] &gt; [.$J$2]; [.H417]; (([.$A$2]/[.$E$2])*((0-COS([.$E$2]*[.B418] + [.$G$2])) - (0-COS([.$G$2])))) + (([.$B$2]*[.B418]/[.$E$2])*(0-COS([.$E$2]*[.B418] + [.$G$2]))) + (([.$B$2]/POWER([.$E$2];2)) * (SIN([.$E$2]*[.B418] + [.$G$2]) - SIN([.$G$2]))))" office:value-type="float" office:value="23.285186687421" calcext:value-type="float">
            <text:p>23.2851866874</text:p>
          </table:table-cell>
          <table:table-cell table:formula="of:=IF([.$C418] &gt; [.$J$2]; [.I417]; (([.$A$2]/[.$E$2])*(   SIN([.$E$2]*[.B418] + [.$G$2])  -    SIN([.$G$2])))  + (([.$B$2]*[.B418]/[.$E$2])*   SIN([.$E$2]*[.B418] + [.$G$2]))  + (([.$B$2]/POWER([.$E$2];2)) * (COS([.$E$2]*[.B418] + [.$G$2]) - COS([.$G$2]))))" office:value-type="float" office:value="-2.08065084942753" calcext:value-type="float">
            <text:p>-2.0806508494</text:p>
          </table:table-cell>
          <table:table-cell table:formula="of:=SQRT(POWER([.H418];2)+POWER([.I41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[.B419]*[.$D$2]" office:value-type="float" office:value="822" calcext:value-type="float">
            <text:p>822</text:p>
          </table:table-cell>
          <table:table-cell table:formula="of:=IF([.$C419] &gt; [.$J$2]; [.D418]; [.D418]+SIN(RADIANS([.$C419]))*MIN(([.$A$2]+([.B419]*[.$B$2]));[.$C$2]))" office:value-type="float" office:value="23.3857133529357" calcext:value-type="float">
            <text:p>23.3857133529</text:p>
          </table:table-cell>
          <table:table-cell table:formula="of:=IF([.$C419]&gt;[.$J$2];[.E418];[.E418]+COS(RADIANS([.$C419]))*MIN(([.$A$2]+([.B419]*[.$B$2]));[.$C$2]))" office:value-type="float" office:value="-2.2639638400468" calcext:value-type="float">
            <text:p>-2.26396384</text:p>
          </table:table-cell>
          <table:table-cell table:formula="of:=SQRT(([.D419]*[.D419])+([.E419]*[.E419]))" office:value-type="float" office:value="23.4950446114647" calcext:value-type="float">
            <text:p>23.4950446115</text:p>
          </table:table-cell>
          <table:table-cell/>
          <table:table-cell table:formula="of:=IF([.$C419] &gt; [.$J$2]; [.H418]; (([.$A$2]/[.$E$2])*((0-COS([.$E$2]*[.B419] + [.$G$2])) - (0-COS([.$G$2])))) + (([.$B$2]*[.B419]/[.$E$2])*(0-COS([.$E$2]*[.B419] + [.$G$2]))) + (([.$B$2]/POWER([.$E$2];2)) * (SIN([.$E$2]*[.B419] + [.$G$2]) - SIN([.$G$2]))))" office:value-type="float" office:value="23.285186687421" calcext:value-type="float">
            <text:p>23.2851866874</text:p>
          </table:table-cell>
          <table:table-cell table:formula="of:=IF([.$C419] &gt; [.$J$2]; [.I418]; (([.$A$2]/[.$E$2])*(   SIN([.$E$2]*[.B419] + [.$G$2])  -    SIN([.$G$2])))  + (([.$B$2]*[.B419]/[.$E$2])*   SIN([.$E$2]*[.B419] + [.$G$2]))  + (([.$B$2]/POWER([.$E$2];2)) * (COS([.$E$2]*[.B419] + [.$G$2]) - COS([.$G$2]))))" office:value-type="float" office:value="-2.08065084942753" calcext:value-type="float">
            <text:p>-2.0806508494</text:p>
          </table:table-cell>
          <table:table-cell table:formula="of:=SQRT(POWER([.H419];2)+POWER([.I41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[.B420]*[.$D$2]" office:value-type="float" office:value="824" calcext:value-type="float">
            <text:p>824</text:p>
          </table:table-cell>
          <table:table-cell table:formula="of:=IF([.$C420] &gt; [.$J$2]; [.D419]; [.D419]+SIN(RADIANS([.$C420]))*MIN(([.$A$2]+([.B420]*[.$B$2]));[.$C$2]))" office:value-type="float" office:value="23.3857133529357" calcext:value-type="float">
            <text:p>23.3857133529</text:p>
          </table:table-cell>
          <table:table-cell table:formula="of:=IF([.$C420]&gt;[.$J$2];[.E419];[.E419]+COS(RADIANS([.$C420]))*MIN(([.$A$2]+([.B420]*[.$B$2]));[.$C$2]))" office:value-type="float" office:value="-2.2639638400468" calcext:value-type="float">
            <text:p>-2.26396384</text:p>
          </table:table-cell>
          <table:table-cell table:formula="of:=SQRT(([.D420]*[.D420])+([.E420]*[.E420]))" office:value-type="float" office:value="23.4950446114647" calcext:value-type="float">
            <text:p>23.4950446115</text:p>
          </table:table-cell>
          <table:table-cell/>
          <table:table-cell table:formula="of:=IF([.$C420] &gt; [.$J$2]; [.H419]; (([.$A$2]/[.$E$2])*((0-COS([.$E$2]*[.B420] + [.$G$2])) - (0-COS([.$G$2])))) + (([.$B$2]*[.B420]/[.$E$2])*(0-COS([.$E$2]*[.B420] + [.$G$2]))) + (([.$B$2]/POWER([.$E$2];2)) * (SIN([.$E$2]*[.B420] + [.$G$2]) - SIN([.$G$2]))))" office:value-type="float" office:value="23.285186687421" calcext:value-type="float">
            <text:p>23.2851866874</text:p>
          </table:table-cell>
          <table:table-cell table:formula="of:=IF([.$C420] &gt; [.$J$2]; [.I419]; (([.$A$2]/[.$E$2])*(   SIN([.$E$2]*[.B420] + [.$G$2])  -    SIN([.$G$2])))  + (([.$B$2]*[.B420]/[.$E$2])*   SIN([.$E$2]*[.B420] + [.$G$2]))  + (([.$B$2]/POWER([.$E$2];2)) * (COS([.$E$2]*[.B420] + [.$G$2]) - COS([.$G$2]))))" office:value-type="float" office:value="-2.08065084942753" calcext:value-type="float">
            <text:p>-2.0806508494</text:p>
          </table:table-cell>
          <table:table-cell table:formula="of:=SQRT(POWER([.H420];2)+POWER([.I41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[.B421]*[.$D$2]" office:value-type="float" office:value="826" calcext:value-type="float">
            <text:p>826</text:p>
          </table:table-cell>
          <table:table-cell table:formula="of:=IF([.$C421] &gt; [.$J$2]; [.D420]; [.D420]+SIN(RADIANS([.$C421]))*MIN(([.$A$2]+([.B421]*[.$B$2]));[.$C$2]))" office:value-type="float" office:value="23.3857133529357" calcext:value-type="float">
            <text:p>23.3857133529</text:p>
          </table:table-cell>
          <table:table-cell table:formula="of:=IF([.$C421]&gt;[.$J$2];[.E420];[.E420]+COS(RADIANS([.$C421]))*MIN(([.$A$2]+([.B421]*[.$B$2]));[.$C$2]))" office:value-type="float" office:value="-2.2639638400468" calcext:value-type="float">
            <text:p>-2.26396384</text:p>
          </table:table-cell>
          <table:table-cell table:formula="of:=SQRT(([.D421]*[.D421])+([.E421]*[.E421]))" office:value-type="float" office:value="23.4950446114647" calcext:value-type="float">
            <text:p>23.4950446115</text:p>
          </table:table-cell>
          <table:table-cell/>
          <table:table-cell table:formula="of:=IF([.$C421] &gt; [.$J$2]; [.H420]; (([.$A$2]/[.$E$2])*((0-COS([.$E$2]*[.B421] + [.$G$2])) - (0-COS([.$G$2])))) + (([.$B$2]*[.B421]/[.$E$2])*(0-COS([.$E$2]*[.B421] + [.$G$2]))) + (([.$B$2]/POWER([.$E$2];2)) * (SIN([.$E$2]*[.B421] + [.$G$2]) - SIN([.$G$2]))))" office:value-type="float" office:value="23.285186687421" calcext:value-type="float">
            <text:p>23.2851866874</text:p>
          </table:table-cell>
          <table:table-cell table:formula="of:=IF([.$C421] &gt; [.$J$2]; [.I420]; (([.$A$2]/[.$E$2])*(   SIN([.$E$2]*[.B421] + [.$G$2])  -    SIN([.$G$2])))  + (([.$B$2]*[.B421]/[.$E$2])*   SIN([.$E$2]*[.B421] + [.$G$2]))  + (([.$B$2]/POWER([.$E$2];2)) * (COS([.$E$2]*[.B421] + [.$G$2]) - COS([.$G$2]))))" office:value-type="float" office:value="-2.08065084942753" calcext:value-type="float">
            <text:p>-2.0806508494</text:p>
          </table:table-cell>
          <table:table-cell table:formula="of:=SQRT(POWER([.H421];2)+POWER([.I42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[.B422]*[.$D$2]" office:value-type="float" office:value="828" calcext:value-type="float">
            <text:p>828</text:p>
          </table:table-cell>
          <table:table-cell table:formula="of:=IF([.$C422] &gt; [.$J$2]; [.D421]; [.D421]+SIN(RADIANS([.$C422]))*MIN(([.$A$2]+([.B422]*[.$B$2]));[.$C$2]))" office:value-type="float" office:value="23.3857133529357" calcext:value-type="float">
            <text:p>23.3857133529</text:p>
          </table:table-cell>
          <table:table-cell table:formula="of:=IF([.$C422]&gt;[.$J$2];[.E421];[.E421]+COS(RADIANS([.$C422]))*MIN(([.$A$2]+([.B422]*[.$B$2]));[.$C$2]))" office:value-type="float" office:value="-2.2639638400468" calcext:value-type="float">
            <text:p>-2.26396384</text:p>
          </table:table-cell>
          <table:table-cell table:formula="of:=SQRT(([.D422]*[.D422])+([.E422]*[.E422]))" office:value-type="float" office:value="23.4950446114647" calcext:value-type="float">
            <text:p>23.4950446115</text:p>
          </table:table-cell>
          <table:table-cell/>
          <table:table-cell table:formula="of:=IF([.$C422] &gt; [.$J$2]; [.H421]; (([.$A$2]/[.$E$2])*((0-COS([.$E$2]*[.B422] + [.$G$2])) - (0-COS([.$G$2])))) + (([.$B$2]*[.B422]/[.$E$2])*(0-COS([.$E$2]*[.B422] + [.$G$2]))) + (([.$B$2]/POWER([.$E$2];2)) * (SIN([.$E$2]*[.B422] + [.$G$2]) - SIN([.$G$2]))))" office:value-type="float" office:value="23.285186687421" calcext:value-type="float">
            <text:p>23.2851866874</text:p>
          </table:table-cell>
          <table:table-cell table:formula="of:=IF([.$C422] &gt; [.$J$2]; [.I421]; (([.$A$2]/[.$E$2])*(   SIN([.$E$2]*[.B422] + [.$G$2])  -    SIN([.$G$2])))  + (([.$B$2]*[.B422]/[.$E$2])*   SIN([.$E$2]*[.B422] + [.$G$2]))  + (([.$B$2]/POWER([.$E$2];2)) * (COS([.$E$2]*[.B422] + [.$G$2]) - COS([.$G$2]))))" office:value-type="float" office:value="-2.08065084942753" calcext:value-type="float">
            <text:p>-2.0806508494</text:p>
          </table:table-cell>
          <table:table-cell table:formula="of:=SQRT(POWER([.H422];2)+POWER([.I42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[.B423]*[.$D$2]" office:value-type="float" office:value="830" calcext:value-type="float">
            <text:p>830</text:p>
          </table:table-cell>
          <table:table-cell table:formula="of:=IF([.$C423] &gt; [.$J$2]; [.D422]; [.D422]+SIN(RADIANS([.$C423]))*MIN(([.$A$2]+([.B423]*[.$B$2]));[.$C$2]))" office:value-type="float" office:value="23.3857133529357" calcext:value-type="float">
            <text:p>23.3857133529</text:p>
          </table:table-cell>
          <table:table-cell table:formula="of:=IF([.$C423]&gt;[.$J$2];[.E422];[.E422]+COS(RADIANS([.$C423]))*MIN(([.$A$2]+([.B423]*[.$B$2]));[.$C$2]))" office:value-type="float" office:value="-2.2639638400468" calcext:value-type="float">
            <text:p>-2.26396384</text:p>
          </table:table-cell>
          <table:table-cell table:formula="of:=SQRT(([.D423]*[.D423])+([.E423]*[.E423]))" office:value-type="float" office:value="23.4950446114647" calcext:value-type="float">
            <text:p>23.4950446115</text:p>
          </table:table-cell>
          <table:table-cell/>
          <table:table-cell table:formula="of:=IF([.$C423] &gt; [.$J$2]; [.H422]; (([.$A$2]/[.$E$2])*((0-COS([.$E$2]*[.B423] + [.$G$2])) - (0-COS([.$G$2])))) + (([.$B$2]*[.B423]/[.$E$2])*(0-COS([.$E$2]*[.B423] + [.$G$2]))) + (([.$B$2]/POWER([.$E$2];2)) * (SIN([.$E$2]*[.B423] + [.$G$2]) - SIN([.$G$2]))))" office:value-type="float" office:value="23.285186687421" calcext:value-type="float">
            <text:p>23.2851866874</text:p>
          </table:table-cell>
          <table:table-cell table:formula="of:=IF([.$C423] &gt; [.$J$2]; [.I422]; (([.$A$2]/[.$E$2])*(   SIN([.$E$2]*[.B423] + [.$G$2])  -    SIN([.$G$2])))  + (([.$B$2]*[.B423]/[.$E$2])*   SIN([.$E$2]*[.B423] + [.$G$2]))  + (([.$B$2]/POWER([.$E$2];2)) * (COS([.$E$2]*[.B423] + [.$G$2]) - COS([.$G$2]))))" office:value-type="float" office:value="-2.08065084942753" calcext:value-type="float">
            <text:p>-2.0806508494</text:p>
          </table:table-cell>
          <table:table-cell table:formula="of:=SQRT(POWER([.H423];2)+POWER([.I42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424]*[.$D$2]" office:value-type="float" office:value="832" calcext:value-type="float">
            <text:p>832</text:p>
          </table:table-cell>
          <table:table-cell table:formula="of:=IF([.$C424] &gt; [.$J$2]; [.D423]; [.D423]+SIN(RADIANS([.$C424]))*MIN(([.$A$2]+([.B424]*[.$B$2]));[.$C$2]))" office:value-type="float" office:value="23.3857133529357" calcext:value-type="float">
            <text:p>23.3857133529</text:p>
          </table:table-cell>
          <table:table-cell table:formula="of:=IF([.$C424]&gt;[.$J$2];[.E423];[.E423]+COS(RADIANS([.$C424]))*MIN(([.$A$2]+([.B424]*[.$B$2]));[.$C$2]))" office:value-type="float" office:value="-2.2639638400468" calcext:value-type="float">
            <text:p>-2.26396384</text:p>
          </table:table-cell>
          <table:table-cell table:formula="of:=SQRT(([.D424]*[.D424])+([.E424]*[.E424]))" office:value-type="float" office:value="23.4950446114647" calcext:value-type="float">
            <text:p>23.4950446115</text:p>
          </table:table-cell>
          <table:table-cell/>
          <table:table-cell table:formula="of:=IF([.$C424] &gt; [.$J$2]; [.H423]; (([.$A$2]/[.$E$2])*((0-COS([.$E$2]*[.B424] + [.$G$2])) - (0-COS([.$G$2])))) + (([.$B$2]*[.B424]/[.$E$2])*(0-COS([.$E$2]*[.B424] + [.$G$2]))) + (([.$B$2]/POWER([.$E$2];2)) * (SIN([.$E$2]*[.B424] + [.$G$2]) - SIN([.$G$2]))))" office:value-type="float" office:value="23.285186687421" calcext:value-type="float">
            <text:p>23.2851866874</text:p>
          </table:table-cell>
          <table:table-cell table:formula="of:=IF([.$C424] &gt; [.$J$2]; [.I423]; (([.$A$2]/[.$E$2])*(   SIN([.$E$2]*[.B424] + [.$G$2])  -    SIN([.$G$2])))  + (([.$B$2]*[.B424]/[.$E$2])*   SIN([.$E$2]*[.B424] + [.$G$2]))  + (([.$B$2]/POWER([.$E$2];2)) * (COS([.$E$2]*[.B424] + [.$G$2]) - COS([.$G$2]))))" office:value-type="float" office:value="-2.08065084942753" calcext:value-type="float">
            <text:p>-2.0806508494</text:p>
          </table:table-cell>
          <table:table-cell table:formula="of:=SQRT(POWER([.H424];2)+POWER([.I42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[.B425]*[.$D$2]" office:value-type="float" office:value="834" calcext:value-type="float">
            <text:p>834</text:p>
          </table:table-cell>
          <table:table-cell table:formula="of:=IF([.$C425] &gt; [.$J$2]; [.D424]; [.D424]+SIN(RADIANS([.$C425]))*MIN(([.$A$2]+([.B425]*[.$B$2]));[.$C$2]))" office:value-type="float" office:value="23.3857133529357" calcext:value-type="float">
            <text:p>23.3857133529</text:p>
          </table:table-cell>
          <table:table-cell table:formula="of:=IF([.$C425]&gt;[.$J$2];[.E424];[.E424]+COS(RADIANS([.$C425]))*MIN(([.$A$2]+([.B425]*[.$B$2]));[.$C$2]))" office:value-type="float" office:value="-2.2639638400468" calcext:value-type="float">
            <text:p>-2.26396384</text:p>
          </table:table-cell>
          <table:table-cell table:formula="of:=SQRT(([.D425]*[.D425])+([.E425]*[.E425]))" office:value-type="float" office:value="23.4950446114647" calcext:value-type="float">
            <text:p>23.4950446115</text:p>
          </table:table-cell>
          <table:table-cell/>
          <table:table-cell table:formula="of:=IF([.$C425] &gt; [.$J$2]; [.H424]; (([.$A$2]/[.$E$2])*((0-COS([.$E$2]*[.B425] + [.$G$2])) - (0-COS([.$G$2])))) + (([.$B$2]*[.B425]/[.$E$2])*(0-COS([.$E$2]*[.B425] + [.$G$2]))) + (([.$B$2]/POWER([.$E$2];2)) * (SIN([.$E$2]*[.B425] + [.$G$2]) - SIN([.$G$2]))))" office:value-type="float" office:value="23.285186687421" calcext:value-type="float">
            <text:p>23.2851866874</text:p>
          </table:table-cell>
          <table:table-cell table:formula="of:=IF([.$C425] &gt; [.$J$2]; [.I424]; (([.$A$2]/[.$E$2])*(   SIN([.$E$2]*[.B425] + [.$G$2])  -    SIN([.$G$2])))  + (([.$B$2]*[.B425]/[.$E$2])*   SIN([.$E$2]*[.B425] + [.$G$2]))  + (([.$B$2]/POWER([.$E$2];2)) * (COS([.$E$2]*[.B425] + [.$G$2]) - COS([.$G$2]))))" office:value-type="float" office:value="-2.08065084942753" calcext:value-type="float">
            <text:p>-2.0806508494</text:p>
          </table:table-cell>
          <table:table-cell table:formula="of:=SQRT(POWER([.H425];2)+POWER([.I42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[.B426]*[.$D$2]" office:value-type="float" office:value="836" calcext:value-type="float">
            <text:p>836</text:p>
          </table:table-cell>
          <table:table-cell table:formula="of:=IF([.$C426] &gt; [.$J$2]; [.D425]; [.D425]+SIN(RADIANS([.$C426]))*MIN(([.$A$2]+([.B426]*[.$B$2]));[.$C$2]))" office:value-type="float" office:value="23.3857133529357" calcext:value-type="float">
            <text:p>23.3857133529</text:p>
          </table:table-cell>
          <table:table-cell table:formula="of:=IF([.$C426]&gt;[.$J$2];[.E425];[.E425]+COS(RADIANS([.$C426]))*MIN(([.$A$2]+([.B426]*[.$B$2]));[.$C$2]))" office:value-type="float" office:value="-2.2639638400468" calcext:value-type="float">
            <text:p>-2.26396384</text:p>
          </table:table-cell>
          <table:table-cell table:formula="of:=SQRT(([.D426]*[.D426])+([.E426]*[.E426]))" office:value-type="float" office:value="23.4950446114647" calcext:value-type="float">
            <text:p>23.4950446115</text:p>
          </table:table-cell>
          <table:table-cell/>
          <table:table-cell table:formula="of:=IF([.$C426] &gt; [.$J$2]; [.H425]; (([.$A$2]/[.$E$2])*((0-COS([.$E$2]*[.B426] + [.$G$2])) - (0-COS([.$G$2])))) + (([.$B$2]*[.B426]/[.$E$2])*(0-COS([.$E$2]*[.B426] + [.$G$2]))) + (([.$B$2]/POWER([.$E$2];2)) * (SIN([.$E$2]*[.B426] + [.$G$2]) - SIN([.$G$2]))))" office:value-type="float" office:value="23.285186687421" calcext:value-type="float">
            <text:p>23.2851866874</text:p>
          </table:table-cell>
          <table:table-cell table:formula="of:=IF([.$C426] &gt; [.$J$2]; [.I425]; (([.$A$2]/[.$E$2])*(   SIN([.$E$2]*[.B426] + [.$G$2])  -    SIN([.$G$2])))  + (([.$B$2]*[.B426]/[.$E$2])*   SIN([.$E$2]*[.B426] + [.$G$2]))  + (([.$B$2]/POWER([.$E$2];2)) * (COS([.$E$2]*[.B426] + [.$G$2]) - COS([.$G$2]))))" office:value-type="float" office:value="-2.08065084942753" calcext:value-type="float">
            <text:p>-2.0806508494</text:p>
          </table:table-cell>
          <table:table-cell table:formula="of:=SQRT(POWER([.H426];2)+POWER([.I42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[.B427]*[.$D$2]" office:value-type="float" office:value="838" calcext:value-type="float">
            <text:p>838</text:p>
          </table:table-cell>
          <table:table-cell table:formula="of:=IF([.$C427] &gt; [.$J$2]; [.D426]; [.D426]+SIN(RADIANS([.$C427]))*MIN(([.$A$2]+([.B427]*[.$B$2]));[.$C$2]))" office:value-type="float" office:value="23.3857133529357" calcext:value-type="float">
            <text:p>23.3857133529</text:p>
          </table:table-cell>
          <table:table-cell table:formula="of:=IF([.$C427]&gt;[.$J$2];[.E426];[.E426]+COS(RADIANS([.$C427]))*MIN(([.$A$2]+([.B427]*[.$B$2]));[.$C$2]))" office:value-type="float" office:value="-2.2639638400468" calcext:value-type="float">
            <text:p>-2.26396384</text:p>
          </table:table-cell>
          <table:table-cell table:formula="of:=SQRT(([.D427]*[.D427])+([.E427]*[.E427]))" office:value-type="float" office:value="23.4950446114647" calcext:value-type="float">
            <text:p>23.4950446115</text:p>
          </table:table-cell>
          <table:table-cell/>
          <table:table-cell table:formula="of:=IF([.$C427] &gt; [.$J$2]; [.H426]; (([.$A$2]/[.$E$2])*((0-COS([.$E$2]*[.B427] + [.$G$2])) - (0-COS([.$G$2])))) + (([.$B$2]*[.B427]/[.$E$2])*(0-COS([.$E$2]*[.B427] + [.$G$2]))) + (([.$B$2]/POWER([.$E$2];2)) * (SIN([.$E$2]*[.B427] + [.$G$2]) - SIN([.$G$2]))))" office:value-type="float" office:value="23.285186687421" calcext:value-type="float">
            <text:p>23.2851866874</text:p>
          </table:table-cell>
          <table:table-cell table:formula="of:=IF([.$C427] &gt; [.$J$2]; [.I426]; (([.$A$2]/[.$E$2])*(   SIN([.$E$2]*[.B427] + [.$G$2])  -    SIN([.$G$2])))  + (([.$B$2]*[.B427]/[.$E$2])*   SIN([.$E$2]*[.B427] + [.$G$2]))  + (([.$B$2]/POWER([.$E$2];2)) * (COS([.$E$2]*[.B427] + [.$G$2]) - COS([.$G$2]))))" office:value-type="float" office:value="-2.08065084942753" calcext:value-type="float">
            <text:p>-2.0806508494</text:p>
          </table:table-cell>
          <table:table-cell table:formula="of:=SQRT(POWER([.H427];2)+POWER([.I42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28]*[.$D$2]" office:value-type="float" office:value="840" calcext:value-type="float">
            <text:p>840</text:p>
          </table:table-cell>
          <table:table-cell table:formula="of:=IF([.$C428] &gt; [.$J$2]; [.D427]; [.D427]+SIN(RADIANS([.$C428]))*MIN(([.$A$2]+([.B428]*[.$B$2]));[.$C$2]))" office:value-type="float" office:value="23.3857133529357" calcext:value-type="float">
            <text:p>23.3857133529</text:p>
          </table:table-cell>
          <table:table-cell table:formula="of:=IF([.$C428]&gt;[.$J$2];[.E427];[.E427]+COS(RADIANS([.$C428]))*MIN(([.$A$2]+([.B428]*[.$B$2]));[.$C$2]))" office:value-type="float" office:value="-2.2639638400468" calcext:value-type="float">
            <text:p>-2.26396384</text:p>
          </table:table-cell>
          <table:table-cell table:formula="of:=SQRT(([.D428]*[.D428])+([.E428]*[.E428]))" office:value-type="float" office:value="23.4950446114647" calcext:value-type="float">
            <text:p>23.4950446115</text:p>
          </table:table-cell>
          <table:table-cell/>
          <table:table-cell table:formula="of:=IF([.$C428] &gt; [.$J$2]; [.H427]; (([.$A$2]/[.$E$2])*((0-COS([.$E$2]*[.B428] + [.$G$2])) - (0-COS([.$G$2])))) + (([.$B$2]*[.B428]/[.$E$2])*(0-COS([.$E$2]*[.B428] + [.$G$2]))) + (([.$B$2]/POWER([.$E$2];2)) * (SIN([.$E$2]*[.B428] + [.$G$2]) - SIN([.$G$2]))))" office:value-type="float" office:value="23.285186687421" calcext:value-type="float">
            <text:p>23.2851866874</text:p>
          </table:table-cell>
          <table:table-cell table:formula="of:=IF([.$C428] &gt; [.$J$2]; [.I427]; (([.$A$2]/[.$E$2])*(   SIN([.$E$2]*[.B428] + [.$G$2])  -    SIN([.$G$2])))  + (([.$B$2]*[.B428]/[.$E$2])*   SIN([.$E$2]*[.B428] + [.$G$2]))  + (([.$B$2]/POWER([.$E$2];2)) * (COS([.$E$2]*[.B428] + [.$G$2]) - COS([.$G$2]))))" office:value-type="float" office:value="-2.08065084942753" calcext:value-type="float">
            <text:p>-2.0806508494</text:p>
          </table:table-cell>
          <table:table-cell table:formula="of:=SQRT(POWER([.H428];2)+POWER([.I42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[.B429]*[.$D$2]" office:value-type="float" office:value="842" calcext:value-type="float">
            <text:p>842</text:p>
          </table:table-cell>
          <table:table-cell table:formula="of:=IF([.$C429] &gt; [.$J$2]; [.D428]; [.D428]+SIN(RADIANS([.$C429]))*MIN(([.$A$2]+([.B429]*[.$B$2]));[.$C$2]))" office:value-type="float" office:value="23.3857133529357" calcext:value-type="float">
            <text:p>23.3857133529</text:p>
          </table:table-cell>
          <table:table-cell table:formula="of:=IF([.$C429]&gt;[.$J$2];[.E428];[.E428]+COS(RADIANS([.$C429]))*MIN(([.$A$2]+([.B429]*[.$B$2]));[.$C$2]))" office:value-type="float" office:value="-2.2639638400468" calcext:value-type="float">
            <text:p>-2.26396384</text:p>
          </table:table-cell>
          <table:table-cell table:formula="of:=SQRT(([.D429]*[.D429])+([.E429]*[.E429]))" office:value-type="float" office:value="23.4950446114647" calcext:value-type="float">
            <text:p>23.4950446115</text:p>
          </table:table-cell>
          <table:table-cell/>
          <table:table-cell table:formula="of:=IF([.$C429] &gt; [.$J$2]; [.H428]; (([.$A$2]/[.$E$2])*((0-COS([.$E$2]*[.B429] + [.$G$2])) - (0-COS([.$G$2])))) + (([.$B$2]*[.B429]/[.$E$2])*(0-COS([.$E$2]*[.B429] + [.$G$2]))) + (([.$B$2]/POWER([.$E$2];2)) * (SIN([.$E$2]*[.B429] + [.$G$2]) - SIN([.$G$2]))))" office:value-type="float" office:value="23.285186687421" calcext:value-type="float">
            <text:p>23.2851866874</text:p>
          </table:table-cell>
          <table:table-cell table:formula="of:=IF([.$C429] &gt; [.$J$2]; [.I428]; (([.$A$2]/[.$E$2])*(   SIN([.$E$2]*[.B429] + [.$G$2])  -    SIN([.$G$2])))  + (([.$B$2]*[.B429]/[.$E$2])*   SIN([.$E$2]*[.B429] + [.$G$2]))  + (([.$B$2]/POWER([.$E$2];2)) * (COS([.$E$2]*[.B429] + [.$G$2]) - COS([.$G$2]))))" office:value-type="float" office:value="-2.08065084942753" calcext:value-type="float">
            <text:p>-2.0806508494</text:p>
          </table:table-cell>
          <table:table-cell table:formula="of:=SQRT(POWER([.H429];2)+POWER([.I42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[.B430]*[.$D$2]" office:value-type="float" office:value="844" calcext:value-type="float">
            <text:p>844</text:p>
          </table:table-cell>
          <table:table-cell table:formula="of:=IF([.$C430] &gt; [.$J$2]; [.D429]; [.D429]+SIN(RADIANS([.$C430]))*MIN(([.$A$2]+([.B430]*[.$B$2]));[.$C$2]))" office:value-type="float" office:value="23.3857133529357" calcext:value-type="float">
            <text:p>23.3857133529</text:p>
          </table:table-cell>
          <table:table-cell table:formula="of:=IF([.$C430]&gt;[.$J$2];[.E429];[.E429]+COS(RADIANS([.$C430]))*MIN(([.$A$2]+([.B430]*[.$B$2]));[.$C$2]))" office:value-type="float" office:value="-2.2639638400468" calcext:value-type="float">
            <text:p>-2.26396384</text:p>
          </table:table-cell>
          <table:table-cell table:formula="of:=SQRT(([.D430]*[.D430])+([.E430]*[.E430]))" office:value-type="float" office:value="23.4950446114647" calcext:value-type="float">
            <text:p>23.4950446115</text:p>
          </table:table-cell>
          <table:table-cell/>
          <table:table-cell table:formula="of:=IF([.$C430] &gt; [.$J$2]; [.H429]; (([.$A$2]/[.$E$2])*((0-COS([.$E$2]*[.B430] + [.$G$2])) - (0-COS([.$G$2])))) + (([.$B$2]*[.B430]/[.$E$2])*(0-COS([.$E$2]*[.B430] + [.$G$2]))) + (([.$B$2]/POWER([.$E$2];2)) * (SIN([.$E$2]*[.B430] + [.$G$2]) - SIN([.$G$2]))))" office:value-type="float" office:value="23.285186687421" calcext:value-type="float">
            <text:p>23.2851866874</text:p>
          </table:table-cell>
          <table:table-cell table:formula="of:=IF([.$C430] &gt; [.$J$2]; [.I429]; (([.$A$2]/[.$E$2])*(   SIN([.$E$2]*[.B430] + [.$G$2])  -    SIN([.$G$2])))  + (([.$B$2]*[.B430]/[.$E$2])*   SIN([.$E$2]*[.B430] + [.$G$2]))  + (([.$B$2]/POWER([.$E$2];2)) * (COS([.$E$2]*[.B430] + [.$G$2]) - COS([.$G$2]))))" office:value-type="float" office:value="-2.08065084942753" calcext:value-type="float">
            <text:p>-2.0806508494</text:p>
          </table:table-cell>
          <table:table-cell table:formula="of:=SQRT(POWER([.H430];2)+POWER([.I42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[.B431]*[.$D$2]" office:value-type="float" office:value="846" calcext:value-type="float">
            <text:p>846</text:p>
          </table:table-cell>
          <table:table-cell table:formula="of:=IF([.$C431] &gt; [.$J$2]; [.D430]; [.D430]+SIN(RADIANS([.$C431]))*MIN(([.$A$2]+([.B431]*[.$B$2]));[.$C$2]))" office:value-type="float" office:value="23.3857133529357" calcext:value-type="float">
            <text:p>23.3857133529</text:p>
          </table:table-cell>
          <table:table-cell table:formula="of:=IF([.$C431]&gt;[.$J$2];[.E430];[.E430]+COS(RADIANS([.$C431]))*MIN(([.$A$2]+([.B431]*[.$B$2]));[.$C$2]))" office:value-type="float" office:value="-2.2639638400468" calcext:value-type="float">
            <text:p>-2.26396384</text:p>
          </table:table-cell>
          <table:table-cell table:formula="of:=SQRT(([.D431]*[.D431])+([.E431]*[.E431]))" office:value-type="float" office:value="23.4950446114647" calcext:value-type="float">
            <text:p>23.4950446115</text:p>
          </table:table-cell>
          <table:table-cell/>
          <table:table-cell table:formula="of:=IF([.$C431] &gt; [.$J$2]; [.H430]; (([.$A$2]/[.$E$2])*((0-COS([.$E$2]*[.B431] + [.$G$2])) - (0-COS([.$G$2])))) + (([.$B$2]*[.B431]/[.$E$2])*(0-COS([.$E$2]*[.B431] + [.$G$2]))) + (([.$B$2]/POWER([.$E$2];2)) * (SIN([.$E$2]*[.B431] + [.$G$2]) - SIN([.$G$2]))))" office:value-type="float" office:value="23.285186687421" calcext:value-type="float">
            <text:p>23.2851866874</text:p>
          </table:table-cell>
          <table:table-cell table:formula="of:=IF([.$C431] &gt; [.$J$2]; [.I430]; (([.$A$2]/[.$E$2])*(   SIN([.$E$2]*[.B431] + [.$G$2])  -    SIN([.$G$2])))  + (([.$B$2]*[.B431]/[.$E$2])*   SIN([.$E$2]*[.B431] + [.$G$2]))  + (([.$B$2]/POWER([.$E$2];2)) * (COS([.$E$2]*[.B431] + [.$G$2]) - COS([.$G$2]))))" office:value-type="float" office:value="-2.08065084942753" calcext:value-type="float">
            <text:p>-2.0806508494</text:p>
          </table:table-cell>
          <table:table-cell table:formula="of:=SQRT(POWER([.H431];2)+POWER([.I43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[.B432]*[.$D$2]" office:value-type="float" office:value="848" calcext:value-type="float">
            <text:p>848</text:p>
          </table:table-cell>
          <table:table-cell table:formula="of:=IF([.$C432] &gt; [.$J$2]; [.D431]; [.D431]+SIN(RADIANS([.$C432]))*MIN(([.$A$2]+([.B432]*[.$B$2]));[.$C$2]))" office:value-type="float" office:value="23.3857133529357" calcext:value-type="float">
            <text:p>23.3857133529</text:p>
          </table:table-cell>
          <table:table-cell table:formula="of:=IF([.$C432]&gt;[.$J$2];[.E431];[.E431]+COS(RADIANS([.$C432]))*MIN(([.$A$2]+([.B432]*[.$B$2]));[.$C$2]))" office:value-type="float" office:value="-2.2639638400468" calcext:value-type="float">
            <text:p>-2.26396384</text:p>
          </table:table-cell>
          <table:table-cell table:formula="of:=SQRT(([.D432]*[.D432])+([.E432]*[.E432]))" office:value-type="float" office:value="23.4950446114647" calcext:value-type="float">
            <text:p>23.4950446115</text:p>
          </table:table-cell>
          <table:table-cell/>
          <table:table-cell table:formula="of:=IF([.$C432] &gt; [.$J$2]; [.H431]; (([.$A$2]/[.$E$2])*((0-COS([.$E$2]*[.B432] + [.$G$2])) - (0-COS([.$G$2])))) + (([.$B$2]*[.B432]/[.$E$2])*(0-COS([.$E$2]*[.B432] + [.$G$2]))) + (([.$B$2]/POWER([.$E$2];2)) * (SIN([.$E$2]*[.B432] + [.$G$2]) - SIN([.$G$2]))))" office:value-type="float" office:value="23.285186687421" calcext:value-type="float">
            <text:p>23.2851866874</text:p>
          </table:table-cell>
          <table:table-cell table:formula="of:=IF([.$C432] &gt; [.$J$2]; [.I431]; (([.$A$2]/[.$E$2])*(   SIN([.$E$2]*[.B432] + [.$G$2])  -    SIN([.$G$2])))  + (([.$B$2]*[.B432]/[.$E$2])*   SIN([.$E$2]*[.B432] + [.$G$2]))  + (([.$B$2]/POWER([.$E$2];2)) * (COS([.$E$2]*[.B432] + [.$G$2]) - COS([.$G$2]))))" office:value-type="float" office:value="-2.08065084942753" calcext:value-type="float">
            <text:p>-2.0806508494</text:p>
          </table:table-cell>
          <table:table-cell table:formula="of:=SQRT(POWER([.H432];2)+POWER([.I43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[.B433]*[.$D$2]" office:value-type="float" office:value="850" calcext:value-type="float">
            <text:p>850</text:p>
          </table:table-cell>
          <table:table-cell table:formula="of:=IF([.$C433] &gt; [.$J$2]; [.D432]; [.D432]+SIN(RADIANS([.$C433]))*MIN(([.$A$2]+([.B433]*[.$B$2]));[.$C$2]))" office:value-type="float" office:value="23.3857133529357" calcext:value-type="float">
            <text:p>23.3857133529</text:p>
          </table:table-cell>
          <table:table-cell table:formula="of:=IF([.$C433]&gt;[.$J$2];[.E432];[.E432]+COS(RADIANS([.$C433]))*MIN(([.$A$2]+([.B433]*[.$B$2]));[.$C$2]))" office:value-type="float" office:value="-2.2639638400468" calcext:value-type="float">
            <text:p>-2.26396384</text:p>
          </table:table-cell>
          <table:table-cell table:formula="of:=SQRT(([.D433]*[.D433])+([.E433]*[.E433]))" office:value-type="float" office:value="23.4950446114647" calcext:value-type="float">
            <text:p>23.4950446115</text:p>
          </table:table-cell>
          <table:table-cell/>
          <table:table-cell table:formula="of:=IF([.$C433] &gt; [.$J$2]; [.H432]; (([.$A$2]/[.$E$2])*((0-COS([.$E$2]*[.B433] + [.$G$2])) - (0-COS([.$G$2])))) + (([.$B$2]*[.B433]/[.$E$2])*(0-COS([.$E$2]*[.B433] + [.$G$2]))) + (([.$B$2]/POWER([.$E$2];2)) * (SIN([.$E$2]*[.B433] + [.$G$2]) - SIN([.$G$2]))))" office:value-type="float" office:value="23.285186687421" calcext:value-type="float">
            <text:p>23.2851866874</text:p>
          </table:table-cell>
          <table:table-cell table:formula="of:=IF([.$C433] &gt; [.$J$2]; [.I432]; (([.$A$2]/[.$E$2])*(   SIN([.$E$2]*[.B433] + [.$G$2])  -    SIN([.$G$2])))  + (([.$B$2]*[.B433]/[.$E$2])*   SIN([.$E$2]*[.B433] + [.$G$2]))  + (([.$B$2]/POWER([.$E$2];2)) * (COS([.$E$2]*[.B433] + [.$G$2]) - COS([.$G$2]))))" office:value-type="float" office:value="-2.08065084942753" calcext:value-type="float">
            <text:p>-2.0806508494</text:p>
          </table:table-cell>
          <table:table-cell table:formula="of:=SQRT(POWER([.H433];2)+POWER([.I43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[.B434]*[.$D$2]" office:value-type="float" office:value="852" calcext:value-type="float">
            <text:p>852</text:p>
          </table:table-cell>
          <table:table-cell table:formula="of:=IF([.$C434] &gt; [.$J$2]; [.D433]; [.D433]+SIN(RADIANS([.$C434]))*MIN(([.$A$2]+([.B434]*[.$B$2]));[.$C$2]))" office:value-type="float" office:value="23.3857133529357" calcext:value-type="float">
            <text:p>23.3857133529</text:p>
          </table:table-cell>
          <table:table-cell table:formula="of:=IF([.$C434]&gt;[.$J$2];[.E433];[.E433]+COS(RADIANS([.$C434]))*MIN(([.$A$2]+([.B434]*[.$B$2]));[.$C$2]))" office:value-type="float" office:value="-2.2639638400468" calcext:value-type="float">
            <text:p>-2.26396384</text:p>
          </table:table-cell>
          <table:table-cell table:formula="of:=SQRT(([.D434]*[.D434])+([.E434]*[.E434]))" office:value-type="float" office:value="23.4950446114647" calcext:value-type="float">
            <text:p>23.4950446115</text:p>
          </table:table-cell>
          <table:table-cell/>
          <table:table-cell table:formula="of:=IF([.$C434] &gt; [.$J$2]; [.H433]; (([.$A$2]/[.$E$2])*((0-COS([.$E$2]*[.B434] + [.$G$2])) - (0-COS([.$G$2])))) + (([.$B$2]*[.B434]/[.$E$2])*(0-COS([.$E$2]*[.B434] + [.$G$2]))) + (([.$B$2]/POWER([.$E$2];2)) * (SIN([.$E$2]*[.B434] + [.$G$2]) - SIN([.$G$2]))))" office:value-type="float" office:value="23.285186687421" calcext:value-type="float">
            <text:p>23.2851866874</text:p>
          </table:table-cell>
          <table:table-cell table:formula="of:=IF([.$C434] &gt; [.$J$2]; [.I433]; (([.$A$2]/[.$E$2])*(   SIN([.$E$2]*[.B434] + [.$G$2])  -    SIN([.$G$2])))  + (([.$B$2]*[.B434]/[.$E$2])*   SIN([.$E$2]*[.B434] + [.$G$2]))  + (([.$B$2]/POWER([.$E$2];2)) * (COS([.$E$2]*[.B434] + [.$G$2]) - COS([.$G$2]))))" office:value-type="float" office:value="-2.08065084942753" calcext:value-type="float">
            <text:p>-2.0806508494</text:p>
          </table:table-cell>
          <table:table-cell table:formula="of:=SQRT(POWER([.H434];2)+POWER([.I43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[.B435]*[.$D$2]" office:value-type="float" office:value="854" calcext:value-type="float">
            <text:p>854</text:p>
          </table:table-cell>
          <table:table-cell table:formula="of:=IF([.$C435] &gt; [.$J$2]; [.D434]; [.D434]+SIN(RADIANS([.$C435]))*MIN(([.$A$2]+([.B435]*[.$B$2]));[.$C$2]))" office:value-type="float" office:value="23.3857133529357" calcext:value-type="float">
            <text:p>23.3857133529</text:p>
          </table:table-cell>
          <table:table-cell table:formula="of:=IF([.$C435]&gt;[.$J$2];[.E434];[.E434]+COS(RADIANS([.$C435]))*MIN(([.$A$2]+([.B435]*[.$B$2]));[.$C$2]))" office:value-type="float" office:value="-2.2639638400468" calcext:value-type="float">
            <text:p>-2.26396384</text:p>
          </table:table-cell>
          <table:table-cell table:formula="of:=SQRT(([.D435]*[.D435])+([.E435]*[.E435]))" office:value-type="float" office:value="23.4950446114647" calcext:value-type="float">
            <text:p>23.4950446115</text:p>
          </table:table-cell>
          <table:table-cell/>
          <table:table-cell table:formula="of:=IF([.$C435] &gt; [.$J$2]; [.H434]; (([.$A$2]/[.$E$2])*((0-COS([.$E$2]*[.B435] + [.$G$2])) - (0-COS([.$G$2])))) + (([.$B$2]*[.B435]/[.$E$2])*(0-COS([.$E$2]*[.B435] + [.$G$2]))) + (([.$B$2]/POWER([.$E$2];2)) * (SIN([.$E$2]*[.B435] + [.$G$2]) - SIN([.$G$2]))))" office:value-type="float" office:value="23.285186687421" calcext:value-type="float">
            <text:p>23.2851866874</text:p>
          </table:table-cell>
          <table:table-cell table:formula="of:=IF([.$C435] &gt; [.$J$2]; [.I434]; (([.$A$2]/[.$E$2])*(   SIN([.$E$2]*[.B435] + [.$G$2])  -    SIN([.$G$2])))  + (([.$B$2]*[.B435]/[.$E$2])*   SIN([.$E$2]*[.B435] + [.$G$2]))  + (([.$B$2]/POWER([.$E$2];2)) * (COS([.$E$2]*[.B435] + [.$G$2]) - COS([.$G$2]))))" office:value-type="float" office:value="-2.08065084942753" calcext:value-type="float">
            <text:p>-2.0806508494</text:p>
          </table:table-cell>
          <table:table-cell table:formula="of:=SQRT(POWER([.H435];2)+POWER([.I43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[.B436]*[.$D$2]" office:value-type="float" office:value="856" calcext:value-type="float">
            <text:p>856</text:p>
          </table:table-cell>
          <table:table-cell table:formula="of:=IF([.$C436] &gt; [.$J$2]; [.D435]; [.D435]+SIN(RADIANS([.$C436]))*MIN(([.$A$2]+([.B436]*[.$B$2]));[.$C$2]))" office:value-type="float" office:value="23.3857133529357" calcext:value-type="float">
            <text:p>23.3857133529</text:p>
          </table:table-cell>
          <table:table-cell table:formula="of:=IF([.$C436]&gt;[.$J$2];[.E435];[.E435]+COS(RADIANS([.$C436]))*MIN(([.$A$2]+([.B436]*[.$B$2]));[.$C$2]))" office:value-type="float" office:value="-2.2639638400468" calcext:value-type="float">
            <text:p>-2.26396384</text:p>
          </table:table-cell>
          <table:table-cell table:formula="of:=SQRT(([.D436]*[.D436])+([.E436]*[.E436]))" office:value-type="float" office:value="23.4950446114647" calcext:value-type="float">
            <text:p>23.4950446115</text:p>
          </table:table-cell>
          <table:table-cell/>
          <table:table-cell table:formula="of:=IF([.$C436] &gt; [.$J$2]; [.H435]; (([.$A$2]/[.$E$2])*((0-COS([.$E$2]*[.B436] + [.$G$2])) - (0-COS([.$G$2])))) + (([.$B$2]*[.B436]/[.$E$2])*(0-COS([.$E$2]*[.B436] + [.$G$2]))) + (([.$B$2]/POWER([.$E$2];2)) * (SIN([.$E$2]*[.B436] + [.$G$2]) - SIN([.$G$2]))))" office:value-type="float" office:value="23.285186687421" calcext:value-type="float">
            <text:p>23.2851866874</text:p>
          </table:table-cell>
          <table:table-cell table:formula="of:=IF([.$C436] &gt; [.$J$2]; [.I435]; (([.$A$2]/[.$E$2])*(   SIN([.$E$2]*[.B436] + [.$G$2])  -    SIN([.$G$2])))  + (([.$B$2]*[.B436]/[.$E$2])*   SIN([.$E$2]*[.B436] + [.$G$2]))  + (([.$B$2]/POWER([.$E$2];2)) * (COS([.$E$2]*[.B436] + [.$G$2]) - COS([.$G$2]))))" office:value-type="float" office:value="-2.08065084942753" calcext:value-type="float">
            <text:p>-2.0806508494</text:p>
          </table:table-cell>
          <table:table-cell table:formula="of:=SQRT(POWER([.H436];2)+POWER([.I43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[.B437]*[.$D$2]" office:value-type="float" office:value="858" calcext:value-type="float">
            <text:p>858</text:p>
          </table:table-cell>
          <table:table-cell table:formula="of:=IF([.$C437] &gt; [.$J$2]; [.D436]; [.D436]+SIN(RADIANS([.$C437]))*MIN(([.$A$2]+([.B437]*[.$B$2]));[.$C$2]))" office:value-type="float" office:value="23.3857133529357" calcext:value-type="float">
            <text:p>23.3857133529</text:p>
          </table:table-cell>
          <table:table-cell table:formula="of:=IF([.$C437]&gt;[.$J$2];[.E436];[.E436]+COS(RADIANS([.$C437]))*MIN(([.$A$2]+([.B437]*[.$B$2]));[.$C$2]))" office:value-type="float" office:value="-2.2639638400468" calcext:value-type="float">
            <text:p>-2.26396384</text:p>
          </table:table-cell>
          <table:table-cell table:formula="of:=SQRT(([.D437]*[.D437])+([.E437]*[.E437]))" office:value-type="float" office:value="23.4950446114647" calcext:value-type="float">
            <text:p>23.4950446115</text:p>
          </table:table-cell>
          <table:table-cell/>
          <table:table-cell table:formula="of:=IF([.$C437] &gt; [.$J$2]; [.H436]; (([.$A$2]/[.$E$2])*((0-COS([.$E$2]*[.B437] + [.$G$2])) - (0-COS([.$G$2])))) + (([.$B$2]*[.B437]/[.$E$2])*(0-COS([.$E$2]*[.B437] + [.$G$2]))) + (([.$B$2]/POWER([.$E$2];2)) * (SIN([.$E$2]*[.B437] + [.$G$2]) - SIN([.$G$2]))))" office:value-type="float" office:value="23.285186687421" calcext:value-type="float">
            <text:p>23.2851866874</text:p>
          </table:table-cell>
          <table:table-cell table:formula="of:=IF([.$C437] &gt; [.$J$2]; [.I436]; (([.$A$2]/[.$E$2])*(   SIN([.$E$2]*[.B437] + [.$G$2])  -    SIN([.$G$2])))  + (([.$B$2]*[.B437]/[.$E$2])*   SIN([.$E$2]*[.B437] + [.$G$2]))  + (([.$B$2]/POWER([.$E$2];2)) * (COS([.$E$2]*[.B437] + [.$G$2]) - COS([.$G$2]))))" office:value-type="float" office:value="-2.08065084942753" calcext:value-type="float">
            <text:p>-2.0806508494</text:p>
          </table:table-cell>
          <table:table-cell table:formula="of:=SQRT(POWER([.H437];2)+POWER([.I43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438]*[.$D$2]" office:value-type="float" office:value="860" calcext:value-type="float">
            <text:p>860</text:p>
          </table:table-cell>
          <table:table-cell table:formula="of:=IF([.$C438] &gt; [.$J$2]; [.D437]; [.D437]+SIN(RADIANS([.$C438]))*MIN(([.$A$2]+([.B438]*[.$B$2]));[.$C$2]))" office:value-type="float" office:value="23.3857133529357" calcext:value-type="float">
            <text:p>23.3857133529</text:p>
          </table:table-cell>
          <table:table-cell table:formula="of:=IF([.$C438]&gt;[.$J$2];[.E437];[.E437]+COS(RADIANS([.$C438]))*MIN(([.$A$2]+([.B438]*[.$B$2]));[.$C$2]))" office:value-type="float" office:value="-2.2639638400468" calcext:value-type="float">
            <text:p>-2.26396384</text:p>
          </table:table-cell>
          <table:table-cell table:formula="of:=SQRT(([.D438]*[.D438])+([.E438]*[.E438]))" office:value-type="float" office:value="23.4950446114647" calcext:value-type="float">
            <text:p>23.4950446115</text:p>
          </table:table-cell>
          <table:table-cell/>
          <table:table-cell table:formula="of:=IF([.$C438] &gt; [.$J$2]; [.H437]; (([.$A$2]/[.$E$2])*((0-COS([.$E$2]*[.B438] + [.$G$2])) - (0-COS([.$G$2])))) + (([.$B$2]*[.B438]/[.$E$2])*(0-COS([.$E$2]*[.B438] + [.$G$2]))) + (([.$B$2]/POWER([.$E$2];2)) * (SIN([.$E$2]*[.B438] + [.$G$2]) - SIN([.$G$2]))))" office:value-type="float" office:value="23.285186687421" calcext:value-type="float">
            <text:p>23.2851866874</text:p>
          </table:table-cell>
          <table:table-cell table:formula="of:=IF([.$C438] &gt; [.$J$2]; [.I437]; (([.$A$2]/[.$E$2])*(   SIN([.$E$2]*[.B438] + [.$G$2])  -    SIN([.$G$2])))  + (([.$B$2]*[.B438]/[.$E$2])*   SIN([.$E$2]*[.B438] + [.$G$2]))  + (([.$B$2]/POWER([.$E$2];2)) * (COS([.$E$2]*[.B438] + [.$G$2]) - COS([.$G$2]))))" office:value-type="float" office:value="-2.08065084942753" calcext:value-type="float">
            <text:p>-2.0806508494</text:p>
          </table:table-cell>
          <table:table-cell table:formula="of:=SQRT(POWER([.H438];2)+POWER([.I43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[.B439]*[.$D$2]" office:value-type="float" office:value="862" calcext:value-type="float">
            <text:p>862</text:p>
          </table:table-cell>
          <table:table-cell table:formula="of:=IF([.$C439] &gt; [.$J$2]; [.D438]; [.D438]+SIN(RADIANS([.$C439]))*MIN(([.$A$2]+([.B439]*[.$B$2]));[.$C$2]))" office:value-type="float" office:value="23.3857133529357" calcext:value-type="float">
            <text:p>23.3857133529</text:p>
          </table:table-cell>
          <table:table-cell table:formula="of:=IF([.$C439]&gt;[.$J$2];[.E438];[.E438]+COS(RADIANS([.$C439]))*MIN(([.$A$2]+([.B439]*[.$B$2]));[.$C$2]))" office:value-type="float" office:value="-2.2639638400468" calcext:value-type="float">
            <text:p>-2.26396384</text:p>
          </table:table-cell>
          <table:table-cell table:formula="of:=SQRT(([.D439]*[.D439])+([.E439]*[.E439]))" office:value-type="float" office:value="23.4950446114647" calcext:value-type="float">
            <text:p>23.4950446115</text:p>
          </table:table-cell>
          <table:table-cell/>
          <table:table-cell table:formula="of:=IF([.$C439] &gt; [.$J$2]; [.H438]; (([.$A$2]/[.$E$2])*((0-COS([.$E$2]*[.B439] + [.$G$2])) - (0-COS([.$G$2])))) + (([.$B$2]*[.B439]/[.$E$2])*(0-COS([.$E$2]*[.B439] + [.$G$2]))) + (([.$B$2]/POWER([.$E$2];2)) * (SIN([.$E$2]*[.B439] + [.$G$2]) - SIN([.$G$2]))))" office:value-type="float" office:value="23.285186687421" calcext:value-type="float">
            <text:p>23.2851866874</text:p>
          </table:table-cell>
          <table:table-cell table:formula="of:=IF([.$C439] &gt; [.$J$2]; [.I438]; (([.$A$2]/[.$E$2])*(   SIN([.$E$2]*[.B439] + [.$G$2])  -    SIN([.$G$2])))  + (([.$B$2]*[.B439]/[.$E$2])*   SIN([.$E$2]*[.B439] + [.$G$2]))  + (([.$B$2]/POWER([.$E$2];2)) * (COS([.$E$2]*[.B439] + [.$G$2]) - COS([.$G$2]))))" office:value-type="float" office:value="-2.08065084942753" calcext:value-type="float">
            <text:p>-2.0806508494</text:p>
          </table:table-cell>
          <table:table-cell table:formula="of:=SQRT(POWER([.H439];2)+POWER([.I43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[.B440]*[.$D$2]" office:value-type="float" office:value="864" calcext:value-type="float">
            <text:p>864</text:p>
          </table:table-cell>
          <table:table-cell table:formula="of:=IF([.$C440] &gt; [.$J$2]; [.D439]; [.D439]+SIN(RADIANS([.$C440]))*MIN(([.$A$2]+([.B440]*[.$B$2]));[.$C$2]))" office:value-type="float" office:value="23.3857133529357" calcext:value-type="float">
            <text:p>23.3857133529</text:p>
          </table:table-cell>
          <table:table-cell table:formula="of:=IF([.$C440]&gt;[.$J$2];[.E439];[.E439]+COS(RADIANS([.$C440]))*MIN(([.$A$2]+([.B440]*[.$B$2]));[.$C$2]))" office:value-type="float" office:value="-2.2639638400468" calcext:value-type="float">
            <text:p>-2.26396384</text:p>
          </table:table-cell>
          <table:table-cell table:formula="of:=SQRT(([.D440]*[.D440])+([.E440]*[.E440]))" office:value-type="float" office:value="23.4950446114647" calcext:value-type="float">
            <text:p>23.4950446115</text:p>
          </table:table-cell>
          <table:table-cell/>
          <table:table-cell table:formula="of:=IF([.$C440] &gt; [.$J$2]; [.H439]; (([.$A$2]/[.$E$2])*((0-COS([.$E$2]*[.B440] + [.$G$2])) - (0-COS([.$G$2])))) + (([.$B$2]*[.B440]/[.$E$2])*(0-COS([.$E$2]*[.B440] + [.$G$2]))) + (([.$B$2]/POWER([.$E$2];2)) * (SIN([.$E$2]*[.B440] + [.$G$2]) - SIN([.$G$2]))))" office:value-type="float" office:value="23.285186687421" calcext:value-type="float">
            <text:p>23.2851866874</text:p>
          </table:table-cell>
          <table:table-cell table:formula="of:=IF([.$C440] &gt; [.$J$2]; [.I439]; (([.$A$2]/[.$E$2])*(   SIN([.$E$2]*[.B440] + [.$G$2])  -    SIN([.$G$2])))  + (([.$B$2]*[.B440]/[.$E$2])*   SIN([.$E$2]*[.B440] + [.$G$2]))  + (([.$B$2]/POWER([.$E$2];2)) * (COS([.$E$2]*[.B440] + [.$G$2]) - COS([.$G$2]))))" office:value-type="float" office:value="-2.08065084942753" calcext:value-type="float">
            <text:p>-2.0806508494</text:p>
          </table:table-cell>
          <table:table-cell table:formula="of:=SQRT(POWER([.H440];2)+POWER([.I43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[.B441]*[.$D$2]" office:value-type="float" office:value="866" calcext:value-type="float">
            <text:p>866</text:p>
          </table:table-cell>
          <table:table-cell table:formula="of:=IF([.$C441] &gt; [.$J$2]; [.D440]; [.D440]+SIN(RADIANS([.$C441]))*MIN(([.$A$2]+([.B441]*[.$B$2]));[.$C$2]))" office:value-type="float" office:value="23.3857133529357" calcext:value-type="float">
            <text:p>23.3857133529</text:p>
          </table:table-cell>
          <table:table-cell table:formula="of:=IF([.$C441]&gt;[.$J$2];[.E440];[.E440]+COS(RADIANS([.$C441]))*MIN(([.$A$2]+([.B441]*[.$B$2]));[.$C$2]))" office:value-type="float" office:value="-2.2639638400468" calcext:value-type="float">
            <text:p>-2.26396384</text:p>
          </table:table-cell>
          <table:table-cell table:formula="of:=SQRT(([.D441]*[.D441])+([.E441]*[.E441]))" office:value-type="float" office:value="23.4950446114647" calcext:value-type="float">
            <text:p>23.4950446115</text:p>
          </table:table-cell>
          <table:table-cell/>
          <table:table-cell table:formula="of:=IF([.$C441] &gt; [.$J$2]; [.H440]; (([.$A$2]/[.$E$2])*((0-COS([.$E$2]*[.B441] + [.$G$2])) - (0-COS([.$G$2])))) + (([.$B$2]*[.B441]/[.$E$2])*(0-COS([.$E$2]*[.B441] + [.$G$2]))) + (([.$B$2]/POWER([.$E$2];2)) * (SIN([.$E$2]*[.B441] + [.$G$2]) - SIN([.$G$2]))))" office:value-type="float" office:value="23.285186687421" calcext:value-type="float">
            <text:p>23.2851866874</text:p>
          </table:table-cell>
          <table:table-cell table:formula="of:=IF([.$C441] &gt; [.$J$2]; [.I440]; (([.$A$2]/[.$E$2])*(   SIN([.$E$2]*[.B441] + [.$G$2])  -    SIN([.$G$2])))  + (([.$B$2]*[.B441]/[.$E$2])*   SIN([.$E$2]*[.B441] + [.$G$2]))  + (([.$B$2]/POWER([.$E$2];2)) * (COS([.$E$2]*[.B441] + [.$G$2]) - COS([.$G$2]))))" office:value-type="float" office:value="-2.08065084942753" calcext:value-type="float">
            <text:p>-2.0806508494</text:p>
          </table:table-cell>
          <table:table-cell table:formula="of:=SQRT(POWER([.H441];2)+POWER([.I44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[.B442]*[.$D$2]" office:value-type="float" office:value="868" calcext:value-type="float">
            <text:p>868</text:p>
          </table:table-cell>
          <table:table-cell table:formula="of:=IF([.$C442] &gt; [.$J$2]; [.D441]; [.D441]+SIN(RADIANS([.$C442]))*MIN(([.$A$2]+([.B442]*[.$B$2]));[.$C$2]))" office:value-type="float" office:value="23.3857133529357" calcext:value-type="float">
            <text:p>23.3857133529</text:p>
          </table:table-cell>
          <table:table-cell table:formula="of:=IF([.$C442]&gt;[.$J$2];[.E441];[.E441]+COS(RADIANS([.$C442]))*MIN(([.$A$2]+([.B442]*[.$B$2]));[.$C$2]))" office:value-type="float" office:value="-2.2639638400468" calcext:value-type="float">
            <text:p>-2.26396384</text:p>
          </table:table-cell>
          <table:table-cell table:formula="of:=SQRT(([.D442]*[.D442])+([.E442]*[.E442]))" office:value-type="float" office:value="23.4950446114647" calcext:value-type="float">
            <text:p>23.4950446115</text:p>
          </table:table-cell>
          <table:table-cell/>
          <table:table-cell table:formula="of:=IF([.$C442] &gt; [.$J$2]; [.H441]; (([.$A$2]/[.$E$2])*((0-COS([.$E$2]*[.B442] + [.$G$2])) - (0-COS([.$G$2])))) + (([.$B$2]*[.B442]/[.$E$2])*(0-COS([.$E$2]*[.B442] + [.$G$2]))) + (([.$B$2]/POWER([.$E$2];2)) * (SIN([.$E$2]*[.B442] + [.$G$2]) - SIN([.$G$2]))))" office:value-type="float" office:value="23.285186687421" calcext:value-type="float">
            <text:p>23.2851866874</text:p>
          </table:table-cell>
          <table:table-cell table:formula="of:=IF([.$C442] &gt; [.$J$2]; [.I441]; (([.$A$2]/[.$E$2])*(   SIN([.$E$2]*[.B442] + [.$G$2])  -    SIN([.$G$2])))  + (([.$B$2]*[.B442]/[.$E$2])*   SIN([.$E$2]*[.B442] + [.$G$2]))  + (([.$B$2]/POWER([.$E$2];2)) * (COS([.$E$2]*[.B442] + [.$G$2]) - COS([.$G$2]))))" office:value-type="float" office:value="-2.08065084942753" calcext:value-type="float">
            <text:p>-2.0806508494</text:p>
          </table:table-cell>
          <table:table-cell table:formula="of:=SQRT(POWER([.H442];2)+POWER([.I44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[.B443]*[.$D$2]" office:value-type="float" office:value="870" calcext:value-type="float">
            <text:p>870</text:p>
          </table:table-cell>
          <table:table-cell table:formula="of:=IF([.$C443] &gt; [.$J$2]; [.D442]; [.D442]+SIN(RADIANS([.$C443]))*MIN(([.$A$2]+([.B443]*[.$B$2]));[.$C$2]))" office:value-type="float" office:value="23.3857133529357" calcext:value-type="float">
            <text:p>23.3857133529</text:p>
          </table:table-cell>
          <table:table-cell table:formula="of:=IF([.$C443]&gt;[.$J$2];[.E442];[.E442]+COS(RADIANS([.$C443]))*MIN(([.$A$2]+([.B443]*[.$B$2]));[.$C$2]))" office:value-type="float" office:value="-2.2639638400468" calcext:value-type="float">
            <text:p>-2.26396384</text:p>
          </table:table-cell>
          <table:table-cell table:formula="of:=SQRT(([.D443]*[.D443])+([.E443]*[.E443]))" office:value-type="float" office:value="23.4950446114647" calcext:value-type="float">
            <text:p>23.4950446115</text:p>
          </table:table-cell>
          <table:table-cell/>
          <table:table-cell table:formula="of:=IF([.$C443] &gt; [.$J$2]; [.H442]; (([.$A$2]/[.$E$2])*((0-COS([.$E$2]*[.B443] + [.$G$2])) - (0-COS([.$G$2])))) + (([.$B$2]*[.B443]/[.$E$2])*(0-COS([.$E$2]*[.B443] + [.$G$2]))) + (([.$B$2]/POWER([.$E$2];2)) * (SIN([.$E$2]*[.B443] + [.$G$2]) - SIN([.$G$2]))))" office:value-type="float" office:value="23.285186687421" calcext:value-type="float">
            <text:p>23.2851866874</text:p>
          </table:table-cell>
          <table:table-cell table:formula="of:=IF([.$C443] &gt; [.$J$2]; [.I442]; (([.$A$2]/[.$E$2])*(   SIN([.$E$2]*[.B443] + [.$G$2])  -    SIN([.$G$2])))  + (([.$B$2]*[.B443]/[.$E$2])*   SIN([.$E$2]*[.B443] + [.$G$2]))  + (([.$B$2]/POWER([.$E$2];2)) * (COS([.$E$2]*[.B443] + [.$G$2]) - COS([.$G$2]))))" office:value-type="float" office:value="-2.08065084942753" calcext:value-type="float">
            <text:p>-2.0806508494</text:p>
          </table:table-cell>
          <table:table-cell table:formula="of:=SQRT(POWER([.H443];2)+POWER([.I44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[.B444]*[.$D$2]" office:value-type="float" office:value="872" calcext:value-type="float">
            <text:p>872</text:p>
          </table:table-cell>
          <table:table-cell table:formula="of:=IF([.$C444] &gt; [.$J$2]; [.D443]; [.D443]+SIN(RADIANS([.$C444]))*MIN(([.$A$2]+([.B444]*[.$B$2]));[.$C$2]))" office:value-type="float" office:value="23.3857133529357" calcext:value-type="float">
            <text:p>23.3857133529</text:p>
          </table:table-cell>
          <table:table-cell table:formula="of:=IF([.$C444]&gt;[.$J$2];[.E443];[.E443]+COS(RADIANS([.$C444]))*MIN(([.$A$2]+([.B444]*[.$B$2]));[.$C$2]))" office:value-type="float" office:value="-2.2639638400468" calcext:value-type="float">
            <text:p>-2.26396384</text:p>
          </table:table-cell>
          <table:table-cell table:formula="of:=SQRT(([.D444]*[.D444])+([.E444]*[.E444]))" office:value-type="float" office:value="23.4950446114647" calcext:value-type="float">
            <text:p>23.4950446115</text:p>
          </table:table-cell>
          <table:table-cell/>
          <table:table-cell table:formula="of:=IF([.$C444] &gt; [.$J$2]; [.H443]; (([.$A$2]/[.$E$2])*((0-COS([.$E$2]*[.B444] + [.$G$2])) - (0-COS([.$G$2])))) + (([.$B$2]*[.B444]/[.$E$2])*(0-COS([.$E$2]*[.B444] + [.$G$2]))) + (([.$B$2]/POWER([.$E$2];2)) * (SIN([.$E$2]*[.B444] + [.$G$2]) - SIN([.$G$2]))))" office:value-type="float" office:value="23.285186687421" calcext:value-type="float">
            <text:p>23.2851866874</text:p>
          </table:table-cell>
          <table:table-cell table:formula="of:=IF([.$C444] &gt; [.$J$2]; [.I443]; (([.$A$2]/[.$E$2])*(   SIN([.$E$2]*[.B444] + [.$G$2])  -    SIN([.$G$2])))  + (([.$B$2]*[.B444]/[.$E$2])*   SIN([.$E$2]*[.B444] + [.$G$2]))  + (([.$B$2]/POWER([.$E$2];2)) * (COS([.$E$2]*[.B444] + [.$G$2]) - COS([.$G$2]))))" office:value-type="float" office:value="-2.08065084942753" calcext:value-type="float">
            <text:p>-2.0806508494</text:p>
          </table:table-cell>
          <table:table-cell table:formula="of:=SQRT(POWER([.H444];2)+POWER([.I44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[.B445]*[.$D$2]" office:value-type="float" office:value="874" calcext:value-type="float">
            <text:p>874</text:p>
          </table:table-cell>
          <table:table-cell table:formula="of:=IF([.$C445] &gt; [.$J$2]; [.D444]; [.D444]+SIN(RADIANS([.$C445]))*MIN(([.$A$2]+([.B445]*[.$B$2]));[.$C$2]))" office:value-type="float" office:value="23.3857133529357" calcext:value-type="float">
            <text:p>23.3857133529</text:p>
          </table:table-cell>
          <table:table-cell table:formula="of:=IF([.$C445]&gt;[.$J$2];[.E444];[.E444]+COS(RADIANS([.$C445]))*MIN(([.$A$2]+([.B445]*[.$B$2]));[.$C$2]))" office:value-type="float" office:value="-2.2639638400468" calcext:value-type="float">
            <text:p>-2.26396384</text:p>
          </table:table-cell>
          <table:table-cell table:formula="of:=SQRT(([.D445]*[.D445])+([.E445]*[.E445]))" office:value-type="float" office:value="23.4950446114647" calcext:value-type="float">
            <text:p>23.4950446115</text:p>
          </table:table-cell>
          <table:table-cell/>
          <table:table-cell table:formula="of:=IF([.$C445] &gt; [.$J$2]; [.H444]; (([.$A$2]/[.$E$2])*((0-COS([.$E$2]*[.B445] + [.$G$2])) - (0-COS([.$G$2])))) + (([.$B$2]*[.B445]/[.$E$2])*(0-COS([.$E$2]*[.B445] + [.$G$2]))) + (([.$B$2]/POWER([.$E$2];2)) * (SIN([.$E$2]*[.B445] + [.$G$2]) - SIN([.$G$2]))))" office:value-type="float" office:value="23.285186687421" calcext:value-type="float">
            <text:p>23.2851866874</text:p>
          </table:table-cell>
          <table:table-cell table:formula="of:=IF([.$C445] &gt; [.$J$2]; [.I444]; (([.$A$2]/[.$E$2])*(   SIN([.$E$2]*[.B445] + [.$G$2])  -    SIN([.$G$2])))  + (([.$B$2]*[.B445]/[.$E$2])*   SIN([.$E$2]*[.B445] + [.$G$2]))  + (([.$B$2]/POWER([.$E$2];2)) * (COS([.$E$2]*[.B445] + [.$G$2]) - COS([.$G$2]))))" office:value-type="float" office:value="-2.08065084942753" calcext:value-type="float">
            <text:p>-2.0806508494</text:p>
          </table:table-cell>
          <table:table-cell table:formula="of:=SQRT(POWER([.H445];2)+POWER([.I44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[.B446]*[.$D$2]" office:value-type="float" office:value="876" calcext:value-type="float">
            <text:p>876</text:p>
          </table:table-cell>
          <table:table-cell table:formula="of:=IF([.$C446] &gt; [.$J$2]; [.D445]; [.D445]+SIN(RADIANS([.$C446]))*MIN(([.$A$2]+([.B446]*[.$B$2]));[.$C$2]))" office:value-type="float" office:value="23.3857133529357" calcext:value-type="float">
            <text:p>23.3857133529</text:p>
          </table:table-cell>
          <table:table-cell table:formula="of:=IF([.$C446]&gt;[.$J$2];[.E445];[.E445]+COS(RADIANS([.$C446]))*MIN(([.$A$2]+([.B446]*[.$B$2]));[.$C$2]))" office:value-type="float" office:value="-2.2639638400468" calcext:value-type="float">
            <text:p>-2.26396384</text:p>
          </table:table-cell>
          <table:table-cell table:formula="of:=SQRT(([.D446]*[.D446])+([.E446]*[.E446]))" office:value-type="float" office:value="23.4950446114647" calcext:value-type="float">
            <text:p>23.4950446115</text:p>
          </table:table-cell>
          <table:table-cell/>
          <table:table-cell table:formula="of:=IF([.$C446] &gt; [.$J$2]; [.H445]; (([.$A$2]/[.$E$2])*((0-COS([.$E$2]*[.B446] + [.$G$2])) - (0-COS([.$G$2])))) + (([.$B$2]*[.B446]/[.$E$2])*(0-COS([.$E$2]*[.B446] + [.$G$2]))) + (([.$B$2]/POWER([.$E$2];2)) * (SIN([.$E$2]*[.B446] + [.$G$2]) - SIN([.$G$2]))))" office:value-type="float" office:value="23.285186687421" calcext:value-type="float">
            <text:p>23.2851866874</text:p>
          </table:table-cell>
          <table:table-cell table:formula="of:=IF([.$C446] &gt; [.$J$2]; [.I445]; (([.$A$2]/[.$E$2])*(   SIN([.$E$2]*[.B446] + [.$G$2])  -    SIN([.$G$2])))  + (([.$B$2]*[.B446]/[.$E$2])*   SIN([.$E$2]*[.B446] + [.$G$2]))  + (([.$B$2]/POWER([.$E$2];2)) * (COS([.$E$2]*[.B446] + [.$G$2]) - COS([.$G$2]))))" office:value-type="float" office:value="-2.08065084942753" calcext:value-type="float">
            <text:p>-2.0806508494</text:p>
          </table:table-cell>
          <table:table-cell table:formula="of:=SQRT(POWER([.H446];2)+POWER([.I44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[.B447]*[.$D$2]" office:value-type="float" office:value="878" calcext:value-type="float">
            <text:p>878</text:p>
          </table:table-cell>
          <table:table-cell table:formula="of:=IF([.$C447] &gt; [.$J$2]; [.D446]; [.D446]+SIN(RADIANS([.$C447]))*MIN(([.$A$2]+([.B447]*[.$B$2]));[.$C$2]))" office:value-type="float" office:value="23.3857133529357" calcext:value-type="float">
            <text:p>23.3857133529</text:p>
          </table:table-cell>
          <table:table-cell table:formula="of:=IF([.$C447]&gt;[.$J$2];[.E446];[.E446]+COS(RADIANS([.$C447]))*MIN(([.$A$2]+([.B447]*[.$B$2]));[.$C$2]))" office:value-type="float" office:value="-2.2639638400468" calcext:value-type="float">
            <text:p>-2.26396384</text:p>
          </table:table-cell>
          <table:table-cell table:formula="of:=SQRT(([.D447]*[.D447])+([.E447]*[.E447]))" office:value-type="float" office:value="23.4950446114647" calcext:value-type="float">
            <text:p>23.4950446115</text:p>
          </table:table-cell>
          <table:table-cell/>
          <table:table-cell table:formula="of:=IF([.$C447] &gt; [.$J$2]; [.H446]; (([.$A$2]/[.$E$2])*((0-COS([.$E$2]*[.B447] + [.$G$2])) - (0-COS([.$G$2])))) + (([.$B$2]*[.B447]/[.$E$2])*(0-COS([.$E$2]*[.B447] + [.$G$2]))) + (([.$B$2]/POWER([.$E$2];2)) * (SIN([.$E$2]*[.B447] + [.$G$2]) - SIN([.$G$2]))))" office:value-type="float" office:value="23.285186687421" calcext:value-type="float">
            <text:p>23.2851866874</text:p>
          </table:table-cell>
          <table:table-cell table:formula="of:=IF([.$C447] &gt; [.$J$2]; [.I446]; (([.$A$2]/[.$E$2])*(   SIN([.$E$2]*[.B447] + [.$G$2])  -    SIN([.$G$2])))  + (([.$B$2]*[.B447]/[.$E$2])*   SIN([.$E$2]*[.B447] + [.$G$2]))  + (([.$B$2]/POWER([.$E$2];2)) * (COS([.$E$2]*[.B447] + [.$G$2]) - COS([.$G$2]))))" office:value-type="float" office:value="-2.08065084942753" calcext:value-type="float">
            <text:p>-2.0806508494</text:p>
          </table:table-cell>
          <table:table-cell table:formula="of:=SQRT(POWER([.H447];2)+POWER([.I44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448]*[.$D$2]" office:value-type="float" office:value="880" calcext:value-type="float">
            <text:p>880</text:p>
          </table:table-cell>
          <table:table-cell table:formula="of:=IF([.$C448] &gt; [.$J$2]; [.D447]; [.D447]+SIN(RADIANS([.$C448]))*MIN(([.$A$2]+([.B448]*[.$B$2]));[.$C$2]))" office:value-type="float" office:value="23.3857133529357" calcext:value-type="float">
            <text:p>23.3857133529</text:p>
          </table:table-cell>
          <table:table-cell table:formula="of:=IF([.$C448]&gt;[.$J$2];[.E447];[.E447]+COS(RADIANS([.$C448]))*MIN(([.$A$2]+([.B448]*[.$B$2]));[.$C$2]))" office:value-type="float" office:value="-2.2639638400468" calcext:value-type="float">
            <text:p>-2.26396384</text:p>
          </table:table-cell>
          <table:table-cell table:formula="of:=SQRT(([.D448]*[.D448])+([.E448]*[.E448]))" office:value-type="float" office:value="23.4950446114647" calcext:value-type="float">
            <text:p>23.4950446115</text:p>
          </table:table-cell>
          <table:table-cell/>
          <table:table-cell table:formula="of:=IF([.$C448] &gt; [.$J$2]; [.H447]; (([.$A$2]/[.$E$2])*((0-COS([.$E$2]*[.B448] + [.$G$2])) - (0-COS([.$G$2])))) + (([.$B$2]*[.B448]/[.$E$2])*(0-COS([.$E$2]*[.B448] + [.$G$2]))) + (([.$B$2]/POWER([.$E$2];2)) * (SIN([.$E$2]*[.B448] + [.$G$2]) - SIN([.$G$2]))))" office:value-type="float" office:value="23.285186687421" calcext:value-type="float">
            <text:p>23.2851866874</text:p>
          </table:table-cell>
          <table:table-cell table:formula="of:=IF([.$C448] &gt; [.$J$2]; [.I447]; (([.$A$2]/[.$E$2])*(   SIN([.$E$2]*[.B448] + [.$G$2])  -    SIN([.$G$2])))  + (([.$B$2]*[.B448]/[.$E$2])*   SIN([.$E$2]*[.B448] + [.$G$2]))  + (([.$B$2]/POWER([.$E$2];2)) * (COS([.$E$2]*[.B448] + [.$G$2]) - COS([.$G$2]))))" office:value-type="float" office:value="-2.08065084942753" calcext:value-type="float">
            <text:p>-2.0806508494</text:p>
          </table:table-cell>
          <table:table-cell table:formula="of:=SQRT(POWER([.H448];2)+POWER([.I44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[.B449]*[.$D$2]" office:value-type="float" office:value="882" calcext:value-type="float">
            <text:p>882</text:p>
          </table:table-cell>
          <table:table-cell table:formula="of:=IF([.$C449] &gt; [.$J$2]; [.D448]; [.D448]+SIN(RADIANS([.$C449]))*MIN(([.$A$2]+([.B449]*[.$B$2]));[.$C$2]))" office:value-type="float" office:value="23.3857133529357" calcext:value-type="float">
            <text:p>23.3857133529</text:p>
          </table:table-cell>
          <table:table-cell table:formula="of:=IF([.$C449]&gt;[.$J$2];[.E448];[.E448]+COS(RADIANS([.$C449]))*MIN(([.$A$2]+([.B449]*[.$B$2]));[.$C$2]))" office:value-type="float" office:value="-2.2639638400468" calcext:value-type="float">
            <text:p>-2.26396384</text:p>
          </table:table-cell>
          <table:table-cell table:formula="of:=SQRT(([.D449]*[.D449])+([.E449]*[.E449]))" office:value-type="float" office:value="23.4950446114647" calcext:value-type="float">
            <text:p>23.4950446115</text:p>
          </table:table-cell>
          <table:table-cell/>
          <table:table-cell table:formula="of:=IF([.$C449] &gt; [.$J$2]; [.H448]; (([.$A$2]/[.$E$2])*((0-COS([.$E$2]*[.B449] + [.$G$2])) - (0-COS([.$G$2])))) + (([.$B$2]*[.B449]/[.$E$2])*(0-COS([.$E$2]*[.B449] + [.$G$2]))) + (([.$B$2]/POWER([.$E$2];2)) * (SIN([.$E$2]*[.B449] + [.$G$2]) - SIN([.$G$2]))))" office:value-type="float" office:value="23.285186687421" calcext:value-type="float">
            <text:p>23.2851866874</text:p>
          </table:table-cell>
          <table:table-cell table:formula="of:=IF([.$C449] &gt; [.$J$2]; [.I448]; (([.$A$2]/[.$E$2])*(   SIN([.$E$2]*[.B449] + [.$G$2])  -    SIN([.$G$2])))  + (([.$B$2]*[.B449]/[.$E$2])*   SIN([.$E$2]*[.B449] + [.$G$2]))  + (([.$B$2]/POWER([.$E$2];2)) * (COS([.$E$2]*[.B449] + [.$G$2]) - COS([.$G$2]))))" office:value-type="float" office:value="-2.08065084942753" calcext:value-type="float">
            <text:p>-2.0806508494</text:p>
          </table:table-cell>
          <table:table-cell table:formula="of:=SQRT(POWER([.H449];2)+POWER([.I44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[.B450]*[.$D$2]" office:value-type="float" office:value="884" calcext:value-type="float">
            <text:p>884</text:p>
          </table:table-cell>
          <table:table-cell table:formula="of:=IF([.$C450] &gt; [.$J$2]; [.D449]; [.D449]+SIN(RADIANS([.$C450]))*MIN(([.$A$2]+([.B450]*[.$B$2]));[.$C$2]))" office:value-type="float" office:value="23.3857133529357" calcext:value-type="float">
            <text:p>23.3857133529</text:p>
          </table:table-cell>
          <table:table-cell table:formula="of:=IF([.$C450]&gt;[.$J$2];[.E449];[.E449]+COS(RADIANS([.$C450]))*MIN(([.$A$2]+([.B450]*[.$B$2]));[.$C$2]))" office:value-type="float" office:value="-2.2639638400468" calcext:value-type="float">
            <text:p>-2.26396384</text:p>
          </table:table-cell>
          <table:table-cell table:formula="of:=SQRT(([.D450]*[.D450])+([.E450]*[.E450]))" office:value-type="float" office:value="23.4950446114647" calcext:value-type="float">
            <text:p>23.4950446115</text:p>
          </table:table-cell>
          <table:table-cell/>
          <table:table-cell table:formula="of:=IF([.$C450] &gt; [.$J$2]; [.H449]; (([.$A$2]/[.$E$2])*((0-COS([.$E$2]*[.B450] + [.$G$2])) - (0-COS([.$G$2])))) + (([.$B$2]*[.B450]/[.$E$2])*(0-COS([.$E$2]*[.B450] + [.$G$2]))) + (([.$B$2]/POWER([.$E$2];2)) * (SIN([.$E$2]*[.B450] + [.$G$2]) - SIN([.$G$2]))))" office:value-type="float" office:value="23.285186687421" calcext:value-type="float">
            <text:p>23.2851866874</text:p>
          </table:table-cell>
          <table:table-cell table:formula="of:=IF([.$C450] &gt; [.$J$2]; [.I449]; (([.$A$2]/[.$E$2])*(   SIN([.$E$2]*[.B450] + [.$G$2])  -    SIN([.$G$2])))  + (([.$B$2]*[.B450]/[.$E$2])*   SIN([.$E$2]*[.B450] + [.$G$2]))  + (([.$B$2]/POWER([.$E$2];2)) * (COS([.$E$2]*[.B450] + [.$G$2]) - COS([.$G$2]))))" office:value-type="float" office:value="-2.08065084942753" calcext:value-type="float">
            <text:p>-2.0806508494</text:p>
          </table:table-cell>
          <table:table-cell table:formula="of:=SQRT(POWER([.H450];2)+POWER([.I44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[.B451]*[.$D$2]" office:value-type="float" office:value="886" calcext:value-type="float">
            <text:p>886</text:p>
          </table:table-cell>
          <table:table-cell table:formula="of:=IF([.$C451] &gt; [.$J$2]; [.D450]; [.D450]+SIN(RADIANS([.$C451]))*MIN(([.$A$2]+([.B451]*[.$B$2]));[.$C$2]))" office:value-type="float" office:value="23.3857133529357" calcext:value-type="float">
            <text:p>23.3857133529</text:p>
          </table:table-cell>
          <table:table-cell table:formula="of:=IF([.$C451]&gt;[.$J$2];[.E450];[.E450]+COS(RADIANS([.$C451]))*MIN(([.$A$2]+([.B451]*[.$B$2]));[.$C$2]))" office:value-type="float" office:value="-2.2639638400468" calcext:value-type="float">
            <text:p>-2.26396384</text:p>
          </table:table-cell>
          <table:table-cell table:formula="of:=SQRT(([.D451]*[.D451])+([.E451]*[.E451]))" office:value-type="float" office:value="23.4950446114647" calcext:value-type="float">
            <text:p>23.4950446115</text:p>
          </table:table-cell>
          <table:table-cell/>
          <table:table-cell table:formula="of:=IF([.$C451] &gt; [.$J$2]; [.H450]; (([.$A$2]/[.$E$2])*((0-COS([.$E$2]*[.B451] + [.$G$2])) - (0-COS([.$G$2])))) + (([.$B$2]*[.B451]/[.$E$2])*(0-COS([.$E$2]*[.B451] + [.$G$2]))) + (([.$B$2]/POWER([.$E$2];2)) * (SIN([.$E$2]*[.B451] + [.$G$2]) - SIN([.$G$2]))))" office:value-type="float" office:value="23.285186687421" calcext:value-type="float">
            <text:p>23.2851866874</text:p>
          </table:table-cell>
          <table:table-cell table:formula="of:=IF([.$C451] &gt; [.$J$2]; [.I450]; (([.$A$2]/[.$E$2])*(   SIN([.$E$2]*[.B451] + [.$G$2])  -    SIN([.$G$2])))  + (([.$B$2]*[.B451]/[.$E$2])*   SIN([.$E$2]*[.B451] + [.$G$2]))  + (([.$B$2]/POWER([.$E$2];2)) * (COS([.$E$2]*[.B451] + [.$G$2]) - COS([.$G$2]))))" office:value-type="float" office:value="-2.08065084942753" calcext:value-type="float">
            <text:p>-2.0806508494</text:p>
          </table:table-cell>
          <table:table-cell table:formula="of:=SQRT(POWER([.H451];2)+POWER([.I45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[.B452]*[.$D$2]" office:value-type="float" office:value="888" calcext:value-type="float">
            <text:p>888</text:p>
          </table:table-cell>
          <table:table-cell table:formula="of:=IF([.$C452] &gt; [.$J$2]; [.D451]; [.D451]+SIN(RADIANS([.$C452]))*MIN(([.$A$2]+([.B452]*[.$B$2]));[.$C$2]))" office:value-type="float" office:value="23.3857133529357" calcext:value-type="float">
            <text:p>23.3857133529</text:p>
          </table:table-cell>
          <table:table-cell table:formula="of:=IF([.$C452]&gt;[.$J$2];[.E451];[.E451]+COS(RADIANS([.$C452]))*MIN(([.$A$2]+([.B452]*[.$B$2]));[.$C$2]))" office:value-type="float" office:value="-2.2639638400468" calcext:value-type="float">
            <text:p>-2.26396384</text:p>
          </table:table-cell>
          <table:table-cell table:formula="of:=SQRT(([.D452]*[.D452])+([.E452]*[.E452]))" office:value-type="float" office:value="23.4950446114647" calcext:value-type="float">
            <text:p>23.4950446115</text:p>
          </table:table-cell>
          <table:table-cell/>
          <table:table-cell table:formula="of:=IF([.$C452] &gt; [.$J$2]; [.H451]; (([.$A$2]/[.$E$2])*((0-COS([.$E$2]*[.B452] + [.$G$2])) - (0-COS([.$G$2])))) + (([.$B$2]*[.B452]/[.$E$2])*(0-COS([.$E$2]*[.B452] + [.$G$2]))) + (([.$B$2]/POWER([.$E$2];2)) * (SIN([.$E$2]*[.B452] + [.$G$2]) - SIN([.$G$2]))))" office:value-type="float" office:value="23.285186687421" calcext:value-type="float">
            <text:p>23.2851866874</text:p>
          </table:table-cell>
          <table:table-cell table:formula="of:=IF([.$C452] &gt; [.$J$2]; [.I451]; (([.$A$2]/[.$E$2])*(   SIN([.$E$2]*[.B452] + [.$G$2])  -    SIN([.$G$2])))  + (([.$B$2]*[.B452]/[.$E$2])*   SIN([.$E$2]*[.B452] + [.$G$2]))  + (([.$B$2]/POWER([.$E$2];2)) * (COS([.$E$2]*[.B452] + [.$G$2]) - COS([.$G$2]))))" office:value-type="float" office:value="-2.08065084942753" calcext:value-type="float">
            <text:p>-2.0806508494</text:p>
          </table:table-cell>
          <table:table-cell table:formula="of:=SQRT(POWER([.H452];2)+POWER([.I45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[.B453]*[.$D$2]" office:value-type="float" office:value="890" calcext:value-type="float">
            <text:p>890</text:p>
          </table:table-cell>
          <table:table-cell table:formula="of:=IF([.$C453] &gt; [.$J$2]; [.D452]; [.D452]+SIN(RADIANS([.$C453]))*MIN(([.$A$2]+([.B453]*[.$B$2]));[.$C$2]))" office:value-type="float" office:value="23.3857133529357" calcext:value-type="float">
            <text:p>23.3857133529</text:p>
          </table:table-cell>
          <table:table-cell table:formula="of:=IF([.$C453]&gt;[.$J$2];[.E452];[.E452]+COS(RADIANS([.$C453]))*MIN(([.$A$2]+([.B453]*[.$B$2]));[.$C$2]))" office:value-type="float" office:value="-2.2639638400468" calcext:value-type="float">
            <text:p>-2.26396384</text:p>
          </table:table-cell>
          <table:table-cell table:formula="of:=SQRT(([.D453]*[.D453])+([.E453]*[.E453]))" office:value-type="float" office:value="23.4950446114647" calcext:value-type="float">
            <text:p>23.4950446115</text:p>
          </table:table-cell>
          <table:table-cell/>
          <table:table-cell table:formula="of:=IF([.$C453] &gt; [.$J$2]; [.H452]; (([.$A$2]/[.$E$2])*((0-COS([.$E$2]*[.B453] + [.$G$2])) - (0-COS([.$G$2])))) + (([.$B$2]*[.B453]/[.$E$2])*(0-COS([.$E$2]*[.B453] + [.$G$2]))) + (([.$B$2]/POWER([.$E$2];2)) * (SIN([.$E$2]*[.B453] + [.$G$2]) - SIN([.$G$2]))))" office:value-type="float" office:value="23.285186687421" calcext:value-type="float">
            <text:p>23.2851866874</text:p>
          </table:table-cell>
          <table:table-cell table:formula="of:=IF([.$C453] &gt; [.$J$2]; [.I452]; (([.$A$2]/[.$E$2])*(   SIN([.$E$2]*[.B453] + [.$G$2])  -    SIN([.$G$2])))  + (([.$B$2]*[.B453]/[.$E$2])*   SIN([.$E$2]*[.B453] + [.$G$2]))  + (([.$B$2]/POWER([.$E$2];2)) * (COS([.$E$2]*[.B453] + [.$G$2]) - COS([.$G$2]))))" office:value-type="float" office:value="-2.08065084942753" calcext:value-type="float">
            <text:p>-2.0806508494</text:p>
          </table:table-cell>
          <table:table-cell table:formula="of:=SQRT(POWER([.H453];2)+POWER([.I45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[.B454]*[.$D$2]" office:value-type="float" office:value="892" calcext:value-type="float">
            <text:p>892</text:p>
          </table:table-cell>
          <table:table-cell table:formula="of:=IF([.$C454] &gt; [.$J$2]; [.D453]; [.D453]+SIN(RADIANS([.$C454]))*MIN(([.$A$2]+([.B454]*[.$B$2]));[.$C$2]))" office:value-type="float" office:value="23.3857133529357" calcext:value-type="float">
            <text:p>23.3857133529</text:p>
          </table:table-cell>
          <table:table-cell table:formula="of:=IF([.$C454]&gt;[.$J$2];[.E453];[.E453]+COS(RADIANS([.$C454]))*MIN(([.$A$2]+([.B454]*[.$B$2]));[.$C$2]))" office:value-type="float" office:value="-2.2639638400468" calcext:value-type="float">
            <text:p>-2.26396384</text:p>
          </table:table-cell>
          <table:table-cell table:formula="of:=SQRT(([.D454]*[.D454])+([.E454]*[.E454]))" office:value-type="float" office:value="23.4950446114647" calcext:value-type="float">
            <text:p>23.4950446115</text:p>
          </table:table-cell>
          <table:table-cell/>
          <table:table-cell table:formula="of:=IF([.$C454] &gt; [.$J$2]; [.H453]; (([.$A$2]/[.$E$2])*((0-COS([.$E$2]*[.B454] + [.$G$2])) - (0-COS([.$G$2])))) + (([.$B$2]*[.B454]/[.$E$2])*(0-COS([.$E$2]*[.B454] + [.$G$2]))) + (([.$B$2]/POWER([.$E$2];2)) * (SIN([.$E$2]*[.B454] + [.$G$2]) - SIN([.$G$2]))))" office:value-type="float" office:value="23.285186687421" calcext:value-type="float">
            <text:p>23.2851866874</text:p>
          </table:table-cell>
          <table:table-cell table:formula="of:=IF([.$C454] &gt; [.$J$2]; [.I453]; (([.$A$2]/[.$E$2])*(   SIN([.$E$2]*[.B454] + [.$G$2])  -    SIN([.$G$2])))  + (([.$B$2]*[.B454]/[.$E$2])*   SIN([.$E$2]*[.B454] + [.$G$2]))  + (([.$B$2]/POWER([.$E$2];2)) * (COS([.$E$2]*[.B454] + [.$G$2]) - COS([.$G$2]))))" office:value-type="float" office:value="-2.08065084942753" calcext:value-type="float">
            <text:p>-2.0806508494</text:p>
          </table:table-cell>
          <table:table-cell table:formula="of:=SQRT(POWER([.H454];2)+POWER([.I45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[.B455]*[.$D$2]" office:value-type="float" office:value="894" calcext:value-type="float">
            <text:p>894</text:p>
          </table:table-cell>
          <table:table-cell table:formula="of:=IF([.$C455] &gt; [.$J$2]; [.D454]; [.D454]+SIN(RADIANS([.$C455]))*MIN(([.$A$2]+([.B455]*[.$B$2]));[.$C$2]))" office:value-type="float" office:value="23.3857133529357" calcext:value-type="float">
            <text:p>23.3857133529</text:p>
          </table:table-cell>
          <table:table-cell table:formula="of:=IF([.$C455]&gt;[.$J$2];[.E454];[.E454]+COS(RADIANS([.$C455]))*MIN(([.$A$2]+([.B455]*[.$B$2]));[.$C$2]))" office:value-type="float" office:value="-2.2639638400468" calcext:value-type="float">
            <text:p>-2.26396384</text:p>
          </table:table-cell>
          <table:table-cell table:formula="of:=SQRT(([.D455]*[.D455])+([.E455]*[.E455]))" office:value-type="float" office:value="23.4950446114647" calcext:value-type="float">
            <text:p>23.4950446115</text:p>
          </table:table-cell>
          <table:table-cell/>
          <table:table-cell table:formula="of:=IF([.$C455] &gt; [.$J$2]; [.H454]; (([.$A$2]/[.$E$2])*((0-COS([.$E$2]*[.B455] + [.$G$2])) - (0-COS([.$G$2])))) + (([.$B$2]*[.B455]/[.$E$2])*(0-COS([.$E$2]*[.B455] + [.$G$2]))) + (([.$B$2]/POWER([.$E$2];2)) * (SIN([.$E$2]*[.B455] + [.$G$2]) - SIN([.$G$2]))))" office:value-type="float" office:value="23.285186687421" calcext:value-type="float">
            <text:p>23.2851866874</text:p>
          </table:table-cell>
          <table:table-cell table:formula="of:=IF([.$C455] &gt; [.$J$2]; [.I454]; (([.$A$2]/[.$E$2])*(   SIN([.$E$2]*[.B455] + [.$G$2])  -    SIN([.$G$2])))  + (([.$B$2]*[.B455]/[.$E$2])*   SIN([.$E$2]*[.B455] + [.$G$2]))  + (([.$B$2]/POWER([.$E$2];2)) * (COS([.$E$2]*[.B455] + [.$G$2]) - COS([.$G$2]))))" office:value-type="float" office:value="-2.08065084942753" calcext:value-type="float">
            <text:p>-2.0806508494</text:p>
          </table:table-cell>
          <table:table-cell table:formula="of:=SQRT(POWER([.H455];2)+POWER([.I45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456]*[.$D$2]" office:value-type="float" office:value="896" calcext:value-type="float">
            <text:p>896</text:p>
          </table:table-cell>
          <table:table-cell table:formula="of:=IF([.$C456] &gt; [.$J$2]; [.D455]; [.D455]+SIN(RADIANS([.$C456]))*MIN(([.$A$2]+([.B456]*[.$B$2]));[.$C$2]))" office:value-type="float" office:value="23.3857133529357" calcext:value-type="float">
            <text:p>23.3857133529</text:p>
          </table:table-cell>
          <table:table-cell table:formula="of:=IF([.$C456]&gt;[.$J$2];[.E455];[.E455]+COS(RADIANS([.$C456]))*MIN(([.$A$2]+([.B456]*[.$B$2]));[.$C$2]))" office:value-type="float" office:value="-2.2639638400468" calcext:value-type="float">
            <text:p>-2.26396384</text:p>
          </table:table-cell>
          <table:table-cell table:formula="of:=SQRT(([.D456]*[.D456])+([.E456]*[.E456]))" office:value-type="float" office:value="23.4950446114647" calcext:value-type="float">
            <text:p>23.4950446115</text:p>
          </table:table-cell>
          <table:table-cell/>
          <table:table-cell table:formula="of:=IF([.$C456] &gt; [.$J$2]; [.H455]; (([.$A$2]/[.$E$2])*((0-COS([.$E$2]*[.B456] + [.$G$2])) - (0-COS([.$G$2])))) + (([.$B$2]*[.B456]/[.$E$2])*(0-COS([.$E$2]*[.B456] + [.$G$2]))) + (([.$B$2]/POWER([.$E$2];2)) * (SIN([.$E$2]*[.B456] + [.$G$2]) - SIN([.$G$2]))))" office:value-type="float" office:value="23.285186687421" calcext:value-type="float">
            <text:p>23.2851866874</text:p>
          </table:table-cell>
          <table:table-cell table:formula="of:=IF([.$C456] &gt; [.$J$2]; [.I455]; (([.$A$2]/[.$E$2])*(   SIN([.$E$2]*[.B456] + [.$G$2])  -    SIN([.$G$2])))  + (([.$B$2]*[.B456]/[.$E$2])*   SIN([.$E$2]*[.B456] + [.$G$2]))  + (([.$B$2]/POWER([.$E$2];2)) * (COS([.$E$2]*[.B456] + [.$G$2]) - COS([.$G$2]))))" office:value-type="float" office:value="-2.08065084942753" calcext:value-type="float">
            <text:p>-2.0806508494</text:p>
          </table:table-cell>
          <table:table-cell table:formula="of:=SQRT(POWER([.H456];2)+POWER([.I45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[.B457]*[.$D$2]" office:value-type="float" office:value="898" calcext:value-type="float">
            <text:p>898</text:p>
          </table:table-cell>
          <table:table-cell table:formula="of:=IF([.$C457] &gt; [.$J$2]; [.D456]; [.D456]+SIN(RADIANS([.$C457]))*MIN(([.$A$2]+([.B457]*[.$B$2]));[.$C$2]))" office:value-type="float" office:value="23.3857133529357" calcext:value-type="float">
            <text:p>23.3857133529</text:p>
          </table:table-cell>
          <table:table-cell table:formula="of:=IF([.$C457]&gt;[.$J$2];[.E456];[.E456]+COS(RADIANS([.$C457]))*MIN(([.$A$2]+([.B457]*[.$B$2]));[.$C$2]))" office:value-type="float" office:value="-2.2639638400468" calcext:value-type="float">
            <text:p>-2.26396384</text:p>
          </table:table-cell>
          <table:table-cell table:formula="of:=SQRT(([.D457]*[.D457])+([.E457]*[.E457]))" office:value-type="float" office:value="23.4950446114647" calcext:value-type="float">
            <text:p>23.4950446115</text:p>
          </table:table-cell>
          <table:table-cell/>
          <table:table-cell table:formula="of:=IF([.$C457] &gt; [.$J$2]; [.H456]; (([.$A$2]/[.$E$2])*((0-COS([.$E$2]*[.B457] + [.$G$2])) - (0-COS([.$G$2])))) + (([.$B$2]*[.B457]/[.$E$2])*(0-COS([.$E$2]*[.B457] + [.$G$2]))) + (([.$B$2]/POWER([.$E$2];2)) * (SIN([.$E$2]*[.B457] + [.$G$2]) - SIN([.$G$2]))))" office:value-type="float" office:value="23.285186687421" calcext:value-type="float">
            <text:p>23.2851866874</text:p>
          </table:table-cell>
          <table:table-cell table:formula="of:=IF([.$C457] &gt; [.$J$2]; [.I456]; (([.$A$2]/[.$E$2])*(   SIN([.$E$2]*[.B457] + [.$G$2])  -    SIN([.$G$2])))  + (([.$B$2]*[.B457]/[.$E$2])*   SIN([.$E$2]*[.B457] + [.$G$2]))  + (([.$B$2]/POWER([.$E$2];2)) * (COS([.$E$2]*[.B457] + [.$G$2]) - COS([.$G$2]))))" office:value-type="float" office:value="-2.08065084942753" calcext:value-type="float">
            <text:p>-2.0806508494</text:p>
          </table:table-cell>
          <table:table-cell table:formula="of:=SQRT(POWER([.H457];2)+POWER([.I45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458]*[.$D$2]" office:value-type="float" office:value="900" calcext:value-type="float">
            <text:p>900</text:p>
          </table:table-cell>
          <table:table-cell table:formula="of:=IF([.$C458] &gt; [.$J$2]; [.D457]; [.D457]+SIN(RADIANS([.$C458]))*MIN(([.$A$2]+([.B458]*[.$B$2]));[.$C$2]))" office:value-type="float" office:value="23.3857133529357" calcext:value-type="float">
            <text:p>23.3857133529</text:p>
          </table:table-cell>
          <table:table-cell table:formula="of:=IF([.$C458]&gt;[.$J$2];[.E457];[.E457]+COS(RADIANS([.$C458]))*MIN(([.$A$2]+([.B458]*[.$B$2]));[.$C$2]))" office:value-type="float" office:value="-2.2639638400468" calcext:value-type="float">
            <text:p>-2.26396384</text:p>
          </table:table-cell>
          <table:table-cell table:formula="of:=SQRT(([.D458]*[.D458])+([.E458]*[.E458]))" office:value-type="float" office:value="23.4950446114647" calcext:value-type="float">
            <text:p>23.4950446115</text:p>
          </table:table-cell>
          <table:table-cell/>
          <table:table-cell table:formula="of:=IF([.$C458] &gt; [.$J$2]; [.H457]; (([.$A$2]/[.$E$2])*((0-COS([.$E$2]*[.B458] + [.$G$2])) - (0-COS([.$G$2])))) + (([.$B$2]*[.B458]/[.$E$2])*(0-COS([.$E$2]*[.B458] + [.$G$2]))) + (([.$B$2]/POWER([.$E$2];2)) * (SIN([.$E$2]*[.B458] + [.$G$2]) - SIN([.$G$2]))))" office:value-type="float" office:value="23.285186687421" calcext:value-type="float">
            <text:p>23.2851866874</text:p>
          </table:table-cell>
          <table:table-cell table:formula="of:=IF([.$C458] &gt; [.$J$2]; [.I457]; (([.$A$2]/[.$E$2])*(   SIN([.$E$2]*[.B458] + [.$G$2])  -    SIN([.$G$2])))  + (([.$B$2]*[.B458]/[.$E$2])*   SIN([.$E$2]*[.B458] + [.$G$2]))  + (([.$B$2]/POWER([.$E$2];2)) * (COS([.$E$2]*[.B458] + [.$G$2]) - COS([.$G$2]))))" office:value-type="float" office:value="-2.08065084942753" calcext:value-type="float">
            <text:p>-2.0806508494</text:p>
          </table:table-cell>
          <table:table-cell table:formula="of:=SQRT(POWER([.H458];2)+POWER([.I45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[.B459]*[.$D$2]" office:value-type="float" office:value="902" calcext:value-type="float">
            <text:p>902</text:p>
          </table:table-cell>
          <table:table-cell table:formula="of:=IF([.$C459] &gt; [.$J$2]; [.D458]; [.D458]+SIN(RADIANS([.$C459]))*MIN(([.$A$2]+([.B459]*[.$B$2]));[.$C$2]))" office:value-type="float" office:value="23.3857133529357" calcext:value-type="float">
            <text:p>23.3857133529</text:p>
          </table:table-cell>
          <table:table-cell table:formula="of:=IF([.$C459]&gt;[.$J$2];[.E458];[.E458]+COS(RADIANS([.$C459]))*MIN(([.$A$2]+([.B459]*[.$B$2]));[.$C$2]))" office:value-type="float" office:value="-2.2639638400468" calcext:value-type="float">
            <text:p>-2.26396384</text:p>
          </table:table-cell>
          <table:table-cell table:formula="of:=SQRT(([.D459]*[.D459])+([.E459]*[.E459]))" office:value-type="float" office:value="23.4950446114647" calcext:value-type="float">
            <text:p>23.4950446115</text:p>
          </table:table-cell>
          <table:table-cell/>
          <table:table-cell table:formula="of:=IF([.$C459] &gt; [.$J$2]; [.H458]; (([.$A$2]/[.$E$2])*((0-COS([.$E$2]*[.B459] + [.$G$2])) - (0-COS([.$G$2])))) + (([.$B$2]*[.B459]/[.$E$2])*(0-COS([.$E$2]*[.B459] + [.$G$2]))) + (([.$B$2]/POWER([.$E$2];2)) * (SIN([.$E$2]*[.B459] + [.$G$2]) - SIN([.$G$2]))))" office:value-type="float" office:value="23.285186687421" calcext:value-type="float">
            <text:p>23.2851866874</text:p>
          </table:table-cell>
          <table:table-cell table:formula="of:=IF([.$C459] &gt; [.$J$2]; [.I458]; (([.$A$2]/[.$E$2])*(   SIN([.$E$2]*[.B459] + [.$G$2])  -    SIN([.$G$2])))  + (([.$B$2]*[.B459]/[.$E$2])*   SIN([.$E$2]*[.B459] + [.$G$2]))  + (([.$B$2]/POWER([.$E$2];2)) * (COS([.$E$2]*[.B459] + [.$G$2]) - COS([.$G$2]))))" office:value-type="float" office:value="-2.08065084942753" calcext:value-type="float">
            <text:p>-2.0806508494</text:p>
          </table:table-cell>
          <table:table-cell table:formula="of:=SQRT(POWER([.H459];2)+POWER([.I45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[.B460]*[.$D$2]" office:value-type="float" office:value="904" calcext:value-type="float">
            <text:p>904</text:p>
          </table:table-cell>
          <table:table-cell table:formula="of:=IF([.$C460] &gt; [.$J$2]; [.D459]; [.D459]+SIN(RADIANS([.$C460]))*MIN(([.$A$2]+([.B460]*[.$B$2]));[.$C$2]))" office:value-type="float" office:value="23.3857133529357" calcext:value-type="float">
            <text:p>23.3857133529</text:p>
          </table:table-cell>
          <table:table-cell table:formula="of:=IF([.$C460]&gt;[.$J$2];[.E459];[.E459]+COS(RADIANS([.$C460]))*MIN(([.$A$2]+([.B460]*[.$B$2]));[.$C$2]))" office:value-type="float" office:value="-2.2639638400468" calcext:value-type="float">
            <text:p>-2.26396384</text:p>
          </table:table-cell>
          <table:table-cell table:formula="of:=SQRT(([.D460]*[.D460])+([.E460]*[.E460]))" office:value-type="float" office:value="23.4950446114647" calcext:value-type="float">
            <text:p>23.4950446115</text:p>
          </table:table-cell>
          <table:table-cell/>
          <table:table-cell table:formula="of:=IF([.$C460] &gt; [.$J$2]; [.H459]; (([.$A$2]/[.$E$2])*((0-COS([.$E$2]*[.B460] + [.$G$2])) - (0-COS([.$G$2])))) + (([.$B$2]*[.B460]/[.$E$2])*(0-COS([.$E$2]*[.B460] + [.$G$2]))) + (([.$B$2]/POWER([.$E$2];2)) * (SIN([.$E$2]*[.B460] + [.$G$2]) - SIN([.$G$2]))))" office:value-type="float" office:value="23.285186687421" calcext:value-type="float">
            <text:p>23.2851866874</text:p>
          </table:table-cell>
          <table:table-cell table:formula="of:=IF([.$C460] &gt; [.$J$2]; [.I459]; (([.$A$2]/[.$E$2])*(   SIN([.$E$2]*[.B460] + [.$G$2])  -    SIN([.$G$2])))  + (([.$B$2]*[.B460]/[.$E$2])*   SIN([.$E$2]*[.B460] + [.$G$2]))  + (([.$B$2]/POWER([.$E$2];2)) * (COS([.$E$2]*[.B460] + [.$G$2]) - COS([.$G$2]))))" office:value-type="float" office:value="-2.08065084942753" calcext:value-type="float">
            <text:p>-2.0806508494</text:p>
          </table:table-cell>
          <table:table-cell table:formula="of:=SQRT(POWER([.H460];2)+POWER([.I45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[.B461]*[.$D$2]" office:value-type="float" office:value="906" calcext:value-type="float">
            <text:p>906</text:p>
          </table:table-cell>
          <table:table-cell table:formula="of:=IF([.$C461] &gt; [.$J$2]; [.D460]; [.D460]+SIN(RADIANS([.$C461]))*MIN(([.$A$2]+([.B461]*[.$B$2]));[.$C$2]))" office:value-type="float" office:value="23.3857133529357" calcext:value-type="float">
            <text:p>23.3857133529</text:p>
          </table:table-cell>
          <table:table-cell table:formula="of:=IF([.$C461]&gt;[.$J$2];[.E460];[.E460]+COS(RADIANS([.$C461]))*MIN(([.$A$2]+([.B461]*[.$B$2]));[.$C$2]))" office:value-type="float" office:value="-2.2639638400468" calcext:value-type="float">
            <text:p>-2.26396384</text:p>
          </table:table-cell>
          <table:table-cell table:formula="of:=SQRT(([.D461]*[.D461])+([.E461]*[.E461]))" office:value-type="float" office:value="23.4950446114647" calcext:value-type="float">
            <text:p>23.4950446115</text:p>
          </table:table-cell>
          <table:table-cell/>
          <table:table-cell table:formula="of:=IF([.$C461] &gt; [.$J$2]; [.H460]; (([.$A$2]/[.$E$2])*((0-COS([.$E$2]*[.B461] + [.$G$2])) - (0-COS([.$G$2])))) + (([.$B$2]*[.B461]/[.$E$2])*(0-COS([.$E$2]*[.B461] + [.$G$2]))) + (([.$B$2]/POWER([.$E$2];2)) * (SIN([.$E$2]*[.B461] + [.$G$2]) - SIN([.$G$2]))))" office:value-type="float" office:value="23.285186687421" calcext:value-type="float">
            <text:p>23.2851866874</text:p>
          </table:table-cell>
          <table:table-cell table:formula="of:=IF([.$C461] &gt; [.$J$2]; [.I460]; (([.$A$2]/[.$E$2])*(   SIN([.$E$2]*[.B461] + [.$G$2])  -    SIN([.$G$2])))  + (([.$B$2]*[.B461]/[.$E$2])*   SIN([.$E$2]*[.B461] + [.$G$2]))  + (([.$B$2]/POWER([.$E$2];2)) * (COS([.$E$2]*[.B461] + [.$G$2]) - COS([.$G$2]))))" office:value-type="float" office:value="-2.08065084942753" calcext:value-type="float">
            <text:p>-2.0806508494</text:p>
          </table:table-cell>
          <table:table-cell table:formula="of:=SQRT(POWER([.H461];2)+POWER([.I46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[.B462]*[.$D$2]" office:value-type="float" office:value="908" calcext:value-type="float">
            <text:p>908</text:p>
          </table:table-cell>
          <table:table-cell table:formula="of:=IF([.$C462] &gt; [.$J$2]; [.D461]; [.D461]+SIN(RADIANS([.$C462]))*MIN(([.$A$2]+([.B462]*[.$B$2]));[.$C$2]))" office:value-type="float" office:value="23.3857133529357" calcext:value-type="float">
            <text:p>23.3857133529</text:p>
          </table:table-cell>
          <table:table-cell table:formula="of:=IF([.$C462]&gt;[.$J$2];[.E461];[.E461]+COS(RADIANS([.$C462]))*MIN(([.$A$2]+([.B462]*[.$B$2]));[.$C$2]))" office:value-type="float" office:value="-2.2639638400468" calcext:value-type="float">
            <text:p>-2.26396384</text:p>
          </table:table-cell>
          <table:table-cell table:formula="of:=SQRT(([.D462]*[.D462])+([.E462]*[.E462]))" office:value-type="float" office:value="23.4950446114647" calcext:value-type="float">
            <text:p>23.4950446115</text:p>
          </table:table-cell>
          <table:table-cell/>
          <table:table-cell table:formula="of:=IF([.$C462] &gt; [.$J$2]; [.H461]; (([.$A$2]/[.$E$2])*((0-COS([.$E$2]*[.B462] + [.$G$2])) - (0-COS([.$G$2])))) + (([.$B$2]*[.B462]/[.$E$2])*(0-COS([.$E$2]*[.B462] + [.$G$2]))) + (([.$B$2]/POWER([.$E$2];2)) * (SIN([.$E$2]*[.B462] + [.$G$2]) - SIN([.$G$2]))))" office:value-type="float" office:value="23.285186687421" calcext:value-type="float">
            <text:p>23.2851866874</text:p>
          </table:table-cell>
          <table:table-cell table:formula="of:=IF([.$C462] &gt; [.$J$2]; [.I461]; (([.$A$2]/[.$E$2])*(   SIN([.$E$2]*[.B462] + [.$G$2])  -    SIN([.$G$2])))  + (([.$B$2]*[.B462]/[.$E$2])*   SIN([.$E$2]*[.B462] + [.$G$2]))  + (([.$B$2]/POWER([.$E$2];2)) * (COS([.$E$2]*[.B462] + [.$G$2]) - COS([.$G$2]))))" office:value-type="float" office:value="-2.08065084942753" calcext:value-type="float">
            <text:p>-2.0806508494</text:p>
          </table:table-cell>
          <table:table-cell table:formula="of:=SQRT(POWER([.H462];2)+POWER([.I46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[.B463]*[.$D$2]" office:value-type="float" office:value="910" calcext:value-type="float">
            <text:p>910</text:p>
          </table:table-cell>
          <table:table-cell table:formula="of:=IF([.$C463] &gt; [.$J$2]; [.D462]; [.D462]+SIN(RADIANS([.$C463]))*MIN(([.$A$2]+([.B463]*[.$B$2]));[.$C$2]))" office:value-type="float" office:value="23.3857133529357" calcext:value-type="float">
            <text:p>23.3857133529</text:p>
          </table:table-cell>
          <table:table-cell table:formula="of:=IF([.$C463]&gt;[.$J$2];[.E462];[.E462]+COS(RADIANS([.$C463]))*MIN(([.$A$2]+([.B463]*[.$B$2]));[.$C$2]))" office:value-type="float" office:value="-2.2639638400468" calcext:value-type="float">
            <text:p>-2.26396384</text:p>
          </table:table-cell>
          <table:table-cell table:formula="of:=SQRT(([.D463]*[.D463])+([.E463]*[.E463]))" office:value-type="float" office:value="23.4950446114647" calcext:value-type="float">
            <text:p>23.4950446115</text:p>
          </table:table-cell>
          <table:table-cell/>
          <table:table-cell table:formula="of:=IF([.$C463] &gt; [.$J$2]; [.H462]; (([.$A$2]/[.$E$2])*((0-COS([.$E$2]*[.B463] + [.$G$2])) - (0-COS([.$G$2])))) + (([.$B$2]*[.B463]/[.$E$2])*(0-COS([.$E$2]*[.B463] + [.$G$2]))) + (([.$B$2]/POWER([.$E$2];2)) * (SIN([.$E$2]*[.B463] + [.$G$2]) - SIN([.$G$2]))))" office:value-type="float" office:value="23.285186687421" calcext:value-type="float">
            <text:p>23.2851866874</text:p>
          </table:table-cell>
          <table:table-cell table:formula="of:=IF([.$C463] &gt; [.$J$2]; [.I462]; (([.$A$2]/[.$E$2])*(   SIN([.$E$2]*[.B463] + [.$G$2])  -    SIN([.$G$2])))  + (([.$B$2]*[.B463]/[.$E$2])*   SIN([.$E$2]*[.B463] + [.$G$2]))  + (([.$B$2]/POWER([.$E$2];2)) * (COS([.$E$2]*[.B463] + [.$G$2]) - COS([.$G$2]))))" office:value-type="float" office:value="-2.08065084942753" calcext:value-type="float">
            <text:p>-2.0806508494</text:p>
          </table:table-cell>
          <table:table-cell table:formula="of:=SQRT(POWER([.H463];2)+POWER([.I46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[.B464]*[.$D$2]" office:value-type="float" office:value="912" calcext:value-type="float">
            <text:p>912</text:p>
          </table:table-cell>
          <table:table-cell table:formula="of:=IF([.$C464] &gt; [.$J$2]; [.D463]; [.D463]+SIN(RADIANS([.$C464]))*MIN(([.$A$2]+([.B464]*[.$B$2]));[.$C$2]))" office:value-type="float" office:value="23.3857133529357" calcext:value-type="float">
            <text:p>23.3857133529</text:p>
          </table:table-cell>
          <table:table-cell table:formula="of:=IF([.$C464]&gt;[.$J$2];[.E463];[.E463]+COS(RADIANS([.$C464]))*MIN(([.$A$2]+([.B464]*[.$B$2]));[.$C$2]))" office:value-type="float" office:value="-2.2639638400468" calcext:value-type="float">
            <text:p>-2.26396384</text:p>
          </table:table-cell>
          <table:table-cell table:formula="of:=SQRT(([.D464]*[.D464])+([.E464]*[.E464]))" office:value-type="float" office:value="23.4950446114647" calcext:value-type="float">
            <text:p>23.4950446115</text:p>
          </table:table-cell>
          <table:table-cell/>
          <table:table-cell table:formula="of:=IF([.$C464] &gt; [.$J$2]; [.H463]; (([.$A$2]/[.$E$2])*((0-COS([.$E$2]*[.B464] + [.$G$2])) - (0-COS([.$G$2])))) + (([.$B$2]*[.B464]/[.$E$2])*(0-COS([.$E$2]*[.B464] + [.$G$2]))) + (([.$B$2]/POWER([.$E$2];2)) * (SIN([.$E$2]*[.B464] + [.$G$2]) - SIN([.$G$2]))))" office:value-type="float" office:value="23.285186687421" calcext:value-type="float">
            <text:p>23.2851866874</text:p>
          </table:table-cell>
          <table:table-cell table:formula="of:=IF([.$C464] &gt; [.$J$2]; [.I463]; (([.$A$2]/[.$E$2])*(   SIN([.$E$2]*[.B464] + [.$G$2])  -    SIN([.$G$2])))  + (([.$B$2]*[.B464]/[.$E$2])*   SIN([.$E$2]*[.B464] + [.$G$2]))  + (([.$B$2]/POWER([.$E$2];2)) * (COS([.$E$2]*[.B464] + [.$G$2]) - COS([.$G$2]))))" office:value-type="float" office:value="-2.08065084942753" calcext:value-type="float">
            <text:p>-2.0806508494</text:p>
          </table:table-cell>
          <table:table-cell table:formula="of:=SQRT(POWER([.H464];2)+POWER([.I46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[.B465]*[.$D$2]" office:value-type="float" office:value="914" calcext:value-type="float">
            <text:p>914</text:p>
          </table:table-cell>
          <table:table-cell table:formula="of:=IF([.$C465] &gt; [.$J$2]; [.D464]; [.D464]+SIN(RADIANS([.$C465]))*MIN(([.$A$2]+([.B465]*[.$B$2]));[.$C$2]))" office:value-type="float" office:value="23.3857133529357" calcext:value-type="float">
            <text:p>23.3857133529</text:p>
          </table:table-cell>
          <table:table-cell table:formula="of:=IF([.$C465]&gt;[.$J$2];[.E464];[.E464]+COS(RADIANS([.$C465]))*MIN(([.$A$2]+([.B465]*[.$B$2]));[.$C$2]))" office:value-type="float" office:value="-2.2639638400468" calcext:value-type="float">
            <text:p>-2.26396384</text:p>
          </table:table-cell>
          <table:table-cell table:formula="of:=SQRT(([.D465]*[.D465])+([.E465]*[.E465]))" office:value-type="float" office:value="23.4950446114647" calcext:value-type="float">
            <text:p>23.4950446115</text:p>
          </table:table-cell>
          <table:table-cell/>
          <table:table-cell table:formula="of:=IF([.$C465] &gt; [.$J$2]; [.H464]; (([.$A$2]/[.$E$2])*((0-COS([.$E$2]*[.B465] + [.$G$2])) - (0-COS([.$G$2])))) + (([.$B$2]*[.B465]/[.$E$2])*(0-COS([.$E$2]*[.B465] + [.$G$2]))) + (([.$B$2]/POWER([.$E$2];2)) * (SIN([.$E$2]*[.B465] + [.$G$2]) - SIN([.$G$2]))))" office:value-type="float" office:value="23.285186687421" calcext:value-type="float">
            <text:p>23.2851866874</text:p>
          </table:table-cell>
          <table:table-cell table:formula="of:=IF([.$C465] &gt; [.$J$2]; [.I464]; (([.$A$2]/[.$E$2])*(   SIN([.$E$2]*[.B465] + [.$G$2])  -    SIN([.$G$2])))  + (([.$B$2]*[.B465]/[.$E$2])*   SIN([.$E$2]*[.B465] + [.$G$2]))  + (([.$B$2]/POWER([.$E$2];2)) * (COS([.$E$2]*[.B465] + [.$G$2]) - COS([.$G$2]))))" office:value-type="float" office:value="-2.08065084942753" calcext:value-type="float">
            <text:p>-2.0806508494</text:p>
          </table:table-cell>
          <table:table-cell table:formula="of:=SQRT(POWER([.H465];2)+POWER([.I46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[.B466]*[.$D$2]" office:value-type="float" office:value="916" calcext:value-type="float">
            <text:p>916</text:p>
          </table:table-cell>
          <table:table-cell table:formula="of:=IF([.$C466] &gt; [.$J$2]; [.D465]; [.D465]+SIN(RADIANS([.$C466]))*MIN(([.$A$2]+([.B466]*[.$B$2]));[.$C$2]))" office:value-type="float" office:value="23.3857133529357" calcext:value-type="float">
            <text:p>23.3857133529</text:p>
          </table:table-cell>
          <table:table-cell table:formula="of:=IF([.$C466]&gt;[.$J$2];[.E465];[.E465]+COS(RADIANS([.$C466]))*MIN(([.$A$2]+([.B466]*[.$B$2]));[.$C$2]))" office:value-type="float" office:value="-2.2639638400468" calcext:value-type="float">
            <text:p>-2.26396384</text:p>
          </table:table-cell>
          <table:table-cell table:formula="of:=SQRT(([.D466]*[.D466])+([.E466]*[.E466]))" office:value-type="float" office:value="23.4950446114647" calcext:value-type="float">
            <text:p>23.4950446115</text:p>
          </table:table-cell>
          <table:table-cell/>
          <table:table-cell table:formula="of:=IF([.$C466] &gt; [.$J$2]; [.H465]; (([.$A$2]/[.$E$2])*((0-COS([.$E$2]*[.B466] + [.$G$2])) - (0-COS([.$G$2])))) + (([.$B$2]*[.B466]/[.$E$2])*(0-COS([.$E$2]*[.B466] + [.$G$2]))) + (([.$B$2]/POWER([.$E$2];2)) * (SIN([.$E$2]*[.B466] + [.$G$2]) - SIN([.$G$2]))))" office:value-type="float" office:value="23.285186687421" calcext:value-type="float">
            <text:p>23.2851866874</text:p>
          </table:table-cell>
          <table:table-cell table:formula="of:=IF([.$C466] &gt; [.$J$2]; [.I465]; (([.$A$2]/[.$E$2])*(   SIN([.$E$2]*[.B466] + [.$G$2])  -    SIN([.$G$2])))  + (([.$B$2]*[.B466]/[.$E$2])*   SIN([.$E$2]*[.B466] + [.$G$2]))  + (([.$B$2]/POWER([.$E$2];2)) * (COS([.$E$2]*[.B466] + [.$G$2]) - COS([.$G$2]))))" office:value-type="float" office:value="-2.08065084942753" calcext:value-type="float">
            <text:p>-2.0806508494</text:p>
          </table:table-cell>
          <table:table-cell table:formula="of:=SQRT(POWER([.H466];2)+POWER([.I46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[.B467]*[.$D$2]" office:value-type="float" office:value="918" calcext:value-type="float">
            <text:p>918</text:p>
          </table:table-cell>
          <table:table-cell table:formula="of:=IF([.$C467] &gt; [.$J$2]; [.D466]; [.D466]+SIN(RADIANS([.$C467]))*MIN(([.$A$2]+([.B467]*[.$B$2]));[.$C$2]))" office:value-type="float" office:value="23.3857133529357" calcext:value-type="float">
            <text:p>23.3857133529</text:p>
          </table:table-cell>
          <table:table-cell table:formula="of:=IF([.$C467]&gt;[.$J$2];[.E466];[.E466]+COS(RADIANS([.$C467]))*MIN(([.$A$2]+([.B467]*[.$B$2]));[.$C$2]))" office:value-type="float" office:value="-2.2639638400468" calcext:value-type="float">
            <text:p>-2.26396384</text:p>
          </table:table-cell>
          <table:table-cell table:formula="of:=SQRT(([.D467]*[.D467])+([.E467]*[.E467]))" office:value-type="float" office:value="23.4950446114647" calcext:value-type="float">
            <text:p>23.4950446115</text:p>
          </table:table-cell>
          <table:table-cell/>
          <table:table-cell table:formula="of:=IF([.$C467] &gt; [.$J$2]; [.H466]; (([.$A$2]/[.$E$2])*((0-COS([.$E$2]*[.B467] + [.$G$2])) - (0-COS([.$G$2])))) + (([.$B$2]*[.B467]/[.$E$2])*(0-COS([.$E$2]*[.B467] + [.$G$2]))) + (([.$B$2]/POWER([.$E$2];2)) * (SIN([.$E$2]*[.B467] + [.$G$2]) - SIN([.$G$2]))))" office:value-type="float" office:value="23.285186687421" calcext:value-type="float">
            <text:p>23.2851866874</text:p>
          </table:table-cell>
          <table:table-cell table:formula="of:=IF([.$C467] &gt; [.$J$2]; [.I466]; (([.$A$2]/[.$E$2])*(   SIN([.$E$2]*[.B467] + [.$G$2])  -    SIN([.$G$2])))  + (([.$B$2]*[.B467]/[.$E$2])*   SIN([.$E$2]*[.B467] + [.$G$2]))  + (([.$B$2]/POWER([.$E$2];2)) * (COS([.$E$2]*[.B467] + [.$G$2]) - COS([.$G$2]))))" office:value-type="float" office:value="-2.08065084942753" calcext:value-type="float">
            <text:p>-2.0806508494</text:p>
          </table:table-cell>
          <table:table-cell table:formula="of:=SQRT(POWER([.H467];2)+POWER([.I46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468]*[.$D$2]" office:value-type="float" office:value="920" calcext:value-type="float">
            <text:p>920</text:p>
          </table:table-cell>
          <table:table-cell table:formula="of:=IF([.$C468] &gt; [.$J$2]; [.D467]; [.D467]+SIN(RADIANS([.$C468]))*MIN(([.$A$2]+([.B468]*[.$B$2]));[.$C$2]))" office:value-type="float" office:value="23.3857133529357" calcext:value-type="float">
            <text:p>23.3857133529</text:p>
          </table:table-cell>
          <table:table-cell table:formula="of:=IF([.$C468]&gt;[.$J$2];[.E467];[.E467]+COS(RADIANS([.$C468]))*MIN(([.$A$2]+([.B468]*[.$B$2]));[.$C$2]))" office:value-type="float" office:value="-2.2639638400468" calcext:value-type="float">
            <text:p>-2.26396384</text:p>
          </table:table-cell>
          <table:table-cell table:formula="of:=SQRT(([.D468]*[.D468])+([.E468]*[.E468]))" office:value-type="float" office:value="23.4950446114647" calcext:value-type="float">
            <text:p>23.4950446115</text:p>
          </table:table-cell>
          <table:table-cell/>
          <table:table-cell table:formula="of:=IF([.$C468] &gt; [.$J$2]; [.H467]; (([.$A$2]/[.$E$2])*((0-COS([.$E$2]*[.B468] + [.$G$2])) - (0-COS([.$G$2])))) + (([.$B$2]*[.B468]/[.$E$2])*(0-COS([.$E$2]*[.B468] + [.$G$2]))) + (([.$B$2]/POWER([.$E$2];2)) * (SIN([.$E$2]*[.B468] + [.$G$2]) - SIN([.$G$2]))))" office:value-type="float" office:value="23.285186687421" calcext:value-type="float">
            <text:p>23.2851866874</text:p>
          </table:table-cell>
          <table:table-cell table:formula="of:=IF([.$C468] &gt; [.$J$2]; [.I467]; (([.$A$2]/[.$E$2])*(   SIN([.$E$2]*[.B468] + [.$G$2])  -    SIN([.$G$2])))  + (([.$B$2]*[.B468]/[.$E$2])*   SIN([.$E$2]*[.B468] + [.$G$2]))  + (([.$B$2]/POWER([.$E$2];2)) * (COS([.$E$2]*[.B468] + [.$G$2]) - COS([.$G$2]))))" office:value-type="float" office:value="-2.08065084942753" calcext:value-type="float">
            <text:p>-2.0806508494</text:p>
          </table:table-cell>
          <table:table-cell table:formula="of:=SQRT(POWER([.H468];2)+POWER([.I46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[.B469]*[.$D$2]" office:value-type="float" office:value="922" calcext:value-type="float">
            <text:p>922</text:p>
          </table:table-cell>
          <table:table-cell table:formula="of:=IF([.$C469] &gt; [.$J$2]; [.D468]; [.D468]+SIN(RADIANS([.$C469]))*MIN(([.$A$2]+([.B469]*[.$B$2]));[.$C$2]))" office:value-type="float" office:value="23.3857133529357" calcext:value-type="float">
            <text:p>23.3857133529</text:p>
          </table:table-cell>
          <table:table-cell table:formula="of:=IF([.$C469]&gt;[.$J$2];[.E468];[.E468]+COS(RADIANS([.$C469]))*MIN(([.$A$2]+([.B469]*[.$B$2]));[.$C$2]))" office:value-type="float" office:value="-2.2639638400468" calcext:value-type="float">
            <text:p>-2.26396384</text:p>
          </table:table-cell>
          <table:table-cell table:formula="of:=SQRT(([.D469]*[.D469])+([.E469]*[.E469]))" office:value-type="float" office:value="23.4950446114647" calcext:value-type="float">
            <text:p>23.4950446115</text:p>
          </table:table-cell>
          <table:table-cell/>
          <table:table-cell table:formula="of:=IF([.$C469] &gt; [.$J$2]; [.H468]; (([.$A$2]/[.$E$2])*((0-COS([.$E$2]*[.B469] + [.$G$2])) - (0-COS([.$G$2])))) + (([.$B$2]*[.B469]/[.$E$2])*(0-COS([.$E$2]*[.B469] + [.$G$2]))) + (([.$B$2]/POWER([.$E$2];2)) * (SIN([.$E$2]*[.B469] + [.$G$2]) - SIN([.$G$2]))))" office:value-type="float" office:value="23.285186687421" calcext:value-type="float">
            <text:p>23.2851866874</text:p>
          </table:table-cell>
          <table:table-cell table:formula="of:=IF([.$C469] &gt; [.$J$2]; [.I468]; (([.$A$2]/[.$E$2])*(   SIN([.$E$2]*[.B469] + [.$G$2])  -    SIN([.$G$2])))  + (([.$B$2]*[.B469]/[.$E$2])*   SIN([.$E$2]*[.B469] + [.$G$2]))  + (([.$B$2]/POWER([.$E$2];2)) * (COS([.$E$2]*[.B469] + [.$G$2]) - COS([.$G$2]))))" office:value-type="float" office:value="-2.08065084942753" calcext:value-type="float">
            <text:p>-2.0806508494</text:p>
          </table:table-cell>
          <table:table-cell table:formula="of:=SQRT(POWER([.H469];2)+POWER([.I46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[.B470]*[.$D$2]" office:value-type="float" office:value="924" calcext:value-type="float">
            <text:p>924</text:p>
          </table:table-cell>
          <table:table-cell table:formula="of:=IF([.$C470] &gt; [.$J$2]; [.D469]; [.D469]+SIN(RADIANS([.$C470]))*MIN(([.$A$2]+([.B470]*[.$B$2]));[.$C$2]))" office:value-type="float" office:value="23.3857133529357" calcext:value-type="float">
            <text:p>23.3857133529</text:p>
          </table:table-cell>
          <table:table-cell table:formula="of:=IF([.$C470]&gt;[.$J$2];[.E469];[.E469]+COS(RADIANS([.$C470]))*MIN(([.$A$2]+([.B470]*[.$B$2]));[.$C$2]))" office:value-type="float" office:value="-2.2639638400468" calcext:value-type="float">
            <text:p>-2.26396384</text:p>
          </table:table-cell>
          <table:table-cell table:formula="of:=SQRT(([.D470]*[.D470])+([.E470]*[.E470]))" office:value-type="float" office:value="23.4950446114647" calcext:value-type="float">
            <text:p>23.4950446115</text:p>
          </table:table-cell>
          <table:table-cell/>
          <table:table-cell table:formula="of:=IF([.$C470] &gt; [.$J$2]; [.H469]; (([.$A$2]/[.$E$2])*((0-COS([.$E$2]*[.B470] + [.$G$2])) - (0-COS([.$G$2])))) + (([.$B$2]*[.B470]/[.$E$2])*(0-COS([.$E$2]*[.B470] + [.$G$2]))) + (([.$B$2]/POWER([.$E$2];2)) * (SIN([.$E$2]*[.B470] + [.$G$2]) - SIN([.$G$2]))))" office:value-type="float" office:value="23.285186687421" calcext:value-type="float">
            <text:p>23.2851866874</text:p>
          </table:table-cell>
          <table:table-cell table:formula="of:=IF([.$C470] &gt; [.$J$2]; [.I469]; (([.$A$2]/[.$E$2])*(   SIN([.$E$2]*[.B470] + [.$G$2])  -    SIN([.$G$2])))  + (([.$B$2]*[.B470]/[.$E$2])*   SIN([.$E$2]*[.B470] + [.$G$2]))  + (([.$B$2]/POWER([.$E$2];2)) * (COS([.$E$2]*[.B470] + [.$G$2]) - COS([.$G$2]))))" office:value-type="float" office:value="-2.08065084942753" calcext:value-type="float">
            <text:p>-2.0806508494</text:p>
          </table:table-cell>
          <table:table-cell table:formula="of:=SQRT(POWER([.H470];2)+POWER([.I46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[.B471]*[.$D$2]" office:value-type="float" office:value="926" calcext:value-type="float">
            <text:p>926</text:p>
          </table:table-cell>
          <table:table-cell table:formula="of:=IF([.$C471] &gt; [.$J$2]; [.D470]; [.D470]+SIN(RADIANS([.$C471]))*MIN(([.$A$2]+([.B471]*[.$B$2]));[.$C$2]))" office:value-type="float" office:value="23.3857133529357" calcext:value-type="float">
            <text:p>23.3857133529</text:p>
          </table:table-cell>
          <table:table-cell table:formula="of:=IF([.$C471]&gt;[.$J$2];[.E470];[.E470]+COS(RADIANS([.$C471]))*MIN(([.$A$2]+([.B471]*[.$B$2]));[.$C$2]))" office:value-type="float" office:value="-2.2639638400468" calcext:value-type="float">
            <text:p>-2.26396384</text:p>
          </table:table-cell>
          <table:table-cell table:formula="of:=SQRT(([.D471]*[.D471])+([.E471]*[.E471]))" office:value-type="float" office:value="23.4950446114647" calcext:value-type="float">
            <text:p>23.4950446115</text:p>
          </table:table-cell>
          <table:table-cell/>
          <table:table-cell table:formula="of:=IF([.$C471] &gt; [.$J$2]; [.H470]; (([.$A$2]/[.$E$2])*((0-COS([.$E$2]*[.B471] + [.$G$2])) - (0-COS([.$G$2])))) + (([.$B$2]*[.B471]/[.$E$2])*(0-COS([.$E$2]*[.B471] + [.$G$2]))) + (([.$B$2]/POWER([.$E$2];2)) * (SIN([.$E$2]*[.B471] + [.$G$2]) - SIN([.$G$2]))))" office:value-type="float" office:value="23.285186687421" calcext:value-type="float">
            <text:p>23.2851866874</text:p>
          </table:table-cell>
          <table:table-cell table:formula="of:=IF([.$C471] &gt; [.$J$2]; [.I470]; (([.$A$2]/[.$E$2])*(   SIN([.$E$2]*[.B471] + [.$G$2])  -    SIN([.$G$2])))  + (([.$B$2]*[.B471]/[.$E$2])*   SIN([.$E$2]*[.B471] + [.$G$2]))  + (([.$B$2]/POWER([.$E$2];2)) * (COS([.$E$2]*[.B471] + [.$G$2]) - COS([.$G$2]))))" office:value-type="float" office:value="-2.08065084942753" calcext:value-type="float">
            <text:p>-2.0806508494</text:p>
          </table:table-cell>
          <table:table-cell table:formula="of:=SQRT(POWER([.H471];2)+POWER([.I47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[.B472]*[.$D$2]" office:value-type="float" office:value="928" calcext:value-type="float">
            <text:p>928</text:p>
          </table:table-cell>
          <table:table-cell table:formula="of:=IF([.$C472] &gt; [.$J$2]; [.D471]; [.D471]+SIN(RADIANS([.$C472]))*MIN(([.$A$2]+([.B472]*[.$B$2]));[.$C$2]))" office:value-type="float" office:value="23.3857133529357" calcext:value-type="float">
            <text:p>23.3857133529</text:p>
          </table:table-cell>
          <table:table-cell table:formula="of:=IF([.$C472]&gt;[.$J$2];[.E471];[.E471]+COS(RADIANS([.$C472]))*MIN(([.$A$2]+([.B472]*[.$B$2]));[.$C$2]))" office:value-type="float" office:value="-2.2639638400468" calcext:value-type="float">
            <text:p>-2.26396384</text:p>
          </table:table-cell>
          <table:table-cell table:formula="of:=SQRT(([.D472]*[.D472])+([.E472]*[.E472]))" office:value-type="float" office:value="23.4950446114647" calcext:value-type="float">
            <text:p>23.4950446115</text:p>
          </table:table-cell>
          <table:table-cell/>
          <table:table-cell table:formula="of:=IF([.$C472] &gt; [.$J$2]; [.H471]; (([.$A$2]/[.$E$2])*((0-COS([.$E$2]*[.B472] + [.$G$2])) - (0-COS([.$G$2])))) + (([.$B$2]*[.B472]/[.$E$2])*(0-COS([.$E$2]*[.B472] + [.$G$2]))) + (([.$B$2]/POWER([.$E$2];2)) * (SIN([.$E$2]*[.B472] + [.$G$2]) - SIN([.$G$2]))))" office:value-type="float" office:value="23.285186687421" calcext:value-type="float">
            <text:p>23.2851866874</text:p>
          </table:table-cell>
          <table:table-cell table:formula="of:=IF([.$C472] &gt; [.$J$2]; [.I471]; (([.$A$2]/[.$E$2])*(   SIN([.$E$2]*[.B472] + [.$G$2])  -    SIN([.$G$2])))  + (([.$B$2]*[.B472]/[.$E$2])*   SIN([.$E$2]*[.B472] + [.$G$2]))  + (([.$B$2]/POWER([.$E$2];2)) * (COS([.$E$2]*[.B472] + [.$G$2]) - COS([.$G$2]))))" office:value-type="float" office:value="-2.08065084942753" calcext:value-type="float">
            <text:p>-2.0806508494</text:p>
          </table:table-cell>
          <table:table-cell table:formula="of:=SQRT(POWER([.H472];2)+POWER([.I47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[.B473]*[.$D$2]" office:value-type="float" office:value="930" calcext:value-type="float">
            <text:p>930</text:p>
          </table:table-cell>
          <table:table-cell table:formula="of:=IF([.$C473] &gt; [.$J$2]; [.D472]; [.D472]+SIN(RADIANS([.$C473]))*MIN(([.$A$2]+([.B473]*[.$B$2]));[.$C$2]))" office:value-type="float" office:value="23.3857133529357" calcext:value-type="float">
            <text:p>23.3857133529</text:p>
          </table:table-cell>
          <table:table-cell table:formula="of:=IF([.$C473]&gt;[.$J$2];[.E472];[.E472]+COS(RADIANS([.$C473]))*MIN(([.$A$2]+([.B473]*[.$B$2]));[.$C$2]))" office:value-type="float" office:value="-2.2639638400468" calcext:value-type="float">
            <text:p>-2.26396384</text:p>
          </table:table-cell>
          <table:table-cell table:formula="of:=SQRT(([.D473]*[.D473])+([.E473]*[.E473]))" office:value-type="float" office:value="23.4950446114647" calcext:value-type="float">
            <text:p>23.4950446115</text:p>
          </table:table-cell>
          <table:table-cell/>
          <table:table-cell table:formula="of:=IF([.$C473] &gt; [.$J$2]; [.H472]; (([.$A$2]/[.$E$2])*((0-COS([.$E$2]*[.B473] + [.$G$2])) - (0-COS([.$G$2])))) + (([.$B$2]*[.B473]/[.$E$2])*(0-COS([.$E$2]*[.B473] + [.$G$2]))) + (([.$B$2]/POWER([.$E$2];2)) * (SIN([.$E$2]*[.B473] + [.$G$2]) - SIN([.$G$2]))))" office:value-type="float" office:value="23.285186687421" calcext:value-type="float">
            <text:p>23.2851866874</text:p>
          </table:table-cell>
          <table:table-cell table:formula="of:=IF([.$C473] &gt; [.$J$2]; [.I472]; (([.$A$2]/[.$E$2])*(   SIN([.$E$2]*[.B473] + [.$G$2])  -    SIN([.$G$2])))  + (([.$B$2]*[.B473]/[.$E$2])*   SIN([.$E$2]*[.B473] + [.$G$2]))  + (([.$B$2]/POWER([.$E$2];2)) * (COS([.$E$2]*[.B473] + [.$G$2]) - COS([.$G$2]))))" office:value-type="float" office:value="-2.08065084942753" calcext:value-type="float">
            <text:p>-2.0806508494</text:p>
          </table:table-cell>
          <table:table-cell table:formula="of:=SQRT(POWER([.H473];2)+POWER([.I47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[.B474]*[.$D$2]" office:value-type="float" office:value="932" calcext:value-type="float">
            <text:p>932</text:p>
          </table:table-cell>
          <table:table-cell table:formula="of:=IF([.$C474] &gt; [.$J$2]; [.D473]; [.D473]+SIN(RADIANS([.$C474]))*MIN(([.$A$2]+([.B474]*[.$B$2]));[.$C$2]))" office:value-type="float" office:value="23.3857133529357" calcext:value-type="float">
            <text:p>23.3857133529</text:p>
          </table:table-cell>
          <table:table-cell table:formula="of:=IF([.$C474]&gt;[.$J$2];[.E473];[.E473]+COS(RADIANS([.$C474]))*MIN(([.$A$2]+([.B474]*[.$B$2]));[.$C$2]))" office:value-type="float" office:value="-2.2639638400468" calcext:value-type="float">
            <text:p>-2.26396384</text:p>
          </table:table-cell>
          <table:table-cell table:formula="of:=SQRT(([.D474]*[.D474])+([.E474]*[.E474]))" office:value-type="float" office:value="23.4950446114647" calcext:value-type="float">
            <text:p>23.4950446115</text:p>
          </table:table-cell>
          <table:table-cell/>
          <table:table-cell table:formula="of:=IF([.$C474] &gt; [.$J$2]; [.H473]; (([.$A$2]/[.$E$2])*((0-COS([.$E$2]*[.B474] + [.$G$2])) - (0-COS([.$G$2])))) + (([.$B$2]*[.B474]/[.$E$2])*(0-COS([.$E$2]*[.B474] + [.$G$2]))) + (([.$B$2]/POWER([.$E$2];2)) * (SIN([.$E$2]*[.B474] + [.$G$2]) - SIN([.$G$2]))))" office:value-type="float" office:value="23.285186687421" calcext:value-type="float">
            <text:p>23.2851866874</text:p>
          </table:table-cell>
          <table:table-cell table:formula="of:=IF([.$C474] &gt; [.$J$2]; [.I473]; (([.$A$2]/[.$E$2])*(   SIN([.$E$2]*[.B474] + [.$G$2])  -    SIN([.$G$2])))  + (([.$B$2]*[.B474]/[.$E$2])*   SIN([.$E$2]*[.B474] + [.$G$2]))  + (([.$B$2]/POWER([.$E$2];2)) * (COS([.$E$2]*[.B474] + [.$G$2]) - COS([.$G$2]))))" office:value-type="float" office:value="-2.08065084942753" calcext:value-type="float">
            <text:p>-2.0806508494</text:p>
          </table:table-cell>
          <table:table-cell table:formula="of:=SQRT(POWER([.H474];2)+POWER([.I47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[.B475]*[.$D$2]" office:value-type="float" office:value="934" calcext:value-type="float">
            <text:p>934</text:p>
          </table:table-cell>
          <table:table-cell table:formula="of:=IF([.$C475] &gt; [.$J$2]; [.D474]; [.D474]+SIN(RADIANS([.$C475]))*MIN(([.$A$2]+([.B475]*[.$B$2]));[.$C$2]))" office:value-type="float" office:value="23.3857133529357" calcext:value-type="float">
            <text:p>23.3857133529</text:p>
          </table:table-cell>
          <table:table-cell table:formula="of:=IF([.$C475]&gt;[.$J$2];[.E474];[.E474]+COS(RADIANS([.$C475]))*MIN(([.$A$2]+([.B475]*[.$B$2]));[.$C$2]))" office:value-type="float" office:value="-2.2639638400468" calcext:value-type="float">
            <text:p>-2.26396384</text:p>
          </table:table-cell>
          <table:table-cell table:formula="of:=SQRT(([.D475]*[.D475])+([.E475]*[.E475]))" office:value-type="float" office:value="23.4950446114647" calcext:value-type="float">
            <text:p>23.4950446115</text:p>
          </table:table-cell>
          <table:table-cell/>
          <table:table-cell table:formula="of:=IF([.$C475] &gt; [.$J$2]; [.H474]; (([.$A$2]/[.$E$2])*((0-COS([.$E$2]*[.B475] + [.$G$2])) - (0-COS([.$G$2])))) + (([.$B$2]*[.B475]/[.$E$2])*(0-COS([.$E$2]*[.B475] + [.$G$2]))) + (([.$B$2]/POWER([.$E$2];2)) * (SIN([.$E$2]*[.B475] + [.$G$2]) - SIN([.$G$2]))))" office:value-type="float" office:value="23.285186687421" calcext:value-type="float">
            <text:p>23.2851866874</text:p>
          </table:table-cell>
          <table:table-cell table:formula="of:=IF([.$C475] &gt; [.$J$2]; [.I474]; (([.$A$2]/[.$E$2])*(   SIN([.$E$2]*[.B475] + [.$G$2])  -    SIN([.$G$2])))  + (([.$B$2]*[.B475]/[.$E$2])*   SIN([.$E$2]*[.B475] + [.$G$2]))  + (([.$B$2]/POWER([.$E$2];2)) * (COS([.$E$2]*[.B475] + [.$G$2]) - COS([.$G$2]))))" office:value-type="float" office:value="-2.08065084942753" calcext:value-type="float">
            <text:p>-2.0806508494</text:p>
          </table:table-cell>
          <table:table-cell table:formula="of:=SQRT(POWER([.H475];2)+POWER([.I47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[.B476]*[.$D$2]" office:value-type="float" office:value="936" calcext:value-type="float">
            <text:p>936</text:p>
          </table:table-cell>
          <table:table-cell table:formula="of:=IF([.$C476] &gt; [.$J$2]; [.D475]; [.D475]+SIN(RADIANS([.$C476]))*MIN(([.$A$2]+([.B476]*[.$B$2]));[.$C$2]))" office:value-type="float" office:value="23.3857133529357" calcext:value-type="float">
            <text:p>23.3857133529</text:p>
          </table:table-cell>
          <table:table-cell table:formula="of:=IF([.$C476]&gt;[.$J$2];[.E475];[.E475]+COS(RADIANS([.$C476]))*MIN(([.$A$2]+([.B476]*[.$B$2]));[.$C$2]))" office:value-type="float" office:value="-2.2639638400468" calcext:value-type="float">
            <text:p>-2.26396384</text:p>
          </table:table-cell>
          <table:table-cell table:formula="of:=SQRT(([.D476]*[.D476])+([.E476]*[.E476]))" office:value-type="float" office:value="23.4950446114647" calcext:value-type="float">
            <text:p>23.4950446115</text:p>
          </table:table-cell>
          <table:table-cell/>
          <table:table-cell table:formula="of:=IF([.$C476] &gt; [.$J$2]; [.H475]; (([.$A$2]/[.$E$2])*((0-COS([.$E$2]*[.B476] + [.$G$2])) - (0-COS([.$G$2])))) + (([.$B$2]*[.B476]/[.$E$2])*(0-COS([.$E$2]*[.B476] + [.$G$2]))) + (([.$B$2]/POWER([.$E$2];2)) * (SIN([.$E$2]*[.B476] + [.$G$2]) - SIN([.$G$2]))))" office:value-type="float" office:value="23.285186687421" calcext:value-type="float">
            <text:p>23.2851866874</text:p>
          </table:table-cell>
          <table:table-cell table:formula="of:=IF([.$C476] &gt; [.$J$2]; [.I475]; (([.$A$2]/[.$E$2])*(   SIN([.$E$2]*[.B476] + [.$G$2])  -    SIN([.$G$2])))  + (([.$B$2]*[.B476]/[.$E$2])*   SIN([.$E$2]*[.B476] + [.$G$2]))  + (([.$B$2]/POWER([.$E$2];2)) * (COS([.$E$2]*[.B476] + [.$G$2]) - COS([.$G$2]))))" office:value-type="float" office:value="-2.08065084942753" calcext:value-type="float">
            <text:p>-2.0806508494</text:p>
          </table:table-cell>
          <table:table-cell table:formula="of:=SQRT(POWER([.H476];2)+POWER([.I47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[.B477]*[.$D$2]" office:value-type="float" office:value="938" calcext:value-type="float">
            <text:p>938</text:p>
          </table:table-cell>
          <table:table-cell table:formula="of:=IF([.$C477] &gt; [.$J$2]; [.D476]; [.D476]+SIN(RADIANS([.$C477]))*MIN(([.$A$2]+([.B477]*[.$B$2]));[.$C$2]))" office:value-type="float" office:value="23.3857133529357" calcext:value-type="float">
            <text:p>23.3857133529</text:p>
          </table:table-cell>
          <table:table-cell table:formula="of:=IF([.$C477]&gt;[.$J$2];[.E476];[.E476]+COS(RADIANS([.$C477]))*MIN(([.$A$2]+([.B477]*[.$B$2]));[.$C$2]))" office:value-type="float" office:value="-2.2639638400468" calcext:value-type="float">
            <text:p>-2.26396384</text:p>
          </table:table-cell>
          <table:table-cell table:formula="of:=SQRT(([.D477]*[.D477])+([.E477]*[.E477]))" office:value-type="float" office:value="23.4950446114647" calcext:value-type="float">
            <text:p>23.4950446115</text:p>
          </table:table-cell>
          <table:table-cell/>
          <table:table-cell table:formula="of:=IF([.$C477] &gt; [.$J$2]; [.H476]; (([.$A$2]/[.$E$2])*((0-COS([.$E$2]*[.B477] + [.$G$2])) - (0-COS([.$G$2])))) + (([.$B$2]*[.B477]/[.$E$2])*(0-COS([.$E$2]*[.B477] + [.$G$2]))) + (([.$B$2]/POWER([.$E$2];2)) * (SIN([.$E$2]*[.B477] + [.$G$2]) - SIN([.$G$2]))))" office:value-type="float" office:value="23.285186687421" calcext:value-type="float">
            <text:p>23.2851866874</text:p>
          </table:table-cell>
          <table:table-cell table:formula="of:=IF([.$C477] &gt; [.$J$2]; [.I476]; (([.$A$2]/[.$E$2])*(   SIN([.$E$2]*[.B477] + [.$G$2])  -    SIN([.$G$2])))  + (([.$B$2]*[.B477]/[.$E$2])*   SIN([.$E$2]*[.B477] + [.$G$2]))  + (([.$B$2]/POWER([.$E$2];2)) * (COS([.$E$2]*[.B477] + [.$G$2]) - COS([.$G$2]))))" office:value-type="float" office:value="-2.08065084942753" calcext:value-type="float">
            <text:p>-2.0806508494</text:p>
          </table:table-cell>
          <table:table-cell table:formula="of:=SQRT(POWER([.H477];2)+POWER([.I47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[.B478]*[.$D$2]" office:value-type="float" office:value="940" calcext:value-type="float">
            <text:p>940</text:p>
          </table:table-cell>
          <table:table-cell table:formula="of:=IF([.$C478] &gt; [.$J$2]; [.D477]; [.D477]+SIN(RADIANS([.$C478]))*MIN(([.$A$2]+([.B478]*[.$B$2]));[.$C$2]))" office:value-type="float" office:value="23.3857133529357" calcext:value-type="float">
            <text:p>23.3857133529</text:p>
          </table:table-cell>
          <table:table-cell table:formula="of:=IF([.$C478]&gt;[.$J$2];[.E477];[.E477]+COS(RADIANS([.$C478]))*MIN(([.$A$2]+([.B478]*[.$B$2]));[.$C$2]))" office:value-type="float" office:value="-2.2639638400468" calcext:value-type="float">
            <text:p>-2.26396384</text:p>
          </table:table-cell>
          <table:table-cell table:formula="of:=SQRT(([.D478]*[.D478])+([.E478]*[.E478]))" office:value-type="float" office:value="23.4950446114647" calcext:value-type="float">
            <text:p>23.4950446115</text:p>
          </table:table-cell>
          <table:table-cell/>
          <table:table-cell table:formula="of:=IF([.$C478] &gt; [.$J$2]; [.H477]; (([.$A$2]/[.$E$2])*((0-COS([.$E$2]*[.B478] + [.$G$2])) - (0-COS([.$G$2])))) + (([.$B$2]*[.B478]/[.$E$2])*(0-COS([.$E$2]*[.B478] + [.$G$2]))) + (([.$B$2]/POWER([.$E$2];2)) * (SIN([.$E$2]*[.B478] + [.$G$2]) - SIN([.$G$2]))))" office:value-type="float" office:value="23.285186687421" calcext:value-type="float">
            <text:p>23.2851866874</text:p>
          </table:table-cell>
          <table:table-cell table:formula="of:=IF([.$C478] &gt; [.$J$2]; [.I477]; (([.$A$2]/[.$E$2])*(   SIN([.$E$2]*[.B478] + [.$G$2])  -    SIN([.$G$2])))  + (([.$B$2]*[.B478]/[.$E$2])*   SIN([.$E$2]*[.B478] + [.$G$2]))  + (([.$B$2]/POWER([.$E$2];2)) * (COS([.$E$2]*[.B478] + [.$G$2]) - COS([.$G$2]))))" office:value-type="float" office:value="-2.08065084942753" calcext:value-type="float">
            <text:p>-2.0806508494</text:p>
          </table:table-cell>
          <table:table-cell table:formula="of:=SQRT(POWER([.H478];2)+POWER([.I47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[.B479]*[.$D$2]" office:value-type="float" office:value="942" calcext:value-type="float">
            <text:p>942</text:p>
          </table:table-cell>
          <table:table-cell table:formula="of:=IF([.$C479] &gt; [.$J$2]; [.D478]; [.D478]+SIN(RADIANS([.$C479]))*MIN(([.$A$2]+([.B479]*[.$B$2]));[.$C$2]))" office:value-type="float" office:value="23.3857133529357" calcext:value-type="float">
            <text:p>23.3857133529</text:p>
          </table:table-cell>
          <table:table-cell table:formula="of:=IF([.$C479]&gt;[.$J$2];[.E478];[.E478]+COS(RADIANS([.$C479]))*MIN(([.$A$2]+([.B479]*[.$B$2]));[.$C$2]))" office:value-type="float" office:value="-2.2639638400468" calcext:value-type="float">
            <text:p>-2.26396384</text:p>
          </table:table-cell>
          <table:table-cell table:formula="of:=SQRT(([.D479]*[.D479])+([.E479]*[.E479]))" office:value-type="float" office:value="23.4950446114647" calcext:value-type="float">
            <text:p>23.4950446115</text:p>
          </table:table-cell>
          <table:table-cell/>
          <table:table-cell table:formula="of:=IF([.$C479] &gt; [.$J$2]; [.H478]; (([.$A$2]/[.$E$2])*((0-COS([.$E$2]*[.B479] + [.$G$2])) - (0-COS([.$G$2])))) + (([.$B$2]*[.B479]/[.$E$2])*(0-COS([.$E$2]*[.B479] + [.$G$2]))) + (([.$B$2]/POWER([.$E$2];2)) * (SIN([.$E$2]*[.B479] + [.$G$2]) - SIN([.$G$2]))))" office:value-type="float" office:value="23.285186687421" calcext:value-type="float">
            <text:p>23.2851866874</text:p>
          </table:table-cell>
          <table:table-cell table:formula="of:=IF([.$C479] &gt; [.$J$2]; [.I478]; (([.$A$2]/[.$E$2])*(   SIN([.$E$2]*[.B479] + [.$G$2])  -    SIN([.$G$2])))  + (([.$B$2]*[.B479]/[.$E$2])*   SIN([.$E$2]*[.B479] + [.$G$2]))  + (([.$B$2]/POWER([.$E$2];2)) * (COS([.$E$2]*[.B479] + [.$G$2]) - COS([.$G$2]))))" office:value-type="float" office:value="-2.08065084942753" calcext:value-type="float">
            <text:p>-2.0806508494</text:p>
          </table:table-cell>
          <table:table-cell table:formula="of:=SQRT(POWER([.H479];2)+POWER([.I47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[.B480]*[.$D$2]" office:value-type="float" office:value="944" calcext:value-type="float">
            <text:p>944</text:p>
          </table:table-cell>
          <table:table-cell table:formula="of:=IF([.$C480] &gt; [.$J$2]; [.D479]; [.D479]+SIN(RADIANS([.$C480]))*MIN(([.$A$2]+([.B480]*[.$B$2]));[.$C$2]))" office:value-type="float" office:value="23.3857133529357" calcext:value-type="float">
            <text:p>23.3857133529</text:p>
          </table:table-cell>
          <table:table-cell table:formula="of:=IF([.$C480]&gt;[.$J$2];[.E479];[.E479]+COS(RADIANS([.$C480]))*MIN(([.$A$2]+([.B480]*[.$B$2]));[.$C$2]))" office:value-type="float" office:value="-2.2639638400468" calcext:value-type="float">
            <text:p>-2.26396384</text:p>
          </table:table-cell>
          <table:table-cell table:formula="of:=SQRT(([.D480]*[.D480])+([.E480]*[.E480]))" office:value-type="float" office:value="23.4950446114647" calcext:value-type="float">
            <text:p>23.4950446115</text:p>
          </table:table-cell>
          <table:table-cell/>
          <table:table-cell table:formula="of:=IF([.$C480] &gt; [.$J$2]; [.H479]; (([.$A$2]/[.$E$2])*((0-COS([.$E$2]*[.B480] + [.$G$2])) - (0-COS([.$G$2])))) + (([.$B$2]*[.B480]/[.$E$2])*(0-COS([.$E$2]*[.B480] + [.$G$2]))) + (([.$B$2]/POWER([.$E$2];2)) * (SIN([.$E$2]*[.B480] + [.$G$2]) - SIN([.$G$2]))))" office:value-type="float" office:value="23.285186687421" calcext:value-type="float">
            <text:p>23.2851866874</text:p>
          </table:table-cell>
          <table:table-cell table:formula="of:=IF([.$C480] &gt; [.$J$2]; [.I479]; (([.$A$2]/[.$E$2])*(   SIN([.$E$2]*[.B480] + [.$G$2])  -    SIN([.$G$2])))  + (([.$B$2]*[.B480]/[.$E$2])*   SIN([.$E$2]*[.B480] + [.$G$2]))  + (([.$B$2]/POWER([.$E$2];2)) * (COS([.$E$2]*[.B480] + [.$G$2]) - COS([.$G$2]))))" office:value-type="float" office:value="-2.08065084942753" calcext:value-type="float">
            <text:p>-2.0806508494</text:p>
          </table:table-cell>
          <table:table-cell table:formula="of:=SQRT(POWER([.H480];2)+POWER([.I47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[.B481]*[.$D$2]" office:value-type="float" office:value="946" calcext:value-type="float">
            <text:p>946</text:p>
          </table:table-cell>
          <table:table-cell table:formula="of:=IF([.$C481] &gt; [.$J$2]; [.D480]; [.D480]+SIN(RADIANS([.$C481]))*MIN(([.$A$2]+([.B481]*[.$B$2]));[.$C$2]))" office:value-type="float" office:value="23.3857133529357" calcext:value-type="float">
            <text:p>23.3857133529</text:p>
          </table:table-cell>
          <table:table-cell table:formula="of:=IF([.$C481]&gt;[.$J$2];[.E480];[.E480]+COS(RADIANS([.$C481]))*MIN(([.$A$2]+([.B481]*[.$B$2]));[.$C$2]))" office:value-type="float" office:value="-2.2639638400468" calcext:value-type="float">
            <text:p>-2.26396384</text:p>
          </table:table-cell>
          <table:table-cell table:formula="of:=SQRT(([.D481]*[.D481])+([.E481]*[.E481]))" office:value-type="float" office:value="23.4950446114647" calcext:value-type="float">
            <text:p>23.4950446115</text:p>
          </table:table-cell>
          <table:table-cell/>
          <table:table-cell table:formula="of:=IF([.$C481] &gt; [.$J$2]; [.H480]; (([.$A$2]/[.$E$2])*((0-COS([.$E$2]*[.B481] + [.$G$2])) - (0-COS([.$G$2])))) + (([.$B$2]*[.B481]/[.$E$2])*(0-COS([.$E$2]*[.B481] + [.$G$2]))) + (([.$B$2]/POWER([.$E$2];2)) * (SIN([.$E$2]*[.B481] + [.$G$2]) - SIN([.$G$2]))))" office:value-type="float" office:value="23.285186687421" calcext:value-type="float">
            <text:p>23.2851866874</text:p>
          </table:table-cell>
          <table:table-cell table:formula="of:=IF([.$C481] &gt; [.$J$2]; [.I480]; (([.$A$2]/[.$E$2])*(   SIN([.$E$2]*[.B481] + [.$G$2])  -    SIN([.$G$2])))  + (([.$B$2]*[.B481]/[.$E$2])*   SIN([.$E$2]*[.B481] + [.$G$2]))  + (([.$B$2]/POWER([.$E$2];2)) * (COS([.$E$2]*[.B481] + [.$G$2]) - COS([.$G$2]))))" office:value-type="float" office:value="-2.08065084942753" calcext:value-type="float">
            <text:p>-2.0806508494</text:p>
          </table:table-cell>
          <table:table-cell table:formula="of:=SQRT(POWER([.H481];2)+POWER([.I48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[.B482]*[.$D$2]" office:value-type="float" office:value="948" calcext:value-type="float">
            <text:p>948</text:p>
          </table:table-cell>
          <table:table-cell table:formula="of:=IF([.$C482] &gt; [.$J$2]; [.D481]; [.D481]+SIN(RADIANS([.$C482]))*MIN(([.$A$2]+([.B482]*[.$B$2]));[.$C$2]))" office:value-type="float" office:value="23.3857133529357" calcext:value-type="float">
            <text:p>23.3857133529</text:p>
          </table:table-cell>
          <table:table-cell table:formula="of:=IF([.$C482]&gt;[.$J$2];[.E481];[.E481]+COS(RADIANS([.$C482]))*MIN(([.$A$2]+([.B482]*[.$B$2]));[.$C$2]))" office:value-type="float" office:value="-2.2639638400468" calcext:value-type="float">
            <text:p>-2.26396384</text:p>
          </table:table-cell>
          <table:table-cell table:formula="of:=SQRT(([.D482]*[.D482])+([.E482]*[.E482]))" office:value-type="float" office:value="23.4950446114647" calcext:value-type="float">
            <text:p>23.4950446115</text:p>
          </table:table-cell>
          <table:table-cell/>
          <table:table-cell table:formula="of:=IF([.$C482] &gt; [.$J$2]; [.H481]; (([.$A$2]/[.$E$2])*((0-COS([.$E$2]*[.B482] + [.$G$2])) - (0-COS([.$G$2])))) + (([.$B$2]*[.B482]/[.$E$2])*(0-COS([.$E$2]*[.B482] + [.$G$2]))) + (([.$B$2]/POWER([.$E$2];2)) * (SIN([.$E$2]*[.B482] + [.$G$2]) - SIN([.$G$2]))))" office:value-type="float" office:value="23.285186687421" calcext:value-type="float">
            <text:p>23.2851866874</text:p>
          </table:table-cell>
          <table:table-cell table:formula="of:=IF([.$C482] &gt; [.$J$2]; [.I481]; (([.$A$2]/[.$E$2])*(   SIN([.$E$2]*[.B482] + [.$G$2])  -    SIN([.$G$2])))  + (([.$B$2]*[.B482]/[.$E$2])*   SIN([.$E$2]*[.B482] + [.$G$2]))  + (([.$B$2]/POWER([.$E$2];2)) * (COS([.$E$2]*[.B482] + [.$G$2]) - COS([.$G$2]))))" office:value-type="float" office:value="-2.08065084942753" calcext:value-type="float">
            <text:p>-2.0806508494</text:p>
          </table:table-cell>
          <table:table-cell table:formula="of:=SQRT(POWER([.H482];2)+POWER([.I48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[.B483]*[.$D$2]" office:value-type="float" office:value="950" calcext:value-type="float">
            <text:p>950</text:p>
          </table:table-cell>
          <table:table-cell table:formula="of:=IF([.$C483] &gt; [.$J$2]; [.D482]; [.D482]+SIN(RADIANS([.$C483]))*MIN(([.$A$2]+([.B483]*[.$B$2]));[.$C$2]))" office:value-type="float" office:value="23.3857133529357" calcext:value-type="float">
            <text:p>23.3857133529</text:p>
          </table:table-cell>
          <table:table-cell table:formula="of:=IF([.$C483]&gt;[.$J$2];[.E482];[.E482]+COS(RADIANS([.$C483]))*MIN(([.$A$2]+([.B483]*[.$B$2]));[.$C$2]))" office:value-type="float" office:value="-2.2639638400468" calcext:value-type="float">
            <text:p>-2.26396384</text:p>
          </table:table-cell>
          <table:table-cell table:formula="of:=SQRT(([.D483]*[.D483])+([.E483]*[.E483]))" office:value-type="float" office:value="23.4950446114647" calcext:value-type="float">
            <text:p>23.4950446115</text:p>
          </table:table-cell>
          <table:table-cell/>
          <table:table-cell table:formula="of:=IF([.$C483] &gt; [.$J$2]; [.H482]; (([.$A$2]/[.$E$2])*((0-COS([.$E$2]*[.B483] + [.$G$2])) - (0-COS([.$G$2])))) + (([.$B$2]*[.B483]/[.$E$2])*(0-COS([.$E$2]*[.B483] + [.$G$2]))) + (([.$B$2]/POWER([.$E$2];2)) * (SIN([.$E$2]*[.B483] + [.$G$2]) - SIN([.$G$2]))))" office:value-type="float" office:value="23.285186687421" calcext:value-type="float">
            <text:p>23.2851866874</text:p>
          </table:table-cell>
          <table:table-cell table:formula="of:=IF([.$C483] &gt; [.$J$2]; [.I482]; (([.$A$2]/[.$E$2])*(   SIN([.$E$2]*[.B483] + [.$G$2])  -    SIN([.$G$2])))  + (([.$B$2]*[.B483]/[.$E$2])*   SIN([.$E$2]*[.B483] + [.$G$2]))  + (([.$B$2]/POWER([.$E$2];2)) * (COS([.$E$2]*[.B483] + [.$G$2]) - COS([.$G$2]))))" office:value-type="float" office:value="-2.08065084942753" calcext:value-type="float">
            <text:p>-2.0806508494</text:p>
          </table:table-cell>
          <table:table-cell table:formula="of:=SQRT(POWER([.H483];2)+POWER([.I48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[.B484]*[.$D$2]" office:value-type="float" office:value="952" calcext:value-type="float">
            <text:p>952</text:p>
          </table:table-cell>
          <table:table-cell table:formula="of:=IF([.$C484] &gt; [.$J$2]; [.D483]; [.D483]+SIN(RADIANS([.$C484]))*MIN(([.$A$2]+([.B484]*[.$B$2]));[.$C$2]))" office:value-type="float" office:value="23.3857133529357" calcext:value-type="float">
            <text:p>23.3857133529</text:p>
          </table:table-cell>
          <table:table-cell table:formula="of:=IF([.$C484]&gt;[.$J$2];[.E483];[.E483]+COS(RADIANS([.$C484]))*MIN(([.$A$2]+([.B484]*[.$B$2]));[.$C$2]))" office:value-type="float" office:value="-2.2639638400468" calcext:value-type="float">
            <text:p>-2.26396384</text:p>
          </table:table-cell>
          <table:table-cell table:formula="of:=SQRT(([.D484]*[.D484])+([.E484]*[.E484]))" office:value-type="float" office:value="23.4950446114647" calcext:value-type="float">
            <text:p>23.4950446115</text:p>
          </table:table-cell>
          <table:table-cell/>
          <table:table-cell table:formula="of:=IF([.$C484] &gt; [.$J$2]; [.H483]; (([.$A$2]/[.$E$2])*((0-COS([.$E$2]*[.B484] + [.$G$2])) - (0-COS([.$G$2])))) + (([.$B$2]*[.B484]/[.$E$2])*(0-COS([.$E$2]*[.B484] + [.$G$2]))) + (([.$B$2]/POWER([.$E$2];2)) * (SIN([.$E$2]*[.B484] + [.$G$2]) - SIN([.$G$2]))))" office:value-type="float" office:value="23.285186687421" calcext:value-type="float">
            <text:p>23.2851866874</text:p>
          </table:table-cell>
          <table:table-cell table:formula="of:=IF([.$C484] &gt; [.$J$2]; [.I483]; (([.$A$2]/[.$E$2])*(   SIN([.$E$2]*[.B484] + [.$G$2])  -    SIN([.$G$2])))  + (([.$B$2]*[.B484]/[.$E$2])*   SIN([.$E$2]*[.B484] + [.$G$2]))  + (([.$B$2]/POWER([.$E$2];2)) * (COS([.$E$2]*[.B484] + [.$G$2]) - COS([.$G$2]))))" office:value-type="float" office:value="-2.08065084942753" calcext:value-type="float">
            <text:p>-2.0806508494</text:p>
          </table:table-cell>
          <table:table-cell table:formula="of:=SQRT(POWER([.H484];2)+POWER([.I48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[.B485]*[.$D$2]" office:value-type="float" office:value="954" calcext:value-type="float">
            <text:p>954</text:p>
          </table:table-cell>
          <table:table-cell table:formula="of:=IF([.$C485] &gt; [.$J$2]; [.D484]; [.D484]+SIN(RADIANS([.$C485]))*MIN(([.$A$2]+([.B485]*[.$B$2]));[.$C$2]))" office:value-type="float" office:value="23.3857133529357" calcext:value-type="float">
            <text:p>23.3857133529</text:p>
          </table:table-cell>
          <table:table-cell table:formula="of:=IF([.$C485]&gt;[.$J$2];[.E484];[.E484]+COS(RADIANS([.$C485]))*MIN(([.$A$2]+([.B485]*[.$B$2]));[.$C$2]))" office:value-type="float" office:value="-2.2639638400468" calcext:value-type="float">
            <text:p>-2.26396384</text:p>
          </table:table-cell>
          <table:table-cell table:formula="of:=SQRT(([.D485]*[.D485])+([.E485]*[.E485]))" office:value-type="float" office:value="23.4950446114647" calcext:value-type="float">
            <text:p>23.4950446115</text:p>
          </table:table-cell>
          <table:table-cell/>
          <table:table-cell table:formula="of:=IF([.$C485] &gt; [.$J$2]; [.H484]; (([.$A$2]/[.$E$2])*((0-COS([.$E$2]*[.B485] + [.$G$2])) - (0-COS([.$G$2])))) + (([.$B$2]*[.B485]/[.$E$2])*(0-COS([.$E$2]*[.B485] + [.$G$2]))) + (([.$B$2]/POWER([.$E$2];2)) * (SIN([.$E$2]*[.B485] + [.$G$2]) - SIN([.$G$2]))))" office:value-type="float" office:value="23.285186687421" calcext:value-type="float">
            <text:p>23.2851866874</text:p>
          </table:table-cell>
          <table:table-cell table:formula="of:=IF([.$C485] &gt; [.$J$2]; [.I484]; (([.$A$2]/[.$E$2])*(   SIN([.$E$2]*[.B485] + [.$G$2])  -    SIN([.$G$2])))  + (([.$B$2]*[.B485]/[.$E$2])*   SIN([.$E$2]*[.B485] + [.$G$2]))  + (([.$B$2]/POWER([.$E$2];2)) * (COS([.$E$2]*[.B485] + [.$G$2]) - COS([.$G$2]))))" office:value-type="float" office:value="-2.08065084942753" calcext:value-type="float">
            <text:p>-2.0806508494</text:p>
          </table:table-cell>
          <table:table-cell table:formula="of:=SQRT(POWER([.H485];2)+POWER([.I48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[.B486]*[.$D$2]" office:value-type="float" office:value="956" calcext:value-type="float">
            <text:p>956</text:p>
          </table:table-cell>
          <table:table-cell table:formula="of:=IF([.$C486] &gt; [.$J$2]; [.D485]; [.D485]+SIN(RADIANS([.$C486]))*MIN(([.$A$2]+([.B486]*[.$B$2]));[.$C$2]))" office:value-type="float" office:value="23.3857133529357" calcext:value-type="float">
            <text:p>23.3857133529</text:p>
          </table:table-cell>
          <table:table-cell table:formula="of:=IF([.$C486]&gt;[.$J$2];[.E485];[.E485]+COS(RADIANS([.$C486]))*MIN(([.$A$2]+([.B486]*[.$B$2]));[.$C$2]))" office:value-type="float" office:value="-2.2639638400468" calcext:value-type="float">
            <text:p>-2.26396384</text:p>
          </table:table-cell>
          <table:table-cell table:formula="of:=SQRT(([.D486]*[.D486])+([.E486]*[.E486]))" office:value-type="float" office:value="23.4950446114647" calcext:value-type="float">
            <text:p>23.4950446115</text:p>
          </table:table-cell>
          <table:table-cell/>
          <table:table-cell table:formula="of:=IF([.$C486] &gt; [.$J$2]; [.H485]; (([.$A$2]/[.$E$2])*((0-COS([.$E$2]*[.B486] + [.$G$2])) - (0-COS([.$G$2])))) + (([.$B$2]*[.B486]/[.$E$2])*(0-COS([.$E$2]*[.B486] + [.$G$2]))) + (([.$B$2]/POWER([.$E$2];2)) * (SIN([.$E$2]*[.B486] + [.$G$2]) - SIN([.$G$2]))))" office:value-type="float" office:value="23.285186687421" calcext:value-type="float">
            <text:p>23.2851866874</text:p>
          </table:table-cell>
          <table:table-cell table:formula="of:=IF([.$C486] &gt; [.$J$2]; [.I485]; (([.$A$2]/[.$E$2])*(   SIN([.$E$2]*[.B486] + [.$G$2])  -    SIN([.$G$2])))  + (([.$B$2]*[.B486]/[.$E$2])*   SIN([.$E$2]*[.B486] + [.$G$2]))  + (([.$B$2]/POWER([.$E$2];2)) * (COS([.$E$2]*[.B486] + [.$G$2]) - COS([.$G$2]))))" office:value-type="float" office:value="-2.08065084942753" calcext:value-type="float">
            <text:p>-2.0806508494</text:p>
          </table:table-cell>
          <table:table-cell table:formula="of:=SQRT(POWER([.H486];2)+POWER([.I48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[.B487]*[.$D$2]" office:value-type="float" office:value="958" calcext:value-type="float">
            <text:p>958</text:p>
          </table:table-cell>
          <table:table-cell table:formula="of:=IF([.$C487] &gt; [.$J$2]; [.D486]; [.D486]+SIN(RADIANS([.$C487]))*MIN(([.$A$2]+([.B487]*[.$B$2]));[.$C$2]))" office:value-type="float" office:value="23.3857133529357" calcext:value-type="float">
            <text:p>23.3857133529</text:p>
          </table:table-cell>
          <table:table-cell table:formula="of:=IF([.$C487]&gt;[.$J$2];[.E486];[.E486]+COS(RADIANS([.$C487]))*MIN(([.$A$2]+([.B487]*[.$B$2]));[.$C$2]))" office:value-type="float" office:value="-2.2639638400468" calcext:value-type="float">
            <text:p>-2.26396384</text:p>
          </table:table-cell>
          <table:table-cell table:formula="of:=SQRT(([.D487]*[.D487])+([.E487]*[.E487]))" office:value-type="float" office:value="23.4950446114647" calcext:value-type="float">
            <text:p>23.4950446115</text:p>
          </table:table-cell>
          <table:table-cell/>
          <table:table-cell table:formula="of:=IF([.$C487] &gt; [.$J$2]; [.H486]; (([.$A$2]/[.$E$2])*((0-COS([.$E$2]*[.B487] + [.$G$2])) - (0-COS([.$G$2])))) + (([.$B$2]*[.B487]/[.$E$2])*(0-COS([.$E$2]*[.B487] + [.$G$2]))) + (([.$B$2]/POWER([.$E$2];2)) * (SIN([.$E$2]*[.B487] + [.$G$2]) - SIN([.$G$2]))))" office:value-type="float" office:value="23.285186687421" calcext:value-type="float">
            <text:p>23.2851866874</text:p>
          </table:table-cell>
          <table:table-cell table:formula="of:=IF([.$C487] &gt; [.$J$2]; [.I486]; (([.$A$2]/[.$E$2])*(   SIN([.$E$2]*[.B487] + [.$G$2])  -    SIN([.$G$2])))  + (([.$B$2]*[.B487]/[.$E$2])*   SIN([.$E$2]*[.B487] + [.$G$2]))  + (([.$B$2]/POWER([.$E$2];2)) * (COS([.$E$2]*[.B487] + [.$G$2]) - COS([.$G$2]))))" office:value-type="float" office:value="-2.08065084942753" calcext:value-type="float">
            <text:p>-2.0806508494</text:p>
          </table:table-cell>
          <table:table-cell table:formula="of:=SQRT(POWER([.H487];2)+POWER([.I48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[.B488]*[.$D$2]" office:value-type="float" office:value="960" calcext:value-type="float">
            <text:p>960</text:p>
          </table:table-cell>
          <table:table-cell table:formula="of:=IF([.$C488] &gt; [.$J$2]; [.D487]; [.D487]+SIN(RADIANS([.$C488]))*MIN(([.$A$2]+([.B488]*[.$B$2]));[.$C$2]))" office:value-type="float" office:value="23.3857133529357" calcext:value-type="float">
            <text:p>23.3857133529</text:p>
          </table:table-cell>
          <table:table-cell table:formula="of:=IF([.$C488]&gt;[.$J$2];[.E487];[.E487]+COS(RADIANS([.$C488]))*MIN(([.$A$2]+([.B488]*[.$B$2]));[.$C$2]))" office:value-type="float" office:value="-2.2639638400468" calcext:value-type="float">
            <text:p>-2.26396384</text:p>
          </table:table-cell>
          <table:table-cell table:formula="of:=SQRT(([.D488]*[.D488])+([.E488]*[.E488]))" office:value-type="float" office:value="23.4950446114647" calcext:value-type="float">
            <text:p>23.4950446115</text:p>
          </table:table-cell>
          <table:table-cell/>
          <table:table-cell table:formula="of:=IF([.$C488] &gt; [.$J$2]; [.H487]; (([.$A$2]/[.$E$2])*((0-COS([.$E$2]*[.B488] + [.$G$2])) - (0-COS([.$G$2])))) + (([.$B$2]*[.B488]/[.$E$2])*(0-COS([.$E$2]*[.B488] + [.$G$2]))) + (([.$B$2]/POWER([.$E$2];2)) * (SIN([.$E$2]*[.B488] + [.$G$2]) - SIN([.$G$2]))))" office:value-type="float" office:value="23.285186687421" calcext:value-type="float">
            <text:p>23.2851866874</text:p>
          </table:table-cell>
          <table:table-cell table:formula="of:=IF([.$C488] &gt; [.$J$2]; [.I487]; (([.$A$2]/[.$E$2])*(   SIN([.$E$2]*[.B488] + [.$G$2])  -    SIN([.$G$2])))  + (([.$B$2]*[.B488]/[.$E$2])*   SIN([.$E$2]*[.B488] + [.$G$2]))  + (([.$B$2]/POWER([.$E$2];2)) * (COS([.$E$2]*[.B488] + [.$G$2]) - COS([.$G$2]))))" office:value-type="float" office:value="-2.08065084942753" calcext:value-type="float">
            <text:p>-2.0806508494</text:p>
          </table:table-cell>
          <table:table-cell table:formula="of:=SQRT(POWER([.H488];2)+POWER([.I48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[.B489]*[.$D$2]" office:value-type="float" office:value="962" calcext:value-type="float">
            <text:p>962</text:p>
          </table:table-cell>
          <table:table-cell table:formula="of:=IF([.$C489] &gt; [.$J$2]; [.D488]; [.D488]+SIN(RADIANS([.$C489]))*MIN(([.$A$2]+([.B489]*[.$B$2]));[.$C$2]))" office:value-type="float" office:value="23.3857133529357" calcext:value-type="float">
            <text:p>23.3857133529</text:p>
          </table:table-cell>
          <table:table-cell table:formula="of:=IF([.$C489]&gt;[.$J$2];[.E488];[.E488]+COS(RADIANS([.$C489]))*MIN(([.$A$2]+([.B489]*[.$B$2]));[.$C$2]))" office:value-type="float" office:value="-2.2639638400468" calcext:value-type="float">
            <text:p>-2.26396384</text:p>
          </table:table-cell>
          <table:table-cell table:formula="of:=SQRT(([.D489]*[.D489])+([.E489]*[.E489]))" office:value-type="float" office:value="23.4950446114647" calcext:value-type="float">
            <text:p>23.4950446115</text:p>
          </table:table-cell>
          <table:table-cell/>
          <table:table-cell table:formula="of:=IF([.$C489] &gt; [.$J$2]; [.H488]; (([.$A$2]/[.$E$2])*((0-COS([.$E$2]*[.B489] + [.$G$2])) - (0-COS([.$G$2])))) + (([.$B$2]*[.B489]/[.$E$2])*(0-COS([.$E$2]*[.B489] + [.$G$2]))) + (([.$B$2]/POWER([.$E$2];2)) * (SIN([.$E$2]*[.B489] + [.$G$2]) - SIN([.$G$2]))))" office:value-type="float" office:value="23.285186687421" calcext:value-type="float">
            <text:p>23.2851866874</text:p>
          </table:table-cell>
          <table:table-cell table:formula="of:=IF([.$C489] &gt; [.$J$2]; [.I488]; (([.$A$2]/[.$E$2])*(   SIN([.$E$2]*[.B489] + [.$G$2])  -    SIN([.$G$2])))  + (([.$B$2]*[.B489]/[.$E$2])*   SIN([.$E$2]*[.B489] + [.$G$2]))  + (([.$B$2]/POWER([.$E$2];2)) * (COS([.$E$2]*[.B489] + [.$G$2]) - COS([.$G$2]))))" office:value-type="float" office:value="-2.08065084942753" calcext:value-type="float">
            <text:p>-2.0806508494</text:p>
          </table:table-cell>
          <table:table-cell table:formula="of:=SQRT(POWER([.H489];2)+POWER([.I48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[.B490]*[.$D$2]" office:value-type="float" office:value="964" calcext:value-type="float">
            <text:p>964</text:p>
          </table:table-cell>
          <table:table-cell table:formula="of:=IF([.$C490] &gt; [.$J$2]; [.D489]; [.D489]+SIN(RADIANS([.$C490]))*MIN(([.$A$2]+([.B490]*[.$B$2]));[.$C$2]))" office:value-type="float" office:value="23.3857133529357" calcext:value-type="float">
            <text:p>23.3857133529</text:p>
          </table:table-cell>
          <table:table-cell table:formula="of:=IF([.$C490]&gt;[.$J$2];[.E489];[.E489]+COS(RADIANS([.$C490]))*MIN(([.$A$2]+([.B490]*[.$B$2]));[.$C$2]))" office:value-type="float" office:value="-2.2639638400468" calcext:value-type="float">
            <text:p>-2.26396384</text:p>
          </table:table-cell>
          <table:table-cell table:formula="of:=SQRT(([.D490]*[.D490])+([.E490]*[.E490]))" office:value-type="float" office:value="23.4950446114647" calcext:value-type="float">
            <text:p>23.4950446115</text:p>
          </table:table-cell>
          <table:table-cell/>
          <table:table-cell table:formula="of:=IF([.$C490] &gt; [.$J$2]; [.H489]; (([.$A$2]/[.$E$2])*((0-COS([.$E$2]*[.B490] + [.$G$2])) - (0-COS([.$G$2])))) + (([.$B$2]*[.B490]/[.$E$2])*(0-COS([.$E$2]*[.B490] + [.$G$2]))) + (([.$B$2]/POWER([.$E$2];2)) * (SIN([.$E$2]*[.B490] + [.$G$2]) - SIN([.$G$2]))))" office:value-type="float" office:value="23.285186687421" calcext:value-type="float">
            <text:p>23.2851866874</text:p>
          </table:table-cell>
          <table:table-cell table:formula="of:=IF([.$C490] &gt; [.$J$2]; [.I489]; (([.$A$2]/[.$E$2])*(   SIN([.$E$2]*[.B490] + [.$G$2])  -    SIN([.$G$2])))  + (([.$B$2]*[.B490]/[.$E$2])*   SIN([.$E$2]*[.B490] + [.$G$2]))  + (([.$B$2]/POWER([.$E$2];2)) * (COS([.$E$2]*[.B490] + [.$G$2]) - COS([.$G$2]))))" office:value-type="float" office:value="-2.08065084942753" calcext:value-type="float">
            <text:p>-2.0806508494</text:p>
          </table:table-cell>
          <table:table-cell table:formula="of:=SQRT(POWER([.H490];2)+POWER([.I48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[.B491]*[.$D$2]" office:value-type="float" office:value="966" calcext:value-type="float">
            <text:p>966</text:p>
          </table:table-cell>
          <table:table-cell table:formula="of:=IF([.$C491] &gt; [.$J$2]; [.D490]; [.D490]+SIN(RADIANS([.$C491]))*MIN(([.$A$2]+([.B491]*[.$B$2]));[.$C$2]))" office:value-type="float" office:value="23.3857133529357" calcext:value-type="float">
            <text:p>23.3857133529</text:p>
          </table:table-cell>
          <table:table-cell table:formula="of:=IF([.$C491]&gt;[.$J$2];[.E490];[.E490]+COS(RADIANS([.$C491]))*MIN(([.$A$2]+([.B491]*[.$B$2]));[.$C$2]))" office:value-type="float" office:value="-2.2639638400468" calcext:value-type="float">
            <text:p>-2.26396384</text:p>
          </table:table-cell>
          <table:table-cell table:formula="of:=SQRT(([.D491]*[.D491])+([.E491]*[.E491]))" office:value-type="float" office:value="23.4950446114647" calcext:value-type="float">
            <text:p>23.4950446115</text:p>
          </table:table-cell>
          <table:table-cell/>
          <table:table-cell table:formula="of:=IF([.$C491] &gt; [.$J$2]; [.H490]; (([.$A$2]/[.$E$2])*((0-COS([.$E$2]*[.B491] + [.$G$2])) - (0-COS([.$G$2])))) + (([.$B$2]*[.B491]/[.$E$2])*(0-COS([.$E$2]*[.B491] + [.$G$2]))) + (([.$B$2]/POWER([.$E$2];2)) * (SIN([.$E$2]*[.B491] + [.$G$2]) - SIN([.$G$2]))))" office:value-type="float" office:value="23.285186687421" calcext:value-type="float">
            <text:p>23.2851866874</text:p>
          </table:table-cell>
          <table:table-cell table:formula="of:=IF([.$C491] &gt; [.$J$2]; [.I490]; (([.$A$2]/[.$E$2])*(   SIN([.$E$2]*[.B491] + [.$G$2])  -    SIN([.$G$2])))  + (([.$B$2]*[.B491]/[.$E$2])*   SIN([.$E$2]*[.B491] + [.$G$2]))  + (([.$B$2]/POWER([.$E$2];2)) * (COS([.$E$2]*[.B491] + [.$G$2]) - COS([.$G$2]))))" office:value-type="float" office:value="-2.08065084942753" calcext:value-type="float">
            <text:p>-2.0806508494</text:p>
          </table:table-cell>
          <table:table-cell table:formula="of:=SQRT(POWER([.H491];2)+POWER([.I49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[.B492]*[.$D$2]" office:value-type="float" office:value="968" calcext:value-type="float">
            <text:p>968</text:p>
          </table:table-cell>
          <table:table-cell table:formula="of:=IF([.$C492] &gt; [.$J$2]; [.D491]; [.D491]+SIN(RADIANS([.$C492]))*MIN(([.$A$2]+([.B492]*[.$B$2]));[.$C$2]))" office:value-type="float" office:value="23.3857133529357" calcext:value-type="float">
            <text:p>23.3857133529</text:p>
          </table:table-cell>
          <table:table-cell table:formula="of:=IF([.$C492]&gt;[.$J$2];[.E491];[.E491]+COS(RADIANS([.$C492]))*MIN(([.$A$2]+([.B492]*[.$B$2]));[.$C$2]))" office:value-type="float" office:value="-2.2639638400468" calcext:value-type="float">
            <text:p>-2.26396384</text:p>
          </table:table-cell>
          <table:table-cell table:formula="of:=SQRT(([.D492]*[.D492])+([.E492]*[.E492]))" office:value-type="float" office:value="23.4950446114647" calcext:value-type="float">
            <text:p>23.4950446115</text:p>
          </table:table-cell>
          <table:table-cell/>
          <table:table-cell table:formula="of:=IF([.$C492] &gt; [.$J$2]; [.H491]; (([.$A$2]/[.$E$2])*((0-COS([.$E$2]*[.B492] + [.$G$2])) - (0-COS([.$G$2])))) + (([.$B$2]*[.B492]/[.$E$2])*(0-COS([.$E$2]*[.B492] + [.$G$2]))) + (([.$B$2]/POWER([.$E$2];2)) * (SIN([.$E$2]*[.B492] + [.$G$2]) - SIN([.$G$2]))))" office:value-type="float" office:value="23.285186687421" calcext:value-type="float">
            <text:p>23.2851866874</text:p>
          </table:table-cell>
          <table:table-cell table:formula="of:=IF([.$C492] &gt; [.$J$2]; [.I491]; (([.$A$2]/[.$E$2])*(   SIN([.$E$2]*[.B492] + [.$G$2])  -    SIN([.$G$2])))  + (([.$B$2]*[.B492]/[.$E$2])*   SIN([.$E$2]*[.B492] + [.$G$2]))  + (([.$B$2]/POWER([.$E$2];2)) * (COS([.$E$2]*[.B492] + [.$G$2]) - COS([.$G$2]))))" office:value-type="float" office:value="-2.08065084942753" calcext:value-type="float">
            <text:p>-2.0806508494</text:p>
          </table:table-cell>
          <table:table-cell table:formula="of:=SQRT(POWER([.H492];2)+POWER([.I49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[.B493]*[.$D$2]" office:value-type="float" office:value="970" calcext:value-type="float">
            <text:p>970</text:p>
          </table:table-cell>
          <table:table-cell table:formula="of:=IF([.$C493] &gt; [.$J$2]; [.D492]; [.D492]+SIN(RADIANS([.$C493]))*MIN(([.$A$2]+([.B493]*[.$B$2]));[.$C$2]))" office:value-type="float" office:value="23.3857133529357" calcext:value-type="float">
            <text:p>23.3857133529</text:p>
          </table:table-cell>
          <table:table-cell table:formula="of:=IF([.$C493]&gt;[.$J$2];[.E492];[.E492]+COS(RADIANS([.$C493]))*MIN(([.$A$2]+([.B493]*[.$B$2]));[.$C$2]))" office:value-type="float" office:value="-2.2639638400468" calcext:value-type="float">
            <text:p>-2.26396384</text:p>
          </table:table-cell>
          <table:table-cell table:formula="of:=SQRT(([.D493]*[.D493])+([.E493]*[.E493]))" office:value-type="float" office:value="23.4950446114647" calcext:value-type="float">
            <text:p>23.4950446115</text:p>
          </table:table-cell>
          <table:table-cell/>
          <table:table-cell table:formula="of:=IF([.$C493] &gt; [.$J$2]; [.H492]; (([.$A$2]/[.$E$2])*((0-COS([.$E$2]*[.B493] + [.$G$2])) - (0-COS([.$G$2])))) + (([.$B$2]*[.B493]/[.$E$2])*(0-COS([.$E$2]*[.B493] + [.$G$2]))) + (([.$B$2]/POWER([.$E$2];2)) * (SIN([.$E$2]*[.B493] + [.$G$2]) - SIN([.$G$2]))))" office:value-type="float" office:value="23.285186687421" calcext:value-type="float">
            <text:p>23.2851866874</text:p>
          </table:table-cell>
          <table:table-cell table:formula="of:=IF([.$C493] &gt; [.$J$2]; [.I492]; (([.$A$2]/[.$E$2])*(   SIN([.$E$2]*[.B493] + [.$G$2])  -    SIN([.$G$2])))  + (([.$B$2]*[.B493]/[.$E$2])*   SIN([.$E$2]*[.B493] + [.$G$2]))  + (([.$B$2]/POWER([.$E$2];2)) * (COS([.$E$2]*[.B493] + [.$G$2]) - COS([.$G$2]))))" office:value-type="float" office:value="-2.08065084942753" calcext:value-type="float">
            <text:p>-2.0806508494</text:p>
          </table:table-cell>
          <table:table-cell table:formula="of:=SQRT(POWER([.H493];2)+POWER([.I49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[.B494]*[.$D$2]" office:value-type="float" office:value="972" calcext:value-type="float">
            <text:p>972</text:p>
          </table:table-cell>
          <table:table-cell table:formula="of:=IF([.$C494] &gt; [.$J$2]; [.D493]; [.D493]+SIN(RADIANS([.$C494]))*MIN(([.$A$2]+([.B494]*[.$B$2]));[.$C$2]))" office:value-type="float" office:value="23.3857133529357" calcext:value-type="float">
            <text:p>23.3857133529</text:p>
          </table:table-cell>
          <table:table-cell table:formula="of:=IF([.$C494]&gt;[.$J$2];[.E493];[.E493]+COS(RADIANS([.$C494]))*MIN(([.$A$2]+([.B494]*[.$B$2]));[.$C$2]))" office:value-type="float" office:value="-2.2639638400468" calcext:value-type="float">
            <text:p>-2.26396384</text:p>
          </table:table-cell>
          <table:table-cell table:formula="of:=SQRT(([.D494]*[.D494])+([.E494]*[.E494]))" office:value-type="float" office:value="23.4950446114647" calcext:value-type="float">
            <text:p>23.4950446115</text:p>
          </table:table-cell>
          <table:table-cell/>
          <table:table-cell table:formula="of:=IF([.$C494] &gt; [.$J$2]; [.H493]; (([.$A$2]/[.$E$2])*((0-COS([.$E$2]*[.B494] + [.$G$2])) - (0-COS([.$G$2])))) + (([.$B$2]*[.B494]/[.$E$2])*(0-COS([.$E$2]*[.B494] + [.$G$2]))) + (([.$B$2]/POWER([.$E$2];2)) * (SIN([.$E$2]*[.B494] + [.$G$2]) - SIN([.$G$2]))))" office:value-type="float" office:value="23.285186687421" calcext:value-type="float">
            <text:p>23.2851866874</text:p>
          </table:table-cell>
          <table:table-cell table:formula="of:=IF([.$C494] &gt; [.$J$2]; [.I493]; (([.$A$2]/[.$E$2])*(   SIN([.$E$2]*[.B494] + [.$G$2])  -    SIN([.$G$2])))  + (([.$B$2]*[.B494]/[.$E$2])*   SIN([.$E$2]*[.B494] + [.$G$2]))  + (([.$B$2]/POWER([.$E$2];2)) * (COS([.$E$2]*[.B494] + [.$G$2]) - COS([.$G$2]))))" office:value-type="float" office:value="-2.08065084942753" calcext:value-type="float">
            <text:p>-2.0806508494</text:p>
          </table:table-cell>
          <table:table-cell table:formula="of:=SQRT(POWER([.H494];2)+POWER([.I49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[.B495]*[.$D$2]" office:value-type="float" office:value="974" calcext:value-type="float">
            <text:p>974</text:p>
          </table:table-cell>
          <table:table-cell table:formula="of:=IF([.$C495] &gt; [.$J$2]; [.D494]; [.D494]+SIN(RADIANS([.$C495]))*MIN(([.$A$2]+([.B495]*[.$B$2]));[.$C$2]))" office:value-type="float" office:value="23.3857133529357" calcext:value-type="float">
            <text:p>23.3857133529</text:p>
          </table:table-cell>
          <table:table-cell table:formula="of:=IF([.$C495]&gt;[.$J$2];[.E494];[.E494]+COS(RADIANS([.$C495]))*MIN(([.$A$2]+([.B495]*[.$B$2]));[.$C$2]))" office:value-type="float" office:value="-2.2639638400468" calcext:value-type="float">
            <text:p>-2.26396384</text:p>
          </table:table-cell>
          <table:table-cell table:formula="of:=SQRT(([.D495]*[.D495])+([.E495]*[.E495]))" office:value-type="float" office:value="23.4950446114647" calcext:value-type="float">
            <text:p>23.4950446115</text:p>
          </table:table-cell>
          <table:table-cell/>
          <table:table-cell table:formula="of:=IF([.$C495] &gt; [.$J$2]; [.H494]; (([.$A$2]/[.$E$2])*((0-COS([.$E$2]*[.B495] + [.$G$2])) - (0-COS([.$G$2])))) + (([.$B$2]*[.B495]/[.$E$2])*(0-COS([.$E$2]*[.B495] + [.$G$2]))) + (([.$B$2]/POWER([.$E$2];2)) * (SIN([.$E$2]*[.B495] + [.$G$2]) - SIN([.$G$2]))))" office:value-type="float" office:value="23.285186687421" calcext:value-type="float">
            <text:p>23.2851866874</text:p>
          </table:table-cell>
          <table:table-cell table:formula="of:=IF([.$C495] &gt; [.$J$2]; [.I494]; (([.$A$2]/[.$E$2])*(   SIN([.$E$2]*[.B495] + [.$G$2])  -    SIN([.$G$2])))  + (([.$B$2]*[.B495]/[.$E$2])*   SIN([.$E$2]*[.B495] + [.$G$2]))  + (([.$B$2]/POWER([.$E$2];2)) * (COS([.$E$2]*[.B495] + [.$G$2]) - COS([.$G$2]))))" office:value-type="float" office:value="-2.08065084942753" calcext:value-type="float">
            <text:p>-2.0806508494</text:p>
          </table:table-cell>
          <table:table-cell table:formula="of:=SQRT(POWER([.H495];2)+POWER([.I49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[.B496]*[.$D$2]" office:value-type="float" office:value="976" calcext:value-type="float">
            <text:p>976</text:p>
          </table:table-cell>
          <table:table-cell table:formula="of:=IF([.$C496] &gt; [.$J$2]; [.D495]; [.D495]+SIN(RADIANS([.$C496]))*MIN(([.$A$2]+([.B496]*[.$B$2]));[.$C$2]))" office:value-type="float" office:value="23.3857133529357" calcext:value-type="float">
            <text:p>23.3857133529</text:p>
          </table:table-cell>
          <table:table-cell table:formula="of:=IF([.$C496]&gt;[.$J$2];[.E495];[.E495]+COS(RADIANS([.$C496]))*MIN(([.$A$2]+([.B496]*[.$B$2]));[.$C$2]))" office:value-type="float" office:value="-2.2639638400468" calcext:value-type="float">
            <text:p>-2.26396384</text:p>
          </table:table-cell>
          <table:table-cell table:formula="of:=SQRT(([.D496]*[.D496])+([.E496]*[.E496]))" office:value-type="float" office:value="23.4950446114647" calcext:value-type="float">
            <text:p>23.4950446115</text:p>
          </table:table-cell>
          <table:table-cell/>
          <table:table-cell table:formula="of:=IF([.$C496] &gt; [.$J$2]; [.H495]; (([.$A$2]/[.$E$2])*((0-COS([.$E$2]*[.B496] + [.$G$2])) - (0-COS([.$G$2])))) + (([.$B$2]*[.B496]/[.$E$2])*(0-COS([.$E$2]*[.B496] + [.$G$2]))) + (([.$B$2]/POWER([.$E$2];2)) * (SIN([.$E$2]*[.B496] + [.$G$2]) - SIN([.$G$2]))))" office:value-type="float" office:value="23.285186687421" calcext:value-type="float">
            <text:p>23.2851866874</text:p>
          </table:table-cell>
          <table:table-cell table:formula="of:=IF([.$C496] &gt; [.$J$2]; [.I495]; (([.$A$2]/[.$E$2])*(   SIN([.$E$2]*[.B496] + [.$G$2])  -    SIN([.$G$2])))  + (([.$B$2]*[.B496]/[.$E$2])*   SIN([.$E$2]*[.B496] + [.$G$2]))  + (([.$B$2]/POWER([.$E$2];2)) * (COS([.$E$2]*[.B496] + [.$G$2]) - COS([.$G$2]))))" office:value-type="float" office:value="-2.08065084942753" calcext:value-type="float">
            <text:p>-2.0806508494</text:p>
          </table:table-cell>
          <table:table-cell table:formula="of:=SQRT(POWER([.H496];2)+POWER([.I49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[.B497]*[.$D$2]" office:value-type="float" office:value="978" calcext:value-type="float">
            <text:p>978</text:p>
          </table:table-cell>
          <table:table-cell table:formula="of:=IF([.$C497] &gt; [.$J$2]; [.D496]; [.D496]+SIN(RADIANS([.$C497]))*MIN(([.$A$2]+([.B497]*[.$B$2]));[.$C$2]))" office:value-type="float" office:value="23.3857133529357" calcext:value-type="float">
            <text:p>23.3857133529</text:p>
          </table:table-cell>
          <table:table-cell table:formula="of:=IF([.$C497]&gt;[.$J$2];[.E496];[.E496]+COS(RADIANS([.$C497]))*MIN(([.$A$2]+([.B497]*[.$B$2]));[.$C$2]))" office:value-type="float" office:value="-2.2639638400468" calcext:value-type="float">
            <text:p>-2.26396384</text:p>
          </table:table-cell>
          <table:table-cell table:formula="of:=SQRT(([.D497]*[.D497])+([.E497]*[.E497]))" office:value-type="float" office:value="23.4950446114647" calcext:value-type="float">
            <text:p>23.4950446115</text:p>
          </table:table-cell>
          <table:table-cell/>
          <table:table-cell table:formula="of:=IF([.$C497] &gt; [.$J$2]; [.H496]; (([.$A$2]/[.$E$2])*((0-COS([.$E$2]*[.B497] + [.$G$2])) - (0-COS([.$G$2])))) + (([.$B$2]*[.B497]/[.$E$2])*(0-COS([.$E$2]*[.B497] + [.$G$2]))) + (([.$B$2]/POWER([.$E$2];2)) * (SIN([.$E$2]*[.B497] + [.$G$2]) - SIN([.$G$2]))))" office:value-type="float" office:value="23.285186687421" calcext:value-type="float">
            <text:p>23.2851866874</text:p>
          </table:table-cell>
          <table:table-cell table:formula="of:=IF([.$C497] &gt; [.$J$2]; [.I496]; (([.$A$2]/[.$E$2])*(   SIN([.$E$2]*[.B497] + [.$G$2])  -    SIN([.$G$2])))  + (([.$B$2]*[.B497]/[.$E$2])*   SIN([.$E$2]*[.B497] + [.$G$2]))  + (([.$B$2]/POWER([.$E$2];2)) * (COS([.$E$2]*[.B497] + [.$G$2]) - COS([.$G$2]))))" office:value-type="float" office:value="-2.08065084942753" calcext:value-type="float">
            <text:p>-2.0806508494</text:p>
          </table:table-cell>
          <table:table-cell table:formula="of:=SQRT(POWER([.H497];2)+POWER([.I49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[.B498]*[.$D$2]" office:value-type="float" office:value="980" calcext:value-type="float">
            <text:p>980</text:p>
          </table:table-cell>
          <table:table-cell table:formula="of:=IF([.$C498] &gt; [.$J$2]; [.D497]; [.D497]+SIN(RADIANS([.$C498]))*MIN(([.$A$2]+([.B498]*[.$B$2]));[.$C$2]))" office:value-type="float" office:value="23.3857133529357" calcext:value-type="float">
            <text:p>23.3857133529</text:p>
          </table:table-cell>
          <table:table-cell table:formula="of:=IF([.$C498]&gt;[.$J$2];[.E497];[.E497]+COS(RADIANS([.$C498]))*MIN(([.$A$2]+([.B498]*[.$B$2]));[.$C$2]))" office:value-type="float" office:value="-2.2639638400468" calcext:value-type="float">
            <text:p>-2.26396384</text:p>
          </table:table-cell>
          <table:table-cell table:formula="of:=SQRT(([.D498]*[.D498])+([.E498]*[.E498]))" office:value-type="float" office:value="23.4950446114647" calcext:value-type="float">
            <text:p>23.4950446115</text:p>
          </table:table-cell>
          <table:table-cell/>
          <table:table-cell table:formula="of:=IF([.$C498] &gt; [.$J$2]; [.H497]; (([.$A$2]/[.$E$2])*((0-COS([.$E$2]*[.B498] + [.$G$2])) - (0-COS([.$G$2])))) + (([.$B$2]*[.B498]/[.$E$2])*(0-COS([.$E$2]*[.B498] + [.$G$2]))) + (([.$B$2]/POWER([.$E$2];2)) * (SIN([.$E$2]*[.B498] + [.$G$2]) - SIN([.$G$2]))))" office:value-type="float" office:value="23.285186687421" calcext:value-type="float">
            <text:p>23.2851866874</text:p>
          </table:table-cell>
          <table:table-cell table:formula="of:=IF([.$C498] &gt; [.$J$2]; [.I497]; (([.$A$2]/[.$E$2])*(   SIN([.$E$2]*[.B498] + [.$G$2])  -    SIN([.$G$2])))  + (([.$B$2]*[.B498]/[.$E$2])*   SIN([.$E$2]*[.B498] + [.$G$2]))  + (([.$B$2]/POWER([.$E$2];2)) * (COS([.$E$2]*[.B498] + [.$G$2]) - COS([.$G$2]))))" office:value-type="float" office:value="-2.08065084942753" calcext:value-type="float">
            <text:p>-2.0806508494</text:p>
          </table:table-cell>
          <table:table-cell table:formula="of:=SQRT(POWER([.H498];2)+POWER([.I49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[.B499]*[.$D$2]" office:value-type="float" office:value="982" calcext:value-type="float">
            <text:p>982</text:p>
          </table:table-cell>
          <table:table-cell table:formula="of:=IF([.$C499] &gt; [.$J$2]; [.D498]; [.D498]+SIN(RADIANS([.$C499]))*MIN(([.$A$2]+([.B499]*[.$B$2]));[.$C$2]))" office:value-type="float" office:value="23.3857133529357" calcext:value-type="float">
            <text:p>23.3857133529</text:p>
          </table:table-cell>
          <table:table-cell table:formula="of:=IF([.$C499]&gt;[.$J$2];[.E498];[.E498]+COS(RADIANS([.$C499]))*MIN(([.$A$2]+([.B499]*[.$B$2]));[.$C$2]))" office:value-type="float" office:value="-2.2639638400468" calcext:value-type="float">
            <text:p>-2.26396384</text:p>
          </table:table-cell>
          <table:table-cell table:formula="of:=SQRT(([.D499]*[.D499])+([.E499]*[.E499]))" office:value-type="float" office:value="23.4950446114647" calcext:value-type="float">
            <text:p>23.4950446115</text:p>
          </table:table-cell>
          <table:table-cell/>
          <table:table-cell table:formula="of:=IF([.$C499] &gt; [.$J$2]; [.H498]; (([.$A$2]/[.$E$2])*((0-COS([.$E$2]*[.B499] + [.$G$2])) - (0-COS([.$G$2])))) + (([.$B$2]*[.B499]/[.$E$2])*(0-COS([.$E$2]*[.B499] + [.$G$2]))) + (([.$B$2]/POWER([.$E$2];2)) * (SIN([.$E$2]*[.B499] + [.$G$2]) - SIN([.$G$2]))))" office:value-type="float" office:value="23.285186687421" calcext:value-type="float">
            <text:p>23.2851866874</text:p>
          </table:table-cell>
          <table:table-cell table:formula="of:=IF([.$C499] &gt; [.$J$2]; [.I498]; (([.$A$2]/[.$E$2])*(   SIN([.$E$2]*[.B499] + [.$G$2])  -    SIN([.$G$2])))  + (([.$B$2]*[.B499]/[.$E$2])*   SIN([.$E$2]*[.B499] + [.$G$2]))  + (([.$B$2]/POWER([.$E$2];2)) * (COS([.$E$2]*[.B499] + [.$G$2]) - COS([.$G$2]))))" office:value-type="float" office:value="-2.08065084942753" calcext:value-type="float">
            <text:p>-2.0806508494</text:p>
          </table:table-cell>
          <table:table-cell table:formula="of:=SQRT(POWER([.H499];2)+POWER([.I49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[.B500]*[.$D$2]" office:value-type="float" office:value="984" calcext:value-type="float">
            <text:p>984</text:p>
          </table:table-cell>
          <table:table-cell table:formula="of:=IF([.$C500] &gt; [.$J$2]; [.D499]; [.D499]+SIN(RADIANS([.$C500]))*MIN(([.$A$2]+([.B500]*[.$B$2]));[.$C$2]))" office:value-type="float" office:value="23.3857133529357" calcext:value-type="float">
            <text:p>23.3857133529</text:p>
          </table:table-cell>
          <table:table-cell table:formula="of:=IF([.$C500]&gt;[.$J$2];[.E499];[.E499]+COS(RADIANS([.$C500]))*MIN(([.$A$2]+([.B500]*[.$B$2]));[.$C$2]))" office:value-type="float" office:value="-2.2639638400468" calcext:value-type="float">
            <text:p>-2.26396384</text:p>
          </table:table-cell>
          <table:table-cell table:formula="of:=SQRT(([.D500]*[.D500])+([.E500]*[.E500]))" office:value-type="float" office:value="23.4950446114647" calcext:value-type="float">
            <text:p>23.4950446115</text:p>
          </table:table-cell>
          <table:table-cell/>
          <table:table-cell table:formula="of:=IF([.$C500] &gt; [.$J$2]; [.H499]; (([.$A$2]/[.$E$2])*((0-COS([.$E$2]*[.B500] + [.$G$2])) - (0-COS([.$G$2])))) + (([.$B$2]*[.B500]/[.$E$2])*(0-COS([.$E$2]*[.B500] + [.$G$2]))) + (([.$B$2]/POWER([.$E$2];2)) * (SIN([.$E$2]*[.B500] + [.$G$2]) - SIN([.$G$2]))))" office:value-type="float" office:value="23.285186687421" calcext:value-type="float">
            <text:p>23.2851866874</text:p>
          </table:table-cell>
          <table:table-cell table:formula="of:=IF([.$C500] &gt; [.$J$2]; [.I499]; (([.$A$2]/[.$E$2])*(   SIN([.$E$2]*[.B500] + [.$G$2])  -    SIN([.$G$2])))  + (([.$B$2]*[.B500]/[.$E$2])*   SIN([.$E$2]*[.B500] + [.$G$2]))  + (([.$B$2]/POWER([.$E$2];2)) * (COS([.$E$2]*[.B500] + [.$G$2]) - COS([.$G$2]))))" office:value-type="float" office:value="-2.08065084942753" calcext:value-type="float">
            <text:p>-2.0806508494</text:p>
          </table:table-cell>
          <table:table-cell table:formula="of:=SQRT(POWER([.H500];2)+POWER([.I49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[.B501]*[.$D$2]" office:value-type="float" office:value="986" calcext:value-type="float">
            <text:p>986</text:p>
          </table:table-cell>
          <table:table-cell table:formula="of:=IF([.$C501] &gt; [.$J$2]; [.D500]; [.D500]+SIN(RADIANS([.$C501]))*MIN(([.$A$2]+([.B501]*[.$B$2]));[.$C$2]))" office:value-type="float" office:value="23.3857133529357" calcext:value-type="float">
            <text:p>23.3857133529</text:p>
          </table:table-cell>
          <table:table-cell table:formula="of:=IF([.$C501]&gt;[.$J$2];[.E500];[.E500]+COS(RADIANS([.$C501]))*MIN(([.$A$2]+([.B501]*[.$B$2]));[.$C$2]))" office:value-type="float" office:value="-2.2639638400468" calcext:value-type="float">
            <text:p>-2.26396384</text:p>
          </table:table-cell>
          <table:table-cell table:formula="of:=SQRT(([.D501]*[.D501])+([.E501]*[.E501]))" office:value-type="float" office:value="23.4950446114647" calcext:value-type="float">
            <text:p>23.4950446115</text:p>
          </table:table-cell>
          <table:table-cell/>
          <table:table-cell table:formula="of:=IF([.$C501] &gt; [.$J$2]; [.H500]; (([.$A$2]/[.$E$2])*((0-COS([.$E$2]*[.B501] + [.$G$2])) - (0-COS([.$G$2])))) + (([.$B$2]*[.B501]/[.$E$2])*(0-COS([.$E$2]*[.B501] + [.$G$2]))) + (([.$B$2]/POWER([.$E$2];2)) * (SIN([.$E$2]*[.B501] + [.$G$2]) - SIN([.$G$2]))))" office:value-type="float" office:value="23.285186687421" calcext:value-type="float">
            <text:p>23.2851866874</text:p>
          </table:table-cell>
          <table:table-cell table:formula="of:=IF([.$C501] &gt; [.$J$2]; [.I500]; (([.$A$2]/[.$E$2])*(   SIN([.$E$2]*[.B501] + [.$G$2])  -    SIN([.$G$2])))  + (([.$B$2]*[.B501]/[.$E$2])*   SIN([.$E$2]*[.B501] + [.$G$2]))  + (([.$B$2]/POWER([.$E$2];2)) * (COS([.$E$2]*[.B501] + [.$G$2]) - COS([.$G$2]))))" office:value-type="float" office:value="-2.08065084942753" calcext:value-type="float">
            <text:p>-2.0806508494</text:p>
          </table:table-cell>
          <table:table-cell table:formula="of:=SQRT(POWER([.H501];2)+POWER([.I50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[.B502]*[.$D$2]" office:value-type="float" office:value="988" calcext:value-type="float">
            <text:p>988</text:p>
          </table:table-cell>
          <table:table-cell table:formula="of:=IF([.$C502] &gt; [.$J$2]; [.D501]; [.D501]+SIN(RADIANS([.$C502]))*MIN(([.$A$2]+([.B502]*[.$B$2]));[.$C$2]))" office:value-type="float" office:value="23.3857133529357" calcext:value-type="float">
            <text:p>23.3857133529</text:p>
          </table:table-cell>
          <table:table-cell table:formula="of:=IF([.$C502]&gt;[.$J$2];[.E501];[.E501]+COS(RADIANS([.$C502]))*MIN(([.$A$2]+([.B502]*[.$B$2]));[.$C$2]))" office:value-type="float" office:value="-2.2639638400468" calcext:value-type="float">
            <text:p>-2.26396384</text:p>
          </table:table-cell>
          <table:table-cell table:formula="of:=SQRT(([.D502]*[.D502])+([.E502]*[.E502]))" office:value-type="float" office:value="23.4950446114647" calcext:value-type="float">
            <text:p>23.4950446115</text:p>
          </table:table-cell>
          <table:table-cell/>
          <table:table-cell table:formula="of:=IF([.$C502] &gt; [.$J$2]; [.H501]; (([.$A$2]/[.$E$2])*((0-COS([.$E$2]*[.B502] + [.$G$2])) - (0-COS([.$G$2])))) + (([.$B$2]*[.B502]/[.$E$2])*(0-COS([.$E$2]*[.B502] + [.$G$2]))) + (([.$B$2]/POWER([.$E$2];2)) * (SIN([.$E$2]*[.B502] + [.$G$2]) - SIN([.$G$2]))))" office:value-type="float" office:value="23.285186687421" calcext:value-type="float">
            <text:p>23.2851866874</text:p>
          </table:table-cell>
          <table:table-cell table:formula="of:=IF([.$C502] &gt; [.$J$2]; [.I501]; (([.$A$2]/[.$E$2])*(   SIN([.$E$2]*[.B502] + [.$G$2])  -    SIN([.$G$2])))  + (([.$B$2]*[.B502]/[.$E$2])*   SIN([.$E$2]*[.B502] + [.$G$2]))  + (([.$B$2]/POWER([.$E$2];2)) * (COS([.$E$2]*[.B502] + [.$G$2]) - COS([.$G$2]))))" office:value-type="float" office:value="-2.08065084942753" calcext:value-type="float">
            <text:p>-2.0806508494</text:p>
          </table:table-cell>
          <table:table-cell table:formula="of:=SQRT(POWER([.H502];2)+POWER([.I50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[.B503]*[.$D$2]" office:value-type="float" office:value="990" calcext:value-type="float">
            <text:p>990</text:p>
          </table:table-cell>
          <table:table-cell table:formula="of:=IF([.$C503] &gt; [.$J$2]; [.D502]; [.D502]+SIN(RADIANS([.$C503]))*MIN(([.$A$2]+([.B503]*[.$B$2]));[.$C$2]))" office:value-type="float" office:value="23.3857133529357" calcext:value-type="float">
            <text:p>23.3857133529</text:p>
          </table:table-cell>
          <table:table-cell table:formula="of:=IF([.$C503]&gt;[.$J$2];[.E502];[.E502]+COS(RADIANS([.$C503]))*MIN(([.$A$2]+([.B503]*[.$B$2]));[.$C$2]))" office:value-type="float" office:value="-2.2639638400468" calcext:value-type="float">
            <text:p>-2.26396384</text:p>
          </table:table-cell>
          <table:table-cell table:formula="of:=SQRT(([.D503]*[.D503])+([.E503]*[.E503]))" office:value-type="float" office:value="23.4950446114647" calcext:value-type="float">
            <text:p>23.4950446115</text:p>
          </table:table-cell>
          <table:table-cell/>
          <table:table-cell table:formula="of:=IF([.$C503] &gt; [.$J$2]; [.H502]; (([.$A$2]/[.$E$2])*((0-COS([.$E$2]*[.B503] + [.$G$2])) - (0-COS([.$G$2])))) + (([.$B$2]*[.B503]/[.$E$2])*(0-COS([.$E$2]*[.B503] + [.$G$2]))) + (([.$B$2]/POWER([.$E$2];2)) * (SIN([.$E$2]*[.B503] + [.$G$2]) - SIN([.$G$2]))))" office:value-type="float" office:value="23.285186687421" calcext:value-type="float">
            <text:p>23.2851866874</text:p>
          </table:table-cell>
          <table:table-cell table:formula="of:=IF([.$C503] &gt; [.$J$2]; [.I502]; (([.$A$2]/[.$E$2])*(   SIN([.$E$2]*[.B503] + [.$G$2])  -    SIN([.$G$2])))  + (([.$B$2]*[.B503]/[.$E$2])*   SIN([.$E$2]*[.B503] + [.$G$2]))  + (([.$B$2]/POWER([.$E$2];2)) * (COS([.$E$2]*[.B503] + [.$G$2]) - COS([.$G$2]))))" office:value-type="float" office:value="-2.08065084942753" calcext:value-type="float">
            <text:p>-2.0806508494</text:p>
          </table:table-cell>
          <table:table-cell table:formula="of:=SQRT(POWER([.H503];2)+POWER([.I50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[.B504]*[.$D$2]" office:value-type="float" office:value="992" calcext:value-type="float">
            <text:p>992</text:p>
          </table:table-cell>
          <table:table-cell table:formula="of:=IF([.$C504] &gt; [.$J$2]; [.D503]; [.D503]+SIN(RADIANS([.$C504]))*MIN(([.$A$2]+([.B504]*[.$B$2]));[.$C$2]))" office:value-type="float" office:value="23.3857133529357" calcext:value-type="float">
            <text:p>23.3857133529</text:p>
          </table:table-cell>
          <table:table-cell table:formula="of:=IF([.$C504]&gt;[.$J$2];[.E503];[.E503]+COS(RADIANS([.$C504]))*MIN(([.$A$2]+([.B504]*[.$B$2]));[.$C$2]))" office:value-type="float" office:value="-2.2639638400468" calcext:value-type="float">
            <text:p>-2.26396384</text:p>
          </table:table-cell>
          <table:table-cell table:formula="of:=SQRT(([.D504]*[.D504])+([.E504]*[.E504]))" office:value-type="float" office:value="23.4950446114647" calcext:value-type="float">
            <text:p>23.4950446115</text:p>
          </table:table-cell>
          <table:table-cell/>
          <table:table-cell table:formula="of:=IF([.$C504] &gt; [.$J$2]; [.H503]; (([.$A$2]/[.$E$2])*((0-COS([.$E$2]*[.B504] + [.$G$2])) - (0-COS([.$G$2])))) + (([.$B$2]*[.B504]/[.$E$2])*(0-COS([.$E$2]*[.B504] + [.$G$2]))) + (([.$B$2]/POWER([.$E$2];2)) * (SIN([.$E$2]*[.B504] + [.$G$2]) - SIN([.$G$2]))))" office:value-type="float" office:value="23.285186687421" calcext:value-type="float">
            <text:p>23.2851866874</text:p>
          </table:table-cell>
          <table:table-cell table:formula="of:=IF([.$C504] &gt; [.$J$2]; [.I503]; (([.$A$2]/[.$E$2])*(   SIN([.$E$2]*[.B504] + [.$G$2])  -    SIN([.$G$2])))  + (([.$B$2]*[.B504]/[.$E$2])*   SIN([.$E$2]*[.B504] + [.$G$2]))  + (([.$B$2]/POWER([.$E$2];2)) * (COS([.$E$2]*[.B504] + [.$G$2]) - COS([.$G$2]))))" office:value-type="float" office:value="-2.08065084942753" calcext:value-type="float">
            <text:p>-2.0806508494</text:p>
          </table:table-cell>
          <table:table-cell table:formula="of:=SQRT(POWER([.H504];2)+POWER([.I50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[.B505]*[.$D$2]" office:value-type="float" office:value="994" calcext:value-type="float">
            <text:p>994</text:p>
          </table:table-cell>
          <table:table-cell table:formula="of:=IF([.$C505] &gt; [.$J$2]; [.D504]; [.D504]+SIN(RADIANS([.$C505]))*MIN(([.$A$2]+([.B505]*[.$B$2]));[.$C$2]))" office:value-type="float" office:value="23.3857133529357" calcext:value-type="float">
            <text:p>23.3857133529</text:p>
          </table:table-cell>
          <table:table-cell table:formula="of:=IF([.$C505]&gt;[.$J$2];[.E504];[.E504]+COS(RADIANS([.$C505]))*MIN(([.$A$2]+([.B505]*[.$B$2]));[.$C$2]))" office:value-type="float" office:value="-2.2639638400468" calcext:value-type="float">
            <text:p>-2.26396384</text:p>
          </table:table-cell>
          <table:table-cell table:formula="of:=SQRT(([.D505]*[.D505])+([.E505]*[.E505]))" office:value-type="float" office:value="23.4950446114647" calcext:value-type="float">
            <text:p>23.4950446115</text:p>
          </table:table-cell>
          <table:table-cell/>
          <table:table-cell table:formula="of:=IF([.$C505] &gt; [.$J$2]; [.H504]; (([.$A$2]/[.$E$2])*((0-COS([.$E$2]*[.B505] + [.$G$2])) - (0-COS([.$G$2])))) + (([.$B$2]*[.B505]/[.$E$2])*(0-COS([.$E$2]*[.B505] + [.$G$2]))) + (([.$B$2]/POWER([.$E$2];2)) * (SIN([.$E$2]*[.B505] + [.$G$2]) - SIN([.$G$2]))))" office:value-type="float" office:value="23.285186687421" calcext:value-type="float">
            <text:p>23.2851866874</text:p>
          </table:table-cell>
          <table:table-cell table:formula="of:=IF([.$C505] &gt; [.$J$2]; [.I504]; (([.$A$2]/[.$E$2])*(   SIN([.$E$2]*[.B505] + [.$G$2])  -    SIN([.$G$2])))  + (([.$B$2]*[.B505]/[.$E$2])*   SIN([.$E$2]*[.B505] + [.$G$2]))  + (([.$B$2]/POWER([.$E$2];2)) * (COS([.$E$2]*[.B505] + [.$G$2]) - COS([.$G$2]))))" office:value-type="float" office:value="-2.08065084942753" calcext:value-type="float">
            <text:p>-2.0806508494</text:p>
          </table:table-cell>
          <table:table-cell table:formula="of:=SQRT(POWER([.H505];2)+POWER([.I50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[.B506]*[.$D$2]" office:value-type="float" office:value="996" calcext:value-type="float">
            <text:p>996</text:p>
          </table:table-cell>
          <table:table-cell table:formula="of:=IF([.$C506] &gt; [.$J$2]; [.D505]; [.D505]+SIN(RADIANS([.$C506]))*MIN(([.$A$2]+([.B506]*[.$B$2]));[.$C$2]))" office:value-type="float" office:value="23.3857133529357" calcext:value-type="float">
            <text:p>23.3857133529</text:p>
          </table:table-cell>
          <table:table-cell table:formula="of:=IF([.$C506]&gt;[.$J$2];[.E505];[.E505]+COS(RADIANS([.$C506]))*MIN(([.$A$2]+([.B506]*[.$B$2]));[.$C$2]))" office:value-type="float" office:value="-2.2639638400468" calcext:value-type="float">
            <text:p>-2.26396384</text:p>
          </table:table-cell>
          <table:table-cell table:formula="of:=SQRT(([.D506]*[.D506])+([.E506]*[.E506]))" office:value-type="float" office:value="23.4950446114647" calcext:value-type="float">
            <text:p>23.4950446115</text:p>
          </table:table-cell>
          <table:table-cell/>
          <table:table-cell table:formula="of:=IF([.$C506] &gt; [.$J$2]; [.H505]; (([.$A$2]/[.$E$2])*((0-COS([.$E$2]*[.B506] + [.$G$2])) - (0-COS([.$G$2])))) + (([.$B$2]*[.B506]/[.$E$2])*(0-COS([.$E$2]*[.B506] + [.$G$2]))) + (([.$B$2]/POWER([.$E$2];2)) * (SIN([.$E$2]*[.B506] + [.$G$2]) - SIN([.$G$2]))))" office:value-type="float" office:value="23.285186687421" calcext:value-type="float">
            <text:p>23.2851866874</text:p>
          </table:table-cell>
          <table:table-cell table:formula="of:=IF([.$C506] &gt; [.$J$2]; [.I505]; (([.$A$2]/[.$E$2])*(   SIN([.$E$2]*[.B506] + [.$G$2])  -    SIN([.$G$2])))  + (([.$B$2]*[.B506]/[.$E$2])*   SIN([.$E$2]*[.B506] + [.$G$2]))  + (([.$B$2]/POWER([.$E$2];2)) * (COS([.$E$2]*[.B506] + [.$G$2]) - COS([.$G$2]))))" office:value-type="float" office:value="-2.08065084942753" calcext:value-type="float">
            <text:p>-2.0806508494</text:p>
          </table:table-cell>
          <table:table-cell table:formula="of:=SQRT(POWER([.H506];2)+POWER([.I50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[.B507]*[.$D$2]" office:value-type="float" office:value="998" calcext:value-type="float">
            <text:p>998</text:p>
          </table:table-cell>
          <table:table-cell table:formula="of:=IF([.$C507] &gt; [.$J$2]; [.D506]; [.D506]+SIN(RADIANS([.$C507]))*MIN(([.$A$2]+([.B507]*[.$B$2]));[.$C$2]))" office:value-type="float" office:value="23.3857133529357" calcext:value-type="float">
            <text:p>23.3857133529</text:p>
          </table:table-cell>
          <table:table-cell table:formula="of:=IF([.$C507]&gt;[.$J$2];[.E506];[.E506]+COS(RADIANS([.$C507]))*MIN(([.$A$2]+([.B507]*[.$B$2]));[.$C$2]))" office:value-type="float" office:value="-2.2639638400468" calcext:value-type="float">
            <text:p>-2.26396384</text:p>
          </table:table-cell>
          <table:table-cell table:formula="of:=SQRT(([.D507]*[.D507])+([.E507]*[.E507]))" office:value-type="float" office:value="23.4950446114647" calcext:value-type="float">
            <text:p>23.4950446115</text:p>
          </table:table-cell>
          <table:table-cell/>
          <table:table-cell table:formula="of:=IF([.$C507] &gt; [.$J$2]; [.H506]; (([.$A$2]/[.$E$2])*((0-COS([.$E$2]*[.B507] + [.$G$2])) - (0-COS([.$G$2])))) + (([.$B$2]*[.B507]/[.$E$2])*(0-COS([.$E$2]*[.B507] + [.$G$2]))) + (([.$B$2]/POWER([.$E$2];2)) * (SIN([.$E$2]*[.B507] + [.$G$2]) - SIN([.$G$2]))))" office:value-type="float" office:value="23.285186687421" calcext:value-type="float">
            <text:p>23.2851866874</text:p>
          </table:table-cell>
          <table:table-cell table:formula="of:=IF([.$C507] &gt; [.$J$2]; [.I506]; (([.$A$2]/[.$E$2])*(   SIN([.$E$2]*[.B507] + [.$G$2])  -    SIN([.$G$2])))  + (([.$B$2]*[.B507]/[.$E$2])*   SIN([.$E$2]*[.B507] + [.$G$2]))  + (([.$B$2]/POWER([.$E$2];2)) * (COS([.$E$2]*[.B507] + [.$G$2]) - COS([.$G$2]))))" office:value-type="float" office:value="-2.08065084942753" calcext:value-type="float">
            <text:p>-2.0806508494</text:p>
          </table:table-cell>
          <table:table-cell table:formula="of:=SQRT(POWER([.H507];2)+POWER([.I50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508]*[.$D$2]" office:value-type="float" office:value="1000" calcext:value-type="float">
            <text:p>1000</text:p>
          </table:table-cell>
          <table:table-cell table:formula="of:=IF([.$C508] &gt; [.$J$2]; [.D507]; [.D507]+SIN(RADIANS([.$C508]))*MIN(([.$A$2]+([.B508]*[.$B$2]));[.$C$2]))" office:value-type="float" office:value="23.3857133529357" calcext:value-type="float">
            <text:p>23.3857133529</text:p>
          </table:table-cell>
          <table:table-cell table:formula="of:=IF([.$C508]&gt;[.$J$2];[.E507];[.E507]+COS(RADIANS([.$C508]))*MIN(([.$A$2]+([.B508]*[.$B$2]));[.$C$2]))" office:value-type="float" office:value="-2.2639638400468" calcext:value-type="float">
            <text:p>-2.26396384</text:p>
          </table:table-cell>
          <table:table-cell table:formula="of:=SQRT(([.D508]*[.D508])+([.E508]*[.E508]))" office:value-type="float" office:value="23.4950446114647" calcext:value-type="float">
            <text:p>23.4950446115</text:p>
          </table:table-cell>
          <table:table-cell/>
          <table:table-cell table:formula="of:=IF([.$C508] &gt; [.$J$2]; [.H507]; (([.$A$2]/[.$E$2])*((0-COS([.$E$2]*[.B508] + [.$G$2])) - (0-COS([.$G$2])))) + (([.$B$2]*[.B508]/[.$E$2])*(0-COS([.$E$2]*[.B508] + [.$G$2]))) + (([.$B$2]/POWER([.$E$2];2)) * (SIN([.$E$2]*[.B508] + [.$G$2]) - SIN([.$G$2]))))" office:value-type="float" office:value="23.285186687421" calcext:value-type="float">
            <text:p>23.2851866874</text:p>
          </table:table-cell>
          <table:table-cell table:formula="of:=IF([.$C508] &gt; [.$J$2]; [.I507]; (([.$A$2]/[.$E$2])*(   SIN([.$E$2]*[.B508] + [.$G$2])  -    SIN([.$G$2])))  + (([.$B$2]*[.B508]/[.$E$2])*   SIN([.$E$2]*[.B508] + [.$G$2]))  + (([.$B$2]/POWER([.$E$2];2)) * (COS([.$E$2]*[.B508] + [.$G$2]) - COS([.$G$2]))))" office:value-type="float" office:value="-2.08065084942753" calcext:value-type="float">
            <text:p>-2.0806508494</text:p>
          </table:table-cell>
          <table:table-cell table:formula="of:=SQRT(POWER([.H508];2)+POWER([.I50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[.B509]*[.$D$2]" office:value-type="float" office:value="1002" calcext:value-type="float">
            <text:p>1002</text:p>
          </table:table-cell>
          <table:table-cell table:formula="of:=IF([.$C509] &gt; [.$J$2]; [.D508]; [.D508]+SIN(RADIANS([.$C509]))*MIN(([.$A$2]+([.B509]*[.$B$2]));[.$C$2]))" office:value-type="float" office:value="23.3857133529357" calcext:value-type="float">
            <text:p>23.3857133529</text:p>
          </table:table-cell>
          <table:table-cell table:formula="of:=IF([.$C509]&gt;[.$J$2];[.E508];[.E508]+COS(RADIANS([.$C509]))*MIN(([.$A$2]+([.B509]*[.$B$2]));[.$C$2]))" office:value-type="float" office:value="-2.2639638400468" calcext:value-type="float">
            <text:p>-2.26396384</text:p>
          </table:table-cell>
          <table:table-cell table:formula="of:=SQRT(([.D509]*[.D509])+([.E509]*[.E509]))" office:value-type="float" office:value="23.4950446114647" calcext:value-type="float">
            <text:p>23.4950446115</text:p>
          </table:table-cell>
          <table:table-cell/>
          <table:table-cell table:formula="of:=IF([.$C509] &gt; [.$J$2]; [.H508]; (([.$A$2]/[.$E$2])*((0-COS([.$E$2]*[.B509] + [.$G$2])) - (0-COS([.$G$2])))) + (([.$B$2]*[.B509]/[.$E$2])*(0-COS([.$E$2]*[.B509] + [.$G$2]))) + (([.$B$2]/POWER([.$E$2];2)) * (SIN([.$E$2]*[.B509] + [.$G$2]) - SIN([.$G$2]))))" office:value-type="float" office:value="23.285186687421" calcext:value-type="float">
            <text:p>23.2851866874</text:p>
          </table:table-cell>
          <table:table-cell table:formula="of:=IF([.$C509] &gt; [.$J$2]; [.I508]; (([.$A$2]/[.$E$2])*(   SIN([.$E$2]*[.B509] + [.$G$2])  -    SIN([.$G$2])))  + (([.$B$2]*[.B509]/[.$E$2])*   SIN([.$E$2]*[.B509] + [.$G$2]))  + (([.$B$2]/POWER([.$E$2];2)) * (COS([.$E$2]*[.B509] + [.$G$2]) - COS([.$G$2]))))" office:value-type="float" office:value="-2.08065084942753" calcext:value-type="float">
            <text:p>-2.0806508494</text:p>
          </table:table-cell>
          <table:table-cell table:formula="of:=SQRT(POWER([.H509];2)+POWER([.I50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[.B510]*[.$D$2]" office:value-type="float" office:value="1004" calcext:value-type="float">
            <text:p>1004</text:p>
          </table:table-cell>
          <table:table-cell table:formula="of:=IF([.$C510] &gt; [.$J$2]; [.D509]; [.D509]+SIN(RADIANS([.$C510]))*MIN(([.$A$2]+([.B510]*[.$B$2]));[.$C$2]))" office:value-type="float" office:value="23.3857133529357" calcext:value-type="float">
            <text:p>23.3857133529</text:p>
          </table:table-cell>
          <table:table-cell table:formula="of:=IF([.$C510]&gt;[.$J$2];[.E509];[.E509]+COS(RADIANS([.$C510]))*MIN(([.$A$2]+([.B510]*[.$B$2]));[.$C$2]))" office:value-type="float" office:value="-2.2639638400468" calcext:value-type="float">
            <text:p>-2.26396384</text:p>
          </table:table-cell>
          <table:table-cell table:formula="of:=SQRT(([.D510]*[.D510])+([.E510]*[.E510]))" office:value-type="float" office:value="23.4950446114647" calcext:value-type="float">
            <text:p>23.4950446115</text:p>
          </table:table-cell>
          <table:table-cell/>
          <table:table-cell table:formula="of:=IF([.$C510] &gt; [.$J$2]; [.H509]; (([.$A$2]/[.$E$2])*((0-COS([.$E$2]*[.B510] + [.$G$2])) - (0-COS([.$G$2])))) + (([.$B$2]*[.B510]/[.$E$2])*(0-COS([.$E$2]*[.B510] + [.$G$2]))) + (([.$B$2]/POWER([.$E$2];2)) * (SIN([.$E$2]*[.B510] + [.$G$2]) - SIN([.$G$2]))))" office:value-type="float" office:value="23.285186687421" calcext:value-type="float">
            <text:p>23.2851866874</text:p>
          </table:table-cell>
          <table:table-cell table:formula="of:=IF([.$C510] &gt; [.$J$2]; [.I509]; (([.$A$2]/[.$E$2])*(   SIN([.$E$2]*[.B510] + [.$G$2])  -    SIN([.$G$2])))  + (([.$B$2]*[.B510]/[.$E$2])*   SIN([.$E$2]*[.B510] + [.$G$2]))  + (([.$B$2]/POWER([.$E$2];2)) * (COS([.$E$2]*[.B510] + [.$G$2]) - COS([.$G$2]))))" office:value-type="float" office:value="-2.08065084942753" calcext:value-type="float">
            <text:p>-2.0806508494</text:p>
          </table:table-cell>
          <table:table-cell table:formula="of:=SQRT(POWER([.H510];2)+POWER([.I50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[.B511]*[.$D$2]" office:value-type="float" office:value="1006" calcext:value-type="float">
            <text:p>1006</text:p>
          </table:table-cell>
          <table:table-cell table:formula="of:=IF([.$C511] &gt; [.$J$2]; [.D510]; [.D510]+SIN(RADIANS([.$C511]))*MIN(([.$A$2]+([.B511]*[.$B$2]));[.$C$2]))" office:value-type="float" office:value="23.3857133529357" calcext:value-type="float">
            <text:p>23.3857133529</text:p>
          </table:table-cell>
          <table:table-cell table:formula="of:=IF([.$C511]&gt;[.$J$2];[.E510];[.E510]+COS(RADIANS([.$C511]))*MIN(([.$A$2]+([.B511]*[.$B$2]));[.$C$2]))" office:value-type="float" office:value="-2.2639638400468" calcext:value-type="float">
            <text:p>-2.26396384</text:p>
          </table:table-cell>
          <table:table-cell table:formula="of:=SQRT(([.D511]*[.D511])+([.E511]*[.E511]))" office:value-type="float" office:value="23.4950446114647" calcext:value-type="float">
            <text:p>23.4950446115</text:p>
          </table:table-cell>
          <table:table-cell/>
          <table:table-cell table:formula="of:=IF([.$C511] &gt; [.$J$2]; [.H510]; (([.$A$2]/[.$E$2])*((0-COS([.$E$2]*[.B511] + [.$G$2])) - (0-COS([.$G$2])))) + (([.$B$2]*[.B511]/[.$E$2])*(0-COS([.$E$2]*[.B511] + [.$G$2]))) + (([.$B$2]/POWER([.$E$2];2)) * (SIN([.$E$2]*[.B511] + [.$G$2]) - SIN([.$G$2]))))" office:value-type="float" office:value="23.285186687421" calcext:value-type="float">
            <text:p>23.2851866874</text:p>
          </table:table-cell>
          <table:table-cell table:formula="of:=IF([.$C511] &gt; [.$J$2]; [.I510]; (([.$A$2]/[.$E$2])*(   SIN([.$E$2]*[.B511] + [.$G$2])  -    SIN([.$G$2])))  + (([.$B$2]*[.B511]/[.$E$2])*   SIN([.$E$2]*[.B511] + [.$G$2]))  + (([.$B$2]/POWER([.$E$2];2)) * (COS([.$E$2]*[.B511] + [.$G$2]) - COS([.$G$2]))))" office:value-type="float" office:value="-2.08065084942753" calcext:value-type="float">
            <text:p>-2.0806508494</text:p>
          </table:table-cell>
          <table:table-cell table:formula="of:=SQRT(POWER([.H511];2)+POWER([.I51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[.B512]*[.$D$2]" office:value-type="float" office:value="1008" calcext:value-type="float">
            <text:p>1008</text:p>
          </table:table-cell>
          <table:table-cell table:formula="of:=IF([.$C512] &gt; [.$J$2]; [.D511]; [.D511]+SIN(RADIANS([.$C512]))*MIN(([.$A$2]+([.B512]*[.$B$2]));[.$C$2]))" office:value-type="float" office:value="23.3857133529357" calcext:value-type="float">
            <text:p>23.3857133529</text:p>
          </table:table-cell>
          <table:table-cell table:formula="of:=IF([.$C512]&gt;[.$J$2];[.E511];[.E511]+COS(RADIANS([.$C512]))*MIN(([.$A$2]+([.B512]*[.$B$2]));[.$C$2]))" office:value-type="float" office:value="-2.2639638400468" calcext:value-type="float">
            <text:p>-2.26396384</text:p>
          </table:table-cell>
          <table:table-cell table:formula="of:=SQRT(([.D512]*[.D512])+([.E512]*[.E512]))" office:value-type="float" office:value="23.4950446114647" calcext:value-type="float">
            <text:p>23.4950446115</text:p>
          </table:table-cell>
          <table:table-cell/>
          <table:table-cell table:formula="of:=IF([.$C512] &gt; [.$J$2]; [.H511]; (([.$A$2]/[.$E$2])*((0-COS([.$E$2]*[.B512] + [.$G$2])) - (0-COS([.$G$2])))) + (([.$B$2]*[.B512]/[.$E$2])*(0-COS([.$E$2]*[.B512] + [.$G$2]))) + (([.$B$2]/POWER([.$E$2];2)) * (SIN([.$E$2]*[.B512] + [.$G$2]) - SIN([.$G$2]))))" office:value-type="float" office:value="23.285186687421" calcext:value-type="float">
            <text:p>23.2851866874</text:p>
          </table:table-cell>
          <table:table-cell table:formula="of:=IF([.$C512] &gt; [.$J$2]; [.I511]; (([.$A$2]/[.$E$2])*(   SIN([.$E$2]*[.B512] + [.$G$2])  -    SIN([.$G$2])))  + (([.$B$2]*[.B512]/[.$E$2])*   SIN([.$E$2]*[.B512] + [.$G$2]))  + (([.$B$2]/POWER([.$E$2];2)) * (COS([.$E$2]*[.B512] + [.$G$2]) - COS([.$G$2]))))" office:value-type="float" office:value="-2.08065084942753" calcext:value-type="float">
            <text:p>-2.0806508494</text:p>
          </table:table-cell>
          <table:table-cell table:formula="of:=SQRT(POWER([.H512];2)+POWER([.I51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[.B513]*[.$D$2]" office:value-type="float" office:value="1010" calcext:value-type="float">
            <text:p>1010</text:p>
          </table:table-cell>
          <table:table-cell table:formula="of:=IF([.$C513] &gt; [.$J$2]; [.D512]; [.D512]+SIN(RADIANS([.$C513]))*MIN(([.$A$2]+([.B513]*[.$B$2]));[.$C$2]))" office:value-type="float" office:value="23.3857133529357" calcext:value-type="float">
            <text:p>23.3857133529</text:p>
          </table:table-cell>
          <table:table-cell table:formula="of:=IF([.$C513]&gt;[.$J$2];[.E512];[.E512]+COS(RADIANS([.$C513]))*MIN(([.$A$2]+([.B513]*[.$B$2]));[.$C$2]))" office:value-type="float" office:value="-2.2639638400468" calcext:value-type="float">
            <text:p>-2.26396384</text:p>
          </table:table-cell>
          <table:table-cell table:formula="of:=SQRT(([.D513]*[.D513])+([.E513]*[.E513]))" office:value-type="float" office:value="23.4950446114647" calcext:value-type="float">
            <text:p>23.4950446115</text:p>
          </table:table-cell>
          <table:table-cell/>
          <table:table-cell table:formula="of:=IF([.$C513] &gt; [.$J$2]; [.H512]; (([.$A$2]/[.$E$2])*((0-COS([.$E$2]*[.B513] + [.$G$2])) - (0-COS([.$G$2])))) + (([.$B$2]*[.B513]/[.$E$2])*(0-COS([.$E$2]*[.B513] + [.$G$2]))) + (([.$B$2]/POWER([.$E$2];2)) * (SIN([.$E$2]*[.B513] + [.$G$2]) - SIN([.$G$2]))))" office:value-type="float" office:value="23.285186687421" calcext:value-type="float">
            <text:p>23.2851866874</text:p>
          </table:table-cell>
          <table:table-cell table:formula="of:=IF([.$C513] &gt; [.$J$2]; [.I512]; (([.$A$2]/[.$E$2])*(   SIN([.$E$2]*[.B513] + [.$G$2])  -    SIN([.$G$2])))  + (([.$B$2]*[.B513]/[.$E$2])*   SIN([.$E$2]*[.B513] + [.$G$2]))  + (([.$B$2]/POWER([.$E$2];2)) * (COS([.$E$2]*[.B513] + [.$G$2]) - COS([.$G$2]))))" office:value-type="float" office:value="-2.08065084942753" calcext:value-type="float">
            <text:p>-2.0806508494</text:p>
          </table:table-cell>
          <table:table-cell table:formula="of:=SQRT(POWER([.H513];2)+POWER([.I51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[.B514]*[.$D$2]" office:value-type="float" office:value="1012" calcext:value-type="float">
            <text:p>1012</text:p>
          </table:table-cell>
          <table:table-cell table:formula="of:=IF([.$C514] &gt; [.$J$2]; [.D513]; [.D513]+SIN(RADIANS([.$C514]))*MIN(([.$A$2]+([.B514]*[.$B$2]));[.$C$2]))" office:value-type="float" office:value="23.3857133529357" calcext:value-type="float">
            <text:p>23.3857133529</text:p>
          </table:table-cell>
          <table:table-cell table:formula="of:=IF([.$C514]&gt;[.$J$2];[.E513];[.E513]+COS(RADIANS([.$C514]))*MIN(([.$A$2]+([.B514]*[.$B$2]));[.$C$2]))" office:value-type="float" office:value="-2.2639638400468" calcext:value-type="float">
            <text:p>-2.26396384</text:p>
          </table:table-cell>
          <table:table-cell table:formula="of:=SQRT(([.D514]*[.D514])+([.E514]*[.E514]))" office:value-type="float" office:value="23.4950446114647" calcext:value-type="float">
            <text:p>23.4950446115</text:p>
          </table:table-cell>
          <table:table-cell/>
          <table:table-cell table:formula="of:=IF([.$C514] &gt; [.$J$2]; [.H513]; (([.$A$2]/[.$E$2])*((0-COS([.$E$2]*[.B514] + [.$G$2])) - (0-COS([.$G$2])))) + (([.$B$2]*[.B514]/[.$E$2])*(0-COS([.$E$2]*[.B514] + [.$G$2]))) + (([.$B$2]/POWER([.$E$2];2)) * (SIN([.$E$2]*[.B514] + [.$G$2]) - SIN([.$G$2]))))" office:value-type="float" office:value="23.285186687421" calcext:value-type="float">
            <text:p>23.2851866874</text:p>
          </table:table-cell>
          <table:table-cell table:formula="of:=IF([.$C514] &gt; [.$J$2]; [.I513]; (([.$A$2]/[.$E$2])*(   SIN([.$E$2]*[.B514] + [.$G$2])  -    SIN([.$G$2])))  + (([.$B$2]*[.B514]/[.$E$2])*   SIN([.$E$2]*[.B514] + [.$G$2]))  + (([.$B$2]/POWER([.$E$2];2)) * (COS([.$E$2]*[.B514] + [.$G$2]) - COS([.$G$2]))))" office:value-type="float" office:value="-2.08065084942753" calcext:value-type="float">
            <text:p>-2.0806508494</text:p>
          </table:table-cell>
          <table:table-cell table:formula="of:=SQRT(POWER([.H514];2)+POWER([.I51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[.B515]*[.$D$2]" office:value-type="float" office:value="1014" calcext:value-type="float">
            <text:p>1014</text:p>
          </table:table-cell>
          <table:table-cell table:formula="of:=IF([.$C515] &gt; [.$J$2]; [.D514]; [.D514]+SIN(RADIANS([.$C515]))*MIN(([.$A$2]+([.B515]*[.$B$2]));[.$C$2]))" office:value-type="float" office:value="23.3857133529357" calcext:value-type="float">
            <text:p>23.3857133529</text:p>
          </table:table-cell>
          <table:table-cell table:formula="of:=IF([.$C515]&gt;[.$J$2];[.E514];[.E514]+COS(RADIANS([.$C515]))*MIN(([.$A$2]+([.B515]*[.$B$2]));[.$C$2]))" office:value-type="float" office:value="-2.2639638400468" calcext:value-type="float">
            <text:p>-2.26396384</text:p>
          </table:table-cell>
          <table:table-cell table:formula="of:=SQRT(([.D515]*[.D515])+([.E515]*[.E515]))" office:value-type="float" office:value="23.4950446114647" calcext:value-type="float">
            <text:p>23.4950446115</text:p>
          </table:table-cell>
          <table:table-cell/>
          <table:table-cell table:formula="of:=IF([.$C515] &gt; [.$J$2]; [.H514]; (([.$A$2]/[.$E$2])*((0-COS([.$E$2]*[.B515] + [.$G$2])) - (0-COS([.$G$2])))) + (([.$B$2]*[.B515]/[.$E$2])*(0-COS([.$E$2]*[.B515] + [.$G$2]))) + (([.$B$2]/POWER([.$E$2];2)) * (SIN([.$E$2]*[.B515] + [.$G$2]) - SIN([.$G$2]))))" office:value-type="float" office:value="23.285186687421" calcext:value-type="float">
            <text:p>23.2851866874</text:p>
          </table:table-cell>
          <table:table-cell table:formula="of:=IF([.$C515] &gt; [.$J$2]; [.I514]; (([.$A$2]/[.$E$2])*(   SIN([.$E$2]*[.B515] + [.$G$2])  -    SIN([.$G$2])))  + (([.$B$2]*[.B515]/[.$E$2])*   SIN([.$E$2]*[.B515] + [.$G$2]))  + (([.$B$2]/POWER([.$E$2];2)) * (COS([.$E$2]*[.B515] + [.$G$2]) - COS([.$G$2]))))" office:value-type="float" office:value="-2.08065084942753" calcext:value-type="float">
            <text:p>-2.0806508494</text:p>
          </table:table-cell>
          <table:table-cell table:formula="of:=SQRT(POWER([.H515];2)+POWER([.I51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[.B516]*[.$D$2]" office:value-type="float" office:value="1016" calcext:value-type="float">
            <text:p>1016</text:p>
          </table:table-cell>
          <table:table-cell table:formula="of:=IF([.$C516] &gt; [.$J$2]; [.D515]; [.D515]+SIN(RADIANS([.$C516]))*MIN(([.$A$2]+([.B516]*[.$B$2]));[.$C$2]))" office:value-type="float" office:value="23.3857133529357" calcext:value-type="float">
            <text:p>23.3857133529</text:p>
          </table:table-cell>
          <table:table-cell table:formula="of:=IF([.$C516]&gt;[.$J$2];[.E515];[.E515]+COS(RADIANS([.$C516]))*MIN(([.$A$2]+([.B516]*[.$B$2]));[.$C$2]))" office:value-type="float" office:value="-2.2639638400468" calcext:value-type="float">
            <text:p>-2.26396384</text:p>
          </table:table-cell>
          <table:table-cell table:formula="of:=SQRT(([.D516]*[.D516])+([.E516]*[.E516]))" office:value-type="float" office:value="23.4950446114647" calcext:value-type="float">
            <text:p>23.4950446115</text:p>
          </table:table-cell>
          <table:table-cell/>
          <table:table-cell table:formula="of:=IF([.$C516] &gt; [.$J$2]; [.H515]; (([.$A$2]/[.$E$2])*((0-COS([.$E$2]*[.B516] + [.$G$2])) - (0-COS([.$G$2])))) + (([.$B$2]*[.B516]/[.$E$2])*(0-COS([.$E$2]*[.B516] + [.$G$2]))) + (([.$B$2]/POWER([.$E$2];2)) * (SIN([.$E$2]*[.B516] + [.$G$2]) - SIN([.$G$2]))))" office:value-type="float" office:value="23.285186687421" calcext:value-type="float">
            <text:p>23.2851866874</text:p>
          </table:table-cell>
          <table:table-cell table:formula="of:=IF([.$C516] &gt; [.$J$2]; [.I515]; (([.$A$2]/[.$E$2])*(   SIN([.$E$2]*[.B516] + [.$G$2])  -    SIN([.$G$2])))  + (([.$B$2]*[.B516]/[.$E$2])*   SIN([.$E$2]*[.B516] + [.$G$2]))  + (([.$B$2]/POWER([.$E$2];2)) * (COS([.$E$2]*[.B516] + [.$G$2]) - COS([.$G$2]))))" office:value-type="float" office:value="-2.08065084942753" calcext:value-type="float">
            <text:p>-2.0806508494</text:p>
          </table:table-cell>
          <table:table-cell table:formula="of:=SQRT(POWER([.H516];2)+POWER([.I51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[.B517]*[.$D$2]" office:value-type="float" office:value="1018" calcext:value-type="float">
            <text:p>1018</text:p>
          </table:table-cell>
          <table:table-cell table:formula="of:=IF([.$C517] &gt; [.$J$2]; [.D516]; [.D516]+SIN(RADIANS([.$C517]))*MIN(([.$A$2]+([.B517]*[.$B$2]));[.$C$2]))" office:value-type="float" office:value="23.3857133529357" calcext:value-type="float">
            <text:p>23.3857133529</text:p>
          </table:table-cell>
          <table:table-cell table:formula="of:=IF([.$C517]&gt;[.$J$2];[.E516];[.E516]+COS(RADIANS([.$C517]))*MIN(([.$A$2]+([.B517]*[.$B$2]));[.$C$2]))" office:value-type="float" office:value="-2.2639638400468" calcext:value-type="float">
            <text:p>-2.26396384</text:p>
          </table:table-cell>
          <table:table-cell table:formula="of:=SQRT(([.D517]*[.D517])+([.E517]*[.E517]))" office:value-type="float" office:value="23.4950446114647" calcext:value-type="float">
            <text:p>23.4950446115</text:p>
          </table:table-cell>
          <table:table-cell/>
          <table:table-cell table:formula="of:=IF([.$C517] &gt; [.$J$2]; [.H516]; (([.$A$2]/[.$E$2])*((0-COS([.$E$2]*[.B517] + [.$G$2])) - (0-COS([.$G$2])))) + (([.$B$2]*[.B517]/[.$E$2])*(0-COS([.$E$2]*[.B517] + [.$G$2]))) + (([.$B$2]/POWER([.$E$2];2)) * (SIN([.$E$2]*[.B517] + [.$G$2]) - SIN([.$G$2]))))" office:value-type="float" office:value="23.285186687421" calcext:value-type="float">
            <text:p>23.2851866874</text:p>
          </table:table-cell>
          <table:table-cell table:formula="of:=IF([.$C517] &gt; [.$J$2]; [.I516]; (([.$A$2]/[.$E$2])*(   SIN([.$E$2]*[.B517] + [.$G$2])  -    SIN([.$G$2])))  + (([.$B$2]*[.B517]/[.$E$2])*   SIN([.$E$2]*[.B517] + [.$G$2]))  + (([.$B$2]/POWER([.$E$2];2)) * (COS([.$E$2]*[.B517] + [.$G$2]) - COS([.$G$2]))))" office:value-type="float" office:value="-2.08065084942753" calcext:value-type="float">
            <text:p>-2.0806508494</text:p>
          </table:table-cell>
          <table:table-cell table:formula="of:=SQRT(POWER([.H517];2)+POWER([.I51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[.B518]*[.$D$2]" office:value-type="float" office:value="1020" calcext:value-type="float">
            <text:p>1020</text:p>
          </table:table-cell>
          <table:table-cell table:formula="of:=IF([.$C518] &gt; [.$J$2]; [.D517]; [.D517]+SIN(RADIANS([.$C518]))*MIN(([.$A$2]+([.B518]*[.$B$2]));[.$C$2]))" office:value-type="float" office:value="23.3857133529357" calcext:value-type="float">
            <text:p>23.3857133529</text:p>
          </table:table-cell>
          <table:table-cell table:formula="of:=IF([.$C518]&gt;[.$J$2];[.E517];[.E517]+COS(RADIANS([.$C518]))*MIN(([.$A$2]+([.B518]*[.$B$2]));[.$C$2]))" office:value-type="float" office:value="-2.2639638400468" calcext:value-type="float">
            <text:p>-2.26396384</text:p>
          </table:table-cell>
          <table:table-cell table:formula="of:=SQRT(([.D518]*[.D518])+([.E518]*[.E518]))" office:value-type="float" office:value="23.4950446114647" calcext:value-type="float">
            <text:p>23.4950446115</text:p>
          </table:table-cell>
          <table:table-cell/>
          <table:table-cell table:formula="of:=IF([.$C518] &gt; [.$J$2]; [.H517]; (([.$A$2]/[.$E$2])*((0-COS([.$E$2]*[.B518] + [.$G$2])) - (0-COS([.$G$2])))) + (([.$B$2]*[.B518]/[.$E$2])*(0-COS([.$E$2]*[.B518] + [.$G$2]))) + (([.$B$2]/POWER([.$E$2];2)) * (SIN([.$E$2]*[.B518] + [.$G$2]) - SIN([.$G$2]))))" office:value-type="float" office:value="23.285186687421" calcext:value-type="float">
            <text:p>23.2851866874</text:p>
          </table:table-cell>
          <table:table-cell table:formula="of:=IF([.$C518] &gt; [.$J$2]; [.I517]; (([.$A$2]/[.$E$2])*(   SIN([.$E$2]*[.B518] + [.$G$2])  -    SIN([.$G$2])))  + (([.$B$2]*[.B518]/[.$E$2])*   SIN([.$E$2]*[.B518] + [.$G$2]))  + (([.$B$2]/POWER([.$E$2];2)) * (COS([.$E$2]*[.B518] + [.$G$2]) - COS([.$G$2]))))" office:value-type="float" office:value="-2.08065084942753" calcext:value-type="float">
            <text:p>-2.0806508494</text:p>
          </table:table-cell>
          <table:table-cell table:formula="of:=SQRT(POWER([.H518];2)+POWER([.I51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[.B519]*[.$D$2]" office:value-type="float" office:value="1022" calcext:value-type="float">
            <text:p>1022</text:p>
          </table:table-cell>
          <table:table-cell table:formula="of:=IF([.$C519] &gt; [.$J$2]; [.D518]; [.D518]+SIN(RADIANS([.$C519]))*MIN(([.$A$2]+([.B519]*[.$B$2]));[.$C$2]))" office:value-type="float" office:value="23.3857133529357" calcext:value-type="float">
            <text:p>23.3857133529</text:p>
          </table:table-cell>
          <table:table-cell table:formula="of:=IF([.$C519]&gt;[.$J$2];[.E518];[.E518]+COS(RADIANS([.$C519]))*MIN(([.$A$2]+([.B519]*[.$B$2]));[.$C$2]))" office:value-type="float" office:value="-2.2639638400468" calcext:value-type="float">
            <text:p>-2.26396384</text:p>
          </table:table-cell>
          <table:table-cell table:formula="of:=SQRT(([.D519]*[.D519])+([.E519]*[.E519]))" office:value-type="float" office:value="23.4950446114647" calcext:value-type="float">
            <text:p>23.4950446115</text:p>
          </table:table-cell>
          <table:table-cell/>
          <table:table-cell table:formula="of:=IF([.$C519] &gt; [.$J$2]; [.H518]; (([.$A$2]/[.$E$2])*((0-COS([.$E$2]*[.B519] + [.$G$2])) - (0-COS([.$G$2])))) + (([.$B$2]*[.B519]/[.$E$2])*(0-COS([.$E$2]*[.B519] + [.$G$2]))) + (([.$B$2]/POWER([.$E$2];2)) * (SIN([.$E$2]*[.B519] + [.$G$2]) - SIN([.$G$2]))))" office:value-type="float" office:value="23.285186687421" calcext:value-type="float">
            <text:p>23.2851866874</text:p>
          </table:table-cell>
          <table:table-cell table:formula="of:=IF([.$C519] &gt; [.$J$2]; [.I518]; (([.$A$2]/[.$E$2])*(   SIN([.$E$2]*[.B519] + [.$G$2])  -    SIN([.$G$2])))  + (([.$B$2]*[.B519]/[.$E$2])*   SIN([.$E$2]*[.B519] + [.$G$2]))  + (([.$B$2]/POWER([.$E$2];2)) * (COS([.$E$2]*[.B519] + [.$G$2]) - COS([.$G$2]))))" office:value-type="float" office:value="-2.08065084942753" calcext:value-type="float">
            <text:p>-2.0806508494</text:p>
          </table:table-cell>
          <table:table-cell table:formula="of:=SQRT(POWER([.H519];2)+POWER([.I51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B520]*[.$D$2]" office:value-type="float" office:value="1024" calcext:value-type="float">
            <text:p>1024</text:p>
          </table:table-cell>
          <table:table-cell table:formula="of:=IF([.$C520] &gt; [.$J$2]; [.D519]; [.D519]+SIN(RADIANS([.$C520]))*MIN(([.$A$2]+([.B520]*[.$B$2]));[.$C$2]))" office:value-type="float" office:value="23.3857133529357" calcext:value-type="float">
            <text:p>23.3857133529</text:p>
          </table:table-cell>
          <table:table-cell table:formula="of:=IF([.$C520]&gt;[.$J$2];[.E519];[.E519]+COS(RADIANS([.$C520]))*MIN(([.$A$2]+([.B520]*[.$B$2]));[.$C$2]))" office:value-type="float" office:value="-2.2639638400468" calcext:value-type="float">
            <text:p>-2.26396384</text:p>
          </table:table-cell>
          <table:table-cell table:formula="of:=SQRT(([.D520]*[.D520])+([.E520]*[.E520]))" office:value-type="float" office:value="23.4950446114647" calcext:value-type="float">
            <text:p>23.4950446115</text:p>
          </table:table-cell>
          <table:table-cell/>
          <table:table-cell table:formula="of:=IF([.$C520] &gt; [.$J$2]; [.H519]; (([.$A$2]/[.$E$2])*((0-COS([.$E$2]*[.B520] + [.$G$2])) - (0-COS([.$G$2])))) + (([.$B$2]*[.B520]/[.$E$2])*(0-COS([.$E$2]*[.B520] + [.$G$2]))) + (([.$B$2]/POWER([.$E$2];2)) * (SIN([.$E$2]*[.B520] + [.$G$2]) - SIN([.$G$2]))))" office:value-type="float" office:value="23.285186687421" calcext:value-type="float">
            <text:p>23.2851866874</text:p>
          </table:table-cell>
          <table:table-cell table:formula="of:=IF([.$C520] &gt; [.$J$2]; [.I519]; (([.$A$2]/[.$E$2])*(   SIN([.$E$2]*[.B520] + [.$G$2])  -    SIN([.$G$2])))  + (([.$B$2]*[.B520]/[.$E$2])*   SIN([.$E$2]*[.B520] + [.$G$2]))  + (([.$B$2]/POWER([.$E$2];2)) * (COS([.$E$2]*[.B520] + [.$G$2]) - COS([.$G$2]))))" office:value-type="float" office:value="-2.08065084942753" calcext:value-type="float">
            <text:p>-2.0806508494</text:p>
          </table:table-cell>
          <table:table-cell table:formula="of:=SQRT(POWER([.H520];2)+POWER([.I51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[.B521]*[.$D$2]" office:value-type="float" office:value="1026" calcext:value-type="float">
            <text:p>1026</text:p>
          </table:table-cell>
          <table:table-cell table:formula="of:=IF([.$C521] &gt; [.$J$2]; [.D520]; [.D520]+SIN(RADIANS([.$C521]))*MIN(([.$A$2]+([.B521]*[.$B$2]));[.$C$2]))" office:value-type="float" office:value="23.3857133529357" calcext:value-type="float">
            <text:p>23.3857133529</text:p>
          </table:table-cell>
          <table:table-cell table:formula="of:=IF([.$C521]&gt;[.$J$2];[.E520];[.E520]+COS(RADIANS([.$C521]))*MIN(([.$A$2]+([.B521]*[.$B$2]));[.$C$2]))" office:value-type="float" office:value="-2.2639638400468" calcext:value-type="float">
            <text:p>-2.26396384</text:p>
          </table:table-cell>
          <table:table-cell table:formula="of:=SQRT(([.D521]*[.D521])+([.E521]*[.E521]))" office:value-type="float" office:value="23.4950446114647" calcext:value-type="float">
            <text:p>23.4950446115</text:p>
          </table:table-cell>
          <table:table-cell/>
          <table:table-cell table:formula="of:=IF([.$C521] &gt; [.$J$2]; [.H520]; (([.$A$2]/[.$E$2])*((0-COS([.$E$2]*[.B521] + [.$G$2])) - (0-COS([.$G$2])))) + (([.$B$2]*[.B521]/[.$E$2])*(0-COS([.$E$2]*[.B521] + [.$G$2]))) + (([.$B$2]/POWER([.$E$2];2)) * (SIN([.$E$2]*[.B521] + [.$G$2]) - SIN([.$G$2]))))" office:value-type="float" office:value="23.285186687421" calcext:value-type="float">
            <text:p>23.2851866874</text:p>
          </table:table-cell>
          <table:table-cell table:formula="of:=IF([.$C521] &gt; [.$J$2]; [.I520]; (([.$A$2]/[.$E$2])*(   SIN([.$E$2]*[.B521] + [.$G$2])  -    SIN([.$G$2])))  + (([.$B$2]*[.B521]/[.$E$2])*   SIN([.$E$2]*[.B521] + [.$G$2]))  + (([.$B$2]/POWER([.$E$2];2)) * (COS([.$E$2]*[.B521] + [.$G$2]) - COS([.$G$2]))))" office:value-type="float" office:value="-2.08065084942753" calcext:value-type="float">
            <text:p>-2.0806508494</text:p>
          </table:table-cell>
          <table:table-cell table:formula="of:=SQRT(POWER([.H521];2)+POWER([.I52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[.B522]*[.$D$2]" office:value-type="float" office:value="1028" calcext:value-type="float">
            <text:p>1028</text:p>
          </table:table-cell>
          <table:table-cell table:formula="of:=IF([.$C522] &gt; [.$J$2]; [.D521]; [.D521]+SIN(RADIANS([.$C522]))*MIN(([.$A$2]+([.B522]*[.$B$2]));[.$C$2]))" office:value-type="float" office:value="23.3857133529357" calcext:value-type="float">
            <text:p>23.3857133529</text:p>
          </table:table-cell>
          <table:table-cell table:formula="of:=IF([.$C522]&gt;[.$J$2];[.E521];[.E521]+COS(RADIANS([.$C522]))*MIN(([.$A$2]+([.B522]*[.$B$2]));[.$C$2]))" office:value-type="float" office:value="-2.2639638400468" calcext:value-type="float">
            <text:p>-2.26396384</text:p>
          </table:table-cell>
          <table:table-cell table:formula="of:=SQRT(([.D522]*[.D522])+([.E522]*[.E522]))" office:value-type="float" office:value="23.4950446114647" calcext:value-type="float">
            <text:p>23.4950446115</text:p>
          </table:table-cell>
          <table:table-cell/>
          <table:table-cell table:formula="of:=IF([.$C522] &gt; [.$J$2]; [.H521]; (([.$A$2]/[.$E$2])*((0-COS([.$E$2]*[.B522] + [.$G$2])) - (0-COS([.$G$2])))) + (([.$B$2]*[.B522]/[.$E$2])*(0-COS([.$E$2]*[.B522] + [.$G$2]))) + (([.$B$2]/POWER([.$E$2];2)) * (SIN([.$E$2]*[.B522] + [.$G$2]) - SIN([.$G$2]))))" office:value-type="float" office:value="23.285186687421" calcext:value-type="float">
            <text:p>23.2851866874</text:p>
          </table:table-cell>
          <table:table-cell table:formula="of:=IF([.$C522] &gt; [.$J$2]; [.I521]; (([.$A$2]/[.$E$2])*(   SIN([.$E$2]*[.B522] + [.$G$2])  -    SIN([.$G$2])))  + (([.$B$2]*[.B522]/[.$E$2])*   SIN([.$E$2]*[.B522] + [.$G$2]))  + (([.$B$2]/POWER([.$E$2];2)) * (COS([.$E$2]*[.B522] + [.$G$2]) - COS([.$G$2]))))" office:value-type="float" office:value="-2.08065084942753" calcext:value-type="float">
            <text:p>-2.0806508494</text:p>
          </table:table-cell>
          <table:table-cell table:formula="of:=SQRT(POWER([.H522];2)+POWER([.I52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[.B523]*[.$D$2]" office:value-type="float" office:value="1030" calcext:value-type="float">
            <text:p>1030</text:p>
          </table:table-cell>
          <table:table-cell table:formula="of:=IF([.$C523] &gt; [.$J$2]; [.D522]; [.D522]+SIN(RADIANS([.$C523]))*MIN(([.$A$2]+([.B523]*[.$B$2]));[.$C$2]))" office:value-type="float" office:value="23.3857133529357" calcext:value-type="float">
            <text:p>23.3857133529</text:p>
          </table:table-cell>
          <table:table-cell table:formula="of:=IF([.$C523]&gt;[.$J$2];[.E522];[.E522]+COS(RADIANS([.$C523]))*MIN(([.$A$2]+([.B523]*[.$B$2]));[.$C$2]))" office:value-type="float" office:value="-2.2639638400468" calcext:value-type="float">
            <text:p>-2.26396384</text:p>
          </table:table-cell>
          <table:table-cell table:formula="of:=SQRT(([.D523]*[.D523])+([.E523]*[.E523]))" office:value-type="float" office:value="23.4950446114647" calcext:value-type="float">
            <text:p>23.4950446115</text:p>
          </table:table-cell>
          <table:table-cell/>
          <table:table-cell table:formula="of:=IF([.$C523] &gt; [.$J$2]; [.H522]; (([.$A$2]/[.$E$2])*((0-COS([.$E$2]*[.B523] + [.$G$2])) - (0-COS([.$G$2])))) + (([.$B$2]*[.B523]/[.$E$2])*(0-COS([.$E$2]*[.B523] + [.$G$2]))) + (([.$B$2]/POWER([.$E$2];2)) * (SIN([.$E$2]*[.B523] + [.$G$2]) - SIN([.$G$2]))))" office:value-type="float" office:value="23.285186687421" calcext:value-type="float">
            <text:p>23.2851866874</text:p>
          </table:table-cell>
          <table:table-cell table:formula="of:=IF([.$C523] &gt; [.$J$2]; [.I522]; (([.$A$2]/[.$E$2])*(   SIN([.$E$2]*[.B523] + [.$G$2])  -    SIN([.$G$2])))  + (([.$B$2]*[.B523]/[.$E$2])*   SIN([.$E$2]*[.B523] + [.$G$2]))  + (([.$B$2]/POWER([.$E$2];2)) * (COS([.$E$2]*[.B523] + [.$G$2]) - COS([.$G$2]))))" office:value-type="float" office:value="-2.08065084942753" calcext:value-type="float">
            <text:p>-2.0806508494</text:p>
          </table:table-cell>
          <table:table-cell table:formula="of:=SQRT(POWER([.H523];2)+POWER([.I52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[.B524]*[.$D$2]" office:value-type="float" office:value="1032" calcext:value-type="float">
            <text:p>1032</text:p>
          </table:table-cell>
          <table:table-cell table:formula="of:=IF([.$C524] &gt; [.$J$2]; [.D523]; [.D523]+SIN(RADIANS([.$C524]))*MIN(([.$A$2]+([.B524]*[.$B$2]));[.$C$2]))" office:value-type="float" office:value="23.3857133529357" calcext:value-type="float">
            <text:p>23.3857133529</text:p>
          </table:table-cell>
          <table:table-cell table:formula="of:=IF([.$C524]&gt;[.$J$2];[.E523];[.E523]+COS(RADIANS([.$C524]))*MIN(([.$A$2]+([.B524]*[.$B$2]));[.$C$2]))" office:value-type="float" office:value="-2.2639638400468" calcext:value-type="float">
            <text:p>-2.26396384</text:p>
          </table:table-cell>
          <table:table-cell table:formula="of:=SQRT(([.D524]*[.D524])+([.E524]*[.E524]))" office:value-type="float" office:value="23.4950446114647" calcext:value-type="float">
            <text:p>23.4950446115</text:p>
          </table:table-cell>
          <table:table-cell/>
          <table:table-cell table:formula="of:=IF([.$C524] &gt; [.$J$2]; [.H523]; (([.$A$2]/[.$E$2])*((0-COS([.$E$2]*[.B524] + [.$G$2])) - (0-COS([.$G$2])))) + (([.$B$2]*[.B524]/[.$E$2])*(0-COS([.$E$2]*[.B524] + [.$G$2]))) + (([.$B$2]/POWER([.$E$2];2)) * (SIN([.$E$2]*[.B524] + [.$G$2]) - SIN([.$G$2]))))" office:value-type="float" office:value="23.285186687421" calcext:value-type="float">
            <text:p>23.2851866874</text:p>
          </table:table-cell>
          <table:table-cell table:formula="of:=IF([.$C524] &gt; [.$J$2]; [.I523]; (([.$A$2]/[.$E$2])*(   SIN([.$E$2]*[.B524] + [.$G$2])  -    SIN([.$G$2])))  + (([.$B$2]*[.B524]/[.$E$2])*   SIN([.$E$2]*[.B524] + [.$G$2]))  + (([.$B$2]/POWER([.$E$2];2)) * (COS([.$E$2]*[.B524] + [.$G$2]) - COS([.$G$2]))))" office:value-type="float" office:value="-2.08065084942753" calcext:value-type="float">
            <text:p>-2.0806508494</text:p>
          </table:table-cell>
          <table:table-cell table:formula="of:=SQRT(POWER([.H524];2)+POWER([.I52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[.B525]*[.$D$2]" office:value-type="float" office:value="1034" calcext:value-type="float">
            <text:p>1034</text:p>
          </table:table-cell>
          <table:table-cell table:formula="of:=IF([.$C525] &gt; [.$J$2]; [.D524]; [.D524]+SIN(RADIANS([.$C525]))*MIN(([.$A$2]+([.B525]*[.$B$2]));[.$C$2]))" office:value-type="float" office:value="23.3857133529357" calcext:value-type="float">
            <text:p>23.3857133529</text:p>
          </table:table-cell>
          <table:table-cell table:formula="of:=IF([.$C525]&gt;[.$J$2];[.E524];[.E524]+COS(RADIANS([.$C525]))*MIN(([.$A$2]+([.B525]*[.$B$2]));[.$C$2]))" office:value-type="float" office:value="-2.2639638400468" calcext:value-type="float">
            <text:p>-2.26396384</text:p>
          </table:table-cell>
          <table:table-cell table:formula="of:=SQRT(([.D525]*[.D525])+([.E525]*[.E525]))" office:value-type="float" office:value="23.4950446114647" calcext:value-type="float">
            <text:p>23.4950446115</text:p>
          </table:table-cell>
          <table:table-cell/>
          <table:table-cell table:formula="of:=IF([.$C525] &gt; [.$J$2]; [.H524]; (([.$A$2]/[.$E$2])*((0-COS([.$E$2]*[.B525] + [.$G$2])) - (0-COS([.$G$2])))) + (([.$B$2]*[.B525]/[.$E$2])*(0-COS([.$E$2]*[.B525] + [.$G$2]))) + (([.$B$2]/POWER([.$E$2];2)) * (SIN([.$E$2]*[.B525] + [.$G$2]) - SIN([.$G$2]))))" office:value-type="float" office:value="23.285186687421" calcext:value-type="float">
            <text:p>23.2851866874</text:p>
          </table:table-cell>
          <table:table-cell table:formula="of:=IF([.$C525] &gt; [.$J$2]; [.I524]; (([.$A$2]/[.$E$2])*(   SIN([.$E$2]*[.B525] + [.$G$2])  -    SIN([.$G$2])))  + (([.$B$2]*[.B525]/[.$E$2])*   SIN([.$E$2]*[.B525] + [.$G$2]))  + (([.$B$2]/POWER([.$E$2];2)) * (COS([.$E$2]*[.B525] + [.$G$2]) - COS([.$G$2]))))" office:value-type="float" office:value="-2.08065084942753" calcext:value-type="float">
            <text:p>-2.0806508494</text:p>
          </table:table-cell>
          <table:table-cell table:formula="of:=SQRT(POWER([.H525];2)+POWER([.I52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[.B526]*[.$D$2]" office:value-type="float" office:value="1036" calcext:value-type="float">
            <text:p>1036</text:p>
          </table:table-cell>
          <table:table-cell table:formula="of:=IF([.$C526] &gt; [.$J$2]; [.D525]; [.D525]+SIN(RADIANS([.$C526]))*MIN(([.$A$2]+([.B526]*[.$B$2]));[.$C$2]))" office:value-type="float" office:value="23.3857133529357" calcext:value-type="float">
            <text:p>23.3857133529</text:p>
          </table:table-cell>
          <table:table-cell table:formula="of:=IF([.$C526]&gt;[.$J$2];[.E525];[.E525]+COS(RADIANS([.$C526]))*MIN(([.$A$2]+([.B526]*[.$B$2]));[.$C$2]))" office:value-type="float" office:value="-2.2639638400468" calcext:value-type="float">
            <text:p>-2.26396384</text:p>
          </table:table-cell>
          <table:table-cell table:formula="of:=SQRT(([.D526]*[.D526])+([.E526]*[.E526]))" office:value-type="float" office:value="23.4950446114647" calcext:value-type="float">
            <text:p>23.4950446115</text:p>
          </table:table-cell>
          <table:table-cell/>
          <table:table-cell table:formula="of:=IF([.$C526] &gt; [.$J$2]; [.H525]; (([.$A$2]/[.$E$2])*((0-COS([.$E$2]*[.B526] + [.$G$2])) - (0-COS([.$G$2])))) + (([.$B$2]*[.B526]/[.$E$2])*(0-COS([.$E$2]*[.B526] + [.$G$2]))) + (([.$B$2]/POWER([.$E$2];2)) * (SIN([.$E$2]*[.B526] + [.$G$2]) - SIN([.$G$2]))))" office:value-type="float" office:value="23.285186687421" calcext:value-type="float">
            <text:p>23.2851866874</text:p>
          </table:table-cell>
          <table:table-cell table:formula="of:=IF([.$C526] &gt; [.$J$2]; [.I525]; (([.$A$2]/[.$E$2])*(   SIN([.$E$2]*[.B526] + [.$G$2])  -    SIN([.$G$2])))  + (([.$B$2]*[.B526]/[.$E$2])*   SIN([.$E$2]*[.B526] + [.$G$2]))  + (([.$B$2]/POWER([.$E$2];2)) * (COS([.$E$2]*[.B526] + [.$G$2]) - COS([.$G$2]))))" office:value-type="float" office:value="-2.08065084942753" calcext:value-type="float">
            <text:p>-2.0806508494</text:p>
          </table:table-cell>
          <table:table-cell table:formula="of:=SQRT(POWER([.H526];2)+POWER([.I52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[.B527]*[.$D$2]" office:value-type="float" office:value="1038" calcext:value-type="float">
            <text:p>1038</text:p>
          </table:table-cell>
          <table:table-cell table:formula="of:=IF([.$C527] &gt; [.$J$2]; [.D526]; [.D526]+SIN(RADIANS([.$C527]))*MIN(([.$A$2]+([.B527]*[.$B$2]));[.$C$2]))" office:value-type="float" office:value="23.3857133529357" calcext:value-type="float">
            <text:p>23.3857133529</text:p>
          </table:table-cell>
          <table:table-cell table:formula="of:=IF([.$C527]&gt;[.$J$2];[.E526];[.E526]+COS(RADIANS([.$C527]))*MIN(([.$A$2]+([.B527]*[.$B$2]));[.$C$2]))" office:value-type="float" office:value="-2.2639638400468" calcext:value-type="float">
            <text:p>-2.26396384</text:p>
          </table:table-cell>
          <table:table-cell table:formula="of:=SQRT(([.D527]*[.D527])+([.E527]*[.E527]))" office:value-type="float" office:value="23.4950446114647" calcext:value-type="float">
            <text:p>23.4950446115</text:p>
          </table:table-cell>
          <table:table-cell/>
          <table:table-cell table:formula="of:=IF([.$C527] &gt; [.$J$2]; [.H526]; (([.$A$2]/[.$E$2])*((0-COS([.$E$2]*[.B527] + [.$G$2])) - (0-COS([.$G$2])))) + (([.$B$2]*[.B527]/[.$E$2])*(0-COS([.$E$2]*[.B527] + [.$G$2]))) + (([.$B$2]/POWER([.$E$2];2)) * (SIN([.$E$2]*[.B527] + [.$G$2]) - SIN([.$G$2]))))" office:value-type="float" office:value="23.285186687421" calcext:value-type="float">
            <text:p>23.2851866874</text:p>
          </table:table-cell>
          <table:table-cell table:formula="of:=IF([.$C527] &gt; [.$J$2]; [.I526]; (([.$A$2]/[.$E$2])*(   SIN([.$E$2]*[.B527] + [.$G$2])  -    SIN([.$G$2])))  + (([.$B$2]*[.B527]/[.$E$2])*   SIN([.$E$2]*[.B527] + [.$G$2]))  + (([.$B$2]/POWER([.$E$2];2)) * (COS([.$E$2]*[.B527] + [.$G$2]) - COS([.$G$2]))))" office:value-type="float" office:value="-2.08065084942753" calcext:value-type="float">
            <text:p>-2.0806508494</text:p>
          </table:table-cell>
          <table:table-cell table:formula="of:=SQRT(POWER([.H527];2)+POWER([.I52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[.B528]*[.$D$2]" office:value-type="float" office:value="1040" calcext:value-type="float">
            <text:p>1040</text:p>
          </table:table-cell>
          <table:table-cell table:formula="of:=IF([.$C528] &gt; [.$J$2]; [.D527]; [.D527]+SIN(RADIANS([.$C528]))*MIN(([.$A$2]+([.B528]*[.$B$2]));[.$C$2]))" office:value-type="float" office:value="23.3857133529357" calcext:value-type="float">
            <text:p>23.3857133529</text:p>
          </table:table-cell>
          <table:table-cell table:formula="of:=IF([.$C528]&gt;[.$J$2];[.E527];[.E527]+COS(RADIANS([.$C528]))*MIN(([.$A$2]+([.B528]*[.$B$2]));[.$C$2]))" office:value-type="float" office:value="-2.2639638400468" calcext:value-type="float">
            <text:p>-2.26396384</text:p>
          </table:table-cell>
          <table:table-cell table:formula="of:=SQRT(([.D528]*[.D528])+([.E528]*[.E528]))" office:value-type="float" office:value="23.4950446114647" calcext:value-type="float">
            <text:p>23.4950446115</text:p>
          </table:table-cell>
          <table:table-cell/>
          <table:table-cell table:formula="of:=IF([.$C528] &gt; [.$J$2]; [.H527]; (([.$A$2]/[.$E$2])*((0-COS([.$E$2]*[.B528] + [.$G$2])) - (0-COS([.$G$2])))) + (([.$B$2]*[.B528]/[.$E$2])*(0-COS([.$E$2]*[.B528] + [.$G$2]))) + (([.$B$2]/POWER([.$E$2];2)) * (SIN([.$E$2]*[.B528] + [.$G$2]) - SIN([.$G$2]))))" office:value-type="float" office:value="23.285186687421" calcext:value-type="float">
            <text:p>23.2851866874</text:p>
          </table:table-cell>
          <table:table-cell table:formula="of:=IF([.$C528] &gt; [.$J$2]; [.I527]; (([.$A$2]/[.$E$2])*(   SIN([.$E$2]*[.B528] + [.$G$2])  -    SIN([.$G$2])))  + (([.$B$2]*[.B528]/[.$E$2])*   SIN([.$E$2]*[.B528] + [.$G$2]))  + (([.$B$2]/POWER([.$E$2];2)) * (COS([.$E$2]*[.B528] + [.$G$2]) - COS([.$G$2]))))" office:value-type="float" office:value="-2.08065084942753" calcext:value-type="float">
            <text:p>-2.0806508494</text:p>
          </table:table-cell>
          <table:table-cell table:formula="of:=SQRT(POWER([.H528];2)+POWER([.I52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[.B529]*[.$D$2]" office:value-type="float" office:value="1042" calcext:value-type="float">
            <text:p>1042</text:p>
          </table:table-cell>
          <table:table-cell table:formula="of:=IF([.$C529] &gt; [.$J$2]; [.D528]; [.D528]+SIN(RADIANS([.$C529]))*MIN(([.$A$2]+([.B529]*[.$B$2]));[.$C$2]))" office:value-type="float" office:value="23.3857133529357" calcext:value-type="float">
            <text:p>23.3857133529</text:p>
          </table:table-cell>
          <table:table-cell table:formula="of:=IF([.$C529]&gt;[.$J$2];[.E528];[.E528]+COS(RADIANS([.$C529]))*MIN(([.$A$2]+([.B529]*[.$B$2]));[.$C$2]))" office:value-type="float" office:value="-2.2639638400468" calcext:value-type="float">
            <text:p>-2.26396384</text:p>
          </table:table-cell>
          <table:table-cell table:formula="of:=SQRT(([.D529]*[.D529])+([.E529]*[.E529]))" office:value-type="float" office:value="23.4950446114647" calcext:value-type="float">
            <text:p>23.4950446115</text:p>
          </table:table-cell>
          <table:table-cell/>
          <table:table-cell table:formula="of:=IF([.$C529] &gt; [.$J$2]; [.H528]; (([.$A$2]/[.$E$2])*((0-COS([.$E$2]*[.B529] + [.$G$2])) - (0-COS([.$G$2])))) + (([.$B$2]*[.B529]/[.$E$2])*(0-COS([.$E$2]*[.B529] + [.$G$2]))) + (([.$B$2]/POWER([.$E$2];2)) * (SIN([.$E$2]*[.B529] + [.$G$2]) - SIN([.$G$2]))))" office:value-type="float" office:value="23.285186687421" calcext:value-type="float">
            <text:p>23.2851866874</text:p>
          </table:table-cell>
          <table:table-cell table:formula="of:=IF([.$C529] &gt; [.$J$2]; [.I528]; (([.$A$2]/[.$E$2])*(   SIN([.$E$2]*[.B529] + [.$G$2])  -    SIN([.$G$2])))  + (([.$B$2]*[.B529]/[.$E$2])*   SIN([.$E$2]*[.B529] + [.$G$2]))  + (([.$B$2]/POWER([.$E$2];2)) * (COS([.$E$2]*[.B529] + [.$G$2]) - COS([.$G$2]))))" office:value-type="float" office:value="-2.08065084942753" calcext:value-type="float">
            <text:p>-2.0806508494</text:p>
          </table:table-cell>
          <table:table-cell table:formula="of:=SQRT(POWER([.H529];2)+POWER([.I52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[.B530]*[.$D$2]" office:value-type="float" office:value="1044" calcext:value-type="float">
            <text:p>1044</text:p>
          </table:table-cell>
          <table:table-cell table:formula="of:=IF([.$C530] &gt; [.$J$2]; [.D529]; [.D529]+SIN(RADIANS([.$C530]))*MIN(([.$A$2]+([.B530]*[.$B$2]));[.$C$2]))" office:value-type="float" office:value="23.3857133529357" calcext:value-type="float">
            <text:p>23.3857133529</text:p>
          </table:table-cell>
          <table:table-cell table:formula="of:=IF([.$C530]&gt;[.$J$2];[.E529];[.E529]+COS(RADIANS([.$C530]))*MIN(([.$A$2]+([.B530]*[.$B$2]));[.$C$2]))" office:value-type="float" office:value="-2.2639638400468" calcext:value-type="float">
            <text:p>-2.26396384</text:p>
          </table:table-cell>
          <table:table-cell table:formula="of:=SQRT(([.D530]*[.D530])+([.E530]*[.E530]))" office:value-type="float" office:value="23.4950446114647" calcext:value-type="float">
            <text:p>23.4950446115</text:p>
          </table:table-cell>
          <table:table-cell/>
          <table:table-cell table:formula="of:=IF([.$C530] &gt; [.$J$2]; [.H529]; (([.$A$2]/[.$E$2])*((0-COS([.$E$2]*[.B530] + [.$G$2])) - (0-COS([.$G$2])))) + (([.$B$2]*[.B530]/[.$E$2])*(0-COS([.$E$2]*[.B530] + [.$G$2]))) + (([.$B$2]/POWER([.$E$2];2)) * (SIN([.$E$2]*[.B530] + [.$G$2]) - SIN([.$G$2]))))" office:value-type="float" office:value="23.285186687421" calcext:value-type="float">
            <text:p>23.2851866874</text:p>
          </table:table-cell>
          <table:table-cell table:formula="of:=IF([.$C530] &gt; [.$J$2]; [.I529]; (([.$A$2]/[.$E$2])*(   SIN([.$E$2]*[.B530] + [.$G$2])  -    SIN([.$G$2])))  + (([.$B$2]*[.B530]/[.$E$2])*   SIN([.$E$2]*[.B530] + [.$G$2]))  + (([.$B$2]/POWER([.$E$2];2)) * (COS([.$E$2]*[.B530] + [.$G$2]) - COS([.$G$2]))))" office:value-type="float" office:value="-2.08065084942753" calcext:value-type="float">
            <text:p>-2.0806508494</text:p>
          </table:table-cell>
          <table:table-cell table:formula="of:=SQRT(POWER([.H530];2)+POWER([.I52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[.B531]*[.$D$2]" office:value-type="float" office:value="1046" calcext:value-type="float">
            <text:p>1046</text:p>
          </table:table-cell>
          <table:table-cell table:formula="of:=IF([.$C531] &gt; [.$J$2]; [.D530]; [.D530]+SIN(RADIANS([.$C531]))*MIN(([.$A$2]+([.B531]*[.$B$2]));[.$C$2]))" office:value-type="float" office:value="23.3857133529357" calcext:value-type="float">
            <text:p>23.3857133529</text:p>
          </table:table-cell>
          <table:table-cell table:formula="of:=IF([.$C531]&gt;[.$J$2];[.E530];[.E530]+COS(RADIANS([.$C531]))*MIN(([.$A$2]+([.B531]*[.$B$2]));[.$C$2]))" office:value-type="float" office:value="-2.2639638400468" calcext:value-type="float">
            <text:p>-2.26396384</text:p>
          </table:table-cell>
          <table:table-cell table:formula="of:=SQRT(([.D531]*[.D531])+([.E531]*[.E531]))" office:value-type="float" office:value="23.4950446114647" calcext:value-type="float">
            <text:p>23.4950446115</text:p>
          </table:table-cell>
          <table:table-cell/>
          <table:table-cell table:formula="of:=IF([.$C531] &gt; [.$J$2]; [.H530]; (([.$A$2]/[.$E$2])*((0-COS([.$E$2]*[.B531] + [.$G$2])) - (0-COS([.$G$2])))) + (([.$B$2]*[.B531]/[.$E$2])*(0-COS([.$E$2]*[.B531] + [.$G$2]))) + (([.$B$2]/POWER([.$E$2];2)) * (SIN([.$E$2]*[.B531] + [.$G$2]) - SIN([.$G$2]))))" office:value-type="float" office:value="23.285186687421" calcext:value-type="float">
            <text:p>23.2851866874</text:p>
          </table:table-cell>
          <table:table-cell table:formula="of:=IF([.$C531] &gt; [.$J$2]; [.I530]; (([.$A$2]/[.$E$2])*(   SIN([.$E$2]*[.B531] + [.$G$2])  -    SIN([.$G$2])))  + (([.$B$2]*[.B531]/[.$E$2])*   SIN([.$E$2]*[.B531] + [.$G$2]))  + (([.$B$2]/POWER([.$E$2];2)) * (COS([.$E$2]*[.B531] + [.$G$2]) - COS([.$G$2]))))" office:value-type="float" office:value="-2.08065084942753" calcext:value-type="float">
            <text:p>-2.0806508494</text:p>
          </table:table-cell>
          <table:table-cell table:formula="of:=SQRT(POWER([.H531];2)+POWER([.I53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[.B532]*[.$D$2]" office:value-type="float" office:value="1048" calcext:value-type="float">
            <text:p>1048</text:p>
          </table:table-cell>
          <table:table-cell table:formula="of:=IF([.$C532] &gt; [.$J$2]; [.D531]; [.D531]+SIN(RADIANS([.$C532]))*MIN(([.$A$2]+([.B532]*[.$B$2]));[.$C$2]))" office:value-type="float" office:value="23.3857133529357" calcext:value-type="float">
            <text:p>23.3857133529</text:p>
          </table:table-cell>
          <table:table-cell table:formula="of:=IF([.$C532]&gt;[.$J$2];[.E531];[.E531]+COS(RADIANS([.$C532]))*MIN(([.$A$2]+([.B532]*[.$B$2]));[.$C$2]))" office:value-type="float" office:value="-2.2639638400468" calcext:value-type="float">
            <text:p>-2.26396384</text:p>
          </table:table-cell>
          <table:table-cell table:formula="of:=SQRT(([.D532]*[.D532])+([.E532]*[.E532]))" office:value-type="float" office:value="23.4950446114647" calcext:value-type="float">
            <text:p>23.4950446115</text:p>
          </table:table-cell>
          <table:table-cell/>
          <table:table-cell table:formula="of:=IF([.$C532] &gt; [.$J$2]; [.H531]; (([.$A$2]/[.$E$2])*((0-COS([.$E$2]*[.B532] + [.$G$2])) - (0-COS([.$G$2])))) + (([.$B$2]*[.B532]/[.$E$2])*(0-COS([.$E$2]*[.B532] + [.$G$2]))) + (([.$B$2]/POWER([.$E$2];2)) * (SIN([.$E$2]*[.B532] + [.$G$2]) - SIN([.$G$2]))))" office:value-type="float" office:value="23.285186687421" calcext:value-type="float">
            <text:p>23.2851866874</text:p>
          </table:table-cell>
          <table:table-cell table:formula="of:=IF([.$C532] &gt; [.$J$2]; [.I531]; (([.$A$2]/[.$E$2])*(   SIN([.$E$2]*[.B532] + [.$G$2])  -    SIN([.$G$2])))  + (([.$B$2]*[.B532]/[.$E$2])*   SIN([.$E$2]*[.B532] + [.$G$2]))  + (([.$B$2]/POWER([.$E$2];2)) * (COS([.$E$2]*[.B532] + [.$G$2]) - COS([.$G$2]))))" office:value-type="float" office:value="-2.08065084942753" calcext:value-type="float">
            <text:p>-2.0806508494</text:p>
          </table:table-cell>
          <table:table-cell table:formula="of:=SQRT(POWER([.H532];2)+POWER([.I53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[.B533]*[.$D$2]" office:value-type="float" office:value="1050" calcext:value-type="float">
            <text:p>1050</text:p>
          </table:table-cell>
          <table:table-cell table:formula="of:=IF([.$C533] &gt; [.$J$2]; [.D532]; [.D532]+SIN(RADIANS([.$C533]))*MIN(([.$A$2]+([.B533]*[.$B$2]));[.$C$2]))" office:value-type="float" office:value="23.3857133529357" calcext:value-type="float">
            <text:p>23.3857133529</text:p>
          </table:table-cell>
          <table:table-cell table:formula="of:=IF([.$C533]&gt;[.$J$2];[.E532];[.E532]+COS(RADIANS([.$C533]))*MIN(([.$A$2]+([.B533]*[.$B$2]));[.$C$2]))" office:value-type="float" office:value="-2.2639638400468" calcext:value-type="float">
            <text:p>-2.26396384</text:p>
          </table:table-cell>
          <table:table-cell table:formula="of:=SQRT(([.D533]*[.D533])+([.E533]*[.E533]))" office:value-type="float" office:value="23.4950446114647" calcext:value-type="float">
            <text:p>23.4950446115</text:p>
          </table:table-cell>
          <table:table-cell/>
          <table:table-cell table:formula="of:=IF([.$C533] &gt; [.$J$2]; [.H532]; (([.$A$2]/[.$E$2])*((0-COS([.$E$2]*[.B533] + [.$G$2])) - (0-COS([.$G$2])))) + (([.$B$2]*[.B533]/[.$E$2])*(0-COS([.$E$2]*[.B533] + [.$G$2]))) + (([.$B$2]/POWER([.$E$2];2)) * (SIN([.$E$2]*[.B533] + [.$G$2]) - SIN([.$G$2]))))" office:value-type="float" office:value="23.285186687421" calcext:value-type="float">
            <text:p>23.2851866874</text:p>
          </table:table-cell>
          <table:table-cell table:formula="of:=IF([.$C533] &gt; [.$J$2]; [.I532]; (([.$A$2]/[.$E$2])*(   SIN([.$E$2]*[.B533] + [.$G$2])  -    SIN([.$G$2])))  + (([.$B$2]*[.B533]/[.$E$2])*   SIN([.$E$2]*[.B533] + [.$G$2]))  + (([.$B$2]/POWER([.$E$2];2)) * (COS([.$E$2]*[.B533] + [.$G$2]) - COS([.$G$2]))))" office:value-type="float" office:value="-2.08065084942753" calcext:value-type="float">
            <text:p>-2.0806508494</text:p>
          </table:table-cell>
          <table:table-cell table:formula="of:=SQRT(POWER([.H533];2)+POWER([.I53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[.B534]*[.$D$2]" office:value-type="float" office:value="1052" calcext:value-type="float">
            <text:p>1052</text:p>
          </table:table-cell>
          <table:table-cell table:formula="of:=IF([.$C534] &gt; [.$J$2]; [.D533]; [.D533]+SIN(RADIANS([.$C534]))*MIN(([.$A$2]+([.B534]*[.$B$2]));[.$C$2]))" office:value-type="float" office:value="23.3857133529357" calcext:value-type="float">
            <text:p>23.3857133529</text:p>
          </table:table-cell>
          <table:table-cell table:formula="of:=IF([.$C534]&gt;[.$J$2];[.E533];[.E533]+COS(RADIANS([.$C534]))*MIN(([.$A$2]+([.B534]*[.$B$2]));[.$C$2]))" office:value-type="float" office:value="-2.2639638400468" calcext:value-type="float">
            <text:p>-2.26396384</text:p>
          </table:table-cell>
          <table:table-cell table:formula="of:=SQRT(([.D534]*[.D534])+([.E534]*[.E534]))" office:value-type="float" office:value="23.4950446114647" calcext:value-type="float">
            <text:p>23.4950446115</text:p>
          </table:table-cell>
          <table:table-cell/>
          <table:table-cell table:formula="of:=IF([.$C534] &gt; [.$J$2]; [.H533]; (([.$A$2]/[.$E$2])*((0-COS([.$E$2]*[.B534] + [.$G$2])) - (0-COS([.$G$2])))) + (([.$B$2]*[.B534]/[.$E$2])*(0-COS([.$E$2]*[.B534] + [.$G$2]))) + (([.$B$2]/POWER([.$E$2];2)) * (SIN([.$E$2]*[.B534] + [.$G$2]) - SIN([.$G$2]))))" office:value-type="float" office:value="23.285186687421" calcext:value-type="float">
            <text:p>23.2851866874</text:p>
          </table:table-cell>
          <table:table-cell table:formula="of:=IF([.$C534] &gt; [.$J$2]; [.I533]; (([.$A$2]/[.$E$2])*(   SIN([.$E$2]*[.B534] + [.$G$2])  -    SIN([.$G$2])))  + (([.$B$2]*[.B534]/[.$E$2])*   SIN([.$E$2]*[.B534] + [.$G$2]))  + (([.$B$2]/POWER([.$E$2];2)) * (COS([.$E$2]*[.B534] + [.$G$2]) - COS([.$G$2]))))" office:value-type="float" office:value="-2.08065084942753" calcext:value-type="float">
            <text:p>-2.0806508494</text:p>
          </table:table-cell>
          <table:table-cell table:formula="of:=SQRT(POWER([.H534];2)+POWER([.I53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[.B535]*[.$D$2]" office:value-type="float" office:value="1054" calcext:value-type="float">
            <text:p>1054</text:p>
          </table:table-cell>
          <table:table-cell table:formula="of:=IF([.$C535] &gt; [.$J$2]; [.D534]; [.D534]+SIN(RADIANS([.$C535]))*MIN(([.$A$2]+([.B535]*[.$B$2]));[.$C$2]))" office:value-type="float" office:value="23.3857133529357" calcext:value-type="float">
            <text:p>23.3857133529</text:p>
          </table:table-cell>
          <table:table-cell table:formula="of:=IF([.$C535]&gt;[.$J$2];[.E534];[.E534]+COS(RADIANS([.$C535]))*MIN(([.$A$2]+([.B535]*[.$B$2]));[.$C$2]))" office:value-type="float" office:value="-2.2639638400468" calcext:value-type="float">
            <text:p>-2.26396384</text:p>
          </table:table-cell>
          <table:table-cell table:formula="of:=SQRT(([.D535]*[.D535])+([.E535]*[.E535]))" office:value-type="float" office:value="23.4950446114647" calcext:value-type="float">
            <text:p>23.4950446115</text:p>
          </table:table-cell>
          <table:table-cell/>
          <table:table-cell table:formula="of:=IF([.$C535] &gt; [.$J$2]; [.H534]; (([.$A$2]/[.$E$2])*((0-COS([.$E$2]*[.B535] + [.$G$2])) - (0-COS([.$G$2])))) + (([.$B$2]*[.B535]/[.$E$2])*(0-COS([.$E$2]*[.B535] + [.$G$2]))) + (([.$B$2]/POWER([.$E$2];2)) * (SIN([.$E$2]*[.B535] + [.$G$2]) - SIN([.$G$2]))))" office:value-type="float" office:value="23.285186687421" calcext:value-type="float">
            <text:p>23.2851866874</text:p>
          </table:table-cell>
          <table:table-cell table:formula="of:=IF([.$C535] &gt; [.$J$2]; [.I534]; (([.$A$2]/[.$E$2])*(   SIN([.$E$2]*[.B535] + [.$G$2])  -    SIN([.$G$2])))  + (([.$B$2]*[.B535]/[.$E$2])*   SIN([.$E$2]*[.B535] + [.$G$2]))  + (([.$B$2]/POWER([.$E$2];2)) * (COS([.$E$2]*[.B535] + [.$G$2]) - COS([.$G$2]))))" office:value-type="float" office:value="-2.08065084942753" calcext:value-type="float">
            <text:p>-2.0806508494</text:p>
          </table:table-cell>
          <table:table-cell table:formula="of:=SQRT(POWER([.H535];2)+POWER([.I53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[.B536]*[.$D$2]" office:value-type="float" office:value="1056" calcext:value-type="float">
            <text:p>1056</text:p>
          </table:table-cell>
          <table:table-cell table:formula="of:=IF([.$C536] &gt; [.$J$2]; [.D535]; [.D535]+SIN(RADIANS([.$C536]))*MIN(([.$A$2]+([.B536]*[.$B$2]));[.$C$2]))" office:value-type="float" office:value="23.3857133529357" calcext:value-type="float">
            <text:p>23.3857133529</text:p>
          </table:table-cell>
          <table:table-cell table:formula="of:=IF([.$C536]&gt;[.$J$2];[.E535];[.E535]+COS(RADIANS([.$C536]))*MIN(([.$A$2]+([.B536]*[.$B$2]));[.$C$2]))" office:value-type="float" office:value="-2.2639638400468" calcext:value-type="float">
            <text:p>-2.26396384</text:p>
          </table:table-cell>
          <table:table-cell table:formula="of:=SQRT(([.D536]*[.D536])+([.E536]*[.E536]))" office:value-type="float" office:value="23.4950446114647" calcext:value-type="float">
            <text:p>23.4950446115</text:p>
          </table:table-cell>
          <table:table-cell/>
          <table:table-cell table:formula="of:=IF([.$C536] &gt; [.$J$2]; [.H535]; (([.$A$2]/[.$E$2])*((0-COS([.$E$2]*[.B536] + [.$G$2])) - (0-COS([.$G$2])))) + (([.$B$2]*[.B536]/[.$E$2])*(0-COS([.$E$2]*[.B536] + [.$G$2]))) + (([.$B$2]/POWER([.$E$2];2)) * (SIN([.$E$2]*[.B536] + [.$G$2]) - SIN([.$G$2]))))" office:value-type="float" office:value="23.285186687421" calcext:value-type="float">
            <text:p>23.2851866874</text:p>
          </table:table-cell>
          <table:table-cell table:formula="of:=IF([.$C536] &gt; [.$J$2]; [.I535]; (([.$A$2]/[.$E$2])*(   SIN([.$E$2]*[.B536] + [.$G$2])  -    SIN([.$G$2])))  + (([.$B$2]*[.B536]/[.$E$2])*   SIN([.$E$2]*[.B536] + [.$G$2]))  + (([.$B$2]/POWER([.$E$2];2)) * (COS([.$E$2]*[.B536] + [.$G$2]) - COS([.$G$2]))))" office:value-type="float" office:value="-2.08065084942753" calcext:value-type="float">
            <text:p>-2.0806508494</text:p>
          </table:table-cell>
          <table:table-cell table:formula="of:=SQRT(POWER([.H536];2)+POWER([.I53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[.B537]*[.$D$2]" office:value-type="float" office:value="1058" calcext:value-type="float">
            <text:p>1058</text:p>
          </table:table-cell>
          <table:table-cell table:formula="of:=IF([.$C537] &gt; [.$J$2]; [.D536]; [.D536]+SIN(RADIANS([.$C537]))*MIN(([.$A$2]+([.B537]*[.$B$2]));[.$C$2]))" office:value-type="float" office:value="23.3857133529357" calcext:value-type="float">
            <text:p>23.3857133529</text:p>
          </table:table-cell>
          <table:table-cell table:formula="of:=IF([.$C537]&gt;[.$J$2];[.E536];[.E536]+COS(RADIANS([.$C537]))*MIN(([.$A$2]+([.B537]*[.$B$2]));[.$C$2]))" office:value-type="float" office:value="-2.2639638400468" calcext:value-type="float">
            <text:p>-2.26396384</text:p>
          </table:table-cell>
          <table:table-cell table:formula="of:=SQRT(([.D537]*[.D537])+([.E537]*[.E537]))" office:value-type="float" office:value="23.4950446114647" calcext:value-type="float">
            <text:p>23.4950446115</text:p>
          </table:table-cell>
          <table:table-cell/>
          <table:table-cell table:formula="of:=IF([.$C537] &gt; [.$J$2]; [.H536]; (([.$A$2]/[.$E$2])*((0-COS([.$E$2]*[.B537] + [.$G$2])) - (0-COS([.$G$2])))) + (([.$B$2]*[.B537]/[.$E$2])*(0-COS([.$E$2]*[.B537] + [.$G$2]))) + (([.$B$2]/POWER([.$E$2];2)) * (SIN([.$E$2]*[.B537] + [.$G$2]) - SIN([.$G$2]))))" office:value-type="float" office:value="23.285186687421" calcext:value-type="float">
            <text:p>23.2851866874</text:p>
          </table:table-cell>
          <table:table-cell table:formula="of:=IF([.$C537] &gt; [.$J$2]; [.I536]; (([.$A$2]/[.$E$2])*(   SIN([.$E$2]*[.B537] + [.$G$2])  -    SIN([.$G$2])))  + (([.$B$2]*[.B537]/[.$E$2])*   SIN([.$E$2]*[.B537] + [.$G$2]))  + (([.$B$2]/POWER([.$E$2];2)) * (COS([.$E$2]*[.B537] + [.$G$2]) - COS([.$G$2]))))" office:value-type="float" office:value="-2.08065084942753" calcext:value-type="float">
            <text:p>-2.0806508494</text:p>
          </table:table-cell>
          <table:table-cell table:formula="of:=SQRT(POWER([.H537];2)+POWER([.I53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[.B538]*[.$D$2]" office:value-type="float" office:value="1060" calcext:value-type="float">
            <text:p>1060</text:p>
          </table:table-cell>
          <table:table-cell table:formula="of:=IF([.$C538] &gt; [.$J$2]; [.D537]; [.D537]+SIN(RADIANS([.$C538]))*MIN(([.$A$2]+([.B538]*[.$B$2]));[.$C$2]))" office:value-type="float" office:value="23.3857133529357" calcext:value-type="float">
            <text:p>23.3857133529</text:p>
          </table:table-cell>
          <table:table-cell table:formula="of:=IF([.$C538]&gt;[.$J$2];[.E537];[.E537]+COS(RADIANS([.$C538]))*MIN(([.$A$2]+([.B538]*[.$B$2]));[.$C$2]))" office:value-type="float" office:value="-2.2639638400468" calcext:value-type="float">
            <text:p>-2.26396384</text:p>
          </table:table-cell>
          <table:table-cell table:formula="of:=SQRT(([.D538]*[.D538])+([.E538]*[.E538]))" office:value-type="float" office:value="23.4950446114647" calcext:value-type="float">
            <text:p>23.4950446115</text:p>
          </table:table-cell>
          <table:table-cell/>
          <table:table-cell table:formula="of:=IF([.$C538] &gt; [.$J$2]; [.H537]; (([.$A$2]/[.$E$2])*((0-COS([.$E$2]*[.B538] + [.$G$2])) - (0-COS([.$G$2])))) + (([.$B$2]*[.B538]/[.$E$2])*(0-COS([.$E$2]*[.B538] + [.$G$2]))) + (([.$B$2]/POWER([.$E$2];2)) * (SIN([.$E$2]*[.B538] + [.$G$2]) - SIN([.$G$2]))))" office:value-type="float" office:value="23.285186687421" calcext:value-type="float">
            <text:p>23.2851866874</text:p>
          </table:table-cell>
          <table:table-cell table:formula="of:=IF([.$C538] &gt; [.$J$2]; [.I537]; (([.$A$2]/[.$E$2])*(   SIN([.$E$2]*[.B538] + [.$G$2])  -    SIN([.$G$2])))  + (([.$B$2]*[.B538]/[.$E$2])*   SIN([.$E$2]*[.B538] + [.$G$2]))  + (([.$B$2]/POWER([.$E$2];2)) * (COS([.$E$2]*[.B538] + [.$G$2]) - COS([.$G$2]))))" office:value-type="float" office:value="-2.08065084942753" calcext:value-type="float">
            <text:p>-2.0806508494</text:p>
          </table:table-cell>
          <table:table-cell table:formula="of:=SQRT(POWER([.H538];2)+POWER([.I537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[.B539]*[.$D$2]" office:value-type="float" office:value="1062" calcext:value-type="float">
            <text:p>1062</text:p>
          </table:table-cell>
          <table:table-cell table:formula="of:=IF([.$C539] &gt; [.$J$2]; [.D538]; [.D538]+SIN(RADIANS([.$C539]))*MIN(([.$A$2]+([.B539]*[.$B$2]));[.$C$2]))" office:value-type="float" office:value="23.3857133529357" calcext:value-type="float">
            <text:p>23.3857133529</text:p>
          </table:table-cell>
          <table:table-cell table:formula="of:=IF([.$C539]&gt;[.$J$2];[.E538];[.E538]+COS(RADIANS([.$C539]))*MIN(([.$A$2]+([.B539]*[.$B$2]));[.$C$2]))" office:value-type="float" office:value="-2.2639638400468" calcext:value-type="float">
            <text:p>-2.26396384</text:p>
          </table:table-cell>
          <table:table-cell table:formula="of:=SQRT(([.D539]*[.D539])+([.E539]*[.E539]))" office:value-type="float" office:value="23.4950446114647" calcext:value-type="float">
            <text:p>23.4950446115</text:p>
          </table:table-cell>
          <table:table-cell/>
          <table:table-cell table:formula="of:=IF([.$C539] &gt; [.$J$2]; [.H538]; (([.$A$2]/[.$E$2])*((0-COS([.$E$2]*[.B539] + [.$G$2])) - (0-COS([.$G$2])))) + (([.$B$2]*[.B539]/[.$E$2])*(0-COS([.$E$2]*[.B539] + [.$G$2]))) + (([.$B$2]/POWER([.$E$2];2)) * (SIN([.$E$2]*[.B539] + [.$G$2]) - SIN([.$G$2]))))" office:value-type="float" office:value="23.285186687421" calcext:value-type="float">
            <text:p>23.2851866874</text:p>
          </table:table-cell>
          <table:table-cell table:formula="of:=IF([.$C539] &gt; [.$J$2]; [.I538]; (([.$A$2]/[.$E$2])*(   SIN([.$E$2]*[.B539] + [.$G$2])  -    SIN([.$G$2])))  + (([.$B$2]*[.B539]/[.$E$2])*   SIN([.$E$2]*[.B539] + [.$G$2]))  + (([.$B$2]/POWER([.$E$2];2)) * (COS([.$E$2]*[.B539] + [.$G$2]) - COS([.$G$2]))))" office:value-type="float" office:value="-2.08065084942753" calcext:value-type="float">
            <text:p>-2.0806508494</text:p>
          </table:table-cell>
          <table:table-cell table:formula="of:=SQRT(POWER([.H539];2)+POWER([.I538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[.B540]*[.$D$2]" office:value-type="float" office:value="1064" calcext:value-type="float">
            <text:p>1064</text:p>
          </table:table-cell>
          <table:table-cell table:formula="of:=IF([.$C540] &gt; [.$J$2]; [.D539]; [.D539]+SIN(RADIANS([.$C540]))*MIN(([.$A$2]+([.B540]*[.$B$2]));[.$C$2]))" office:value-type="float" office:value="23.3857133529357" calcext:value-type="float">
            <text:p>23.3857133529</text:p>
          </table:table-cell>
          <table:table-cell table:formula="of:=IF([.$C540]&gt;[.$J$2];[.E539];[.E539]+COS(RADIANS([.$C540]))*MIN(([.$A$2]+([.B540]*[.$B$2]));[.$C$2]))" office:value-type="float" office:value="-2.2639638400468" calcext:value-type="float">
            <text:p>-2.26396384</text:p>
          </table:table-cell>
          <table:table-cell table:formula="of:=SQRT(([.D540]*[.D540])+([.E540]*[.E540]))" office:value-type="float" office:value="23.4950446114647" calcext:value-type="float">
            <text:p>23.4950446115</text:p>
          </table:table-cell>
          <table:table-cell/>
          <table:table-cell table:formula="of:=IF([.$C540] &gt; [.$J$2]; [.H539]; (([.$A$2]/[.$E$2])*((0-COS([.$E$2]*[.B540] + [.$G$2])) - (0-COS([.$G$2])))) + (([.$B$2]*[.B540]/[.$E$2])*(0-COS([.$E$2]*[.B540] + [.$G$2]))) + (([.$B$2]/POWER([.$E$2];2)) * (SIN([.$E$2]*[.B540] + [.$G$2]) - SIN([.$G$2]))))" office:value-type="float" office:value="23.285186687421" calcext:value-type="float">
            <text:p>23.2851866874</text:p>
          </table:table-cell>
          <table:table-cell table:formula="of:=IF([.$C540] &gt; [.$J$2]; [.I539]; (([.$A$2]/[.$E$2])*(   SIN([.$E$2]*[.B540] + [.$G$2])  -    SIN([.$G$2])))  + (([.$B$2]*[.B540]/[.$E$2])*   SIN([.$E$2]*[.B540] + [.$G$2]))  + (([.$B$2]/POWER([.$E$2];2)) * (COS([.$E$2]*[.B540] + [.$G$2]) - COS([.$G$2]))))" office:value-type="float" office:value="-2.08065084942753" calcext:value-type="float">
            <text:p>-2.0806508494</text:p>
          </table:table-cell>
          <table:table-cell table:formula="of:=SQRT(POWER([.H540];2)+POWER([.I539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[.B541]*[.$D$2]" office:value-type="float" office:value="1066" calcext:value-type="float">
            <text:p>1066</text:p>
          </table:table-cell>
          <table:table-cell table:formula="of:=IF([.$C541] &gt; [.$J$2]; [.D540]; [.D540]+SIN(RADIANS([.$C541]))*MIN(([.$A$2]+([.B541]*[.$B$2]));[.$C$2]))" office:value-type="float" office:value="23.3857133529357" calcext:value-type="float">
            <text:p>23.3857133529</text:p>
          </table:table-cell>
          <table:table-cell table:formula="of:=IF([.$C541]&gt;[.$J$2];[.E540];[.E540]+COS(RADIANS([.$C541]))*MIN(([.$A$2]+([.B541]*[.$B$2]));[.$C$2]))" office:value-type="float" office:value="-2.2639638400468" calcext:value-type="float">
            <text:p>-2.26396384</text:p>
          </table:table-cell>
          <table:table-cell table:formula="of:=SQRT(([.D541]*[.D541])+([.E541]*[.E541]))" office:value-type="float" office:value="23.4950446114647" calcext:value-type="float">
            <text:p>23.4950446115</text:p>
          </table:table-cell>
          <table:table-cell/>
          <table:table-cell table:formula="of:=IF([.$C541] &gt; [.$J$2]; [.H540]; (([.$A$2]/[.$E$2])*((0-COS([.$E$2]*[.B541] + [.$G$2])) - (0-COS([.$G$2])))) + (([.$B$2]*[.B541]/[.$E$2])*(0-COS([.$E$2]*[.B541] + [.$G$2]))) + (([.$B$2]/POWER([.$E$2];2)) * (SIN([.$E$2]*[.B541] + [.$G$2]) - SIN([.$G$2]))))" office:value-type="float" office:value="23.285186687421" calcext:value-type="float">
            <text:p>23.2851866874</text:p>
          </table:table-cell>
          <table:table-cell table:formula="of:=IF([.$C541] &gt; [.$J$2]; [.I540]; (([.$A$2]/[.$E$2])*(   SIN([.$E$2]*[.B541] + [.$G$2])  -    SIN([.$G$2])))  + (([.$B$2]*[.B541]/[.$E$2])*   SIN([.$E$2]*[.B541] + [.$G$2]))  + (([.$B$2]/POWER([.$E$2];2)) * (COS([.$E$2]*[.B541] + [.$G$2]) - COS([.$G$2]))))" office:value-type="float" office:value="-2.08065084942753" calcext:value-type="float">
            <text:p>-2.0806508494</text:p>
          </table:table-cell>
          <table:table-cell table:formula="of:=SQRT(POWER([.H541];2)+POWER([.I540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[.B542]*[.$D$2]" office:value-type="float" office:value="1068" calcext:value-type="float">
            <text:p>1068</text:p>
          </table:table-cell>
          <table:table-cell table:formula="of:=IF([.$C542] &gt; [.$J$2]; [.D541]; [.D541]+SIN(RADIANS([.$C542]))*MIN(([.$A$2]+([.B542]*[.$B$2]));[.$C$2]))" office:value-type="float" office:value="23.3857133529357" calcext:value-type="float">
            <text:p>23.3857133529</text:p>
          </table:table-cell>
          <table:table-cell table:formula="of:=IF([.$C542]&gt;[.$J$2];[.E541];[.E541]+COS(RADIANS([.$C542]))*MIN(([.$A$2]+([.B542]*[.$B$2]));[.$C$2]))" office:value-type="float" office:value="-2.2639638400468" calcext:value-type="float">
            <text:p>-2.26396384</text:p>
          </table:table-cell>
          <table:table-cell table:formula="of:=SQRT(([.D542]*[.D542])+([.E542]*[.E542]))" office:value-type="float" office:value="23.4950446114647" calcext:value-type="float">
            <text:p>23.4950446115</text:p>
          </table:table-cell>
          <table:table-cell/>
          <table:table-cell table:formula="of:=IF([.$C542] &gt; [.$J$2]; [.H541]; (([.$A$2]/[.$E$2])*((0-COS([.$E$2]*[.B542] + [.$G$2])) - (0-COS([.$G$2])))) + (([.$B$2]*[.B542]/[.$E$2])*(0-COS([.$E$2]*[.B542] + [.$G$2]))) + (([.$B$2]/POWER([.$E$2];2)) * (SIN([.$E$2]*[.B542] + [.$G$2]) - SIN([.$G$2]))))" office:value-type="float" office:value="23.285186687421" calcext:value-type="float">
            <text:p>23.2851866874</text:p>
          </table:table-cell>
          <table:table-cell table:formula="of:=IF([.$C542] &gt; [.$J$2]; [.I541]; (([.$A$2]/[.$E$2])*(   SIN([.$E$2]*[.B542] + [.$G$2])  -    SIN([.$G$2])))  + (([.$B$2]*[.B542]/[.$E$2])*   SIN([.$E$2]*[.B542] + [.$G$2]))  + (([.$B$2]/POWER([.$E$2];2)) * (COS([.$E$2]*[.B542] + [.$G$2]) - COS([.$G$2]))))" office:value-type="float" office:value="-2.08065084942753" calcext:value-type="float">
            <text:p>-2.0806508494</text:p>
          </table:table-cell>
          <table:table-cell table:formula="of:=SQRT(POWER([.H542];2)+POWER([.I541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[.B543]*[.$D$2]" office:value-type="float" office:value="1070" calcext:value-type="float">
            <text:p>1070</text:p>
          </table:table-cell>
          <table:table-cell table:formula="of:=IF([.$C543] &gt; [.$J$2]; [.D542]; [.D542]+SIN(RADIANS([.$C543]))*MIN(([.$A$2]+([.B543]*[.$B$2]));[.$C$2]))" office:value-type="float" office:value="23.3857133529357" calcext:value-type="float">
            <text:p>23.3857133529</text:p>
          </table:table-cell>
          <table:table-cell table:formula="of:=IF([.$C543]&gt;[.$J$2];[.E542];[.E542]+COS(RADIANS([.$C543]))*MIN(([.$A$2]+([.B543]*[.$B$2]));[.$C$2]))" office:value-type="float" office:value="-2.2639638400468" calcext:value-type="float">
            <text:p>-2.26396384</text:p>
          </table:table-cell>
          <table:table-cell table:formula="of:=SQRT(([.D543]*[.D543])+([.E543]*[.E543]))" office:value-type="float" office:value="23.4950446114647" calcext:value-type="float">
            <text:p>23.4950446115</text:p>
          </table:table-cell>
          <table:table-cell/>
          <table:table-cell table:formula="of:=IF([.$C543] &gt; [.$J$2]; [.H542]; (([.$A$2]/[.$E$2])*((0-COS([.$E$2]*[.B543] + [.$G$2])) - (0-COS([.$G$2])))) + (([.$B$2]*[.B543]/[.$E$2])*(0-COS([.$E$2]*[.B543] + [.$G$2]))) + (([.$B$2]/POWER([.$E$2];2)) * (SIN([.$E$2]*[.B543] + [.$G$2]) - SIN([.$G$2]))))" office:value-type="float" office:value="23.285186687421" calcext:value-type="float">
            <text:p>23.2851866874</text:p>
          </table:table-cell>
          <table:table-cell table:formula="of:=IF([.$C543] &gt; [.$J$2]; [.I542]; (([.$A$2]/[.$E$2])*(   SIN([.$E$2]*[.B543] + [.$G$2])  -    SIN([.$G$2])))  + (([.$B$2]*[.B543]/[.$E$2])*   SIN([.$E$2]*[.B543] + [.$G$2]))  + (([.$B$2]/POWER([.$E$2];2)) * (COS([.$E$2]*[.B543] + [.$G$2]) - COS([.$G$2]))))" office:value-type="float" office:value="-2.08065084942753" calcext:value-type="float">
            <text:p>-2.0806508494</text:p>
          </table:table-cell>
          <table:table-cell table:formula="of:=SQRT(POWER([.H543];2)+POWER([.I542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[.B544]*[.$D$2]" office:value-type="float" office:value="1072" calcext:value-type="float">
            <text:p>1072</text:p>
          </table:table-cell>
          <table:table-cell table:formula="of:=IF([.$C544] &gt; [.$J$2]; [.D543]; [.D543]+SIN(RADIANS([.$C544]))*MIN(([.$A$2]+([.B544]*[.$B$2]));[.$C$2]))" office:value-type="float" office:value="23.3857133529357" calcext:value-type="float">
            <text:p>23.3857133529</text:p>
          </table:table-cell>
          <table:table-cell table:formula="of:=IF([.$C544]&gt;[.$J$2];[.E543];[.E543]+COS(RADIANS([.$C544]))*MIN(([.$A$2]+([.B544]*[.$B$2]));[.$C$2]))" office:value-type="float" office:value="-2.2639638400468" calcext:value-type="float">
            <text:p>-2.26396384</text:p>
          </table:table-cell>
          <table:table-cell table:formula="of:=SQRT(([.D544]*[.D544])+([.E544]*[.E544]))" office:value-type="float" office:value="23.4950446114647" calcext:value-type="float">
            <text:p>23.4950446115</text:p>
          </table:table-cell>
          <table:table-cell/>
          <table:table-cell table:formula="of:=IF([.$C544] &gt; [.$J$2]; [.H543]; (([.$A$2]/[.$E$2])*((0-COS([.$E$2]*[.B544] + [.$G$2])) - (0-COS([.$G$2])))) + (([.$B$2]*[.B544]/[.$E$2])*(0-COS([.$E$2]*[.B544] + [.$G$2]))) + (([.$B$2]/POWER([.$E$2];2)) * (SIN([.$E$2]*[.B544] + [.$G$2]) - SIN([.$G$2]))))" office:value-type="float" office:value="23.285186687421" calcext:value-type="float">
            <text:p>23.2851866874</text:p>
          </table:table-cell>
          <table:table-cell table:formula="of:=IF([.$C544] &gt; [.$J$2]; [.I543]; (([.$A$2]/[.$E$2])*(   SIN([.$E$2]*[.B544] + [.$G$2])  -    SIN([.$G$2])))  + (([.$B$2]*[.B544]/[.$E$2])*   SIN([.$E$2]*[.B544] + [.$G$2]))  + (([.$B$2]/POWER([.$E$2];2)) * (COS([.$E$2]*[.B544] + [.$G$2]) - COS([.$G$2]))))" office:value-type="float" office:value="-2.08065084942753" calcext:value-type="float">
            <text:p>-2.0806508494</text:p>
          </table:table-cell>
          <table:table-cell table:formula="of:=SQRT(POWER([.H544];2)+POWER([.I543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[.B545]*[.$D$2]" office:value-type="float" office:value="1074" calcext:value-type="float">
            <text:p>1074</text:p>
          </table:table-cell>
          <table:table-cell table:formula="of:=IF([.$C545] &gt; [.$J$2]; [.D544]; [.D544]+SIN(RADIANS([.$C545]))*MIN(([.$A$2]+([.B545]*[.$B$2]));[.$C$2]))" office:value-type="float" office:value="23.3857133529357" calcext:value-type="float">
            <text:p>23.3857133529</text:p>
          </table:table-cell>
          <table:table-cell table:formula="of:=IF([.$C545]&gt;[.$J$2];[.E544];[.E544]+COS(RADIANS([.$C545]))*MIN(([.$A$2]+([.B545]*[.$B$2]));[.$C$2]))" office:value-type="float" office:value="-2.2639638400468" calcext:value-type="float">
            <text:p>-2.26396384</text:p>
          </table:table-cell>
          <table:table-cell table:formula="of:=SQRT(([.D545]*[.D545])+([.E545]*[.E545]))" office:value-type="float" office:value="23.4950446114647" calcext:value-type="float">
            <text:p>23.4950446115</text:p>
          </table:table-cell>
          <table:table-cell/>
          <table:table-cell table:formula="of:=IF([.$C545] &gt; [.$J$2]; [.H544]; (([.$A$2]/[.$E$2])*((0-COS([.$E$2]*[.B545] + [.$G$2])) - (0-COS([.$G$2])))) + (([.$B$2]*[.B545]/[.$E$2])*(0-COS([.$E$2]*[.B545] + [.$G$2]))) + (([.$B$2]/POWER([.$E$2];2)) * (SIN([.$E$2]*[.B545] + [.$G$2]) - SIN([.$G$2]))))" office:value-type="float" office:value="23.285186687421" calcext:value-type="float">
            <text:p>23.2851866874</text:p>
          </table:table-cell>
          <table:table-cell table:formula="of:=IF([.$C545] &gt; [.$J$2]; [.I544]; (([.$A$2]/[.$E$2])*(   SIN([.$E$2]*[.B545] + [.$G$2])  -    SIN([.$G$2])))  + (([.$B$2]*[.B545]/[.$E$2])*   SIN([.$E$2]*[.B545] + [.$G$2]))  + (([.$B$2]/POWER([.$E$2];2)) * (COS([.$E$2]*[.B545] + [.$G$2]) - COS([.$G$2]))))" office:value-type="float" office:value="-2.08065084942753" calcext:value-type="float">
            <text:p>-2.0806508494</text:p>
          </table:table-cell>
          <table:table-cell table:formula="of:=SQRT(POWER([.H545];2)+POWER([.I544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[.B546]*[.$D$2]" office:value-type="float" office:value="1076" calcext:value-type="float">
            <text:p>1076</text:p>
          </table:table-cell>
          <table:table-cell table:formula="of:=IF([.$C546] &gt; [.$J$2]; [.D545]; [.D545]+SIN(RADIANS([.$C546]))*MIN(([.$A$2]+([.B546]*[.$B$2]));[.$C$2]))" office:value-type="float" office:value="23.3857133529357" calcext:value-type="float">
            <text:p>23.3857133529</text:p>
          </table:table-cell>
          <table:table-cell table:formula="of:=IF([.$C546]&gt;[.$J$2];[.E545];[.E545]+COS(RADIANS([.$C546]))*MIN(([.$A$2]+([.B546]*[.$B$2]));[.$C$2]))" office:value-type="float" office:value="-2.2639638400468" calcext:value-type="float">
            <text:p>-2.26396384</text:p>
          </table:table-cell>
          <table:table-cell table:formula="of:=SQRT(([.D546]*[.D546])+([.E546]*[.E546]))" office:value-type="float" office:value="23.4950446114647" calcext:value-type="float">
            <text:p>23.4950446115</text:p>
          </table:table-cell>
          <table:table-cell/>
          <table:table-cell table:formula="of:=IF([.$C546] &gt; [.$J$2]; [.H545]; (([.$A$2]/[.$E$2])*((0-COS([.$E$2]*[.B546] + [.$G$2])) - (0-COS([.$G$2])))) + (([.$B$2]*[.B546]/[.$E$2])*(0-COS([.$E$2]*[.B546] + [.$G$2]))) + (([.$B$2]/POWER([.$E$2];2)) * (SIN([.$E$2]*[.B546] + [.$G$2]) - SIN([.$G$2]))))" office:value-type="float" office:value="23.285186687421" calcext:value-type="float">
            <text:p>23.2851866874</text:p>
          </table:table-cell>
          <table:table-cell table:formula="of:=IF([.$C546] &gt; [.$J$2]; [.I545]; (([.$A$2]/[.$E$2])*(   SIN([.$E$2]*[.B546] + [.$G$2])  -    SIN([.$G$2])))  + (([.$B$2]*[.B546]/[.$E$2])*   SIN([.$E$2]*[.B546] + [.$G$2]))  + (([.$B$2]/POWER([.$E$2];2)) * (COS([.$E$2]*[.B546] + [.$G$2]) - COS([.$G$2]))))" office:value-type="float" office:value="-2.08065084942753" calcext:value-type="float">
            <text:p>-2.0806508494</text:p>
          </table:table-cell>
          <table:table-cell table:formula="of:=SQRT(POWER([.H546];2)+POWER([.I545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[.B547]*[.$D$2]" office:value-type="float" office:value="1078" calcext:value-type="float">
            <text:p>1078</text:p>
          </table:table-cell>
          <table:table-cell table:formula="of:=IF([.$C547] &gt; [.$J$2]; [.D546]; [.D546]+SIN(RADIANS([.$C547]))*MIN(([.$A$2]+([.B547]*[.$B$2]));[.$C$2]))" office:value-type="float" office:value="23.3857133529357" calcext:value-type="float">
            <text:p>23.3857133529</text:p>
          </table:table-cell>
          <table:table-cell table:formula="of:=IF([.$C547]&gt;[.$J$2];[.E546];[.E546]+COS(RADIANS([.$C547]))*MIN(([.$A$2]+([.B547]*[.$B$2]));[.$C$2]))" office:value-type="float" office:value="-2.2639638400468" calcext:value-type="float">
            <text:p>-2.26396384</text:p>
          </table:table-cell>
          <table:table-cell table:formula="of:=SQRT(([.D547]*[.D547])+([.E547]*[.E547]))" office:value-type="float" office:value="23.4950446114647" calcext:value-type="float">
            <text:p>23.4950446115</text:p>
          </table:table-cell>
          <table:table-cell/>
          <table:table-cell table:formula="of:=IF([.$C547] &gt; [.$J$2]; [.H546]; (([.$A$2]/[.$E$2])*((0-COS([.$E$2]*[.B547] + [.$G$2])) - (0-COS([.$G$2])))) + (([.$B$2]*[.B547]/[.$E$2])*(0-COS([.$E$2]*[.B547] + [.$G$2]))) + (([.$B$2]/POWER([.$E$2];2)) * (SIN([.$E$2]*[.B547] + [.$G$2]) - SIN([.$G$2]))))" office:value-type="float" office:value="23.285186687421" calcext:value-type="float">
            <text:p>23.2851866874</text:p>
          </table:table-cell>
          <table:table-cell table:formula="of:=IF([.$C547] &gt; [.$J$2]; [.I546]; (([.$A$2]/[.$E$2])*(   SIN([.$E$2]*[.B547] + [.$G$2])  -    SIN([.$G$2])))  + (([.$B$2]*[.B547]/[.$E$2])*   SIN([.$E$2]*[.B547] + [.$G$2]))  + (([.$B$2]/POWER([.$E$2];2)) * (COS([.$E$2]*[.B547] + [.$G$2]) - COS([.$G$2]))))" office:value-type="float" office:value="-2.08065084942753" calcext:value-type="float">
            <text:p>-2.0806508494</text:p>
          </table:table-cell>
          <table:table-cell table:formula="of:=SQRT(POWER([.H547];2)+POWER([.I546];2))" office:value-type="float" office:value="23.377960283679" calcext:value-type="float">
            <text:p>23.3779602837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[.B548]*[.$D$2]" office:value-type="float" office:value="1080" calcext:value-type="float">
            <text:p>1080</text:p>
          </table:table-cell>
          <table:table-cell table:formula="of:=IF([.$C548] &gt; [.$J$2]; [.D547]; [.D547]+SIN(RADIANS([.$C548]))*MIN(([.$A$2]+([.B548]*[.$B$2]));[.$C$2]))" office:value-type="float" office:value="23.3857133529357" calcext:value-type="float">
            <text:p>23.3857133529</text:p>
          </table:table-cell>
          <table:table-cell table:formula="of:=IF([.$C548]&gt;[.$J$2];[.E547];[.E547]+COS(RADIANS([.$C548]))*MIN(([.$A$2]+([.B548]*[.$B$2]));[.$C$2]))" office:value-type="float" office:value="-2.2639638400468" calcext:value-type="float">
            <text:p>-2.26396384</text:p>
          </table:table-cell>
          <table:table-cell table:formula="of:=SQRT(([.D548]*[.D548])+([.E548]*[.E548]))" office:value-type="float" office:value="23.4950446114647" calcext:value-type="float">
            <text:p>23.4950446115</text:p>
          </table:table-cell>
          <table:table-cell/>
          <table:table-cell table:formula="of:=IF([.$C548] &gt; [.$J$2]; [.H547]; (([.$A$2]/[.$E$2])*((0-COS([.$E$2]*[.B548] + [.$G$2])) - (0-COS([.$G$2])))) + (([.$B$2]*[.B548]/[.$E$2])*(0-COS([.$E$2]*[.B548] + [.$G$2]))) + (([.$B$2]/POWER([.$E$2];2)) * (SIN([.$E$2]*[.B548] + [.$G$2]) - SIN([.$G$2]))))" office:value-type="float" office:value="23.285186687421" calcext:value-type="float">
            <text:p>23.2851866874</text:p>
          </table:table-cell>
          <table:table-cell table:formula="of:=IF([.$C548] &gt; [.$J$2]; [.I547]; (([.$A$2]/[.$E$2])*(   SIN([.$E$2]*[.B548] + [.$G$2])  -    SIN([.$G$2])))  + (([.$B$2]*[.B548]/[.$E$2])*   SIN([.$E$2]*[.B548] + [.$G$2]))  + (([.$B$2]/POWER([.$E$2];2)) * (COS([.$E$2]*[.B548] + [.$G$2]) - COS([.$G$2]))))" office:value-type="float" office:value="-2.08065084942753" calcext:value-type="float">
            <text:p>-2.0806508494</text:p>
          </table:table-cell>
          <table:table-cell table:formula="of:=SQRT(POWER([.H548];2)+POWER([.I547];2))" office:value-type="float" office:value="23.377960283679" calcext:value-type="float">
            <text:p>23.3779602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2:27:28.5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20:46:55.247000000</meta:creation-date>
    <dc:date>2015-12-22T13:08:17.895000000</dc:date>
    <meta:editing-duration>PT5H22M15S</meta:editing-duration>
    <meta:editing-cycles>11</meta:editing-cycles>
    <meta:generator>LibreOffice/5.0.2.2$Windows_x86 LibreOffice_project/37b43f919e4de5eeaca9b9755ed688758a8251fe</meta:generator>
    <meta:document-statistic meta:table-count="1" meta:cell-count="4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26cm" svg:height="11.343cm" xlink:href=".." xlink:type="simple" chart:class="chart:scatter" chart:style-name="ch1">
        <chart:title svg:x="8.05cm" svg:y="0.362cm" chart:style-name="ch2">
          <text:p>Radius with angle</text:p>
        </chart:title>
        <chart:plot-area chart:style-name="ch3" table:cell-range-address="Sheet1.C8:Sheet1.C548 Sheet1.F7:Sheet1.F548 Sheet1.J7:Sheet1.J548" svg:x="1.403cm" svg:y="1.367cm" svg:width="17.831cm" svg:height="8.769cm">
          <chartooo:coordinate-region svg:x="2.024cm" svg:y="1.566cm" svg:width="16.838cm" svg:height="7.923cm"/>
          <chart:axis chart:dimension="x" chart:name="primary-x" chart:style-name="ch4">
            <chart:title svg:x="9.851cm" svg:y="10.362cm" chart:style-name="ch5">
              <text:p>angle</text:p>
            </chart:title>
          </chart:axis>
          <chart:axis chart:dimension="y" chart:name="primary-y" chart:style-name="ch4">
            <chart:title svg:x="0.451cm" svg:y="6.271cm" chart:style-name="ch6">
              <text:p>radius</text:p>
            </chart:title>
            <chart:grid chart:style-name="ch7" chart:class="major"/>
          </chart:axis>
          <chart:series chart:style-name="ch8" chart:values-cell-range-address="Sheet1.F7:Sheet1.F548" chart:class="chart:scatter">
            <chart:domain table:cell-range-address="Sheet1.C8:Sheet1.C548"/>
            <chart:data-point chart:repeated="542"/>
          </chart:series>
          <chart:series chart:style-name="ch9" chart:values-cell-range-address="Sheet1.J7:Sheet1.J548" chart:class="chart:scatter">
            <chart:data-point chart:repeated="5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8:Sheet1.C548</svg:desc>
                </draw:g>
              </table:table-cell>
              <table:table-cell office:value-type="float" office:value="0">
                <text:p>0</text:p>
                <draw:g>
                  <svg:desc>Sheet1.F7:Sheet1.F548</svg:desc>
                </draw:g>
              </table:table-cell>
              <table:table-cell office:value-type="float" office:value="NaN">
                <text:p>NaN</text:p>
                <draw:g>
                  <svg:desc>Sheet1.J7:Sheet1.J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04938325940588">
                <text:p>0.404938325940588</text:p>
              </table:table-cell>
              <table:table-cell office:value-type="float" office:value="0.202489719840983">
                <text:p>0.202489719840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14750338140399">
                <text:p>0.614750338140399</text:p>
              </table:table-cell>
              <table:table-cell office:value-type="float" office:value="0.409916759487486">
                <text:p>0.409916759487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29368509141524">
                <text:p>0.829368509141524</text:p>
              </table:table-cell>
              <table:table-cell office:value-type="float" office:value="0.62221572632586">
                <text:p>0.62221572632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04872249877988">
                <text:p>1.04872249877988</text:p>
              </table:table-cell>
              <table:table-cell office:value-type="float" office:value="0.839318338913691">
                <text:p>0.839318338913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27273922678979">
                <text:p>1.27273922678979</text:p>
              </table:table-cell>
              <table:table-cell office:value-type="float" office:value="0.842501913880991">
                <text:p>0.842501913880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.50134294322155">
                <text:p>1.50134294322155</text:p>
              </table:table-cell>
              <table:table-cell office:value-type="float" office:value="1.06588974929093">
                <text:p>1.06588974929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.73445529692387">
                <text:p>1.73445529692387</text:p>
              </table:table-cell>
              <table:table-cell office:value-type="float" office:value="1.29428783221845">
                <text:p>1.29428783221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.97199540231793">
                <text:p>1.97199540231793</text:p>
              </table:table-cell>
              <table:table-cell office:value-type="float" office:value="1.52763442103119">
                <text:p>1.52763442103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.21387990466837">
                <text:p>2.21387990466837</text:p>
              </table:table-cell>
              <table:table-cell office:value-type="float" office:value="1.76586389847612">
                <text:p>1.76586389847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.460023044036">
                <text:p>2.460023044036</text:p>
              </table:table-cell>
              <table:table-cell office:value-type="float" office:value="2.00890667936102">
                <text:p>2.00890667936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.71033671807938">
                <text:p>2.71033671807938</text:p>
              </table:table-cell>
              <table:table-cell office:value-type="float" office:value="2.25668915961678">
                <text:p>2.25668915961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.96473054385613">
                <text:p>2.96473054385613</text:p>
              </table:table-cell>
              <table:table-cell office:value-type="float" office:value="2.50913368355992">
                <text:p>2.50913368355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.22311191875994">
                <text:p>3.22311191875994</text:p>
              </table:table-cell>
              <table:table-cell office:value-type="float" office:value="2.76615852198396">
                <text:p>2.76615852198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.48538608071636">
                <text:p>3.48538608071636</text:p>
              </table:table-cell>
              <table:table-cell office:value-type="float" office:value="3.0276778585452">
                <text:p>3.0276778585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.75145616774811">
                <text:p>3.75145616774811</text:p>
              </table:table-cell>
              <table:table-cell office:value-type="float" office:value="3.29360178361063">
                <text:p>3.2936017836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4.02122327700991">
                <text:p>4.02122327700991</text:p>
              </table:table-cell>
              <table:table-cell office:value-type="float" office:value="3.56383629539261">
                <text:p>3.56383629539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4.29458652338305">
                <text:p>4.29458652338305</text:p>
              </table:table-cell>
              <table:table-cell office:value-type="float" office:value="3.83828330846044">
                <text:p>3.8382833084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5714430977109">
                <text:p>4.5714430977109</text:p>
              </table:table-cell>
              <table:table-cell office:value-type="float" office:value="4.11684066982326">
                <text:p>4.11684066982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85168832474845">
                <text:p>4.85168832474845</text:p>
              </table:table-cell>
              <table:table-cell office:value-type="float" office:value="4.39940218281135">
                <text:p>4.39940218281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.13521572089164">
                <text:p>5.13521572089164</text:p>
              </table:table-cell>
              <table:table-cell office:value-type="float" office:value="4.68585763898221">
                <text:p>4.68585763898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5.42191705174559">
                <text:p>5.42191705174559</text:p>
              </table:table-cell>
              <table:table-cell office:value-type="float" office:value="4.9760928582603">
                <text:p>4.9760928582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5.7116823895847">
                <text:p>5.7116823895847</text:p>
              </table:table-cell>
              <table:table-cell office:value-type="float" office:value="5.26998973749322">
                <text:p>5.26998973749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6.00440017075201">
                <text:p>6.00440017075201</text:p>
              </table:table-cell>
              <table:table-cell office:value-type="float" office:value="5.56742630757702">
                <text:p>5.56742630757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6.29995725304038">
                <text:p>6.29995725304038</text:p>
              </table:table-cell>
              <table:table-cell office:value-type="float" office:value="5.8682767992703">
                <text:p>5.8682767992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6.59823897309313">
                <text:p>6.59823897309313</text:p>
              </table:table-cell>
              <table:table-cell office:value-type="float" office:value="6.17241171778353">
                <text:p>6.17241171778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6.89912920385799">
                <text:p>6.89912920385799</text:p>
              </table:table-cell>
              <table:table-cell office:value-type="float" office:value="6.47969792619539">
                <text:p>6.47969792619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7.202510412124">
                <text:p>7.202510412124</text:p>
              </table:table-cell>
              <table:table-cell office:value-type="float" office:value="6.78999873771431">
                <text:p>6.789998737714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7.50826371616789">
                <text:p>7.50826371616789</text:p>
              </table:table-cell>
              <table:table-cell office:value-type="float" office:value="7.10317401676923">
                <text:p>7.10317401676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.81626894353306">
                <text:p>7.81626894353306</text:p>
              </table:table-cell>
              <table:table-cell office:value-type="float" office:value="7.41908028888053">
                <text:p>7.41908028888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8.12640468896135">
                <text:p>8.12640468896135</text:p>
              </table:table-cell>
              <table:table-cell office:value-type="float" office:value="7.73757085922897">
                <text:p>7.73757085922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8.43854837249558">
                <text:p>8.43854837249558</text:p>
              </table:table-cell>
              <table:table-cell office:value-type="float" office:value="8.05849593980859">
                <text:p>8.05849593980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8.75257629776769">
                <text:p>8.75257629776769</text:p>
              </table:table-cell>
              <table:table-cell office:value-type="float" office:value="8.38170278501794">
                <text:p>8.38170278501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9.06836371048597">
                <text:p>9.06836371048597</text:p>
              </table:table-cell>
              <table:table-cell office:value-type="float" office:value="8.7070358355134">
                <text:p>8.7070358355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9.38578485713213">
                <text:p>9.38578485713213</text:p>
              </table:table-cell>
              <table:table-cell office:value-type="float" office:value="9.0343368701184">
                <text:p>9.0343368701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9.70471304387765">
                <text:p>9.70471304387765</text:p>
              </table:table-cell>
              <table:table-cell office:value-type="float" office:value="9.36344516555341">
                <text:p>9.36344516555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0.0250206957269">
                <text:p>10.0250206957269</text:p>
              </table:table-cell>
              <table:table-cell office:value-type="float" office:value="9.69419766372344">
                <text:p>9.69419766372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10.3465794158933">
                <text:p>10.3465794158933</text:p>
              </table:table-cell>
              <table:table-cell office:value-type="float" office:value="10.0264291462724">
                <text:p>10.0264291462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0.669260045413">
                <text:p>10.669260045413</text:p>
              </table:table-cell>
              <table:table-cell office:value-type="float" office:value="10.3599724160877">
                <text:p>10.3599724160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10.9929327229995">
                <text:p>10.9929327229995</text:p>
              </table:table-cell>
              <table:table-cell office:value-type="float" office:value="10.6946584854121">
                <text:p>10.6946584854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11.3174669451426">
                <text:p>11.3174669451426</text:p>
              </table:table-cell>
              <table:table-cell office:value-type="float" office:value="11.0303167701975">
                <text:p>11.0303167701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11.6427316264511">
                <text:p>11.6427316264511</text:p>
              </table:table-cell>
              <table:table-cell office:value-type="float" office:value="11.3667752903087">
                <text:p>11.3667752903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11.9685951602418">
                <text:p>11.9685951602418</text:p>
              </table:table-cell>
              <table:table-cell office:value-type="float" office:value="11.7038608751667">
                <text:p>11.703860875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12.2949254793736">
                <text:p>12.2949254793736</text:p>
              </table:table-cell>
              <table:table-cell office:value-type="float" office:value="12.0413993743955">
                <text:p>12.04139937439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2.6215901173246">
                <text:p>12.6215901173246</text:p>
              </table:table-cell>
              <table:table-cell office:value-type="float" office:value="12.3792158730194">
                <text:p>12.3792158730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2.948456269513">
                <text:p>12.948456269513</text:p>
              </table:table-cell>
              <table:table-cell office:value-type="float" office:value="12.7171349107371">
                <text:p>12.7171349107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13.2753908548577">
                <text:p>13.2753908548577</text:p>
              </table:table-cell>
              <table:table-cell office:value-type="float" office:value="13.0549807047799">
                <text:p>13.0549807047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13.6022605775755">
                <text:p>13.6022605775755</text:p>
              </table:table-cell>
              <table:table-cell office:value-type="float" office:value="13.392577375845">
                <text:p>13.3925773758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13.9289319892145">
                <text:p>13.9289319892145</text:p>
              </table:table-cell>
              <table:table-cell office:value-type="float" office:value="13.7297491765795">
                <text:p>13.72974917657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4.2552715509175">
                <text:p>14.2552715509175</text:p>
              </table:table-cell>
              <table:table-cell office:value-type="float" office:value="14.0663207220743">
                <text:p>14.0663207220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14.581145695913">
                <text:p>14.581145695913</text:p>
              </table:table-cell>
              <table:table-cell office:value-type="float" office:value="14.4021172218138">
                <text:p>14.4021172218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14.90642089223">
                <text:p>14.90642089223</text:p>
              </table:table-cell>
              <table:table-cell office:value-type="float" office:value="14.7369647125151">
                <text:p>14.7369647125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15.2309637056324">
                <text:p>15.2309637056324</text:p>
              </table:table-cell>
              <table:table-cell office:value-type="float" office:value="15.0706902912787">
                <text:p>15.07069029127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15.5546408627692">
                <text:p>15.5546408627692</text:p>
              </table:table-cell>
              <table:table-cell office:value-type="float" office:value="15.4031223484627">
                <text:p>15.40312234846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15.8773193145358">
                <text:p>15.8773193145358</text:p>
              </table:table-cell>
              <table:table-cell office:value-type="float" office:value="15.734090799682">
                <text:p>15.734090799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16.198866299643">
                <text:p>16.198866299643</text:p>
              </table:table-cell>
              <table:table-cell office:value-type="float" office:value="16.0634273163295">
                <text:p>16.0634273163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16.5191494083899">
                <text:p>16.5191494083899</text:p>
              </table:table-cell>
              <table:table-cell office:value-type="float" office:value="16.3909655540072">
                <text:p>16.3909655540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6.8380366466355">
                <text:p>16.8380366466355</text:p>
              </table:table-cell>
              <table:table-cell office:value-type="float" office:value="16.71654137825">
                <text:p>16.71654137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17.1553964999675">
                <text:p>17.1553964999675</text:p>
              </table:table-cell>
              <table:table-cell office:value-type="float" office:value="17.0399930869246">
                <text:p>17.0399930869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17.4710979980632">
                <text:p>17.4710979980632</text:p>
              </table:table-cell>
              <table:table-cell office:value-type="float" office:value="17.3611616286792">
                <text:p>17.3611616286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17.78501077924">
                <text:p>17.78501077924</text:p>
              </table:table-cell>
              <table:table-cell office:value-type="float" office:value="17.6798908168239">
                <text:p>17.6798908168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18.0970051551936">
                <text:p>18.0970051551936</text:p>
              </table:table-cell>
              <table:table-cell office:value-type="float" office:value="17.9960275380178">
                <text:p>17.9960275380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18.4069521759194">
                <text:p>18.4069521759194</text:p>
              </table:table-cell>
              <table:table-cell office:value-type="float" office:value="18.3094219551455">
                <text:p>18.3094219551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8.714723694818">
                <text:p>18.714723694818</text:p>
              </table:table-cell>
              <table:table-cell office:value-type="float" office:value="18.6199277037674">
                <text:p>18.6199277037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19.0201924339812">
                <text:p>19.0201924339812</text:p>
              </table:table-cell>
              <table:table-cell office:value-type="float" office:value="18.9274020815351">
                <text:p>18.9274020815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19.323232049659">
                <text:p>19.323232049659</text:p>
              </table:table-cell>
              <table:table-cell office:value-type="float" office:value="19.2317062299701">
                <text:p>19.23170622997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19.6237171979066">
                <text:p>19.6237171979066</text:p>
              </table:table-cell>
              <table:table-cell office:value-type="float" office:value="19.5327053080155">
                <text:p>19.5327053080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19.9215236004124">
                <text:p>19.9215236004124</text:p>
              </table:table-cell>
              <table:table-cell office:value-type="float" office:value="19.8302686567794">
                <text:p>19.8302686567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20.2165281105075">
                <text:p>20.2165281105075</text:p>
              </table:table-cell>
              <table:table-cell office:value-type="float" office:value="20.1242699549039">
                <text:p>20.1242699549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20.5086087793601">
                <text:p>20.5086087793601</text:p>
              </table:table-cell>
              <table:table-cell office:value-type="float" office:value="20.4145873640093">
                <text:p>20.4145873640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20.7976449223549">
                <text:p>20.7976449223549</text:p>
              </table:table-cell>
              <table:table-cell office:value-type="float" office:value="20.7011036636797">
                <text:p>20.7011036636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21.0835171856644">
                <text:p>21.0835171856644</text:p>
              </table:table-cell>
              <table:table-cell office:value-type="float" office:value="20.9837063754775">
                <text:p>20.9837063754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21.3661076130138">
                <text:p>21.3661076130138</text:p>
              </table:table-cell>
              <table:table-cell office:value-type="float" office:value="21.2622878754964">
                <text:p>21.26228787549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21.6452997126469">
                <text:p>21.6452997126469</text:p>
              </table:table-cell>
              <table:table-cell office:value-type="float" office:value="21.5367454949854">
                <text:p>21.5367454949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21.9209785244984">
                <text:p>21.9209785244984</text:p>
              </table:table-cell>
              <table:table-cell office:value-type="float" office:value="21.8069816086075">
                <text:p>21.8069816086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22.1930306875816">
                <text:p>22.1930306875816</text:p>
              </table:table-cell>
              <table:table-cell office:value-type="float" office:value="22.0729037099223">
                <text:p>22.0729037099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22.4613445075994">
                <text:p>22.4613445075994</text:p>
              </table:table-cell>
              <table:table-cell office:value-type="float" office:value="22.3344244737164">
                <text:p>22.3344244737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22.7258100247882">
                <text:p>22.7258100247882</text:p>
              </table:table-cell>
              <table:table-cell office:value-type="float" office:value="22.5914618048403">
                <text:p>22.5914618048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22.9863190820087">
                <text:p>22.9863190820087</text:p>
              </table:table-cell>
              <table:table-cell office:value-type="float" office:value="22.8439388732477">
                <text:p>22.8439388732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23.242765393093">
                <text:p>23.242765393093</text:p>
              </table:table-cell>
              <table:table-cell office:value-type="float" office:value="23.0917841349734">
                <text:p>23.0917841349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349313388305">
                <text:p>23.3349313388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">
                <text:p>1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">
                <text:p>1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">
                <text:p>1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">
                <text:p>1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">
                <text:p>1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">
                <text:p>2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">
                <text:p>2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">
                <text:p>2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">
                <text:p>2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">
                <text:p>2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">
                <text:p>2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">
                <text:p>2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">
                <text:p>2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">
                <text:p>2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">
                <text:p>2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">
                <text:p>2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">
                <text:p>2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">
                <text:p>2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">
                <text:p>2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">
                <text:p>2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">
                <text:p>2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">
                <text:p>2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">
                <text:p>2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">
                <text:p>2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">
                <text:p>2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">
                <text:p>2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">
                <text:p>2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6">
                <text:p>2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">
                <text:p>2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">
                <text:p>2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">
                <text:p>2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4">
                <text:p>2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">
                <text:p>2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8">
                <text:p>2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">
                <text:p>2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">
                <text:p>2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4">
                <text:p>2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">
                <text:p>2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">
                <text:p>2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">
                <text:p>2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2">
                <text:p>2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4">
                <text:p>2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6">
                <text:p>2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">
                <text:p>3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">
                <text:p>3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6">
                <text:p>3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8">
                <text:p>3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0">
                <text:p>3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">
                <text:p>3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4">
                <text:p>3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6">
                <text:p>3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">
                <text:p>3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0">
                <text:p>3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2">
                <text:p>3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4">
                <text:p>3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6">
                <text:p>3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8">
                <text:p>3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0">
                <text:p>3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2">
                <text:p>3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">
                <text:p>3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6">
                <text:p>3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">
                <text:p>3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0">
                <text:p>3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2">
                <text:p>3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">
                <text:p>3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6">
                <text:p>3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8">
                <text:p>3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0">
                <text:p>3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2">
                <text:p>3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4">
                <text:p>3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">
                <text:p>3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8">
                <text:p>3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0">
                <text:p>3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2">
                <text:p>3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4">
                <text:p>3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6">
                <text:p>3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8">
                <text:p>3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0">
                <text:p>3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">
                <text:p>3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4">
                <text:p>3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6">
                <text:p>3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8">
                <text:p>3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0">
                <text:p>3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2">
                <text:p>3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4">
                <text:p>3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6">
                <text:p>3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8">
                <text:p>3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0">
                <text:p>3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2">
                <text:p>3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4">
                <text:p>3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6">
                <text:p>3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8">
                <text:p>3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2">
                <text:p>4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4">
                <text:p>4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6">
                <text:p>4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8">
                <text:p>4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0">
                <text:p>4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2">
                <text:p>4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">
                <text:p>4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6">
                <text:p>4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8">
                <text:p>4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0">
                <text:p>4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2">
                <text:p>4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4">
                <text:p>4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6">
                <text:p>4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8">
                <text:p>4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0">
                <text:p>4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2">
                <text:p>4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4">
                <text:p>4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6">
                <text:p>4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8">
                <text:p>4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0">
                <text:p>4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">
                <text:p>4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4">
                <text:p>4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6">
                <text:p>4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8">
                <text:p>4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0">
                <text:p>4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2">
                <text:p>4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4">
                <text:p>4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6">
                <text:p>4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8">
                <text:p>4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0">
                <text:p>4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2">
                <text:p>4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4">
                <text:p>4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6">
                <text:p>4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8">
                <text:p>4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0">
                <text:p>4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2">
                <text:p>4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4">
                <text:p>4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6">
                <text:p>4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8">
                <text:p>4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0">
                <text:p>4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2">
                <text:p>4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4">
                <text:p>4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6">
                <text:p>4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8">
                <text:p>4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0">
                <text:p>4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2">
                <text:p>4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4">
                <text:p>4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6">
                <text:p>4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8">
                <text:p>4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0">
                <text:p>5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2">
                <text:p>5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4">
                <text:p>5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6">
                <text:p>5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8">
                <text:p>5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0">
                <text:p>5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2">
                <text:p>5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4">
                <text:p>5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6">
                <text:p>5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8">
                <text:p>5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0">
                <text:p>5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2">
                <text:p>5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4">
                <text:p>5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6">
                <text:p>5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8">
                <text:p>5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0">
                <text:p>5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2">
                <text:p>5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4">
                <text:p>5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6">
                <text:p>5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8">
                <text:p>5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0">
                <text:p>5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2">
                <text:p>5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4">
                <text:p>5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6">
                <text:p>5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8">
                <text:p>5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0">
                <text:p>5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2">
                <text:p>5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4">
                <text:p>5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6">
                <text:p>5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8">
                <text:p>5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">
                <text:p>5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2">
                <text:p>5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">
                <text:p>5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6">
                <text:p>5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8">
                <text:p>5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0">
                <text:p>5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2">
                <text:p>5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4">
                <text:p>5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6">
                <text:p>5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8">
                <text:p>5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2">
                <text:p>5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4">
                <text:p>5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6">
                <text:p>5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8">
                <text:p>5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0">
                <text:p>5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2">
                <text:p>5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4">
                <text:p>5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6">
                <text:p>5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8">
                <text:p>5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">
                <text:p>6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2">
                <text:p>6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4">
                <text:p>6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6">
                <text:p>6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8">
                <text:p>6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0">
                <text:p>6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2">
                <text:p>6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4">
                <text:p>6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6">
                <text:p>6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8">
                <text:p>6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0">
                <text:p>6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2">
                <text:p>6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4">
                <text:p>6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6">
                <text:p>6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8">
                <text:p>6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0">
                <text:p>6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2">
                <text:p>6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4">
                <text:p>6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6">
                <text:p>6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8">
                <text:p>6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0">
                <text:p>6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2">
                <text:p>6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4">
                <text:p>6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6">
                <text:p>6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8">
                <text:p>6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0">
                <text:p>6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2">
                <text:p>6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4">
                <text:p>6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6">
                <text:p>6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8">
                <text:p>6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0">
                <text:p>6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2">
                <text:p>6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4">
                <text:p>6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6">
                <text:p>6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8">
                <text:p>6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0">
                <text:p>6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2">
                <text:p>6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4">
                <text:p>6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6">
                <text:p>6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8">
                <text:p>6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0">
                <text:p>6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2">
                <text:p>6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4">
                <text:p>6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6">
                <text:p>6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8">
                <text:p>6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0">
                <text:p>6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2">
                <text:p>6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4">
                <text:p>6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6">
                <text:p>6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8">
                <text:p>6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0">
                <text:p>7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2">
                <text:p>7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4">
                <text:p>7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6">
                <text:p>7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8">
                <text:p>7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0">
                <text:p>7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2">
                <text:p>7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4">
                <text:p>7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6">
                <text:p>7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8">
                <text:p>7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0">
                <text:p>7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2">
                <text:p>7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4">
                <text:p>7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6">
                <text:p>7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8">
                <text:p>7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0">
                <text:p>7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2">
                <text:p>7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4">
                <text:p>7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6">
                <text:p>7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8">
                <text:p>7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0">
                <text:p>7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2">
                <text:p>7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4">
                <text:p>7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6">
                <text:p>7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8">
                <text:p>7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0">
                <text:p>7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2">
                <text:p>7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4">
                <text:p>7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6">
                <text:p>7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8">
                <text:p>7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0">
                <text:p>7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2">
                <text:p>7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4">
                <text:p>7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6">
                <text:p>7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8">
                <text:p>7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0">
                <text:p>7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2">
                <text:p>7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4">
                <text:p>7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6">
                <text:p>7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8">
                <text:p>7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0">
                <text:p>7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2">
                <text:p>7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4">
                <text:p>7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6">
                <text:p>7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8">
                <text:p>7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0">
                <text:p>7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2">
                <text:p>7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4">
                <text:p>7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6">
                <text:p>7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">
                <text:p>7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0">
                <text:p>8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2">
                <text:p>8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4">
                <text:p>8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6">
                <text:p>8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8">
                <text:p>8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0">
                <text:p>8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2">
                <text:p>8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4">
                <text:p>8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6">
                <text:p>8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8">
                <text:p>8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0">
                <text:p>8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2">
                <text:p>8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4">
                <text:p>8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6">
                <text:p>8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8">
                <text:p>8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0">
                <text:p>8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2">
                <text:p>8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4">
                <text:p>8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6">
                <text:p>8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8">
                <text:p>8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0">
                <text:p>8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2">
                <text:p>8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4">
                <text:p>8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6">
                <text:p>8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8">
                <text:p>8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0">
                <text:p>8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2">
                <text:p>8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4">
                <text:p>8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6">
                <text:p>8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8">
                <text:p>8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0">
                <text:p>8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2">
                <text:p>8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4">
                <text:p>8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">
                <text:p>8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8">
                <text:p>8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0">
                <text:p>8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2">
                <text:p>8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4">
                <text:p>8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6">
                <text:p>8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8">
                <text:p>8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0">
                <text:p>8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2">
                <text:p>8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4">
                <text:p>8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6">
                <text:p>8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8">
                <text:p>8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0">
                <text:p>8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2">
                <text:p>8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4">
                <text:p>8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6">
                <text:p>8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8">
                <text:p>8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0">
                <text:p>9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2">
                <text:p>9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4">
                <text:p>9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6">
                <text:p>9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8">
                <text:p>9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0">
                <text:p>9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2">
                <text:p>9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4">
                <text:p>9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6">
                <text:p>9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8">
                <text:p>9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0">
                <text:p>9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2">
                <text:p>9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4">
                <text:p>9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6">
                <text:p>9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8">
                <text:p>9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0">
                <text:p>9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2">
                <text:p>9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4">
                <text:p>9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6">
                <text:p>9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8">
                <text:p>9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0">
                <text:p>9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2">
                <text:p>9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4">
                <text:p>9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6">
                <text:p>9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8">
                <text:p>9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0">
                <text:p>9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2">
                <text:p>9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4">
                <text:p>9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6">
                <text:p>9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8">
                <text:p>9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0">
                <text:p>9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2">
                <text:p>9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4">
                <text:p>9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6">
                <text:p>9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8">
                <text:p>9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0">
                <text:p>9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2">
                <text:p>9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4">
                <text:p>9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6">
                <text:p>9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8">
                <text:p>9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0">
                <text:p>9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2">
                <text:p>98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4">
                <text:p>98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6">
                <text:p>98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8">
                <text:p>98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0">
                <text:p>99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2">
                <text:p>99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4">
                <text:p>99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6">
                <text:p>99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8">
                <text:p>99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0">
                <text:p>100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2">
                <text:p>100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4">
                <text:p>100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6">
                <text:p>100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8">
                <text:p>100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0">
                <text:p>101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2">
                <text:p>101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4">
                <text:p>101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6">
                <text:p>101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8">
                <text:p>101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0">
                <text:p>102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2">
                <text:p>102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4">
                <text:p>102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6">
                <text:p>102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8">
                <text:p>102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0">
                <text:p>103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2">
                <text:p>103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4">
                <text:p>103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6">
                <text:p>103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8">
                <text:p>103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0">
                <text:p>104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2">
                <text:p>104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4">
                <text:p>104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6">
                <text:p>104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8">
                <text:p>104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0">
                <text:p>105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2">
                <text:p>105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4">
                <text:p>105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6">
                <text:p>105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8">
                <text:p>105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0">
                <text:p>106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2">
                <text:p>10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4">
                <text:p>106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6">
                <text:p>106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8">
                <text:p>106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0">
                <text:p>107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2">
                <text:p>107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4">
                <text:p>1074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6">
                <text:p>1076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8">
                <text:p>1078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0">
                <text:p>1080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60283679">
                <text:p>23.377960283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08cm" svg:height="15.759cm" xlink:href=".." xlink:type="simple" chart:class="chart:scatter" chart:style-name="ch1">
        <chart:legend chart:legend-position="end" svg:x="18.056cm" svg:y="7.331cm" style:legend-expansion="high" chart:style-name="ch2"/>
        <chart:plot-area chart:style-name="ch3" table:cell-range-address="Sheet1.D7:Sheet1.E548 Sheet1.I7:Sheet1.I548" svg:x="0.418cm" svg:y="0.315cm" svg:width="17.22cm" svg:height="15.129cm">
          <chartooo:coordinate-region svg:x="0.96cm" svg:y="0.515cm" svg:width="16.412cm" svg:height="14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548" chart:class="chart:scatter">
            <chart:domain table:cell-range-address="Sheet1.D7:Sheet1.D548"/>
            <chart:data-point chart:repeated="542"/>
          </chart:series>
          <chart:series chart:style-name="ch7" chart:values-cell-range-address="Sheet1.I7:Sheet1.I548" chart:class="chart:scatter">
            <chart:domain table:cell-range-address="Sheet1.H7:Sheet1.H548"/>
            <chart:data-point chart:repeated="5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7:Sheet1.D548</svg:desc>
                </draw:g>
              </table:table-cell>
              <table:table-cell office:value-type="float" office:value="0">
                <text:p>0</text:p>
                <draw:g>
                  <svg:desc>Sheet1.E7:Sheet1.E548</svg:desc>
                </draw:g>
              </table:table-cell>
              <table:table-cell office:value-type="float" office:value="NaN">
                <text:p>NaN</text:p>
                <draw:g>
                  <svg:desc>Sheet1.H7:Sheet1.H548</svg:desc>
                </draw:g>
              </table:table-cell>
              <table:table-cell office:value-type="float" office:value="NaN">
                <text:p>NaN</text:p>
                <draw:g>
                  <svg:desc>Sheet1.I7:Sheet1.I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1543968240127">
                <text:p>0.0071543968240127</text:p>
              </table:table-cell>
              <table:table-cell office:value-type="float" office:value="0.404875119538915">
                <text:p>0.404875119538915</text:p>
              </table:table-cell>
              <table:table-cell office:value-type="float" office:value="0.00354847463319399">
                <text:p>0.00354847463319399</text:p>
              </table:table-cell>
              <table:table-cell office:value-type="float" office:value="0.202458625326404">
                <text:p>0.202458625326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03256310279">
                <text:p>0.021803256310279</text:p>
              </table:table-cell>
              <table:table-cell office:value-type="float" office:value="0.614363570093478">
                <text:p>0.614363570093478</text:p>
              </table:table-cell>
              <table:table-cell office:value-type="float" office:value="0.0144221582545376">
                <text:p>0.0144221582545376</text:p>
              </table:table-cell>
              <table:table-cell office:value-type="float" office:value="0.409662972527421">
                <text:p>0.409662972527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2768759128245">
                <text:p>0.0442768759128245</text:p>
              </table:table-cell>
              <table:table-cell office:value-type="float" office:value="0.828185777597657">
                <text:p>0.828185777597657</text:p>
              </table:table-cell>
              <table:table-cell office:value-type="float" office:value="0.0329563019432788">
                <text:p>0.0329563019432788</text:p>
              </table:table-cell>
              <table:table-cell office:value-type="float" office:value="0.621342330965339">
                <text:p>0.621342330965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48949581240389">
                <text:p>0.0748949581240389</text:p>
              </table:table-cell>
              <table:table-cell office:value-type="float" office:value="1.0460447527208">
                <text:p>1.0460447527208</text:p>
              </table:table-cell>
              <table:table-cell office:value-type="float" office:value="0.0594759739854777">
                <text:p>0.0594759739854777</text:p>
              </table:table-cell>
              <table:table-cell office:value-type="float" office:value="0.837208386577271">
                <text:p>0.837208386577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965798099098">
                <text:p>0.113965798099098</text:p>
              </table:table-cell>
              <table:table-cell office:value-type="float" office:value="1.26762649714855">
                <text:p>1.26762649714855</text:p>
              </table:table-cell>
              <table:table-cell office:value-type="float" office:value="0.0942952402712711">
                <text:p>0.0942952402712711</text:p>
              </table:table-cell>
              <table:table-cell office:value-type="float" office:value="1.05695561019787">
                <text:p>1.05695561019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785486987183">
                <text:p>0.161785486987183</text:p>
              </table:table-cell>
              <table:table-cell office:value-type="float" office:value="1.49260044531732">
                <text:p>1.49260044531732</text:p>
              </table:table-cell>
              <table:table-cell office:value-type="float" office:value="0.137716359648125">
                <text:p>0.137716359648125</text:p>
              </table:table-cell>
              <table:table-cell office:value-type="float" office:value="1.28026168161538">
                <text:p>1.28026168161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8637132453105">
                <text:p>0.218637132453105</text:p>
              </table:table-cell>
              <table:table-cell office:value-type="float" office:value="1.72061994099218">
                <text:p>1.72061994099218</text:p>
              </table:table-cell>
              <table:table-cell office:value-type="float" office:value="0.190028995724587">
                <text:p>0.190028995724587</text:p>
              </table:table-cell>
              <table:table-cell office:value-type="float" office:value="1.50678794878114">
                <text:p>1.50678794878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4790097849185">
                <text:p>0.284790097849185</text:p>
              </table:table-cell>
              <table:table-cell office:value-type="float" office:value="1.95132274801738">
                <text:p>1.95132274801738</text:p>
              </table:table-cell>
              <table:table-cell office:value-type="float" office:value="0.251509446596427">
                <text:p>0.251509446596427</text:p>
              </table:table-cell>
              <table:table-cell office:value-type="float" office:value="1.73617992153221">
                <text:p>1.73617992153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0499261471047">
                <text:p>0.360499261471047</text:p>
              </table:table-cell>
              <table:table-cell office:value-type="float" office:value="2.18433159450969">
                <text:p>2.18433159450969</text:p>
              </table:table-cell>
              <table:table-cell office:value-type="float" office:value="0.322419893942164">
                <text:p>0.322419893942164</text:p>
              </table:table-cell>
              <table:table-cell office:value-type="float" office:value="1.96806779912658">
                <text:p>1.96806779912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6004297302464">
                <text:p>0.446004297302464</text:p>
              </table:table-cell>
              <table:table-cell office:value-type="float" office:value="2.41925474970617">
                <text:p>2.41925474970617</text:p>
              </table:table-cell>
              <table:table-cell office:value-type="float" office:value="0.403007672907537">
                <text:p>0.403007672907537</text:p>
              </table:table-cell>
              <table:table-cell office:value-type="float" office:value="2.20206703083181">
                <text:p>2.20206703083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1528978623521">
                <text:p>0.541528978623521</text:p>
              </table:table-cell>
              <table:table-cell office:value-type="float" office:value="2.6556866326207">
                <text:p>2.6556866326207</text:p>
              </table:table-cell>
              <table:table-cell office:value-type="float" office:value="0.493504564168836">
                <text:p>0.493504564168836</text:p>
              </table:table-cell>
              <table:table-cell office:value-type="float" office:value="2.43777890874997">
                <text:p>2.43777890874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728050582323">
                <text:p>0.64728050582323</text:p>
              </table:table-cell>
              <table:table-cell office:value-type="float" office:value="2.89320845160778">
                <text:p>2.89320845160778</text:p>
              </table:table-cell>
              <table:table-cell office:value-type="float" office:value="0.594126109532969">
                <text:p>0.594126109532969</text:p>
              </table:table-cell>
              <table:table-cell office:value-type="float" office:value="2.67479119200531">
                <text:p>2.67479119200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3448859722335">
                <text:p>0.763448859722335</text:p>
              </table:table-cell>
              <table:table-cell office:value-type="float" office:value="3.13138887387706">
                <text:p>3.13138887387706</text:p>
              </table:table-cell>
              <table:table-cell office:value-type="float" office:value="0.705070952397891">
                <text:p>0.705070952397891</text:p>
              </table:table-cell>
              <table:table-cell office:value-type="float" office:value="2.91267876136532">
                <text:p>2.91267876136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0206181674525">
                <text:p>0.890206181674525</text:p>
              </table:table-cell>
              <table:table-cell office:value-type="float" office:value="3.36978472394897">
                <text:p>3.36978472394897</text:p>
              </table:table-cell>
              <table:table-cell office:value-type="float" office:value="0.826520204360556">
                <text:p>0.826520204360556</text:p>
              </table:table-cell>
              <table:table-cell office:value-type="float" office:value="3.15100430331216">
                <text:p>3.15100430331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770618167453">
                <text:p>1.02770618167453</text:p>
              </table:table-cell>
              <table:table-cell office:value-type="float" office:value="3.60794170998969">
                <text:p>3.60794170998969</text:p>
              </table:table-cell>
              <table:table-cell office:value-type="float" office:value="0.958636839220895">
                <text:p>0.958636839220895</text:p>
              </table:table-cell>
              <table:table-cell office:value-type="float" office:value="3.38931902252853">
                <text:p>3.38931902252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608357565982">
                <text:p>1.17608357565982</text:p>
              </table:table-cell>
              <table:table-cell office:value-type="float" office:value="3.84539517691349">
                <text:p>3.84539517691349</text:p>
              </table:table-cell>
              <table:table-cell office:value-type="float" office:value="1.10156511558963">
                <text:p>1.10156511558963</text:p>
              </table:table-cell>
              <table:table-cell office:value-type="float" office:value="3.6271633817111">
                <text:p>3.6271633817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3545355314899">
                <text:p>1.33545355314899</text:p>
              </table:table-cell>
              <table:table-cell office:value-type="float" office:value="4.08167088509167">
                <text:p>4.08167088509167</text:p>
              </table:table-cell>
              <table:table-cell office:value-type="float" office:value="1.25543002926493">
                <text:p>1.25543002926493</text:p>
              </table:table-cell>
              <table:table-cell office:value-type="float" office:value="3.86406786757482">
                <text:p>3.86406786757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59112763138">
                <text:p>1.5059112763138</text:p>
              </table:table-cell>
              <table:table-cell office:value-type="float" office:value="4.31628581346041">
                <text:p>4.31628581346041</text:p>
              </table:table-cell>
              <table:table-cell office:value-type="float" office:value="1.42033679649815">
                <text:p>1.42033679649815</text:p>
              </table:table-cell>
              <table:table-cell office:value-type="float" office:value="4.09955378186388">
                <text:p>4.09955378186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8753141153487">
                <text:p>1.68753141153487</text:p>
              </table:table-cell>
              <table:table-cell office:value-type="float" office:value="4.54874898577439">
                <text:p>4.54874898577439</text:p>
              </table:table-cell>
              <table:table-cell office:value-type="float" office:value="1.59637036922225">
                <text:p>1.59637036922225</text:p>
              </table:table-cell>
              <table:table-cell office:value-type="float" office:value="4.33313405613872">
                <text:p>4.33313405613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8036769444083">
                <text:p>1.88036769444083</text:p>
              </table:table-cell>
              <table:table-cell office:value-type="float" office:value="4.77856231871008">
                <text:p>4.77856231871008</text:p>
              </table:table-cell>
              <table:table-cell office:value-type="float" office:value="1.783594983268">
                <text:p>1.783594983268</text:p>
              </table:table-cell>
              <table:table-cell office:value-type="float" office:value="4.56431408906423">
                <text:p>4.56431408906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445252938029">
                <text:p>2.08445252938029</text:p>
              </table:table-cell>
              <table:table-cell office:value-type="float" office:value="5.00522149048069">
                <text:p>5.00522149048069</text:p>
              </table:table-cell>
              <table:table-cell office:value-type="float" office:value="1.98205374054259">
                <text:p>1.98205374054259</text:p>
              </table:table-cell>
              <table:table-cell office:value-type="float" office:value="4.79259260488208">
                <text:p>4.79259260488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979662422258">
                <text:p>2.29979662422258</text:p>
              </table:table-cell>
              <table:table-cell office:value-type="float" office:value="5.22821682858567">
                <text:p>5.22821682858567</text:p>
              </table:table-cell>
              <table:table-cell office:value-type="float" office:value="2.1917682260936">
                <text:p>2.1917682260936</text:p>
              </table:table-cell>
              <table:table-cell office:value-type="float" office:value="5.01746253170924">
                <text:p>5.01746253170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2638866132925">
                <text:p>2.52638866132925</text:p>
              </table:table-cell>
              <table:table-cell office:value-type="float" office:value="5.44703421528026">
                <text:p>5.44703421528026</text:p>
              </table:table-cell>
              <table:table-cell office:value-type="float" office:value="2.41273816092723">
                <text:p>2.41273816092723</text:p>
              </table:table-cell>
              <table:table-cell office:value-type="float" office:value="5.23841189826694">
                <text:p>5.23841189826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419500548202">
                <text:p>2.76419500548202</text:p>
              </table:table-cell>
              <table:table-cell office:value-type="float" office:value="5.66115600931509">
                <text:p>5.66115600931509</text:p>
              </table:table-cell>
              <table:table-cell office:value-type="float" office:value="2.64494109139493">
                <text:p>2.64494109139493</text:p>
              </table:table-cell>
              <table:table-cell office:value-type="float" office:value="5.45492474760744">
                <text:p>5.45492474760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1315944949568">
                <text:p>3.01315944949568</text:p>
              </table:table-cell>
              <table:table-cell office:value-type="float" office:value="5.87006198246322">
                <text:p>5.87006198246322</text:p>
              </table:table-cell>
              <table:table-cell office:value-type="float" office:value="2.88833211590553">
                <text:p>2.88833211590553</text:p>
              </table:table-cell>
              <table:table-cell office:value-type="float" office:value="5.66648206637224">
                <text:p>5.66648206637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732029981859">
                <text:p>3.2732029981859</text:p>
              </table:table-cell>
              <table:table-cell office:value-type="float" office:value="6.07323026932068">
                <text:p>6.07323026932068</text:p>
              </table:table-cell>
              <table:table-cell office:value-type="float" office:value="3.14284364966229">
                <text:p>3.14284364966229</text:p>
              </table:table-cell>
              <table:table-cell office:value-type="float" office:value="5.87256272808327">
                <text:p>5.87256272808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4422369130151">
                <text:p>3.54422369130151</text:p>
              </table:table-cell>
              <table:table-cell office:value-type="float" office:value="6.27013832883866">
                <text:p>6.27013832883866</text:p>
              </table:table-cell>
              <table:table-cell office:value-type="float" office:value="3.4083852280646">
                <text:p>3.4083852280646</text:p>
              </table:table-cell>
              <table:table-cell office:value-type="float" office:value="6.07264444893885">
                <text:p>6.07264444893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2609646597022">
                <text:p>3.82609646597022</text:p>
              </table:table-cell>
              <table:table-cell office:value-type="float" office:value="6.46026391601872">
                <text:p>6.46026391601872</text:p>
              </table:table-cell>
              <table:table-cell office:value-type="float" office:value="3.68484334935391">
                <text:p>3.68484334935391</text:p>
              </table:table-cell>
              <table:table-cell office:value-type="float" office:value="6.2662047545591">
                <text:p>6.2662047545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1867305914419">
                <text:p>4.11867305914419</text:p>
              </table:table-cell>
              <table:table-cell office:value-type="float" office:value="6.64308606217917">
                <text:p>6.64308606217917</text:p>
              </table:table-cell>
              <table:table-cell office:value-type="float" office:value="3.97208135702135">
                <text:p>3.97208135702135</text:p>
              </table:table-cell>
              <table:table-cell office:value-type="float" office:value="6.45272195610041">
                <text:p>6.45272195610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2178195046875">
                <text:p>4.42178195046875</text:p>
              </table:table-cell>
              <table:table-cell office:value-type="float" office:value="6.81808606217917">
                <text:p>6.81808606217917</text:p>
              </table:table-cell>
              <table:table-cell office:value-type="float" office:value="4.26993936243233">
                <text:p>4.26993936243233</text:p>
              </table:table-cell>
              <table:table-cell office:value-type="float" office:value="6.63167613413588">
                <text:p>6.63167613413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73522834593366">
                <text:p>4.73522834593366</text:p>
              </table:table-cell>
              <table:table-cell office:value-type="float" office:value="6.98474846696816">
                <text:p>6.98474846696816</text:p>
              </table:table-cell>
              <table:table-cell office:value-type="float" office:value="4.57823420805926">
                <text:p>4.57823420805926</text:p>
              </table:table-cell>
              <table:table-cell office:value-type="float" office:value="6.80255012867885">
                <text:p>6.80255012867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5879420260136">
                <text:p>5.05879420260136</text:p>
              </table:table-cell>
              <table:table-cell office:value-type="float" office:value="7.14256207981223">
                <text:p>7.14256207981223</text:p>
              </table:table-cell>
              <table:table-cell office:value-type="float" office:value="4.89675947164948">
                <text:p>4.89675947164948</text:p>
              </table:table-cell>
              <table:table-cell office:value-type="float" office:value="6.96483053370878">
                <text:p>6.96483053370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9223829464091">
                <text:p>5.39223829464091</text:p>
              </table:table-cell>
              <table:table-cell office:value-type="float" office:value="7.2910209545349">
                <text:p>7.2910209545349</text:p>
              </table:table-cell>
              <table:table-cell office:value-type="float" office:value="5.22528551159">
                <text:p>5.22528551159</text:p>
              </table:table-cell>
              <table:table-cell office:value-type="float" office:value="7.11800869454391">
                <text:p>7.11800869454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3529632083062">
                <text:p>5.73529632083062</text:p>
              </table:table-cell>
              <table:table-cell office:value-type="float" office:value="7.42962539409879">
                <text:p>7.42962539409879</text:p>
              </table:table-cell>
              <table:table-cell office:value-type="float" office:value="5.56355955366508">
                <text:p>5.56355955366508</text:p>
              </table:table-cell>
              <table:table-cell office:value-type="float" office:value="7.26158170639231">
                <text:p>7.26158170639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08768105362534">
                <text:p>6.08768105362534</text:p>
              </table:table-cell>
              <table:table-cell office:value-type="float" office:value="7.55788294784591">
                <text:p>7.55788294784591</text:p>
              </table:table-cell>
              <table:table-cell office:value-type="float" office:value="5.91130581933587">
                <text:p>5.91130581933587</text:p>
              </table:table-cell>
              <table:table-cell office:value-type="float" office:value="7.39505341240334">
                <text:p>7.39505341240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490825298175">
                <text:p>6.4490825298175</text:p>
              </table:table-cell>
              <table:table-cell office:value-type="float" office:value="7.67530940570839">
                <text:p>7.67530940570839</text:p>
              </table:table-cell>
              <table:table-cell office:value-type="float" office:value="6.268225695605">
                <text:p>6.268225695605</text:p>
              </table:table-cell>
              <table:table-cell office:value-type="float" office:value="7.51793539953403">
                <text:p>7.51793539953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916828275375">
                <text:p>6.81916828275375</text:p>
              </table:table-cell>
              <table:table-cell office:value-type="float" office:value="7.78142978769794">
                <text:p>7.78142978769794</text:p>
              </table:table-cell>
              <table:table-cell office:value-type="float" office:value="6.63399794646143">
                <text:p>6.63399794646143</text:p>
              </table:table-cell>
              <table:table-cell office:value-type="float" office:value="7.62974799054023">
                <text:p>7.62974799054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758361600139">
                <text:p>7.19758361600139</text:p>
              </table:table-cell>
              <table:table-cell office:value-type="float" office:value="7.87577932698181">
                <text:p>7.87577932698181</text:p>
              </table:table-cell>
              <table:table-cell office:value-type="float" office:value="7.00827896583359">
                <text:p>7.00827896583359</text:p>
              </table:table-cell>
              <table:table-cell office:value-type="float" office:value="7.73002123040029">
                <text:p>7.73002123040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8395191829124">
                <text:p>7.58395191829124</text:p>
              </table:table-cell>
              <table:table-cell office:value-type="float" office:value="7.95790444485482">
                <text:p>7.95790444485482</text:p>
              </table:table-cell>
              <table:table-cell office:value-type="float" office:value="7.39070307191126">
                <text:p>7.39070307191126</text:p>
              </table:table-cell>
              <table:table-cell office:value-type="float" office:value="7.81829586547978">
                <text:p>7.818295865479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7787501949613">
                <text:p>7.97787501949613</text:p>
              </table:table-cell>
              <table:table-cell office:value-type="float" office:value="8.0273637159216">
                <text:p>8.0273637159216</text:p>
              </table:table-cell>
              <table:table-cell office:value-type="float" office:value="7.78088284262923">
                <text:p>7.78088284262923</text:p>
              </table:table-cell>
              <table:table-cell office:value-type="float" office:value="7.89412431374883">
                <text:p>7.89412431374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7893358733646">
                <text:p>8.37893358733646</text:p>
              </table:table-cell>
              <table:table-cell office:value-type="float" office:value="8.08372882181042">
                <text:p>8.08372882181042</text:p>
              </table:table-cell>
              <table:table-cell office:value-type="float" office:value="8.17840949203773">
                <text:p>8.17840949203773</text:p>
              </table:table-cell>
              <table:table-cell office:value-type="float" office:value="7.95707162436971">
                <text:p>7.95707162436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78668756443745">
                <text:p>8.78668756443745</text:p>
              </table:table-cell>
              <table:table-cell office:value-type="float" office:value="8.12658549175016">
                <text:p>8.12658549175016</text:p>
              </table:table-cell>
              <table:table-cell office:value-type="float" office:value="8.582853287218">
                <text:p>8.582853287218</text:p>
              </table:table-cell>
              <table:table-cell office:value-type="float" office:value="8.00671642498078">
                <text:p>8.00671642498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20067664529528">
                <text:p>9.20067664529528</text:p>
              </table:table-cell>
              <table:table-cell office:value-type="float" office:value="8.15553442835397">
                <text:p>8.15553442835397</text:p>
              </table:table-cell>
              <table:table-cell office:value-type="float" office:value="8.99376400533361">
                <text:p>8.99376400533361</text:p>
              </table:table-cell>
              <table:table-cell office:value-type="float" office:value="8.0426518550142">
                <text:p>8.0426518550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6204207926433">
                <text:p>9.6204207926433</text:p>
              </table:table-cell>
              <table:table-cell office:value-type="float" office:value="8.17019221696902">
                <text:p>8.17019221696902</text:p>
              </table:table-cell>
              <table:table-cell office:value-type="float" office:value="9.4106714303418">
                <text:p>9.4106714303418</text:p>
              </table:table-cell>
              <table:table-cell office:value-type="float" office:value="8.06448648339875">
                <text:p>8.06448648339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454207926433">
                <text:p>10.0454207926433</text:p>
              </table:table-cell>
              <table:table-cell office:value-type="float" office:value="8.17019221696902">
                <text:p>8.17019221696902</text:p>
              </table:table-cell>
              <table:table-cell office:value-type="float" office:value="9.83308588882291">
                <text:p>9.83308588882291</text:p>
              </table:table-cell>
              <table:table-cell office:value-type="float" office:value="8.07184520901531">
                <text:p>8.07184520901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4751588482615">
                <text:p>10.4751588482615</text:p>
              </table:table-cell>
              <table:table-cell office:value-type="float" office:value="8.15518543338695">
                <text:p>8.15518543338695</text:p>
              </table:table-cell>
              <table:table-cell office:value-type="float" office:value="10.26049882432">
                <text:p>10.26049882432</text:p>
              </table:table-cell>
              <table:table-cell office:value-type="float" office:value="8.06437014229221">
                <text:p>8.06437014229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9090992101245">
                <text:p>10.9090992101245</text:p>
              </table:table-cell>
              <table:table-cell office:value-type="float" office:value="8.12484136730825">
                <text:p>8.12484136730825</text:p>
              </table:table-cell>
              <table:table-cell office:value-type="float" office:value="10.6923834095164">
                <text:p>10.6923834095164</text:p>
              </table:table-cell>
              <table:table-cell office:value-type="float" office:value="8.04172146634874">
                <text:p>8.04172146634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3466888440866">
                <text:p>11.3466888440866</text:p>
              </table:table-cell>
              <table:table-cell office:value-type="float" office:value="8.07884884347048">
                <text:p>8.07884884347048</text:p>
              </table:table-cell>
              <table:table-cell office:value-type="float" office:value="11.1281951955135">
                <text:p>11.1281951955135</text:p>
              </table:table-cell>
              <table:table-cell office:value-type="float" office:value="8.00357827612002">
                <text:p>8.00357827612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7873581346766">
                <text:p>11.7873581346766</text:p>
              </table:table-cell>
              <table:table-cell office:value-type="float" office:value="8.01691681354325">
                <text:p>8.01691681354325</text:p>
              </table:table-cell>
              <table:table-cell office:value-type="float" office:value="11.5673727974107">
                <text:p>11.5673727974107</text:p>
              </table:table-cell>
              <table:table-cell office:value-type="float" office:value="7.94963939392265">
                <text:p>7.94963939392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305216235321">
                <text:p>12.2305216235321</text:p>
              </table:table-cell>
              <table:table-cell office:value-type="float" office:value="7.93877513359314">
                <text:p>7.93877513359314</text:p>
              </table:table-cell>
              <table:table-cell office:value-type="float" office:value="12.0093386153217">
                <text:p>12.0093386153217</text:p>
              </table:table-cell>
              <table:table-cell office:value-type="float" office:value="7.87962415995045">
                <text:p>7.87962415995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675578781866">
                <text:p>12.675578781866</text:p>
              </table:table-cell>
              <table:table-cell office:value-type="float" office:value="7.84417531427106">
                <text:p>7.84417531427106</text:p>
              </table:table-cell>
              <table:table-cell office:value-type="float" office:value="12.453499589908">
                <text:p>12.453499589908</text:p>
              </table:table-cell>
              <table:table-cell office:value-type="float" office:value="7.79327319622107">
                <text:p>7.79327319622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1219148159529">
                <text:p>13.1219148159529</text:p>
              </table:table-cell>
              <table:table-cell office:value-type="float" office:value="7.73289124229521">
                <text:p>7.73289124229521</text:p>
              </table:table-cell>
              <table:table-cell office:value-type="float" office:value="12.8992479914414">
                <text:p>12.8992479914414</text:p>
              </table:table-cell>
              <table:table-cell office:value-type="float" office:value="7.69034914252847">
                <text:p>7.69034914252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689015045642">
                <text:p>13.5689015045642</text:p>
              </table:table-cell>
              <table:table-cell office:value-type="float" office:value="7.6047198718403">
                <text:p>7.6047198718403</text:p>
              </table:table-cell>
              <table:table-cell office:value-type="float" office:value="13.3459622413569">
                <text:p>13.3459622413569</text:p>
              </table:table-cell>
              <table:table-cell office:value-type="float" office:value="7.57063736299315">
                <text:p>7.57063736299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0158980672229">
                <text:p>14.0158980672229</text:p>
              </table:table-cell>
              <table:table-cell office:value-type="float" office:value="7.45948188448408">
                <text:p>7.45948188448408</text:p>
              </table:table-cell>
              <table:table-cell office:value-type="float" office:value="13.7930077651935">
                <text:p>13.7930077651935</text:p>
              </table:table-cell>
              <table:table-cell office:value-type="float" office:value="7.43394662184071">
                <text:p>7.43394662184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622520620963">
                <text:p>14.4622520620963</text:p>
              </table:table-cell>
              <table:table-cell office:value-type="float" office:value="7.29702231640439">
                <text:p>7.29702231640439</text:p>
              </table:table-cell>
              <table:table-cell office:value-type="float" office:value="14.2397378757695">
                <text:p>14.2397378757695</text:p>
              </table:table-cell>
              <table:table-cell office:value-type="float" office:value="7.28010972708075">
                <text:p>7.28010972708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9073003122883">
                <text:p>14.9073003122883</text:p>
              </table:table-cell>
              <table:table-cell office:value-type="float" office:value="7.11721115156475">
                <text:p>7.11721115156475</text:p>
              </table:table-cell>
              <table:table-cell office:value-type="float" office:value="14.6854946853797">
                <text:p>14.6854946853797</text:p>
              </table:table-cell>
              <table:table-cell office:value-type="float" office:value="7.10898414080142">
                <text:p>7.10898414080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50369859245">
                <text:p>15.350369859245</text:p>
              </table:table-cell>
              <table:table-cell office:value-type="float" office:value="6.91994387967299">
                <text:p>6.91994387967299</text:p>
              </table:table-cell>
              <table:table-cell office:value-type="float" office:value="15.129610045754">
                <text:p>15.129610045754</text:p>
              </table:table-cell>
              <table:table-cell office:value-type="float" office:value="6.92045255484077">
                <text:p>6.92045255484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907789419316">
                <text:p>15.7907789419316</text:p>
              </table:table-cell>
              <table:table-cell office:value-type="float" office:value="6.70514201774634">
                <text:p>6.70514201774634</text:p>
              </table:table-cell>
              <table:table-cell office:value-type="float" office:value="15.5714065144622">
                <text:p>15.5714065144622</text:p>
              </table:table-cell>
              <table:table-cell office:value-type="float" office:value="6.71442343064383">
                <text:p>6.71442343064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278380003967">
                <text:p>16.2278380003967</text:p>
              </table:table-cell>
              <table:table-cell office:value-type="float" office:value="6.47275359416732">
                <text:p>6.47275359416732</text:p>
              </table:table-cell>
              <table:table-cell office:value-type="float" office:value="16.0101983464024">
                <text:p>16.0101983464024</text:p>
              </table:table-cell>
              <table:table-cell office:value-type="float" office:value="6.49083150216383">
                <text:p>6.49083150216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660850702289">
                <text:p>16.660850702289</text:p>
              </table:table-cell>
              <table:table-cell office:value-type="float" office:value="6.22275359416732">
                <text:p>6.22275359416732</text:p>
              </table:table-cell>
              <table:table-cell office:value-type="float" office:value="16.4452925089623">
                <text:p>16.4452925089623</text:p>
              </table:table-cell>
              <table:table-cell office:value-type="float" office:value="6.2496382407183">
                <text:p>6.2496382407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0891149908479">
                <text:p>17.0891149908479</text:p>
              </table:table-cell>
              <table:table-cell office:value-type="float" office:value="5.95514436572955">
                <text:p>5.95514436572955</text:p>
              </table:table-cell>
              <table:table-cell office:value-type="float" office:value="16.8759897193986">
                <text:p>16.8759897193986</text:p>
              </table:table-cell>
              <table:table-cell office:value-type="float" office:value="5.99083228076405">
                <text:p>5.990832280764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511924152851">
                <text:p>17.511924152851</text:p>
              </table:table-cell>
              <table:table-cell office:value-type="float" office:value="5.66995598495947">
                <text:p>5.66995598495947</text:p>
              </table:table-cell>
              <table:table-cell office:value-type="float" office:value="17.3015855029335">
                <text:p>17.3015855029335</text:p>
              </table:table-cell>
              <table:table-cell office:value-type="float" office:value="5.71442980561077">
                <text:p>5.714429805610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9285679049541">
                <text:p>17.9285679049541</text:p>
              </table:table-cell>
              <table:table-cell office:value-type="float" office:value="5.36724658002885">
                <text:p>5.36724658002885</text:p>
              </table:table-cell>
              <table:table-cell office:value-type="float" office:value="17.7213712700308">
                <text:p>17.7213712700308</text:p>
              </table:table-cell>
              <table:table-cell office:value-type="float" office:value="5.4204748921503">
                <text:p>5.42047489215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3383334968296">
                <text:p>18.3383334968296</text:p>
              </table:table-cell>
              <table:table-cell office:value-type="float" office:value="5.04710261285951">
                <text:p>5.04710261285951</text:p>
              </table:table-cell>
              <table:table-cell office:value-type="float" office:value="18.1346354112694">
                <text:p>18.1346354112694</text:p>
              </table:table-cell>
              <table:table-cell office:value-type="float" office:value="5.10903981373751">
                <text:p>5.10903981373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7405068294671">
                <text:p>18.7405068294671</text:p>
              </table:table-cell>
              <table:table-cell office:value-type="float" office:value="4.70963911777407">
                <text:p>4.70963911777407</text:p>
              </table:table-cell>
              <table:table-cell office:value-type="float" office:value="18.5406644082005">
                <text:p>18.5406644082005</text:p>
              </table:table-cell>
              <table:table-cell office:value-type="float" office:value="4.78022530041933">
                <text:p>4.78022530041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1343735869701">
                <text:p>19.1343735869701</text:p>
              </table:table-cell>
              <table:table-cell office:value-type="float" office:value="4.35499989640388">
                <text:p>4.35499989640388</text:p>
              </table:table-cell>
              <table:table-cell office:value-type="float" office:value="18.9387439585366">
                <text:p>18.9387439585366</text:p>
              </table:table-cell>
              <table:table-cell office:value-type="float" office:value="4.43416075577055">
                <text:p>4.43416075577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5192203801513">
                <text:p>19.5192203801513</text:p>
              </table:table-cell>
              <table:table-cell office:value-type="float" office:value="3.98335766820831">
                <text:p>3.98335766820831</text:p>
              </table:table-cell>
              <table:table-cell office:value-type="float" office:value="19.3281601139899">
                <text:p>19.3281601139899</text:p>
              </table:table-cell>
              <table:table-cell office:value-type="float" office:value="4.07100442965861">
                <text:p>4.07100442965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8943359001991">
                <text:p>19.8943359001991</text:p>
              </table:table-cell>
              <table:table-cell office:value-type="float" office:value="3.59491417602544">
                <text:p>3.59491417602544</text:p>
              </table:table-cell>
              <table:table-cell office:value-type="float" office:value="19.7082004290485">
                <text:p>19.7082004290485</text:p>
              </table:table-cell>
              <table:table-cell office:value-type="float" office:value="3.6909435463241">
                <text:p>3.6909435463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2590120806647">
                <text:p>20.2590120806647</text:p>
              </table:table-cell>
              <table:table-cell office:value-type="float" office:value="3.18990024614026">
                <text:p>3.18990024614026</text:p>
              </table:table-cell>
              <table:table-cell office:value-type="float" office:value="20.0781551189499">
                <text:p>20.0781551189499</text:p>
              </table:table-cell>
              <table:table-cell office:value-type="float" office:value="3.29419438723025">
                <text:p>3.29419438723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6125452659923">
                <text:p>20.6125452659923</text:p>
              </table:table-cell>
              <table:table-cell office:value-type="float" office:value="2.76857580242482">
                <text:p>2.76857580242482</text:p>
              </table:table-cell>
              <table:table-cell office:value-type="float" office:value="20.4373182250889">
                <text:p>20.4373182250889</text:p>
              </table:table-cell>
              <table:table-cell office:value-type="float" office:value="2.88100232820141">
                <text:p>2.88100232820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954237384798">
                <text:p>20.954237384798</text:p>
              </table:table-cell>
              <table:table-cell office:value-type="float" office:value="2.33122983417309">
                <text:p>2.33122983417309</text:p>
              </table:table-cell>
              <table:table-cell office:value-type="float" office:value="20.7849887860724">
                <text:p>20.7849887860724</text:p>
              </table:table-cell>
              <table:table-cell office:value-type="float" office:value="2.45164183043903">
                <text:p>2.45164183043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2833971260818">
                <text:p>21.2833971260818</text:p>
              </table:table-cell>
              <table:table-cell office:value-type="float" office:value="1.87818031732312">
                <text:p>1.87818031732312</text:p>
              </table:table-cell>
              <table:table-cell office:value-type="float" office:value="21.1204720126167">
                <text:p>21.1204720126167</text:p>
              </table:table-cell>
              <table:table-cell office:value-type="float" office:value="2.00641638507294">
                <text:p>2.006416385072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5993411165428">
                <text:p>21.5993411165428</text:p>
              </table:table-cell>
              <table:table-cell office:value-type="float" office:value="1.40977408882953">
                <text:p>1.40977408882953</text:p>
              </table:table-cell>
              <table:table-cell office:value-type="float" office:value="21.4430804644642">
                <text:p>21.4430804644642</text:p>
              </table:table-cell>
              <table:table-cell office:value-type="float" office:value="1.54565841097542">
                <text:p>1.54565841097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9013950971557">
                <text:p>21.9013950971557</text:p>
              </table:table-cell>
              <table:table-cell office:value-type="float" office:value="0.926386674020362">
                <text:p>0.926386674020362</text:p>
              </table:table-cell>
              <table:table-cell office:value-type="float" office:value="21.7521352274835">
                <text:p>21.7521352274835</text:p>
              </table:table-cell>
              <table:table-cell office:value-type="float" office:value="1.06972910563676">
                <text:p>1.06972910563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1888950971557">
                <text:p>22.1888950971557</text:p>
              </table:table-cell>
              <table:table-cell office:value-type="float" office:value="0.42842206684431">
                <text:p>0.42842206684431</text:p>
              </table:table-cell>
              <table:table-cell office:value-type="float" office:value="22.0469670891044">
                <text:p>22.0469670891044</text:p>
              </table:table-cell>
              <table:table-cell office:value-type="float" office:value="0.579018248972101">
                <text:p>0.5790182489721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4611886035715">
                <text:p>22.4611886035715</text:p>
              </table:table-cell>
              <table:table-cell office:value-type="float" office:value="-0.0836875370138676">
                <text:p>-0.0836875370138676</text:p>
              </table:table-cell>
              <table:table-cell office:value-type="float" office:value="22.3269177102326">
                <text:p>22.3269177102326</text:p>
              </table:table-cell>
              <table:table-cell office:value-type="float" office:value="0.0739439600015803">
                <text:p>0.0739439600015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7176357244432">
                <text:p>22.7176357244432</text:p>
              </table:table-cell>
              <table:table-cell office:value-type="float" office:value="-0.60948205409888">
                <text:p>-0.60948205409888</text:p>
              </table:table-cell>
              <table:table-cell office:value-type="float" office:value="22.5913407917799">
                <text:p>22.5913407917799</text:p>
              </table:table-cell>
              <table:table-cell office:value-type="float" office:value="-0.445047593581975">
                <text:p>-0.445047593581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9576103438579">
                <text:p>22.9576103438579</text:p>
              </table:table-cell>
              <table:table-cell office:value-type="float" office:value="-1.14847387410802">
                <text:p>-1.14847387410802</text:p>
              </table:table-cell>
              <table:table-cell office:value-type="float" office:value="22.839603233947">
                <text:p>22.839603233947</text:p>
              </table:table-cell>
              <table:table-cell office:value-type="float" office:value="-0.977482532870689">
                <text:p>-0.977482532870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1805012669403">
                <text:p>23.1805012669403</text:p>
              </table:table-cell>
              <table:table-cell office:value-type="float" office:value="-1.70014826757525">
                <text:p>-1.70014826757525</text:p>
              </table:table-cell>
              <table:table-cell office:value-type="float" office:value="23.0710862863919">
                <text:p>23.0710862863919</text:p>
              </table:table-cell>
              <table:table-cell office:value-type="float" office:value="-1.52285965206472">
                <text:p>-1.522859652064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6687421">
                <text:p>23.285186687421</text:p>
              </table:table-cell>
              <table:table-cell office:value-type="float" office:value="-2.08065084942753">
                <text:p>-2.08065084942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